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2in"/>
    </style:style>
    <style:style style:name="co2" style:family="table-column">
      <style:table-column-properties fo:break-before="auto" style:column-width="0.448in"/>
    </style:style>
    <style:style style:name="co3" style:family="table-column">
      <style:table-column-properties fo:break-before="auto" style:column-width="0.502in"/>
    </style:style>
    <style:style style:name="co4" style:family="table-column">
      <style:table-column-properties fo:break-before="auto" style:column-width="0.5244in"/>
    </style:style>
    <style:style style:name="co5" style:family="table-column">
      <style:table-column-properties fo:break-before="auto" style:column-width="0.4807in"/>
    </style:style>
    <style:style style:name="co6" style:family="table-column">
      <style:table-column-properties fo:break-before="auto" style:column-width="1.728in"/>
    </style:style>
    <style:style style:name="co7" style:family="table-column">
      <style:table-column-properties fo:break-before="auto" style:column-width="2.0339in"/>
    </style:style>
    <style:style style:name="co8" style:family="table-column">
      <style:table-column-properties fo:break-before="auto" style:column-width="0.820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Population size</text:p>
          </table:table-cell>
          <table:table-cell office:value-type="float" office:value="100">
            <text:p>100</text:p>
            <draw:frame table:end-cell-address="Sheet1.L27" table:end-x="0.8331in" table:end-y="0.0736in" draw:z-index="0" draw:style-name="gr1" draw:text-style-name="P1" svg:width="9.1425in" svg:height="4.6335in" svg:x="0.0937in" svg:y="0.063in">
              <draw:object draw:notify-on-update-of-ranges="Sheet1.A7:Sheet1.A7 Sheet1.A8:Sheet1.A307 Sheet1.B7:Sheet1.B7 Sheet1.B8:Sheet1.B307 Sheet1.C7:Sheet1.C7 Sheet1.C8:Sheet1.C307 Sheet1.D7:Sheet1.D7 Sheet1.D8:Sheet1.D307 Sheet1.E7:Sheet1.E7 Sheet1.E8:Sheet1.E30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Sheet1.L27" table:end-x="0.8882in" table:end-y="0.1047in" draw:z-index="1" draw:style-name="gr1" draw:text-style-name="P1" svg:width="9.1539in" svg:height="4.6335in" svg:x="0.1374in" svg:y="0.0941in">
              <draw:object draw:notify-on-update-of-ranges="Sheet1.G7:Sheet1.G7 Sheet1.G8:Sheet1.G307 Sheet1.H7:Sheet1.H7 Sheet1.H8:Sheet1.H307 Sheet1.I7:Sheet1.I7 Sheet1.I8:Sheet1.I307 Sheet1.J7:Sheet1.J7 Sheet1.J8:Sheet1.J307 Sheet1.K7:Sheet1.K7 Sheet1.K8:Sheet1.K30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  <draw:frame table:end-cell-address="Sheet1.M27" table:end-x="0.0213in" table:end-y="0.1362in" draw:z-index="2" draw:style-name="gr1" draw:text-style-name="P1" svg:width="9.1972in" svg:height="4.6335in" svg:x="0.1161in" svg:y="0.1256in">
              <draw:object draw:notify-on-update-of-ranges="Sheet1.Y7:Sheet1.Y7 Sheet1.Y8:Sheet1.Y307 Sheet1.Z7:Sheet1.Z7 Sheet1.Z8:Sheet1.Z307 Sheet1.AA7:Sheet1.AA7 Sheet1.AA8:Sheet1.AA307 Sheet1.AB7:Sheet1.AB7 Sheet1.AB8:Sheet1.AB307 Sheet1.AC7:Sheet1.AC7 Sheet1.AC8:Sheet1.AC30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Sheet1.L27" table:end-x="0.8882in" table:end-y="0.126in" draw:z-index="4" draw:style-name="gr1" draw:text-style-name="P1" svg:width="9.0657in" svg:height="4.6335in" svg:x="0.2256in" svg:y="0.1154in">
              <draw:object draw:notify-on-update-of-ranges="Sheet1.AE7:Sheet1.AE7 Sheet1.AE8:Sheet1.AE307 Sheet1.AF7:Sheet1.AF7 Sheet1.AF8:Sheet1.AF307 Sheet1.AG7:Sheet1.AG7 Sheet1.AG8:Sheet1.AG307 Sheet1.AH7:Sheet1.AH7 Sheet1.AH8:Sheet1.AH307 Sheet1.AI7:Sheet1.AI7 Sheet1.AI8:Sheet1.AI30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 office:value-type="string">
            <text:p>Population size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Population size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Population size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Population size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Population size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Crossover rate</text:p>
          </table:table-cell>
          <table:table-cell office:value-type="float" office:value="0.66">
            <text:p>0.66</text:p>
          </table:table-cell>
          <table:table-cell table:number-columns-repeated="4"/>
          <table:table-cell office:value-type="string">
            <text:p>Crossover rate</text:p>
          </table:table-cell>
          <table:table-cell office:value-type="float" office:value="0.66">
            <text:p>0.66</text:p>
          </table:table-cell>
          <table:table-cell table:number-columns-repeated="4"/>
          <table:table-cell office:value-type="string">
            <text:p>Crossover rate</text:p>
          </table:table-cell>
          <table:table-cell office:value-type="float" office:value="0.51">
            <text:p>0.51</text:p>
          </table:table-cell>
          <table:table-cell table:number-columns-repeated="4"/>
          <table:table-cell office:value-type="string">
            <text:p>Crossover rate</text:p>
          </table:table-cell>
          <table:table-cell office:value-type="float" office:value="0.51">
            <text:p>0.51</text:p>
          </table:table-cell>
          <table:table-cell table:number-columns-repeated="4"/>
          <table:table-cell office:value-type="string">
            <text:p>Crossover rate</text:p>
          </table:table-cell>
          <table:table-cell office:value-type="float" office:value="0.22">
            <text:p>0.22</text:p>
          </table:table-cell>
          <table:table-cell table:number-columns-repeated="4"/>
          <table:table-cell office:value-type="string">
            <text:p>Crossover rate</text:p>
          </table:table-cell>
          <table:table-cell office:value-type="float" office:value="0.22">
            <text:p>0.22</text:p>
          </table:table-cell>
          <table:table-cell table:number-columns-repeated="3"/>
        </table:table-row>
        <table:table-row table:style-name="ro1">
          <table:table-cell office:value-type="string">
            <text:p>Mutation rate</text:p>
          </table:table-cell>
          <table:table-cell office:value-type="float" office:value="0.34">
            <text:p>0.34</text:p>
          </table:table-cell>
          <table:table-cell table:number-columns-repeated="4"/>
          <table:table-cell office:value-type="string">
            <text:p>Mutation rate</text:p>
          </table:table-cell>
          <table:table-cell office:value-type="float" office:value="0.34">
            <text:p>0.34</text:p>
          </table:table-cell>
          <table:table-cell table:number-columns-repeated="4"/>
          <table:table-cell office:value-type="string">
            <text:p>Mutation rate</text:p>
          </table:table-cell>
          <table:table-cell office:value-type="float" office:value="0.79">
            <text:p>0.79</text:p>
          </table:table-cell>
          <table:table-cell table:number-columns-repeated="4"/>
          <table:table-cell office:value-type="string">
            <text:p>Mutation rate</text:p>
          </table:table-cell>
          <table:table-cell office:value-type="float" office:value="0.79">
            <text:p>0.79</text:p>
          </table:table-cell>
          <table:table-cell table:number-columns-repeated="4"/>
          <table:table-cell office:value-type="string">
            <text:p>Mutation rate</text:p>
          </table:table-cell>
          <table:table-cell office:value-type="float" office:value="0.87">
            <text:p>0.87</text:p>
          </table:table-cell>
          <table:table-cell table:number-columns-repeated="4"/>
          <table:table-cell office:value-type="string">
            <text:p>Mutation rate</text:p>
          </table:table-cell>
          <table:table-cell office:value-type="float" office:value="0.87">
            <text:p>0.87</text:p>
          </table:table-cell>
          <table:table-cell table:number-columns-repeated="3"/>
        </table:table-row>
        <table:table-row table:style-name="ro1">
          <table:table-cell office:value-type="string">
            <text:p>Random selection portion</text:p>
          </table:table-cell>
          <table:table-cell office:value-type="float" office:value="0.03">
            <text:p>0.03</text:p>
          </table:table-cell>
          <table:table-cell table:number-columns-repeated="4"/>
          <table:table-cell office:value-type="string">
            <text:p>Random selection portion</text:p>
          </table:table-cell>
          <table:table-cell office:value-type="float" office:value="0.03">
            <text:p>0.03</text:p>
          </table:table-cell>
          <table:table-cell table:number-columns-repeated="4"/>
          <table:table-cell office:value-type="string">
            <text:p>Random selection portion</text:p>
          </table:table-cell>
          <table:table-cell office:value-type="float" office:value="0.03">
            <text:p>0.03</text:p>
          </table:table-cell>
          <table:table-cell table:number-columns-repeated="4"/>
          <table:table-cell office:value-type="string">
            <text:p>Random selection portion</text:p>
          </table:table-cell>
          <table:table-cell office:value-type="float" office:value="0.03">
            <text:p>0.03</text:p>
          </table:table-cell>
          <table:table-cell table:number-columns-repeated="4"/>
          <table:table-cell office:value-type="string">
            <text:p>Random selection portion</text:p>
          </table:table-cell>
          <table:table-cell office:value-type="float" office:value="0.03">
            <text:p>0.03</text:p>
          </table:table-cell>
          <table:table-cell table:number-columns-repeated="4"/>
          <table:table-cell office:value-type="string">
            <text:p>Random selection portion</text:p>
          </table:table-cell>
          <table:table-cell office:value-type="float" office:value="0.03">
            <text:p>0.03</text:p>
          </table:table-cell>
          <table:table-cell table:number-columns-repeated="3"/>
        </table:table-row>
        <table:table-row table:style-name="ro1">
          <table:table-cell office:value-type="string">
            <text:p>Selection method</text:p>
          </table:table-cell>
          <table:table-cell office:value-type="string">
            <text:p>AForge.Genetic.RouletteWheelSelection</text:p>
          </table:table-cell>
          <table:table-cell table:number-columns-repeated="4"/>
          <table:table-cell office:value-type="string">
            <text:p>Selection method</text:p>
          </table:table-cell>
          <table:table-cell office:value-type="string">
            <text:p>AForge.Genetic.RouletteWheelSelection</text:p>
          </table:table-cell>
          <table:table-cell table:number-columns-repeated="4"/>
          <table:table-cell office:value-type="string">
            <text:p>Selection method</text:p>
          </table:table-cell>
          <table:table-cell office:value-type="string">
            <text:p>AForge.Genetic.RankSelection</text:p>
          </table:table-cell>
          <table:table-cell table:number-columns-repeated="4"/>
          <table:table-cell office:value-type="string">
            <text:p>Selection method</text:p>
          </table:table-cell>
          <table:table-cell office:value-type="string">
            <text:p>AForge.Genetic.RankSelection</text:p>
          </table:table-cell>
          <table:table-cell table:number-columns-repeated="4"/>
          <table:table-cell office:value-type="string">
            <text:p>Selection method</text:p>
          </table:table-cell>
          <table:table-cell office:value-type="string">
            <text:p>AForge.Genetic.EliteSelection</text:p>
          </table:table-cell>
          <table:table-cell table:number-columns-repeated="4"/>
          <table:table-cell office:value-type="string">
            <text:p>Selection method</text:p>
          </table:table-cell>
          <table:table-cell office:value-type="string">
            <text:p>AForge.Genetic.EliteSelection</text:p>
          </table:table-cell>
          <table:table-cell table:number-columns-repeated="3"/>
        </table:table-row>
        <table:table-row table:style-name="ro1">
          <table:table-cell office:value-type="string">
            <text:p>Diversity check</text:p>
          </table:table-cell>
          <table:table-cell office:value-type="string">
            <text:p>False</text:p>
          </table:table-cell>
          <table:table-cell table:number-columns-repeated="4"/>
          <table:table-cell office:value-type="string">
            <text:p>Diversity check</text:p>
          </table:table-cell>
          <table:table-cell office:value-type="string">
            <text:p>True</text:p>
          </table:table-cell>
          <table:table-cell table:number-columns-repeated="4"/>
          <table:table-cell office:value-type="string">
            <text:p>Diversity check</text:p>
          </table:table-cell>
          <table:table-cell office:value-type="string">
            <text:p>False</text:p>
          </table:table-cell>
          <table:table-cell table:number-columns-repeated="4"/>
          <table:table-cell office:value-type="string">
            <text:p>Diversity check</text:p>
          </table:table-cell>
          <table:table-cell office:value-type="string">
            <text:p>True</text:p>
          </table:table-cell>
          <table:table-cell table:number-columns-repeated="4"/>
          <table:table-cell office:value-type="string">
            <text:p>Diversity check</text:p>
          </table:table-cell>
          <table:table-cell office:value-type="string">
            <text:p>False</text:p>
          </table:table-cell>
          <table:table-cell table:number-columns-repeated="4"/>
          <table:table-cell office:value-type="string">
            <text:p>Diversity check</text:p>
          </table:table-cell>
          <table:table-cell office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Iteration</text:p>
          </table:table-cell>
          <table:table-cell office:value-type="string">
            <text:p>FitnessMax</text:p>
          </table:table-cell>
          <table:table-cell office:value-type="string">
            <text:p>FitnessAvg</text:p>
          </table:table-cell>
          <table:table-cell office:value-type="string">
            <text:p>Diverzita</text:p>
          </table:table-cell>
          <table:table-cell office:value-type="string">
            <text:p>Najlepšie riešenie</text:p>
          </table:table-cell>
          <table:table-cell/>
          <table:table-cell office:value-type="string">
            <text:p>Iteration</text:p>
          </table:table-cell>
          <table:table-cell office:value-type="string">
            <text:p>FitnessMax</text:p>
          </table:table-cell>
          <table:table-cell office:value-type="string">
            <text:p>FitnessAvg</text:p>
          </table:table-cell>
          <table:table-cell office:value-type="string">
            <text:p>Diverzita</text:p>
          </table:table-cell>
          <table:table-cell office:value-type="string">
            <text:p>Najlepšie riešenie</text:p>
          </table:table-cell>
          <table:table-cell/>
          <table:table-cell office:value-type="string">
            <text:p>Iteration</text:p>
          </table:table-cell>
          <table:table-cell office:value-type="string">
            <text:p>FitnessMax</text:p>
          </table:table-cell>
          <table:table-cell office:value-type="string">
            <text:p>FitnessAvg</text:p>
          </table:table-cell>
          <table:table-cell office:value-type="string">
            <text:p>Diverzita</text:p>
          </table:table-cell>
          <table:table-cell office:value-type="string">
            <text:p>Najlepšie riešenie</text:p>
          </table:table-cell>
          <table:table-cell/>
          <table:table-cell office:value-type="string">
            <text:p>Iteration</text:p>
          </table:table-cell>
          <table:table-cell office:value-type="string">
            <text:p>FitnessMax</text:p>
          </table:table-cell>
          <table:table-cell office:value-type="string">
            <text:p>FitnessAvg</text:p>
          </table:table-cell>
          <table:table-cell office:value-type="string">
            <text:p>Diverzita</text:p>
          </table:table-cell>
          <table:table-cell office:value-type="string">
            <text:p>Najlepšie riešenie</text:p>
          </table:table-cell>
          <table:table-cell/>
          <table:table-cell office:value-type="string">
            <text:p>Iteration</text:p>
          </table:table-cell>
          <table:table-cell office:value-type="string">
            <text:p>FitnessMax</text:p>
          </table:table-cell>
          <table:table-cell office:value-type="string">
            <text:p>FitnessAvg</text:p>
          </table:table-cell>
          <table:table-cell office:value-type="string">
            <text:p>Diverzita</text:p>
          </table:table-cell>
          <table:table-cell office:value-type="string">
            <text:p>Najlepšie riešenie</text:p>
          </table:table-cell>
          <table:table-cell/>
          <table:table-cell office:value-type="string">
            <text:p>Iteration</text:p>
          </table:table-cell>
          <table:table-cell office:value-type="string">
            <text:p>FitnessMax</text:p>
          </table:table-cell>
          <table:table-cell office:value-type="string">
            <text:p>FitnessAvg</text:p>
          </table:table-cell>
          <table:table-cell office:value-type="string">
            <text:p>Diverzita</text:p>
          </table:table-cell>
          <table:table-cell office:value-type="string">
            <text:p>Najlepšie riešeni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23">
            <text:p>3123</text:p>
          </table:table-cell>
          <table:table-cell office:value-type="float" office:value="2118.32">
            <text:p>2118.32</text:p>
          </table:table-cell>
          <table:table-cell table:formula="of:=[.B8]-[.C8]" office:value-type="float" office:value="1004.68">
            <text:p>1004.68</text:p>
          </table:table-cell>
          <table:table-cell office:value-type="float" office:value="3884">
            <text:p>3884</text:p>
          </table:table-cell>
          <table:table-cell/>
          <table:table-cell office:value-type="float" office:value="0">
            <text:p>0</text:p>
          </table:table-cell>
          <table:table-cell office:value-type="float" office:value="3008">
            <text:p>3008</text:p>
          </table:table-cell>
          <table:table-cell office:value-type="float" office:value="2079.25">
            <text:p>2079.25</text:p>
          </table:table-cell>
          <table:table-cell table:formula="of:=[.H8]-[.I8]" office:value-type="float" office:value="928.75">
            <text:p>928.75</text:p>
          </table:table-cell>
          <table:table-cell office:value-type="float" office:value="3884">
            <text:p>3884</text:p>
          </table:table-cell>
          <table:table-cell/>
          <table:table-cell office:value-type="float" office:value="0">
            <text:p>0</text:p>
          </table:table-cell>
          <table:table-cell office:value-type="float" office:value="3293">
            <text:p>3293</text:p>
          </table:table-cell>
          <table:table-cell office:value-type="float" office:value="2163.9">
            <text:p>2163.9</text:p>
          </table:table-cell>
          <table:table-cell table:formula="of:=[.N8]-[.O8]" office:value-type="float" office:value="1129.1">
            <text:p>1129.1</text:p>
          </table:table-cell>
          <table:table-cell office:value-type="float" office:value="3884">
            <text:p>3884</text:p>
          </table:table-cell>
          <table:table-cell/>
          <table:table-cell office:value-type="float" office:value="0">
            <text:p>0</text:p>
          </table:table-cell>
          <table:table-cell office:value-type="float" office:value="2762">
            <text:p>2762</text:p>
          </table:table-cell>
          <table:table-cell office:value-type="float" office:value="2196.47">
            <text:p>2196.47</text:p>
          </table:table-cell>
          <table:table-cell table:formula="of:=[.T8]-[.U8]" office:value-type="float" office:value="565.53">
            <text:p>565.53</text:p>
          </table:table-cell>
          <table:table-cell office:value-type="float" office:value="3884">
            <text:p>3884</text:p>
          </table:table-cell>
          <table:table-cell/>
          <table:table-cell office:value-type="float" office:value="0">
            <text:p>0</text:p>
          </table:table-cell>
          <table:table-cell office:value-type="float" office:value="3013">
            <text:p>3013</text:p>
          </table:table-cell>
          <table:table-cell office:value-type="float" office:value="2335.9">
            <text:p>2335.9</text:p>
          </table:table-cell>
          <table:table-cell table:formula="of:=[.Z8]-[.AA8]" office:value-type="float" office:value="677.1">
            <text:p>677.1</text:p>
          </table:table-cell>
          <table:table-cell office:value-type="float" office:value="3884">
            <text:p>3884</text:p>
          </table:table-cell>
          <table:table-cell/>
          <table:table-cell office:value-type="float" office:value="0">
            <text:p>0</text:p>
          </table:table-cell>
          <table:table-cell office:value-type="float" office:value="2970">
            <text:p>2970</text:p>
          </table:table-cell>
          <table:table-cell office:value-type="float" office:value="2324.3">
            <text:p>2324.3</text:p>
          </table:table-cell>
          <table:table-cell table:formula="of:=[.AF8]-[.AG8]" office:value-type="float" office:value="645.7">
            <text:p>645.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16">
            <text:p>3216</text:p>
          </table:table-cell>
          <table:table-cell office:value-type="float" office:value="2185.56">
            <text:p>2185.56</text:p>
          </table:table-cell>
          <table:table-cell table:formula="of:=[.B9]-[.C9]" office:value-type="float" office:value="1030.44">
            <text:p>1030.44</text:p>
          </table:table-cell>
          <table:table-cell office:value-type="float" office:value="3884">
            <text:p>3884</text:p>
          </table:table-cell>
          <table:table-cell/>
          <table:table-cell office:value-type="float" office:value="1">
            <text:p>1</text:p>
          </table:table-cell>
          <table:table-cell office:value-type="float" office:value="2923">
            <text:p>2923</text:p>
          </table:table-cell>
          <table:table-cell office:value-type="float" office:value="2122.04">
            <text:p>2122.04</text:p>
          </table:table-cell>
          <table:table-cell table:formula="of:=[.H9]-[.I9]" office:value-type="float" office:value="800.96">
            <text:p>800.96</text:p>
          </table:table-cell>
          <table:table-cell office:value-type="float" office:value="3884">
            <text:p>3884</text:p>
          </table:table-cell>
          <table:table-cell/>
          <table:table-cell office:value-type="float" office:value="1">
            <text:p>1</text:p>
          </table:table-cell>
          <table:table-cell office:value-type="float" office:value="3293">
            <text:p>3293</text:p>
          </table:table-cell>
          <table:table-cell office:value-type="float" office:value="2380.91">
            <text:p>2380.91</text:p>
          </table:table-cell>
          <table:table-cell table:formula="of:=[.N9]-[.O9]" office:value-type="float" office:value="912.09">
            <text:p>912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1">
            <text:p>1</text:p>
          </table:table-cell>
          <table:table-cell office:value-type="float" office:value="2762">
            <text:p>2762</text:p>
          </table:table-cell>
          <table:table-cell office:value-type="float" office:value="2249.37">
            <text:p>2249.37</text:p>
          </table:table-cell>
          <table:table-cell table:formula="of:=[.T9]-[.U9]" office:value-type="float" office:value="512.63">
            <text:p>512.63</text:p>
          </table:table-cell>
          <table:table-cell office:value-type="float" office:value="3884">
            <text:p>3884</text:p>
          </table:table-cell>
          <table:table-cell/>
          <table:table-cell office:value-type="float" office:value="1">
            <text:p>1</text:p>
          </table:table-cell>
          <table:table-cell office:value-type="float" office:value="3063">
            <text:p>3063</text:p>
          </table:table-cell>
          <table:table-cell office:value-type="float" office:value="2503.56">
            <text:p>2503.56</text:p>
          </table:table-cell>
          <table:table-cell table:formula="of:=[.Z9]-[.AA9]" office:value-type="float" office:value="559.44">
            <text:p>559.44</text:p>
          </table:table-cell>
          <table:table-cell office:value-type="float" office:value="3884">
            <text:p>3884</text:p>
          </table:table-cell>
          <table:table-cell/>
          <table:table-cell office:value-type="float" office:value="1">
            <text:p>1</text:p>
          </table:table-cell>
          <table:table-cell office:value-type="float" office:value="3043">
            <text:p>3043</text:p>
          </table:table-cell>
          <table:table-cell office:value-type="float" office:value="2486.46">
            <text:p>2486.46</text:p>
          </table:table-cell>
          <table:table-cell table:formula="of:=[.AF9]-[.AG9]" office:value-type="float" office:value="556.54">
            <text:p>556.5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16">
            <text:p>3216</text:p>
          </table:table-cell>
          <table:table-cell office:value-type="float" office:value="2197">
            <text:p>2197</text:p>
          </table:table-cell>
          <table:table-cell table:formula="of:=[.B10]-[.C10]" office:value-type="float" office:value="1019">
            <text:p>1019</text:p>
          </table:table-cell>
          <table:table-cell office:value-type="float" office:value="3884">
            <text:p>3884</text:p>
          </table:table-cell>
          <table:table-cell/>
          <table:table-cell office:value-type="float" office:value="2">
            <text:p>2</text:p>
          </table:table-cell>
          <table:table-cell office:value-type="float" office:value="2923">
            <text:p>2923</text:p>
          </table:table-cell>
          <table:table-cell office:value-type="float" office:value="2223.54">
            <text:p>2223.54</text:p>
          </table:table-cell>
          <table:table-cell table:formula="of:=[.H10]-[.I10]" office:value-type="float" office:value="699.46">
            <text:p>699.46</text:p>
          </table:table-cell>
          <table:table-cell office:value-type="float" office:value="3884">
            <text:p>3884</text:p>
          </table:table-cell>
          <table:table-cell/>
          <table:table-cell office:value-type="float" office:value="2">
            <text:p>2</text:p>
          </table:table-cell>
          <table:table-cell office:value-type="float" office:value="3293">
            <text:p>3293</text:p>
          </table:table-cell>
          <table:table-cell office:value-type="float" office:value="2601.1">
            <text:p>2601.1</text:p>
          </table:table-cell>
          <table:table-cell table:formula="of:=[.N10]-[.O10]" office:value-type="float" office:value="691.9">
            <text:p>691.9</text:p>
          </table:table-cell>
          <table:table-cell office:value-type="float" office:value="3884">
            <text:p>3884</text:p>
          </table:table-cell>
          <table:table-cell/>
          <table:table-cell office:value-type="float" office:value="2">
            <text:p>2</text:p>
          </table:table-cell>
          <table:table-cell office:value-type="float" office:value="2762">
            <text:p>2762</text:p>
          </table:table-cell>
          <table:table-cell office:value-type="float" office:value="2404.69">
            <text:p>2404.69</text:p>
          </table:table-cell>
          <table:table-cell table:formula="of:=[.T10]-[.U10]" office:value-type="float" office:value="357.31">
            <text:p>357.31</text:p>
          </table:table-cell>
          <table:table-cell office:value-type="float" office:value="3884">
            <text:p>3884</text:p>
          </table:table-cell>
          <table:table-cell/>
          <table:table-cell office:value-type="float" office:value="2">
            <text:p>2</text:p>
          </table:table-cell>
          <table:table-cell office:value-type="float" office:value="3115">
            <text:p>3115</text:p>
          </table:table-cell>
          <table:table-cell office:value-type="float" office:value="2651.03">
            <text:p>2651.03</text:p>
          </table:table-cell>
          <table:table-cell table:formula="of:=[.Z10]-[.AA10]" office:value-type="float" office:value="463.97">
            <text:p>463.97</text:p>
          </table:table-cell>
          <table:table-cell office:value-type="float" office:value="3884">
            <text:p>3884</text:p>
          </table:table-cell>
          <table:table-cell/>
          <table:table-cell office:value-type="float" office:value="2">
            <text:p>2</text:p>
          </table:table-cell>
          <table:table-cell office:value-type="float" office:value="3043">
            <text:p>3043</text:p>
          </table:table-cell>
          <table:table-cell office:value-type="float" office:value="2592.36">
            <text:p>2592.36</text:p>
          </table:table-cell>
          <table:table-cell table:formula="of:=[.AF10]-[.AG10]" office:value-type="float" office:value="450.64">
            <text:p>450.6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16">
            <text:p>3216</text:p>
          </table:table-cell>
          <table:table-cell office:value-type="float" office:value="2197.77">
            <text:p>2197.77</text:p>
          </table:table-cell>
          <table:table-cell table:formula="of:=[.B11]-[.C11]" office:value-type="float" office:value="1018.23">
            <text:p>1018.23</text:p>
          </table:table-cell>
          <table:table-cell office:value-type="float" office:value="3884">
            <text:p>3884</text:p>
          </table:table-cell>
          <table:table-cell/>
          <table:table-cell office:value-type="float" office:value="3">
            <text:p>3</text:p>
          </table:table-cell>
          <table:table-cell office:value-type="float" office:value="2923">
            <text:p>2923</text:p>
          </table:table-cell>
          <table:table-cell office:value-type="float" office:value="2265.55">
            <text:p>2265.55</text:p>
          </table:table-cell>
          <table:table-cell table:formula="of:=[.H11]-[.I11]" office:value-type="float" office:value="657.45">
            <text:p>657.45</text:p>
          </table:table-cell>
          <table:table-cell office:value-type="float" office:value="3884">
            <text:p>3884</text:p>
          </table:table-cell>
          <table:table-cell/>
          <table:table-cell office:value-type="float" office:value="3">
            <text:p>3</text:p>
          </table:table-cell>
          <table:table-cell office:value-type="float" office:value="3491">
            <text:p>3491</text:p>
          </table:table-cell>
          <table:table-cell office:value-type="float" office:value="2776.94">
            <text:p>2776.94</text:p>
          </table:table-cell>
          <table:table-cell table:formula="of:=[.N11]-[.O11]" office:value-type="float" office:value="714.06">
            <text:p>714.06</text:p>
          </table:table-cell>
          <table:table-cell office:value-type="float" office:value="3884">
            <text:p>3884</text:p>
          </table:table-cell>
          <table:table-cell/>
          <table:table-cell office:value-type="float" office:value="3">
            <text:p>3</text:p>
          </table:table-cell>
          <table:table-cell office:value-type="float" office:value="2839">
            <text:p>2839</text:p>
          </table:table-cell>
          <table:table-cell office:value-type="float" office:value="2460.97">
            <text:p>2460.97</text:p>
          </table:table-cell>
          <table:table-cell table:formula="of:=[.T11]-[.U11]" office:value-type="float" office:value="378.03">
            <text:p>378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3">
            <text:p>3</text:p>
          </table:table-cell>
          <table:table-cell office:value-type="float" office:value="3480">
            <text:p>3480</text:p>
          </table:table-cell>
          <table:table-cell office:value-type="float" office:value="2757.28">
            <text:p>2757.28</text:p>
          </table:table-cell>
          <table:table-cell table:formula="of:=[.Z11]-[.AA11]" office:value-type="float" office:value="722.72">
            <text:p>722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3">
            <text:p>3</text:p>
          </table:table-cell>
          <table:table-cell office:value-type="float" office:value="3110">
            <text:p>3110</text:p>
          </table:table-cell>
          <table:table-cell office:value-type="float" office:value="2716.77">
            <text:p>2716.77</text:p>
          </table:table-cell>
          <table:table-cell table:formula="of:=[.AF11]-[.AG11]" office:value-type="float" office:value="393.23">
            <text:p>393.2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65">
            <text:p>3065</text:p>
          </table:table-cell>
          <table:table-cell office:value-type="float" office:value="2169.83">
            <text:p>2169.83</text:p>
          </table:table-cell>
          <table:table-cell table:formula="of:=[.B12]-[.C12]" office:value-type="float" office:value="895.17">
            <text:p>895.17</text:p>
          </table:table-cell>
          <table:table-cell office:value-type="float" office:value="3884">
            <text:p>3884</text:p>
          </table:table-cell>
          <table:table-cell/>
          <table:table-cell office:value-type="float" office:value="4">
            <text:p>4</text:p>
          </table:table-cell>
          <table:table-cell office:value-type="float" office:value="2923">
            <text:p>2923</text:p>
          </table:table-cell>
          <table:table-cell office:value-type="float" office:value="2340.08">
            <text:p>2340.08</text:p>
          </table:table-cell>
          <table:table-cell table:formula="of:=[.H12]-[.I12]" office:value-type="float" office:value="582.92">
            <text:p>582.92</text:p>
          </table:table-cell>
          <table:table-cell office:value-type="float" office:value="3884">
            <text:p>3884</text:p>
          </table:table-cell>
          <table:table-cell/>
          <table:table-cell office:value-type="float" office:value="4">
            <text:p>4</text:p>
          </table:table-cell>
          <table:table-cell office:value-type="float" office:value="3492">
            <text:p>3492</text:p>
          </table:table-cell>
          <table:table-cell office:value-type="float" office:value="2920.65">
            <text:p>2920.65</text:p>
          </table:table-cell>
          <table:table-cell table:formula="of:=[.N12]-[.O12]" office:value-type="float" office:value="571.35">
            <text:p>571.35</text:p>
          </table:table-cell>
          <table:table-cell office:value-type="float" office:value="3884">
            <text:p>3884</text:p>
          </table:table-cell>
          <table:table-cell/>
          <table:table-cell office:value-type="float" office:value="4">
            <text:p>4</text:p>
          </table:table-cell>
          <table:table-cell office:value-type="float" office:value="3016">
            <text:p>3016</text:p>
          </table:table-cell>
          <table:table-cell office:value-type="float" office:value="2561.8">
            <text:p>2561.8</text:p>
          </table:table-cell>
          <table:table-cell table:formula="of:=[.T12]-[.U12]" office:value-type="float" office:value="454.2">
            <text:p>454.2</text:p>
          </table:table-cell>
          <table:table-cell office:value-type="float" office:value="3884">
            <text:p>3884</text:p>
          </table:table-cell>
          <table:table-cell/>
          <table:table-cell office:value-type="float" office:value="4">
            <text:p>4</text:p>
          </table:table-cell>
          <table:table-cell office:value-type="float" office:value="3480">
            <text:p>3480</text:p>
          </table:table-cell>
          <table:table-cell office:value-type="float" office:value="2842.2">
            <text:p>2842.2</text:p>
          </table:table-cell>
          <table:table-cell table:formula="of:=[.Z12]-[.AA12]" office:value-type="float" office:value="637.8">
            <text:p>637.8</text:p>
          </table:table-cell>
          <table:table-cell office:value-type="float" office:value="3884">
            <text:p>3884</text:p>
          </table:table-cell>
          <table:table-cell/>
          <table:table-cell office:value-type="float" office:value="4">
            <text:p>4</text:p>
          </table:table-cell>
          <table:table-cell office:value-type="float" office:value="3110">
            <text:p>3110</text:p>
          </table:table-cell>
          <table:table-cell office:value-type="float" office:value="2805.91">
            <text:p>2805.91</text:p>
          </table:table-cell>
          <table:table-cell table:formula="of:=[.AF12]-[.AG12]" office:value-type="float" office:value="304.09">
            <text:p>304.0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65">
            <text:p>3065</text:p>
          </table:table-cell>
          <table:table-cell office:value-type="float" office:value="2280.61">
            <text:p>2280.61</text:p>
          </table:table-cell>
          <table:table-cell table:formula="of:=[.B13]-[.C13]" office:value-type="float" office:value="784.39">
            <text:p>784.39</text:p>
          </table:table-cell>
          <table:table-cell office:value-type="float" office:value="3884">
            <text:p>3884</text:p>
          </table:table-cell>
          <table:table-cell/>
          <table:table-cell office:value-type="float" office:value="5">
            <text:p>5</text:p>
          </table:table-cell>
          <table:table-cell office:value-type="float" office:value="2863">
            <text:p>2863</text:p>
          </table:table-cell>
          <table:table-cell office:value-type="float" office:value="2355.29">
            <text:p>2355.29</text:p>
          </table:table-cell>
          <table:table-cell table:formula="of:=[.H13]-[.I13]" office:value-type="float" office:value="507.71">
            <text:p>507.71</text:p>
          </table:table-cell>
          <table:table-cell office:value-type="float" office:value="3884">
            <text:p>3884</text:p>
          </table:table-cell>
          <table:table-cell/>
          <table:table-cell office:value-type="float" office:value="5">
            <text:p>5</text:p>
          </table:table-cell>
          <table:table-cell office:value-type="float" office:value="3492">
            <text:p>3492</text:p>
          </table:table-cell>
          <table:table-cell office:value-type="float" office:value="3018.09">
            <text:p>3018.09</text:p>
          </table:table-cell>
          <table:table-cell table:formula="of:=[.N13]-[.O13]" office:value-type="float" office:value="473.91">
            <text:p>473.91</text:p>
          </table:table-cell>
          <table:table-cell office:value-type="float" office:value="3884">
            <text:p>3884</text:p>
          </table:table-cell>
          <table:table-cell/>
          <table:table-cell office:value-type="float" office:value="5">
            <text:p>5</text:p>
          </table:table-cell>
          <table:table-cell office:value-type="float" office:value="3066">
            <text:p>3066</text:p>
          </table:table-cell>
          <table:table-cell office:value-type="float" office:value="2609.34">
            <text:p>2609.34</text:p>
          </table:table-cell>
          <table:table-cell table:formula="of:=[.T13]-[.U13]" office:value-type="float" office:value="456.66">
            <text:p>456.66</text:p>
          </table:table-cell>
          <table:table-cell office:value-type="float" office:value="3884">
            <text:p>3884</text:p>
          </table:table-cell>
          <table:table-cell/>
          <table:table-cell office:value-type="float" office:value="5">
            <text:p>5</text:p>
          </table:table-cell>
          <table:table-cell office:value-type="float" office:value="3480">
            <text:p>3480</text:p>
          </table:table-cell>
          <table:table-cell office:value-type="float" office:value="2918.39">
            <text:p>2918.39</text:p>
          </table:table-cell>
          <table:table-cell table:formula="of:=[.Z13]-[.AA13]" office:value-type="float" office:value="561.61">
            <text:p>561.61</text:p>
          </table:table-cell>
          <table:table-cell office:value-type="float" office:value="3884">
            <text:p>3884</text:p>
          </table:table-cell>
          <table:table-cell/>
          <table:table-cell office:value-type="float" office:value="5">
            <text:p>5</text:p>
          </table:table-cell>
          <table:table-cell office:value-type="float" office:value="3118">
            <text:p>3118</text:p>
          </table:table-cell>
          <table:table-cell office:value-type="float" office:value="2858.93">
            <text:p>2858.93</text:p>
          </table:table-cell>
          <table:table-cell table:formula="of:=[.AF13]-[.AG13]" office:value-type="float" office:value="259.07">
            <text:p>259.0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18">
            <text:p>3218</text:p>
          </table:table-cell>
          <table:table-cell office:value-type="float" office:value="2300.52">
            <text:p>2300.52</text:p>
          </table:table-cell>
          <table:table-cell table:formula="of:=[.B14]-[.C14]" office:value-type="float" office:value="917.48">
            <text:p>917.48</text:p>
          </table:table-cell>
          <table:table-cell office:value-type="float" office:value="3884">
            <text:p>3884</text:p>
          </table:table-cell>
          <table:table-cell/>
          <table:table-cell office:value-type="float" office:value="6">
            <text:p>6</text:p>
          </table:table-cell>
          <table:table-cell office:value-type="float" office:value="2902">
            <text:p>2902</text:p>
          </table:table-cell>
          <table:table-cell office:value-type="float" office:value="2416.84">
            <text:p>2416.84</text:p>
          </table:table-cell>
          <table:table-cell table:formula="of:=[.H14]-[.I14]" office:value-type="float" office:value="485.16">
            <text:p>485.16</text:p>
          </table:table-cell>
          <table:table-cell office:value-type="float" office:value="3884">
            <text:p>3884</text:p>
          </table:table-cell>
          <table:table-cell/>
          <table:table-cell office:value-type="float" office:value="6">
            <text:p>6</text:p>
          </table:table-cell>
          <table:table-cell office:value-type="float" office:value="3568">
            <text:p>3568</text:p>
          </table:table-cell>
          <table:table-cell office:value-type="float" office:value="3122.45">
            <text:p>3122.45</text:p>
          </table:table-cell>
          <table:table-cell table:formula="of:=[.N14]-[.O14]" office:value-type="float" office:value="445.55">
            <text:p>445.55</text:p>
          </table:table-cell>
          <table:table-cell office:value-type="float" office:value="3884">
            <text:p>3884</text:p>
          </table:table-cell>
          <table:table-cell/>
          <table:table-cell office:value-type="float" office:value="6">
            <text:p>6</text:p>
          </table:table-cell>
          <table:table-cell office:value-type="float" office:value="3185">
            <text:p>3185</text:p>
          </table:table-cell>
          <table:table-cell office:value-type="float" office:value="2683.88">
            <text:p>2683.88</text:p>
          </table:table-cell>
          <table:table-cell table:formula="of:=[.T14]-[.U14]" office:value-type="float" office:value="501.12">
            <text:p>501.12</text:p>
          </table:table-cell>
          <table:table-cell office:value-type="float" office:value="3884">
            <text:p>3884</text:p>
          </table:table-cell>
          <table:table-cell/>
          <table:table-cell office:value-type="float" office:value="6">
            <text:p>6</text:p>
          </table:table-cell>
          <table:table-cell office:value-type="float" office:value="3480">
            <text:p>3480</text:p>
          </table:table-cell>
          <table:table-cell office:value-type="float" office:value="3003.84">
            <text:p>3003.84</text:p>
          </table:table-cell>
          <table:table-cell table:formula="of:=[.Z14]-[.AA14]" office:value-type="float" office:value="476.16">
            <text:p>476.16</text:p>
          </table:table-cell>
          <table:table-cell office:value-type="float" office:value="3884">
            <text:p>3884</text:p>
          </table:table-cell>
          <table:table-cell/>
          <table:table-cell office:value-type="float" office:value="6">
            <text:p>6</text:p>
          </table:table-cell>
          <table:table-cell office:value-type="float" office:value="3152">
            <text:p>3152</text:p>
          </table:table-cell>
          <table:table-cell office:value-type="float" office:value="2940.18">
            <text:p>2940.18</text:p>
          </table:table-cell>
          <table:table-cell table:formula="of:=[.AF14]-[.AG14]" office:value-type="float" office:value="211.82">
            <text:p>211.8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18">
            <text:p>3218</text:p>
          </table:table-cell>
          <table:table-cell office:value-type="float" office:value="2350.81">
            <text:p>2350.81</text:p>
          </table:table-cell>
          <table:table-cell table:formula="of:=[.B15]-[.C15]" office:value-type="float" office:value="867.19">
            <text:p>867.19</text:p>
          </table:table-cell>
          <table:table-cell office:value-type="float" office:value="3884">
            <text:p>3884</text:p>
          </table:table-cell>
          <table:table-cell/>
          <table:table-cell office:value-type="float" office:value="7">
            <text:p>7</text:p>
          </table:table-cell>
          <table:table-cell office:value-type="float" office:value="2863">
            <text:p>2863</text:p>
          </table:table-cell>
          <table:table-cell office:value-type="float" office:value="2427.64">
            <text:p>2427.64</text:p>
          </table:table-cell>
          <table:table-cell table:formula="of:=[.H15]-[.I15]" office:value-type="float" office:value="435.36">
            <text:p>435.36</text:p>
          </table:table-cell>
          <table:table-cell office:value-type="float" office:value="3884">
            <text:p>3884</text:p>
          </table:table-cell>
          <table:table-cell/>
          <table:table-cell office:value-type="float" office:value="7">
            <text:p>7</text:p>
          </table:table-cell>
          <table:table-cell office:value-type="float" office:value="3568">
            <text:p>3568</text:p>
          </table:table-cell>
          <table:table-cell office:value-type="float" office:value="3242.69">
            <text:p>3242.69</text:p>
          </table:table-cell>
          <table:table-cell table:formula="of:=[.N15]-[.O15]" office:value-type="float" office:value="325.31">
            <text:p>325.31</text:p>
          </table:table-cell>
          <table:table-cell office:value-type="float" office:value="3884">
            <text:p>3884</text:p>
          </table:table-cell>
          <table:table-cell/>
          <table:table-cell office:value-type="float" office:value="7">
            <text:p>7</text:p>
          </table:table-cell>
          <table:table-cell office:value-type="float" office:value="3247">
            <text:p>3247</text:p>
          </table:table-cell>
          <table:table-cell office:value-type="float" office:value="2750.01">
            <text:p>2750.01</text:p>
          </table:table-cell>
          <table:table-cell table:formula="of:=[.T15]-[.U15]" office:value-type="float" office:value="496.99">
            <text:p>496.99</text:p>
          </table:table-cell>
          <table:table-cell office:value-type="float" office:value="3884">
            <text:p>3884</text:p>
          </table:table-cell>
          <table:table-cell/>
          <table:table-cell office:value-type="float" office:value="7">
            <text:p>7</text:p>
          </table:table-cell>
          <table:table-cell office:value-type="float" office:value="3490">
            <text:p>3490</text:p>
          </table:table-cell>
          <table:table-cell office:value-type="float" office:value="3089.56">
            <text:p>3089.56</text:p>
          </table:table-cell>
          <table:table-cell table:formula="of:=[.Z15]-[.AA15]" office:value-type="float" office:value="400.44">
            <text:p>400.44</text:p>
          </table:table-cell>
          <table:table-cell office:value-type="float" office:value="3884">
            <text:p>3884</text:p>
          </table:table-cell>
          <table:table-cell/>
          <table:table-cell office:value-type="float" office:value="7">
            <text:p>7</text:p>
          </table:table-cell>
          <table:table-cell office:value-type="float" office:value="3189">
            <text:p>3189</text:p>
          </table:table-cell>
          <table:table-cell office:value-type="float" office:value="3011.56">
            <text:p>3011.56</text:p>
          </table:table-cell>
          <table:table-cell table:formula="of:=[.AF15]-[.AG15]" office:value-type="float" office:value="177.44">
            <text:p>177.4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18">
            <text:p>3218</text:p>
          </table:table-cell>
          <table:table-cell office:value-type="float" office:value="2366.46">
            <text:p>2366.46</text:p>
          </table:table-cell>
          <table:table-cell table:formula="of:=[.B16]-[.C16]" office:value-type="float" office:value="851.54">
            <text:p>851.54</text:p>
          </table:table-cell>
          <table:table-cell office:value-type="float" office:value="3884">
            <text:p>3884</text:p>
          </table:table-cell>
          <table:table-cell/>
          <table:table-cell office:value-type="float" office:value="8">
            <text:p>8</text:p>
          </table:table-cell>
          <table:table-cell office:value-type="float" office:value="2863">
            <text:p>2863</text:p>
          </table:table-cell>
          <table:table-cell office:value-type="float" office:value="2474.04">
            <text:p>2474.04</text:p>
          </table:table-cell>
          <table:table-cell table:formula="of:=[.H16]-[.I16]" office:value-type="float" office:value="388.96">
            <text:p>388.96</text:p>
          </table:table-cell>
          <table:table-cell office:value-type="float" office:value="3884">
            <text:p>3884</text:p>
          </table:table-cell>
          <table:table-cell/>
          <table:table-cell office:value-type="float" office:value="8">
            <text:p>8</text:p>
          </table:table-cell>
          <table:table-cell office:value-type="float" office:value="3627">
            <text:p>3627</text:p>
          </table:table-cell>
          <table:table-cell office:value-type="float" office:value="3291.37">
            <text:p>3291.37</text:p>
          </table:table-cell>
          <table:table-cell table:formula="of:=[.N16]-[.O16]" office:value-type="float" office:value="335.63">
            <text:p>335.63</text:p>
          </table:table-cell>
          <table:table-cell office:value-type="float" office:value="3884">
            <text:p>3884</text:p>
          </table:table-cell>
          <table:table-cell/>
          <table:table-cell office:value-type="float" office:value="8">
            <text:p>8</text:p>
          </table:table-cell>
          <table:table-cell office:value-type="float" office:value="3185">
            <text:p>3185</text:p>
          </table:table-cell>
          <table:table-cell office:value-type="float" office:value="2810.68">
            <text:p>2810.68</text:p>
          </table:table-cell>
          <table:table-cell table:formula="of:=[.T16]-[.U16]" office:value-type="float" office:value="374.32">
            <text:p>374.32</text:p>
          </table:table-cell>
          <table:table-cell office:value-type="float" office:value="3884">
            <text:p>3884</text:p>
          </table:table-cell>
          <table:table-cell/>
          <table:table-cell office:value-type="float" office:value="8">
            <text:p>8</text:p>
          </table:table-cell>
          <table:table-cell office:value-type="float" office:value="3614">
            <text:p>3614</text:p>
          </table:table-cell>
          <table:table-cell office:value-type="float" office:value="3190.77">
            <text:p>3190.77</text:p>
          </table:table-cell>
          <table:table-cell table:formula="of:=[.Z16]-[.AA16]" office:value-type="float" office:value="423.23">
            <text:p>423.23</text:p>
          </table:table-cell>
          <table:table-cell office:value-type="float" office:value="3884">
            <text:p>3884</text:p>
          </table:table-cell>
          <table:table-cell/>
          <table:table-cell office:value-type="float" office:value="8">
            <text:p>8</text:p>
          </table:table-cell>
          <table:table-cell office:value-type="float" office:value="3312">
            <text:p>3312</text:p>
          </table:table-cell>
          <table:table-cell office:value-type="float" office:value="3033.59">
            <text:p>3033.59</text:p>
          </table:table-cell>
          <table:table-cell table:formula="of:=[.AF16]-[.AG16]" office:value-type="float" office:value="278.41">
            <text:p>278.4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18">
            <text:p>3218</text:p>
          </table:table-cell>
          <table:table-cell office:value-type="float" office:value="2432.55">
            <text:p>2432.55</text:p>
          </table:table-cell>
          <table:table-cell table:formula="of:=[.B17]-[.C17]" office:value-type="float" office:value="785.45">
            <text:p>785.45</text:p>
          </table:table-cell>
          <table:table-cell office:value-type="float" office:value="3884">
            <text:p>3884</text:p>
          </table:table-cell>
          <table:table-cell/>
          <table:table-cell office:value-type="float" office:value="9">
            <text:p>9</text:p>
          </table:table-cell>
          <table:table-cell office:value-type="float" office:value="2870">
            <text:p>2870</text:p>
          </table:table-cell>
          <table:table-cell office:value-type="float" office:value="2452.18">
            <text:p>2452.18</text:p>
          </table:table-cell>
          <table:table-cell table:formula="of:=[.H17]-[.I17]" office:value-type="float" office:value="417.82">
            <text:p>417.82</text:p>
          </table:table-cell>
          <table:table-cell office:value-type="float" office:value="3884">
            <text:p>3884</text:p>
          </table:table-cell>
          <table:table-cell/>
          <table:table-cell office:value-type="float" office:value="9">
            <text:p>9</text:p>
          </table:table-cell>
          <table:table-cell office:value-type="float" office:value="3577">
            <text:p>3577</text:p>
          </table:table-cell>
          <table:table-cell office:value-type="float" office:value="3297.92">
            <text:p>3297.92</text:p>
          </table:table-cell>
          <table:table-cell table:formula="of:=[.N17]-[.O17]" office:value-type="float" office:value="279.08">
            <text:p>279.08</text:p>
          </table:table-cell>
          <table:table-cell office:value-type="float" office:value="3884">
            <text:p>3884</text:p>
          </table:table-cell>
          <table:table-cell/>
          <table:table-cell office:value-type="float" office:value="9">
            <text:p>9</text:p>
          </table:table-cell>
          <table:table-cell office:value-type="float" office:value="3185">
            <text:p>3185</text:p>
          </table:table-cell>
          <table:table-cell office:value-type="float" office:value="2846.24">
            <text:p>2846.24</text:p>
          </table:table-cell>
          <table:table-cell table:formula="of:=[.T17]-[.U17]" office:value-type="float" office:value="338.76">
            <text:p>338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9">
            <text:p>9</text:p>
          </table:table-cell>
          <table:table-cell office:value-type="float" office:value="3720">
            <text:p>3720</text:p>
          </table:table-cell>
          <table:table-cell office:value-type="float" office:value="3304.2">
            <text:p>3304.2</text:p>
          </table:table-cell>
          <table:table-cell table:formula="of:=[.Z17]-[.AA17]" office:value-type="float" office:value="415.8">
            <text:p>415.8</text:p>
          </table:table-cell>
          <table:table-cell office:value-type="float" office:value="3884">
            <text:p>3884</text:p>
          </table:table-cell>
          <table:table-cell/>
          <table:table-cell office:value-type="float" office:value="9">
            <text:p>9</text:p>
          </table:table-cell>
          <table:table-cell office:value-type="float" office:value="3365">
            <text:p>3365</text:p>
          </table:table-cell>
          <table:table-cell office:value-type="float" office:value="3086.95">
            <text:p>3086.95</text:p>
          </table:table-cell>
          <table:table-cell table:formula="of:=[.AF17]-[.AG17]" office:value-type="float" office:value="278.05">
            <text:p>278.0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18">
            <text:p>3218</text:p>
          </table:table-cell>
          <table:table-cell office:value-type="float" office:value="2486.88">
            <text:p>2486.88</text:p>
          </table:table-cell>
          <table:table-cell table:formula="of:=[.B18]-[.C18]" office:value-type="float" office:value="731.12">
            <text:p>731.12</text:p>
          </table:table-cell>
          <table:table-cell office:value-type="float" office:value="3884">
            <text:p>3884</text:p>
          </table:table-cell>
          <table:table-cell/>
          <table:table-cell office:value-type="float" office:value="10">
            <text:p>10</text:p>
          </table:table-cell>
          <table:table-cell office:value-type="float" office:value="2927">
            <text:p>2927</text:p>
          </table:table-cell>
          <table:table-cell office:value-type="float" office:value="2429.18">
            <text:p>2429.18</text:p>
          </table:table-cell>
          <table:table-cell table:formula="of:=[.H18]-[.I18]" office:value-type="float" office:value="497.82">
            <text:p>497.82</text:p>
          </table:table-cell>
          <table:table-cell office:value-type="float" office:value="3884">
            <text:p>3884</text:p>
          </table:table-cell>
          <table:table-cell/>
          <table:table-cell office:value-type="float" office:value="10">
            <text:p>10</text:p>
          </table:table-cell>
          <table:table-cell office:value-type="float" office:value="3618">
            <text:p>3618</text:p>
          </table:table-cell>
          <table:table-cell office:value-type="float" office:value="3376.46">
            <text:p>3376.46</text:p>
          </table:table-cell>
          <table:table-cell table:formula="of:=[.N18]-[.O18]" office:value-type="float" office:value="241.54">
            <text:p>241.54</text:p>
          </table:table-cell>
          <table:table-cell office:value-type="float" office:value="3884">
            <text:p>3884</text:p>
          </table:table-cell>
          <table:table-cell/>
          <table:table-cell office:value-type="float" office:value="10">
            <text:p>10</text:p>
          </table:table-cell>
          <table:table-cell office:value-type="float" office:value="3254">
            <text:p>3254</text:p>
          </table:table-cell>
          <table:table-cell office:value-type="float" office:value="2950.86">
            <text:p>2950.86</text:p>
          </table:table-cell>
          <table:table-cell table:formula="of:=[.T18]-[.U18]" office:value-type="float" office:value="303.14">
            <text:p>303.14</text:p>
          </table:table-cell>
          <table:table-cell office:value-type="float" office:value="3884">
            <text:p>3884</text:p>
          </table:table-cell>
          <table:table-cell/>
          <table:table-cell office:value-type="float" office:value="10">
            <text:p>10</text:p>
          </table:table-cell>
          <table:table-cell office:value-type="float" office:value="3720">
            <text:p>3720</text:p>
          </table:table-cell>
          <table:table-cell office:value-type="float" office:value="3391.04">
            <text:p>3391.04</text:p>
          </table:table-cell>
          <table:table-cell table:formula="of:=[.Z18]-[.AA18]" office:value-type="float" office:value="328.96">
            <text:p>328.96</text:p>
          </table:table-cell>
          <table:table-cell office:value-type="float" office:value="3884">
            <text:p>3884</text:p>
          </table:table-cell>
          <table:table-cell/>
          <table:table-cell office:value-type="float" office:value="10">
            <text:p>10</text:p>
          </table:table-cell>
          <table:table-cell office:value-type="float" office:value="3365">
            <text:p>3365</text:p>
          </table:table-cell>
          <table:table-cell office:value-type="float" office:value="3111.11">
            <text:p>3111.11</text:p>
          </table:table-cell>
          <table:table-cell table:formula="of:=[.AF18]-[.AG18]" office:value-type="float" office:value="253.89">
            <text:p>253.8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18">
            <text:p>3218</text:p>
          </table:table-cell>
          <table:table-cell office:value-type="float" office:value="2566.24">
            <text:p>2566.24</text:p>
          </table:table-cell>
          <table:table-cell table:formula="of:=[.B19]-[.C19]" office:value-type="float" office:value="651.76">
            <text:p>651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11">
            <text:p>11</text:p>
          </table:table-cell>
          <table:table-cell office:value-type="float" office:value="3035">
            <text:p>3035</text:p>
          </table:table-cell>
          <table:table-cell office:value-type="float" office:value="2454.35">
            <text:p>2454.35</text:p>
          </table:table-cell>
          <table:table-cell table:formula="of:=[.H19]-[.I19]" office:value-type="float" office:value="580.65">
            <text:p>580.65</text:p>
          </table:table-cell>
          <table:table-cell office:value-type="float" office:value="3884">
            <text:p>3884</text:p>
          </table:table-cell>
          <table:table-cell/>
          <table:table-cell office:value-type="float" office:value="11">
            <text:p>11</text:p>
          </table:table-cell>
          <table:table-cell office:value-type="float" office:value="3672">
            <text:p>3672</text:p>
          </table:table-cell>
          <table:table-cell office:value-type="float" office:value="3421.93">
            <text:p>3421.93</text:p>
          </table:table-cell>
          <table:table-cell table:formula="of:=[.N19]-[.O19]" office:value-type="float" office:value="250.07">
            <text:p>250.07</text:p>
          </table:table-cell>
          <table:table-cell office:value-type="float" office:value="3884">
            <text:p>3884</text:p>
          </table:table-cell>
          <table:table-cell/>
          <table:table-cell office:value-type="float" office:value="11">
            <text:p>11</text:p>
          </table:table-cell>
          <table:table-cell office:value-type="float" office:value="3248">
            <text:p>3248</text:p>
          </table:table-cell>
          <table:table-cell office:value-type="float" office:value="2936.53">
            <text:p>2936.53</text:p>
          </table:table-cell>
          <table:table-cell table:formula="of:=[.T19]-[.U19]" office:value-type="float" office:value="311.47">
            <text:p>311.47</text:p>
          </table:table-cell>
          <table:table-cell office:value-type="float" office:value="3884">
            <text:p>3884</text:p>
          </table:table-cell>
          <table:table-cell/>
          <table:table-cell office:value-type="float" office:value="11">
            <text:p>11</text:p>
          </table:table-cell>
          <table:table-cell office:value-type="float" office:value="3720">
            <text:p>3720</text:p>
          </table:table-cell>
          <table:table-cell office:value-type="float" office:value="3439.94">
            <text:p>3439.94</text:p>
          </table:table-cell>
          <table:table-cell table:formula="of:=[.Z19]-[.AA19]" office:value-type="float" office:value="280.06">
            <text:p>280.06</text:p>
          </table:table-cell>
          <table:table-cell office:value-type="float" office:value="3884">
            <text:p>3884</text:p>
          </table:table-cell>
          <table:table-cell/>
          <table:table-cell office:value-type="float" office:value="11">
            <text:p>11</text:p>
          </table:table-cell>
          <table:table-cell office:value-type="float" office:value="3365">
            <text:p>3365</text:p>
          </table:table-cell>
          <table:table-cell office:value-type="float" office:value="3160.7">
            <text:p>3160.7</text:p>
          </table:table-cell>
          <table:table-cell table:formula="of:=[.AF19]-[.AG19]" office:value-type="float" office:value="204.3">
            <text:p>204.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34">
            <text:p>3234</text:p>
          </table:table-cell>
          <table:table-cell office:value-type="float" office:value="2590.73">
            <text:p>2590.73</text:p>
          </table:table-cell>
          <table:table-cell table:formula="of:=[.B20]-[.C20]" office:value-type="float" office:value="643.27">
            <text:p>643.27</text:p>
          </table:table-cell>
          <table:table-cell office:value-type="float" office:value="3884">
            <text:p>3884</text:p>
          </table:table-cell>
          <table:table-cell/>
          <table:table-cell office:value-type="float" office:value="12">
            <text:p>12</text:p>
          </table:table-cell>
          <table:table-cell office:value-type="float" office:value="3035">
            <text:p>3035</text:p>
          </table:table-cell>
          <table:table-cell office:value-type="float" office:value="2439.37">
            <text:p>2439.37</text:p>
          </table:table-cell>
          <table:table-cell table:formula="of:=[.H20]-[.I20]" office:value-type="float" office:value="595.63">
            <text:p>595.63</text:p>
          </table:table-cell>
          <table:table-cell office:value-type="float" office:value="3884">
            <text:p>3884</text:p>
          </table:table-cell>
          <table:table-cell/>
          <table:table-cell office:value-type="float" office:value="12">
            <text:p>12</text:p>
          </table:table-cell>
          <table:table-cell office:value-type="float" office:value="3724">
            <text:p>3724</text:p>
          </table:table-cell>
          <table:table-cell office:value-type="float" office:value="3417.92">
            <text:p>3417.92</text:p>
          </table:table-cell>
          <table:table-cell table:formula="of:=[.N20]-[.O20]" office:value-type="float" office:value="306.08">
            <text:p>306.08</text:p>
          </table:table-cell>
          <table:table-cell office:value-type="float" office:value="3884">
            <text:p>3884</text:p>
          </table:table-cell>
          <table:table-cell/>
          <table:table-cell office:value-type="float" office:value="12">
            <text:p>12</text:p>
          </table:table-cell>
          <table:table-cell office:value-type="float" office:value="3311">
            <text:p>3311</text:p>
          </table:table-cell>
          <table:table-cell office:value-type="float" office:value="2941.87">
            <text:p>2941.87</text:p>
          </table:table-cell>
          <table:table-cell table:formula="of:=[.T20]-[.U20]" office:value-type="float" office:value="369.13">
            <text:p>369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12">
            <text:p>12</text:p>
          </table:table-cell>
          <table:table-cell office:value-type="float" office:value="3757">
            <text:p>3757</text:p>
          </table:table-cell>
          <table:table-cell office:value-type="float" office:value="3501.12">
            <text:p>3501.12</text:p>
          </table:table-cell>
          <table:table-cell table:formula="of:=[.Z20]-[.AA20]" office:value-type="float" office:value="255.88">
            <text:p>255.88</text:p>
          </table:table-cell>
          <table:table-cell office:value-type="float" office:value="3884">
            <text:p>3884</text:p>
          </table:table-cell>
          <table:table-cell/>
          <table:table-cell office:value-type="float" office:value="12">
            <text:p>12</text:p>
          </table:table-cell>
          <table:table-cell office:value-type="float" office:value="3421">
            <text:p>3421</text:p>
          </table:table-cell>
          <table:table-cell office:value-type="float" office:value="3211.04">
            <text:p>3211.04</text:p>
          </table:table-cell>
          <table:table-cell table:formula="of:=[.AF20]-[.AG20]" office:value-type="float" office:value="209.96">
            <text:p>209.9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60">
            <text:p>3260</text:p>
          </table:table-cell>
          <table:table-cell office:value-type="float" office:value="2596.8">
            <text:p>2596.8</text:p>
          </table:table-cell>
          <table:table-cell table:formula="of:=[.B21]-[.C21]" office:value-type="float" office:value="663.2">
            <text:p>663.2</text:p>
          </table:table-cell>
          <table:table-cell office:value-type="float" office:value="3884">
            <text:p>3884</text:p>
          </table:table-cell>
          <table:table-cell/>
          <table:table-cell office:value-type="float" office:value="13">
            <text:p>13</text:p>
          </table:table-cell>
          <table:table-cell office:value-type="float" office:value="3100">
            <text:p>3100</text:p>
          </table:table-cell>
          <table:table-cell office:value-type="float" office:value="2465.46">
            <text:p>2465.46</text:p>
          </table:table-cell>
          <table:table-cell table:formula="of:=[.H21]-[.I21]" office:value-type="float" office:value="634.54">
            <text:p>634.54</text:p>
          </table:table-cell>
          <table:table-cell office:value-type="float" office:value="3884">
            <text:p>3884</text:p>
          </table:table-cell>
          <table:table-cell/>
          <table:table-cell office:value-type="float" office:value="13">
            <text:p>13</text:p>
          </table:table-cell>
          <table:table-cell office:value-type="float" office:value="3774">
            <text:p>3774</text:p>
          </table:table-cell>
          <table:table-cell office:value-type="float" office:value="3415.06">
            <text:p>3415.06</text:p>
          </table:table-cell>
          <table:table-cell table:formula="of:=[.N21]-[.O21]" office:value-type="float" office:value="358.94">
            <text:p>358.94</text:p>
          </table:table-cell>
          <table:table-cell office:value-type="float" office:value="3884">
            <text:p>3884</text:p>
          </table:table-cell>
          <table:table-cell/>
          <table:table-cell office:value-type="float" office:value="13">
            <text:p>13</text:p>
          </table:table-cell>
          <table:table-cell office:value-type="float" office:value="3356">
            <text:p>3356</text:p>
          </table:table-cell>
          <table:table-cell office:value-type="float" office:value="3049.39">
            <text:p>3049.39</text:p>
          </table:table-cell>
          <table:table-cell table:formula="of:=[.T21]-[.U21]" office:value-type="float" office:value="306.61">
            <text:p>306.61</text:p>
          </table:table-cell>
          <table:table-cell office:value-type="float" office:value="3884">
            <text:p>3884</text:p>
          </table:table-cell>
          <table:table-cell/>
          <table:table-cell office:value-type="float" office:value="13">
            <text:p>13</text:p>
          </table:table-cell>
          <table:table-cell office:value-type="float" office:value="3757">
            <text:p>3757</text:p>
          </table:table-cell>
          <table:table-cell office:value-type="float" office:value="3508.02">
            <text:p>3508.02</text:p>
          </table:table-cell>
          <table:table-cell table:formula="of:=[.Z21]-[.AA21]" office:value-type="float" office:value="248.98">
            <text:p>248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13">
            <text:p>13</text:p>
          </table:table-cell>
          <table:table-cell office:value-type="float" office:value="3421">
            <text:p>3421</text:p>
          </table:table-cell>
          <table:table-cell office:value-type="float" office:value="3240.4">
            <text:p>3240.4</text:p>
          </table:table-cell>
          <table:table-cell table:formula="of:=[.AF21]-[.AG21]" office:value-type="float" office:value="180.6">
            <text:p>180.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218">
            <text:p>3218</text:p>
          </table:table-cell>
          <table:table-cell office:value-type="float" office:value="2578.57">
            <text:p>2578.57</text:p>
          </table:table-cell>
          <table:table-cell table:formula="of:=[.B22]-[.C22]" office:value-type="float" office:value="639.43">
            <text:p>639.43</text:p>
          </table:table-cell>
          <table:table-cell office:value-type="float" office:value="3884">
            <text:p>3884</text:p>
          </table:table-cell>
          <table:table-cell/>
          <table:table-cell office:value-type="float" office:value="14">
            <text:p>14</text:p>
          </table:table-cell>
          <table:table-cell office:value-type="float" office:value="3038">
            <text:p>3038</text:p>
          </table:table-cell>
          <table:table-cell office:value-type="float" office:value="2471.81">
            <text:p>2471.81</text:p>
          </table:table-cell>
          <table:table-cell table:formula="of:=[.H22]-[.I22]" office:value-type="float" office:value="566.19">
            <text:p>566.19</text:p>
          </table:table-cell>
          <table:table-cell office:value-type="float" office:value="3884">
            <text:p>3884</text:p>
          </table:table-cell>
          <table:table-cell/>
          <table:table-cell office:value-type="float" office:value="14">
            <text:p>14</text:p>
          </table:table-cell>
          <table:table-cell office:value-type="float" office:value="3774">
            <text:p>3774</text:p>
          </table:table-cell>
          <table:table-cell office:value-type="float" office:value="3414.22">
            <text:p>3414.22</text:p>
          </table:table-cell>
          <table:table-cell table:formula="of:=[.N22]-[.O22]" office:value-type="float" office:value="359.78">
            <text:p>359.78</text:p>
          </table:table-cell>
          <table:table-cell office:value-type="float" office:value="3884">
            <text:p>3884</text:p>
          </table:table-cell>
          <table:table-cell/>
          <table:table-cell office:value-type="float" office:value="14">
            <text:p>14</text:p>
          </table:table-cell>
          <table:table-cell office:value-type="float" office:value="3381">
            <text:p>3381</text:p>
          </table:table-cell>
          <table:table-cell office:value-type="float" office:value="3061.08">
            <text:p>3061.08</text:p>
          </table:table-cell>
          <table:table-cell table:formula="of:=[.T22]-[.U22]" office:value-type="float" office:value="319.92">
            <text:p>319.92</text:p>
          </table:table-cell>
          <table:table-cell office:value-type="float" office:value="3884">
            <text:p>3884</text:p>
          </table:table-cell>
          <table:table-cell/>
          <table:table-cell office:value-type="float" office:value="14">
            <text:p>14</text:p>
          </table:table-cell>
          <table:table-cell office:value-type="float" office:value="3780">
            <text:p>3780</text:p>
          </table:table-cell>
          <table:table-cell office:value-type="float" office:value="3546.23">
            <text:p>3546.23</text:p>
          </table:table-cell>
          <table:table-cell table:formula="of:=[.Z22]-[.AA22]" office:value-type="float" office:value="233.77">
            <text:p>233.77</text:p>
          </table:table-cell>
          <table:table-cell office:value-type="float" office:value="3884">
            <text:p>3884</text:p>
          </table:table-cell>
          <table:table-cell/>
          <table:table-cell office:value-type="float" office:value="14">
            <text:p>14</text:p>
          </table:table-cell>
          <table:table-cell office:value-type="float" office:value="3494">
            <text:p>3494</text:p>
          </table:table-cell>
          <table:table-cell office:value-type="float" office:value="3267.65">
            <text:p>3267.65</text:p>
          </table:table-cell>
          <table:table-cell table:formula="of:=[.AF22]-[.AG22]" office:value-type="float" office:value="226.35">
            <text:p>226.3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22">
            <text:p>3122</text:p>
          </table:table-cell>
          <table:table-cell office:value-type="float" office:value="2553.44">
            <text:p>2553.44</text:p>
          </table:table-cell>
          <table:table-cell table:formula="of:=[.B23]-[.C23]" office:value-type="float" office:value="568.56">
            <text:p>568.56</text:p>
          </table:table-cell>
          <table:table-cell office:value-type="float" office:value="3884">
            <text:p>3884</text:p>
          </table:table-cell>
          <table:table-cell/>
          <table:table-cell office:value-type="float" office:value="15">
            <text:p>15</text:p>
          </table:table-cell>
          <table:table-cell office:value-type="float" office:value="2959">
            <text:p>2959</text:p>
          </table:table-cell>
          <table:table-cell office:value-type="float" office:value="2490.06">
            <text:p>2490.06</text:p>
          </table:table-cell>
          <table:table-cell table:formula="of:=[.H23]-[.I23]" office:value-type="float" office:value="468.94">
            <text:p>468.94</text:p>
          </table:table-cell>
          <table:table-cell office:value-type="float" office:value="3884">
            <text:p>3884</text:p>
          </table:table-cell>
          <table:table-cell/>
          <table:table-cell office:value-type="float" office:value="15">
            <text:p>15</text:p>
          </table:table-cell>
          <table:table-cell office:value-type="float" office:value="3774">
            <text:p>3774</text:p>
          </table:table-cell>
          <table:table-cell office:value-type="float" office:value="3494.28">
            <text:p>3494.28</text:p>
          </table:table-cell>
          <table:table-cell table:formula="of:=[.N23]-[.O23]" office:value-type="float" office:value="279.72">
            <text:p>279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15">
            <text:p>15</text:p>
          </table:table-cell>
          <table:table-cell office:value-type="float" office:value="3381">
            <text:p>3381</text:p>
          </table:table-cell>
          <table:table-cell office:value-type="float" office:value="3072.63">
            <text:p>3072.63</text:p>
          </table:table-cell>
          <table:table-cell table:formula="of:=[.T23]-[.U23]" office:value-type="float" office:value="308.37">
            <text:p>308.37</text:p>
          </table:table-cell>
          <table:table-cell office:value-type="float" office:value="3884">
            <text:p>3884</text:p>
          </table:table-cell>
          <table:table-cell/>
          <table:table-cell office:value-type="float" office:value="15">
            <text:p>15</text:p>
          </table:table-cell>
          <table:table-cell office:value-type="float" office:value="3780">
            <text:p>3780</text:p>
          </table:table-cell>
          <table:table-cell office:value-type="float" office:value="3605.22">
            <text:p>3605.22</text:p>
          </table:table-cell>
          <table:table-cell table:formula="of:=[.Z23]-[.AA23]" office:value-type="float" office:value="174.78">
            <text:p>174.78</text:p>
          </table:table-cell>
          <table:table-cell office:value-type="float" office:value="3884">
            <text:p>3884</text:p>
          </table:table-cell>
          <table:table-cell/>
          <table:table-cell office:value-type="float" office:value="15">
            <text:p>15</text:p>
          </table:table-cell>
          <table:table-cell office:value-type="float" office:value="3544">
            <text:p>3544</text:p>
          </table:table-cell>
          <table:table-cell office:value-type="float" office:value="3298.39">
            <text:p>3298.39</text:p>
          </table:table-cell>
          <table:table-cell table:formula="of:=[.AF23]-[.AG23]" office:value-type="float" office:value="245.61">
            <text:p>245.6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22">
            <text:p>3122</text:p>
          </table:table-cell>
          <table:table-cell office:value-type="float" office:value="2557.64">
            <text:p>2557.64</text:p>
          </table:table-cell>
          <table:table-cell table:formula="of:=[.B24]-[.C24]" office:value-type="float" office:value="564.36">
            <text:p>564.36</text:p>
          </table:table-cell>
          <table:table-cell office:value-type="float" office:value="3884">
            <text:p>3884</text:p>
          </table:table-cell>
          <table:table-cell/>
          <table:table-cell office:value-type="float" office:value="16">
            <text:p>16</text:p>
          </table:table-cell>
          <table:table-cell office:value-type="float" office:value="3118">
            <text:p>3118</text:p>
          </table:table-cell>
          <table:table-cell office:value-type="float" office:value="2477.07">
            <text:p>2477.07</text:p>
          </table:table-cell>
          <table:table-cell table:formula="of:=[.H24]-[.I24]" office:value-type="float" office:value="640.93">
            <text:p>640.93</text:p>
          </table:table-cell>
          <table:table-cell office:value-type="float" office:value="3884">
            <text:p>3884</text:p>
          </table:table-cell>
          <table:table-cell/>
          <table:table-cell office:value-type="float" office:value="16">
            <text:p>16</text:p>
          </table:table-cell>
          <table:table-cell office:value-type="float" office:value="3791">
            <text:p>3791</text:p>
          </table:table-cell>
          <table:table-cell office:value-type="float" office:value="3559.09">
            <text:p>3559.09</text:p>
          </table:table-cell>
          <table:table-cell table:formula="of:=[.N24]-[.O24]" office:value-type="float" office:value="231.91">
            <text:p>231.91</text:p>
          </table:table-cell>
          <table:table-cell office:value-type="float" office:value="3884">
            <text:p>3884</text:p>
          </table:table-cell>
          <table:table-cell/>
          <table:table-cell office:value-type="float" office:value="16">
            <text:p>16</text:p>
          </table:table-cell>
          <table:table-cell office:value-type="float" office:value="3346">
            <text:p>3346</text:p>
          </table:table-cell>
          <table:table-cell office:value-type="float" office:value="3069.78">
            <text:p>3069.78</text:p>
          </table:table-cell>
          <table:table-cell table:formula="of:=[.T24]-[.U24]" office:value-type="float" office:value="276.22">
            <text:p>276.22</text:p>
          </table:table-cell>
          <table:table-cell office:value-type="float" office:value="3884">
            <text:p>3884</text:p>
          </table:table-cell>
          <table:table-cell/>
          <table:table-cell office:value-type="float" office:value="16">
            <text:p>16</text:p>
          </table:table-cell>
          <table:table-cell office:value-type="float" office:value="3853">
            <text:p>3853</text:p>
          </table:table-cell>
          <table:table-cell office:value-type="float" office:value="3624.71">
            <text:p>3624.71</text:p>
          </table:table-cell>
          <table:table-cell table:formula="of:=[.Z24]-[.AA24]" office:value-type="float" office:value="228.29">
            <text:p>228.29</text:p>
          </table:table-cell>
          <table:table-cell office:value-type="float" office:value="3884">
            <text:p>3884</text:p>
          </table:table-cell>
          <table:table-cell/>
          <table:table-cell office:value-type="float" office:value="16">
            <text:p>16</text:p>
          </table:table-cell>
          <table:table-cell office:value-type="float" office:value="3557">
            <text:p>3557</text:p>
          </table:table-cell>
          <table:table-cell office:value-type="float" office:value="3334.34">
            <text:p>3334.34</text:p>
          </table:table-cell>
          <table:table-cell table:formula="of:=[.AF24]-[.AG24]" office:value-type="float" office:value="222.66">
            <text:p>222.6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22">
            <text:p>3122</text:p>
          </table:table-cell>
          <table:table-cell office:value-type="float" office:value="2590.5">
            <text:p>2590.5</text:p>
          </table:table-cell>
          <table:table-cell table:formula="of:=[.B25]-[.C25]" office:value-type="float" office:value="531.5">
            <text:p>531.5</text:p>
          </table:table-cell>
          <table:table-cell office:value-type="float" office:value="3884">
            <text:p>3884</text:p>
          </table:table-cell>
          <table:table-cell/>
          <table:table-cell office:value-type="float" office:value="17">
            <text:p>17</text:p>
          </table:table-cell>
          <table:table-cell office:value-type="float" office:value="3118">
            <text:p>3118</text:p>
          </table:table-cell>
          <table:table-cell office:value-type="float" office:value="2515.19">
            <text:p>2515.19</text:p>
          </table:table-cell>
          <table:table-cell table:formula="of:=[.H25]-[.I25]" office:value-type="float" office:value="602.81">
            <text:p>602.81</text:p>
          </table:table-cell>
          <table:table-cell office:value-type="float" office:value="3884">
            <text:p>3884</text:p>
          </table:table-cell>
          <table:table-cell/>
          <table:table-cell office:value-type="float" office:value="17">
            <text:p>17</text:p>
          </table:table-cell>
          <table:table-cell office:value-type="float" office:value="3791">
            <text:p>3791</text:p>
          </table:table-cell>
          <table:table-cell office:value-type="float" office:value="3585.23">
            <text:p>3585.23</text:p>
          </table:table-cell>
          <table:table-cell table:formula="of:=[.N25]-[.O25]" office:value-type="float" office:value="205.77">
            <text:p>205.77</text:p>
          </table:table-cell>
          <table:table-cell office:value-type="float" office:value="3884">
            <text:p>3884</text:p>
          </table:table-cell>
          <table:table-cell/>
          <table:table-cell office:value-type="float" office:value="17">
            <text:p>17</text:p>
          </table:table-cell>
          <table:table-cell office:value-type="float" office:value="3427">
            <text:p>3427</text:p>
          </table:table-cell>
          <table:table-cell office:value-type="float" office:value="3161.11">
            <text:p>3161.11</text:p>
          </table:table-cell>
          <table:table-cell table:formula="of:=[.T25]-[.U25]" office:value-type="float" office:value="265.89">
            <text:p>265.89</text:p>
          </table:table-cell>
          <table:table-cell office:value-type="float" office:value="3884">
            <text:p>3884</text:p>
          </table:table-cell>
          <table:table-cell/>
          <table:table-cell office:value-type="float" office:value="17">
            <text:p>17</text:p>
          </table:table-cell>
          <table:table-cell office:value-type="float" office:value="3853">
            <text:p>3853</text:p>
          </table:table-cell>
          <table:table-cell office:value-type="float" office:value="3631.73">
            <text:p>3631.73</text:p>
          </table:table-cell>
          <table:table-cell table:formula="of:=[.Z25]-[.AA25]" office:value-type="float" office:value="221.27">
            <text:p>221.27</text:p>
          </table:table-cell>
          <table:table-cell office:value-type="float" office:value="3884">
            <text:p>3884</text:p>
          </table:table-cell>
          <table:table-cell/>
          <table:table-cell office:value-type="float" office:value="17">
            <text:p>17</text:p>
          </table:table-cell>
          <table:table-cell office:value-type="float" office:value="3557">
            <text:p>3557</text:p>
          </table:table-cell>
          <table:table-cell office:value-type="float" office:value="3344.94">
            <text:p>3344.94</text:p>
          </table:table-cell>
          <table:table-cell table:formula="of:=[.AF25]-[.AG25]" office:value-type="float" office:value="212.06">
            <text:p>212.0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122">
            <text:p>3122</text:p>
          </table:table-cell>
          <table:table-cell office:value-type="float" office:value="2615.32">
            <text:p>2615.32</text:p>
          </table:table-cell>
          <table:table-cell table:formula="of:=[.B26]-[.C26]" office:value-type="float" office:value="506.68">
            <text:p>506.68</text:p>
          </table:table-cell>
          <table:table-cell office:value-type="float" office:value="3884">
            <text:p>3884</text:p>
          </table:table-cell>
          <table:table-cell/>
          <table:table-cell office:value-type="float" office:value="18">
            <text:p>18</text:p>
          </table:table-cell>
          <table:table-cell office:value-type="float" office:value="3118">
            <text:p>3118</text:p>
          </table:table-cell>
          <table:table-cell office:value-type="float" office:value="2607.03">
            <text:p>2607.03</text:p>
          </table:table-cell>
          <table:table-cell table:formula="of:=[.H26]-[.I26]" office:value-type="float" office:value="510.97">
            <text:p>510.97</text:p>
          </table:table-cell>
          <table:table-cell office:value-type="float" office:value="3884">
            <text:p>3884</text:p>
          </table:table-cell>
          <table:table-cell/>
          <table:table-cell office:value-type="float" office:value="18">
            <text:p>18</text:p>
          </table:table-cell>
          <table:table-cell office:value-type="float" office:value="3795">
            <text:p>3795</text:p>
          </table:table-cell>
          <table:table-cell office:value-type="float" office:value="3514.9">
            <text:p>3514.9</text:p>
          </table:table-cell>
          <table:table-cell table:formula="of:=[.N26]-[.O26]" office:value-type="float" office:value="280.1">
            <text:p>280.1</text:p>
          </table:table-cell>
          <table:table-cell office:value-type="float" office:value="3884">
            <text:p>3884</text:p>
          </table:table-cell>
          <table:table-cell/>
          <table:table-cell office:value-type="float" office:value="18">
            <text:p>18</text:p>
          </table:table-cell>
          <table:table-cell office:value-type="float" office:value="3427">
            <text:p>3427</text:p>
          </table:table-cell>
          <table:table-cell office:value-type="float" office:value="3189.45">
            <text:p>3189.45</text:p>
          </table:table-cell>
          <table:table-cell table:formula="of:=[.T26]-[.U26]" office:value-type="float" office:value="237.55">
            <text:p>237.55</text:p>
          </table:table-cell>
          <table:table-cell office:value-type="float" office:value="3884">
            <text:p>3884</text:p>
          </table:table-cell>
          <table:table-cell/>
          <table:table-cell office:value-type="float" office:value="18">
            <text:p>18</text:p>
          </table:table-cell>
          <table:table-cell office:value-type="float" office:value="3853">
            <text:p>3853</text:p>
          </table:table-cell>
          <table:table-cell office:value-type="float" office:value="3646.4">
            <text:p>3646.4</text:p>
          </table:table-cell>
          <table:table-cell table:formula="of:=[.Z26]-[.AA26]" office:value-type="float" office:value="206.6">
            <text:p>206.6</text:p>
          </table:table-cell>
          <table:table-cell office:value-type="float" office:value="3884">
            <text:p>3884</text:p>
          </table:table-cell>
          <table:table-cell/>
          <table:table-cell office:value-type="float" office:value="18">
            <text:p>18</text:p>
          </table:table-cell>
          <table:table-cell office:value-type="float" office:value="3611">
            <text:p>3611</text:p>
          </table:table-cell>
          <table:table-cell office:value-type="float" office:value="3367.42">
            <text:p>3367.42</text:p>
          </table:table-cell>
          <table:table-cell table:formula="of:=[.AF26]-[.AG26]" office:value-type="float" office:value="243.58">
            <text:p>243.5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22">
            <text:p>3122</text:p>
          </table:table-cell>
          <table:table-cell office:value-type="float" office:value="2624.13">
            <text:p>2624.13</text:p>
          </table:table-cell>
          <table:table-cell table:formula="of:=[.B27]-[.C27]" office:value-type="float" office:value="497.87">
            <text:p>497.87</text:p>
          </table:table-cell>
          <table:table-cell office:value-type="float" office:value="3884">
            <text:p>3884</text:p>
          </table:table-cell>
          <table:table-cell/>
          <table:table-cell office:value-type="float" office:value="19">
            <text:p>19</text:p>
          </table:table-cell>
          <table:table-cell office:value-type="float" office:value="3118">
            <text:p>3118</text:p>
          </table:table-cell>
          <table:table-cell office:value-type="float" office:value="2648.08">
            <text:p>2648.08</text:p>
          </table:table-cell>
          <table:table-cell table:formula="of:=[.H27]-[.I27]" office:value-type="float" office:value="469.92">
            <text:p>469.92</text:p>
          </table:table-cell>
          <table:table-cell office:value-type="float" office:value="3884">
            <text:p>3884</text:p>
          </table:table-cell>
          <table:table-cell/>
          <table:table-cell office:value-type="float" office:value="19">
            <text:p>19</text:p>
          </table:table-cell>
          <table:table-cell office:value-type="float" office:value="3805">
            <text:p>3805</text:p>
          </table:table-cell>
          <table:table-cell office:value-type="float" office:value="3570.1">
            <text:p>3570.1</text:p>
          </table:table-cell>
          <table:table-cell table:formula="of:=[.N27]-[.O27]" office:value-type="float" office:value="234.9">
            <text:p>234.9</text:p>
          </table:table-cell>
          <table:table-cell office:value-type="float" office:value="3884">
            <text:p>3884</text:p>
          </table:table-cell>
          <table:table-cell/>
          <table:table-cell office:value-type="float" office:value="19">
            <text:p>19</text:p>
          </table:table-cell>
          <table:table-cell office:value-type="float" office:value="3427">
            <text:p>3427</text:p>
          </table:table-cell>
          <table:table-cell office:value-type="float" office:value="3219.37">
            <text:p>3219.37</text:p>
          </table:table-cell>
          <table:table-cell table:formula="of:=[.T27]-[.U27]" office:value-type="float" office:value="207.63">
            <text:p>207.63</text:p>
          </table:table-cell>
          <table:table-cell office:value-type="float" office:value="3884">
            <text:p>3884</text:p>
          </table:table-cell>
          <table:table-cell/>
          <table:table-cell office:value-type="float" office:value="19">
            <text:p>19</text:p>
          </table:table-cell>
          <table:table-cell office:value-type="float" office:value="3866">
            <text:p>3866</text:p>
          </table:table-cell>
          <table:table-cell office:value-type="float" office:value="3664.13">
            <text:p>3664.13</text:p>
          </table:table-cell>
          <table:table-cell table:formula="of:=[.Z27]-[.AA27]" office:value-type="float" office:value="201.87">
            <text:p>201.87</text:p>
          </table:table-cell>
          <table:table-cell office:value-type="float" office:value="3884">
            <text:p>3884</text:p>
          </table:table-cell>
          <table:table-cell/>
          <table:table-cell office:value-type="float" office:value="19">
            <text:p>19</text:p>
          </table:table-cell>
          <table:table-cell office:value-type="float" office:value="3611">
            <text:p>3611</text:p>
          </table:table-cell>
          <table:table-cell office:value-type="float" office:value="3402.24">
            <text:p>3402.24</text:p>
          </table:table-cell>
          <table:table-cell table:formula="of:=[.AF27]-[.AG27]" office:value-type="float" office:value="208.76">
            <text:p>208.7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149">
            <text:p>3149</text:p>
          </table:table-cell>
          <table:table-cell office:value-type="float" office:value="2625.79">
            <text:p>2625.79</text:p>
          </table:table-cell>
          <table:table-cell table:formula="of:=[.B28]-[.C28]" office:value-type="float" office:value="523.21">
            <text:p>523.21</text:p>
          </table:table-cell>
          <table:table-cell office:value-type="float" office:value="3884">
            <text:p>3884</text:p>
          </table:table-cell>
          <table:table-cell/>
          <table:table-cell office:value-type="float" office:value="20">
            <text:p>20</text:p>
          </table:table-cell>
          <table:table-cell office:value-type="float" office:value="3116">
            <text:p>3116</text:p>
          </table:table-cell>
          <table:table-cell office:value-type="float" office:value="2611.13">
            <text:p>2611.13</text:p>
          </table:table-cell>
          <table:table-cell table:formula="of:=[.H28]-[.I28]" office:value-type="float" office:value="504.87">
            <text:p>504.87</text:p>
          </table:table-cell>
          <table:table-cell office:value-type="float" office:value="3884">
            <text:p>3884</text:p>
          </table:table-cell>
          <table:table-cell/>
          <table:table-cell office:value-type="float" office:value="20">
            <text:p>20</text:p>
          </table:table-cell>
          <table:table-cell office:value-type="float" office:value="3805">
            <text:p>3805</text:p>
          </table:table-cell>
          <table:table-cell office:value-type="float" office:value="3604.02">
            <text:p>3604.02</text:p>
          </table:table-cell>
          <table:table-cell table:formula="of:=[.N28]-[.O28]" office:value-type="float" office:value="200.98">
            <text:p>200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20">
            <text:p>20</text:p>
          </table:table-cell>
          <table:table-cell office:value-type="float" office:value="3448">
            <text:p>3448</text:p>
          </table:table-cell>
          <table:table-cell office:value-type="float" office:value="3259.09">
            <text:p>3259.09</text:p>
          </table:table-cell>
          <table:table-cell table:formula="of:=[.T28]-[.U28]" office:value-type="float" office:value="188.91">
            <text:p>188.91</text:p>
          </table:table-cell>
          <table:table-cell office:value-type="float" office:value="3884">
            <text:p>3884</text:p>
          </table:table-cell>
          <table:table-cell/>
          <table:table-cell office:value-type="float" office:value="20">
            <text:p>20</text:p>
          </table:table-cell>
          <table:table-cell office:value-type="float" office:value="3866">
            <text:p>3866</text:p>
          </table:table-cell>
          <table:table-cell office:value-type="float" office:value="3686.14">
            <text:p>3686.14</text:p>
          </table:table-cell>
          <table:table-cell table:formula="of:=[.Z28]-[.AA28]" office:value-type="float" office:value="179.86">
            <text:p>179.86</text:p>
          </table:table-cell>
          <table:table-cell office:value-type="float" office:value="3884">
            <text:p>3884</text:p>
          </table:table-cell>
          <table:table-cell/>
          <table:table-cell office:value-type="float" office:value="20">
            <text:p>20</text:p>
          </table:table-cell>
          <table:table-cell office:value-type="float" office:value="3611">
            <text:p>3611</text:p>
          </table:table-cell>
          <table:table-cell office:value-type="float" office:value="3428.32">
            <text:p>3428.32</text:p>
          </table:table-cell>
          <table:table-cell table:formula="of:=[.AF28]-[.AG28]" office:value-type="float" office:value="182.68">
            <text:p>182.6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49">
            <text:p>3149</text:p>
          </table:table-cell>
          <table:table-cell office:value-type="float" office:value="2660.47">
            <text:p>2660.47</text:p>
          </table:table-cell>
          <table:table-cell table:formula="of:=[.B29]-[.C29]" office:value-type="float" office:value="488.53">
            <text:p>488.53</text:p>
          </table:table-cell>
          <table:table-cell office:value-type="float" office:value="3884">
            <text:p>3884</text:p>
          </table:table-cell>
          <table:table-cell/>
          <table:table-cell office:value-type="float" office:value="21">
            <text:p>21</text:p>
          </table:table-cell>
          <table:table-cell office:value-type="float" office:value="3116">
            <text:p>3116</text:p>
          </table:table-cell>
          <table:table-cell office:value-type="float" office:value="2647.78">
            <text:p>2647.78</text:p>
          </table:table-cell>
          <table:table-cell table:formula="of:=[.H29]-[.I29]" office:value-type="float" office:value="468.22">
            <text:p>468.22</text:p>
          </table:table-cell>
          <table:table-cell office:value-type="float" office:value="3884">
            <text:p>3884</text:p>
          </table:table-cell>
          <table:table-cell/>
          <table:table-cell office:value-type="float" office:value="21">
            <text:p>21</text:p>
          </table:table-cell>
          <table:table-cell office:value-type="float" office:value="3805">
            <text:p>3805</text:p>
          </table:table-cell>
          <table:table-cell office:value-type="float" office:value="3579.18">
            <text:p>3579.18</text:p>
          </table:table-cell>
          <table:table-cell table:formula="of:=[.N29]-[.O29]" office:value-type="float" office:value="225.82">
            <text:p>225.82</text:p>
          </table:table-cell>
          <table:table-cell office:value-type="float" office:value="3884">
            <text:p>3884</text:p>
          </table:table-cell>
          <table:table-cell/>
          <table:table-cell office:value-type="float" office:value="21">
            <text:p>21</text:p>
          </table:table-cell>
          <table:table-cell office:value-type="float" office:value="3460">
            <text:p>3460</text:p>
          </table:table-cell>
          <table:table-cell office:value-type="float" office:value="3269.46">
            <text:p>3269.46</text:p>
          </table:table-cell>
          <table:table-cell table:formula="of:=[.T29]-[.U29]" office:value-type="float" office:value="190.54">
            <text:p>190.54</text:p>
          </table:table-cell>
          <table:table-cell office:value-type="float" office:value="3884">
            <text:p>3884</text:p>
          </table:table-cell>
          <table:table-cell/>
          <table:table-cell office:value-type="float" office:value="21">
            <text:p>21</text:p>
          </table:table-cell>
          <table:table-cell office:value-type="float" office:value="3866">
            <text:p>3866</text:p>
          </table:table-cell>
          <table:table-cell office:value-type="float" office:value="3689.39">
            <text:p>3689.39</text:p>
          </table:table-cell>
          <table:table-cell table:formula="of:=[.Z29]-[.AA29]" office:value-type="float" office:value="176.61">
            <text:p>176.61</text:p>
          </table:table-cell>
          <table:table-cell office:value-type="float" office:value="3884">
            <text:p>3884</text:p>
          </table:table-cell>
          <table:table-cell/>
          <table:table-cell office:value-type="float" office:value="21">
            <text:p>21</text:p>
          </table:table-cell>
          <table:table-cell office:value-type="float" office:value="3624">
            <text:p>3624</text:p>
          </table:table-cell>
          <table:table-cell office:value-type="float" office:value="3449.1">
            <text:p>3449.1</text:p>
          </table:table-cell>
          <table:table-cell table:formula="of:=[.AF29]-[.AG29]" office:value-type="float" office:value="174.9">
            <text:p>174.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75">
            <text:p>3175</text:p>
          </table:table-cell>
          <table:table-cell office:value-type="float" office:value="2631.26">
            <text:p>2631.26</text:p>
          </table:table-cell>
          <table:table-cell table:formula="of:=[.B30]-[.C30]" office:value-type="float" office:value="543.74">
            <text:p>543.74</text:p>
          </table:table-cell>
          <table:table-cell office:value-type="float" office:value="3884">
            <text:p>3884</text:p>
          </table:table-cell>
          <table:table-cell/>
          <table:table-cell office:value-type="float" office:value="22">
            <text:p>22</text:p>
          </table:table-cell>
          <table:table-cell office:value-type="float" office:value="3116">
            <text:p>3116</text:p>
          </table:table-cell>
          <table:table-cell office:value-type="float" office:value="2707.47">
            <text:p>2707.47</text:p>
          </table:table-cell>
          <table:table-cell table:formula="of:=[.H30]-[.I30]" office:value-type="float" office:value="408.53">
            <text:p>408.53</text:p>
          </table:table-cell>
          <table:table-cell office:value-type="float" office:value="3884">
            <text:p>3884</text:p>
          </table:table-cell>
          <table:table-cell/>
          <table:table-cell office:value-type="float" office:value="22">
            <text:p>22</text:p>
          </table:table-cell>
          <table:table-cell office:value-type="float" office:value="3805">
            <text:p>3805</text:p>
          </table:table-cell>
          <table:table-cell office:value-type="float" office:value="3623.91">
            <text:p>3623.91</text:p>
          </table:table-cell>
          <table:table-cell table:formula="of:=[.N30]-[.O30]" office:value-type="float" office:value="181.09">
            <text:p>181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22">
            <text:p>22</text:p>
          </table:table-cell>
          <table:table-cell office:value-type="float" office:value="3496">
            <text:p>3496</text:p>
          </table:table-cell>
          <table:table-cell office:value-type="float" office:value="3251.89">
            <text:p>3251.89</text:p>
          </table:table-cell>
          <table:table-cell table:formula="of:=[.T30]-[.U30]" office:value-type="float" office:value="244.11">
            <text:p>244.11</text:p>
          </table:table-cell>
          <table:table-cell office:value-type="float" office:value="3884">
            <text:p>3884</text:p>
          </table:table-cell>
          <table:table-cell/>
          <table:table-cell office:value-type="float" office:value="22">
            <text:p>22</text:p>
          </table:table-cell>
          <table:table-cell office:value-type="float" office:value="3866">
            <text:p>3866</text:p>
          </table:table-cell>
          <table:table-cell office:value-type="float" office:value="3708.8">
            <text:p>3708.8</text:p>
          </table:table-cell>
          <table:table-cell table:formula="of:=[.Z30]-[.AA30]" office:value-type="float" office:value="157.2">
            <text:p>157.2</text:p>
          </table:table-cell>
          <table:table-cell office:value-type="float" office:value="3884">
            <text:p>3884</text:p>
          </table:table-cell>
          <table:table-cell/>
          <table:table-cell office:value-type="float" office:value="22">
            <text:p>22</text:p>
          </table:table-cell>
          <table:table-cell office:value-type="float" office:value="3649">
            <text:p>3649</text:p>
          </table:table-cell>
          <table:table-cell office:value-type="float" office:value="3461.42">
            <text:p>3461.42</text:p>
          </table:table-cell>
          <table:table-cell table:formula="of:=[.AF30]-[.AG30]" office:value-type="float" office:value="187.58">
            <text:p>187.5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86">
            <text:p>3186</text:p>
          </table:table-cell>
          <table:table-cell office:value-type="float" office:value="2679.43">
            <text:p>2679.43</text:p>
          </table:table-cell>
          <table:table-cell table:formula="of:=[.B31]-[.C31]" office:value-type="float" office:value="506.57">
            <text:p>506.57</text:p>
          </table:table-cell>
          <table:table-cell office:value-type="float" office:value="3884">
            <text:p>3884</text:p>
          </table:table-cell>
          <table:table-cell/>
          <table:table-cell office:value-type="float" office:value="23">
            <text:p>23</text:p>
          </table:table-cell>
          <table:table-cell office:value-type="float" office:value="3180">
            <text:p>3180</text:p>
          </table:table-cell>
          <table:table-cell office:value-type="float" office:value="2672.98">
            <text:p>2672.98</text:p>
          </table:table-cell>
          <table:table-cell table:formula="of:=[.H31]-[.I31]" office:value-type="float" office:value="507.02">
            <text:p>507.02</text:p>
          </table:table-cell>
          <table:table-cell office:value-type="float" office:value="3884">
            <text:p>3884</text:p>
          </table:table-cell>
          <table:table-cell/>
          <table:table-cell office:value-type="float" office:value="23">
            <text:p>23</text:p>
          </table:table-cell>
          <table:table-cell office:value-type="float" office:value="3844">
            <text:p>3844</text:p>
          </table:table-cell>
          <table:table-cell office:value-type="float" office:value="3608.84">
            <text:p>3608.84</text:p>
          </table:table-cell>
          <table:table-cell table:formula="of:=[.N31]-[.O31]" office:value-type="float" office:value="235.16">
            <text:p>235.16</text:p>
          </table:table-cell>
          <table:table-cell office:value-type="float" office:value="3884">
            <text:p>3884</text:p>
          </table:table-cell>
          <table:table-cell/>
          <table:table-cell office:value-type="float" office:value="23">
            <text:p>23</text:p>
          </table:table-cell>
          <table:table-cell office:value-type="float" office:value="3521">
            <text:p>3521</text:p>
          </table:table-cell>
          <table:table-cell office:value-type="float" office:value="3223.93">
            <text:p>3223.93</text:p>
          </table:table-cell>
          <table:table-cell table:formula="of:=[.T31]-[.U31]" office:value-type="float" office:value="297.07">
            <text:p>297.07</text:p>
          </table:table-cell>
          <table:table-cell office:value-type="float" office:value="3884">
            <text:p>3884</text:p>
          </table:table-cell>
          <table:table-cell/>
          <table:table-cell office:value-type="float" office:value="23">
            <text:p>23</text:p>
          </table:table-cell>
          <table:table-cell office:value-type="float" office:value="3866">
            <text:p>3866</text:p>
          </table:table-cell>
          <table:table-cell office:value-type="float" office:value="3726.29">
            <text:p>3726.29</text:p>
          </table:table-cell>
          <table:table-cell table:formula="of:=[.Z31]-[.AA31]" office:value-type="float" office:value="139.71">
            <text:p>139.71</text:p>
          </table:table-cell>
          <table:table-cell office:value-type="float" office:value="3884">
            <text:p>3884</text:p>
          </table:table-cell>
          <table:table-cell/>
          <table:table-cell office:value-type="float" office:value="23">
            <text:p>23</text:p>
          </table:table-cell>
          <table:table-cell office:value-type="float" office:value="3724">
            <text:p>3724</text:p>
          </table:table-cell>
          <table:table-cell office:value-type="float" office:value="3483.74">
            <text:p>3483.74</text:p>
          </table:table-cell>
          <table:table-cell table:formula="of:=[.AF31]-[.AG31]" office:value-type="float" office:value="240.26">
            <text:p>240.2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249">
            <text:p>3249</text:p>
          </table:table-cell>
          <table:table-cell office:value-type="float" office:value="2733.55">
            <text:p>2733.55</text:p>
          </table:table-cell>
          <table:table-cell table:formula="of:=[.B32]-[.C32]" office:value-type="float" office:value="515.45">
            <text:p>515.45</text:p>
          </table:table-cell>
          <table:table-cell office:value-type="float" office:value="3884">
            <text:p>3884</text:p>
          </table:table-cell>
          <table:table-cell/>
          <table:table-cell office:value-type="float" office:value="24">
            <text:p>24</text:p>
          </table:table-cell>
          <table:table-cell office:value-type="float" office:value="3180">
            <text:p>3180</text:p>
          </table:table-cell>
          <table:table-cell office:value-type="float" office:value="2656.03">
            <text:p>2656.03</text:p>
          </table:table-cell>
          <table:table-cell table:formula="of:=[.H32]-[.I32]" office:value-type="float" office:value="523.97">
            <text:p>523.97</text:p>
          </table:table-cell>
          <table:table-cell office:value-type="float" office:value="3884">
            <text:p>3884</text:p>
          </table:table-cell>
          <table:table-cell/>
          <table:table-cell office:value-type="float" office:value="24">
            <text:p>24</text:p>
          </table:table-cell>
          <table:table-cell office:value-type="float" office:value="3844">
            <text:p>3844</text:p>
          </table:table-cell>
          <table:table-cell office:value-type="float" office:value="3676.77">
            <text:p>3676.77</text:p>
          </table:table-cell>
          <table:table-cell table:formula="of:=[.N32]-[.O32]" office:value-type="float" office:value="167.23">
            <text:p>167.23</text:p>
          </table:table-cell>
          <table:table-cell office:value-type="float" office:value="3884">
            <text:p>3884</text:p>
          </table:table-cell>
          <table:table-cell/>
          <table:table-cell office:value-type="float" office:value="24">
            <text:p>24</text:p>
          </table:table-cell>
          <table:table-cell office:value-type="float" office:value="3542">
            <text:p>3542</text:p>
          </table:table-cell>
          <table:table-cell office:value-type="float" office:value="3172.41">
            <text:p>3172.41</text:p>
          </table:table-cell>
          <table:table-cell table:formula="of:=[.T32]-[.U32]" office:value-type="float" office:value="369.59">
            <text:p>369.59</text:p>
          </table:table-cell>
          <table:table-cell office:value-type="float" office:value="3884">
            <text:p>3884</text:p>
          </table:table-cell>
          <table:table-cell/>
          <table:table-cell office:value-type="float" office:value="24">
            <text:p>24</text:p>
          </table:table-cell>
          <table:table-cell office:value-type="float" office:value="3866">
            <text:p>3866</text:p>
          </table:table-cell>
          <table:table-cell office:value-type="float" office:value="3743.69">
            <text:p>3743.69</text:p>
          </table:table-cell>
          <table:table-cell table:formula="of:=[.Z32]-[.AA32]" office:value-type="float" office:value="122.31">
            <text:p>122.31</text:p>
          </table:table-cell>
          <table:table-cell office:value-type="float" office:value="3884">
            <text:p>3884</text:p>
          </table:table-cell>
          <table:table-cell/>
          <table:table-cell office:value-type="float" office:value="24">
            <text:p>24</text:p>
          </table:table-cell>
          <table:table-cell office:value-type="float" office:value="3743">
            <text:p>3743</text:p>
          </table:table-cell>
          <table:table-cell office:value-type="float" office:value="3497.52">
            <text:p>3497.52</text:p>
          </table:table-cell>
          <table:table-cell table:formula="of:=[.AF32]-[.AG32]" office:value-type="float" office:value="245.48">
            <text:p>245.4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249">
            <text:p>3249</text:p>
          </table:table-cell>
          <table:table-cell office:value-type="float" office:value="2765.08">
            <text:p>2765.08</text:p>
          </table:table-cell>
          <table:table-cell table:formula="of:=[.B33]-[.C33]" office:value-type="float" office:value="483.92">
            <text:p>483.92</text:p>
          </table:table-cell>
          <table:table-cell office:value-type="float" office:value="3884">
            <text:p>3884</text:p>
          </table:table-cell>
          <table:table-cell/>
          <table:table-cell office:value-type="float" office:value="25">
            <text:p>25</text:p>
          </table:table-cell>
          <table:table-cell office:value-type="float" office:value="3180">
            <text:p>3180</text:p>
          </table:table-cell>
          <table:table-cell office:value-type="float" office:value="2627.21">
            <text:p>2627.21</text:p>
          </table:table-cell>
          <table:table-cell table:formula="of:=[.H33]-[.I33]" office:value-type="float" office:value="552.79">
            <text:p>552.79</text:p>
          </table:table-cell>
          <table:table-cell office:value-type="float" office:value="3884">
            <text:p>3884</text:p>
          </table:table-cell>
          <table:table-cell/>
          <table:table-cell office:value-type="float" office:value="25">
            <text:p>25</text:p>
          </table:table-cell>
          <table:table-cell office:value-type="float" office:value="3844">
            <text:p>3844</text:p>
          </table:table-cell>
          <table:table-cell office:value-type="float" office:value="3566.67">
            <text:p>3566.67</text:p>
          </table:table-cell>
          <table:table-cell table:formula="of:=[.N33]-[.O33]" office:value-type="float" office:value="277.33">
            <text:p>277.33</text:p>
          </table:table-cell>
          <table:table-cell office:value-type="float" office:value="3884">
            <text:p>3884</text:p>
          </table:table-cell>
          <table:table-cell/>
          <table:table-cell office:value-type="float" office:value="25">
            <text:p>25</text:p>
          </table:table-cell>
          <table:table-cell office:value-type="float" office:value="3577">
            <text:p>3577</text:p>
          </table:table-cell>
          <table:table-cell office:value-type="float" office:value="3295.13">
            <text:p>3295.13</text:p>
          </table:table-cell>
          <table:table-cell table:formula="of:=[.T33]-[.U33]" office:value-type="float" office:value="281.87">
            <text:p>281.87</text:p>
          </table:table-cell>
          <table:table-cell office:value-type="float" office:value="3884">
            <text:p>3884</text:p>
          </table:table-cell>
          <table:table-cell/>
          <table:table-cell office:value-type="float" office:value="25">
            <text:p>25</text:p>
          </table:table-cell>
          <table:table-cell office:value-type="float" office:value="3866">
            <text:p>3866</text:p>
          </table:table-cell>
          <table:table-cell office:value-type="float" office:value="3757.44">
            <text:p>3757.44</text:p>
          </table:table-cell>
          <table:table-cell table:formula="of:=[.Z33]-[.AA33]" office:value-type="float" office:value="108.56">
            <text:p>108.56</text:p>
          </table:table-cell>
          <table:table-cell office:value-type="float" office:value="3884">
            <text:p>3884</text:p>
          </table:table-cell>
          <table:table-cell/>
          <table:table-cell office:value-type="float" office:value="25">
            <text:p>25</text:p>
          </table:table-cell>
          <table:table-cell office:value-type="float" office:value="3758">
            <text:p>3758</text:p>
          </table:table-cell>
          <table:table-cell office:value-type="float" office:value="3526.75">
            <text:p>3526.75</text:p>
          </table:table-cell>
          <table:table-cell table:formula="of:=[.AF33]-[.AG33]" office:value-type="float" office:value="231.25">
            <text:p>231.2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272">
            <text:p>3272</text:p>
          </table:table-cell>
          <table:table-cell office:value-type="float" office:value="2674.05">
            <text:p>2674.05</text:p>
          </table:table-cell>
          <table:table-cell table:formula="of:=[.B34]-[.C34]" office:value-type="float" office:value="597.95">
            <text:p>597.95</text:p>
          </table:table-cell>
          <table:table-cell office:value-type="float" office:value="3884">
            <text:p>3884</text:p>
          </table:table-cell>
          <table:table-cell/>
          <table:table-cell office:value-type="float" office:value="26">
            <text:p>26</text:p>
          </table:table-cell>
          <table:table-cell office:value-type="float" office:value="3180">
            <text:p>3180</text:p>
          </table:table-cell>
          <table:table-cell office:value-type="float" office:value="2614.69">
            <text:p>2614.69</text:p>
          </table:table-cell>
          <table:table-cell table:formula="of:=[.H34]-[.I34]" office:value-type="float" office:value="565.31">
            <text:p>565.31</text:p>
          </table:table-cell>
          <table:table-cell office:value-type="float" office:value="3884">
            <text:p>3884</text:p>
          </table:table-cell>
          <table:table-cell/>
          <table:table-cell office:value-type="float" office:value="26">
            <text:p>26</text:p>
          </table:table-cell>
          <table:table-cell office:value-type="float" office:value="3826">
            <text:p>3826</text:p>
          </table:table-cell>
          <table:table-cell office:value-type="float" office:value="3658.03">
            <text:p>3658.03</text:p>
          </table:table-cell>
          <table:table-cell table:formula="of:=[.N34]-[.O34]" office:value-type="float" office:value="167.97">
            <text:p>167.97</text:p>
          </table:table-cell>
          <table:table-cell office:value-type="float" office:value="3884">
            <text:p>3884</text:p>
          </table:table-cell>
          <table:table-cell/>
          <table:table-cell office:value-type="float" office:value="26">
            <text:p>26</text:p>
          </table:table-cell>
          <table:table-cell office:value-type="float" office:value="3542">
            <text:p>3542</text:p>
          </table:table-cell>
          <table:table-cell office:value-type="float" office:value="3237.97">
            <text:p>3237.97</text:p>
          </table:table-cell>
          <table:table-cell table:formula="of:=[.T34]-[.U34]" office:value-type="float" office:value="304.03">
            <text:p>304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26">
            <text:p>26</text:p>
          </table:table-cell>
          <table:table-cell office:value-type="float" office:value="3866">
            <text:p>3866</text:p>
          </table:table-cell>
          <table:table-cell office:value-type="float" office:value="3763.98">
            <text:p>3763.98</text:p>
          </table:table-cell>
          <table:table-cell table:formula="of:=[.Z34]-[.AA34]" office:value-type="float" office:value="102.02">
            <text:p>102.02</text:p>
          </table:table-cell>
          <table:table-cell office:value-type="float" office:value="3884">
            <text:p>3884</text:p>
          </table:table-cell>
          <table:table-cell/>
          <table:table-cell office:value-type="float" office:value="26">
            <text:p>26</text:p>
          </table:table-cell>
          <table:table-cell office:value-type="float" office:value="3783">
            <text:p>3783</text:p>
          </table:table-cell>
          <table:table-cell office:value-type="float" office:value="3574.15">
            <text:p>3574.15</text:p>
          </table:table-cell>
          <table:table-cell table:formula="of:=[.AF34]-[.AG34]" office:value-type="float" office:value="208.85">
            <text:p>208.8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272">
            <text:p>3272</text:p>
          </table:table-cell>
          <table:table-cell office:value-type="float" office:value="2746.66">
            <text:p>2746.66</text:p>
          </table:table-cell>
          <table:table-cell table:formula="of:=[.B35]-[.C35]" office:value-type="float" office:value="525.34">
            <text:p>525.34</text:p>
          </table:table-cell>
          <table:table-cell office:value-type="float" office:value="3884">
            <text:p>3884</text:p>
          </table:table-cell>
          <table:table-cell/>
          <table:table-cell office:value-type="float" office:value="27">
            <text:p>27</text:p>
          </table:table-cell>
          <table:table-cell office:value-type="float" office:value="3180">
            <text:p>3180</text:p>
          </table:table-cell>
          <table:table-cell office:value-type="float" office:value="2631.24">
            <text:p>2631.24</text:p>
          </table:table-cell>
          <table:table-cell table:formula="of:=[.H35]-[.I35]" office:value-type="float" office:value="548.76">
            <text:p>548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27">
            <text:p>27</text:p>
          </table:table-cell>
          <table:table-cell office:value-type="float" office:value="3826">
            <text:p>3826</text:p>
          </table:table-cell>
          <table:table-cell office:value-type="float" office:value="3673.48">
            <text:p>3673.48</text:p>
          </table:table-cell>
          <table:table-cell table:formula="of:=[.N35]-[.O35]" office:value-type="float" office:value="152.52">
            <text:p>152.52</text:p>
          </table:table-cell>
          <table:table-cell office:value-type="float" office:value="3884">
            <text:p>3884</text:p>
          </table:table-cell>
          <table:table-cell/>
          <table:table-cell office:value-type="float" office:value="27">
            <text:p>27</text:p>
          </table:table-cell>
          <table:table-cell office:value-type="float" office:value="3559">
            <text:p>3559</text:p>
          </table:table-cell>
          <table:table-cell office:value-type="float" office:value="3275.05">
            <text:p>3275.05</text:p>
          </table:table-cell>
          <table:table-cell table:formula="of:=[.T35]-[.U35]" office:value-type="float" office:value="283.95">
            <text:p>283.95</text:p>
          </table:table-cell>
          <table:table-cell office:value-type="float" office:value="3884">
            <text:p>3884</text:p>
          </table:table-cell>
          <table:table-cell/>
          <table:table-cell office:value-type="float" office:value="27">
            <text:p>27</text:p>
          </table:table-cell>
          <table:table-cell office:value-type="float" office:value="3866">
            <text:p>3866</text:p>
          </table:table-cell>
          <table:table-cell office:value-type="float" office:value="3768.11">
            <text:p>3768.11</text:p>
          </table:table-cell>
          <table:table-cell table:formula="of:=[.Z35]-[.AA35]" office:value-type="float" office:value="97.8899999999999">
            <text:p>97.89</text:p>
          </table:table-cell>
          <table:table-cell office:value-type="float" office:value="3884">
            <text:p>3884</text:p>
          </table:table-cell>
          <table:table-cell/>
          <table:table-cell office:value-type="float" office:value="27">
            <text:p>27</text:p>
          </table:table-cell>
          <table:table-cell office:value-type="float" office:value="3806">
            <text:p>3806</text:p>
          </table:table-cell>
          <table:table-cell office:value-type="float" office:value="3592.15">
            <text:p>3592.15</text:p>
          </table:table-cell>
          <table:table-cell table:formula="of:=[.AF35]-[.AG35]" office:value-type="float" office:value="213.85">
            <text:p>213.8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272">
            <text:p>3272</text:p>
          </table:table-cell>
          <table:table-cell office:value-type="float" office:value="2797.1">
            <text:p>2797.1</text:p>
          </table:table-cell>
          <table:table-cell table:formula="of:=[.B36]-[.C36]" office:value-type="float" office:value="474.9">
            <text:p>474.9</text:p>
          </table:table-cell>
          <table:table-cell office:value-type="float" office:value="3884">
            <text:p>3884</text:p>
          </table:table-cell>
          <table:table-cell/>
          <table:table-cell office:value-type="float" office:value="28">
            <text:p>28</text:p>
          </table:table-cell>
          <table:table-cell office:value-type="float" office:value="3180">
            <text:p>3180</text:p>
          </table:table-cell>
          <table:table-cell office:value-type="float" office:value="2642.81">
            <text:p>2642.81</text:p>
          </table:table-cell>
          <table:table-cell table:formula="of:=[.H36]-[.I36]" office:value-type="float" office:value="537.19">
            <text:p>537.19</text:p>
          </table:table-cell>
          <table:table-cell office:value-type="float" office:value="3884">
            <text:p>3884</text:p>
          </table:table-cell>
          <table:table-cell/>
          <table:table-cell office:value-type="float" office:value="28">
            <text:p>28</text:p>
          </table:table-cell>
          <table:table-cell office:value-type="float" office:value="3800">
            <text:p>3800</text:p>
          </table:table-cell>
          <table:table-cell office:value-type="float" office:value="3664.71">
            <text:p>3664.71</text:p>
          </table:table-cell>
          <table:table-cell table:formula="of:=[.N36]-[.O36]" office:value-type="float" office:value="135.29">
            <text:p>135.29</text:p>
          </table:table-cell>
          <table:table-cell office:value-type="float" office:value="3884">
            <text:p>3884</text:p>
          </table:table-cell>
          <table:table-cell/>
          <table:table-cell office:value-type="float" office:value="28">
            <text:p>28</text:p>
          </table:table-cell>
          <table:table-cell office:value-type="float" office:value="3545">
            <text:p>3545</text:p>
          </table:table-cell>
          <table:table-cell office:value-type="float" office:value="3290.9">
            <text:p>3290.9</text:p>
          </table:table-cell>
          <table:table-cell table:formula="of:=[.T36]-[.U36]" office:value-type="float" office:value="254.1">
            <text:p>254.1</text:p>
          </table:table-cell>
          <table:table-cell office:value-type="float" office:value="3884">
            <text:p>3884</text:p>
          </table:table-cell>
          <table:table-cell/>
          <table:table-cell office:value-type="float" office:value="28">
            <text:p>28</text:p>
          </table:table-cell>
          <table:table-cell office:value-type="float" office:value="3866">
            <text:p>3866</text:p>
          </table:table-cell>
          <table:table-cell office:value-type="float" office:value="3785.56">
            <text:p>3785.56</text:p>
          </table:table-cell>
          <table:table-cell table:formula="of:=[.Z36]-[.AA36]" office:value-type="float" office:value="80.4400000000001">
            <text:p>80.44</text:p>
          </table:table-cell>
          <table:table-cell office:value-type="float" office:value="3884">
            <text:p>3884</text:p>
          </table:table-cell>
          <table:table-cell/>
          <table:table-cell office:value-type="float" office:value="28">
            <text:p>28</text:p>
          </table:table-cell>
          <table:table-cell office:value-type="float" office:value="3853">
            <text:p>3853</text:p>
          </table:table-cell>
          <table:table-cell office:value-type="float" office:value="3620.71">
            <text:p>3620.71</text:p>
          </table:table-cell>
          <table:table-cell table:formula="of:=[.AF36]-[.AG36]" office:value-type="float" office:value="232.29">
            <text:p>232.2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296">
            <text:p>3296</text:p>
          </table:table-cell>
          <table:table-cell office:value-type="float" office:value="2796.34">
            <text:p>2796.34</text:p>
          </table:table-cell>
          <table:table-cell table:formula="of:=[.B37]-[.C37]" office:value-type="float" office:value="499.66">
            <text:p>499.66</text:p>
          </table:table-cell>
          <table:table-cell office:value-type="float" office:value="3884">
            <text:p>3884</text:p>
          </table:table-cell>
          <table:table-cell/>
          <table:table-cell office:value-type="float" office:value="29">
            <text:p>29</text:p>
          </table:table-cell>
          <table:table-cell office:value-type="float" office:value="3180">
            <text:p>3180</text:p>
          </table:table-cell>
          <table:table-cell office:value-type="float" office:value="2677.29">
            <text:p>2677.29</text:p>
          </table:table-cell>
          <table:table-cell table:formula="of:=[.H37]-[.I37]" office:value-type="float" office:value="502.71">
            <text:p>502.71</text:p>
          </table:table-cell>
          <table:table-cell office:value-type="float" office:value="3884">
            <text:p>3884</text:p>
          </table:table-cell>
          <table:table-cell/>
          <table:table-cell office:value-type="float" office:value="29">
            <text:p>29</text:p>
          </table:table-cell>
          <table:table-cell office:value-type="float" office:value="3831">
            <text:p>3831</text:p>
          </table:table-cell>
          <table:table-cell office:value-type="float" office:value="3648.26">
            <text:p>3648.26</text:p>
          </table:table-cell>
          <table:table-cell table:formula="of:=[.N37]-[.O37]" office:value-type="float" office:value="182.74">
            <text:p>182.74</text:p>
          </table:table-cell>
          <table:table-cell office:value-type="float" office:value="3884">
            <text:p>3884</text:p>
          </table:table-cell>
          <table:table-cell/>
          <table:table-cell office:value-type="float" office:value="29">
            <text:p>29</text:p>
          </table:table-cell>
          <table:table-cell office:value-type="float" office:value="3592">
            <text:p>3592</text:p>
          </table:table-cell>
          <table:table-cell office:value-type="float" office:value="3314.39">
            <text:p>3314.39</text:p>
          </table:table-cell>
          <table:table-cell table:formula="of:=[.T37]-[.U37]" office:value-type="float" office:value="277.61">
            <text:p>277.61</text:p>
          </table:table-cell>
          <table:table-cell office:value-type="float" office:value="3884">
            <text:p>3884</text:p>
          </table:table-cell>
          <table:table-cell/>
          <table:table-cell office:value-type="float" office:value="29">
            <text:p>29</text:p>
          </table:table-cell>
          <table:table-cell office:value-type="float" office:value="3866">
            <text:p>3866</text:p>
          </table:table-cell>
          <table:table-cell office:value-type="float" office:value="3787.53">
            <text:p>3787.53</text:p>
          </table:table-cell>
          <table:table-cell table:formula="of:=[.Z37]-[.AA37]" office:value-type="float" office:value="78.4699999999998">
            <text:p>78.47</text:p>
          </table:table-cell>
          <table:table-cell office:value-type="float" office:value="3884">
            <text:p>3884</text:p>
          </table:table-cell>
          <table:table-cell/>
          <table:table-cell office:value-type="float" office:value="29">
            <text:p>29</text:p>
          </table:table-cell>
          <table:table-cell office:value-type="float" office:value="3853">
            <text:p>3853</text:p>
          </table:table-cell>
          <table:table-cell office:value-type="float" office:value="3644.68">
            <text:p>3644.68</text:p>
          </table:table-cell>
          <table:table-cell table:formula="of:=[.AF37]-[.AG37]" office:value-type="float" office:value="208.32">
            <text:p>208.3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11">
            <text:p>3511</text:p>
          </table:table-cell>
          <table:table-cell office:value-type="float" office:value="2821.28">
            <text:p>2821.28</text:p>
          </table:table-cell>
          <table:table-cell table:formula="of:=[.B38]-[.C38]" office:value-type="float" office:value="689.72">
            <text:p>689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30">
            <text:p>30</text:p>
          </table:table-cell>
          <table:table-cell office:value-type="float" office:value="3180">
            <text:p>3180</text:p>
          </table:table-cell>
          <table:table-cell office:value-type="float" office:value="2685.52">
            <text:p>2685.52</text:p>
          </table:table-cell>
          <table:table-cell table:formula="of:=[.H38]-[.I38]" office:value-type="float" office:value="494.48">
            <text:p>494.48</text:p>
          </table:table-cell>
          <table:table-cell office:value-type="float" office:value="3884">
            <text:p>3884</text:p>
          </table:table-cell>
          <table:table-cell/>
          <table:table-cell office:value-type="float" office:value="30">
            <text:p>30</text:p>
          </table:table-cell>
          <table:table-cell office:value-type="float" office:value="3849">
            <text:p>3849</text:p>
          </table:table-cell>
          <table:table-cell office:value-type="float" office:value="3629.17">
            <text:p>3629.17</text:p>
          </table:table-cell>
          <table:table-cell table:formula="of:=[.N38]-[.O38]" office:value-type="float" office:value="219.83">
            <text:p>219.83</text:p>
          </table:table-cell>
          <table:table-cell office:value-type="float" office:value="3884">
            <text:p>3884</text:p>
          </table:table-cell>
          <table:table-cell/>
          <table:table-cell office:value-type="float" office:value="30">
            <text:p>30</text:p>
          </table:table-cell>
          <table:table-cell office:value-type="float" office:value="3604">
            <text:p>3604</text:p>
          </table:table-cell>
          <table:table-cell office:value-type="float" office:value="3381.51">
            <text:p>3381.51</text:p>
          </table:table-cell>
          <table:table-cell table:formula="of:=[.T38]-[.U38]" office:value-type="float" office:value="222.49">
            <text:p>222.49</text:p>
          </table:table-cell>
          <table:table-cell office:value-type="float" office:value="3884">
            <text:p>3884</text:p>
          </table:table-cell>
          <table:table-cell/>
          <table:table-cell office:value-type="float" office:value="30">
            <text:p>30</text:p>
          </table:table-cell>
          <table:table-cell office:value-type="float" office:value="3866">
            <text:p>3866</text:p>
          </table:table-cell>
          <table:table-cell office:value-type="float" office:value="3766.64">
            <text:p>3766.64</text:p>
          </table:table-cell>
          <table:table-cell table:formula="of:=[.Z38]-[.AA38]" office:value-type="float" office:value="99.3600000000001">
            <text:p>99.36</text:p>
          </table:table-cell>
          <table:table-cell office:value-type="float" office:value="3884">
            <text:p>3884</text:p>
          </table:table-cell>
          <table:table-cell/>
          <table:table-cell office:value-type="float" office:value="30">
            <text:p>30</text:p>
          </table:table-cell>
          <table:table-cell office:value-type="float" office:value="3853">
            <text:p>3853</text:p>
          </table:table-cell>
          <table:table-cell office:value-type="float" office:value="3663.41">
            <text:p>3663.41</text:p>
          </table:table-cell>
          <table:table-cell table:formula="of:=[.AF38]-[.AG38]" office:value-type="float" office:value="189.59">
            <text:p>189.5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511">
            <text:p>3511</text:p>
          </table:table-cell>
          <table:table-cell office:value-type="float" office:value="2785.05">
            <text:p>2785.05</text:p>
          </table:table-cell>
          <table:table-cell table:formula="of:=[.B39]-[.C39]" office:value-type="float" office:value="725.95">
            <text:p>725.95</text:p>
          </table:table-cell>
          <table:table-cell office:value-type="float" office:value="3884">
            <text:p>3884</text:p>
          </table:table-cell>
          <table:table-cell/>
          <table:table-cell office:value-type="float" office:value="31">
            <text:p>31</text:p>
          </table:table-cell>
          <table:table-cell office:value-type="float" office:value="3180">
            <text:p>3180</text:p>
          </table:table-cell>
          <table:table-cell office:value-type="float" office:value="2635.74">
            <text:p>2635.74</text:p>
          </table:table-cell>
          <table:table-cell table:formula="of:=[.H39]-[.I39]" office:value-type="float" office:value="544.26">
            <text:p>544.26</text:p>
          </table:table-cell>
          <table:table-cell office:value-type="float" office:value="3884">
            <text:p>3884</text:p>
          </table:table-cell>
          <table:table-cell/>
          <table:table-cell office:value-type="float" office:value="31">
            <text:p>31</text:p>
          </table:table-cell>
          <table:table-cell office:value-type="float" office:value="3855">
            <text:p>3855</text:p>
          </table:table-cell>
          <table:table-cell office:value-type="float" office:value="3687.13">
            <text:p>3687.13</text:p>
          </table:table-cell>
          <table:table-cell table:formula="of:=[.N39]-[.O39]" office:value-type="float" office:value="167.87">
            <text:p>167.87</text:p>
          </table:table-cell>
          <table:table-cell office:value-type="float" office:value="3884">
            <text:p>3884</text:p>
          </table:table-cell>
          <table:table-cell/>
          <table:table-cell office:value-type="float" office:value="31">
            <text:p>31</text:p>
          </table:table-cell>
          <table:table-cell office:value-type="float" office:value="3604">
            <text:p>3604</text:p>
          </table:table-cell>
          <table:table-cell office:value-type="float" office:value="3400.98">
            <text:p>3400.98</text:p>
          </table:table-cell>
          <table:table-cell table:formula="of:=[.T39]-[.U39]" office:value-type="float" office:value="203.02">
            <text:p>203.02</text:p>
          </table:table-cell>
          <table:table-cell office:value-type="float" office:value="3884">
            <text:p>3884</text:p>
          </table:table-cell>
          <table:table-cell/>
          <table:table-cell office:value-type="float" office:value="31">
            <text:p>31</text:p>
          </table:table-cell>
          <table:table-cell office:value-type="float" office:value="3877">
            <text:p>3877</text:p>
          </table:table-cell>
          <table:table-cell office:value-type="float" office:value="3784.62">
            <text:p>3784.62</text:p>
          </table:table-cell>
          <table:table-cell table:formula="of:=[.Z39]-[.AA39]" office:value-type="float" office:value="92.3800000000001">
            <text:p>92.38</text:p>
          </table:table-cell>
          <table:table-cell office:value-type="float" office:value="3884">
            <text:p>3884</text:p>
          </table:table-cell>
          <table:table-cell/>
          <table:table-cell office:value-type="float" office:value="31">
            <text:p>31</text:p>
          </table:table-cell>
          <table:table-cell office:value-type="float" office:value="3853">
            <text:p>3853</text:p>
          </table:table-cell>
          <table:table-cell office:value-type="float" office:value="3671.06">
            <text:p>3671.06</text:p>
          </table:table-cell>
          <table:table-cell table:formula="of:=[.AF39]-[.AG39]" office:value-type="float" office:value="181.94">
            <text:p>181.9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511">
            <text:p>3511</text:p>
          </table:table-cell>
          <table:table-cell office:value-type="float" office:value="2772.78">
            <text:p>2772.78</text:p>
          </table:table-cell>
          <table:table-cell table:formula="of:=[.B40]-[.C40]" office:value-type="float" office:value="738.22">
            <text:p>738.22</text:p>
          </table:table-cell>
          <table:table-cell office:value-type="float" office:value="3884">
            <text:p>3884</text:p>
          </table:table-cell>
          <table:table-cell/>
          <table:table-cell office:value-type="float" office:value="32">
            <text:p>32</text:p>
          </table:table-cell>
          <table:table-cell office:value-type="float" office:value="3180">
            <text:p>3180</text:p>
          </table:table-cell>
          <table:table-cell office:value-type="float" office:value="2658.14">
            <text:p>2658.14</text:p>
          </table:table-cell>
          <table:table-cell table:formula="of:=[.H40]-[.I40]" office:value-type="float" office:value="521.86">
            <text:p>521.86</text:p>
          </table:table-cell>
          <table:table-cell office:value-type="float" office:value="3884">
            <text:p>3884</text:p>
          </table:table-cell>
          <table:table-cell/>
          <table:table-cell office:value-type="float" office:value="32">
            <text:p>32</text:p>
          </table:table-cell>
          <table:table-cell office:value-type="float" office:value="3855">
            <text:p>3855</text:p>
          </table:table-cell>
          <table:table-cell office:value-type="float" office:value="3670.16">
            <text:p>3670.16</text:p>
          </table:table-cell>
          <table:table-cell table:formula="of:=[.N40]-[.O40]" office:value-type="float" office:value="184.84">
            <text:p>184.84</text:p>
          </table:table-cell>
          <table:table-cell office:value-type="float" office:value="3884">
            <text:p>3884</text:p>
          </table:table-cell>
          <table:table-cell/>
          <table:table-cell office:value-type="float" office:value="32">
            <text:p>32</text:p>
          </table:table-cell>
          <table:table-cell office:value-type="float" office:value="3684">
            <text:p>3684</text:p>
          </table:table-cell>
          <table:table-cell office:value-type="float" office:value="3326.02">
            <text:p>3326.02</text:p>
          </table:table-cell>
          <table:table-cell table:formula="of:=[.T40]-[.U40]" office:value-type="float" office:value="357.98">
            <text:p>357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32">
            <text:p>32</text:p>
          </table:table-cell>
          <table:table-cell office:value-type="float" office:value="3877">
            <text:p>3877</text:p>
          </table:table-cell>
          <table:table-cell office:value-type="float" office:value="3780.26">
            <text:p>3780.26</text:p>
          </table:table-cell>
          <table:table-cell table:formula="of:=[.Z40]-[.AA40]" office:value-type="float" office:value="96.7399999999998">
            <text:p>96.74</text:p>
          </table:table-cell>
          <table:table-cell office:value-type="float" office:value="3884">
            <text:p>3884</text:p>
          </table:table-cell>
          <table:table-cell/>
          <table:table-cell office:value-type="float" office:value="32">
            <text:p>32</text:p>
          </table:table-cell>
          <table:table-cell office:value-type="float" office:value="3853">
            <text:p>3853</text:p>
          </table:table-cell>
          <table:table-cell office:value-type="float" office:value="3695.1">
            <text:p>3695.1</text:p>
          </table:table-cell>
          <table:table-cell table:formula="of:=[.AF40]-[.AG40]" office:value-type="float" office:value="157.9">
            <text:p>157.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186">
            <text:p>3186</text:p>
          </table:table-cell>
          <table:table-cell office:value-type="float" office:value="2761.92">
            <text:p>2761.92</text:p>
          </table:table-cell>
          <table:table-cell table:formula="of:=[.B41]-[.C41]" office:value-type="float" office:value="424.08">
            <text:p>424.08</text:p>
          </table:table-cell>
          <table:table-cell office:value-type="float" office:value="3884">
            <text:p>3884</text:p>
          </table:table-cell>
          <table:table-cell/>
          <table:table-cell office:value-type="float" office:value="33">
            <text:p>33</text:p>
          </table:table-cell>
          <table:table-cell office:value-type="float" office:value="3180">
            <text:p>3180</text:p>
          </table:table-cell>
          <table:table-cell office:value-type="float" office:value="2663.1">
            <text:p>2663.1</text:p>
          </table:table-cell>
          <table:table-cell table:formula="of:=[.H41]-[.I41]" office:value-type="float" office:value="516.9">
            <text:p>516.9</text:p>
          </table:table-cell>
          <table:table-cell office:value-type="float" office:value="3884">
            <text:p>3884</text:p>
          </table:table-cell>
          <table:table-cell/>
          <table:table-cell office:value-type="float" office:value="33">
            <text:p>33</text:p>
          </table:table-cell>
          <table:table-cell office:value-type="float" office:value="3855">
            <text:p>3855</text:p>
          </table:table-cell>
          <table:table-cell office:value-type="float" office:value="3668.97">
            <text:p>3668.97</text:p>
          </table:table-cell>
          <table:table-cell table:formula="of:=[.N41]-[.O41]" office:value-type="float" office:value="186.03">
            <text:p>186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33">
            <text:p>33</text:p>
          </table:table-cell>
          <table:table-cell office:value-type="float" office:value="3684">
            <text:p>3684</text:p>
          </table:table-cell>
          <table:table-cell office:value-type="float" office:value="3416.99">
            <text:p>3416.99</text:p>
          </table:table-cell>
          <table:table-cell table:formula="of:=[.T41]-[.U41]" office:value-type="float" office:value="267.01">
            <text:p>267.01</text:p>
          </table:table-cell>
          <table:table-cell office:value-type="float" office:value="3884">
            <text:p>3884</text:p>
          </table:table-cell>
          <table:table-cell/>
          <table:table-cell office:value-type="float" office:value="33">
            <text:p>33</text:p>
          </table:table-cell>
          <table:table-cell office:value-type="float" office:value="3877">
            <text:p>3877</text:p>
          </table:table-cell>
          <table:table-cell office:value-type="float" office:value="3797.23">
            <text:p>3797.23</text:p>
          </table:table-cell>
          <table:table-cell table:formula="of:=[.Z41]-[.AA41]" office:value-type="float" office:value="79.77">
            <text:p>79.77</text:p>
          </table:table-cell>
          <table:table-cell office:value-type="float" office:value="3884">
            <text:p>3884</text:p>
          </table:table-cell>
          <table:table-cell/>
          <table:table-cell office:value-type="float" office:value="33">
            <text:p>33</text:p>
          </table:table-cell>
          <table:table-cell office:value-type="float" office:value="3864">
            <text:p>3864</text:p>
          </table:table-cell>
          <table:table-cell office:value-type="float" office:value="3710.93">
            <text:p>3710.93</text:p>
          </table:table-cell>
          <table:table-cell table:formula="of:=[.AF41]-[.AG41]" office:value-type="float" office:value="153.07">
            <text:p>153.0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186">
            <text:p>3186</text:p>
          </table:table-cell>
          <table:table-cell office:value-type="float" office:value="2758.73">
            <text:p>2758.73</text:p>
          </table:table-cell>
          <table:table-cell table:formula="of:=[.B42]-[.C42]" office:value-type="float" office:value="427.27">
            <text:p>427.27</text:p>
          </table:table-cell>
          <table:table-cell office:value-type="float" office:value="3884">
            <text:p>3884</text:p>
          </table:table-cell>
          <table:table-cell/>
          <table:table-cell office:value-type="float" office:value="34">
            <text:p>34</text:p>
          </table:table-cell>
          <table:table-cell office:value-type="float" office:value="3117">
            <text:p>3117</text:p>
          </table:table-cell>
          <table:table-cell office:value-type="float" office:value="2681.72">
            <text:p>2681.72</text:p>
          </table:table-cell>
          <table:table-cell table:formula="of:=[.H42]-[.I42]" office:value-type="float" office:value="435.28">
            <text:p>435.28</text:p>
          </table:table-cell>
          <table:table-cell office:value-type="float" office:value="3884">
            <text:p>3884</text:p>
          </table:table-cell>
          <table:table-cell/>
          <table:table-cell office:value-type="float" office:value="34">
            <text:p>34</text:p>
          </table:table-cell>
          <table:table-cell office:value-type="float" office:value="3855">
            <text:p>3855</text:p>
          </table:table-cell>
          <table:table-cell office:value-type="float" office:value="3683.06">
            <text:p>3683.06</text:p>
          </table:table-cell>
          <table:table-cell table:formula="of:=[.N42]-[.O42]" office:value-type="float" office:value="171.94">
            <text:p>171.94</text:p>
          </table:table-cell>
          <table:table-cell office:value-type="float" office:value="3884">
            <text:p>3884</text:p>
          </table:table-cell>
          <table:table-cell/>
          <table:table-cell office:value-type="float" office:value="34">
            <text:p>34</text:p>
          </table:table-cell>
          <table:table-cell office:value-type="float" office:value="3756">
            <text:p>3756</text:p>
          </table:table-cell>
          <table:table-cell office:value-type="float" office:value="3448.33">
            <text:p>3448.33</text:p>
          </table:table-cell>
          <table:table-cell table:formula="of:=[.T42]-[.U42]" office:value-type="float" office:value="307.67">
            <text:p>307.67</text:p>
          </table:table-cell>
          <table:table-cell office:value-type="float" office:value="3884">
            <text:p>3884</text:p>
          </table:table-cell>
          <table:table-cell/>
          <table:table-cell office:value-type="float" office:value="34">
            <text:p>34</text:p>
          </table:table-cell>
          <table:table-cell office:value-type="float" office:value="3877">
            <text:p>3877</text:p>
          </table:table-cell>
          <table:table-cell office:value-type="float" office:value="3813.69">
            <text:p>3813.69</text:p>
          </table:table-cell>
          <table:table-cell table:formula="of:=[.Z42]-[.AA42]" office:value-type="float" office:value="63.3099999999999">
            <text:p>63.31</text:p>
          </table:table-cell>
          <table:table-cell office:value-type="float" office:value="3884">
            <text:p>3884</text:p>
          </table:table-cell>
          <table:table-cell/>
          <table:table-cell office:value-type="float" office:value="34">
            <text:p>34</text:p>
          </table:table-cell>
          <table:table-cell office:value-type="float" office:value="3871">
            <text:p>3871</text:p>
          </table:table-cell>
          <table:table-cell office:value-type="float" office:value="3704.09">
            <text:p>3704.09</text:p>
          </table:table-cell>
          <table:table-cell table:formula="of:=[.AF42]-[.AG42]" office:value-type="float" office:value="166.91">
            <text:p>166.9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347">
            <text:p>3347</text:p>
          </table:table-cell>
          <table:table-cell office:value-type="float" office:value="2762.41">
            <text:p>2762.41</text:p>
          </table:table-cell>
          <table:table-cell table:formula="of:=[.B43]-[.C43]" office:value-type="float" office:value="584.59">
            <text:p>584.59</text:p>
          </table:table-cell>
          <table:table-cell office:value-type="float" office:value="3884">
            <text:p>3884</text:p>
          </table:table-cell>
          <table:table-cell/>
          <table:table-cell office:value-type="float" office:value="35">
            <text:p>35</text:p>
          </table:table-cell>
          <table:table-cell office:value-type="float" office:value="3154">
            <text:p>3154</text:p>
          </table:table-cell>
          <table:table-cell office:value-type="float" office:value="2670.65">
            <text:p>2670.65</text:p>
          </table:table-cell>
          <table:table-cell table:formula="of:=[.H43]-[.I43]" office:value-type="float" office:value="483.35">
            <text:p>483.35</text:p>
          </table:table-cell>
          <table:table-cell office:value-type="float" office:value="3884">
            <text:p>3884</text:p>
          </table:table-cell>
          <table:table-cell/>
          <table:table-cell office:value-type="float" office:value="35">
            <text:p>35</text:p>
          </table:table-cell>
          <table:table-cell office:value-type="float" office:value="3855">
            <text:p>3855</text:p>
          </table:table-cell>
          <table:table-cell office:value-type="float" office:value="3677.58">
            <text:p>3677.58</text:p>
          </table:table-cell>
          <table:table-cell table:formula="of:=[.N43]-[.O43]" office:value-type="float" office:value="177.42">
            <text:p>177.42</text:p>
          </table:table-cell>
          <table:table-cell office:value-type="float" office:value="3884">
            <text:p>3884</text:p>
          </table:table-cell>
          <table:table-cell/>
          <table:table-cell office:value-type="float" office:value="35">
            <text:p>35</text:p>
          </table:table-cell>
          <table:table-cell office:value-type="float" office:value="3685">
            <text:p>3685</text:p>
          </table:table-cell>
          <table:table-cell office:value-type="float" office:value="3406.1">
            <text:p>3406.1</text:p>
          </table:table-cell>
          <table:table-cell table:formula="of:=[.T43]-[.U43]" office:value-type="float" office:value="278.9">
            <text:p>278.9</text:p>
          </table:table-cell>
          <table:table-cell office:value-type="float" office:value="3884">
            <text:p>3884</text:p>
          </table:table-cell>
          <table:table-cell/>
          <table:table-cell office:value-type="float" office:value="35">
            <text:p>35</text:p>
          </table:table-cell>
          <table:table-cell office:value-type="float" office:value="3877">
            <text:p>3877</text:p>
          </table:table-cell>
          <table:table-cell office:value-type="float" office:value="3795.44">
            <text:p>3795.44</text:p>
          </table:table-cell>
          <table:table-cell table:formula="of:=[.Z43]-[.AA43]" office:value-type="float" office:value="81.56">
            <text:p>81.56</text:p>
          </table:table-cell>
          <table:table-cell office:value-type="float" office:value="3884">
            <text:p>3884</text:p>
          </table:table-cell>
          <table:table-cell/>
          <table:table-cell office:value-type="float" office:value="35">
            <text:p>35</text:p>
          </table:table-cell>
          <table:table-cell office:value-type="float" office:value="3871">
            <text:p>3871</text:p>
          </table:table-cell>
          <table:table-cell office:value-type="float" office:value="3726.63">
            <text:p>3726.63</text:p>
          </table:table-cell>
          <table:table-cell table:formula="of:=[.AF43]-[.AG43]" office:value-type="float" office:value="144.37">
            <text:p>144.3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36">
            <text:p>36</text:p>
            <draw:frame table:end-cell-address="Sheet1.L70" table:end-x="0.3614in" table:end-y="0.0209in" draw:z-index="3" draw:style-name="gr1" draw:text-style-name="P1" svg:width="9.187in" svg:height="4.6335in" svg:x="0.1972in" svg:y="0.0106in">
              <draw:object draw:notify-on-update-of-ranges="Sheet1.S7:Sheet1.S7 Sheet1.S8:Sheet1.S307 Sheet1.T7:Sheet1.T7 Sheet1.T8:Sheet1.T307 Sheet1.U7:Sheet1.U7 Sheet1.U8:Sheet1.U307 Sheet1.V7:Sheet1.V7 Sheet1.V8:Sheet1.V307 Sheet1.W7:Sheet1.W7 Sheet1.W8:Sheet1.W30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office:value-type="float" office:value="3386">
            <text:p>3386</text:p>
          </table:table-cell>
          <table:table-cell office:value-type="float" office:value="2762.99">
            <text:p>2762.99</text:p>
          </table:table-cell>
          <table:table-cell table:formula="of:=[.B44]-[.C44]" office:value-type="float" office:value="623.01">
            <text:p>623.01</text:p>
          </table:table-cell>
          <table:table-cell office:value-type="float" office:value="3884">
            <text:p>3884</text:p>
          </table:table-cell>
          <table:table-cell>
            <draw:frame table:end-cell-address="Sheet1.O70" table:end-x="0.602in" table:end-y="0.0425in" draw:z-index="5" draw:style-name="gr1" draw:text-style-name="P1" svg:width="9.1205in" svg:height="4.6335in" svg:x="0.6043in" svg:y="0.0323in">
              <draw:object draw:notify-on-update-of-ranges="Sheet1.M8:Sheet1.M307 Sheet1.N7:Sheet1.N7 Sheet1.N8:Sheet1.N307 Sheet1.O7:Sheet1.O7 Sheet1.O8:Sheet1.O307 Sheet1.P7:Sheet1.P7 Sheet1.P8:Sheet1.P307 Sheet1.Q7:Sheet1.Q7 Sheet1.Q8:Sheet1.Q307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office:value-type="float" office:value="36">
            <text:p>36</text:p>
          </table:table-cell>
          <table:table-cell office:value-type="float" office:value="3135">
            <text:p>3135</text:p>
          </table:table-cell>
          <table:table-cell office:value-type="float" office:value="2650.52">
            <text:p>2650.52</text:p>
          </table:table-cell>
          <table:table-cell table:formula="of:=[.H44]-[.I44]" office:value-type="float" office:value="484.48">
            <text:p>484.48</text:p>
          </table:table-cell>
          <table:table-cell office:value-type="float" office:value="3884">
            <text:p>3884</text:p>
          </table:table-cell>
          <table:table-cell/>
          <table:table-cell office:value-type="float" office:value="36">
            <text:p>36</text:p>
          </table:table-cell>
          <table:table-cell office:value-type="float" office:value="3873">
            <text:p>3873</text:p>
          </table:table-cell>
          <table:table-cell office:value-type="float" office:value="3700.19">
            <text:p>3700.19</text:p>
          </table:table-cell>
          <table:table-cell table:formula="of:=[.N44]-[.O44]" office:value-type="float" office:value="172.81">
            <text:p>172.81</text:p>
          </table:table-cell>
          <table:table-cell office:value-type="float" office:value="3884">
            <text:p>3884</text:p>
          </table:table-cell>
          <table:table-cell/>
          <table:table-cell office:value-type="float" office:value="36">
            <text:p>36</text:p>
          </table:table-cell>
          <table:table-cell office:value-type="float" office:value="3807">
            <text:p>3807</text:p>
          </table:table-cell>
          <table:table-cell office:value-type="float" office:value="3337.12">
            <text:p>3337.12</text:p>
          </table:table-cell>
          <table:table-cell table:formula="of:=[.T44]-[.U44]" office:value-type="float" office:value="469.88">
            <text:p>469.88</text:p>
          </table:table-cell>
          <table:table-cell office:value-type="float" office:value="3884">
            <text:p>3884</text:p>
          </table:table-cell>
          <table:table-cell/>
          <table:table-cell office:value-type="float" office:value="36">
            <text:p>36</text:p>
          </table:table-cell>
          <table:table-cell office:value-type="float" office:value="3877">
            <text:p>3877</text:p>
          </table:table-cell>
          <table:table-cell office:value-type="float" office:value="3817.32">
            <text:p>3817.32</text:p>
          </table:table-cell>
          <table:table-cell table:formula="of:=[.Z44]-[.AA44]" office:value-type="float" office:value="59.6799999999998">
            <text:p>59.68</text:p>
          </table:table-cell>
          <table:table-cell office:value-type="float" office:value="3884">
            <text:p>3884</text:p>
          </table:table-cell>
          <table:table-cell/>
          <table:table-cell office:value-type="float" office:value="36">
            <text:p>36</text:p>
          </table:table-cell>
          <table:table-cell office:value-type="float" office:value="3871">
            <text:p>3871</text:p>
          </table:table-cell>
          <table:table-cell office:value-type="float" office:value="3746.13">
            <text:p>3746.13</text:p>
          </table:table-cell>
          <table:table-cell table:formula="of:=[.AF44]-[.AG44]" office:value-type="float" office:value="124.87">
            <text:p>124.8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386">
            <text:p>3386</text:p>
          </table:table-cell>
          <table:table-cell office:value-type="float" office:value="2740.55">
            <text:p>2740.55</text:p>
          </table:table-cell>
          <table:table-cell table:formula="of:=[.B45]-[.C45]" office:value-type="float" office:value="645.45">
            <text:p>645.45</text:p>
          </table:table-cell>
          <table:table-cell office:value-type="float" office:value="3884">
            <text:p>3884</text:p>
          </table:table-cell>
          <table:table-cell/>
          <table:table-cell office:value-type="float" office:value="37">
            <text:p>37</text:p>
          </table:table-cell>
          <table:table-cell office:value-type="float" office:value="3047">
            <text:p>3047</text:p>
          </table:table-cell>
          <table:table-cell office:value-type="float" office:value="2653.76">
            <text:p>2653.76</text:p>
          </table:table-cell>
          <table:table-cell table:formula="of:=[.H45]-[.I45]" office:value-type="float" office:value="393.24">
            <text:p>393.24</text:p>
          </table:table-cell>
          <table:table-cell office:value-type="float" office:value="3884">
            <text:p>3884</text:p>
          </table:table-cell>
          <table:table-cell/>
          <table:table-cell office:value-type="float" office:value="37">
            <text:p>37</text:p>
          </table:table-cell>
          <table:table-cell office:value-type="float" office:value="3873">
            <text:p>3873</text:p>
          </table:table-cell>
          <table:table-cell office:value-type="float" office:value="3661.04">
            <text:p>3661.04</text:p>
          </table:table-cell>
          <table:table-cell table:formula="of:=[.N45]-[.O45]" office:value-type="float" office:value="211.96">
            <text:p>211.96</text:p>
          </table:table-cell>
          <table:table-cell office:value-type="float" office:value="3884">
            <text:p>3884</text:p>
          </table:table-cell>
          <table:table-cell/>
          <table:table-cell office:value-type="float" office:value="37">
            <text:p>37</text:p>
          </table:table-cell>
          <table:table-cell office:value-type="float" office:value="3725">
            <text:p>3725</text:p>
          </table:table-cell>
          <table:table-cell office:value-type="float" office:value="3441.2">
            <text:p>3441.2</text:p>
          </table:table-cell>
          <table:table-cell table:formula="of:=[.T45]-[.U45]" office:value-type="float" office:value="283.8">
            <text:p>283.8</text:p>
          </table:table-cell>
          <table:table-cell office:value-type="float" office:value="3884">
            <text:p>3884</text:p>
          </table:table-cell>
          <table:table-cell/>
          <table:table-cell office:value-type="float" office:value="37">
            <text:p>37</text:p>
          </table:table-cell>
          <table:table-cell office:value-type="float" office:value="3877">
            <text:p>3877</text:p>
          </table:table-cell>
          <table:table-cell office:value-type="float" office:value="3816.16">
            <text:p>3816.16</text:p>
          </table:table-cell>
          <table:table-cell table:formula="of:=[.Z45]-[.AA45]" office:value-type="float" office:value="60.8400000000002">
            <text:p>60.84</text:p>
          </table:table-cell>
          <table:table-cell office:value-type="float" office:value="3884">
            <text:p>3884</text:p>
          </table:table-cell>
          <table:table-cell/>
          <table:table-cell office:value-type="float" office:value="37">
            <text:p>37</text:p>
          </table:table-cell>
          <table:table-cell office:value-type="float" office:value="3877">
            <text:p>3877</text:p>
          </table:table-cell>
          <table:table-cell office:value-type="float" office:value="3764.38">
            <text:p>3764.38</text:p>
          </table:table-cell>
          <table:table-cell table:formula="of:=[.AF45]-[.AG45]" office:value-type="float" office:value="112.62">
            <text:p>112.6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386">
            <text:p>3386</text:p>
          </table:table-cell>
          <table:table-cell office:value-type="float" office:value="2758.85">
            <text:p>2758.85</text:p>
          </table:table-cell>
          <table:table-cell table:formula="of:=[.B46]-[.C46]" office:value-type="float" office:value="627.15">
            <text:p>627.15</text:p>
          </table:table-cell>
          <table:table-cell office:value-type="float" office:value="3884">
            <text:p>3884</text:p>
          </table:table-cell>
          <table:table-cell/>
          <table:table-cell office:value-type="float" office:value="38">
            <text:p>38</text:p>
          </table:table-cell>
          <table:table-cell office:value-type="float" office:value="3047">
            <text:p>3047</text:p>
          </table:table-cell>
          <table:table-cell office:value-type="float" office:value="2617.98">
            <text:p>2617.98</text:p>
          </table:table-cell>
          <table:table-cell table:formula="of:=[.H46]-[.I46]" office:value-type="float" office:value="429.02">
            <text:p>429.02</text:p>
          </table:table-cell>
          <table:table-cell office:value-type="float" office:value="3884">
            <text:p>3884</text:p>
          </table:table-cell>
          <table:table-cell/>
          <table:table-cell office:value-type="float" office:value="38">
            <text:p>38</text:p>
          </table:table-cell>
          <table:table-cell office:value-type="float" office:value="3873">
            <text:p>3873</text:p>
          </table:table-cell>
          <table:table-cell office:value-type="float" office:value="3706.81">
            <text:p>3706.81</text:p>
          </table:table-cell>
          <table:table-cell table:formula="of:=[.N46]-[.O46]" office:value-type="float" office:value="166.19">
            <text:p>166.19</text:p>
          </table:table-cell>
          <table:table-cell office:value-type="float" office:value="3884">
            <text:p>3884</text:p>
          </table:table-cell>
          <table:table-cell/>
          <table:table-cell office:value-type="float" office:value="38">
            <text:p>38</text:p>
          </table:table-cell>
          <table:table-cell office:value-type="float" office:value="3725">
            <text:p>3725</text:p>
          </table:table-cell>
          <table:table-cell office:value-type="float" office:value="3427.63">
            <text:p>3427.63</text:p>
          </table:table-cell>
          <table:table-cell table:formula="of:=[.T46]-[.U46]" office:value-type="float" office:value="297.37">
            <text:p>297.37</text:p>
          </table:table-cell>
          <table:table-cell office:value-type="float" office:value="3884">
            <text:p>3884</text:p>
          </table:table-cell>
          <table:table-cell/>
          <table:table-cell office:value-type="float" office:value="38">
            <text:p>38</text:p>
          </table:table-cell>
          <table:table-cell office:value-type="float" office:value="3877">
            <text:p>3877</text:p>
          </table:table-cell>
          <table:table-cell office:value-type="float" office:value="3809.11">
            <text:p>3809.11</text:p>
          </table:table-cell>
          <table:table-cell table:formula="of:=[.Z46]-[.AA46]" office:value-type="float" office:value="67.8899999999999">
            <text:p>67.89</text:p>
          </table:table-cell>
          <table:table-cell office:value-type="float" office:value="3884">
            <text:p>3884</text:p>
          </table:table-cell>
          <table:table-cell/>
          <table:table-cell office:value-type="float" office:value="38">
            <text:p>38</text:p>
          </table:table-cell>
          <table:table-cell office:value-type="float" office:value="3877">
            <text:p>3877</text:p>
          </table:table-cell>
          <table:table-cell office:value-type="float" office:value="2384.74">
            <text:p>2384.74</text:p>
          </table:table-cell>
          <table:table-cell table:formula="of:=[.AF46]-[.AG46]" office:value-type="float" office:value="1492.26">
            <text:p>1492.2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404">
            <text:p>3404</text:p>
          </table:table-cell>
          <table:table-cell office:value-type="float" office:value="2771.98">
            <text:p>2771.98</text:p>
          </table:table-cell>
          <table:table-cell table:formula="of:=[.B47]-[.C47]" office:value-type="float" office:value="632.02">
            <text:p>632.02</text:p>
          </table:table-cell>
          <table:table-cell office:value-type="float" office:value="3884">
            <text:p>3884</text:p>
          </table:table-cell>
          <table:table-cell/>
          <table:table-cell office:value-type="float" office:value="39">
            <text:p>39</text:p>
          </table:table-cell>
          <table:table-cell office:value-type="float" office:value="3257">
            <text:p>3257</text:p>
          </table:table-cell>
          <table:table-cell office:value-type="float" office:value="2648.23">
            <text:p>2648.23</text:p>
          </table:table-cell>
          <table:table-cell table:formula="of:=[.H47]-[.I47]" office:value-type="float" office:value="608.77">
            <text:p>608.77</text:p>
          </table:table-cell>
          <table:table-cell office:value-type="float" office:value="3884">
            <text:p>3884</text:p>
          </table:table-cell>
          <table:table-cell/>
          <table:table-cell office:value-type="float" office:value="39">
            <text:p>39</text:p>
          </table:table-cell>
          <table:table-cell office:value-type="float" office:value="3882">
            <text:p>3882</text:p>
          </table:table-cell>
          <table:table-cell office:value-type="float" office:value="3700.16">
            <text:p>3700.16</text:p>
          </table:table-cell>
          <table:table-cell table:formula="of:=[.N47]-[.O47]" office:value-type="float" office:value="181.84">
            <text:p>181.84</text:p>
          </table:table-cell>
          <table:table-cell office:value-type="float" office:value="3884">
            <text:p>3884</text:p>
          </table:table-cell>
          <table:table-cell/>
          <table:table-cell office:value-type="float" office:value="39">
            <text:p>39</text:p>
          </table:table-cell>
          <table:table-cell office:value-type="float" office:value="3725">
            <text:p>3725</text:p>
          </table:table-cell>
          <table:table-cell office:value-type="float" office:value="3420.17">
            <text:p>3420.17</text:p>
          </table:table-cell>
          <table:table-cell table:formula="of:=[.T47]-[.U47]" office:value-type="float" office:value="304.83">
            <text:p>304.83</text:p>
          </table:table-cell>
          <table:table-cell office:value-type="float" office:value="3884">
            <text:p>3884</text:p>
          </table:table-cell>
          <table:table-cell/>
          <table:table-cell office:value-type="float" office:value="39">
            <text:p>39</text:p>
          </table:table-cell>
          <table:table-cell office:value-type="float" office:value="3877">
            <text:p>3877</text:p>
          </table:table-cell>
          <table:table-cell office:value-type="float" office:value="3814.62">
            <text:p>3814.62</text:p>
          </table:table-cell>
          <table:table-cell table:formula="of:=[.Z47]-[.AA47]" office:value-type="float" office:value="62.3800000000001">
            <text:p>62.38</text:p>
          </table:table-cell>
          <table:table-cell office:value-type="float" office:value="3884">
            <text:p>3884</text:p>
          </table:table-cell>
          <table:table-cell/>
          <table:table-cell office:value-type="float" office:value="39">
            <text:p>39</text:p>
          </table:table-cell>
          <table:table-cell office:value-type="float" office:value="3877">
            <text:p>3877</text:p>
          </table:table-cell>
          <table:table-cell office:value-type="float" office:value="2576.56">
            <text:p>2576.56</text:p>
          </table:table-cell>
          <table:table-cell table:formula="of:=[.AF47]-[.AG47]" office:value-type="float" office:value="1300.44">
            <text:p>1300.4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419">
            <text:p>3419</text:p>
          </table:table-cell>
          <table:table-cell office:value-type="float" office:value="2765.1">
            <text:p>2765.1</text:p>
          </table:table-cell>
          <table:table-cell table:formula="of:=[.B48]-[.C48]" office:value-type="float" office:value="653.9">
            <text:p>653.9</text:p>
          </table:table-cell>
          <table:table-cell office:value-type="float" office:value="3884">
            <text:p>3884</text:p>
          </table:table-cell>
          <table:table-cell/>
          <table:table-cell office:value-type="float" office:value="40">
            <text:p>40</text:p>
          </table:table-cell>
          <table:table-cell office:value-type="float" office:value="3225">
            <text:p>3225</text:p>
          </table:table-cell>
          <table:table-cell office:value-type="float" office:value="2674.91">
            <text:p>2674.91</text:p>
          </table:table-cell>
          <table:table-cell table:formula="of:=[.H48]-[.I48]" office:value-type="float" office:value="550.09">
            <text:p>550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40">
            <text:p>40</text:p>
          </table:table-cell>
          <table:table-cell office:value-type="float" office:value="3882">
            <text:p>3882</text:p>
          </table:table-cell>
          <table:table-cell office:value-type="float" office:value="3710.95">
            <text:p>3710.95</text:p>
          </table:table-cell>
          <table:table-cell table:formula="of:=[.N48]-[.O48]" office:value-type="float" office:value="171.05">
            <text:p>171.05</text:p>
          </table:table-cell>
          <table:table-cell office:value-type="float" office:value="3884">
            <text:p>3884</text:p>
          </table:table-cell>
          <table:table-cell/>
          <table:table-cell office:value-type="float" office:value="40">
            <text:p>40</text:p>
          </table:table-cell>
          <table:table-cell office:value-type="float" office:value="3744">
            <text:p>3744</text:p>
          </table:table-cell>
          <table:table-cell office:value-type="float" office:value="3475.06">
            <text:p>3475.06</text:p>
          </table:table-cell>
          <table:table-cell table:formula="of:=[.T48]-[.U48]" office:value-type="float" office:value="268.94">
            <text:p>268.94</text:p>
          </table:table-cell>
          <table:table-cell office:value-type="float" office:value="3884">
            <text:p>3884</text:p>
          </table:table-cell>
          <table:table-cell/>
          <table:table-cell office:value-type="float" office:value="40">
            <text:p>40</text:p>
          </table:table-cell>
          <table:table-cell office:value-type="float" office:value="3877">
            <text:p>3877</text:p>
          </table:table-cell>
          <table:table-cell office:value-type="float" office:value="3823.38">
            <text:p>3823.38</text:p>
          </table:table-cell>
          <table:table-cell table:formula="of:=[.Z48]-[.AA48]" office:value-type="float" office:value="53.6199999999999">
            <text:p>53.62</text:p>
          </table:table-cell>
          <table:table-cell office:value-type="float" office:value="3884">
            <text:p>3884</text:p>
          </table:table-cell>
          <table:table-cell/>
          <table:table-cell office:value-type="float" office:value="40">
            <text:p>40</text:p>
          </table:table-cell>
          <table:table-cell office:value-type="float" office:value="3877">
            <text:p>3877</text:p>
          </table:table-cell>
          <table:table-cell office:value-type="float" office:value="2705.05">
            <text:p>2705.05</text:p>
          </table:table-cell>
          <table:table-cell table:formula="of:=[.AF48]-[.AG48]" office:value-type="float" office:value="1171.95">
            <text:p>1171.9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419">
            <text:p>3419</text:p>
          </table:table-cell>
          <table:table-cell office:value-type="float" office:value="2788.84">
            <text:p>2788.84</text:p>
          </table:table-cell>
          <table:table-cell table:formula="of:=[.B49]-[.C49]" office:value-type="float" office:value="630.16">
            <text:p>630.16</text:p>
          </table:table-cell>
          <table:table-cell office:value-type="float" office:value="3884">
            <text:p>3884</text:p>
          </table:table-cell>
          <table:table-cell/>
          <table:table-cell office:value-type="float" office:value="41">
            <text:p>41</text:p>
          </table:table-cell>
          <table:table-cell office:value-type="float" office:value="3047">
            <text:p>3047</text:p>
          </table:table-cell>
          <table:table-cell office:value-type="float" office:value="2637.95">
            <text:p>2637.95</text:p>
          </table:table-cell>
          <table:table-cell table:formula="of:=[.H49]-[.I49]" office:value-type="float" office:value="409.05">
            <text:p>409.05</text:p>
          </table:table-cell>
          <table:table-cell office:value-type="float" office:value="3884">
            <text:p>3884</text:p>
          </table:table-cell>
          <table:table-cell/>
          <table:table-cell office:value-type="float" office:value="41">
            <text:p>41</text:p>
          </table:table-cell>
          <table:table-cell office:value-type="float" office:value="3882">
            <text:p>3882</text:p>
          </table:table-cell>
          <table:table-cell office:value-type="float" office:value="3735.28">
            <text:p>3735.28</text:p>
          </table:table-cell>
          <table:table-cell table:formula="of:=[.N49]-[.O49]" office:value-type="float" office:value="146.72">
            <text:p>146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41">
            <text:p>41</text:p>
          </table:table-cell>
          <table:table-cell office:value-type="float" office:value="3807">
            <text:p>3807</text:p>
          </table:table-cell>
          <table:table-cell office:value-type="float" office:value="3533.36">
            <text:p>3533.36</text:p>
          </table:table-cell>
          <table:table-cell table:formula="of:=[.T49]-[.U49]" office:value-type="float" office:value="273.64">
            <text:p>273.64</text:p>
          </table:table-cell>
          <table:table-cell office:value-type="float" office:value="3884">
            <text:p>3884</text:p>
          </table:table-cell>
          <table:table-cell/>
          <table:table-cell office:value-type="float" office:value="41">
            <text:p>41</text:p>
          </table:table-cell>
          <table:table-cell office:value-type="float" office:value="3877">
            <text:p>3877</text:p>
          </table:table-cell>
          <table:table-cell office:value-type="float" office:value="3814.33">
            <text:p>3814.33</text:p>
          </table:table-cell>
          <table:table-cell table:formula="of:=[.Z49]-[.AA49]" office:value-type="float" office:value="62.6700000000001">
            <text:p>62.67</text:p>
          </table:table-cell>
          <table:table-cell office:value-type="float" office:value="3884">
            <text:p>3884</text:p>
          </table:table-cell>
          <table:table-cell/>
          <table:table-cell office:value-type="float" office:value="41">
            <text:p>41</text:p>
          </table:table-cell>
          <table:table-cell office:value-type="float" office:value="3877">
            <text:p>3877</text:p>
          </table:table-cell>
          <table:table-cell office:value-type="float" office:value="2803.64">
            <text:p>2803.64</text:p>
          </table:table-cell>
          <table:table-cell table:formula="of:=[.AF49]-[.AG49]" office:value-type="float" office:value="1073.36">
            <text:p>1073.3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515">
            <text:p>3515</text:p>
          </table:table-cell>
          <table:table-cell office:value-type="float" office:value="2819.93">
            <text:p>2819.93</text:p>
          </table:table-cell>
          <table:table-cell table:formula="of:=[.B50]-[.C50]" office:value-type="float" office:value="695.07">
            <text:p>695.07</text:p>
          </table:table-cell>
          <table:table-cell office:value-type="float" office:value="3884">
            <text:p>3884</text:p>
          </table:table-cell>
          <table:table-cell/>
          <table:table-cell office:value-type="float" office:value="42">
            <text:p>42</text:p>
          </table:table-cell>
          <table:table-cell office:value-type="float" office:value="3079">
            <text:p>3079</text:p>
          </table:table-cell>
          <table:table-cell office:value-type="float" office:value="2655.68">
            <text:p>2655.68</text:p>
          </table:table-cell>
          <table:table-cell table:formula="of:=[.H50]-[.I50]" office:value-type="float" office:value="423.32">
            <text:p>423.32</text:p>
          </table:table-cell>
          <table:table-cell office:value-type="float" office:value="3884">
            <text:p>3884</text:p>
          </table:table-cell>
          <table:table-cell/>
          <table:table-cell office:value-type="float" office:value="42">
            <text:p>42</text:p>
          </table:table-cell>
          <table:table-cell office:value-type="float" office:value="3882">
            <text:p>3882</text:p>
          </table:table-cell>
          <table:table-cell office:value-type="float" office:value="3727.62">
            <text:p>3727.62</text:p>
          </table:table-cell>
          <table:table-cell table:formula="of:=[.N50]-[.O50]" office:value-type="float" office:value="154.38">
            <text:p>154.38</text:p>
          </table:table-cell>
          <table:table-cell office:value-type="float" office:value="3884">
            <text:p>3884</text:p>
          </table:table-cell>
          <table:table-cell/>
          <table:table-cell office:value-type="float" office:value="42">
            <text:p>42</text:p>
          </table:table-cell>
          <table:table-cell office:value-type="float" office:value="3807">
            <text:p>3807</text:p>
          </table:table-cell>
          <table:table-cell office:value-type="float" office:value="3585">
            <text:p>3585</text:p>
          </table:table-cell>
          <table:table-cell table:formula="of:=[.T50]-[.U50]" office:value-type="float" office:value="222">
            <text:p>222</text:p>
          </table:table-cell>
          <table:table-cell office:value-type="float" office:value="3884">
            <text:p>3884</text:p>
          </table:table-cell>
          <table:table-cell/>
          <table:table-cell office:value-type="float" office:value="42">
            <text:p>42</text:p>
          </table:table-cell>
          <table:table-cell office:value-type="float" office:value="3877">
            <text:p>3877</text:p>
          </table:table-cell>
          <table:table-cell office:value-type="float" office:value="3795.93">
            <text:p>3795.93</text:p>
          </table:table-cell>
          <table:table-cell table:formula="of:=[.Z50]-[.AA50]" office:value-type="float" office:value="81.0700000000002">
            <text:p>81.07</text:p>
          </table:table-cell>
          <table:table-cell office:value-type="float" office:value="3884">
            <text:p>3884</text:p>
          </table:table-cell>
          <table:table-cell/>
          <table:table-cell office:value-type="float" office:value="42">
            <text:p>42</text:p>
          </table:table-cell>
          <table:table-cell office:value-type="float" office:value="3877">
            <text:p>3877</text:p>
          </table:table-cell>
          <table:table-cell office:value-type="float" office:value="2906">
            <text:p>2906</text:p>
          </table:table-cell>
          <table:table-cell table:formula="of:=[.AF50]-[.AG50]" office:value-type="float" office:value="971">
            <text:p>97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515">
            <text:p>3515</text:p>
          </table:table-cell>
          <table:table-cell office:value-type="float" office:value="2835.07">
            <text:p>2835.07</text:p>
          </table:table-cell>
          <table:table-cell table:formula="of:=[.B51]-[.C51]" office:value-type="float" office:value="679.93">
            <text:p>679.93</text:p>
          </table:table-cell>
          <table:table-cell office:value-type="float" office:value="3884">
            <text:p>3884</text:p>
          </table:table-cell>
          <table:table-cell/>
          <table:table-cell office:value-type="float" office:value="43">
            <text:p>43</text:p>
          </table:table-cell>
          <table:table-cell office:value-type="float" office:value="3015">
            <text:p>3015</text:p>
          </table:table-cell>
          <table:table-cell office:value-type="float" office:value="2655.81">
            <text:p>2655.81</text:p>
          </table:table-cell>
          <table:table-cell table:formula="of:=[.H51]-[.I51]" office:value-type="float" office:value="359.19">
            <text:p>359.19</text:p>
          </table:table-cell>
          <table:table-cell office:value-type="float" office:value="3884">
            <text:p>3884</text:p>
          </table:table-cell>
          <table:table-cell/>
          <table:table-cell office:value-type="float" office:value="43">
            <text:p>43</text:p>
          </table:table-cell>
          <table:table-cell office:value-type="float" office:value="3877">
            <text:p>3877</text:p>
          </table:table-cell>
          <table:table-cell office:value-type="float" office:value="3669.35">
            <text:p>3669.35</text:p>
          </table:table-cell>
          <table:table-cell table:formula="of:=[.N51]-[.O51]" office:value-type="float" office:value="207.65">
            <text:p>207.65</text:p>
          </table:table-cell>
          <table:table-cell office:value-type="float" office:value="3884">
            <text:p>3884</text:p>
          </table:table-cell>
          <table:table-cell/>
          <table:table-cell office:value-type="float" office:value="43">
            <text:p>43</text:p>
          </table:table-cell>
          <table:table-cell office:value-type="float" office:value="3807">
            <text:p>3807</text:p>
          </table:table-cell>
          <table:table-cell office:value-type="float" office:value="3573.09">
            <text:p>3573.09</text:p>
          </table:table-cell>
          <table:table-cell table:formula="of:=[.T51]-[.U51]" office:value-type="float" office:value="233.91">
            <text:p>233.91</text:p>
          </table:table-cell>
          <table:table-cell office:value-type="float" office:value="3884">
            <text:p>3884</text:p>
          </table:table-cell>
          <table:table-cell/>
          <table:table-cell office:value-type="float" office:value="43">
            <text:p>43</text:p>
          </table:table-cell>
          <table:table-cell office:value-type="float" office:value="3877">
            <text:p>3877</text:p>
          </table:table-cell>
          <table:table-cell office:value-type="float" office:value="3818.79">
            <text:p>3818.79</text:p>
          </table:table-cell>
          <table:table-cell table:formula="of:=[.Z51]-[.AA51]" office:value-type="float" office:value="58.21">
            <text:p>58.21</text:p>
          </table:table-cell>
          <table:table-cell office:value-type="float" office:value="3884">
            <text:p>3884</text:p>
          </table:table-cell>
          <table:table-cell/>
          <table:table-cell office:value-type="float" office:value="43">
            <text:p>43</text:p>
          </table:table-cell>
          <table:table-cell office:value-type="float" office:value="3877">
            <text:p>3877</text:p>
          </table:table-cell>
          <table:table-cell office:value-type="float" office:value="3045.61">
            <text:p>3045.61</text:p>
          </table:table-cell>
          <table:table-cell table:formula="of:=[.AF51]-[.AG51]" office:value-type="float" office:value="831.39">
            <text:p>831.3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515">
            <text:p>3515</text:p>
          </table:table-cell>
          <table:table-cell office:value-type="float" office:value="2907.6">
            <text:p>2907.6</text:p>
          </table:table-cell>
          <table:table-cell table:formula="of:=[.B52]-[.C52]" office:value-type="float" office:value="607.4">
            <text:p>607.4</text:p>
          </table:table-cell>
          <table:table-cell office:value-type="float" office:value="3884">
            <text:p>3884</text:p>
          </table:table-cell>
          <table:table-cell/>
          <table:table-cell office:value-type="float" office:value="44">
            <text:p>44</text:p>
          </table:table-cell>
          <table:table-cell office:value-type="float" office:value="3169">
            <text:p>3169</text:p>
          </table:table-cell>
          <table:table-cell office:value-type="float" office:value="2697.84">
            <text:p>2697.84</text:p>
          </table:table-cell>
          <table:table-cell table:formula="of:=[.H52]-[.I52]" office:value-type="float" office:value="471.16">
            <text:p>471.16</text:p>
          </table:table-cell>
          <table:table-cell office:value-type="float" office:value="3884">
            <text:p>3884</text:p>
          </table:table-cell>
          <table:table-cell/>
          <table:table-cell office:value-type="float" office:value="44">
            <text:p>44</text:p>
          </table:table-cell>
          <table:table-cell office:value-type="float" office:value="3877">
            <text:p>3877</text:p>
          </table:table-cell>
          <table:table-cell office:value-type="float" office:value="3711.54">
            <text:p>3711.54</text:p>
          </table:table-cell>
          <table:table-cell table:formula="of:=[.N52]-[.O52]" office:value-type="float" office:value="165.46">
            <text:p>165.46</text:p>
          </table:table-cell>
          <table:table-cell office:value-type="float" office:value="3884">
            <text:p>3884</text:p>
          </table:table-cell>
          <table:table-cell/>
          <table:table-cell office:value-type="float" office:value="44">
            <text:p>44</text:p>
          </table:table-cell>
          <table:table-cell office:value-type="float" office:value="3820">
            <text:p>3820</text:p>
          </table:table-cell>
          <table:table-cell office:value-type="float" office:value="3633.01">
            <text:p>3633.01</text:p>
          </table:table-cell>
          <table:table-cell table:formula="of:=[.T52]-[.U52]" office:value-type="float" office:value="186.99">
            <text:p>186.99</text:p>
          </table:table-cell>
          <table:table-cell office:value-type="float" office:value="3884">
            <text:p>3884</text:p>
          </table:table-cell>
          <table:table-cell/>
          <table:table-cell office:value-type="float" office:value="44">
            <text:p>44</text:p>
          </table:table-cell>
          <table:table-cell office:value-type="float" office:value="3877">
            <text:p>3877</text:p>
          </table:table-cell>
          <table:table-cell office:value-type="float" office:value="3823.78">
            <text:p>3823.78</text:p>
          </table:table-cell>
          <table:table-cell table:formula="of:=[.Z52]-[.AA52]" office:value-type="float" office:value="53.2199999999998">
            <text:p>53.22</text:p>
          </table:table-cell>
          <table:table-cell office:value-type="float" office:value="3884">
            <text:p>3884</text:p>
          </table:table-cell>
          <table:table-cell/>
          <table:table-cell office:value-type="float" office:value="44">
            <text:p>44</text:p>
          </table:table-cell>
          <table:table-cell office:value-type="float" office:value="3877">
            <text:p>3877</text:p>
          </table:table-cell>
          <table:table-cell office:value-type="float" office:value="3192.31">
            <text:p>3192.31</text:p>
          </table:table-cell>
          <table:table-cell table:formula="of:=[.AF52]-[.AG52]" office:value-type="float" office:value="684.69">
            <text:p>684.6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564">
            <text:p>3564</text:p>
          </table:table-cell>
          <table:table-cell office:value-type="float" office:value="2881.34">
            <text:p>2881.34</text:p>
          </table:table-cell>
          <table:table-cell table:formula="of:=[.B53]-[.C53]" office:value-type="float" office:value="682.66">
            <text:p>682.66</text:p>
          </table:table-cell>
          <table:table-cell office:value-type="float" office:value="3884">
            <text:p>3884</text:p>
          </table:table-cell>
          <table:table-cell/>
          <table:table-cell office:value-type="float" office:value="45">
            <text:p>45</text:p>
          </table:table-cell>
          <table:table-cell office:value-type="float" office:value="3108">
            <text:p>3108</text:p>
          </table:table-cell>
          <table:table-cell office:value-type="float" office:value="2703.24">
            <text:p>2703.24</text:p>
          </table:table-cell>
          <table:table-cell table:formula="of:=[.H53]-[.I53]" office:value-type="float" office:value="404.76">
            <text:p>404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45">
            <text:p>45</text:p>
          </table:table-cell>
          <table:table-cell office:value-type="float" office:value="3877">
            <text:p>3877</text:p>
          </table:table-cell>
          <table:table-cell office:value-type="float" office:value="3702.9">
            <text:p>3702.9</text:p>
          </table:table-cell>
          <table:table-cell table:formula="of:=[.N53]-[.O53]" office:value-type="float" office:value="174.1">
            <text:p>174.1</text:p>
          </table:table-cell>
          <table:table-cell office:value-type="float" office:value="3884">
            <text:p>3884</text:p>
          </table:table-cell>
          <table:table-cell/>
          <table:table-cell office:value-type="float" office:value="45">
            <text:p>45</text:p>
          </table:table-cell>
          <table:table-cell office:value-type="float" office:value="3822">
            <text:p>3822</text:p>
          </table:table-cell>
          <table:table-cell office:value-type="float" office:value="3644.01">
            <text:p>3644.01</text:p>
          </table:table-cell>
          <table:table-cell table:formula="of:=[.T53]-[.U53]" office:value-type="float" office:value="177.99">
            <text:p>177.99</text:p>
          </table:table-cell>
          <table:table-cell office:value-type="float" office:value="3884">
            <text:p>3884</text:p>
          </table:table-cell>
          <table:table-cell/>
          <table:table-cell office:value-type="float" office:value="45">
            <text:p>45</text:p>
          </table:table-cell>
          <table:table-cell office:value-type="float" office:value="3877">
            <text:p>3877</text:p>
          </table:table-cell>
          <table:table-cell office:value-type="float" office:value="3832.22">
            <text:p>3832.22</text:p>
          </table:table-cell>
          <table:table-cell table:formula="of:=[.Z53]-[.AA53]" office:value-type="float" office:value="44.7800000000002">
            <text:p>44.78</text:p>
          </table:table-cell>
          <table:table-cell office:value-type="float" office:value="3884">
            <text:p>3884</text:p>
          </table:table-cell>
          <table:table-cell/>
          <table:table-cell office:value-type="float" office:value="45">
            <text:p>45</text:p>
          </table:table-cell>
          <table:table-cell office:value-type="float" office:value="3877">
            <text:p>3877</text:p>
          </table:table-cell>
          <table:table-cell office:value-type="float" office:value="3376.32">
            <text:p>3376.32</text:p>
          </table:table-cell>
          <table:table-cell table:formula="of:=[.AF53]-[.AG53]" office:value-type="float" office:value="500.68">
            <text:p>500.6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564">
            <text:p>3564</text:p>
          </table:table-cell>
          <table:table-cell office:value-type="float" office:value="2887.92">
            <text:p>2887.92</text:p>
          </table:table-cell>
          <table:table-cell table:formula="of:=[.B54]-[.C54]" office:value-type="float" office:value="676.08">
            <text:p>676.08</text:p>
          </table:table-cell>
          <table:table-cell office:value-type="float" office:value="3884">
            <text:p>3884</text:p>
          </table:table-cell>
          <table:table-cell/>
          <table:table-cell office:value-type="float" office:value="46">
            <text:p>46</text:p>
          </table:table-cell>
          <table:table-cell office:value-type="float" office:value="3151">
            <text:p>3151</text:p>
          </table:table-cell>
          <table:table-cell office:value-type="float" office:value="2720.89">
            <text:p>2720.89</text:p>
          </table:table-cell>
          <table:table-cell table:formula="of:=[.H54]-[.I54]" office:value-type="float" office:value="430.11">
            <text:p>430.11</text:p>
          </table:table-cell>
          <table:table-cell office:value-type="float" office:value="3884">
            <text:p>3884</text:p>
          </table:table-cell>
          <table:table-cell/>
          <table:table-cell office:value-type="float" office:value="46">
            <text:p>46</text:p>
          </table:table-cell>
          <table:table-cell office:value-type="float" office:value="3877">
            <text:p>3877</text:p>
          </table:table-cell>
          <table:table-cell office:value-type="float" office:value="3663.31">
            <text:p>3663.31</text:p>
          </table:table-cell>
          <table:table-cell table:formula="of:=[.N54]-[.O54]" office:value-type="float" office:value="213.69">
            <text:p>213.69</text:p>
          </table:table-cell>
          <table:table-cell office:value-type="float" office:value="3884">
            <text:p>3884</text:p>
          </table:table-cell>
          <table:table-cell/>
          <table:table-cell office:value-type="float" office:value="46">
            <text:p>46</text:p>
          </table:table-cell>
          <table:table-cell office:value-type="float" office:value="3881">
            <text:p>3881</text:p>
          </table:table-cell>
          <table:table-cell office:value-type="float" office:value="3632.73">
            <text:p>3632.73</text:p>
          </table:table-cell>
          <table:table-cell table:formula="of:=[.T54]-[.U54]" office:value-type="float" office:value="248.27">
            <text:p>248.27</text:p>
          </table:table-cell>
          <table:table-cell office:value-type="float" office:value="3884">
            <text:p>3884</text:p>
          </table:table-cell>
          <table:table-cell/>
          <table:table-cell office:value-type="float" office:value="46">
            <text:p>46</text:p>
          </table:table-cell>
          <table:table-cell office:value-type="float" office:value="3877">
            <text:p>3877</text:p>
          </table:table-cell>
          <table:table-cell office:value-type="float" office:value="3820.1">
            <text:p>3820.1</text:p>
          </table:table-cell>
          <table:table-cell table:formula="of:=[.Z54]-[.AA54]" office:value-type="float" office:value="56.9000000000001">
            <text:p>56.9</text:p>
          </table:table-cell>
          <table:table-cell office:value-type="float" office:value="3884">
            <text:p>3884</text:p>
          </table:table-cell>
          <table:table-cell/>
          <table:table-cell office:value-type="float" office:value="46">
            <text:p>46</text:p>
          </table:table-cell>
          <table:table-cell office:value-type="float" office:value="3877">
            <text:p>3877</text:p>
          </table:table-cell>
          <table:table-cell office:value-type="float" office:value="3541.89">
            <text:p>3541.89</text:p>
          </table:table-cell>
          <table:table-cell table:formula="of:=[.AF54]-[.AG54]" office:value-type="float" office:value="335.11">
            <text:p>335.1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564">
            <text:p>3564</text:p>
          </table:table-cell>
          <table:table-cell office:value-type="float" office:value="2873.54">
            <text:p>2873.54</text:p>
          </table:table-cell>
          <table:table-cell table:formula="of:=[.B55]-[.C55]" office:value-type="float" office:value="690.46">
            <text:p>690.46</text:p>
          </table:table-cell>
          <table:table-cell office:value-type="float" office:value="3884">
            <text:p>3884</text:p>
          </table:table-cell>
          <table:table-cell/>
          <table:table-cell office:value-type="float" office:value="47">
            <text:p>47</text:p>
          </table:table-cell>
          <table:table-cell office:value-type="float" office:value="3166">
            <text:p>3166</text:p>
          </table:table-cell>
          <table:table-cell office:value-type="float" office:value="2662.08">
            <text:p>2662.08</text:p>
          </table:table-cell>
          <table:table-cell table:formula="of:=[.H55]-[.I55]" office:value-type="float" office:value="503.92">
            <text:p>503.92</text:p>
          </table:table-cell>
          <table:table-cell office:value-type="float" office:value="3884">
            <text:p>3884</text:p>
          </table:table-cell>
          <table:table-cell/>
          <table:table-cell office:value-type="float" office:value="47">
            <text:p>47</text:p>
          </table:table-cell>
          <table:table-cell office:value-type="float" office:value="3877">
            <text:p>3877</text:p>
          </table:table-cell>
          <table:table-cell office:value-type="float" office:value="3623.61">
            <text:p>3623.61</text:p>
          </table:table-cell>
          <table:table-cell table:formula="of:=[.N55]-[.O55]" office:value-type="float" office:value="253.39">
            <text:p>253.39</text:p>
          </table:table-cell>
          <table:table-cell office:value-type="float" office:value="3884">
            <text:p>3884</text:p>
          </table:table-cell>
          <table:table-cell/>
          <table:table-cell office:value-type="float" office:value="47">
            <text:p>47</text:p>
          </table:table-cell>
          <table:table-cell office:value-type="float" office:value="3820">
            <text:p>3820</text:p>
          </table:table-cell>
          <table:table-cell office:value-type="float" office:value="3660.5">
            <text:p>3660.5</text:p>
          </table:table-cell>
          <table:table-cell table:formula="of:=[.T55]-[.U55]" office:value-type="float" office:value="159.5">
            <text:p>159.5</text:p>
          </table:table-cell>
          <table:table-cell office:value-type="float" office:value="3884">
            <text:p>3884</text:p>
          </table:table-cell>
          <table:table-cell/>
          <table:table-cell office:value-type="float" office:value="47">
            <text:p>47</text:p>
          </table:table-cell>
          <table:table-cell office:value-type="float" office:value="3877">
            <text:p>3877</text:p>
          </table:table-cell>
          <table:table-cell office:value-type="float" office:value="3797.4">
            <text:p>3797.4</text:p>
          </table:table-cell>
          <table:table-cell table:formula="of:=[.Z55]-[.AA55]" office:value-type="float" office:value="79.5999999999999">
            <text:p>79.6</text:p>
          </table:table-cell>
          <table:table-cell office:value-type="float" office:value="3884">
            <text:p>3884</text:p>
          </table:table-cell>
          <table:table-cell/>
          <table:table-cell office:value-type="float" office:value="47">
            <text:p>47</text:p>
          </table:table-cell>
          <table:table-cell office:value-type="float" office:value="3877">
            <text:p>3877</text:p>
          </table:table-cell>
          <table:table-cell office:value-type="float" office:value="3618.48">
            <text:p>3618.48</text:p>
          </table:table-cell>
          <table:table-cell table:formula="of:=[.AF55]-[.AG55]" office:value-type="float" office:value="258.52">
            <text:p>258.5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577">
            <text:p>3577</text:p>
          </table:table-cell>
          <table:table-cell office:value-type="float" office:value="2965.59">
            <text:p>2965.59</text:p>
          </table:table-cell>
          <table:table-cell table:formula="of:=[.B56]-[.C56]" office:value-type="float" office:value="611.41">
            <text:p>611.41</text:p>
          </table:table-cell>
          <table:table-cell office:value-type="float" office:value="3884">
            <text:p>3884</text:p>
          </table:table-cell>
          <table:table-cell/>
          <table:table-cell office:value-type="float" office:value="48">
            <text:p>48</text:p>
          </table:table-cell>
          <table:table-cell office:value-type="float" office:value="3178">
            <text:p>3178</text:p>
          </table:table-cell>
          <table:table-cell office:value-type="float" office:value="2643.14">
            <text:p>2643.14</text:p>
          </table:table-cell>
          <table:table-cell table:formula="of:=[.H56]-[.I56]" office:value-type="float" office:value="534.86">
            <text:p>534.86</text:p>
          </table:table-cell>
          <table:table-cell office:value-type="float" office:value="3884">
            <text:p>3884</text:p>
          </table:table-cell>
          <table:table-cell/>
          <table:table-cell office:value-type="float" office:value="48">
            <text:p>48</text:p>
          </table:table-cell>
          <table:table-cell office:value-type="float" office:value="3877">
            <text:p>3877</text:p>
          </table:table-cell>
          <table:table-cell office:value-type="float" office:value="3644.77">
            <text:p>3644.77</text:p>
          </table:table-cell>
          <table:table-cell table:formula="of:=[.N56]-[.O56]" office:value-type="float" office:value="232.23">
            <text:p>232.23</text:p>
          </table:table-cell>
          <table:table-cell office:value-type="float" office:value="3884">
            <text:p>3884</text:p>
          </table:table-cell>
          <table:table-cell/>
          <table:table-cell office:value-type="float" office:value="48">
            <text:p>48</text:p>
          </table:table-cell>
          <table:table-cell office:value-type="float" office:value="3870">
            <text:p>3870</text:p>
          </table:table-cell>
          <table:table-cell office:value-type="float" office:value="3587.56">
            <text:p>3587.56</text:p>
          </table:table-cell>
          <table:table-cell table:formula="of:=[.T56]-[.U56]" office:value-type="float" office:value="282.44">
            <text:p>282.44</text:p>
          </table:table-cell>
          <table:table-cell office:value-type="float" office:value="3884">
            <text:p>3884</text:p>
          </table:table-cell>
          <table:table-cell/>
          <table:table-cell office:value-type="float" office:value="48">
            <text:p>48</text:p>
          </table:table-cell>
          <table:table-cell office:value-type="float" office:value="3877">
            <text:p>3877</text:p>
          </table:table-cell>
          <table:table-cell office:value-type="float" office:value="3814.75">
            <text:p>3814.75</text:p>
          </table:table-cell>
          <table:table-cell table:formula="of:=[.Z56]-[.AA56]" office:value-type="float" office:value="62.25">
            <text:p>62.25</text:p>
          </table:table-cell>
          <table:table-cell office:value-type="float" office:value="3884">
            <text:p>3884</text:p>
          </table:table-cell>
          <table:table-cell/>
          <table:table-cell office:value-type="float" office:value="48">
            <text:p>48</text:p>
          </table:table-cell>
          <table:table-cell office:value-type="float" office:value="3877">
            <text:p>3877</text:p>
          </table:table-cell>
          <table:table-cell office:value-type="float" office:value="3660.05">
            <text:p>3660.05</text:p>
          </table:table-cell>
          <table:table-cell table:formula="of:=[.AF56]-[.AG56]" office:value-type="float" office:value="216.95">
            <text:p>216.9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581">
            <text:p>3581</text:p>
          </table:table-cell>
          <table:table-cell office:value-type="float" office:value="3034.08">
            <text:p>3034.08</text:p>
          </table:table-cell>
          <table:table-cell table:formula="of:=[.B57]-[.C57]" office:value-type="float" office:value="546.92">
            <text:p>546.92</text:p>
          </table:table-cell>
          <table:table-cell office:value-type="float" office:value="3884">
            <text:p>3884</text:p>
          </table:table-cell>
          <table:table-cell/>
          <table:table-cell office:value-type="float" office:value="49">
            <text:p>49</text:p>
          </table:table-cell>
          <table:table-cell office:value-type="float" office:value="3300">
            <text:p>3300</text:p>
          </table:table-cell>
          <table:table-cell office:value-type="float" office:value="2707.03">
            <text:p>2707.03</text:p>
          </table:table-cell>
          <table:table-cell table:formula="of:=[.H57]-[.I57]" office:value-type="float" office:value="592.97">
            <text:p>592.97</text:p>
          </table:table-cell>
          <table:table-cell office:value-type="float" office:value="3884">
            <text:p>3884</text:p>
          </table:table-cell>
          <table:table-cell/>
          <table:table-cell office:value-type="float" office:value="49">
            <text:p>49</text:p>
          </table:table-cell>
          <table:table-cell office:value-type="float" office:value="3877">
            <text:p>3877</text:p>
          </table:table-cell>
          <table:table-cell office:value-type="float" office:value="3621.8">
            <text:p>3621.8</text:p>
          </table:table-cell>
          <table:table-cell table:formula="of:=[.N57]-[.O57]" office:value-type="float" office:value="255.2">
            <text:p>255.2</text:p>
          </table:table-cell>
          <table:table-cell office:value-type="float" office:value="3884">
            <text:p>3884</text:p>
          </table:table-cell>
          <table:table-cell/>
          <table:table-cell office:value-type="float" office:value="49">
            <text:p>49</text:p>
          </table:table-cell>
          <table:table-cell office:value-type="float" office:value="3870">
            <text:p>3870</text:p>
          </table:table-cell>
          <table:table-cell office:value-type="float" office:value="3591.52">
            <text:p>3591.52</text:p>
          </table:table-cell>
          <table:table-cell table:formula="of:=[.T57]-[.U57]" office:value-type="float" office:value="278.48">
            <text:p>278.48</text:p>
          </table:table-cell>
          <table:table-cell office:value-type="float" office:value="3884">
            <text:p>3884</text:p>
          </table:table-cell>
          <table:table-cell/>
          <table:table-cell office:value-type="float" office:value="49">
            <text:p>49</text:p>
          </table:table-cell>
          <table:table-cell office:value-type="float" office:value="3877">
            <text:p>3877</text:p>
          </table:table-cell>
          <table:table-cell office:value-type="float" office:value="3821.23">
            <text:p>3821.23</text:p>
          </table:table-cell>
          <table:table-cell table:formula="of:=[.Z57]-[.AA57]" office:value-type="float" office:value="55.77">
            <text:p>55.77</text:p>
          </table:table-cell>
          <table:table-cell office:value-type="float" office:value="3884">
            <text:p>3884</text:p>
          </table:table-cell>
          <table:table-cell/>
          <table:table-cell office:value-type="float" office:value="49">
            <text:p>49</text:p>
          </table:table-cell>
          <table:table-cell office:value-type="float" office:value="3877">
            <text:p>3877</text:p>
          </table:table-cell>
          <table:table-cell office:value-type="float" office:value="3710.25">
            <text:p>3710.25</text:p>
          </table:table-cell>
          <table:table-cell table:formula="of:=[.AF57]-[.AG57]" office:value-type="float" office:value="166.75">
            <text:p>166.7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645">
            <text:p>3645</text:p>
          </table:table-cell>
          <table:table-cell office:value-type="float" office:value="3080.6">
            <text:p>3080.6</text:p>
          </table:table-cell>
          <table:table-cell table:formula="of:=[.B58]-[.C58]" office:value-type="float" office:value="564.4">
            <text:p>564.4</text:p>
          </table:table-cell>
          <table:table-cell office:value-type="float" office:value="3884">
            <text:p>3884</text:p>
          </table:table-cell>
          <table:table-cell/>
          <table:table-cell office:value-type="float" office:value="50">
            <text:p>50</text:p>
          </table:table-cell>
          <table:table-cell office:value-type="float" office:value="3298">
            <text:p>3298</text:p>
          </table:table-cell>
          <table:table-cell office:value-type="float" office:value="2769.05">
            <text:p>2769.05</text:p>
          </table:table-cell>
          <table:table-cell table:formula="of:=[.H58]-[.I58]" office:value-type="float" office:value="528.95">
            <text:p>528.95</text:p>
          </table:table-cell>
          <table:table-cell office:value-type="float" office:value="3884">
            <text:p>3884</text:p>
          </table:table-cell>
          <table:table-cell/>
          <table:table-cell office:value-type="float" office:value="50">
            <text:p>50</text:p>
          </table:table-cell>
          <table:table-cell office:value-type="float" office:value="3882">
            <text:p>3882</text:p>
          </table:table-cell>
          <table:table-cell office:value-type="float" office:value="3778.41">
            <text:p>3778.41</text:p>
          </table:table-cell>
          <table:table-cell table:formula="of:=[.N58]-[.O58]" office:value-type="float" office:value="103.59">
            <text:p>103.59</text:p>
          </table:table-cell>
          <table:table-cell office:value-type="float" office:value="3884">
            <text:p>3884</text:p>
          </table:table-cell>
          <table:table-cell/>
          <table:table-cell office:value-type="float" office:value="50">
            <text:p>50</text:p>
          </table:table-cell>
          <table:table-cell office:value-type="float" office:value="3881">
            <text:p>3881</text:p>
          </table:table-cell>
          <table:table-cell office:value-type="float" office:value="3605.9">
            <text:p>3605.9</text:p>
          </table:table-cell>
          <table:table-cell table:formula="of:=[.T58]-[.U58]" office:value-type="float" office:value="275.1">
            <text:p>275.1</text:p>
          </table:table-cell>
          <table:table-cell office:value-type="float" office:value="3884">
            <text:p>3884</text:p>
          </table:table-cell>
          <table:table-cell/>
          <table:table-cell office:value-type="float" office:value="50">
            <text:p>50</text:p>
          </table:table-cell>
          <table:table-cell office:value-type="float" office:value="3877">
            <text:p>3877</text:p>
          </table:table-cell>
          <table:table-cell office:value-type="float" office:value="3830.04">
            <text:p>3830.04</text:p>
          </table:table-cell>
          <table:table-cell table:formula="of:=[.Z58]-[.AA58]" office:value-type="float" office:value="46.96">
            <text:p>46.96</text:p>
          </table:table-cell>
          <table:table-cell office:value-type="float" office:value="3884">
            <text:p>3884</text:p>
          </table:table-cell>
          <table:table-cell/>
          <table:table-cell office:value-type="float" office:value="50">
            <text:p>50</text:p>
          </table:table-cell>
          <table:table-cell office:value-type="float" office:value="3877">
            <text:p>3877</text:p>
          </table:table-cell>
          <table:table-cell office:value-type="float" office:value="3722.54">
            <text:p>3722.54</text:p>
          </table:table-cell>
          <table:table-cell table:formula="of:=[.AF58]-[.AG58]" office:value-type="float" office:value="154.46">
            <text:p>154.4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581">
            <text:p>3581</text:p>
          </table:table-cell>
          <table:table-cell office:value-type="float" office:value="3048.8">
            <text:p>3048.8</text:p>
          </table:table-cell>
          <table:table-cell table:formula="of:=[.B59]-[.C59]" office:value-type="float" office:value="532.2">
            <text:p>532.2</text:p>
          </table:table-cell>
          <table:table-cell office:value-type="float" office:value="3884">
            <text:p>3884</text:p>
          </table:table-cell>
          <table:table-cell/>
          <table:table-cell office:value-type="float" office:value="51">
            <text:p>51</text:p>
          </table:table-cell>
          <table:table-cell office:value-type="float" office:value="3298">
            <text:p>3298</text:p>
          </table:table-cell>
          <table:table-cell office:value-type="float" office:value="2760.22">
            <text:p>2760.22</text:p>
          </table:table-cell>
          <table:table-cell table:formula="of:=[.H59]-[.I59]" office:value-type="float" office:value="537.78">
            <text:p>537.78</text:p>
          </table:table-cell>
          <table:table-cell office:value-type="float" office:value="3884">
            <text:p>3884</text:p>
          </table:table-cell>
          <table:table-cell/>
          <table:table-cell office:value-type="float" office:value="51">
            <text:p>51</text:p>
          </table:table-cell>
          <table:table-cell office:value-type="float" office:value="3877">
            <text:p>3877</text:p>
          </table:table-cell>
          <table:table-cell office:value-type="float" office:value="3712.84">
            <text:p>3712.84</text:p>
          </table:table-cell>
          <table:table-cell table:formula="of:=[.N59]-[.O59]" office:value-type="float" office:value="164.16">
            <text:p>164.16</text:p>
          </table:table-cell>
          <table:table-cell office:value-type="float" office:value="3884">
            <text:p>3884</text:p>
          </table:table-cell>
          <table:table-cell/>
          <table:table-cell office:value-type="float" office:value="51">
            <text:p>51</text:p>
          </table:table-cell>
          <table:table-cell office:value-type="float" office:value="3870">
            <text:p>3870</text:p>
          </table:table-cell>
          <table:table-cell office:value-type="float" office:value="3638.55">
            <text:p>3638.55</text:p>
          </table:table-cell>
          <table:table-cell table:formula="of:=[.T59]-[.U59]" office:value-type="float" office:value="231.45">
            <text:p>231.45</text:p>
          </table:table-cell>
          <table:table-cell office:value-type="float" office:value="3884">
            <text:p>3884</text:p>
          </table:table-cell>
          <table:table-cell/>
          <table:table-cell office:value-type="float" office:value="51">
            <text:p>51</text:p>
          </table:table-cell>
          <table:table-cell office:value-type="float" office:value="3877">
            <text:p>3877</text:p>
          </table:table-cell>
          <table:table-cell office:value-type="float" office:value="3825.85">
            <text:p>3825.85</text:p>
          </table:table-cell>
          <table:table-cell table:formula="of:=[.Z59]-[.AA59]" office:value-type="float" office:value="51.1500000000001">
            <text:p>51.15</text:p>
          </table:table-cell>
          <table:table-cell office:value-type="float" office:value="3884">
            <text:p>3884</text:p>
          </table:table-cell>
          <table:table-cell/>
          <table:table-cell office:value-type="float" office:value="51">
            <text:p>51</text:p>
          </table:table-cell>
          <table:table-cell office:value-type="float" office:value="3877">
            <text:p>3877</text:p>
          </table:table-cell>
          <table:table-cell office:value-type="float" office:value="3725.95">
            <text:p>3725.95</text:p>
          </table:table-cell>
          <table:table-cell table:formula="of:=[.AF59]-[.AG59]" office:value-type="float" office:value="151.05">
            <text:p>151.0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581">
            <text:p>3581</text:p>
          </table:table-cell>
          <table:table-cell office:value-type="float" office:value="3055.64">
            <text:p>3055.64</text:p>
          </table:table-cell>
          <table:table-cell table:formula="of:=[.B60]-[.C60]" office:value-type="float" office:value="525.36">
            <text:p>525.36</text:p>
          </table:table-cell>
          <table:table-cell office:value-type="float" office:value="3884">
            <text:p>3884</text:p>
          </table:table-cell>
          <table:table-cell/>
          <table:table-cell office:value-type="float" office:value="52">
            <text:p>52</text:p>
          </table:table-cell>
          <table:table-cell office:value-type="float" office:value="3273">
            <text:p>3273</text:p>
          </table:table-cell>
          <table:table-cell office:value-type="float" office:value="2697.72">
            <text:p>2697.72</text:p>
          </table:table-cell>
          <table:table-cell table:formula="of:=[.H60]-[.I60]" office:value-type="float" office:value="575.28">
            <text:p>575.28</text:p>
          </table:table-cell>
          <table:table-cell office:value-type="float" office:value="3884">
            <text:p>3884</text:p>
          </table:table-cell>
          <table:table-cell/>
          <table:table-cell office:value-type="float" office:value="52">
            <text:p>52</text:p>
          </table:table-cell>
          <table:table-cell office:value-type="float" office:value="3877">
            <text:p>3877</text:p>
          </table:table-cell>
          <table:table-cell office:value-type="float" office:value="3782.54">
            <text:p>3782.54</text:p>
          </table:table-cell>
          <table:table-cell table:formula="of:=[.N60]-[.O60]" office:value-type="float" office:value="94.46">
            <text:p>94.46</text:p>
          </table:table-cell>
          <table:table-cell office:value-type="float" office:value="3884">
            <text:p>3884</text:p>
          </table:table-cell>
          <table:table-cell/>
          <table:table-cell office:value-type="float" office:value="52">
            <text:p>52</text:p>
          </table:table-cell>
          <table:table-cell office:value-type="float" office:value="3842">
            <text:p>3842</text:p>
          </table:table-cell>
          <table:table-cell office:value-type="float" office:value="3651.78">
            <text:p>3651.78</text:p>
          </table:table-cell>
          <table:table-cell table:formula="of:=[.T60]-[.U60]" office:value-type="float" office:value="190.22">
            <text:p>190.22</text:p>
          </table:table-cell>
          <table:table-cell office:value-type="float" office:value="3884">
            <text:p>3884</text:p>
          </table:table-cell>
          <table:table-cell/>
          <table:table-cell office:value-type="float" office:value="52">
            <text:p>52</text:p>
          </table:table-cell>
          <table:table-cell office:value-type="float" office:value="3877">
            <text:p>3877</text:p>
          </table:table-cell>
          <table:table-cell office:value-type="float" office:value="3826.79">
            <text:p>3826.79</text:p>
          </table:table-cell>
          <table:table-cell table:formula="of:=[.Z60]-[.AA60]" office:value-type="float" office:value="50.21">
            <text:p>50.21</text:p>
          </table:table-cell>
          <table:table-cell office:value-type="float" office:value="3884">
            <text:p>3884</text:p>
          </table:table-cell>
          <table:table-cell/>
          <table:table-cell office:value-type="float" office:value="52">
            <text:p>52</text:p>
          </table:table-cell>
          <table:table-cell office:value-type="float" office:value="3877">
            <text:p>3877</text:p>
          </table:table-cell>
          <table:table-cell office:value-type="float" office:value="3756.07">
            <text:p>3756.07</text:p>
          </table:table-cell>
          <table:table-cell table:formula="of:=[.AF60]-[.AG60]" office:value-type="float" office:value="120.93">
            <text:p>120.9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581">
            <text:p>3581</text:p>
          </table:table-cell>
          <table:table-cell office:value-type="float" office:value="3025.42">
            <text:p>3025.42</text:p>
          </table:table-cell>
          <table:table-cell table:formula="of:=[.B61]-[.C61]" office:value-type="float" office:value="555.58">
            <text:p>555.58</text:p>
          </table:table-cell>
          <table:table-cell office:value-type="float" office:value="3884">
            <text:p>3884</text:p>
          </table:table-cell>
          <table:table-cell/>
          <table:table-cell office:value-type="float" office:value="53">
            <text:p>53</text:p>
          </table:table-cell>
          <table:table-cell office:value-type="float" office:value="3273">
            <text:p>3273</text:p>
          </table:table-cell>
          <table:table-cell office:value-type="float" office:value="2695.04">
            <text:p>2695.04</text:p>
          </table:table-cell>
          <table:table-cell table:formula="of:=[.H61]-[.I61]" office:value-type="float" office:value="577.96">
            <text:p>577.96</text:p>
          </table:table-cell>
          <table:table-cell office:value-type="float" office:value="3884">
            <text:p>3884</text:p>
          </table:table-cell>
          <table:table-cell/>
          <table:table-cell office:value-type="float" office:value="53">
            <text:p>53</text:p>
          </table:table-cell>
          <table:table-cell office:value-type="float" office:value="3877">
            <text:p>3877</text:p>
          </table:table-cell>
          <table:table-cell office:value-type="float" office:value="3735.49">
            <text:p>3735.49</text:p>
          </table:table-cell>
          <table:table-cell table:formula="of:=[.N61]-[.O61]" office:value-type="float" office:value="141.51">
            <text:p>141.51</text:p>
          </table:table-cell>
          <table:table-cell office:value-type="float" office:value="3884">
            <text:p>3884</text:p>
          </table:table-cell>
          <table:table-cell/>
          <table:table-cell office:value-type="float" office:value="53">
            <text:p>53</text:p>
          </table:table-cell>
          <table:table-cell office:value-type="float" office:value="3842">
            <text:p>3842</text:p>
          </table:table-cell>
          <table:table-cell office:value-type="float" office:value="3666.15">
            <text:p>3666.15</text:p>
          </table:table-cell>
          <table:table-cell table:formula="of:=[.T61]-[.U61]" office:value-type="float" office:value="175.85">
            <text:p>175.85</text:p>
          </table:table-cell>
          <table:table-cell office:value-type="float" office:value="3884">
            <text:p>3884</text:p>
          </table:table-cell>
          <table:table-cell/>
          <table:table-cell office:value-type="float" office:value="53">
            <text:p>53</text:p>
          </table:table-cell>
          <table:table-cell office:value-type="float" office:value="3877">
            <text:p>3877</text:p>
          </table:table-cell>
          <table:table-cell office:value-type="float" office:value="3814.57">
            <text:p>3814.57</text:p>
          </table:table-cell>
          <table:table-cell table:formula="of:=[.Z61]-[.AA61]" office:value-type="float" office:value="62.4299999999998">
            <text:p>62.43</text:p>
          </table:table-cell>
          <table:table-cell office:value-type="float" office:value="3884">
            <text:p>3884</text:p>
          </table:table-cell>
          <table:table-cell/>
          <table:table-cell office:value-type="float" office:value="53">
            <text:p>53</text:p>
          </table:table-cell>
          <table:table-cell office:value-type="float" office:value="3877">
            <text:p>3877</text:p>
          </table:table-cell>
          <table:table-cell office:value-type="float" office:value="3774.77">
            <text:p>3774.77</text:p>
          </table:table-cell>
          <table:table-cell table:formula="of:=[.AF61]-[.AG61]" office:value-type="float" office:value="102.23">
            <text:p>102.2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581">
            <text:p>3581</text:p>
          </table:table-cell>
          <table:table-cell office:value-type="float" office:value="3012.01">
            <text:p>3012.01</text:p>
          </table:table-cell>
          <table:table-cell table:formula="of:=[.B62]-[.C62]" office:value-type="float" office:value="568.99">
            <text:p>568.99</text:p>
          </table:table-cell>
          <table:table-cell office:value-type="float" office:value="3884">
            <text:p>3884</text:p>
          </table:table-cell>
          <table:table-cell/>
          <table:table-cell office:value-type="float" office:value="54">
            <text:p>54</text:p>
          </table:table-cell>
          <table:table-cell office:value-type="float" office:value="3348">
            <text:p>3348</text:p>
          </table:table-cell>
          <table:table-cell office:value-type="float" office:value="2709.02">
            <text:p>2709.02</text:p>
          </table:table-cell>
          <table:table-cell table:formula="of:=[.H62]-[.I62]" office:value-type="float" office:value="638.98">
            <text:p>638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54">
            <text:p>54</text:p>
          </table:table-cell>
          <table:table-cell office:value-type="float" office:value="3877">
            <text:p>3877</text:p>
          </table:table-cell>
          <table:table-cell office:value-type="float" office:value="3718.75">
            <text:p>3718.75</text:p>
          </table:table-cell>
          <table:table-cell table:formula="of:=[.N62]-[.O62]" office:value-type="float" office:value="158.25">
            <text:p>158.25</text:p>
          </table:table-cell>
          <table:table-cell office:value-type="float" office:value="3884">
            <text:p>3884</text:p>
          </table:table-cell>
          <table:table-cell/>
          <table:table-cell office:value-type="float" office:value="54">
            <text:p>54</text:p>
          </table:table-cell>
          <table:table-cell office:value-type="float" office:value="3874">
            <text:p>3874</text:p>
          </table:table-cell>
          <table:table-cell office:value-type="float" office:value="3655.66">
            <text:p>3655.66</text:p>
          </table:table-cell>
          <table:table-cell table:formula="of:=[.T62]-[.U62]" office:value-type="float" office:value="218.34">
            <text:p>218.34</text:p>
          </table:table-cell>
          <table:table-cell office:value-type="float" office:value="3884">
            <text:p>3884</text:p>
          </table:table-cell>
          <table:table-cell/>
          <table:table-cell office:value-type="float" office:value="54">
            <text:p>54</text:p>
          </table:table-cell>
          <table:table-cell office:value-type="float" office:value="3877">
            <text:p>3877</text:p>
          </table:table-cell>
          <table:table-cell office:value-type="float" office:value="3811.32">
            <text:p>3811.32</text:p>
          </table:table-cell>
          <table:table-cell table:formula="of:=[.Z62]-[.AA62]" office:value-type="float" office:value="65.6799999999998">
            <text:p>65.68</text:p>
          </table:table-cell>
          <table:table-cell office:value-type="float" office:value="3884">
            <text:p>3884</text:p>
          </table:table-cell>
          <table:table-cell/>
          <table:table-cell office:value-type="float" office:value="54">
            <text:p>54</text:p>
          </table:table-cell>
          <table:table-cell office:value-type="float" office:value="3877">
            <text:p>3877</text:p>
          </table:table-cell>
          <table:table-cell office:value-type="float" office:value="2325.51">
            <text:p>2325.51</text:p>
          </table:table-cell>
          <table:table-cell table:formula="of:=[.AF62]-[.AG62]" office:value-type="float" office:value="1551.49">
            <text:p>1551.4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581">
            <text:p>3581</text:p>
          </table:table-cell>
          <table:table-cell office:value-type="float" office:value="3001.02">
            <text:p>3001.02</text:p>
          </table:table-cell>
          <table:table-cell table:formula="of:=[.B63]-[.C63]" office:value-type="float" office:value="579.98">
            <text:p>579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55">
            <text:p>55</text:p>
          </table:table-cell>
          <table:table-cell office:value-type="float" office:value="3286">
            <text:p>3286</text:p>
          </table:table-cell>
          <table:table-cell office:value-type="float" office:value="2678.26">
            <text:p>2678.26</text:p>
          </table:table-cell>
          <table:table-cell table:formula="of:=[.H63]-[.I63]" office:value-type="float" office:value="607.74">
            <text:p>607.74</text:p>
          </table:table-cell>
          <table:table-cell office:value-type="float" office:value="3884">
            <text:p>3884</text:p>
          </table:table-cell>
          <table:table-cell/>
          <table:table-cell office:value-type="float" office:value="55">
            <text:p>55</text:p>
          </table:table-cell>
          <table:table-cell office:value-type="float" office:value="3877">
            <text:p>3877</text:p>
          </table:table-cell>
          <table:table-cell office:value-type="float" office:value="3619.49">
            <text:p>3619.49</text:p>
          </table:table-cell>
          <table:table-cell table:formula="of:=[.N63]-[.O63]" office:value-type="float" office:value="257.51">
            <text:p>257.51</text:p>
          </table:table-cell>
          <table:table-cell office:value-type="float" office:value="3884">
            <text:p>3884</text:p>
          </table:table-cell>
          <table:table-cell/>
          <table:table-cell office:value-type="float" office:value="55">
            <text:p>55</text:p>
          </table:table-cell>
          <table:table-cell office:value-type="float" office:value="3874">
            <text:p>3874</text:p>
          </table:table-cell>
          <table:table-cell office:value-type="float" office:value="3720.65">
            <text:p>3720.65</text:p>
          </table:table-cell>
          <table:table-cell table:formula="of:=[.T63]-[.U63]" office:value-type="float" office:value="153.35">
            <text:p>153.35</text:p>
          </table:table-cell>
          <table:table-cell office:value-type="float" office:value="3884">
            <text:p>3884</text:p>
          </table:table-cell>
          <table:table-cell/>
          <table:table-cell office:value-type="float" office:value="55">
            <text:p>55</text:p>
          </table:table-cell>
          <table:table-cell office:value-type="float" office:value="3877">
            <text:p>3877</text:p>
          </table:table-cell>
          <table:table-cell office:value-type="float" office:value="3815.2">
            <text:p>3815.2</text:p>
          </table:table-cell>
          <table:table-cell table:formula="of:=[.Z63]-[.AA63]" office:value-type="float" office:value="61.8000000000002">
            <text:p>61.8</text:p>
          </table:table-cell>
          <table:table-cell office:value-type="float" office:value="3884">
            <text:p>3884</text:p>
          </table:table-cell>
          <table:table-cell/>
          <table:table-cell office:value-type="float" office:value="55">
            <text:p>55</text:p>
          </table:table-cell>
          <table:table-cell office:value-type="float" office:value="3877">
            <text:p>3877</text:p>
          </table:table-cell>
          <table:table-cell office:value-type="float" office:value="2468.98">
            <text:p>2468.98</text:p>
          </table:table-cell>
          <table:table-cell table:formula="of:=[.AF63]-[.AG63]" office:value-type="float" office:value="1408.02">
            <text:p>1408.0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641">
            <text:p>3641</text:p>
          </table:table-cell>
          <table:table-cell office:value-type="float" office:value="3069.89">
            <text:p>3069.89</text:p>
          </table:table-cell>
          <table:table-cell table:formula="of:=[.B64]-[.C64]" office:value-type="float" office:value="571.11">
            <text:p>571.11</text:p>
          </table:table-cell>
          <table:table-cell office:value-type="float" office:value="3884">
            <text:p>3884</text:p>
          </table:table-cell>
          <table:table-cell/>
          <table:table-cell office:value-type="float" office:value="56">
            <text:p>56</text:p>
          </table:table-cell>
          <table:table-cell office:value-type="float" office:value="3303">
            <text:p>3303</text:p>
          </table:table-cell>
          <table:table-cell office:value-type="float" office:value="2726.49">
            <text:p>2726.49</text:p>
          </table:table-cell>
          <table:table-cell table:formula="of:=[.H64]-[.I64]" office:value-type="float" office:value="576.51">
            <text:p>576.51</text:p>
          </table:table-cell>
          <table:table-cell office:value-type="float" office:value="3884">
            <text:p>3884</text:p>
          </table:table-cell>
          <table:table-cell/>
          <table:table-cell office:value-type="float" office:value="56">
            <text:p>56</text:p>
          </table:table-cell>
          <table:table-cell office:value-type="float" office:value="3877">
            <text:p>3877</text:p>
          </table:table-cell>
          <table:table-cell office:value-type="float" office:value="3737.45">
            <text:p>3737.45</text:p>
          </table:table-cell>
          <table:table-cell table:formula="of:=[.N64]-[.O64]" office:value-type="float" office:value="139.55">
            <text:p>139.55</text:p>
          </table:table-cell>
          <table:table-cell office:value-type="float" office:value="3884">
            <text:p>3884</text:p>
          </table:table-cell>
          <table:table-cell/>
          <table:table-cell office:value-type="float" office:value="56">
            <text:p>56</text:p>
          </table:table-cell>
          <table:table-cell office:value-type="float" office:value="3874">
            <text:p>3874</text:p>
          </table:table-cell>
          <table:table-cell office:value-type="float" office:value="3718.63">
            <text:p>3718.63</text:p>
          </table:table-cell>
          <table:table-cell table:formula="of:=[.T64]-[.U64]" office:value-type="float" office:value="155.37">
            <text:p>155.37</text:p>
          </table:table-cell>
          <table:table-cell office:value-type="float" office:value="3884">
            <text:p>3884</text:p>
          </table:table-cell>
          <table:table-cell/>
          <table:table-cell office:value-type="float" office:value="56">
            <text:p>56</text:p>
          </table:table-cell>
          <table:table-cell office:value-type="float" office:value="3877">
            <text:p>3877</text:p>
          </table:table-cell>
          <table:table-cell office:value-type="float" office:value="3821.38">
            <text:p>3821.38</text:p>
          </table:table-cell>
          <table:table-cell table:formula="of:=[.Z64]-[.AA64]" office:value-type="float" office:value="55.6199999999999">
            <text:p>55.62</text:p>
          </table:table-cell>
          <table:table-cell office:value-type="float" office:value="3884">
            <text:p>3884</text:p>
          </table:table-cell>
          <table:table-cell/>
          <table:table-cell office:value-type="float" office:value="56">
            <text:p>56</text:p>
          </table:table-cell>
          <table:table-cell office:value-type="float" office:value="3877">
            <text:p>3877</text:p>
          </table:table-cell>
          <table:table-cell office:value-type="float" office:value="2644.51">
            <text:p>2644.51</text:p>
          </table:table-cell>
          <table:table-cell table:formula="of:=[.AF64]-[.AG64]" office:value-type="float" office:value="1232.49">
            <text:p>1232.4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641">
            <text:p>3641</text:p>
          </table:table-cell>
          <table:table-cell office:value-type="float" office:value="3081.93">
            <text:p>3081.93</text:p>
          </table:table-cell>
          <table:table-cell table:formula="of:=[.B65]-[.C65]" office:value-type="float" office:value="559.07">
            <text:p>559.07</text:p>
          </table:table-cell>
          <table:table-cell office:value-type="float" office:value="3884">
            <text:p>3884</text:p>
          </table:table-cell>
          <table:table-cell/>
          <table:table-cell office:value-type="float" office:value="57">
            <text:p>57</text:p>
          </table:table-cell>
          <table:table-cell office:value-type="float" office:value="3371">
            <text:p>3371</text:p>
          </table:table-cell>
          <table:table-cell office:value-type="float" office:value="2796.07">
            <text:p>2796.07</text:p>
          </table:table-cell>
          <table:table-cell table:formula="of:=[.H65]-[.I65]" office:value-type="float" office:value="574.93">
            <text:p>574.93</text:p>
          </table:table-cell>
          <table:table-cell office:value-type="float" office:value="3884">
            <text:p>3884</text:p>
          </table:table-cell>
          <table:table-cell/>
          <table:table-cell office:value-type="float" office:value="57">
            <text:p>57</text:p>
          </table:table-cell>
          <table:table-cell office:value-type="float" office:value="3877">
            <text:p>3877</text:p>
          </table:table-cell>
          <table:table-cell office:value-type="float" office:value="3779.72">
            <text:p>3779.72</text:p>
          </table:table-cell>
          <table:table-cell table:formula="of:=[.N65]-[.O65]" office:value-type="float" office:value="97.2800000000002">
            <text:p>97.28</text:p>
          </table:table-cell>
          <table:table-cell office:value-type="float" office:value="3884">
            <text:p>3884</text:p>
          </table:table-cell>
          <table:table-cell/>
          <table:table-cell office:value-type="float" office:value="57">
            <text:p>57</text:p>
          </table:table-cell>
          <table:table-cell office:value-type="float" office:value="3874">
            <text:p>3874</text:p>
          </table:table-cell>
          <table:table-cell office:value-type="float" office:value="3702.02">
            <text:p>3702.02</text:p>
          </table:table-cell>
          <table:table-cell table:formula="of:=[.T65]-[.U65]" office:value-type="float" office:value="171.98">
            <text:p>171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57">
            <text:p>57</text:p>
          </table:table-cell>
          <table:table-cell office:value-type="float" office:value="3877">
            <text:p>3877</text:p>
          </table:table-cell>
          <table:table-cell office:value-type="float" office:value="3824.6">
            <text:p>3824.6</text:p>
          </table:table-cell>
          <table:table-cell table:formula="of:=[.Z65]-[.AA65]" office:value-type="float" office:value="52.4000000000001">
            <text:p>52.4</text:p>
          </table:table-cell>
          <table:table-cell office:value-type="float" office:value="3884">
            <text:p>3884</text:p>
          </table:table-cell>
          <table:table-cell/>
          <table:table-cell office:value-type="float" office:value="57">
            <text:p>57</text:p>
          </table:table-cell>
          <table:table-cell office:value-type="float" office:value="3877">
            <text:p>3877</text:p>
          </table:table-cell>
          <table:table-cell office:value-type="float" office:value="2769.1">
            <text:p>2769.1</text:p>
          </table:table-cell>
          <table:table-cell table:formula="of:=[.AF65]-[.AG65]" office:value-type="float" office:value="1107.9">
            <text:p>1107.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641">
            <text:p>3641</text:p>
          </table:table-cell>
          <table:table-cell office:value-type="float" office:value="3123.28">
            <text:p>3123.28</text:p>
          </table:table-cell>
          <table:table-cell table:formula="of:=[.B66]-[.C66]" office:value-type="float" office:value="517.72">
            <text:p>517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58">
            <text:p>58</text:p>
          </table:table-cell>
          <table:table-cell office:value-type="float" office:value="3297">
            <text:p>3297</text:p>
          </table:table-cell>
          <table:table-cell office:value-type="float" office:value="2782.74">
            <text:p>2782.74</text:p>
          </table:table-cell>
          <table:table-cell table:formula="of:=[.H66]-[.I66]" office:value-type="float" office:value="514.26">
            <text:p>514.26</text:p>
          </table:table-cell>
          <table:table-cell office:value-type="float" office:value="3884">
            <text:p>3884</text:p>
          </table:table-cell>
          <table:table-cell/>
          <table:table-cell office:value-type="float" office:value="58">
            <text:p>58</text:p>
          </table:table-cell>
          <table:table-cell office:value-type="float" office:value="3877">
            <text:p>3877</text:p>
          </table:table-cell>
          <table:table-cell office:value-type="float" office:value="3769.27">
            <text:p>3769.27</text:p>
          </table:table-cell>
          <table:table-cell table:formula="of:=[.N66]-[.O66]" office:value-type="float" office:value="107.73">
            <text:p>107.73</text:p>
          </table:table-cell>
          <table:table-cell office:value-type="float" office:value="3884">
            <text:p>3884</text:p>
          </table:table-cell>
          <table:table-cell/>
          <table:table-cell office:value-type="float" office:value="58">
            <text:p>58</text:p>
          </table:table-cell>
          <table:table-cell office:value-type="float" office:value="3874">
            <text:p>3874</text:p>
          </table:table-cell>
          <table:table-cell office:value-type="float" office:value="3588.42">
            <text:p>3588.42</text:p>
          </table:table-cell>
          <table:table-cell table:formula="of:=[.T66]-[.U66]" office:value-type="float" office:value="285.58">
            <text:p>285.58</text:p>
          </table:table-cell>
          <table:table-cell office:value-type="float" office:value="3884">
            <text:p>3884</text:p>
          </table:table-cell>
          <table:table-cell/>
          <table:table-cell office:value-type="float" office:value="58">
            <text:p>58</text:p>
          </table:table-cell>
          <table:table-cell office:value-type="float" office:value="3877">
            <text:p>3877</text:p>
          </table:table-cell>
          <table:table-cell office:value-type="float" office:value="3823.79">
            <text:p>3823.79</text:p>
          </table:table-cell>
          <table:table-cell table:formula="of:=[.Z66]-[.AA66]" office:value-type="float" office:value="53.21">
            <text:p>53.21</text:p>
          </table:table-cell>
          <table:table-cell office:value-type="float" office:value="3884">
            <text:p>3884</text:p>
          </table:table-cell>
          <table:table-cell/>
          <table:table-cell office:value-type="float" office:value="58">
            <text:p>58</text:p>
          </table:table-cell>
          <table:table-cell office:value-type="float" office:value="3877">
            <text:p>3877</text:p>
          </table:table-cell>
          <table:table-cell office:value-type="float" office:value="2913.69">
            <text:p>2913.69</text:p>
          </table:table-cell>
          <table:table-cell table:formula="of:=[.AF66]-[.AG66]" office:value-type="float" office:value="963.31">
            <text:p>963.3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641">
            <text:p>3641</text:p>
          </table:table-cell>
          <table:table-cell office:value-type="float" office:value="3052.52">
            <text:p>3052.52</text:p>
          </table:table-cell>
          <table:table-cell table:formula="of:=[.B67]-[.C67]" office:value-type="float" office:value="588.48">
            <text:p>588.48</text:p>
          </table:table-cell>
          <table:table-cell office:value-type="float" office:value="3884">
            <text:p>3884</text:p>
          </table:table-cell>
          <table:table-cell/>
          <table:table-cell office:value-type="float" office:value="59">
            <text:p>59</text:p>
          </table:table-cell>
          <table:table-cell office:value-type="float" office:value="3331">
            <text:p>3331</text:p>
          </table:table-cell>
          <table:table-cell office:value-type="float" office:value="2830.64">
            <text:p>2830.64</text:p>
          </table:table-cell>
          <table:table-cell table:formula="of:=[.H67]-[.I67]" office:value-type="float" office:value="500.36">
            <text:p>500.36</text:p>
          </table:table-cell>
          <table:table-cell office:value-type="float" office:value="3884">
            <text:p>3884</text:p>
          </table:table-cell>
          <table:table-cell/>
          <table:table-cell office:value-type="float" office:value="59">
            <text:p>59</text:p>
          </table:table-cell>
          <table:table-cell office:value-type="float" office:value="3877">
            <text:p>3877</text:p>
          </table:table-cell>
          <table:table-cell office:value-type="float" office:value="3775.31">
            <text:p>3775.31</text:p>
          </table:table-cell>
          <table:table-cell table:formula="of:=[.N67]-[.O67]" office:value-type="float" office:value="101.69">
            <text:p>101.69</text:p>
          </table:table-cell>
          <table:table-cell office:value-type="float" office:value="3884">
            <text:p>3884</text:p>
          </table:table-cell>
          <table:table-cell/>
          <table:table-cell office:value-type="float" office:value="59">
            <text:p>59</text:p>
          </table:table-cell>
          <table:table-cell office:value-type="float" office:value="3874">
            <text:p>3874</text:p>
          </table:table-cell>
          <table:table-cell office:value-type="float" office:value="3678.51">
            <text:p>3678.51</text:p>
          </table:table-cell>
          <table:table-cell table:formula="of:=[.T67]-[.U67]" office:value-type="float" office:value="195.49">
            <text:p>195.49</text:p>
          </table:table-cell>
          <table:table-cell office:value-type="float" office:value="3884">
            <text:p>3884</text:p>
          </table:table-cell>
          <table:table-cell/>
          <table:table-cell office:value-type="float" office:value="59">
            <text:p>59</text:p>
          </table:table-cell>
          <table:table-cell office:value-type="float" office:value="3877">
            <text:p>3877</text:p>
          </table:table-cell>
          <table:table-cell office:value-type="float" office:value="3825.59">
            <text:p>3825.59</text:p>
          </table:table-cell>
          <table:table-cell table:formula="of:=[.Z67]-[.AA67]" office:value-type="float" office:value="51.4099999999999">
            <text:p>51.41</text:p>
          </table:table-cell>
          <table:table-cell office:value-type="float" office:value="3884">
            <text:p>3884</text:p>
          </table:table-cell>
          <table:table-cell/>
          <table:table-cell office:value-type="float" office:value="59">
            <text:p>59</text:p>
          </table:table-cell>
          <table:table-cell office:value-type="float" office:value="3877">
            <text:p>3877</text:p>
          </table:table-cell>
          <table:table-cell office:value-type="float" office:value="3069.62">
            <text:p>3069.62</text:p>
          </table:table-cell>
          <table:table-cell table:formula="of:=[.AF67]-[.AG67]" office:value-type="float" office:value="807.38">
            <text:p>807.3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641">
            <text:p>3641</text:p>
          </table:table-cell>
          <table:table-cell office:value-type="float" office:value="3028.55">
            <text:p>3028.55</text:p>
          </table:table-cell>
          <table:table-cell table:formula="of:=[.B68]-[.C68]" office:value-type="float" office:value="612.45">
            <text:p>612.45</text:p>
          </table:table-cell>
          <table:table-cell office:value-type="float" office:value="3884">
            <text:p>3884</text:p>
          </table:table-cell>
          <table:table-cell/>
          <table:table-cell office:value-type="float" office:value="60">
            <text:p>60</text:p>
          </table:table-cell>
          <table:table-cell office:value-type="float" office:value="3515">
            <text:p>3515</text:p>
          </table:table-cell>
          <table:table-cell office:value-type="float" office:value="2872.03">
            <text:p>2872.03</text:p>
          </table:table-cell>
          <table:table-cell table:formula="of:=[.H68]-[.I68]" office:value-type="float" office:value="642.97">
            <text:p>642.97</text:p>
          </table:table-cell>
          <table:table-cell office:value-type="float" office:value="3884">
            <text:p>3884</text:p>
          </table:table-cell>
          <table:table-cell/>
          <table:table-cell office:value-type="float" office:value="60">
            <text:p>60</text:p>
          </table:table-cell>
          <table:table-cell office:value-type="float" office:value="3877">
            <text:p>3877</text:p>
          </table:table-cell>
          <table:table-cell office:value-type="float" office:value="3733.1">
            <text:p>3733.1</text:p>
          </table:table-cell>
          <table:table-cell table:formula="of:=[.N68]-[.O68]" office:value-type="float" office:value="143.9">
            <text:p>143.9</text:p>
          </table:table-cell>
          <table:table-cell office:value-type="float" office:value="3884">
            <text:p>3884</text:p>
          </table:table-cell>
          <table:table-cell/>
          <table:table-cell office:value-type="float" office:value="60">
            <text:p>60</text:p>
          </table:table-cell>
          <table:table-cell office:value-type="float" office:value="3874">
            <text:p>3874</text:p>
          </table:table-cell>
          <table:table-cell office:value-type="float" office:value="3754.38">
            <text:p>3754.38</text:p>
          </table:table-cell>
          <table:table-cell table:formula="of:=[.T68]-[.U68]" office:value-type="float" office:value="119.62">
            <text:p>119.62</text:p>
          </table:table-cell>
          <table:table-cell office:value-type="float" office:value="3884">
            <text:p>3884</text:p>
          </table:table-cell>
          <table:table-cell/>
          <table:table-cell office:value-type="float" office:value="60">
            <text:p>60</text:p>
          </table:table-cell>
          <table:table-cell office:value-type="float" office:value="3877">
            <text:p>3877</text:p>
          </table:table-cell>
          <table:table-cell office:value-type="float" office:value="3829.1">
            <text:p>3829.1</text:p>
          </table:table-cell>
          <table:table-cell table:formula="of:=[.Z68]-[.AA68]" office:value-type="float" office:value="47.9000000000001">
            <text:p>47.9</text:p>
          </table:table-cell>
          <table:table-cell office:value-type="float" office:value="3884">
            <text:p>3884</text:p>
          </table:table-cell>
          <table:table-cell/>
          <table:table-cell office:value-type="float" office:value="60">
            <text:p>60</text:p>
          </table:table-cell>
          <table:table-cell office:value-type="float" office:value="3877">
            <text:p>3877</text:p>
          </table:table-cell>
          <table:table-cell office:value-type="float" office:value="3166.04">
            <text:p>3166.04</text:p>
          </table:table-cell>
          <table:table-cell table:formula="of:=[.AF68]-[.AG68]" office:value-type="float" office:value="710.96">
            <text:p>710.9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641">
            <text:p>3641</text:p>
          </table:table-cell>
          <table:table-cell office:value-type="float" office:value="3016.17">
            <text:p>3016.17</text:p>
          </table:table-cell>
          <table:table-cell table:formula="of:=[.B69]-[.C69]" office:value-type="float" office:value="624.83">
            <text:p>624.83</text:p>
          </table:table-cell>
          <table:table-cell office:value-type="float" office:value="3884">
            <text:p>3884</text:p>
          </table:table-cell>
          <table:table-cell/>
          <table:table-cell office:value-type="float" office:value="61">
            <text:p>61</text:p>
          </table:table-cell>
          <table:table-cell office:value-type="float" office:value="3331">
            <text:p>3331</text:p>
          </table:table-cell>
          <table:table-cell office:value-type="float" office:value="2855.25">
            <text:p>2855.25</text:p>
          </table:table-cell>
          <table:table-cell table:formula="of:=[.H69]-[.I69]" office:value-type="float" office:value="475.75">
            <text:p>475.75</text:p>
          </table:table-cell>
          <table:table-cell office:value-type="float" office:value="3884">
            <text:p>3884</text:p>
          </table:table-cell>
          <table:table-cell/>
          <table:table-cell office:value-type="float" office:value="61">
            <text:p>61</text:p>
          </table:table-cell>
          <table:table-cell office:value-type="float" office:value="3877">
            <text:p>3877</text:p>
          </table:table-cell>
          <table:table-cell office:value-type="float" office:value="3762.72">
            <text:p>3762.72</text:p>
          </table:table-cell>
          <table:table-cell table:formula="of:=[.N69]-[.O69]" office:value-type="float" office:value="114.28">
            <text:p>114.28</text:p>
          </table:table-cell>
          <table:table-cell office:value-type="float" office:value="3884">
            <text:p>3884</text:p>
          </table:table-cell>
          <table:table-cell/>
          <table:table-cell office:value-type="float" office:value="61">
            <text:p>61</text:p>
          </table:table-cell>
          <table:table-cell office:value-type="float" office:value="3882">
            <text:p>3882</text:p>
          </table:table-cell>
          <table:table-cell office:value-type="float" office:value="3752.09">
            <text:p>3752.09</text:p>
          </table:table-cell>
          <table:table-cell table:formula="of:=[.T69]-[.U69]" office:value-type="float" office:value="129.91">
            <text:p>129.91</text:p>
          </table:table-cell>
          <table:table-cell office:value-type="float" office:value="3884">
            <text:p>3884</text:p>
          </table:table-cell>
          <table:table-cell/>
          <table:table-cell office:value-type="float" office:value="61">
            <text:p>61</text:p>
          </table:table-cell>
          <table:table-cell office:value-type="float" office:value="3877">
            <text:p>3877</text:p>
          </table:table-cell>
          <table:table-cell office:value-type="float" office:value="3836.2">
            <text:p>3836.2</text:p>
          </table:table-cell>
          <table:table-cell table:formula="of:=[.Z69]-[.AA69]" office:value-type="float" office:value="40.8000000000002">
            <text:p>40.8</text:p>
          </table:table-cell>
          <table:table-cell office:value-type="float" office:value="3884">
            <text:p>3884</text:p>
          </table:table-cell>
          <table:table-cell/>
          <table:table-cell office:value-type="float" office:value="61">
            <text:p>61</text:p>
          </table:table-cell>
          <table:table-cell office:value-type="float" office:value="3877">
            <text:p>3877</text:p>
          </table:table-cell>
          <table:table-cell office:value-type="float" office:value="3366.56">
            <text:p>3366.56</text:p>
          </table:table-cell>
          <table:table-cell table:formula="of:=[.AF69]-[.AG69]" office:value-type="float" office:value="510.44">
            <text:p>510.4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641">
            <text:p>3641</text:p>
          </table:table-cell>
          <table:table-cell office:value-type="float" office:value="3061.41">
            <text:p>3061.41</text:p>
          </table:table-cell>
          <table:table-cell table:formula="of:=[.B70]-[.C70]" office:value-type="float" office:value="579.59">
            <text:p>579.59</text:p>
          </table:table-cell>
          <table:table-cell office:value-type="float" office:value="3884">
            <text:p>3884</text:p>
          </table:table-cell>
          <table:table-cell/>
          <table:table-cell office:value-type="float" office:value="62">
            <text:p>62</text:p>
          </table:table-cell>
          <table:table-cell office:value-type="float" office:value="3331">
            <text:p>3331</text:p>
          </table:table-cell>
          <table:table-cell office:value-type="float" office:value="2851.51">
            <text:p>2851.51</text:p>
          </table:table-cell>
          <table:table-cell table:formula="of:=[.H70]-[.I70]" office:value-type="float" office:value="479.49">
            <text:p>479.49</text:p>
          </table:table-cell>
          <table:table-cell office:value-type="float" office:value="3884">
            <text:p>3884</text:p>
          </table:table-cell>
          <table:table-cell/>
          <table:table-cell office:value-type="float" office:value="62">
            <text:p>62</text:p>
          </table:table-cell>
          <table:table-cell office:value-type="float" office:value="3877">
            <text:p>3877</text:p>
          </table:table-cell>
          <table:table-cell office:value-type="float" office:value="3701.67">
            <text:p>3701.67</text:p>
          </table:table-cell>
          <table:table-cell table:formula="of:=[.N70]-[.O70]" office:value-type="float" office:value="175.33">
            <text:p>175.33</text:p>
          </table:table-cell>
          <table:table-cell office:value-type="float" office:value="3884">
            <text:p>3884</text:p>
          </table:table-cell>
          <table:table-cell/>
          <table:table-cell office:value-type="float" office:value="62">
            <text:p>62</text:p>
          </table:table-cell>
          <table:table-cell office:value-type="float" office:value="3882">
            <text:p>3882</text:p>
          </table:table-cell>
          <table:table-cell office:value-type="float" office:value="3683.62">
            <text:p>3683.62</text:p>
          </table:table-cell>
          <table:table-cell table:formula="of:=[.T70]-[.U70]" office:value-type="float" office:value="198.38">
            <text:p>198.38</text:p>
          </table:table-cell>
          <table:table-cell office:value-type="float" office:value="3884">
            <text:p>3884</text:p>
          </table:table-cell>
          <table:table-cell/>
          <table:table-cell office:value-type="float" office:value="62">
            <text:p>62</text:p>
          </table:table-cell>
          <table:table-cell office:value-type="float" office:value="3877">
            <text:p>3877</text:p>
          </table:table-cell>
          <table:table-cell office:value-type="float" office:value="3817.46">
            <text:p>3817.46</text:p>
          </table:table-cell>
          <table:table-cell table:formula="of:=[.Z70]-[.AA70]" office:value-type="float" office:value="59.54">
            <text:p>59.54</text:p>
          </table:table-cell>
          <table:table-cell office:value-type="float" office:value="3884">
            <text:p>3884</text:p>
          </table:table-cell>
          <table:table-cell/>
          <table:table-cell office:value-type="float" office:value="62">
            <text:p>62</text:p>
          </table:table-cell>
          <table:table-cell office:value-type="float" office:value="3877">
            <text:p>3877</text:p>
          </table:table-cell>
          <table:table-cell office:value-type="float" office:value="3494.03">
            <text:p>3494.03</text:p>
          </table:table-cell>
          <table:table-cell table:formula="of:=[.AF70]-[.AG70]" office:value-type="float" office:value="382.97">
            <text:p>382.9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641">
            <text:p>3641</text:p>
          </table:table-cell>
          <table:table-cell office:value-type="float" office:value="3039.59">
            <text:p>3039.59</text:p>
          </table:table-cell>
          <table:table-cell table:formula="of:=[.B71]-[.C71]" office:value-type="float" office:value="601.41">
            <text:p>601.41</text:p>
          </table:table-cell>
          <table:table-cell office:value-type="float" office:value="3884">
            <text:p>3884</text:p>
          </table:table-cell>
          <table:table-cell/>
          <table:table-cell office:value-type="float" office:value="63">
            <text:p>63</text:p>
          </table:table-cell>
          <table:table-cell office:value-type="float" office:value="3313">
            <text:p>3313</text:p>
          </table:table-cell>
          <table:table-cell office:value-type="float" office:value="2831.65">
            <text:p>2831.65</text:p>
          </table:table-cell>
          <table:table-cell table:formula="of:=[.H71]-[.I71]" office:value-type="float" office:value="481.35">
            <text:p>481.35</text:p>
          </table:table-cell>
          <table:table-cell office:value-type="float" office:value="3884">
            <text:p>3884</text:p>
          </table:table-cell>
          <table:table-cell/>
          <table:table-cell office:value-type="float" office:value="63">
            <text:p>63</text:p>
          </table:table-cell>
          <table:table-cell office:value-type="float" office:value="3877">
            <text:p>3877</text:p>
          </table:table-cell>
          <table:table-cell office:value-type="float" office:value="3701.96">
            <text:p>3701.96</text:p>
          </table:table-cell>
          <table:table-cell table:formula="of:=[.N71]-[.O71]" office:value-type="float" office:value="175.04">
            <text:p>175.04</text:p>
          </table:table-cell>
          <table:table-cell office:value-type="float" office:value="3884">
            <text:p>3884</text:p>
          </table:table-cell>
          <table:table-cell/>
          <table:table-cell office:value-type="float" office:value="63">
            <text:p>63</text:p>
          </table:table-cell>
          <table:table-cell office:value-type="float" office:value="3882">
            <text:p>3882</text:p>
          </table:table-cell>
          <table:table-cell office:value-type="float" office:value="3709.23">
            <text:p>3709.23</text:p>
          </table:table-cell>
          <table:table-cell table:formula="of:=[.T71]-[.U71]" office:value-type="float" office:value="172.77">
            <text:p>172.77</text:p>
          </table:table-cell>
          <table:table-cell office:value-type="float" office:value="3884">
            <text:p>3884</text:p>
          </table:table-cell>
          <table:table-cell/>
          <table:table-cell office:value-type="float" office:value="63">
            <text:p>63</text:p>
          </table:table-cell>
          <table:table-cell office:value-type="float" office:value="3877">
            <text:p>3877</text:p>
          </table:table-cell>
          <table:table-cell office:value-type="float" office:value="3806.41">
            <text:p>3806.41</text:p>
          </table:table-cell>
          <table:table-cell table:formula="of:=[.Z71]-[.AA71]" office:value-type="float" office:value="70.5900000000001">
            <text:p>70.59</text:p>
          </table:table-cell>
          <table:table-cell office:value-type="float" office:value="3884">
            <text:p>3884</text:p>
          </table:table-cell>
          <table:table-cell/>
          <table:table-cell office:value-type="float" office:value="63">
            <text:p>63</text:p>
          </table:table-cell>
          <table:table-cell office:value-type="float" office:value="3877">
            <text:p>3877</text:p>
          </table:table-cell>
          <table:table-cell office:value-type="float" office:value="3581.83">
            <text:p>3581.83</text:p>
          </table:table-cell>
          <table:table-cell table:formula="of:=[.AF71]-[.AG71]" office:value-type="float" office:value="295.17">
            <text:p>295.1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641">
            <text:p>3641</text:p>
          </table:table-cell>
          <table:table-cell office:value-type="float" office:value="3139.43">
            <text:p>3139.43</text:p>
          </table:table-cell>
          <table:table-cell table:formula="of:=[.B72]-[.C72]" office:value-type="float" office:value="501.57">
            <text:p>501.57</text:p>
          </table:table-cell>
          <table:table-cell office:value-type="float" office:value="3884">
            <text:p>3884</text:p>
          </table:table-cell>
          <table:table-cell/>
          <table:table-cell office:value-type="float" office:value="64">
            <text:p>64</text:p>
          </table:table-cell>
          <table:table-cell office:value-type="float" office:value="3313">
            <text:p>3313</text:p>
          </table:table-cell>
          <table:table-cell office:value-type="float" office:value="2839.3">
            <text:p>2839.3</text:p>
          </table:table-cell>
          <table:table-cell table:formula="of:=[.H72]-[.I72]" office:value-type="float" office:value="473.7">
            <text:p>473.7</text:p>
          </table:table-cell>
          <table:table-cell office:value-type="float" office:value="3884">
            <text:p>3884</text:p>
          </table:table-cell>
          <table:table-cell/>
          <table:table-cell office:value-type="float" office:value="64">
            <text:p>64</text:p>
          </table:table-cell>
          <table:table-cell office:value-type="float" office:value="3873">
            <text:p>3873</text:p>
          </table:table-cell>
          <table:table-cell office:value-type="float" office:value="3751.76">
            <text:p>3751.76</text:p>
          </table:table-cell>
          <table:table-cell table:formula="of:=[.N72]-[.O72]" office:value-type="float" office:value="121.24">
            <text:p>121.24</text:p>
          </table:table-cell>
          <table:table-cell office:value-type="float" office:value="3884">
            <text:p>3884</text:p>
          </table:table-cell>
          <table:table-cell/>
          <table:table-cell office:value-type="float" office:value="64">
            <text:p>64</text:p>
          </table:table-cell>
          <table:table-cell office:value-type="float" office:value="3874">
            <text:p>3874</text:p>
          </table:table-cell>
          <table:table-cell office:value-type="float" office:value="3752.57">
            <text:p>3752.57</text:p>
          </table:table-cell>
          <table:table-cell table:formula="of:=[.T72]-[.U72]" office:value-type="float" office:value="121.43">
            <text:p>121.43</text:p>
          </table:table-cell>
          <table:table-cell office:value-type="float" office:value="3884">
            <text:p>3884</text:p>
          </table:table-cell>
          <table:table-cell/>
          <table:table-cell office:value-type="float" office:value="64">
            <text:p>64</text:p>
          </table:table-cell>
          <table:table-cell office:value-type="float" office:value="3877">
            <text:p>3877</text:p>
          </table:table-cell>
          <table:table-cell office:value-type="float" office:value="3826.39">
            <text:p>3826.39</text:p>
          </table:table-cell>
          <table:table-cell table:formula="of:=[.Z72]-[.AA72]" office:value-type="float" office:value="50.6100000000001">
            <text:p>50.61</text:p>
          </table:table-cell>
          <table:table-cell office:value-type="float" office:value="3884">
            <text:p>3884</text:p>
          </table:table-cell>
          <table:table-cell/>
          <table:table-cell office:value-type="float" office:value="64">
            <text:p>64</text:p>
          </table:table-cell>
          <table:table-cell office:value-type="float" office:value="3877">
            <text:p>3877</text:p>
          </table:table-cell>
          <table:table-cell office:value-type="float" office:value="3647.7">
            <text:p>3647.7</text:p>
          </table:table-cell>
          <table:table-cell table:formula="of:=[.AF72]-[.AG72]" office:value-type="float" office:value="229.3">
            <text:p>229.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638">
            <text:p>3638</text:p>
          </table:table-cell>
          <table:table-cell office:value-type="float" office:value="3131.31">
            <text:p>3131.31</text:p>
          </table:table-cell>
          <table:table-cell table:formula="of:=[.B73]-[.C73]" office:value-type="float" office:value="506.69">
            <text:p>506.69</text:p>
          </table:table-cell>
          <table:table-cell office:value-type="float" office:value="3884">
            <text:p>3884</text:p>
          </table:table-cell>
          <table:table-cell/>
          <table:table-cell office:value-type="float" office:value="65">
            <text:p>65</text:p>
          </table:table-cell>
          <table:table-cell office:value-type="float" office:value="3413">
            <text:p>3413</text:p>
          </table:table-cell>
          <table:table-cell office:value-type="float" office:value="2869.7">
            <text:p>2869.7</text:p>
          </table:table-cell>
          <table:table-cell table:formula="of:=[.H73]-[.I73]" office:value-type="float" office:value="543.3">
            <text:p>543.3</text:p>
          </table:table-cell>
          <table:table-cell office:value-type="float" office:value="3884">
            <text:p>3884</text:p>
          </table:table-cell>
          <table:table-cell/>
          <table:table-cell office:value-type="float" office:value="65">
            <text:p>65</text:p>
          </table:table-cell>
          <table:table-cell office:value-type="float" office:value="3877">
            <text:p>3877</text:p>
          </table:table-cell>
          <table:table-cell office:value-type="float" office:value="3757.75">
            <text:p>3757.75</text:p>
          </table:table-cell>
          <table:table-cell table:formula="of:=[.N73]-[.O73]" office:value-type="float" office:value="119.25">
            <text:p>119.25</text:p>
          </table:table-cell>
          <table:table-cell office:value-type="float" office:value="3884">
            <text:p>3884</text:p>
          </table:table-cell>
          <table:table-cell/>
          <table:table-cell office:value-type="float" office:value="65">
            <text:p>65</text:p>
          </table:table-cell>
          <table:table-cell office:value-type="float" office:value="3874">
            <text:p>3874</text:p>
          </table:table-cell>
          <table:table-cell office:value-type="float" office:value="3774.53">
            <text:p>3774.53</text:p>
          </table:table-cell>
          <table:table-cell table:formula="of:=[.T73]-[.U73]" office:value-type="float" office:value="99.4699999999998">
            <text:p>99.47</text:p>
          </table:table-cell>
          <table:table-cell office:value-type="float" office:value="3884">
            <text:p>3884</text:p>
          </table:table-cell>
          <table:table-cell/>
          <table:table-cell office:value-type="float" office:value="65">
            <text:p>65</text:p>
          </table:table-cell>
          <table:table-cell office:value-type="float" office:value="3877">
            <text:p>3877</text:p>
          </table:table-cell>
          <table:table-cell office:value-type="float" office:value="3819.15">
            <text:p>3819.15</text:p>
          </table:table-cell>
          <table:table-cell table:formula="of:=[.Z73]-[.AA73]" office:value-type="float" office:value="57.8499999999999">
            <text:p>57.85</text:p>
          </table:table-cell>
          <table:table-cell office:value-type="float" office:value="3884">
            <text:p>3884</text:p>
          </table:table-cell>
          <table:table-cell/>
          <table:table-cell office:value-type="float" office:value="65">
            <text:p>65</text:p>
          </table:table-cell>
          <table:table-cell office:value-type="float" office:value="3882">
            <text:p>3882</text:p>
          </table:table-cell>
          <table:table-cell office:value-type="float" office:value="3676.1">
            <text:p>3676.1</text:p>
          </table:table-cell>
          <table:table-cell table:formula="of:=[.AF73]-[.AG73]" office:value-type="float" office:value="205.9">
            <text:p>205.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638">
            <text:p>3638</text:p>
          </table:table-cell>
          <table:table-cell office:value-type="float" office:value="3180.88">
            <text:p>3180.88</text:p>
          </table:table-cell>
          <table:table-cell table:formula="of:=[.B74]-[.C74]" office:value-type="float" office:value="457.12">
            <text:p>457.12</text:p>
          </table:table-cell>
          <table:table-cell office:value-type="float" office:value="3884">
            <text:p>3884</text:p>
          </table:table-cell>
          <table:table-cell/>
          <table:table-cell office:value-type="float" office:value="66">
            <text:p>66</text:p>
          </table:table-cell>
          <table:table-cell office:value-type="float" office:value="3413">
            <text:p>3413</text:p>
          </table:table-cell>
          <table:table-cell office:value-type="float" office:value="2875.63">
            <text:p>2875.63</text:p>
          </table:table-cell>
          <table:table-cell table:formula="of:=[.H74]-[.I74]" office:value-type="float" office:value="537.37">
            <text:p>537.37</text:p>
          </table:table-cell>
          <table:table-cell office:value-type="float" office:value="3884">
            <text:p>3884</text:p>
          </table:table-cell>
          <table:table-cell/>
          <table:table-cell office:value-type="float" office:value="66">
            <text:p>66</text:p>
          </table:table-cell>
          <table:table-cell office:value-type="float" office:value="3877">
            <text:p>3877</text:p>
          </table:table-cell>
          <table:table-cell office:value-type="float" office:value="3775.3">
            <text:p>3775.3</text:p>
          </table:table-cell>
          <table:table-cell table:formula="of:=[.N74]-[.O74]" office:value-type="float" office:value="101.7">
            <text:p>101.7</text:p>
          </table:table-cell>
          <table:table-cell office:value-type="float" office:value="3884">
            <text:p>3884</text:p>
          </table:table-cell>
          <table:table-cell/>
          <table:table-cell office:value-type="float" office:value="66">
            <text:p>66</text:p>
          </table:table-cell>
          <table:table-cell office:value-type="float" office:value="3874">
            <text:p>3874</text:p>
          </table:table-cell>
          <table:table-cell office:value-type="float" office:value="2195.86">
            <text:p>2195.86</text:p>
          </table:table-cell>
          <table:table-cell table:formula="of:=[.T74]-[.U74]" office:value-type="float" office:value="1678.14">
            <text:p>1678.14</text:p>
          </table:table-cell>
          <table:table-cell office:value-type="float" office:value="3884">
            <text:p>3884</text:p>
          </table:table-cell>
          <table:table-cell/>
          <table:table-cell office:value-type="float" office:value="66">
            <text:p>66</text:p>
          </table:table-cell>
          <table:table-cell office:value-type="float" office:value="3877">
            <text:p>3877</text:p>
          </table:table-cell>
          <table:table-cell office:value-type="float" office:value="3826.73">
            <text:p>3826.73</text:p>
          </table:table-cell>
          <table:table-cell table:formula="of:=[.Z74]-[.AA74]" office:value-type="float" office:value="50.27">
            <text:p>50.27</text:p>
          </table:table-cell>
          <table:table-cell office:value-type="float" office:value="3884">
            <text:p>3884</text:p>
          </table:table-cell>
          <table:table-cell/>
          <table:table-cell office:value-type="float" office:value="66">
            <text:p>66</text:p>
          </table:table-cell>
          <table:table-cell office:value-type="float" office:value="3882">
            <text:p>3882</text:p>
          </table:table-cell>
          <table:table-cell office:value-type="float" office:value="3703.15">
            <text:p>3703.15</text:p>
          </table:table-cell>
          <table:table-cell table:formula="of:=[.AF74]-[.AG74]" office:value-type="float" office:value="178.85">
            <text:p>178.8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687">
            <text:p>3687</text:p>
          </table:table-cell>
          <table:table-cell office:value-type="float" office:value="3169.19">
            <text:p>3169.19</text:p>
          </table:table-cell>
          <table:table-cell table:formula="of:=[.B75]-[.C75]" office:value-type="float" office:value="517.81">
            <text:p>517.81</text:p>
          </table:table-cell>
          <table:table-cell office:value-type="float" office:value="3884">
            <text:p>3884</text:p>
          </table:table-cell>
          <table:table-cell/>
          <table:table-cell office:value-type="float" office:value="67">
            <text:p>67</text:p>
          </table:table-cell>
          <table:table-cell office:value-type="float" office:value="3356">
            <text:p>3356</text:p>
          </table:table-cell>
          <table:table-cell office:value-type="float" office:value="2876.63">
            <text:p>2876.63</text:p>
          </table:table-cell>
          <table:table-cell table:formula="of:=[.H75]-[.I75]" office:value-type="float" office:value="479.37">
            <text:p>479.37</text:p>
          </table:table-cell>
          <table:table-cell office:value-type="float" office:value="3884">
            <text:p>3884</text:p>
          </table:table-cell>
          <table:table-cell/>
          <table:table-cell office:value-type="float" office:value="67">
            <text:p>67</text:p>
          </table:table-cell>
          <table:table-cell office:value-type="float" office:value="3877">
            <text:p>3877</text:p>
          </table:table-cell>
          <table:table-cell office:value-type="float" office:value="3705.39">
            <text:p>3705.39</text:p>
          </table:table-cell>
          <table:table-cell table:formula="of:=[.N75]-[.O75]" office:value-type="float" office:value="171.61">
            <text:p>171.61</text:p>
          </table:table-cell>
          <table:table-cell office:value-type="float" office:value="3884">
            <text:p>3884</text:p>
          </table:table-cell>
          <table:table-cell/>
          <table:table-cell office:value-type="float" office:value="67">
            <text:p>67</text:p>
          </table:table-cell>
          <table:table-cell office:value-type="float" office:value="3874">
            <text:p>3874</text:p>
          </table:table-cell>
          <table:table-cell office:value-type="float" office:value="2264.79">
            <text:p>2264.79</text:p>
          </table:table-cell>
          <table:table-cell table:formula="of:=[.T75]-[.U75]" office:value-type="float" office:value="1609.21">
            <text:p>1609.21</text:p>
          </table:table-cell>
          <table:table-cell office:value-type="float" office:value="3884">
            <text:p>3884</text:p>
          </table:table-cell>
          <table:table-cell/>
          <table:table-cell office:value-type="float" office:value="67">
            <text:p>67</text:p>
          </table:table-cell>
          <table:table-cell office:value-type="float" office:value="3877">
            <text:p>3877</text:p>
          </table:table-cell>
          <table:table-cell office:value-type="float" office:value="3827.53">
            <text:p>3827.53</text:p>
          </table:table-cell>
          <table:table-cell table:formula="of:=[.Z75]-[.AA75]" office:value-type="float" office:value="49.4699999999998">
            <text:p>49.47</text:p>
          </table:table-cell>
          <table:table-cell office:value-type="float" office:value="3884">
            <text:p>3884</text:p>
          </table:table-cell>
          <table:table-cell/>
          <table:table-cell office:value-type="float" office:value="67">
            <text:p>67</text:p>
          </table:table-cell>
          <table:table-cell office:value-type="float" office:value="3882">
            <text:p>3882</text:p>
          </table:table-cell>
          <table:table-cell office:value-type="float" office:value="3731.86">
            <text:p>3731.86</text:p>
          </table:table-cell>
          <table:table-cell table:formula="of:=[.AF75]-[.AG75]" office:value-type="float" office:value="150.14">
            <text:p>150.1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560">
            <text:p>3560</text:p>
          </table:table-cell>
          <table:table-cell office:value-type="float" office:value="3173.11">
            <text:p>3173.11</text:p>
          </table:table-cell>
          <table:table-cell table:formula="of:=[.B76]-[.C76]" office:value-type="float" office:value="386.89">
            <text:p>386.89</text:p>
          </table:table-cell>
          <table:table-cell office:value-type="float" office:value="3884">
            <text:p>3884</text:p>
          </table:table-cell>
          <table:table-cell/>
          <table:table-cell office:value-type="float" office:value="68">
            <text:p>68</text:p>
          </table:table-cell>
          <table:table-cell office:value-type="float" office:value="3271">
            <text:p>3271</text:p>
          </table:table-cell>
          <table:table-cell office:value-type="float" office:value="2846.95">
            <text:p>2846.95</text:p>
          </table:table-cell>
          <table:table-cell table:formula="of:=[.H76]-[.I76]" office:value-type="float" office:value="424.05">
            <text:p>424.05</text:p>
          </table:table-cell>
          <table:table-cell office:value-type="float" office:value="3884">
            <text:p>3884</text:p>
          </table:table-cell>
          <table:table-cell/>
          <table:table-cell office:value-type="float" office:value="68">
            <text:p>68</text:p>
          </table:table-cell>
          <table:table-cell office:value-type="float" office:value="3877">
            <text:p>3877</text:p>
          </table:table-cell>
          <table:table-cell office:value-type="float" office:value="3735.18">
            <text:p>3735.18</text:p>
          </table:table-cell>
          <table:table-cell table:formula="of:=[.N76]-[.O76]" office:value-type="float" office:value="141.82">
            <text:p>141.82</text:p>
          </table:table-cell>
          <table:table-cell office:value-type="float" office:value="3884">
            <text:p>3884</text:p>
          </table:table-cell>
          <table:table-cell/>
          <table:table-cell office:value-type="float" office:value="68">
            <text:p>68</text:p>
          </table:table-cell>
          <table:table-cell office:value-type="float" office:value="3874">
            <text:p>3874</text:p>
          </table:table-cell>
          <table:table-cell office:value-type="float" office:value="2417.91">
            <text:p>2417.91</text:p>
          </table:table-cell>
          <table:table-cell table:formula="of:=[.T76]-[.U76]" office:value-type="float" office:value="1456.09">
            <text:p>1456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68">
            <text:p>68</text:p>
          </table:table-cell>
          <table:table-cell office:value-type="float" office:value="3877">
            <text:p>3877</text:p>
          </table:table-cell>
          <table:table-cell office:value-type="float" office:value="3822.87">
            <text:p>3822.87</text:p>
          </table:table-cell>
          <table:table-cell table:formula="of:=[.Z76]-[.AA76]" office:value-type="float" office:value="54.1300000000001">
            <text:p>54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68">
            <text:p>68</text:p>
          </table:table-cell>
          <table:table-cell office:value-type="float" office:value="3882">
            <text:p>3882</text:p>
          </table:table-cell>
          <table:table-cell office:value-type="float" office:value="3732.88">
            <text:p>3732.88</text:p>
          </table:table-cell>
          <table:table-cell table:formula="of:=[.AF76]-[.AG76]" office:value-type="float" office:value="149.12">
            <text:p>149.1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560">
            <text:p>3560</text:p>
          </table:table-cell>
          <table:table-cell office:value-type="float" office:value="3195.63">
            <text:p>3195.63</text:p>
          </table:table-cell>
          <table:table-cell table:formula="of:=[.B77]-[.C77]" office:value-type="float" office:value="364.37">
            <text:p>364.37</text:p>
          </table:table-cell>
          <table:table-cell office:value-type="float" office:value="3884">
            <text:p>3884</text:p>
          </table:table-cell>
          <table:table-cell/>
          <table:table-cell office:value-type="float" office:value="69">
            <text:p>69</text:p>
          </table:table-cell>
          <table:table-cell office:value-type="float" office:value="3261">
            <text:p>3261</text:p>
          </table:table-cell>
          <table:table-cell office:value-type="float" office:value="2854.9">
            <text:p>2854.9</text:p>
          </table:table-cell>
          <table:table-cell table:formula="of:=[.H77]-[.I77]" office:value-type="float" office:value="406.1">
            <text:p>406.1</text:p>
          </table:table-cell>
          <table:table-cell office:value-type="float" office:value="3884">
            <text:p>3884</text:p>
          </table:table-cell>
          <table:table-cell/>
          <table:table-cell office:value-type="float" office:value="69">
            <text:p>69</text:p>
          </table:table-cell>
          <table:table-cell office:value-type="float" office:value="3877">
            <text:p>3877</text:p>
          </table:table-cell>
          <table:table-cell office:value-type="float" office:value="3766.6">
            <text:p>3766.6</text:p>
          </table:table-cell>
          <table:table-cell table:formula="of:=[.N77]-[.O77]" office:value-type="float" office:value="110.4">
            <text:p>110.4</text:p>
          </table:table-cell>
          <table:table-cell office:value-type="float" office:value="3884">
            <text:p>3884</text:p>
          </table:table-cell>
          <table:table-cell/>
          <table:table-cell office:value-type="float" office:value="69">
            <text:p>69</text:p>
          </table:table-cell>
          <table:table-cell office:value-type="float" office:value="3683">
            <text:p>3683</text:p>
          </table:table-cell>
          <table:table-cell office:value-type="float" office:value="2530.06">
            <text:p>2530.06</text:p>
          </table:table-cell>
          <table:table-cell table:formula="of:=[.T77]-[.U77]" office:value-type="float" office:value="1152.94">
            <text:p>1152.94</text:p>
          </table:table-cell>
          <table:table-cell office:value-type="float" office:value="3884">
            <text:p>3884</text:p>
          </table:table-cell>
          <table:table-cell/>
          <table:table-cell office:value-type="float" office:value="69">
            <text:p>69</text:p>
          </table:table-cell>
          <table:table-cell office:value-type="float" office:value="3877">
            <text:p>3877</text:p>
          </table:table-cell>
          <table:table-cell office:value-type="float" office:value="3819.1">
            <text:p>3819.1</text:p>
          </table:table-cell>
          <table:table-cell table:formula="of:=[.Z77]-[.AA77]" office:value-type="float" office:value="57.9000000000001">
            <text:p>57.9</text:p>
          </table:table-cell>
          <table:table-cell office:value-type="float" office:value="3884">
            <text:p>3884</text:p>
          </table:table-cell>
          <table:table-cell/>
          <table:table-cell office:value-type="float" office:value="69">
            <text:p>69</text:p>
          </table:table-cell>
          <table:table-cell office:value-type="float" office:value="3882">
            <text:p>3882</text:p>
          </table:table-cell>
          <table:table-cell office:value-type="float" office:value="3779.25">
            <text:p>3779.25</text:p>
          </table:table-cell>
          <table:table-cell table:formula="of:=[.AF77]-[.AG77]" office:value-type="float" office:value="102.75">
            <text:p>102.7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626">
            <text:p>3626</text:p>
          </table:table-cell>
          <table:table-cell office:value-type="float" office:value="3175.74">
            <text:p>3175.74</text:p>
          </table:table-cell>
          <table:table-cell table:formula="of:=[.B78]-[.C78]" office:value-type="float" office:value="450.26">
            <text:p>450.26</text:p>
          </table:table-cell>
          <table:table-cell office:value-type="float" office:value="3884">
            <text:p>3884</text:p>
          </table:table-cell>
          <table:table-cell/>
          <table:table-cell office:value-type="float" office:value="70">
            <text:p>70</text:p>
          </table:table-cell>
          <table:table-cell office:value-type="float" office:value="3320">
            <text:p>3320</text:p>
          </table:table-cell>
          <table:table-cell office:value-type="float" office:value="2802.02">
            <text:p>2802.02</text:p>
          </table:table-cell>
          <table:table-cell table:formula="of:=[.H78]-[.I78]" office:value-type="float" office:value="517.98">
            <text:p>517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70">
            <text:p>70</text:p>
          </table:table-cell>
          <table:table-cell office:value-type="float" office:value="3877">
            <text:p>3877</text:p>
          </table:table-cell>
          <table:table-cell office:value-type="float" office:value="3761">
            <text:p>3761</text:p>
          </table:table-cell>
          <table:table-cell table:formula="of:=[.N78]-[.O78]" office:value-type="float" office:value="116">
            <text:p>116</text:p>
          </table:table-cell>
          <table:table-cell office:value-type="float" office:value="3884">
            <text:p>3884</text:p>
          </table:table-cell>
          <table:table-cell/>
          <table:table-cell office:value-type="float" office:value="70">
            <text:p>70</text:p>
          </table:table-cell>
          <table:table-cell office:value-type="float" office:value="3683">
            <text:p>3683</text:p>
          </table:table-cell>
          <table:table-cell office:value-type="float" office:value="2657.1">
            <text:p>2657.1</text:p>
          </table:table-cell>
          <table:table-cell table:formula="of:=[.T78]-[.U78]" office:value-type="float" office:value="1025.9">
            <text:p>1025.9</text:p>
          </table:table-cell>
          <table:table-cell office:value-type="float" office:value="3884">
            <text:p>3884</text:p>
          </table:table-cell>
          <table:table-cell/>
          <table:table-cell office:value-type="float" office:value="70">
            <text:p>70</text:p>
          </table:table-cell>
          <table:table-cell office:value-type="float" office:value="3877">
            <text:p>3877</text:p>
          </table:table-cell>
          <table:table-cell office:value-type="float" office:value="3799.02">
            <text:p>3799.02</text:p>
          </table:table-cell>
          <table:table-cell table:formula="of:=[.Z78]-[.AA78]" office:value-type="float" office:value="77.98">
            <text:p>77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70">
            <text:p>70</text:p>
          </table:table-cell>
          <table:table-cell office:value-type="float" office:value="3882">
            <text:p>3882</text:p>
          </table:table-cell>
          <table:table-cell office:value-type="float" office:value="2374.31">
            <text:p>2374.31</text:p>
          </table:table-cell>
          <table:table-cell table:formula="of:=[.AF78]-[.AG78]" office:value-type="float" office:value="1507.69">
            <text:p>1507.6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626">
            <text:p>3626</text:p>
          </table:table-cell>
          <table:table-cell office:value-type="float" office:value="3184.27">
            <text:p>3184.27</text:p>
          </table:table-cell>
          <table:table-cell table:formula="of:=[.B79]-[.C79]" office:value-type="float" office:value="441.73">
            <text:p>441.73</text:p>
          </table:table-cell>
          <table:table-cell office:value-type="float" office:value="3884">
            <text:p>3884</text:p>
          </table:table-cell>
          <table:table-cell/>
          <table:table-cell office:value-type="float" office:value="71">
            <text:p>71</text:p>
          </table:table-cell>
          <table:table-cell office:value-type="float" office:value="3320">
            <text:p>3320</text:p>
          </table:table-cell>
          <table:table-cell office:value-type="float" office:value="2814.81">
            <text:p>2814.81</text:p>
          </table:table-cell>
          <table:table-cell table:formula="of:=[.H79]-[.I79]" office:value-type="float" office:value="505.19">
            <text:p>505.19</text:p>
          </table:table-cell>
          <table:table-cell office:value-type="float" office:value="3884">
            <text:p>3884</text:p>
          </table:table-cell>
          <table:table-cell/>
          <table:table-cell office:value-type="float" office:value="71">
            <text:p>71</text:p>
          </table:table-cell>
          <table:table-cell office:value-type="float" office:value="3877">
            <text:p>3877</text:p>
          </table:table-cell>
          <table:table-cell office:value-type="float" office:value="3712.3">
            <text:p>3712.3</text:p>
          </table:table-cell>
          <table:table-cell table:formula="of:=[.N79]-[.O79]" office:value-type="float" office:value="164.7">
            <text:p>164.7</text:p>
          </table:table-cell>
          <table:table-cell office:value-type="float" office:value="3884">
            <text:p>3884</text:p>
          </table:table-cell>
          <table:table-cell/>
          <table:table-cell office:value-type="float" office:value="71">
            <text:p>71</text:p>
          </table:table-cell>
          <table:table-cell office:value-type="float" office:value="3547">
            <text:p>3547</text:p>
          </table:table-cell>
          <table:table-cell office:value-type="float" office:value="2714.91">
            <text:p>2714.91</text:p>
          </table:table-cell>
          <table:table-cell table:formula="of:=[.T79]-[.U79]" office:value-type="float" office:value="832.09">
            <text:p>832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71">
            <text:p>71</text:p>
          </table:table-cell>
          <table:table-cell office:value-type="float" office:value="3877">
            <text:p>3877</text:p>
          </table:table-cell>
          <table:table-cell office:value-type="float" office:value="3818.01">
            <text:p>3818.01</text:p>
          </table:table-cell>
          <table:table-cell table:formula="of:=[.Z79]-[.AA79]" office:value-type="float" office:value="58.9899999999998">
            <text:p>58.99</text:p>
          </table:table-cell>
          <table:table-cell office:value-type="float" office:value="3884">
            <text:p>3884</text:p>
          </table:table-cell>
          <table:table-cell/>
          <table:table-cell office:value-type="float" office:value="71">
            <text:p>71</text:p>
          </table:table-cell>
          <table:table-cell office:value-type="float" office:value="3882">
            <text:p>3882</text:p>
          </table:table-cell>
          <table:table-cell office:value-type="float" office:value="2527.02">
            <text:p>2527.02</text:p>
          </table:table-cell>
          <table:table-cell table:formula="of:=[.AF79]-[.AG79]" office:value-type="float" office:value="1354.98">
            <text:p>1354.9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641">
            <text:p>3641</text:p>
          </table:table-cell>
          <table:table-cell office:value-type="float" office:value="3150.47">
            <text:p>3150.47</text:p>
          </table:table-cell>
          <table:table-cell table:formula="of:=[.B80]-[.C80]" office:value-type="float" office:value="490.53">
            <text:p>490.53</text:p>
          </table:table-cell>
          <table:table-cell office:value-type="float" office:value="3884">
            <text:p>3884</text:p>
          </table:table-cell>
          <table:table-cell/>
          <table:table-cell office:value-type="float" office:value="72">
            <text:p>72</text:p>
          </table:table-cell>
          <table:table-cell office:value-type="float" office:value="3370">
            <text:p>3370</text:p>
          </table:table-cell>
          <table:table-cell office:value-type="float" office:value="2880.9">
            <text:p>2880.9</text:p>
          </table:table-cell>
          <table:table-cell table:formula="of:=[.H80]-[.I80]" office:value-type="float" office:value="489.1">
            <text:p>489.1</text:p>
          </table:table-cell>
          <table:table-cell office:value-type="float" office:value="3884">
            <text:p>3884</text:p>
          </table:table-cell>
          <table:table-cell/>
          <table:table-cell office:value-type="float" office:value="72">
            <text:p>72</text:p>
          </table:table-cell>
          <table:table-cell office:value-type="float" office:value="3877">
            <text:p>3877</text:p>
          </table:table-cell>
          <table:table-cell office:value-type="float" office:value="3720.77">
            <text:p>3720.77</text:p>
          </table:table-cell>
          <table:table-cell table:formula="of:=[.N80]-[.O80]" office:value-type="float" office:value="156.23">
            <text:p>156.23</text:p>
          </table:table-cell>
          <table:table-cell office:value-type="float" office:value="3884">
            <text:p>3884</text:p>
          </table:table-cell>
          <table:table-cell/>
          <table:table-cell office:value-type="float" office:value="72">
            <text:p>72</text:p>
          </table:table-cell>
          <table:table-cell office:value-type="float" office:value="3547">
            <text:p>3547</text:p>
          </table:table-cell>
          <table:table-cell office:value-type="float" office:value="2834.77">
            <text:p>2834.77</text:p>
          </table:table-cell>
          <table:table-cell table:formula="of:=[.T80]-[.U80]" office:value-type="float" office:value="712.23">
            <text:p>712.23</text:p>
          </table:table-cell>
          <table:table-cell office:value-type="float" office:value="3884">
            <text:p>3884</text:p>
          </table:table-cell>
          <table:table-cell/>
          <table:table-cell office:value-type="float" office:value="72">
            <text:p>72</text:p>
          </table:table-cell>
          <table:table-cell office:value-type="float" office:value="3877">
            <text:p>3877</text:p>
          </table:table-cell>
          <table:table-cell office:value-type="float" office:value="3817.16">
            <text:p>3817.16</text:p>
          </table:table-cell>
          <table:table-cell table:formula="of:=[.Z80]-[.AA80]" office:value-type="float" office:value="59.8400000000001">
            <text:p>59.84</text:p>
          </table:table-cell>
          <table:table-cell office:value-type="float" office:value="3884">
            <text:p>3884</text:p>
          </table:table-cell>
          <table:table-cell/>
          <table:table-cell office:value-type="float" office:value="72">
            <text:p>72</text:p>
          </table:table-cell>
          <table:table-cell office:value-type="float" office:value="3882">
            <text:p>3882</text:p>
          </table:table-cell>
          <table:table-cell office:value-type="float" office:value="2671.04">
            <text:p>2671.04</text:p>
          </table:table-cell>
          <table:table-cell table:formula="of:=[.AF80]-[.AG80]" office:value-type="float" office:value="1210.96">
            <text:p>1210.9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594">
            <text:p>3594</text:p>
          </table:table-cell>
          <table:table-cell office:value-type="float" office:value="3181.56">
            <text:p>3181.56</text:p>
          </table:table-cell>
          <table:table-cell table:formula="of:=[.B81]-[.C81]" office:value-type="float" office:value="412.44">
            <text:p>412.44</text:p>
          </table:table-cell>
          <table:table-cell office:value-type="float" office:value="3884">
            <text:p>3884</text:p>
          </table:table-cell>
          <table:table-cell/>
          <table:table-cell office:value-type="float" office:value="73">
            <text:p>73</text:p>
          </table:table-cell>
          <table:table-cell office:value-type="float" office:value="3306">
            <text:p>3306</text:p>
          </table:table-cell>
          <table:table-cell office:value-type="float" office:value="2846.08">
            <text:p>2846.08</text:p>
          </table:table-cell>
          <table:table-cell table:formula="of:=[.H81]-[.I81]" office:value-type="float" office:value="459.92">
            <text:p>459.92</text:p>
          </table:table-cell>
          <table:table-cell office:value-type="float" office:value="3884">
            <text:p>3884</text:p>
          </table:table-cell>
          <table:table-cell/>
          <table:table-cell office:value-type="float" office:value="73">
            <text:p>73</text:p>
          </table:table-cell>
          <table:table-cell office:value-type="float" office:value="3877">
            <text:p>3877</text:p>
          </table:table-cell>
          <table:table-cell office:value-type="float" office:value="3753.48">
            <text:p>3753.48</text:p>
          </table:table-cell>
          <table:table-cell table:formula="of:=[.N81]-[.O81]" office:value-type="float" office:value="123.52">
            <text:p>123.52</text:p>
          </table:table-cell>
          <table:table-cell office:value-type="float" office:value="3884">
            <text:p>3884</text:p>
          </table:table-cell>
          <table:table-cell/>
          <table:table-cell office:value-type="float" office:value="73">
            <text:p>73</text:p>
          </table:table-cell>
          <table:table-cell office:value-type="float" office:value="3547">
            <text:p>3547</text:p>
          </table:table-cell>
          <table:table-cell office:value-type="float" office:value="2898.14">
            <text:p>2898.14</text:p>
          </table:table-cell>
          <table:table-cell table:formula="of:=[.T81]-[.U81]" office:value-type="float" office:value="648.86">
            <text:p>648.86</text:p>
          </table:table-cell>
          <table:table-cell office:value-type="float" office:value="3884">
            <text:p>3884</text:p>
          </table:table-cell>
          <table:table-cell/>
          <table:table-cell office:value-type="float" office:value="73">
            <text:p>73</text:p>
          </table:table-cell>
          <table:table-cell office:value-type="float" office:value="3877">
            <text:p>3877</text:p>
          </table:table-cell>
          <table:table-cell office:value-type="float" office:value="3828.59">
            <text:p>3828.59</text:p>
          </table:table-cell>
          <table:table-cell table:formula="of:=[.Z81]-[.AA81]" office:value-type="float" office:value="48.4099999999999">
            <text:p>48.41</text:p>
          </table:table-cell>
          <table:table-cell office:value-type="float" office:value="3884">
            <text:p>3884</text:p>
          </table:table-cell>
          <table:table-cell/>
          <table:table-cell office:value-type="float" office:value="73">
            <text:p>73</text:p>
          </table:table-cell>
          <table:table-cell office:value-type="float" office:value="3882">
            <text:p>3882</text:p>
          </table:table-cell>
          <table:table-cell office:value-type="float" office:value="2813.36">
            <text:p>2813.36</text:p>
          </table:table-cell>
          <table:table-cell table:formula="of:=[.AF81]-[.AG81]" office:value-type="float" office:value="1068.64">
            <text:p>1068.6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703">
            <text:p>3703</text:p>
          </table:table-cell>
          <table:table-cell office:value-type="float" office:value="3221.55">
            <text:p>3221.55</text:p>
          </table:table-cell>
          <table:table-cell table:formula="of:=[.B82]-[.C82]" office:value-type="float" office:value="481.45">
            <text:p>481.45</text:p>
          </table:table-cell>
          <table:table-cell office:value-type="float" office:value="3884">
            <text:p>3884</text:p>
          </table:table-cell>
          <table:table-cell/>
          <table:table-cell office:value-type="float" office:value="74">
            <text:p>74</text:p>
          </table:table-cell>
          <table:table-cell office:value-type="float" office:value="3316">
            <text:p>3316</text:p>
          </table:table-cell>
          <table:table-cell office:value-type="float" office:value="2826.41">
            <text:p>2826.41</text:p>
          </table:table-cell>
          <table:table-cell table:formula="of:=[.H82]-[.I82]" office:value-type="float" office:value="489.59">
            <text:p>489.59</text:p>
          </table:table-cell>
          <table:table-cell office:value-type="float" office:value="3884">
            <text:p>3884</text:p>
          </table:table-cell>
          <table:table-cell/>
          <table:table-cell office:value-type="float" office:value="74">
            <text:p>74</text:p>
          </table:table-cell>
          <table:table-cell office:value-type="float" office:value="3877">
            <text:p>3877</text:p>
          </table:table-cell>
          <table:table-cell office:value-type="float" office:value="3678.48">
            <text:p>3678.48</text:p>
          </table:table-cell>
          <table:table-cell table:formula="of:=[.N82]-[.O82]" office:value-type="float" office:value="198.52">
            <text:p>198.52</text:p>
          </table:table-cell>
          <table:table-cell office:value-type="float" office:value="3884">
            <text:p>3884</text:p>
          </table:table-cell>
          <table:table-cell/>
          <table:table-cell office:value-type="float" office:value="74">
            <text:p>74</text:p>
          </table:table-cell>
          <table:table-cell office:value-type="float" office:value="3556">
            <text:p>3556</text:p>
          </table:table-cell>
          <table:table-cell office:value-type="float" office:value="2973.27">
            <text:p>2973.27</text:p>
          </table:table-cell>
          <table:table-cell table:formula="of:=[.T82]-[.U82]" office:value-type="float" office:value="582.73">
            <text:p>582.73</text:p>
          </table:table-cell>
          <table:table-cell office:value-type="float" office:value="3884">
            <text:p>3884</text:p>
          </table:table-cell>
          <table:table-cell/>
          <table:table-cell office:value-type="float" office:value="74">
            <text:p>74</text:p>
          </table:table-cell>
          <table:table-cell office:value-type="float" office:value="3877">
            <text:p>3877</text:p>
          </table:table-cell>
          <table:table-cell office:value-type="float" office:value="3822.11">
            <text:p>3822.11</text:p>
          </table:table-cell>
          <table:table-cell table:formula="of:=[.Z82]-[.AA82]" office:value-type="float" office:value="54.8899999999999">
            <text:p>54.89</text:p>
          </table:table-cell>
          <table:table-cell office:value-type="float" office:value="3884">
            <text:p>3884</text:p>
          </table:table-cell>
          <table:table-cell/>
          <table:table-cell office:value-type="float" office:value="74">
            <text:p>74</text:p>
          </table:table-cell>
          <table:table-cell office:value-type="float" office:value="3882">
            <text:p>3882</text:p>
          </table:table-cell>
          <table:table-cell office:value-type="float" office:value="2923.17">
            <text:p>2923.17</text:p>
          </table:table-cell>
          <table:table-cell table:formula="of:=[.AF82]-[.AG82]" office:value-type="float" office:value="958.83">
            <text:p>958.8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703">
            <text:p>3703</text:p>
          </table:table-cell>
          <table:table-cell office:value-type="float" office:value="3204.53">
            <text:p>3204.53</text:p>
          </table:table-cell>
          <table:table-cell table:formula="of:=[.B83]-[.C83]" office:value-type="float" office:value="498.47">
            <text:p>498.47</text:p>
          </table:table-cell>
          <table:table-cell office:value-type="float" office:value="3884">
            <text:p>3884</text:p>
          </table:table-cell>
          <table:table-cell/>
          <table:table-cell office:value-type="float" office:value="75">
            <text:p>75</text:p>
          </table:table-cell>
          <table:table-cell office:value-type="float" office:value="3362">
            <text:p>3362</text:p>
          </table:table-cell>
          <table:table-cell office:value-type="float" office:value="2787.51">
            <text:p>2787.51</text:p>
          </table:table-cell>
          <table:table-cell table:formula="of:=[.H83]-[.I83]" office:value-type="float" office:value="574.49">
            <text:p>574.49</text:p>
          </table:table-cell>
          <table:table-cell office:value-type="float" office:value="3884">
            <text:p>3884</text:p>
          </table:table-cell>
          <table:table-cell/>
          <table:table-cell office:value-type="float" office:value="75">
            <text:p>75</text:p>
          </table:table-cell>
          <table:table-cell office:value-type="float" office:value="3882">
            <text:p>3882</text:p>
          </table:table-cell>
          <table:table-cell office:value-type="float" office:value="3755.97">
            <text:p>3755.97</text:p>
          </table:table-cell>
          <table:table-cell table:formula="of:=[.N83]-[.O83]" office:value-type="float" office:value="126.03">
            <text:p>126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75">
            <text:p>75</text:p>
          </table:table-cell>
          <table:table-cell office:value-type="float" office:value="3556">
            <text:p>3556</text:p>
          </table:table-cell>
          <table:table-cell office:value-type="float" office:value="3102.88">
            <text:p>3102.88</text:p>
          </table:table-cell>
          <table:table-cell table:formula="of:=[.T83]-[.U83]" office:value-type="float" office:value="453.12">
            <text:p>453.12</text:p>
          </table:table-cell>
          <table:table-cell office:value-type="float" office:value="3884">
            <text:p>3884</text:p>
          </table:table-cell>
          <table:table-cell/>
          <table:table-cell office:value-type="float" office:value="75">
            <text:p>75</text:p>
          </table:table-cell>
          <table:table-cell office:value-type="float" office:value="3877">
            <text:p>3877</text:p>
          </table:table-cell>
          <table:table-cell office:value-type="float" office:value="3818.83">
            <text:p>3818.83</text:p>
          </table:table-cell>
          <table:table-cell table:formula="of:=[.Z83]-[.AA83]" office:value-type="float" office:value="58.1700000000001">
            <text:p>58.17</text:p>
          </table:table-cell>
          <table:table-cell office:value-type="float" office:value="3884">
            <text:p>3884</text:p>
          </table:table-cell>
          <table:table-cell/>
          <table:table-cell office:value-type="float" office:value="75">
            <text:p>75</text:p>
          </table:table-cell>
          <table:table-cell office:value-type="float" office:value="3882">
            <text:p>3882</text:p>
          </table:table-cell>
          <table:table-cell office:value-type="float" office:value="3032.38">
            <text:p>3032.38</text:p>
          </table:table-cell>
          <table:table-cell table:formula="of:=[.AF83]-[.AG83]" office:value-type="float" office:value="849.62">
            <text:p>849.6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676">
            <text:p>3676</text:p>
          </table:table-cell>
          <table:table-cell office:value-type="float" office:value="3149.96">
            <text:p>3149.96</text:p>
          </table:table-cell>
          <table:table-cell table:formula="of:=[.B84]-[.C84]" office:value-type="float" office:value="526.04">
            <text:p>526.04</text:p>
          </table:table-cell>
          <table:table-cell office:value-type="float" office:value="3884">
            <text:p>3884</text:p>
          </table:table-cell>
          <table:table-cell/>
          <table:table-cell office:value-type="float" office:value="76">
            <text:p>76</text:p>
          </table:table-cell>
          <table:table-cell office:value-type="float" office:value="3310">
            <text:p>3310</text:p>
          </table:table-cell>
          <table:table-cell office:value-type="float" office:value="2810.91">
            <text:p>2810.91</text:p>
          </table:table-cell>
          <table:table-cell table:formula="of:=[.H84]-[.I84]" office:value-type="float" office:value="499.09">
            <text:p>499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76">
            <text:p>76</text:p>
          </table:table-cell>
          <table:table-cell office:value-type="float" office:value="3877">
            <text:p>3877</text:p>
          </table:table-cell>
          <table:table-cell office:value-type="float" office:value="3737.41">
            <text:p>3737.41</text:p>
          </table:table-cell>
          <table:table-cell table:formula="of:=[.N84]-[.O84]" office:value-type="float" office:value="139.59">
            <text:p>139.59</text:p>
          </table:table-cell>
          <table:table-cell office:value-type="float" office:value="3884">
            <text:p>3884</text:p>
          </table:table-cell>
          <table:table-cell/>
          <table:table-cell office:value-type="float" office:value="76">
            <text:p>76</text:p>
          </table:table-cell>
          <table:table-cell office:value-type="float" office:value="3683">
            <text:p>3683</text:p>
          </table:table-cell>
          <table:table-cell office:value-type="float" office:value="3161.24">
            <text:p>3161.24</text:p>
          </table:table-cell>
          <table:table-cell table:formula="of:=[.T84]-[.U84]" office:value-type="float" office:value="521.76">
            <text:p>521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76">
            <text:p>76</text:p>
          </table:table-cell>
          <table:table-cell office:value-type="float" office:value="3877">
            <text:p>3877</text:p>
          </table:table-cell>
          <table:table-cell office:value-type="float" office:value="3823.45">
            <text:p>3823.45</text:p>
          </table:table-cell>
          <table:table-cell table:formula="of:=[.Z84]-[.AA84]" office:value-type="float" office:value="53.5500000000002">
            <text:p>53.55</text:p>
          </table:table-cell>
          <table:table-cell office:value-type="float" office:value="3884">
            <text:p>3884</text:p>
          </table:table-cell>
          <table:table-cell/>
          <table:table-cell office:value-type="float" office:value="76">
            <text:p>76</text:p>
          </table:table-cell>
          <table:table-cell office:value-type="float" office:value="3882">
            <text:p>3882</text:p>
          </table:table-cell>
          <table:table-cell office:value-type="float" office:value="3123.07">
            <text:p>3123.07</text:p>
          </table:table-cell>
          <table:table-cell table:formula="of:=[.AF84]-[.AG84]" office:value-type="float" office:value="758.93">
            <text:p>758.9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676">
            <text:p>3676</text:p>
          </table:table-cell>
          <table:table-cell office:value-type="float" office:value="3184.6">
            <text:p>3184.6</text:p>
          </table:table-cell>
          <table:table-cell table:formula="of:=[.B85]-[.C85]" office:value-type="float" office:value="491.4">
            <text:p>491.4</text:p>
          </table:table-cell>
          <table:table-cell office:value-type="float" office:value="3884">
            <text:p>3884</text:p>
          </table:table-cell>
          <table:table-cell/>
          <table:table-cell office:value-type="float" office:value="77">
            <text:p>77</text:p>
          </table:table-cell>
          <table:table-cell office:value-type="float" office:value="3306">
            <text:p>3306</text:p>
          </table:table-cell>
          <table:table-cell office:value-type="float" office:value="2799.71">
            <text:p>2799.71</text:p>
          </table:table-cell>
          <table:table-cell table:formula="of:=[.H85]-[.I85]" office:value-type="float" office:value="506.29">
            <text:p>506.29</text:p>
          </table:table-cell>
          <table:table-cell office:value-type="float" office:value="3884">
            <text:p>3884</text:p>
          </table:table-cell>
          <table:table-cell/>
          <table:table-cell office:value-type="float" office:value="77">
            <text:p>77</text:p>
          </table:table-cell>
          <table:table-cell office:value-type="float" office:value="3877">
            <text:p>3877</text:p>
          </table:table-cell>
          <table:table-cell office:value-type="float" office:value="3736.57">
            <text:p>3736.57</text:p>
          </table:table-cell>
          <table:table-cell table:formula="of:=[.N85]-[.O85]" office:value-type="float" office:value="140.43">
            <text:p>140.43</text:p>
          </table:table-cell>
          <table:table-cell office:value-type="float" office:value="3884">
            <text:p>3884</text:p>
          </table:table-cell>
          <table:table-cell/>
          <table:table-cell office:value-type="float" office:value="77">
            <text:p>77</text:p>
          </table:table-cell>
          <table:table-cell office:value-type="float" office:value="3683">
            <text:p>3683</text:p>
          </table:table-cell>
          <table:table-cell office:value-type="float" office:value="3164.64">
            <text:p>3164.64</text:p>
          </table:table-cell>
          <table:table-cell table:formula="of:=[.T85]-[.U85]" office:value-type="float" office:value="518.36">
            <text:p>518.36</text:p>
          </table:table-cell>
          <table:table-cell office:value-type="float" office:value="3884">
            <text:p>3884</text:p>
          </table:table-cell>
          <table:table-cell/>
          <table:table-cell office:value-type="float" office:value="77">
            <text:p>77</text:p>
          </table:table-cell>
          <table:table-cell office:value-type="float" office:value="3877">
            <text:p>3877</text:p>
          </table:table-cell>
          <table:table-cell office:value-type="float" office:value="3816.19">
            <text:p>3816.19</text:p>
          </table:table-cell>
          <table:table-cell table:formula="of:=[.Z85]-[.AA85]" office:value-type="float" office:value="60.8099999999999">
            <text:p>60.81</text:p>
          </table:table-cell>
          <table:table-cell office:value-type="float" office:value="3884">
            <text:p>3884</text:p>
          </table:table-cell>
          <table:table-cell/>
          <table:table-cell office:value-type="float" office:value="77">
            <text:p>77</text:p>
          </table:table-cell>
          <table:table-cell office:value-type="float" office:value="3882">
            <text:p>3882</text:p>
          </table:table-cell>
          <table:table-cell office:value-type="float" office:value="3244.12">
            <text:p>3244.12</text:p>
          </table:table-cell>
          <table:table-cell table:formula="of:=[.AF85]-[.AG85]" office:value-type="float" office:value="637.88">
            <text:p>637.8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676">
            <text:p>3676</text:p>
          </table:table-cell>
          <table:table-cell office:value-type="float" office:value="3180.6">
            <text:p>3180.6</text:p>
          </table:table-cell>
          <table:table-cell table:formula="of:=[.B86]-[.C86]" office:value-type="float" office:value="495.4">
            <text:p>495.4</text:p>
          </table:table-cell>
          <table:table-cell office:value-type="float" office:value="3884">
            <text:p>3884</text:p>
          </table:table-cell>
          <table:table-cell/>
          <table:table-cell office:value-type="float" office:value="78">
            <text:p>78</text:p>
          </table:table-cell>
          <table:table-cell office:value-type="float" office:value="3339">
            <text:p>3339</text:p>
          </table:table-cell>
          <table:table-cell office:value-type="float" office:value="2746.03">
            <text:p>2746.03</text:p>
          </table:table-cell>
          <table:table-cell table:formula="of:=[.H86]-[.I86]" office:value-type="float" office:value="592.97">
            <text:p>592.97</text:p>
          </table:table-cell>
          <table:table-cell office:value-type="float" office:value="3884">
            <text:p>3884</text:p>
          </table:table-cell>
          <table:table-cell/>
          <table:table-cell office:value-type="float" office:value="78">
            <text:p>78</text:p>
          </table:table-cell>
          <table:table-cell office:value-type="float" office:value="3877">
            <text:p>3877</text:p>
          </table:table-cell>
          <table:table-cell office:value-type="float" office:value="3703.73">
            <text:p>3703.73</text:p>
          </table:table-cell>
          <table:table-cell table:formula="of:=[.N86]-[.O86]" office:value-type="float" office:value="173.27">
            <text:p>173.27</text:p>
          </table:table-cell>
          <table:table-cell office:value-type="float" office:value="3884">
            <text:p>3884</text:p>
          </table:table-cell>
          <table:table-cell/>
          <table:table-cell office:value-type="float" office:value="78">
            <text:p>78</text:p>
          </table:table-cell>
          <table:table-cell office:value-type="float" office:value="3683">
            <text:p>3683</text:p>
          </table:table-cell>
          <table:table-cell office:value-type="float" office:value="3186.44">
            <text:p>3186.44</text:p>
          </table:table-cell>
          <table:table-cell table:formula="of:=[.T86]-[.U86]" office:value-type="float" office:value="496.56">
            <text:p>496.56</text:p>
          </table:table-cell>
          <table:table-cell office:value-type="float" office:value="3884">
            <text:p>3884</text:p>
          </table:table-cell>
          <table:table-cell/>
          <table:table-cell office:value-type="float" office:value="78">
            <text:p>78</text:p>
          </table:table-cell>
          <table:table-cell office:value-type="float" office:value="3877">
            <text:p>3877</text:p>
          </table:table-cell>
          <table:table-cell office:value-type="float" office:value="3819.02">
            <text:p>3819.02</text:p>
          </table:table-cell>
          <table:table-cell table:formula="of:=[.Z86]-[.AA86]" office:value-type="float" office:value="57.98">
            <text:p>57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78">
            <text:p>78</text:p>
          </table:table-cell>
          <table:table-cell office:value-type="float" office:value="3882">
            <text:p>3882</text:p>
          </table:table-cell>
          <table:table-cell office:value-type="float" office:value="3370.73">
            <text:p>3370.73</text:p>
          </table:table-cell>
          <table:table-cell table:formula="of:=[.AF86]-[.AG86]" office:value-type="float" office:value="511.27">
            <text:p>511.2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676">
            <text:p>3676</text:p>
          </table:table-cell>
          <table:table-cell office:value-type="float" office:value="3208.58">
            <text:p>3208.58</text:p>
          </table:table-cell>
          <table:table-cell table:formula="of:=[.B87]-[.C87]" office:value-type="float" office:value="467.42">
            <text:p>467.42</text:p>
          </table:table-cell>
          <table:table-cell office:value-type="float" office:value="3884">
            <text:p>3884</text:p>
          </table:table-cell>
          <table:table-cell/>
          <table:table-cell office:value-type="float" office:value="79">
            <text:p>79</text:p>
          </table:table-cell>
          <table:table-cell office:value-type="float" office:value="3282">
            <text:p>3282</text:p>
          </table:table-cell>
          <table:table-cell office:value-type="float" office:value="2782.06">
            <text:p>2782.06</text:p>
          </table:table-cell>
          <table:table-cell table:formula="of:=[.H87]-[.I87]" office:value-type="float" office:value="499.94">
            <text:p>499.94</text:p>
          </table:table-cell>
          <table:table-cell office:value-type="float" office:value="3884">
            <text:p>3884</text:p>
          </table:table-cell>
          <table:table-cell/>
          <table:table-cell office:value-type="float" office:value="79">
            <text:p>79</text:p>
          </table:table-cell>
          <table:table-cell office:value-type="float" office:value="3877">
            <text:p>3877</text:p>
          </table:table-cell>
          <table:table-cell office:value-type="float" office:value="3748.01">
            <text:p>3748.01</text:p>
          </table:table-cell>
          <table:table-cell table:formula="of:=[.N87]-[.O87]" office:value-type="float" office:value="128.99">
            <text:p>128.99</text:p>
          </table:table-cell>
          <table:table-cell office:value-type="float" office:value="3884">
            <text:p>3884</text:p>
          </table:table-cell>
          <table:table-cell/>
          <table:table-cell office:value-type="float" office:value="79">
            <text:p>79</text:p>
          </table:table-cell>
          <table:table-cell office:value-type="float" office:value="3683">
            <text:p>3683</text:p>
          </table:table-cell>
          <table:table-cell office:value-type="float" office:value="3279.97">
            <text:p>3279.97</text:p>
          </table:table-cell>
          <table:table-cell table:formula="of:=[.T87]-[.U87]" office:value-type="float" office:value="403.03">
            <text:p>403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79">
            <text:p>79</text:p>
          </table:table-cell>
          <table:table-cell office:value-type="float" office:value="3877">
            <text:p>3877</text:p>
          </table:table-cell>
          <table:table-cell office:value-type="float" office:value="3817.99">
            <text:p>3817.99</text:p>
          </table:table-cell>
          <table:table-cell table:formula="of:=[.Z87]-[.AA87]" office:value-type="float" office:value="59.0100000000002">
            <text:p>59.01</text:p>
          </table:table-cell>
          <table:table-cell office:value-type="float" office:value="3884">
            <text:p>3884</text:p>
          </table:table-cell>
          <table:table-cell/>
          <table:table-cell office:value-type="float" office:value="79">
            <text:p>79</text:p>
          </table:table-cell>
          <table:table-cell office:value-type="float" office:value="3882">
            <text:p>3882</text:p>
          </table:table-cell>
          <table:table-cell office:value-type="float" office:value="3478.37">
            <text:p>3478.37</text:p>
          </table:table-cell>
          <table:table-cell table:formula="of:=[.AF87]-[.AG87]" office:value-type="float" office:value="403.63">
            <text:p>403.6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676">
            <text:p>3676</text:p>
          </table:table-cell>
          <table:table-cell office:value-type="float" office:value="3209.06">
            <text:p>3209.06</text:p>
          </table:table-cell>
          <table:table-cell table:formula="of:=[.B88]-[.C88]" office:value-type="float" office:value="466.94">
            <text:p>466.94</text:p>
          </table:table-cell>
          <table:table-cell office:value-type="float" office:value="3884">
            <text:p>3884</text:p>
          </table:table-cell>
          <table:table-cell/>
          <table:table-cell office:value-type="float" office:value="80">
            <text:p>80</text:p>
          </table:table-cell>
          <table:table-cell office:value-type="float" office:value="3216">
            <text:p>3216</text:p>
          </table:table-cell>
          <table:table-cell office:value-type="float" office:value="2715.24">
            <text:p>2715.24</text:p>
          </table:table-cell>
          <table:table-cell table:formula="of:=[.H88]-[.I88]" office:value-type="float" office:value="500.76">
            <text:p>500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80">
            <text:p>80</text:p>
          </table:table-cell>
          <table:table-cell office:value-type="float" office:value="3877">
            <text:p>3877</text:p>
          </table:table-cell>
          <table:table-cell office:value-type="float" office:value="3774.53">
            <text:p>3774.53</text:p>
          </table:table-cell>
          <table:table-cell table:formula="of:=[.N88]-[.O88]" office:value-type="float" office:value="102.47">
            <text:p>102.47</text:p>
          </table:table-cell>
          <table:table-cell office:value-type="float" office:value="3884">
            <text:p>3884</text:p>
          </table:table-cell>
          <table:table-cell/>
          <table:table-cell office:value-type="float" office:value="80">
            <text:p>80</text:p>
          </table:table-cell>
          <table:table-cell office:value-type="float" office:value="3705">
            <text:p>3705</text:p>
          </table:table-cell>
          <table:table-cell office:value-type="float" office:value="3311.53">
            <text:p>3311.53</text:p>
          </table:table-cell>
          <table:table-cell table:formula="of:=[.T88]-[.U88]" office:value-type="float" office:value="393.47">
            <text:p>393.47</text:p>
          </table:table-cell>
          <table:table-cell office:value-type="float" office:value="3884">
            <text:p>3884</text:p>
          </table:table-cell>
          <table:table-cell/>
          <table:table-cell office:value-type="float" office:value="80">
            <text:p>80</text:p>
          </table:table-cell>
          <table:table-cell office:value-type="float" office:value="3877">
            <text:p>3877</text:p>
          </table:table-cell>
          <table:table-cell office:value-type="float" office:value="3825.68">
            <text:p>3825.68</text:p>
          </table:table-cell>
          <table:table-cell table:formula="of:=[.Z88]-[.AA88]" office:value-type="float" office:value="51.3200000000002">
            <text:p>51.32</text:p>
          </table:table-cell>
          <table:table-cell office:value-type="float" office:value="3884">
            <text:p>3884</text:p>
          </table:table-cell>
          <table:table-cell/>
          <table:table-cell office:value-type="float" office:value="80">
            <text:p>80</text:p>
          </table:table-cell>
          <table:table-cell office:value-type="float" office:value="3882">
            <text:p>3882</text:p>
          </table:table-cell>
          <table:table-cell office:value-type="float" office:value="3541.51">
            <text:p>3541.51</text:p>
          </table:table-cell>
          <table:table-cell table:formula="of:=[.AF88]-[.AG88]" office:value-type="float" office:value="340.49">
            <text:p>340.4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542">
            <text:p>3542</text:p>
          </table:table-cell>
          <table:table-cell office:value-type="float" office:value="3207.28">
            <text:p>3207.28</text:p>
          </table:table-cell>
          <table:table-cell table:formula="of:=[.B89]-[.C89]" office:value-type="float" office:value="334.72">
            <text:p>334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81">
            <text:p>81</text:p>
          </table:table-cell>
          <table:table-cell office:value-type="float" office:value="3524">
            <text:p>3524</text:p>
          </table:table-cell>
          <table:table-cell office:value-type="float" office:value="2759.1">
            <text:p>2759.1</text:p>
          </table:table-cell>
          <table:table-cell table:formula="of:=[.H89]-[.I89]" office:value-type="float" office:value="764.9">
            <text:p>764.9</text:p>
          </table:table-cell>
          <table:table-cell office:value-type="float" office:value="3884">
            <text:p>3884</text:p>
          </table:table-cell>
          <table:table-cell/>
          <table:table-cell office:value-type="float" office:value="81">
            <text:p>81</text:p>
          </table:table-cell>
          <table:table-cell office:value-type="float" office:value="3877">
            <text:p>3877</text:p>
          </table:table-cell>
          <table:table-cell office:value-type="float" office:value="3771.17">
            <text:p>3771.17</text:p>
          </table:table-cell>
          <table:table-cell table:formula="of:=[.N89]-[.O89]" office:value-type="float" office:value="105.83">
            <text:p>105.83</text:p>
          </table:table-cell>
          <table:table-cell office:value-type="float" office:value="3884">
            <text:p>3884</text:p>
          </table:table-cell>
          <table:table-cell/>
          <table:table-cell office:value-type="float" office:value="81">
            <text:p>81</text:p>
          </table:table-cell>
          <table:table-cell office:value-type="float" office:value="3705">
            <text:p>3705</text:p>
          </table:table-cell>
          <table:table-cell office:value-type="float" office:value="3385.45">
            <text:p>3385.45</text:p>
          </table:table-cell>
          <table:table-cell table:formula="of:=[.T89]-[.U89]" office:value-type="float" office:value="319.55">
            <text:p>319.55</text:p>
          </table:table-cell>
          <table:table-cell office:value-type="float" office:value="3884">
            <text:p>3884</text:p>
          </table:table-cell>
          <table:table-cell/>
          <table:table-cell office:value-type="float" office:value="81">
            <text:p>81</text:p>
          </table:table-cell>
          <table:table-cell office:value-type="float" office:value="3877">
            <text:p>3877</text:p>
          </table:table-cell>
          <table:table-cell office:value-type="float" office:value="3814.33">
            <text:p>3814.33</text:p>
          </table:table-cell>
          <table:table-cell table:formula="of:=[.Z89]-[.AA89]" office:value-type="float" office:value="62.6700000000001">
            <text:p>62.67</text:p>
          </table:table-cell>
          <table:table-cell office:value-type="float" office:value="3884">
            <text:p>3884</text:p>
          </table:table-cell>
          <table:table-cell/>
          <table:table-cell office:value-type="float" office:value="81">
            <text:p>81</text:p>
          </table:table-cell>
          <table:table-cell office:value-type="float" office:value="3882">
            <text:p>3882</text:p>
          </table:table-cell>
          <table:table-cell office:value-type="float" office:value="3588.18">
            <text:p>3588.18</text:p>
          </table:table-cell>
          <table:table-cell table:formula="of:=[.AF89]-[.AG89]" office:value-type="float" office:value="293.82">
            <text:p>293.8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542">
            <text:p>3542</text:p>
          </table:table-cell>
          <table:table-cell office:value-type="float" office:value="3184.5">
            <text:p>3184.5</text:p>
          </table:table-cell>
          <table:table-cell table:formula="of:=[.B90]-[.C90]" office:value-type="float" office:value="357.5">
            <text:p>357.5</text:p>
          </table:table-cell>
          <table:table-cell office:value-type="float" office:value="3884">
            <text:p>3884</text:p>
          </table:table-cell>
          <table:table-cell/>
          <table:table-cell office:value-type="float" office:value="82">
            <text:p>82</text:p>
          </table:table-cell>
          <table:table-cell office:value-type="float" office:value="3524">
            <text:p>3524</text:p>
          </table:table-cell>
          <table:table-cell office:value-type="float" office:value="2822.45">
            <text:p>2822.45</text:p>
          </table:table-cell>
          <table:table-cell table:formula="of:=[.H90]-[.I90]" office:value-type="float" office:value="701.55">
            <text:p>701.55</text:p>
          </table:table-cell>
          <table:table-cell office:value-type="float" office:value="3884">
            <text:p>3884</text:p>
          </table:table-cell>
          <table:table-cell/>
          <table:table-cell office:value-type="float" office:value="82">
            <text:p>82</text:p>
          </table:table-cell>
          <table:table-cell office:value-type="float" office:value="3877">
            <text:p>3877</text:p>
          </table:table-cell>
          <table:table-cell office:value-type="float" office:value="3747.54">
            <text:p>3747.54</text:p>
          </table:table-cell>
          <table:table-cell table:formula="of:=[.N90]-[.O90]" office:value-type="float" office:value="129.46">
            <text:p>129.46</text:p>
          </table:table-cell>
          <table:table-cell office:value-type="float" office:value="3884">
            <text:p>3884</text:p>
          </table:table-cell>
          <table:table-cell/>
          <table:table-cell office:value-type="float" office:value="82">
            <text:p>82</text:p>
          </table:table-cell>
          <table:table-cell office:value-type="float" office:value="3874">
            <text:p>3874</text:p>
          </table:table-cell>
          <table:table-cell office:value-type="float" office:value="3445.24">
            <text:p>3445.24</text:p>
          </table:table-cell>
          <table:table-cell table:formula="of:=[.T90]-[.U90]" office:value-type="float" office:value="428.76">
            <text:p>428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82">
            <text:p>82</text:p>
          </table:table-cell>
          <table:table-cell office:value-type="float" office:value="3877">
            <text:p>3877</text:p>
          </table:table-cell>
          <table:table-cell office:value-type="float" office:value="3825.55">
            <text:p>3825.55</text:p>
          </table:table-cell>
          <table:table-cell table:formula="of:=[.Z90]-[.AA90]" office:value-type="float" office:value="51.4499999999998">
            <text:p>51.45</text:p>
          </table:table-cell>
          <table:table-cell office:value-type="float" office:value="3884">
            <text:p>3884</text:p>
          </table:table-cell>
          <table:table-cell/>
          <table:table-cell office:value-type="float" office:value="82">
            <text:p>82</text:p>
          </table:table-cell>
          <table:table-cell office:value-type="float" office:value="3882">
            <text:p>3882</text:p>
          </table:table-cell>
          <table:table-cell office:value-type="float" office:value="3659.88">
            <text:p>3659.88</text:p>
          </table:table-cell>
          <table:table-cell table:formula="of:=[.AF90]-[.AG90]" office:value-type="float" office:value="222.12">
            <text:p>222.1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509">
            <text:p>3509</text:p>
          </table:table-cell>
          <table:table-cell office:value-type="float" office:value="3164.59">
            <text:p>3164.59</text:p>
          </table:table-cell>
          <table:table-cell table:formula="of:=[.B91]-[.C91]" office:value-type="float" office:value="344.41">
            <text:p>344.41</text:p>
          </table:table-cell>
          <table:table-cell office:value-type="float" office:value="3884">
            <text:p>3884</text:p>
          </table:table-cell>
          <table:table-cell/>
          <table:table-cell office:value-type="float" office:value="83">
            <text:p>83</text:p>
          </table:table-cell>
          <table:table-cell office:value-type="float" office:value="3309">
            <text:p>3309</text:p>
          </table:table-cell>
          <table:table-cell office:value-type="float" office:value="2810.56">
            <text:p>2810.56</text:p>
          </table:table-cell>
          <table:table-cell table:formula="of:=[.H91]-[.I91]" office:value-type="float" office:value="498.44">
            <text:p>498.44</text:p>
          </table:table-cell>
          <table:table-cell office:value-type="float" office:value="3884">
            <text:p>3884</text:p>
          </table:table-cell>
          <table:table-cell/>
          <table:table-cell office:value-type="float" office:value="83">
            <text:p>83</text:p>
          </table:table-cell>
          <table:table-cell office:value-type="float" office:value="3877">
            <text:p>3877</text:p>
          </table:table-cell>
          <table:table-cell office:value-type="float" office:value="3737.75">
            <text:p>3737.75</text:p>
          </table:table-cell>
          <table:table-cell table:formula="of:=[.N91]-[.O91]" office:value-type="float" office:value="139.25">
            <text:p>139.25</text:p>
          </table:table-cell>
          <table:table-cell office:value-type="float" office:value="3884">
            <text:p>3884</text:p>
          </table:table-cell>
          <table:table-cell/>
          <table:table-cell office:value-type="float" office:value="83">
            <text:p>83</text:p>
          </table:table-cell>
          <table:table-cell office:value-type="float" office:value="3740">
            <text:p>3740</text:p>
          </table:table-cell>
          <table:table-cell office:value-type="float" office:value="3507.06">
            <text:p>3507.06</text:p>
          </table:table-cell>
          <table:table-cell table:formula="of:=[.T91]-[.U91]" office:value-type="float" office:value="232.94">
            <text:p>232.94</text:p>
          </table:table-cell>
          <table:table-cell office:value-type="float" office:value="3884">
            <text:p>3884</text:p>
          </table:table-cell>
          <table:table-cell/>
          <table:table-cell office:value-type="float" office:value="83">
            <text:p>83</text:p>
          </table:table-cell>
          <table:table-cell office:value-type="float" office:value="3877">
            <text:p>3877</text:p>
          </table:table-cell>
          <table:table-cell office:value-type="float" office:value="3824.28">
            <text:p>3824.28</text:p>
          </table:table-cell>
          <table:table-cell table:formula="of:=[.Z91]-[.AA91]" office:value-type="float" office:value="52.7199999999998">
            <text:p>52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83">
            <text:p>83</text:p>
          </table:table-cell>
          <table:table-cell office:value-type="float" office:value="3882">
            <text:p>3882</text:p>
          </table:table-cell>
          <table:table-cell office:value-type="float" office:value="3695.92">
            <text:p>3695.92</text:p>
          </table:table-cell>
          <table:table-cell table:formula="of:=[.AF91]-[.AG91]" office:value-type="float" office:value="186.08">
            <text:p>186.0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589">
            <text:p>3589</text:p>
          </table:table-cell>
          <table:table-cell office:value-type="float" office:value="3140.29">
            <text:p>3140.29</text:p>
          </table:table-cell>
          <table:table-cell table:formula="of:=[.B92]-[.C92]" office:value-type="float" office:value="448.71">
            <text:p>448.71</text:p>
          </table:table-cell>
          <table:table-cell office:value-type="float" office:value="3884">
            <text:p>3884</text:p>
          </table:table-cell>
          <table:table-cell/>
          <table:table-cell office:value-type="float" office:value="84">
            <text:p>84</text:p>
          </table:table-cell>
          <table:table-cell office:value-type="float" office:value="3336">
            <text:p>3336</text:p>
          </table:table-cell>
          <table:table-cell office:value-type="float" office:value="2789.29">
            <text:p>2789.29</text:p>
          </table:table-cell>
          <table:table-cell table:formula="of:=[.H92]-[.I92]" office:value-type="float" office:value="546.71">
            <text:p>546.71</text:p>
          </table:table-cell>
          <table:table-cell office:value-type="float" office:value="3884">
            <text:p>3884</text:p>
          </table:table-cell>
          <table:table-cell/>
          <table:table-cell office:value-type="float" office:value="84">
            <text:p>84</text:p>
          </table:table-cell>
          <table:table-cell office:value-type="float" office:value="3877">
            <text:p>3877</text:p>
          </table:table-cell>
          <table:table-cell office:value-type="float" office:value="3709.52">
            <text:p>3709.52</text:p>
          </table:table-cell>
          <table:table-cell table:formula="of:=[.N92]-[.O92]" office:value-type="float" office:value="167.48">
            <text:p>167.48</text:p>
          </table:table-cell>
          <table:table-cell office:value-type="float" office:value="3884">
            <text:p>3884</text:p>
          </table:table-cell>
          <table:table-cell/>
          <table:table-cell office:value-type="float" office:value="84">
            <text:p>84</text:p>
          </table:table-cell>
          <table:table-cell office:value-type="float" office:value="3874">
            <text:p>3874</text:p>
          </table:table-cell>
          <table:table-cell office:value-type="float" office:value="3544.68">
            <text:p>3544.68</text:p>
          </table:table-cell>
          <table:table-cell table:formula="of:=[.T92]-[.U92]" office:value-type="float" office:value="329.32">
            <text:p>329.32</text:p>
          </table:table-cell>
          <table:table-cell office:value-type="float" office:value="3884">
            <text:p>3884</text:p>
          </table:table-cell>
          <table:table-cell/>
          <table:table-cell office:value-type="float" office:value="84">
            <text:p>84</text:p>
          </table:table-cell>
          <table:table-cell office:value-type="float" office:value="3877">
            <text:p>3877</text:p>
          </table:table-cell>
          <table:table-cell office:value-type="float" office:value="3823.79">
            <text:p>3823.79</text:p>
          </table:table-cell>
          <table:table-cell table:formula="of:=[.Z92]-[.AA92]" office:value-type="float" office:value="53.21">
            <text:p>53.21</text:p>
          </table:table-cell>
          <table:table-cell office:value-type="float" office:value="3884">
            <text:p>3884</text:p>
          </table:table-cell>
          <table:table-cell/>
          <table:table-cell office:value-type="float" office:value="84">
            <text:p>84</text:p>
          </table:table-cell>
          <table:table-cell office:value-type="float" office:value="3882">
            <text:p>3882</text:p>
          </table:table-cell>
          <table:table-cell office:value-type="float" office:value="3717.24">
            <text:p>3717.24</text:p>
          </table:table-cell>
          <table:table-cell table:formula="of:=[.AF92]-[.AG92]" office:value-type="float" office:value="164.76">
            <text:p>164.7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594">
            <text:p>3594</text:p>
          </table:table-cell>
          <table:table-cell office:value-type="float" office:value="3179.08">
            <text:p>3179.08</text:p>
          </table:table-cell>
          <table:table-cell table:formula="of:=[.B93]-[.C93]" office:value-type="float" office:value="414.92">
            <text:p>414.92</text:p>
          </table:table-cell>
          <table:table-cell office:value-type="float" office:value="3884">
            <text:p>3884</text:p>
          </table:table-cell>
          <table:table-cell/>
          <table:table-cell office:value-type="float" office:value="85">
            <text:p>85</text:p>
          </table:table-cell>
          <table:table-cell office:value-type="float" office:value="3268">
            <text:p>3268</text:p>
          </table:table-cell>
          <table:table-cell office:value-type="float" office:value="2733.89">
            <text:p>2733.89</text:p>
          </table:table-cell>
          <table:table-cell table:formula="of:=[.H93]-[.I93]" office:value-type="float" office:value="534.11">
            <text:p>534.11</text:p>
          </table:table-cell>
          <table:table-cell office:value-type="float" office:value="3884">
            <text:p>3884</text:p>
          </table:table-cell>
          <table:table-cell/>
          <table:table-cell office:value-type="float" office:value="85">
            <text:p>85</text:p>
          </table:table-cell>
          <table:table-cell office:value-type="float" office:value="3877">
            <text:p>3877</text:p>
          </table:table-cell>
          <table:table-cell office:value-type="float" office:value="3750.94">
            <text:p>3750.94</text:p>
          </table:table-cell>
          <table:table-cell table:formula="of:=[.N93]-[.O93]" office:value-type="float" office:value="126.06">
            <text:p>126.06</text:p>
          </table:table-cell>
          <table:table-cell office:value-type="float" office:value="3884">
            <text:p>3884</text:p>
          </table:table-cell>
          <table:table-cell/>
          <table:table-cell office:value-type="float" office:value="85">
            <text:p>85</text:p>
          </table:table-cell>
          <table:table-cell office:value-type="float" office:value="3874">
            <text:p>3874</text:p>
          </table:table-cell>
          <table:table-cell office:value-type="float" office:value="3504.97">
            <text:p>3504.97</text:p>
          </table:table-cell>
          <table:table-cell table:formula="of:=[.T93]-[.U93]" office:value-type="float" office:value="369.03">
            <text:p>369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85">
            <text:p>85</text:p>
          </table:table-cell>
          <table:table-cell office:value-type="float" office:value="3877">
            <text:p>3877</text:p>
          </table:table-cell>
          <table:table-cell office:value-type="float" office:value="3815.88">
            <text:p>3815.88</text:p>
          </table:table-cell>
          <table:table-cell table:formula="of:=[.Z93]-[.AA93]" office:value-type="float" office:value="61.1199999999999">
            <text:p>61.12</text:p>
          </table:table-cell>
          <table:table-cell office:value-type="float" office:value="3884">
            <text:p>3884</text:p>
          </table:table-cell>
          <table:table-cell/>
          <table:table-cell office:value-type="float" office:value="85">
            <text:p>85</text:p>
          </table:table-cell>
          <table:table-cell office:value-type="float" office:value="3882">
            <text:p>3882</text:p>
          </table:table-cell>
          <table:table-cell office:value-type="float" office:value="3732.56">
            <text:p>3732.56</text:p>
          </table:table-cell>
          <table:table-cell table:formula="of:=[.AF93]-[.AG93]" office:value-type="float" office:value="149.44">
            <text:p>149.4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626">
            <text:p>3626</text:p>
          </table:table-cell>
          <table:table-cell office:value-type="float" office:value="3134.08">
            <text:p>3134.08</text:p>
          </table:table-cell>
          <table:table-cell table:formula="of:=[.B94]-[.C94]" office:value-type="float" office:value="491.92">
            <text:p>491.92</text:p>
          </table:table-cell>
          <table:table-cell office:value-type="float" office:value="3884">
            <text:p>3884</text:p>
          </table:table-cell>
          <table:table-cell/>
          <table:table-cell office:value-type="float" office:value="86">
            <text:p>86</text:p>
          </table:table-cell>
          <table:table-cell office:value-type="float" office:value="3240">
            <text:p>3240</text:p>
          </table:table-cell>
          <table:table-cell office:value-type="float" office:value="2782.4">
            <text:p>2782.4</text:p>
          </table:table-cell>
          <table:table-cell table:formula="of:=[.H94]-[.I94]" office:value-type="float" office:value="457.6">
            <text:p>457.6</text:p>
          </table:table-cell>
          <table:table-cell office:value-type="float" office:value="3884">
            <text:p>3884</text:p>
          </table:table-cell>
          <table:table-cell/>
          <table:table-cell office:value-type="float" office:value="86">
            <text:p>86</text:p>
          </table:table-cell>
          <table:table-cell office:value-type="float" office:value="3877">
            <text:p>3877</text:p>
          </table:table-cell>
          <table:table-cell office:value-type="float" office:value="3709.72">
            <text:p>3709.72</text:p>
          </table:table-cell>
          <table:table-cell table:formula="of:=[.N94]-[.O94]" office:value-type="float" office:value="167.28">
            <text:p>167.28</text:p>
          </table:table-cell>
          <table:table-cell office:value-type="float" office:value="3884">
            <text:p>3884</text:p>
          </table:table-cell>
          <table:table-cell/>
          <table:table-cell office:value-type="float" office:value="86">
            <text:p>86</text:p>
          </table:table-cell>
          <table:table-cell office:value-type="float" office:value="3874">
            <text:p>3874</text:p>
          </table:table-cell>
          <table:table-cell office:value-type="float" office:value="3530.38">
            <text:p>3530.38</text:p>
          </table:table-cell>
          <table:table-cell table:formula="of:=[.T94]-[.U94]" office:value-type="float" office:value="343.62">
            <text:p>343.62</text:p>
          </table:table-cell>
          <table:table-cell office:value-type="float" office:value="3884">
            <text:p>3884</text:p>
          </table:table-cell>
          <table:table-cell/>
          <table:table-cell office:value-type="float" office:value="86">
            <text:p>86</text:p>
          </table:table-cell>
          <table:table-cell office:value-type="float" office:value="3877">
            <text:p>3877</text:p>
          </table:table-cell>
          <table:table-cell office:value-type="float" office:value="3816.61">
            <text:p>3816.61</text:p>
          </table:table-cell>
          <table:table-cell table:formula="of:=[.Z94]-[.AA94]" office:value-type="float" office:value="60.3899999999999">
            <text:p>60.39</text:p>
          </table:table-cell>
          <table:table-cell office:value-type="float" office:value="3884">
            <text:p>3884</text:p>
          </table:table-cell>
          <table:table-cell/>
          <table:table-cell office:value-type="float" office:value="86">
            <text:p>86</text:p>
          </table:table-cell>
          <table:table-cell office:value-type="float" office:value="3882">
            <text:p>3882</text:p>
          </table:table-cell>
          <table:table-cell office:value-type="float" office:value="3772.15">
            <text:p>3772.15</text:p>
          </table:table-cell>
          <table:table-cell table:formula="of:=[.AF94]-[.AG94]" office:value-type="float" office:value="109.85">
            <text:p>109.8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676">
            <text:p>3676</text:p>
          </table:table-cell>
          <table:table-cell office:value-type="float" office:value="3117.17">
            <text:p>3117.17</text:p>
          </table:table-cell>
          <table:table-cell table:formula="of:=[.B95]-[.C95]" office:value-type="float" office:value="558.83">
            <text:p>558.83</text:p>
          </table:table-cell>
          <table:table-cell office:value-type="float" office:value="3884">
            <text:p>3884</text:p>
          </table:table-cell>
          <table:table-cell/>
          <table:table-cell office:value-type="float" office:value="87">
            <text:p>87</text:p>
          </table:table-cell>
          <table:table-cell office:value-type="float" office:value="3435">
            <text:p>3435</text:p>
          </table:table-cell>
          <table:table-cell office:value-type="float" office:value="2818.95">
            <text:p>2818.95</text:p>
          </table:table-cell>
          <table:table-cell table:formula="of:=[.H95]-[.I95]" office:value-type="float" office:value="616.05">
            <text:p>616.05</text:p>
          </table:table-cell>
          <table:table-cell office:value-type="float" office:value="3884">
            <text:p>3884</text:p>
          </table:table-cell>
          <table:table-cell/>
          <table:table-cell office:value-type="float" office:value="87">
            <text:p>87</text:p>
          </table:table-cell>
          <table:table-cell office:value-type="float" office:value="3877">
            <text:p>3877</text:p>
          </table:table-cell>
          <table:table-cell office:value-type="float" office:value="3692.6">
            <text:p>3692.6</text:p>
          </table:table-cell>
          <table:table-cell table:formula="of:=[.N95]-[.O95]" office:value-type="float" office:value="184.4">
            <text:p>184.4</text:p>
          </table:table-cell>
          <table:table-cell office:value-type="float" office:value="3884">
            <text:p>3884</text:p>
          </table:table-cell>
          <table:table-cell/>
          <table:table-cell office:value-type="float" office:value="87">
            <text:p>87</text:p>
          </table:table-cell>
          <table:table-cell office:value-type="float" office:value="3874">
            <text:p>3874</text:p>
          </table:table-cell>
          <table:table-cell office:value-type="float" office:value="3618.28">
            <text:p>3618.28</text:p>
          </table:table-cell>
          <table:table-cell table:formula="of:=[.T95]-[.U95]" office:value-type="float" office:value="255.72">
            <text:p>255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87">
            <text:p>87</text:p>
          </table:table-cell>
          <table:table-cell office:value-type="float" office:value="3877">
            <text:p>3877</text:p>
          </table:table-cell>
          <table:table-cell office:value-type="float" office:value="3837">
            <text:p>3837</text:p>
          </table:table-cell>
          <table:table-cell table:formula="of:=[.Z95]-[.AA95]" office:value-type="float" office:value="40">
            <text:p>40</text:p>
          </table:table-cell>
          <table:table-cell office:value-type="float" office:value="3884">
            <text:p>3884</text:p>
          </table:table-cell>
          <table:table-cell/>
          <table:table-cell office:value-type="float" office:value="87">
            <text:p>87</text:p>
          </table:table-cell>
          <table:table-cell office:value-type="float" office:value="3882">
            <text:p>3882</text:p>
          </table:table-cell>
          <table:table-cell office:value-type="float" office:value="2374.16">
            <text:p>2374.16</text:p>
          </table:table-cell>
          <table:table-cell table:formula="of:=[.AF95]-[.AG95]" office:value-type="float" office:value="1507.84">
            <text:p>1507.8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626">
            <text:p>3626</text:p>
          </table:table-cell>
          <table:table-cell office:value-type="float" office:value="3128.78">
            <text:p>3128.78</text:p>
          </table:table-cell>
          <table:table-cell table:formula="of:=[.B96]-[.C96]" office:value-type="float" office:value="497.22">
            <text:p>497.22</text:p>
          </table:table-cell>
          <table:table-cell office:value-type="float" office:value="3884">
            <text:p>3884</text:p>
          </table:table-cell>
          <table:table-cell/>
          <table:table-cell office:value-type="float" office:value="88">
            <text:p>88</text:p>
          </table:table-cell>
          <table:table-cell office:value-type="float" office:value="3383">
            <text:p>3383</text:p>
          </table:table-cell>
          <table:table-cell office:value-type="float" office:value="2864.64">
            <text:p>2864.64</text:p>
          </table:table-cell>
          <table:table-cell table:formula="of:=[.H96]-[.I96]" office:value-type="float" office:value="518.36">
            <text:p>518.36</text:p>
          </table:table-cell>
          <table:table-cell office:value-type="float" office:value="3884">
            <text:p>3884</text:p>
          </table:table-cell>
          <table:table-cell/>
          <table:table-cell office:value-type="float" office:value="88">
            <text:p>88</text:p>
          </table:table-cell>
          <table:table-cell office:value-type="float" office:value="3877">
            <text:p>3877</text:p>
          </table:table-cell>
          <table:table-cell office:value-type="float" office:value="3694.16">
            <text:p>3694.16</text:p>
          </table:table-cell>
          <table:table-cell table:formula="of:=[.N96]-[.O96]" office:value-type="float" office:value="182.84">
            <text:p>182.84</text:p>
          </table:table-cell>
          <table:table-cell office:value-type="float" office:value="3884">
            <text:p>3884</text:p>
          </table:table-cell>
          <table:table-cell/>
          <table:table-cell office:value-type="float" office:value="88">
            <text:p>88</text:p>
          </table:table-cell>
          <table:table-cell office:value-type="float" office:value="3874">
            <text:p>3874</text:p>
          </table:table-cell>
          <table:table-cell office:value-type="float" office:value="3656.87">
            <text:p>3656.87</text:p>
          </table:table-cell>
          <table:table-cell table:formula="of:=[.T96]-[.U96]" office:value-type="float" office:value="217.13">
            <text:p>217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88">
            <text:p>88</text:p>
          </table:table-cell>
          <table:table-cell office:value-type="float" office:value="3877">
            <text:p>3877</text:p>
          </table:table-cell>
          <table:table-cell office:value-type="float" office:value="3821.33">
            <text:p>3821.33</text:p>
          </table:table-cell>
          <table:table-cell table:formula="of:=[.Z96]-[.AA96]" office:value-type="float" office:value="55.6700000000001">
            <text:p>55.67</text:p>
          </table:table-cell>
          <table:table-cell office:value-type="float" office:value="3884">
            <text:p>3884</text:p>
          </table:table-cell>
          <table:table-cell/>
          <table:table-cell office:value-type="float" office:value="88">
            <text:p>88</text:p>
          </table:table-cell>
          <table:table-cell office:value-type="float" office:value="3882">
            <text:p>3882</text:p>
          </table:table-cell>
          <table:table-cell office:value-type="float" office:value="2532.04">
            <text:p>2532.04</text:p>
          </table:table-cell>
          <table:table-cell table:formula="of:=[.AF96]-[.AG96]" office:value-type="float" office:value="1349.96">
            <text:p>1349.9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620">
            <text:p>3620</text:p>
          </table:table-cell>
          <table:table-cell office:value-type="float" office:value="3102.67">
            <text:p>3102.67</text:p>
          </table:table-cell>
          <table:table-cell table:formula="of:=[.B97]-[.C97]" office:value-type="float" office:value="517.33">
            <text:p>517.33</text:p>
          </table:table-cell>
          <table:table-cell office:value-type="float" office:value="3884">
            <text:p>3884</text:p>
          </table:table-cell>
          <table:table-cell/>
          <table:table-cell office:value-type="float" office:value="89">
            <text:p>89</text:p>
          </table:table-cell>
          <table:table-cell office:value-type="float" office:value="3240">
            <text:p>3240</text:p>
          </table:table-cell>
          <table:table-cell office:value-type="float" office:value="2905.1">
            <text:p>2905.1</text:p>
          </table:table-cell>
          <table:table-cell table:formula="of:=[.H97]-[.I97]" office:value-type="float" office:value="334.9">
            <text:p>334.9</text:p>
          </table:table-cell>
          <table:table-cell office:value-type="float" office:value="3884">
            <text:p>3884</text:p>
          </table:table-cell>
          <table:table-cell/>
          <table:table-cell office:value-type="float" office:value="89">
            <text:p>89</text:p>
          </table:table-cell>
          <table:table-cell office:value-type="float" office:value="3877">
            <text:p>3877</text:p>
          </table:table-cell>
          <table:table-cell office:value-type="float" office:value="3715.97">
            <text:p>3715.97</text:p>
          </table:table-cell>
          <table:table-cell table:formula="of:=[.N97]-[.O97]" office:value-type="float" office:value="161.03">
            <text:p>161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89">
            <text:p>89</text:p>
          </table:table-cell>
          <table:table-cell office:value-type="float" office:value="3874">
            <text:p>3874</text:p>
          </table:table-cell>
          <table:table-cell office:value-type="float" office:value="3607.58">
            <text:p>3607.58</text:p>
          </table:table-cell>
          <table:table-cell table:formula="of:=[.T97]-[.U97]" office:value-type="float" office:value="266.42">
            <text:p>266.42</text:p>
          </table:table-cell>
          <table:table-cell office:value-type="float" office:value="3884">
            <text:p>3884</text:p>
          </table:table-cell>
          <table:table-cell/>
          <table:table-cell office:value-type="float" office:value="89">
            <text:p>89</text:p>
          </table:table-cell>
          <table:table-cell office:value-type="float" office:value="3877">
            <text:p>3877</text:p>
          </table:table-cell>
          <table:table-cell office:value-type="float" office:value="3823.27">
            <text:p>3823.27</text:p>
          </table:table-cell>
          <table:table-cell table:formula="of:=[.Z97]-[.AA97]" office:value-type="float" office:value="53.73">
            <text:p>53.73</text:p>
          </table:table-cell>
          <table:table-cell office:value-type="float" office:value="3884">
            <text:p>3884</text:p>
          </table:table-cell>
          <table:table-cell/>
          <table:table-cell office:value-type="float" office:value="89">
            <text:p>89</text:p>
          </table:table-cell>
          <table:table-cell office:value-type="float" office:value="3882">
            <text:p>3882</text:p>
          </table:table-cell>
          <table:table-cell office:value-type="float" office:value="2662.41">
            <text:p>2662.41</text:p>
          </table:table-cell>
          <table:table-cell table:formula="of:=[.AF97]-[.AG97]" office:value-type="float" office:value="1219.59">
            <text:p>1219.5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743">
            <text:p>3743</text:p>
          </table:table-cell>
          <table:table-cell office:value-type="float" office:value="3140.58">
            <text:p>3140.58</text:p>
          </table:table-cell>
          <table:table-cell table:formula="of:=[.B98]-[.C98]" office:value-type="float" office:value="602.42">
            <text:p>602.42</text:p>
          </table:table-cell>
          <table:table-cell office:value-type="float" office:value="3884">
            <text:p>3884</text:p>
          </table:table-cell>
          <table:table-cell/>
          <table:table-cell office:value-type="float" office:value="90">
            <text:p>90</text:p>
          </table:table-cell>
          <table:table-cell office:value-type="float" office:value="3222">
            <text:p>3222</text:p>
          </table:table-cell>
          <table:table-cell office:value-type="float" office:value="2825.39">
            <text:p>2825.39</text:p>
          </table:table-cell>
          <table:table-cell table:formula="of:=[.H98]-[.I98]" office:value-type="float" office:value="396.61">
            <text:p>396.61</text:p>
          </table:table-cell>
          <table:table-cell office:value-type="float" office:value="3884">
            <text:p>3884</text:p>
          </table:table-cell>
          <table:table-cell/>
          <table:table-cell office:value-type="float" office:value="90">
            <text:p>90</text:p>
          </table:table-cell>
          <table:table-cell office:value-type="float" office:value="3877">
            <text:p>3877</text:p>
          </table:table-cell>
          <table:table-cell office:value-type="float" office:value="3724.12">
            <text:p>3724.12</text:p>
          </table:table-cell>
          <table:table-cell table:formula="of:=[.N98]-[.O98]" office:value-type="float" office:value="152.88">
            <text:p>152.88</text:p>
          </table:table-cell>
          <table:table-cell office:value-type="float" office:value="3884">
            <text:p>3884</text:p>
          </table:table-cell>
          <table:table-cell/>
          <table:table-cell office:value-type="float" office:value="90">
            <text:p>90</text:p>
          </table:table-cell>
          <table:table-cell office:value-type="float" office:value="3874">
            <text:p>3874</text:p>
          </table:table-cell>
          <table:table-cell office:value-type="float" office:value="3670.85">
            <text:p>3670.85</text:p>
          </table:table-cell>
          <table:table-cell table:formula="of:=[.T98]-[.U98]" office:value-type="float" office:value="203.15">
            <text:p>203.15</text:p>
          </table:table-cell>
          <table:table-cell office:value-type="float" office:value="3884">
            <text:p>3884</text:p>
          </table:table-cell>
          <table:table-cell/>
          <table:table-cell office:value-type="float" office:value="90">
            <text:p>90</text:p>
          </table:table-cell>
          <table:table-cell office:value-type="float" office:value="3877">
            <text:p>3877</text:p>
          </table:table-cell>
          <table:table-cell office:value-type="float" office:value="3814.36">
            <text:p>3814.36</text:p>
          </table:table-cell>
          <table:table-cell table:formula="of:=[.Z98]-[.AA98]" office:value-type="float" office:value="62.6399999999999">
            <text:p>62.64</text:p>
          </table:table-cell>
          <table:table-cell office:value-type="float" office:value="3884">
            <text:p>3884</text:p>
          </table:table-cell>
          <table:table-cell/>
          <table:table-cell office:value-type="float" office:value="90">
            <text:p>90</text:p>
          </table:table-cell>
          <table:table-cell office:value-type="float" office:value="3882">
            <text:p>3882</text:p>
          </table:table-cell>
          <table:table-cell office:value-type="float" office:value="2794.66">
            <text:p>2794.66</text:p>
          </table:table-cell>
          <table:table-cell table:formula="of:=[.AF98]-[.AG98]" office:value-type="float" office:value="1087.34">
            <text:p>1087.3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743">
            <text:p>3743</text:p>
          </table:table-cell>
          <table:table-cell office:value-type="float" office:value="3180.6">
            <text:p>3180.6</text:p>
          </table:table-cell>
          <table:table-cell table:formula="of:=[.B99]-[.C99]" office:value-type="float" office:value="562.4">
            <text:p>562.4</text:p>
          </table:table-cell>
          <table:table-cell office:value-type="float" office:value="3884">
            <text:p>3884</text:p>
          </table:table-cell>
          <table:table-cell/>
          <table:table-cell office:value-type="float" office:value="91">
            <text:p>91</text:p>
          </table:table-cell>
          <table:table-cell office:value-type="float" office:value="3247">
            <text:p>3247</text:p>
          </table:table-cell>
          <table:table-cell office:value-type="float" office:value="2875.39">
            <text:p>2875.39</text:p>
          </table:table-cell>
          <table:table-cell table:formula="of:=[.H99]-[.I99]" office:value-type="float" office:value="371.61">
            <text:p>371.61</text:p>
          </table:table-cell>
          <table:table-cell office:value-type="float" office:value="3884">
            <text:p>3884</text:p>
          </table:table-cell>
          <table:table-cell/>
          <table:table-cell office:value-type="float" office:value="91">
            <text:p>91</text:p>
          </table:table-cell>
          <table:table-cell office:value-type="float" office:value="3877">
            <text:p>3877</text:p>
          </table:table-cell>
          <table:table-cell office:value-type="float" office:value="3567.61">
            <text:p>3567.61</text:p>
          </table:table-cell>
          <table:table-cell table:formula="of:=[.N99]-[.O99]" office:value-type="float" office:value="309.39">
            <text:p>309.39</text:p>
          </table:table-cell>
          <table:table-cell office:value-type="float" office:value="3884">
            <text:p>3884</text:p>
          </table:table-cell>
          <table:table-cell/>
          <table:table-cell office:value-type="float" office:value="91">
            <text:p>91</text:p>
          </table:table-cell>
          <table:table-cell office:value-type="float" office:value="3874">
            <text:p>3874</text:p>
          </table:table-cell>
          <table:table-cell office:value-type="float" office:value="3675.94">
            <text:p>3675.94</text:p>
          </table:table-cell>
          <table:table-cell table:formula="of:=[.T99]-[.U99]" office:value-type="float" office:value="198.06">
            <text:p>198.06</text:p>
          </table:table-cell>
          <table:table-cell office:value-type="float" office:value="3884">
            <text:p>3884</text:p>
          </table:table-cell>
          <table:table-cell/>
          <table:table-cell office:value-type="float" office:value="91">
            <text:p>91</text:p>
          </table:table-cell>
          <table:table-cell office:value-type="float" office:value="3877">
            <text:p>3877</text:p>
          </table:table-cell>
          <table:table-cell office:value-type="float" office:value="3812.21">
            <text:p>3812.21</text:p>
          </table:table-cell>
          <table:table-cell table:formula="of:=[.Z99]-[.AA99]" office:value-type="float" office:value="64.79">
            <text:p>64.79</text:p>
          </table:table-cell>
          <table:table-cell office:value-type="float" office:value="3884">
            <text:p>3884</text:p>
          </table:table-cell>
          <table:table-cell/>
          <table:table-cell office:value-type="float" office:value="91">
            <text:p>91</text:p>
          </table:table-cell>
          <table:table-cell office:value-type="float" office:value="3882">
            <text:p>3882</text:p>
          </table:table-cell>
          <table:table-cell office:value-type="float" office:value="2904.07">
            <text:p>2904.07</text:p>
          </table:table-cell>
          <table:table-cell table:formula="of:=[.AF99]-[.AG99]" office:value-type="float" office:value="977.93">
            <text:p>977.9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743">
            <text:p>3743</text:p>
          </table:table-cell>
          <table:table-cell office:value-type="float" office:value="3167.1">
            <text:p>3167.1</text:p>
          </table:table-cell>
          <table:table-cell table:formula="of:=[.B100]-[.C100]" office:value-type="float" office:value="575.9">
            <text:p>575.9</text:p>
          </table:table-cell>
          <table:table-cell office:value-type="float" office:value="3884">
            <text:p>3884</text:p>
          </table:table-cell>
          <table:table-cell/>
          <table:table-cell office:value-type="float" office:value="92">
            <text:p>92</text:p>
          </table:table-cell>
          <table:table-cell office:value-type="float" office:value="3534">
            <text:p>3534</text:p>
          </table:table-cell>
          <table:table-cell office:value-type="float" office:value="2875.76">
            <text:p>2875.76</text:p>
          </table:table-cell>
          <table:table-cell table:formula="of:=[.H100]-[.I100]" office:value-type="float" office:value="658.24">
            <text:p>658.24</text:p>
          </table:table-cell>
          <table:table-cell office:value-type="float" office:value="3884">
            <text:p>3884</text:p>
          </table:table-cell>
          <table:table-cell/>
          <table:table-cell office:value-type="float" office:value="92">
            <text:p>92</text:p>
          </table:table-cell>
          <table:table-cell office:value-type="float" office:value="3877">
            <text:p>3877</text:p>
          </table:table-cell>
          <table:table-cell office:value-type="float" office:value="3685.78">
            <text:p>3685.78</text:p>
          </table:table-cell>
          <table:table-cell table:formula="of:=[.N100]-[.O100]" office:value-type="float" office:value="191.22">
            <text:p>191.22</text:p>
          </table:table-cell>
          <table:table-cell office:value-type="float" office:value="3884">
            <text:p>3884</text:p>
          </table:table-cell>
          <table:table-cell/>
          <table:table-cell office:value-type="float" office:value="92">
            <text:p>92</text:p>
          </table:table-cell>
          <table:table-cell office:value-type="float" office:value="3874">
            <text:p>3874</text:p>
          </table:table-cell>
          <table:table-cell office:value-type="float" office:value="3728.69">
            <text:p>3728.69</text:p>
          </table:table-cell>
          <table:table-cell table:formula="of:=[.T100]-[.U100]" office:value-type="float" office:value="145.31">
            <text:p>145.31</text:p>
          </table:table-cell>
          <table:table-cell office:value-type="float" office:value="3884">
            <text:p>3884</text:p>
          </table:table-cell>
          <table:table-cell/>
          <table:table-cell office:value-type="float" office:value="92">
            <text:p>92</text:p>
          </table:table-cell>
          <table:table-cell office:value-type="float" office:value="3877">
            <text:p>3877</text:p>
          </table:table-cell>
          <table:table-cell office:value-type="float" office:value="3800.85">
            <text:p>3800.85</text:p>
          </table:table-cell>
          <table:table-cell table:formula="of:=[.Z100]-[.AA100]" office:value-type="float" office:value="76.1500000000001">
            <text:p>76.15</text:p>
          </table:table-cell>
          <table:table-cell office:value-type="float" office:value="3884">
            <text:p>3884</text:p>
          </table:table-cell>
          <table:table-cell/>
          <table:table-cell office:value-type="float" office:value="92">
            <text:p>92</text:p>
          </table:table-cell>
          <table:table-cell office:value-type="float" office:value="3882">
            <text:p>3882</text:p>
          </table:table-cell>
          <table:table-cell office:value-type="float" office:value="3058.51">
            <text:p>3058.51</text:p>
          </table:table-cell>
          <table:table-cell table:formula="of:=[.AF100]-[.AG100]" office:value-type="float" office:value="823.49">
            <text:p>823.4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743">
            <text:p>3743</text:p>
          </table:table-cell>
          <table:table-cell office:value-type="float" office:value="3168.61">
            <text:p>3168.61</text:p>
          </table:table-cell>
          <table:table-cell table:formula="of:=[.B101]-[.C101]" office:value-type="float" office:value="574.39">
            <text:p>574.39</text:p>
          </table:table-cell>
          <table:table-cell office:value-type="float" office:value="3884">
            <text:p>3884</text:p>
          </table:table-cell>
          <table:table-cell/>
          <table:table-cell office:value-type="float" office:value="93">
            <text:p>93</text:p>
          </table:table-cell>
          <table:table-cell office:value-type="float" office:value="3534">
            <text:p>3534</text:p>
          </table:table-cell>
          <table:table-cell office:value-type="float" office:value="2848.93">
            <text:p>2848.93</text:p>
          </table:table-cell>
          <table:table-cell table:formula="of:=[.H101]-[.I101]" office:value-type="float" office:value="685.07">
            <text:p>685.07</text:p>
          </table:table-cell>
          <table:table-cell office:value-type="float" office:value="3884">
            <text:p>3884</text:p>
          </table:table-cell>
          <table:table-cell/>
          <table:table-cell office:value-type="float" office:value="93">
            <text:p>93</text:p>
          </table:table-cell>
          <table:table-cell office:value-type="float" office:value="3877">
            <text:p>3877</text:p>
          </table:table-cell>
          <table:table-cell office:value-type="float" office:value="3712.92">
            <text:p>3712.92</text:p>
          </table:table-cell>
          <table:table-cell table:formula="of:=[.N101]-[.O101]" office:value-type="float" office:value="164.08">
            <text:p>164.08</text:p>
          </table:table-cell>
          <table:table-cell office:value-type="float" office:value="3884">
            <text:p>3884</text:p>
          </table:table-cell>
          <table:table-cell/>
          <table:table-cell office:value-type="float" office:value="93">
            <text:p>93</text:p>
          </table:table-cell>
          <table:table-cell office:value-type="float" office:value="3874">
            <text:p>3874</text:p>
          </table:table-cell>
          <table:table-cell office:value-type="float" office:value="3748.71">
            <text:p>3748.71</text:p>
          </table:table-cell>
          <table:table-cell table:formula="of:=[.T101]-[.U101]" office:value-type="float" office:value="125.29">
            <text:p>125.29</text:p>
          </table:table-cell>
          <table:table-cell office:value-type="float" office:value="3884">
            <text:p>3884</text:p>
          </table:table-cell>
          <table:table-cell/>
          <table:table-cell office:value-type="float" office:value="93">
            <text:p>93</text:p>
          </table:table-cell>
          <table:table-cell office:value-type="float" office:value="3877">
            <text:p>3877</text:p>
          </table:table-cell>
          <table:table-cell office:value-type="float" office:value="3805.03">
            <text:p>3805.03</text:p>
          </table:table-cell>
          <table:table-cell table:formula="of:=[.Z101]-[.AA101]" office:value-type="float" office:value="71.9699999999998">
            <text:p>71.97</text:p>
          </table:table-cell>
          <table:table-cell office:value-type="float" office:value="3884">
            <text:p>3884</text:p>
          </table:table-cell>
          <table:table-cell/>
          <table:table-cell office:value-type="float" office:value="93">
            <text:p>93</text:p>
          </table:table-cell>
          <table:table-cell office:value-type="float" office:value="3882">
            <text:p>3882</text:p>
          </table:table-cell>
          <table:table-cell office:value-type="float" office:value="3188.48">
            <text:p>3188.48</text:p>
          </table:table-cell>
          <table:table-cell table:formula="of:=[.AF101]-[.AG101]" office:value-type="float" office:value="693.52">
            <text:p>693.5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676">
            <text:p>3676</text:p>
          </table:table-cell>
          <table:table-cell office:value-type="float" office:value="3119.73">
            <text:p>3119.73</text:p>
          </table:table-cell>
          <table:table-cell table:formula="of:=[.B102]-[.C102]" office:value-type="float" office:value="556.27">
            <text:p>556.27</text:p>
          </table:table-cell>
          <table:table-cell office:value-type="float" office:value="3884">
            <text:p>3884</text:p>
          </table:table-cell>
          <table:table-cell/>
          <table:table-cell office:value-type="float" office:value="94">
            <text:p>94</text:p>
          </table:table-cell>
          <table:table-cell office:value-type="float" office:value="3534">
            <text:p>3534</text:p>
          </table:table-cell>
          <table:table-cell office:value-type="float" office:value="2883.65">
            <text:p>2883.65</text:p>
          </table:table-cell>
          <table:table-cell table:formula="of:=[.H102]-[.I102]" office:value-type="float" office:value="650.35">
            <text:p>650.35</text:p>
          </table:table-cell>
          <table:table-cell office:value-type="float" office:value="3884">
            <text:p>3884</text:p>
          </table:table-cell>
          <table:table-cell/>
          <table:table-cell office:value-type="float" office:value="94">
            <text:p>94</text:p>
          </table:table-cell>
          <table:table-cell office:value-type="float" office:value="3882">
            <text:p>3882</text:p>
          </table:table-cell>
          <table:table-cell office:value-type="float" office:value="3590.28">
            <text:p>3590.28</text:p>
          </table:table-cell>
          <table:table-cell table:formula="of:=[.N102]-[.O102]" office:value-type="float" office:value="291.72">
            <text:p>291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94">
            <text:p>94</text:p>
          </table:table-cell>
          <table:table-cell office:value-type="float" office:value="3874">
            <text:p>3874</text:p>
          </table:table-cell>
          <table:table-cell office:value-type="float" office:value="3718.34">
            <text:p>3718.34</text:p>
          </table:table-cell>
          <table:table-cell table:formula="of:=[.T102]-[.U102]" office:value-type="float" office:value="155.66">
            <text:p>155.66</text:p>
          </table:table-cell>
          <table:table-cell office:value-type="float" office:value="3884">
            <text:p>3884</text:p>
          </table:table-cell>
          <table:table-cell/>
          <table:table-cell office:value-type="float" office:value="94">
            <text:p>94</text:p>
          </table:table-cell>
          <table:table-cell office:value-type="float" office:value="3877">
            <text:p>3877</text:p>
          </table:table-cell>
          <table:table-cell office:value-type="float" office:value="3824.85">
            <text:p>3824.85</text:p>
          </table:table-cell>
          <table:table-cell table:formula="of:=[.Z102]-[.AA102]" office:value-type="float" office:value="52.1500000000001">
            <text:p>52.15</text:p>
          </table:table-cell>
          <table:table-cell office:value-type="float" office:value="3884">
            <text:p>3884</text:p>
          </table:table-cell>
          <table:table-cell/>
          <table:table-cell office:value-type="float" office:value="94">
            <text:p>94</text:p>
          </table:table-cell>
          <table:table-cell office:value-type="float" office:value="3882">
            <text:p>3882</text:p>
          </table:table-cell>
          <table:table-cell office:value-type="float" office:value="3334.4">
            <text:p>3334.4</text:p>
          </table:table-cell>
          <table:table-cell table:formula="of:=[.AF102]-[.AG102]" office:value-type="float" office:value="547.6">
            <text:p>547.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689">
            <text:p>3689</text:p>
          </table:table-cell>
          <table:table-cell office:value-type="float" office:value="3163.29">
            <text:p>3163.29</text:p>
          </table:table-cell>
          <table:table-cell table:formula="of:=[.B103]-[.C103]" office:value-type="float" office:value="525.71">
            <text:p>525.71</text:p>
          </table:table-cell>
          <table:table-cell office:value-type="float" office:value="3884">
            <text:p>3884</text:p>
          </table:table-cell>
          <table:table-cell/>
          <table:table-cell office:value-type="float" office:value="95">
            <text:p>95</text:p>
          </table:table-cell>
          <table:table-cell office:value-type="float" office:value="3332">
            <text:p>3332</text:p>
          </table:table-cell>
          <table:table-cell office:value-type="float" office:value="2880.03">
            <text:p>2880.03</text:p>
          </table:table-cell>
          <table:table-cell table:formula="of:=[.H103]-[.I103]" office:value-type="float" office:value="451.97">
            <text:p>451.97</text:p>
          </table:table-cell>
          <table:table-cell office:value-type="float" office:value="3884">
            <text:p>3884</text:p>
          </table:table-cell>
          <table:table-cell/>
          <table:table-cell office:value-type="float" office:value="95">
            <text:p>95</text:p>
          </table:table-cell>
          <table:table-cell office:value-type="float" office:value="3882">
            <text:p>3882</text:p>
          </table:table-cell>
          <table:table-cell office:value-type="float" office:value="3706.29">
            <text:p>3706.29</text:p>
          </table:table-cell>
          <table:table-cell table:formula="of:=[.N103]-[.O103]" office:value-type="float" office:value="175.71">
            <text:p>175.71</text:p>
          </table:table-cell>
          <table:table-cell office:value-type="float" office:value="3884">
            <text:p>3884</text:p>
          </table:table-cell>
          <table:table-cell/>
          <table:table-cell office:value-type="float" office:value="95">
            <text:p>95</text:p>
          </table:table-cell>
          <table:table-cell office:value-type="float" office:value="3874">
            <text:p>3874</text:p>
          </table:table-cell>
          <table:table-cell office:value-type="float" office:value="3712.81">
            <text:p>3712.81</text:p>
          </table:table-cell>
          <table:table-cell table:formula="of:=[.T103]-[.U103]" office:value-type="float" office:value="161.19">
            <text:p>161.19</text:p>
          </table:table-cell>
          <table:table-cell office:value-type="float" office:value="3884">
            <text:p>3884</text:p>
          </table:table-cell>
          <table:table-cell/>
          <table:table-cell office:value-type="float" office:value="95">
            <text:p>95</text:p>
          </table:table-cell>
          <table:table-cell office:value-type="float" office:value="3877">
            <text:p>3877</text:p>
          </table:table-cell>
          <table:table-cell office:value-type="float" office:value="3817.43">
            <text:p>3817.43</text:p>
          </table:table-cell>
          <table:table-cell table:formula="of:=[.Z103]-[.AA103]" office:value-type="float" office:value="59.5700000000002">
            <text:p>59.57</text:p>
          </table:table-cell>
          <table:table-cell office:value-type="float" office:value="3884">
            <text:p>3884</text:p>
          </table:table-cell>
          <table:table-cell/>
          <table:table-cell office:value-type="float" office:value="95">
            <text:p>95</text:p>
          </table:table-cell>
          <table:table-cell office:value-type="float" office:value="3882">
            <text:p>3882</text:p>
          </table:table-cell>
          <table:table-cell office:value-type="float" office:value="3469.38">
            <text:p>3469.38</text:p>
          </table:table-cell>
          <table:table-cell table:formula="of:=[.AF103]-[.AG103]" office:value-type="float" office:value="412.62">
            <text:p>412.6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689">
            <text:p>3689</text:p>
          </table:table-cell>
          <table:table-cell office:value-type="float" office:value="3163.59">
            <text:p>3163.59</text:p>
          </table:table-cell>
          <table:table-cell table:formula="of:=[.B104]-[.C104]" office:value-type="float" office:value="525.41">
            <text:p>525.41</text:p>
          </table:table-cell>
          <table:table-cell office:value-type="float" office:value="3884">
            <text:p>3884</text:p>
          </table:table-cell>
          <table:table-cell/>
          <table:table-cell office:value-type="float" office:value="96">
            <text:p>96</text:p>
          </table:table-cell>
          <table:table-cell office:value-type="float" office:value="3332">
            <text:p>3332</text:p>
          </table:table-cell>
          <table:table-cell office:value-type="float" office:value="2885.41">
            <text:p>2885.41</text:p>
          </table:table-cell>
          <table:table-cell table:formula="of:=[.H104]-[.I104]" office:value-type="float" office:value="446.59">
            <text:p>446.59</text:p>
          </table:table-cell>
          <table:table-cell office:value-type="float" office:value="3884">
            <text:p>3884</text:p>
          </table:table-cell>
          <table:table-cell/>
          <table:table-cell office:value-type="float" office:value="96">
            <text:p>96</text:p>
          </table:table-cell>
          <table:table-cell office:value-type="float" office:value="3877">
            <text:p>3877</text:p>
          </table:table-cell>
          <table:table-cell office:value-type="float" office:value="3729.79">
            <text:p>3729.79</text:p>
          </table:table-cell>
          <table:table-cell table:formula="of:=[.N104]-[.O104]" office:value-type="float" office:value="147.21">
            <text:p>147.21</text:p>
          </table:table-cell>
          <table:table-cell office:value-type="float" office:value="3884">
            <text:p>3884</text:p>
          </table:table-cell>
          <table:table-cell/>
          <table:table-cell office:value-type="float" office:value="96">
            <text:p>96</text:p>
          </table:table-cell>
          <table:table-cell office:value-type="float" office:value="3874">
            <text:p>3874</text:p>
          </table:table-cell>
          <table:table-cell office:value-type="float" office:value="3696">
            <text:p>3696</text:p>
          </table:table-cell>
          <table:table-cell table:formula="of:=[.T104]-[.U104]" office:value-type="float" office:value="178">
            <text:p>178</text:p>
          </table:table-cell>
          <table:table-cell office:value-type="float" office:value="3884">
            <text:p>3884</text:p>
          </table:table-cell>
          <table:table-cell/>
          <table:table-cell office:value-type="float" office:value="96">
            <text:p>96</text:p>
          </table:table-cell>
          <table:table-cell office:value-type="float" office:value="3877">
            <text:p>3877</text:p>
          </table:table-cell>
          <table:table-cell office:value-type="float" office:value="3816.97">
            <text:p>3816.97</text:p>
          </table:table-cell>
          <table:table-cell table:formula="of:=[.Z104]-[.AA104]" office:value-type="float" office:value="60.0300000000002">
            <text:p>60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96">
            <text:p>96</text:p>
          </table:table-cell>
          <table:table-cell office:value-type="float" office:value="3882">
            <text:p>3882</text:p>
          </table:table-cell>
          <table:table-cell office:value-type="float" office:value="3575.39">
            <text:p>3575.39</text:p>
          </table:table-cell>
          <table:table-cell table:formula="of:=[.AF104]-[.AG104]" office:value-type="float" office:value="306.61">
            <text:p>306.6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676">
            <text:p>3676</text:p>
          </table:table-cell>
          <table:table-cell office:value-type="float" office:value="3124.01">
            <text:p>3124.01</text:p>
          </table:table-cell>
          <table:table-cell table:formula="of:=[.B105]-[.C105]" office:value-type="float" office:value="551.99">
            <text:p>551.99</text:p>
          </table:table-cell>
          <table:table-cell office:value-type="float" office:value="3884">
            <text:p>3884</text:p>
          </table:table-cell>
          <table:table-cell/>
          <table:table-cell office:value-type="float" office:value="97">
            <text:p>97</text:p>
          </table:table-cell>
          <table:table-cell office:value-type="float" office:value="3401">
            <text:p>3401</text:p>
          </table:table-cell>
          <table:table-cell office:value-type="float" office:value="2895.94">
            <text:p>2895.94</text:p>
          </table:table-cell>
          <table:table-cell table:formula="of:=[.H105]-[.I105]" office:value-type="float" office:value="505.06">
            <text:p>505.06</text:p>
          </table:table-cell>
          <table:table-cell office:value-type="float" office:value="3884">
            <text:p>3884</text:p>
          </table:table-cell>
          <table:table-cell/>
          <table:table-cell office:value-type="float" office:value="97">
            <text:p>97</text:p>
          </table:table-cell>
          <table:table-cell office:value-type="float" office:value="3877">
            <text:p>3877</text:p>
          </table:table-cell>
          <table:table-cell office:value-type="float" office:value="3766.54">
            <text:p>3766.54</text:p>
          </table:table-cell>
          <table:table-cell table:formula="of:=[.N105]-[.O105]" office:value-type="float" office:value="110.46">
            <text:p>110.46</text:p>
          </table:table-cell>
          <table:table-cell office:value-type="float" office:value="3884">
            <text:p>3884</text:p>
          </table:table-cell>
          <table:table-cell/>
          <table:table-cell office:value-type="float" office:value="97">
            <text:p>97</text:p>
          </table:table-cell>
          <table:table-cell office:value-type="float" office:value="3874">
            <text:p>3874</text:p>
          </table:table-cell>
          <table:table-cell office:value-type="float" office:value="3764.35">
            <text:p>3764.35</text:p>
          </table:table-cell>
          <table:table-cell table:formula="of:=[.T105]-[.U105]" office:value-type="float" office:value="109.65">
            <text:p>109.65</text:p>
          </table:table-cell>
          <table:table-cell office:value-type="float" office:value="3884">
            <text:p>3884</text:p>
          </table:table-cell>
          <table:table-cell/>
          <table:table-cell office:value-type="float" office:value="97">
            <text:p>97</text:p>
          </table:table-cell>
          <table:table-cell office:value-type="float" office:value="3877">
            <text:p>3877</text:p>
          </table:table-cell>
          <table:table-cell office:value-type="float" office:value="3820.79">
            <text:p>3820.79</text:p>
          </table:table-cell>
          <table:table-cell table:formula="of:=[.Z105]-[.AA105]" office:value-type="float" office:value="56.21">
            <text:p>56.21</text:p>
          </table:table-cell>
          <table:table-cell office:value-type="float" office:value="3884">
            <text:p>3884</text:p>
          </table:table-cell>
          <table:table-cell/>
          <table:table-cell office:value-type="float" office:value="97">
            <text:p>97</text:p>
          </table:table-cell>
          <table:table-cell office:value-type="float" office:value="3882">
            <text:p>3882</text:p>
          </table:table-cell>
          <table:table-cell office:value-type="float" office:value="3628.3">
            <text:p>3628.3</text:p>
          </table:table-cell>
          <table:table-cell table:formula="of:=[.AF105]-[.AG105]" office:value-type="float" office:value="253.7">
            <text:p>253.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676">
            <text:p>3676</text:p>
          </table:table-cell>
          <table:table-cell office:value-type="float" office:value="3041.37">
            <text:p>3041.37</text:p>
          </table:table-cell>
          <table:table-cell table:formula="of:=[.B106]-[.C106]" office:value-type="float" office:value="634.63">
            <text:p>634.63</text:p>
          </table:table-cell>
          <table:table-cell office:value-type="float" office:value="3884">
            <text:p>3884</text:p>
          </table:table-cell>
          <table:table-cell/>
          <table:table-cell office:value-type="float" office:value="98">
            <text:p>98</text:p>
          </table:table-cell>
          <table:table-cell office:value-type="float" office:value="3333">
            <text:p>3333</text:p>
          </table:table-cell>
          <table:table-cell office:value-type="float" office:value="2839.28">
            <text:p>2839.28</text:p>
          </table:table-cell>
          <table:table-cell table:formula="of:=[.H106]-[.I106]" office:value-type="float" office:value="493.72">
            <text:p>493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98">
            <text:p>98</text:p>
          </table:table-cell>
          <table:table-cell office:value-type="float" office:value="3877">
            <text:p>3877</text:p>
          </table:table-cell>
          <table:table-cell office:value-type="float" office:value="3769.83">
            <text:p>3769.83</text:p>
          </table:table-cell>
          <table:table-cell table:formula="of:=[.N106]-[.O106]" office:value-type="float" office:value="107.17">
            <text:p>107.17</text:p>
          </table:table-cell>
          <table:table-cell office:value-type="float" office:value="3884">
            <text:p>3884</text:p>
          </table:table-cell>
          <table:table-cell/>
          <table:table-cell office:value-type="float" office:value="98">
            <text:p>98</text:p>
          </table:table-cell>
          <table:table-cell office:value-type="float" office:value="3874">
            <text:p>3874</text:p>
          </table:table-cell>
          <table:table-cell office:value-type="float" office:value="2229.27">
            <text:p>2229.27</text:p>
          </table:table-cell>
          <table:table-cell table:formula="of:=[.T106]-[.U106]" office:value-type="float" office:value="1644.73">
            <text:p>1644.73</text:p>
          </table:table-cell>
          <table:table-cell office:value-type="float" office:value="3884">
            <text:p>3884</text:p>
          </table:table-cell>
          <table:table-cell/>
          <table:table-cell office:value-type="float" office:value="98">
            <text:p>98</text:p>
          </table:table-cell>
          <table:table-cell office:value-type="float" office:value="3877">
            <text:p>3877</text:p>
          </table:table-cell>
          <table:table-cell office:value-type="float" office:value="3803.42">
            <text:p>3803.42</text:p>
          </table:table-cell>
          <table:table-cell table:formula="of:=[.Z106]-[.AA106]" office:value-type="float" office:value="73.5799999999999">
            <text:p>73.58</text:p>
          </table:table-cell>
          <table:table-cell office:value-type="float" office:value="3884">
            <text:p>3884</text:p>
          </table:table-cell>
          <table:table-cell/>
          <table:table-cell office:value-type="float" office:value="98">
            <text:p>98</text:p>
          </table:table-cell>
          <table:table-cell office:value-type="float" office:value="3882">
            <text:p>3882</text:p>
          </table:table-cell>
          <table:table-cell office:value-type="float" office:value="3684.45">
            <text:p>3684.45</text:p>
          </table:table-cell>
          <table:table-cell table:formula="of:=[.AF106]-[.AG106]" office:value-type="float" office:value="197.55">
            <text:p>197.5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785">
            <text:p>3785</text:p>
          </table:table-cell>
          <table:table-cell office:value-type="float" office:value="3095.88">
            <text:p>3095.88</text:p>
          </table:table-cell>
          <table:table-cell table:formula="of:=[.B107]-[.C107]" office:value-type="float" office:value="689.12">
            <text:p>689.12</text:p>
          </table:table-cell>
          <table:table-cell office:value-type="float" office:value="3884">
            <text:p>3884</text:p>
          </table:table-cell>
          <table:table-cell/>
          <table:table-cell office:value-type="float" office:value="99">
            <text:p>99</text:p>
          </table:table-cell>
          <table:table-cell office:value-type="float" office:value="3333">
            <text:p>3333</text:p>
          </table:table-cell>
          <table:table-cell office:value-type="float" office:value="2807.16">
            <text:p>2807.16</text:p>
          </table:table-cell>
          <table:table-cell table:formula="of:=[.H107]-[.I107]" office:value-type="float" office:value="525.84">
            <text:p>525.84</text:p>
          </table:table-cell>
          <table:table-cell office:value-type="float" office:value="3884">
            <text:p>3884</text:p>
          </table:table-cell>
          <table:table-cell/>
          <table:table-cell office:value-type="float" office:value="99">
            <text:p>99</text:p>
          </table:table-cell>
          <table:table-cell office:value-type="float" office:value="3877">
            <text:p>3877</text:p>
          </table:table-cell>
          <table:table-cell office:value-type="float" office:value="3731.14">
            <text:p>3731.14</text:p>
          </table:table-cell>
          <table:table-cell table:formula="of:=[.N107]-[.O107]" office:value-type="float" office:value="145.86">
            <text:p>145.86</text:p>
          </table:table-cell>
          <table:table-cell office:value-type="float" office:value="3884">
            <text:p>3884</text:p>
          </table:table-cell>
          <table:table-cell/>
          <table:table-cell office:value-type="float" office:value="99">
            <text:p>99</text:p>
          </table:table-cell>
          <table:table-cell office:value-type="float" office:value="3066">
            <text:p>3066</text:p>
          </table:table-cell>
          <table:table-cell office:value-type="float" office:value="2373.55">
            <text:p>2373.55</text:p>
          </table:table-cell>
          <table:table-cell table:formula="of:=[.T107]-[.U107]" office:value-type="float" office:value="692.45">
            <text:p>692.45</text:p>
          </table:table-cell>
          <table:table-cell office:value-type="float" office:value="3884">
            <text:p>3884</text:p>
          </table:table-cell>
          <table:table-cell/>
          <table:table-cell office:value-type="float" office:value="99">
            <text:p>99</text:p>
          </table:table-cell>
          <table:table-cell office:value-type="float" office:value="3877">
            <text:p>3877</text:p>
          </table:table-cell>
          <table:table-cell office:value-type="float" office:value="3816.72">
            <text:p>3816.72</text:p>
          </table:table-cell>
          <table:table-cell table:formula="of:=[.Z107]-[.AA107]" office:value-type="float" office:value="60.2800000000002">
            <text:p>60.28</text:p>
          </table:table-cell>
          <table:table-cell office:value-type="float" office:value="3884">
            <text:p>3884</text:p>
          </table:table-cell>
          <table:table-cell/>
          <table:table-cell office:value-type="float" office:value="99">
            <text:p>99</text:p>
          </table:table-cell>
          <table:table-cell office:value-type="float" office:value="3882">
            <text:p>3882</text:p>
          </table:table-cell>
          <table:table-cell office:value-type="float" office:value="3710.63">
            <text:p>3710.63</text:p>
          </table:table-cell>
          <table:table-cell table:formula="of:=[.AF107]-[.AG107]" office:value-type="float" office:value="171.37">
            <text:p>171.3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785">
            <text:p>3785</text:p>
          </table:table-cell>
          <table:table-cell office:value-type="float" office:value="3084.91">
            <text:p>3084.91</text:p>
          </table:table-cell>
          <table:table-cell table:formula="of:=[.B108]-[.C108]" office:value-type="float" office:value="700.09">
            <text:p>700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100">
            <text:p>100</text:p>
          </table:table-cell>
          <table:table-cell office:value-type="float" office:value="3224">
            <text:p>3224</text:p>
          </table:table-cell>
          <table:table-cell office:value-type="float" office:value="2778.28">
            <text:p>2778.28</text:p>
          </table:table-cell>
          <table:table-cell table:formula="of:=[.H108]-[.I108]" office:value-type="float" office:value="445.72">
            <text:p>445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100">
            <text:p>100</text:p>
          </table:table-cell>
          <table:table-cell office:value-type="float" office:value="3877">
            <text:p>3877</text:p>
          </table:table-cell>
          <table:table-cell office:value-type="float" office:value="3736.54">
            <text:p>3736.54</text:p>
          </table:table-cell>
          <table:table-cell table:formula="of:=[.N108]-[.O108]" office:value-type="float" office:value="140.46">
            <text:p>140.46</text:p>
          </table:table-cell>
          <table:table-cell office:value-type="float" office:value="3884">
            <text:p>3884</text:p>
          </table:table-cell>
          <table:table-cell/>
          <table:table-cell office:value-type="float" office:value="100">
            <text:p>100</text:p>
          </table:table-cell>
          <table:table-cell office:value-type="float" office:value="3066">
            <text:p>3066</text:p>
          </table:table-cell>
          <table:table-cell office:value-type="float" office:value="2520.94">
            <text:p>2520.94</text:p>
          </table:table-cell>
          <table:table-cell table:formula="of:=[.T108]-[.U108]" office:value-type="float" office:value="545.06">
            <text:p>545.06</text:p>
          </table:table-cell>
          <table:table-cell office:value-type="float" office:value="3884">
            <text:p>3884</text:p>
          </table:table-cell>
          <table:table-cell/>
          <table:table-cell office:value-type="float" office:value="100">
            <text:p>100</text:p>
          </table:table-cell>
          <table:table-cell office:value-type="float" office:value="3877">
            <text:p>3877</text:p>
          </table:table-cell>
          <table:table-cell office:value-type="float" office:value="3828.03">
            <text:p>3828.03</text:p>
          </table:table-cell>
          <table:table-cell table:formula="of:=[.Z108]-[.AA108]" office:value-type="float" office:value="48.9699999999998">
            <text:p>48.97</text:p>
          </table:table-cell>
          <table:table-cell office:value-type="float" office:value="3884">
            <text:p>3884</text:p>
          </table:table-cell>
          <table:table-cell/>
          <table:table-cell office:value-type="float" office:value="100">
            <text:p>100</text:p>
          </table:table-cell>
          <table:table-cell office:value-type="float" office:value="3882">
            <text:p>3882</text:p>
          </table:table-cell>
          <table:table-cell office:value-type="float" office:value="3763.54">
            <text:p>3763.54</text:p>
          </table:table-cell>
          <table:table-cell table:formula="of:=[.AF108]-[.AG108]" office:value-type="float" office:value="118.46">
            <text:p>118.4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785">
            <text:p>3785</text:p>
          </table:table-cell>
          <table:table-cell office:value-type="float" office:value="3124.8">
            <text:p>3124.8</text:p>
          </table:table-cell>
          <table:table-cell table:formula="of:=[.B109]-[.C109]" office:value-type="float" office:value="660.2">
            <text:p>660.2</text:p>
          </table:table-cell>
          <table:table-cell office:value-type="float" office:value="3884">
            <text:p>3884</text:p>
          </table:table-cell>
          <table:table-cell/>
          <table:table-cell office:value-type="float" office:value="101">
            <text:p>101</text:p>
          </table:table-cell>
          <table:table-cell office:value-type="float" office:value="3257">
            <text:p>3257</text:p>
          </table:table-cell>
          <table:table-cell office:value-type="float" office:value="2795.48">
            <text:p>2795.48</text:p>
          </table:table-cell>
          <table:table-cell table:formula="of:=[.H109]-[.I109]" office:value-type="float" office:value="461.52">
            <text:p>461.52</text:p>
          </table:table-cell>
          <table:table-cell office:value-type="float" office:value="3884">
            <text:p>3884</text:p>
          </table:table-cell>
          <table:table-cell/>
          <table:table-cell office:value-type="float" office:value="101">
            <text:p>101</text:p>
          </table:table-cell>
          <table:table-cell office:value-type="float" office:value="3877">
            <text:p>3877</text:p>
          </table:table-cell>
          <table:table-cell office:value-type="float" office:value="3743.55">
            <text:p>3743.55</text:p>
          </table:table-cell>
          <table:table-cell table:formula="of:=[.N109]-[.O109]" office:value-type="float" office:value="133.45">
            <text:p>133.45</text:p>
          </table:table-cell>
          <table:table-cell office:value-type="float" office:value="3884">
            <text:p>3884</text:p>
          </table:table-cell>
          <table:table-cell/>
          <table:table-cell office:value-type="float" office:value="101">
            <text:p>101</text:p>
          </table:table-cell>
          <table:table-cell office:value-type="float" office:value="3166">
            <text:p>3166</text:p>
          </table:table-cell>
          <table:table-cell office:value-type="float" office:value="2670.75">
            <text:p>2670.75</text:p>
          </table:table-cell>
          <table:table-cell table:formula="of:=[.T109]-[.U109]" office:value-type="float" office:value="495.25">
            <text:p>495.25</text:p>
          </table:table-cell>
          <table:table-cell office:value-type="float" office:value="3884">
            <text:p>3884</text:p>
          </table:table-cell>
          <table:table-cell/>
          <table:table-cell office:value-type="float" office:value="101">
            <text:p>101</text:p>
          </table:table-cell>
          <table:table-cell office:value-type="float" office:value="3877">
            <text:p>3877</text:p>
          </table:table-cell>
          <table:table-cell office:value-type="float" office:value="3820.47">
            <text:p>3820.47</text:p>
          </table:table-cell>
          <table:table-cell table:formula="of:=[.Z109]-[.AA109]" office:value-type="float" office:value="56.5300000000002">
            <text:p>56.53</text:p>
          </table:table-cell>
          <table:table-cell office:value-type="float" office:value="3884">
            <text:p>3884</text:p>
          </table:table-cell>
          <table:table-cell/>
          <table:table-cell office:value-type="float" office:value="101">
            <text:p>101</text:p>
          </table:table-cell>
          <table:table-cell office:value-type="float" office:value="3882">
            <text:p>3882</text:p>
          </table:table-cell>
          <table:table-cell office:value-type="float" office:value="3787.6">
            <text:p>3787.6</text:p>
          </table:table-cell>
          <table:table-cell table:formula="of:=[.AF109]-[.AG109]" office:value-type="float" office:value="94.4000000000001">
            <text:p>94.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785">
            <text:p>3785</text:p>
          </table:table-cell>
          <table:table-cell office:value-type="float" office:value="3082.03">
            <text:p>3082.03</text:p>
          </table:table-cell>
          <table:table-cell table:formula="of:=[.B110]-[.C110]" office:value-type="float" office:value="702.97">
            <text:p>702.97</text:p>
          </table:table-cell>
          <table:table-cell office:value-type="float" office:value="3884">
            <text:p>3884</text:p>
          </table:table-cell>
          <table:table-cell/>
          <table:table-cell office:value-type="float" office:value="102">
            <text:p>102</text:p>
          </table:table-cell>
          <table:table-cell office:value-type="float" office:value="3257">
            <text:p>3257</text:p>
          </table:table-cell>
          <table:table-cell office:value-type="float" office:value="2774.59">
            <text:p>2774.59</text:p>
          </table:table-cell>
          <table:table-cell table:formula="of:=[.H110]-[.I110]" office:value-type="float" office:value="482.41">
            <text:p>482.41</text:p>
          </table:table-cell>
          <table:table-cell office:value-type="float" office:value="3884">
            <text:p>3884</text:p>
          </table:table-cell>
          <table:table-cell/>
          <table:table-cell office:value-type="float" office:value="102">
            <text:p>102</text:p>
          </table:table-cell>
          <table:table-cell office:value-type="float" office:value="3877">
            <text:p>3877</text:p>
          </table:table-cell>
          <table:table-cell office:value-type="float" office:value="3765.47">
            <text:p>3765.47</text:p>
          </table:table-cell>
          <table:table-cell table:formula="of:=[.N110]-[.O110]" office:value-type="float" office:value="111.53">
            <text:p>111.53</text:p>
          </table:table-cell>
          <table:table-cell office:value-type="float" office:value="3884">
            <text:p>3884</text:p>
          </table:table-cell>
          <table:table-cell/>
          <table:table-cell office:value-type="float" office:value="102">
            <text:p>102</text:p>
          </table:table-cell>
          <table:table-cell office:value-type="float" office:value="3166">
            <text:p>3166</text:p>
          </table:table-cell>
          <table:table-cell office:value-type="float" office:value="2818.25">
            <text:p>2818.25</text:p>
          </table:table-cell>
          <table:table-cell table:formula="of:=[.T110]-[.U110]" office:value-type="float" office:value="347.75">
            <text:p>347.75</text:p>
          </table:table-cell>
          <table:table-cell office:value-type="float" office:value="3884">
            <text:p>3884</text:p>
          </table:table-cell>
          <table:table-cell/>
          <table:table-cell office:value-type="float" office:value="102">
            <text:p>102</text:p>
          </table:table-cell>
          <table:table-cell office:value-type="float" office:value="3877">
            <text:p>3877</text:p>
          </table:table-cell>
          <table:table-cell office:value-type="float" office:value="3823.55">
            <text:p>3823.55</text:p>
          </table:table-cell>
          <table:table-cell table:formula="of:=[.Z110]-[.AA110]" office:value-type="float" office:value="53.4499999999998">
            <text:p>53.45</text:p>
          </table:table-cell>
          <table:table-cell office:value-type="float" office:value="3884">
            <text:p>3884</text:p>
          </table:table-cell>
          <table:table-cell/>
          <table:table-cell office:value-type="float" office:value="102">
            <text:p>102</text:p>
          </table:table-cell>
          <table:table-cell office:value-type="float" office:value="3882">
            <text:p>3882</text:p>
          </table:table-cell>
          <table:table-cell office:value-type="float" office:value="2426.07">
            <text:p>2426.07</text:p>
          </table:table-cell>
          <table:table-cell table:formula="of:=[.AF110]-[.AG110]" office:value-type="float" office:value="1455.93">
            <text:p>1455.9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785">
            <text:p>3785</text:p>
          </table:table-cell>
          <table:table-cell office:value-type="float" office:value="3100.05">
            <text:p>3100.05</text:p>
          </table:table-cell>
          <table:table-cell table:formula="of:=[.B111]-[.C111]" office:value-type="float" office:value="684.95">
            <text:p>684.95</text:p>
          </table:table-cell>
          <table:table-cell office:value-type="float" office:value="3884">
            <text:p>3884</text:p>
          </table:table-cell>
          <table:table-cell/>
          <table:table-cell office:value-type="float" office:value="103">
            <text:p>103</text:p>
          </table:table-cell>
          <table:table-cell office:value-type="float" office:value="3339">
            <text:p>3339</text:p>
          </table:table-cell>
          <table:table-cell office:value-type="float" office:value="2767.56">
            <text:p>2767.56</text:p>
          </table:table-cell>
          <table:table-cell table:formula="of:=[.H111]-[.I111]" office:value-type="float" office:value="571.44">
            <text:p>571.44</text:p>
          </table:table-cell>
          <table:table-cell office:value-type="float" office:value="3884">
            <text:p>3884</text:p>
          </table:table-cell>
          <table:table-cell/>
          <table:table-cell office:value-type="float" office:value="103">
            <text:p>103</text:p>
          </table:table-cell>
          <table:table-cell office:value-type="float" office:value="3877">
            <text:p>3877</text:p>
          </table:table-cell>
          <table:table-cell office:value-type="float" office:value="3795">
            <text:p>3795</text:p>
          </table:table-cell>
          <table:table-cell table:formula="of:=[.N111]-[.O111]" office:value-type="float" office:value="82">
            <text:p>82</text:p>
          </table:table-cell>
          <table:table-cell office:value-type="float" office:value="3884">
            <text:p>3884</text:p>
          </table:table-cell>
          <table:table-cell/>
          <table:table-cell office:value-type="float" office:value="103">
            <text:p>103</text:p>
          </table:table-cell>
          <table:table-cell office:value-type="float" office:value="3166">
            <text:p>3166</text:p>
          </table:table-cell>
          <table:table-cell office:value-type="float" office:value="2835.83">
            <text:p>2835.83</text:p>
          </table:table-cell>
          <table:table-cell table:formula="of:=[.T111]-[.U111]" office:value-type="float" office:value="330.17">
            <text:p>330.17</text:p>
          </table:table-cell>
          <table:table-cell office:value-type="float" office:value="3884">
            <text:p>3884</text:p>
          </table:table-cell>
          <table:table-cell/>
          <table:table-cell office:value-type="float" office:value="103">
            <text:p>103</text:p>
          </table:table-cell>
          <table:table-cell office:value-type="float" office:value="3877">
            <text:p>3877</text:p>
          </table:table-cell>
          <table:table-cell office:value-type="float" office:value="3828.3">
            <text:p>3828.3</text:p>
          </table:table-cell>
          <table:table-cell table:formula="of:=[.Z111]-[.AA111]" office:value-type="float" office:value="48.6999999999998">
            <text:p>48.7</text:p>
          </table:table-cell>
          <table:table-cell office:value-type="float" office:value="3884">
            <text:p>3884</text:p>
          </table:table-cell>
          <table:table-cell/>
          <table:table-cell office:value-type="float" office:value="103">
            <text:p>103</text:p>
          </table:table-cell>
          <table:table-cell office:value-type="float" office:value="3882">
            <text:p>3882</text:p>
          </table:table-cell>
          <table:table-cell office:value-type="float" office:value="2579.85">
            <text:p>2579.85</text:p>
          </table:table-cell>
          <table:table-cell table:formula="of:=[.AF111]-[.AG111]" office:value-type="float" office:value="1302.15">
            <text:p>1302.1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785">
            <text:p>3785</text:p>
          </table:table-cell>
          <table:table-cell office:value-type="float" office:value="3093.47">
            <text:p>3093.47</text:p>
          </table:table-cell>
          <table:table-cell table:formula="of:=[.B112]-[.C112]" office:value-type="float" office:value="691.53">
            <text:p>691.53</text:p>
          </table:table-cell>
          <table:table-cell office:value-type="float" office:value="3884">
            <text:p>3884</text:p>
          </table:table-cell>
          <table:table-cell/>
          <table:table-cell office:value-type="float" office:value="104">
            <text:p>104</text:p>
          </table:table-cell>
          <table:table-cell office:value-type="float" office:value="3339">
            <text:p>3339</text:p>
          </table:table-cell>
          <table:table-cell office:value-type="float" office:value="2726.06">
            <text:p>2726.06</text:p>
          </table:table-cell>
          <table:table-cell table:formula="of:=[.H112]-[.I112]" office:value-type="float" office:value="612.94">
            <text:p>612.94</text:p>
          </table:table-cell>
          <table:table-cell office:value-type="float" office:value="3884">
            <text:p>3884</text:p>
          </table:table-cell>
          <table:table-cell/>
          <table:table-cell office:value-type="float" office:value="104">
            <text:p>104</text:p>
          </table:table-cell>
          <table:table-cell office:value-type="float" office:value="3877">
            <text:p>3877</text:p>
          </table:table-cell>
          <table:table-cell office:value-type="float" office:value="3713.68">
            <text:p>3713.68</text:p>
          </table:table-cell>
          <table:table-cell table:formula="of:=[.N112]-[.O112]" office:value-type="float" office:value="163.32">
            <text:p>163.32</text:p>
          </table:table-cell>
          <table:table-cell office:value-type="float" office:value="3884">
            <text:p>3884</text:p>
          </table:table-cell>
          <table:table-cell/>
          <table:table-cell office:value-type="float" office:value="104">
            <text:p>104</text:p>
          </table:table-cell>
          <table:table-cell office:value-type="float" office:value="3225">
            <text:p>3225</text:p>
          </table:table-cell>
          <table:table-cell office:value-type="float" office:value="2952.51">
            <text:p>2952.51</text:p>
          </table:table-cell>
          <table:table-cell table:formula="of:=[.T112]-[.U112]" office:value-type="float" office:value="272.49">
            <text:p>272.49</text:p>
          </table:table-cell>
          <table:table-cell office:value-type="float" office:value="3884">
            <text:p>3884</text:p>
          </table:table-cell>
          <table:table-cell/>
          <table:table-cell office:value-type="float" office:value="104">
            <text:p>104</text:p>
          </table:table-cell>
          <table:table-cell office:value-type="float" office:value="3877">
            <text:p>3877</text:p>
          </table:table-cell>
          <table:table-cell office:value-type="float" office:value="3829.14">
            <text:p>3829.14</text:p>
          </table:table-cell>
          <table:table-cell table:formula="of:=[.Z112]-[.AA112]" office:value-type="float" office:value="47.8600000000001">
            <text:p>47.86</text:p>
          </table:table-cell>
          <table:table-cell office:value-type="float" office:value="3884">
            <text:p>3884</text:p>
          </table:table-cell>
          <table:table-cell/>
          <table:table-cell office:value-type="float" office:value="104">
            <text:p>104</text:p>
          </table:table-cell>
          <table:table-cell office:value-type="float" office:value="3882">
            <text:p>3882</text:p>
          </table:table-cell>
          <table:table-cell office:value-type="float" office:value="2768.09">
            <text:p>2768.09</text:p>
          </table:table-cell>
          <table:table-cell table:formula="of:=[.AF112]-[.AG112]" office:value-type="float" office:value="1113.91">
            <text:p>1113.9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689">
            <text:p>3689</text:p>
          </table:table-cell>
          <table:table-cell office:value-type="float" office:value="3116.95">
            <text:p>3116.95</text:p>
          </table:table-cell>
          <table:table-cell table:formula="of:=[.B113]-[.C113]" office:value-type="float" office:value="572.05">
            <text:p>572.05</text:p>
          </table:table-cell>
          <table:table-cell office:value-type="float" office:value="3884">
            <text:p>3884</text:p>
          </table:table-cell>
          <table:table-cell/>
          <table:table-cell office:value-type="float" office:value="105">
            <text:p>105</text:p>
          </table:table-cell>
          <table:table-cell office:value-type="float" office:value="3402">
            <text:p>3402</text:p>
          </table:table-cell>
          <table:table-cell office:value-type="float" office:value="2753.71">
            <text:p>2753.71</text:p>
          </table:table-cell>
          <table:table-cell table:formula="of:=[.H113]-[.I113]" office:value-type="float" office:value="648.29">
            <text:p>648.29</text:p>
          </table:table-cell>
          <table:table-cell office:value-type="float" office:value="3884">
            <text:p>3884</text:p>
          </table:table-cell>
          <table:table-cell/>
          <table:table-cell office:value-type="float" office:value="105">
            <text:p>105</text:p>
          </table:table-cell>
          <table:table-cell office:value-type="float" office:value="3877">
            <text:p>3877</text:p>
          </table:table-cell>
          <table:table-cell office:value-type="float" office:value="3794.4">
            <text:p>3794.4</text:p>
          </table:table-cell>
          <table:table-cell table:formula="of:=[.N113]-[.O113]" office:value-type="float" office:value="82.5999999999999">
            <text:p>82.6</text:p>
          </table:table-cell>
          <table:table-cell office:value-type="float" office:value="3884">
            <text:p>3884</text:p>
          </table:table-cell>
          <table:table-cell/>
          <table:table-cell office:value-type="float" office:value="105">
            <text:p>105</text:p>
          </table:table-cell>
          <table:table-cell office:value-type="float" office:value="3271">
            <text:p>3271</text:p>
          </table:table-cell>
          <table:table-cell office:value-type="float" office:value="3001.96">
            <text:p>3001.96</text:p>
          </table:table-cell>
          <table:table-cell table:formula="of:=[.T113]-[.U113]" office:value-type="float" office:value="269.04">
            <text:p>269.04</text:p>
          </table:table-cell>
          <table:table-cell office:value-type="float" office:value="3884">
            <text:p>3884</text:p>
          </table:table-cell>
          <table:table-cell/>
          <table:table-cell office:value-type="float" office:value="105">
            <text:p>105</text:p>
          </table:table-cell>
          <table:table-cell office:value-type="float" office:value="3877">
            <text:p>3877</text:p>
          </table:table-cell>
          <table:table-cell office:value-type="float" office:value="3812.81">
            <text:p>3812.81</text:p>
          </table:table-cell>
          <table:table-cell table:formula="of:=[.Z113]-[.AA113]" office:value-type="float" office:value="64.1900000000001">
            <text:p>64.19</text:p>
          </table:table-cell>
          <table:table-cell office:value-type="float" office:value="3884">
            <text:p>3884</text:p>
          </table:table-cell>
          <table:table-cell/>
          <table:table-cell office:value-type="float" office:value="105">
            <text:p>105</text:p>
          </table:table-cell>
          <table:table-cell office:value-type="float" office:value="3882">
            <text:p>3882</text:p>
          </table:table-cell>
          <table:table-cell office:value-type="float" office:value="2954.52">
            <text:p>2954.52</text:p>
          </table:table-cell>
          <table:table-cell table:formula="of:=[.AF113]-[.AG113]" office:value-type="float" office:value="927.48">
            <text:p>927.4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676">
            <text:p>3676</text:p>
          </table:table-cell>
          <table:table-cell office:value-type="float" office:value="3149.22">
            <text:p>3149.22</text:p>
          </table:table-cell>
          <table:table-cell table:formula="of:=[.B114]-[.C114]" office:value-type="float" office:value="526.78">
            <text:p>526.78</text:p>
          </table:table-cell>
          <table:table-cell office:value-type="float" office:value="3884">
            <text:p>3884</text:p>
          </table:table-cell>
          <table:table-cell/>
          <table:table-cell office:value-type="float" office:value="106">
            <text:p>106</text:p>
          </table:table-cell>
          <table:table-cell office:value-type="float" office:value="3339">
            <text:p>3339</text:p>
          </table:table-cell>
          <table:table-cell office:value-type="float" office:value="2764.04">
            <text:p>2764.04</text:p>
          </table:table-cell>
          <table:table-cell table:formula="of:=[.H114]-[.I114]" office:value-type="float" office:value="574.96">
            <text:p>574.96</text:p>
          </table:table-cell>
          <table:table-cell office:value-type="float" office:value="3884">
            <text:p>3884</text:p>
          </table:table-cell>
          <table:table-cell/>
          <table:table-cell office:value-type="float" office:value="106">
            <text:p>106</text:p>
          </table:table-cell>
          <table:table-cell office:value-type="float" office:value="3877">
            <text:p>3877</text:p>
          </table:table-cell>
          <table:table-cell office:value-type="float" office:value="3710.67">
            <text:p>3710.67</text:p>
          </table:table-cell>
          <table:table-cell table:formula="of:=[.N114]-[.O114]" office:value-type="float" office:value="166.33">
            <text:p>166.33</text:p>
          </table:table-cell>
          <table:table-cell office:value-type="float" office:value="3884">
            <text:p>3884</text:p>
          </table:table-cell>
          <table:table-cell/>
          <table:table-cell office:value-type="float" office:value="106">
            <text:p>106</text:p>
          </table:table-cell>
          <table:table-cell office:value-type="float" office:value="3450">
            <text:p>3450</text:p>
          </table:table-cell>
          <table:table-cell office:value-type="float" office:value="3014.07">
            <text:p>3014.07</text:p>
          </table:table-cell>
          <table:table-cell table:formula="of:=[.T114]-[.U114]" office:value-type="float" office:value="435.93">
            <text:p>435.93</text:p>
          </table:table-cell>
          <table:table-cell office:value-type="float" office:value="3884">
            <text:p>3884</text:p>
          </table:table-cell>
          <table:table-cell/>
          <table:table-cell office:value-type="float" office:value="106">
            <text:p>106</text:p>
          </table:table-cell>
          <table:table-cell office:value-type="float" office:value="3877">
            <text:p>3877</text:p>
          </table:table-cell>
          <table:table-cell office:value-type="float" office:value="3821.25">
            <text:p>3821.25</text:p>
          </table:table-cell>
          <table:table-cell table:formula="of:=[.Z114]-[.AA114]" office:value-type="float" office:value="55.75">
            <text:p>55.75</text:p>
          </table:table-cell>
          <table:table-cell office:value-type="float" office:value="3884">
            <text:p>3884</text:p>
          </table:table-cell>
          <table:table-cell/>
          <table:table-cell office:value-type="float" office:value="106">
            <text:p>106</text:p>
          </table:table-cell>
          <table:table-cell office:value-type="float" office:value="3882">
            <text:p>3882</text:p>
          </table:table-cell>
          <table:table-cell office:value-type="float" office:value="3165.27">
            <text:p>3165.27</text:p>
          </table:table-cell>
          <table:table-cell table:formula="of:=[.AF114]-[.AG114]" office:value-type="float" office:value="716.73">
            <text:p>716.7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676">
            <text:p>3676</text:p>
          </table:table-cell>
          <table:table-cell office:value-type="float" office:value="3175.47">
            <text:p>3175.47</text:p>
          </table:table-cell>
          <table:table-cell table:formula="of:=[.B115]-[.C115]" office:value-type="float" office:value="500.53">
            <text:p>500.53</text:p>
          </table:table-cell>
          <table:table-cell office:value-type="float" office:value="3884">
            <text:p>3884</text:p>
          </table:table-cell>
          <table:table-cell/>
          <table:table-cell office:value-type="float" office:value="107">
            <text:p>107</text:p>
          </table:table-cell>
          <table:table-cell office:value-type="float" office:value="3339">
            <text:p>3339</text:p>
          </table:table-cell>
          <table:table-cell office:value-type="float" office:value="2798.11">
            <text:p>2798.11</text:p>
          </table:table-cell>
          <table:table-cell table:formula="of:=[.H115]-[.I115]" office:value-type="float" office:value="540.89">
            <text:p>540.89</text:p>
          </table:table-cell>
          <table:table-cell office:value-type="float" office:value="3884">
            <text:p>3884</text:p>
          </table:table-cell>
          <table:table-cell/>
          <table:table-cell office:value-type="float" office:value="107">
            <text:p>107</text:p>
          </table:table-cell>
          <table:table-cell office:value-type="float" office:value="3877">
            <text:p>3877</text:p>
          </table:table-cell>
          <table:table-cell office:value-type="float" office:value="3744.37">
            <text:p>3744.37</text:p>
          </table:table-cell>
          <table:table-cell table:formula="of:=[.N115]-[.O115]" office:value-type="float" office:value="132.63">
            <text:p>132.63</text:p>
          </table:table-cell>
          <table:table-cell office:value-type="float" office:value="3884">
            <text:p>3884</text:p>
          </table:table-cell>
          <table:table-cell/>
          <table:table-cell office:value-type="float" office:value="107">
            <text:p>107</text:p>
          </table:table-cell>
          <table:table-cell office:value-type="float" office:value="3450">
            <text:p>3450</text:p>
          </table:table-cell>
          <table:table-cell office:value-type="float" office:value="3056.59">
            <text:p>3056.59</text:p>
          </table:table-cell>
          <table:table-cell table:formula="of:=[.T115]-[.U115]" office:value-type="float" office:value="393.41">
            <text:p>393.41</text:p>
          </table:table-cell>
          <table:table-cell office:value-type="float" office:value="3884">
            <text:p>3884</text:p>
          </table:table-cell>
          <table:table-cell/>
          <table:table-cell office:value-type="float" office:value="107">
            <text:p>107</text:p>
          </table:table-cell>
          <table:table-cell office:value-type="float" office:value="3877">
            <text:p>3877</text:p>
          </table:table-cell>
          <table:table-cell office:value-type="float" office:value="3827.7">
            <text:p>3827.7</text:p>
          </table:table-cell>
          <table:table-cell table:formula="of:=[.Z115]-[.AA115]" office:value-type="float" office:value="49.3000000000002">
            <text:p>49.3</text:p>
          </table:table-cell>
          <table:table-cell office:value-type="float" office:value="3884">
            <text:p>3884</text:p>
          </table:table-cell>
          <table:table-cell/>
          <table:table-cell office:value-type="float" office:value="107">
            <text:p>107</text:p>
          </table:table-cell>
          <table:table-cell office:value-type="float" office:value="3882">
            <text:p>3882</text:p>
          </table:table-cell>
          <table:table-cell office:value-type="float" office:value="3326.61">
            <text:p>3326.61</text:p>
          </table:table-cell>
          <table:table-cell table:formula="of:=[.AF115]-[.AG115]" office:value-type="float" office:value="555.39">
            <text:p>555.3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595">
            <text:p>3595</text:p>
          </table:table-cell>
          <table:table-cell office:value-type="float" office:value="3149.25">
            <text:p>3149.25</text:p>
          </table:table-cell>
          <table:table-cell table:formula="of:=[.B116]-[.C116]" office:value-type="float" office:value="445.75">
            <text:p>445.75</text:p>
          </table:table-cell>
          <table:table-cell office:value-type="float" office:value="3884">
            <text:p>3884</text:p>
          </table:table-cell>
          <table:table-cell/>
          <table:table-cell office:value-type="float" office:value="108">
            <text:p>108</text:p>
          </table:table-cell>
          <table:table-cell office:value-type="float" office:value="3296">
            <text:p>3296</text:p>
          </table:table-cell>
          <table:table-cell office:value-type="float" office:value="2786.23">
            <text:p>2786.23</text:p>
          </table:table-cell>
          <table:table-cell table:formula="of:=[.H116]-[.I116]" office:value-type="float" office:value="509.77">
            <text:p>509.77</text:p>
          </table:table-cell>
          <table:table-cell office:value-type="float" office:value="3884">
            <text:p>3884</text:p>
          </table:table-cell>
          <table:table-cell/>
          <table:table-cell office:value-type="float" office:value="108">
            <text:p>108</text:p>
          </table:table-cell>
          <table:table-cell office:value-type="float" office:value="3877">
            <text:p>3877</text:p>
          </table:table-cell>
          <table:table-cell office:value-type="float" office:value="3713.21">
            <text:p>3713.21</text:p>
          </table:table-cell>
          <table:table-cell table:formula="of:=[.N116]-[.O116]" office:value-type="float" office:value="163.79">
            <text:p>163.79</text:p>
          </table:table-cell>
          <table:table-cell office:value-type="float" office:value="3884">
            <text:p>3884</text:p>
          </table:table-cell>
          <table:table-cell/>
          <table:table-cell office:value-type="float" office:value="108">
            <text:p>108</text:p>
          </table:table-cell>
          <table:table-cell office:value-type="float" office:value="3450">
            <text:p>3450</text:p>
          </table:table-cell>
          <table:table-cell office:value-type="float" office:value="3029.84">
            <text:p>3029.84</text:p>
          </table:table-cell>
          <table:table-cell table:formula="of:=[.T116]-[.U116]" office:value-type="float" office:value="420.16">
            <text:p>420.16</text:p>
          </table:table-cell>
          <table:table-cell office:value-type="float" office:value="3884">
            <text:p>3884</text:p>
          </table:table-cell>
          <table:table-cell/>
          <table:table-cell office:value-type="float" office:value="108">
            <text:p>108</text:p>
          </table:table-cell>
          <table:table-cell office:value-type="float" office:value="3877">
            <text:p>3877</text:p>
          </table:table-cell>
          <table:table-cell office:value-type="float" office:value="3821.19">
            <text:p>3821.19</text:p>
          </table:table-cell>
          <table:table-cell table:formula="of:=[.Z116]-[.AA116]" office:value-type="float" office:value="55.8099999999999">
            <text:p>55.81</text:p>
          </table:table-cell>
          <table:table-cell office:value-type="float" office:value="3884">
            <text:p>3884</text:p>
          </table:table-cell>
          <table:table-cell/>
          <table:table-cell office:value-type="float" office:value="108">
            <text:p>108</text:p>
          </table:table-cell>
          <table:table-cell office:value-type="float" office:value="3882">
            <text:p>3882</text:p>
          </table:table-cell>
          <table:table-cell office:value-type="float" office:value="3407.47">
            <text:p>3407.47</text:p>
          </table:table-cell>
          <table:table-cell table:formula="of:=[.AF116]-[.AG116]" office:value-type="float" office:value="474.53">
            <text:p>474.5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595">
            <text:p>3595</text:p>
          </table:table-cell>
          <table:table-cell office:value-type="float" office:value="3176.4">
            <text:p>3176.4</text:p>
          </table:table-cell>
          <table:table-cell table:formula="of:=[.B117]-[.C117]" office:value-type="float" office:value="418.6">
            <text:p>418.6</text:p>
          </table:table-cell>
          <table:table-cell office:value-type="float" office:value="3884">
            <text:p>3884</text:p>
          </table:table-cell>
          <table:table-cell/>
          <table:table-cell office:value-type="float" office:value="109">
            <text:p>109</text:p>
          </table:table-cell>
          <table:table-cell office:value-type="float" office:value="3296">
            <text:p>3296</text:p>
          </table:table-cell>
          <table:table-cell office:value-type="float" office:value="2768.05">
            <text:p>2768.05</text:p>
          </table:table-cell>
          <table:table-cell table:formula="of:=[.H117]-[.I117]" office:value-type="float" office:value="527.95">
            <text:p>527.95</text:p>
          </table:table-cell>
          <table:table-cell office:value-type="float" office:value="3884">
            <text:p>3884</text:p>
          </table:table-cell>
          <table:table-cell/>
          <table:table-cell office:value-type="float" office:value="109">
            <text:p>109</text:p>
          </table:table-cell>
          <table:table-cell office:value-type="float" office:value="3877">
            <text:p>3877</text:p>
          </table:table-cell>
          <table:table-cell office:value-type="float" office:value="3708.02">
            <text:p>3708.02</text:p>
          </table:table-cell>
          <table:table-cell table:formula="of:=[.N117]-[.O117]" office:value-type="float" office:value="168.98">
            <text:p>168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109">
            <text:p>109</text:p>
          </table:table-cell>
          <table:table-cell office:value-type="float" office:value="3450">
            <text:p>3450</text:p>
          </table:table-cell>
          <table:table-cell office:value-type="float" office:value="3084.6">
            <text:p>3084.6</text:p>
          </table:table-cell>
          <table:table-cell table:formula="of:=[.T117]-[.U117]" office:value-type="float" office:value="365.4">
            <text:p>365.4</text:p>
          </table:table-cell>
          <table:table-cell office:value-type="float" office:value="3884">
            <text:p>3884</text:p>
          </table:table-cell>
          <table:table-cell/>
          <table:table-cell office:value-type="float" office:value="109">
            <text:p>109</text:p>
          </table:table-cell>
          <table:table-cell office:value-type="float" office:value="3877">
            <text:p>3877</text:p>
          </table:table-cell>
          <table:table-cell office:value-type="float" office:value="3820.64">
            <text:p>3820.64</text:p>
          </table:table-cell>
          <table:table-cell table:formula="of:=[.Z117]-[.AA117]" office:value-type="float" office:value="56.3600000000001">
            <text:p>56.36</text:p>
          </table:table-cell>
          <table:table-cell office:value-type="float" office:value="3884">
            <text:p>3884</text:p>
          </table:table-cell>
          <table:table-cell/>
          <table:table-cell office:value-type="float" office:value="109">
            <text:p>109</text:p>
          </table:table-cell>
          <table:table-cell office:value-type="float" office:value="3882">
            <text:p>3882</text:p>
          </table:table-cell>
          <table:table-cell office:value-type="float" office:value="3478.87">
            <text:p>3478.87</text:p>
          </table:table-cell>
          <table:table-cell table:formula="of:=[.AF117]-[.AG117]" office:value-type="float" office:value="403.13">
            <text:p>403.1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567">
            <text:p>3567</text:p>
          </table:table-cell>
          <table:table-cell office:value-type="float" office:value="3177.99">
            <text:p>3177.99</text:p>
          </table:table-cell>
          <table:table-cell table:formula="of:=[.B118]-[.C118]" office:value-type="float" office:value="389.01">
            <text:p>389.01</text:p>
          </table:table-cell>
          <table:table-cell office:value-type="float" office:value="3884">
            <text:p>3884</text:p>
          </table:table-cell>
          <table:table-cell/>
          <table:table-cell office:value-type="float" office:value="110">
            <text:p>110</text:p>
          </table:table-cell>
          <table:table-cell office:value-type="float" office:value="3289">
            <text:p>3289</text:p>
          </table:table-cell>
          <table:table-cell office:value-type="float" office:value="2801.2">
            <text:p>2801.2</text:p>
          </table:table-cell>
          <table:table-cell table:formula="of:=[.H118]-[.I118]" office:value-type="float" office:value="487.8">
            <text:p>487.8</text:p>
          </table:table-cell>
          <table:table-cell office:value-type="float" office:value="3884">
            <text:p>3884</text:p>
          </table:table-cell>
          <table:table-cell/>
          <table:table-cell office:value-type="float" office:value="110">
            <text:p>110</text:p>
          </table:table-cell>
          <table:table-cell office:value-type="float" office:value="3877">
            <text:p>3877</text:p>
          </table:table-cell>
          <table:table-cell office:value-type="float" office:value="3788.05">
            <text:p>3788.05</text:p>
          </table:table-cell>
          <table:table-cell table:formula="of:=[.N118]-[.O118]" office:value-type="float" office:value="88.9499999999998">
            <text:p>88.95</text:p>
          </table:table-cell>
          <table:table-cell office:value-type="float" office:value="3884">
            <text:p>3884</text:p>
          </table:table-cell>
          <table:table-cell/>
          <table:table-cell office:value-type="float" office:value="110">
            <text:p>110</text:p>
          </table:table-cell>
          <table:table-cell office:value-type="float" office:value="3488">
            <text:p>3488</text:p>
          </table:table-cell>
          <table:table-cell office:value-type="float" office:value="3100.49">
            <text:p>3100.49</text:p>
          </table:table-cell>
          <table:table-cell table:formula="of:=[.T118]-[.U118]" office:value-type="float" office:value="387.51">
            <text:p>387.51</text:p>
          </table:table-cell>
          <table:table-cell office:value-type="float" office:value="3884">
            <text:p>3884</text:p>
          </table:table-cell>
          <table:table-cell/>
          <table:table-cell office:value-type="float" office:value="110">
            <text:p>110</text:p>
          </table:table-cell>
          <table:table-cell office:value-type="float" office:value="3877">
            <text:p>3877</text:p>
          </table:table-cell>
          <table:table-cell office:value-type="float" office:value="3826.99">
            <text:p>3826.99</text:p>
          </table:table-cell>
          <table:table-cell table:formula="of:=[.Z118]-[.AA118]" office:value-type="float" office:value="50.0100000000002">
            <text:p>50.01</text:p>
          </table:table-cell>
          <table:table-cell office:value-type="float" office:value="3884">
            <text:p>3884</text:p>
          </table:table-cell>
          <table:table-cell/>
          <table:table-cell office:value-type="float" office:value="110">
            <text:p>110</text:p>
          </table:table-cell>
          <table:table-cell office:value-type="float" office:value="3882">
            <text:p>3882</text:p>
          </table:table-cell>
          <table:table-cell office:value-type="float" office:value="3550.73">
            <text:p>3550.73</text:p>
          </table:table-cell>
          <table:table-cell table:formula="of:=[.AF118]-[.AG118]" office:value-type="float" office:value="331.27">
            <text:p>331.2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594">
            <text:p>3594</text:p>
          </table:table-cell>
          <table:table-cell office:value-type="float" office:value="3179.63">
            <text:p>3179.63</text:p>
          </table:table-cell>
          <table:table-cell table:formula="of:=[.B119]-[.C119]" office:value-type="float" office:value="414.37">
            <text:p>414.37</text:p>
          </table:table-cell>
          <table:table-cell office:value-type="float" office:value="3884">
            <text:p>3884</text:p>
          </table:table-cell>
          <table:table-cell/>
          <table:table-cell office:value-type="float" office:value="111">
            <text:p>111</text:p>
          </table:table-cell>
          <table:table-cell office:value-type="float" office:value="3289">
            <text:p>3289</text:p>
          </table:table-cell>
          <table:table-cell office:value-type="float" office:value="2767.88">
            <text:p>2767.88</text:p>
          </table:table-cell>
          <table:table-cell table:formula="of:=[.H119]-[.I119]" office:value-type="float" office:value="521.12">
            <text:p>521.12</text:p>
          </table:table-cell>
          <table:table-cell office:value-type="float" office:value="3884">
            <text:p>3884</text:p>
          </table:table-cell>
          <table:table-cell/>
          <table:table-cell office:value-type="float" office:value="111">
            <text:p>111</text:p>
          </table:table-cell>
          <table:table-cell office:value-type="float" office:value="3877">
            <text:p>3877</text:p>
          </table:table-cell>
          <table:table-cell office:value-type="float" office:value="3697.07">
            <text:p>3697.07</text:p>
          </table:table-cell>
          <table:table-cell table:formula="of:=[.N119]-[.O119]" office:value-type="float" office:value="179.93">
            <text:p>179.93</text:p>
          </table:table-cell>
          <table:table-cell office:value-type="float" office:value="3884">
            <text:p>3884</text:p>
          </table:table-cell>
          <table:table-cell/>
          <table:table-cell office:value-type="float" office:value="111">
            <text:p>111</text:p>
          </table:table-cell>
          <table:table-cell office:value-type="float" office:value="3488">
            <text:p>3488</text:p>
          </table:table-cell>
          <table:table-cell office:value-type="float" office:value="3118.13">
            <text:p>3118.13</text:p>
          </table:table-cell>
          <table:table-cell table:formula="of:=[.T119]-[.U119]" office:value-type="float" office:value="369.87">
            <text:p>369.87</text:p>
          </table:table-cell>
          <table:table-cell office:value-type="float" office:value="3884">
            <text:p>3884</text:p>
          </table:table-cell>
          <table:table-cell/>
          <table:table-cell office:value-type="float" office:value="111">
            <text:p>111</text:p>
          </table:table-cell>
          <table:table-cell office:value-type="float" office:value="3877">
            <text:p>3877</text:p>
          </table:table-cell>
          <table:table-cell office:value-type="float" office:value="3820.1">
            <text:p>3820.1</text:p>
          </table:table-cell>
          <table:table-cell table:formula="of:=[.Z119]-[.AA119]" office:value-type="float" office:value="56.9000000000001">
            <text:p>56.9</text:p>
          </table:table-cell>
          <table:table-cell office:value-type="float" office:value="3884">
            <text:p>3884</text:p>
          </table:table-cell>
          <table:table-cell/>
          <table:table-cell office:value-type="float" office:value="111">
            <text:p>111</text:p>
          </table:table-cell>
          <table:table-cell office:value-type="float" office:value="3882">
            <text:p>3882</text:p>
          </table:table-cell>
          <table:table-cell office:value-type="float" office:value="3610.55">
            <text:p>3610.55</text:p>
          </table:table-cell>
          <table:table-cell table:formula="of:=[.AF119]-[.AG119]" office:value-type="float" office:value="271.45">
            <text:p>271.4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676">
            <text:p>3676</text:p>
          </table:table-cell>
          <table:table-cell office:value-type="float" office:value="3204.3">
            <text:p>3204.3</text:p>
          </table:table-cell>
          <table:table-cell table:formula="of:=[.B120]-[.C120]" office:value-type="float" office:value="471.7">
            <text:p>471.7</text:p>
          </table:table-cell>
          <table:table-cell office:value-type="float" office:value="3884">
            <text:p>3884</text:p>
          </table:table-cell>
          <table:table-cell/>
          <table:table-cell office:value-type="float" office:value="112">
            <text:p>112</text:p>
          </table:table-cell>
          <table:table-cell office:value-type="float" office:value="3289">
            <text:p>3289</text:p>
          </table:table-cell>
          <table:table-cell office:value-type="float" office:value="2758.87">
            <text:p>2758.87</text:p>
          </table:table-cell>
          <table:table-cell table:formula="of:=[.H120]-[.I120]" office:value-type="float" office:value="530.13">
            <text:p>530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112">
            <text:p>112</text:p>
          </table:table-cell>
          <table:table-cell office:value-type="float" office:value="3877">
            <text:p>3877</text:p>
          </table:table-cell>
          <table:table-cell office:value-type="float" office:value="3780.91">
            <text:p>3780.91</text:p>
          </table:table-cell>
          <table:table-cell table:formula="of:=[.N120]-[.O120]" office:value-type="float" office:value="96.0900000000001">
            <text:p>96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112">
            <text:p>112</text:p>
          </table:table-cell>
          <table:table-cell office:value-type="float" office:value="3488">
            <text:p>3488</text:p>
          </table:table-cell>
          <table:table-cell office:value-type="float" office:value="3229.89">
            <text:p>3229.89</text:p>
          </table:table-cell>
          <table:table-cell table:formula="of:=[.T120]-[.U120]" office:value-type="float" office:value="258.11">
            <text:p>258.11</text:p>
          </table:table-cell>
          <table:table-cell office:value-type="float" office:value="3884">
            <text:p>3884</text:p>
          </table:table-cell>
          <table:table-cell/>
          <table:table-cell office:value-type="float" office:value="112">
            <text:p>112</text:p>
          </table:table-cell>
          <table:table-cell office:value-type="float" office:value="3877">
            <text:p>3877</text:p>
          </table:table-cell>
          <table:table-cell office:value-type="float" office:value="3811.71">
            <text:p>3811.71</text:p>
          </table:table-cell>
          <table:table-cell table:formula="of:=[.Z120]-[.AA120]" office:value-type="float" office:value="65.29">
            <text:p>65.29</text:p>
          </table:table-cell>
          <table:table-cell office:value-type="float" office:value="3884">
            <text:p>3884</text:p>
          </table:table-cell>
          <table:table-cell/>
          <table:table-cell office:value-type="float" office:value="112">
            <text:p>112</text:p>
          </table:table-cell>
          <table:table-cell office:value-type="float" office:value="3882">
            <text:p>3882</text:p>
          </table:table-cell>
          <table:table-cell office:value-type="float" office:value="3649.88">
            <text:p>3649.88</text:p>
          </table:table-cell>
          <table:table-cell table:formula="of:=[.AF120]-[.AG120]" office:value-type="float" office:value="232.12">
            <text:p>232.1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624">
            <text:p>3624</text:p>
          </table:table-cell>
          <table:table-cell office:value-type="float" office:value="3171.45">
            <text:p>3171.45</text:p>
          </table:table-cell>
          <table:table-cell table:formula="of:=[.B121]-[.C121]" office:value-type="float" office:value="452.55">
            <text:p>452.55</text:p>
          </table:table-cell>
          <table:table-cell office:value-type="float" office:value="3884">
            <text:p>3884</text:p>
          </table:table-cell>
          <table:table-cell/>
          <table:table-cell office:value-type="float" office:value="113">
            <text:p>113</text:p>
          </table:table-cell>
          <table:table-cell office:value-type="float" office:value="3239">
            <text:p>3239</text:p>
          </table:table-cell>
          <table:table-cell office:value-type="float" office:value="2766.91">
            <text:p>2766.91</text:p>
          </table:table-cell>
          <table:table-cell table:formula="of:=[.H121]-[.I121]" office:value-type="float" office:value="472.09">
            <text:p>472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113">
            <text:p>113</text:p>
          </table:table-cell>
          <table:table-cell office:value-type="float" office:value="3877">
            <text:p>3877</text:p>
          </table:table-cell>
          <table:table-cell office:value-type="float" office:value="3753.56">
            <text:p>3753.56</text:p>
          </table:table-cell>
          <table:table-cell table:formula="of:=[.N121]-[.O121]" office:value-type="float" office:value="123.44">
            <text:p>123.44</text:p>
          </table:table-cell>
          <table:table-cell office:value-type="float" office:value="3884">
            <text:p>3884</text:p>
          </table:table-cell>
          <table:table-cell/>
          <table:table-cell office:value-type="float" office:value="113">
            <text:p>113</text:p>
          </table:table-cell>
          <table:table-cell office:value-type="float" office:value="3500">
            <text:p>3500</text:p>
          </table:table-cell>
          <table:table-cell office:value-type="float" office:value="3194.87">
            <text:p>3194.87</text:p>
          </table:table-cell>
          <table:table-cell table:formula="of:=[.T121]-[.U121]" office:value-type="float" office:value="305.13">
            <text:p>305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113">
            <text:p>113</text:p>
          </table:table-cell>
          <table:table-cell office:value-type="float" office:value="3877">
            <text:p>3877</text:p>
          </table:table-cell>
          <table:table-cell office:value-type="float" office:value="3812.73">
            <text:p>3812.73</text:p>
          </table:table-cell>
          <table:table-cell table:formula="of:=[.Z121]-[.AA121]" office:value-type="float" office:value="64.27">
            <text:p>64.27</text:p>
          </table:table-cell>
          <table:table-cell office:value-type="float" office:value="3884">
            <text:p>3884</text:p>
          </table:table-cell>
          <table:table-cell/>
          <table:table-cell office:value-type="float" office:value="113">
            <text:p>113</text:p>
          </table:table-cell>
          <table:table-cell office:value-type="float" office:value="3882">
            <text:p>3882</text:p>
          </table:table-cell>
          <table:table-cell office:value-type="float" office:value="3711.32">
            <text:p>3711.32</text:p>
          </table:table-cell>
          <table:table-cell table:formula="of:=[.AF121]-[.AG121]" office:value-type="float" office:value="170.68">
            <text:p>170.6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624">
            <text:p>3624</text:p>
          </table:table-cell>
          <table:table-cell office:value-type="float" office:value="3163.68">
            <text:p>3163.68</text:p>
          </table:table-cell>
          <table:table-cell table:formula="of:=[.B122]-[.C122]" office:value-type="float" office:value="460.32">
            <text:p>460.32</text:p>
          </table:table-cell>
          <table:table-cell office:value-type="float" office:value="3884">
            <text:p>3884</text:p>
          </table:table-cell>
          <table:table-cell/>
          <table:table-cell office:value-type="float" office:value="114">
            <text:p>114</text:p>
          </table:table-cell>
          <table:table-cell office:value-type="float" office:value="3291">
            <text:p>3291</text:p>
          </table:table-cell>
          <table:table-cell office:value-type="float" office:value="2803.66">
            <text:p>2803.66</text:p>
          </table:table-cell>
          <table:table-cell table:formula="of:=[.H122]-[.I122]" office:value-type="float" office:value="487.34">
            <text:p>487.34</text:p>
          </table:table-cell>
          <table:table-cell office:value-type="float" office:value="3884">
            <text:p>3884</text:p>
          </table:table-cell>
          <table:table-cell/>
          <table:table-cell office:value-type="float" office:value="114">
            <text:p>114</text:p>
          </table:table-cell>
          <table:table-cell office:value-type="float" office:value="3877">
            <text:p>3877</text:p>
          </table:table-cell>
          <table:table-cell office:value-type="float" office:value="3771.49">
            <text:p>3771.49</text:p>
          </table:table-cell>
          <table:table-cell table:formula="of:=[.N122]-[.O122]" office:value-type="float" office:value="105.51">
            <text:p>105.51</text:p>
          </table:table-cell>
          <table:table-cell office:value-type="float" office:value="3884">
            <text:p>3884</text:p>
          </table:table-cell>
          <table:table-cell/>
          <table:table-cell office:value-type="float" office:value="114">
            <text:p>114</text:p>
          </table:table-cell>
          <table:table-cell office:value-type="float" office:value="3596">
            <text:p>3596</text:p>
          </table:table-cell>
          <table:table-cell office:value-type="float" office:value="3275.99">
            <text:p>3275.99</text:p>
          </table:table-cell>
          <table:table-cell table:formula="of:=[.T122]-[.U122]" office:value-type="float" office:value="320.01">
            <text:p>320.01</text:p>
          </table:table-cell>
          <table:table-cell office:value-type="float" office:value="3884">
            <text:p>3884</text:p>
          </table:table-cell>
          <table:table-cell/>
          <table:table-cell office:value-type="float" office:value="114">
            <text:p>114</text:p>
          </table:table-cell>
          <table:table-cell office:value-type="float" office:value="3877">
            <text:p>3877</text:p>
          </table:table-cell>
          <table:table-cell office:value-type="float" office:value="3818.7">
            <text:p>3818.7</text:p>
          </table:table-cell>
          <table:table-cell table:formula="of:=[.Z122]-[.AA122]" office:value-type="float" office:value="58.3000000000002">
            <text:p>58.3</text:p>
          </table:table-cell>
          <table:table-cell office:value-type="float" office:value="3884">
            <text:p>3884</text:p>
          </table:table-cell>
          <table:table-cell/>
          <table:table-cell office:value-type="float" office:value="114">
            <text:p>114</text:p>
          </table:table-cell>
          <table:table-cell office:value-type="float" office:value="3882">
            <text:p>3882</text:p>
          </table:table-cell>
          <table:table-cell office:value-type="float" office:value="3745.04">
            <text:p>3745.04</text:p>
          </table:table-cell>
          <table:table-cell table:formula="of:=[.AF122]-[.AG122]" office:value-type="float" office:value="136.96">
            <text:p>136.9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687">
            <text:p>3687</text:p>
          </table:table-cell>
          <table:table-cell office:value-type="float" office:value="3175.02">
            <text:p>3175.02</text:p>
          </table:table-cell>
          <table:table-cell table:formula="of:=[.B123]-[.C123]" office:value-type="float" office:value="511.98">
            <text:p>511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115">
            <text:p>115</text:p>
          </table:table-cell>
          <table:table-cell office:value-type="float" office:value="3489">
            <text:p>3489</text:p>
          </table:table-cell>
          <table:table-cell office:value-type="float" office:value="2823.33">
            <text:p>2823.33</text:p>
          </table:table-cell>
          <table:table-cell table:formula="of:=[.H123]-[.I123]" office:value-type="float" office:value="665.67">
            <text:p>665.67</text:p>
          </table:table-cell>
          <table:table-cell office:value-type="float" office:value="3884">
            <text:p>3884</text:p>
          </table:table-cell>
          <table:table-cell/>
          <table:table-cell office:value-type="float" office:value="115">
            <text:p>115</text:p>
          </table:table-cell>
          <table:table-cell office:value-type="float" office:value="3877">
            <text:p>3877</text:p>
          </table:table-cell>
          <table:table-cell office:value-type="float" office:value="3776.84">
            <text:p>3776.84</text:p>
          </table:table-cell>
          <table:table-cell table:formula="of:=[.N123]-[.O123]" office:value-type="float" office:value="100.16">
            <text:p>100.16</text:p>
          </table:table-cell>
          <table:table-cell office:value-type="float" office:value="3884">
            <text:p>3884</text:p>
          </table:table-cell>
          <table:table-cell/>
          <table:table-cell office:value-type="float" office:value="115">
            <text:p>115</text:p>
          </table:table-cell>
          <table:table-cell office:value-type="float" office:value="3596">
            <text:p>3596</text:p>
          </table:table-cell>
          <table:table-cell office:value-type="float" office:value="3283.79">
            <text:p>3283.79</text:p>
          </table:table-cell>
          <table:table-cell table:formula="of:=[.T123]-[.U123]" office:value-type="float" office:value="312.21">
            <text:p>312.21</text:p>
          </table:table-cell>
          <table:table-cell office:value-type="float" office:value="3884">
            <text:p>3884</text:p>
          </table:table-cell>
          <table:table-cell/>
          <table:table-cell office:value-type="float" office:value="115">
            <text:p>115</text:p>
          </table:table-cell>
          <table:table-cell office:value-type="float" office:value="3877">
            <text:p>3877</text:p>
          </table:table-cell>
          <table:table-cell office:value-type="float" office:value="3828.9">
            <text:p>3828.9</text:p>
          </table:table-cell>
          <table:table-cell table:formula="of:=[.Z123]-[.AA123]" office:value-type="float" office:value="48.0999999999999">
            <text:p>48.1</text:p>
          </table:table-cell>
          <table:table-cell office:value-type="float" office:value="3884">
            <text:p>3884</text:p>
          </table:table-cell>
          <table:table-cell/>
          <table:table-cell office:value-type="float" office:value="115">
            <text:p>115</text:p>
          </table:table-cell>
          <table:table-cell office:value-type="float" office:value="3882">
            <text:p>3882</text:p>
          </table:table-cell>
          <table:table-cell office:value-type="float" office:value="3768.01">
            <text:p>3768.01</text:p>
          </table:table-cell>
          <table:table-cell table:formula="of:=[.AF123]-[.AG123]" office:value-type="float" office:value="113.99">
            <text:p>113.9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594">
            <text:p>3594</text:p>
          </table:table-cell>
          <table:table-cell office:value-type="float" office:value="3118.24">
            <text:p>3118.24</text:p>
          </table:table-cell>
          <table:table-cell table:formula="of:=[.B124]-[.C124]" office:value-type="float" office:value="475.76">
            <text:p>475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116">
            <text:p>116</text:p>
          </table:table-cell>
          <table:table-cell office:value-type="float" office:value="3557">
            <text:p>3557</text:p>
          </table:table-cell>
          <table:table-cell office:value-type="float" office:value="2928.93">
            <text:p>2928.93</text:p>
          </table:table-cell>
          <table:table-cell table:formula="of:=[.H124]-[.I124]" office:value-type="float" office:value="628.07">
            <text:p>628.07</text:p>
          </table:table-cell>
          <table:table-cell office:value-type="float" office:value="3884">
            <text:p>3884</text:p>
          </table:table-cell>
          <table:table-cell/>
          <table:table-cell office:value-type="float" office:value="116">
            <text:p>116</text:p>
          </table:table-cell>
          <table:table-cell office:value-type="float" office:value="3877">
            <text:p>3877</text:p>
          </table:table-cell>
          <table:table-cell office:value-type="float" office:value="3805.47">
            <text:p>3805.47</text:p>
          </table:table-cell>
          <table:table-cell table:formula="of:=[.N124]-[.O124]" office:value-type="float" office:value="71.5300000000002">
            <text:p>71.53</text:p>
          </table:table-cell>
          <table:table-cell office:value-type="float" office:value="3884">
            <text:p>3884</text:p>
          </table:table-cell>
          <table:table-cell/>
          <table:table-cell office:value-type="float" office:value="116">
            <text:p>116</text:p>
          </table:table-cell>
          <table:table-cell office:value-type="float" office:value="3596">
            <text:p>3596</text:p>
          </table:table-cell>
          <table:table-cell office:value-type="float" office:value="3274.18">
            <text:p>3274.18</text:p>
          </table:table-cell>
          <table:table-cell table:formula="of:=[.T124]-[.U124]" office:value-type="float" office:value="321.82">
            <text:p>321.82</text:p>
          </table:table-cell>
          <table:table-cell office:value-type="float" office:value="3884">
            <text:p>3884</text:p>
          </table:table-cell>
          <table:table-cell/>
          <table:table-cell office:value-type="float" office:value="116">
            <text:p>116</text:p>
          </table:table-cell>
          <table:table-cell office:value-type="float" office:value="3877">
            <text:p>3877</text:p>
          </table:table-cell>
          <table:table-cell office:value-type="float" office:value="3798.34">
            <text:p>3798.34</text:p>
          </table:table-cell>
          <table:table-cell table:formula="of:=[.Z124]-[.AA124]" office:value-type="float" office:value="78.6599999999999">
            <text:p>78.66</text:p>
          </table:table-cell>
          <table:table-cell office:value-type="float" office:value="3884">
            <text:p>3884</text:p>
          </table:table-cell>
          <table:table-cell/>
          <table:table-cell office:value-type="float" office:value="116">
            <text:p>116</text:p>
          </table:table-cell>
          <table:table-cell office:value-type="float" office:value="3882">
            <text:p>3882</text:p>
          </table:table-cell>
          <table:table-cell office:value-type="float" office:value="2379.71">
            <text:p>2379.71</text:p>
          </table:table-cell>
          <table:table-cell table:formula="of:=[.AF124]-[.AG124]" office:value-type="float" office:value="1502.29">
            <text:p>1502.2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671">
            <text:p>3671</text:p>
          </table:table-cell>
          <table:table-cell office:value-type="float" office:value="3101">
            <text:p>3101</text:p>
          </table:table-cell>
          <table:table-cell table:formula="of:=[.B125]-[.C125]" office:value-type="float" office:value="570">
            <text:p>570</text:p>
          </table:table-cell>
          <table:table-cell office:value-type="float" office:value="3884">
            <text:p>3884</text:p>
          </table:table-cell>
          <table:table-cell/>
          <table:table-cell office:value-type="float" office:value="117">
            <text:p>117</text:p>
          </table:table-cell>
          <table:table-cell office:value-type="float" office:value="3373">
            <text:p>3373</text:p>
          </table:table-cell>
          <table:table-cell office:value-type="float" office:value="2945.23">
            <text:p>2945.23</text:p>
          </table:table-cell>
          <table:table-cell table:formula="of:=[.H125]-[.I125]" office:value-type="float" office:value="427.77">
            <text:p>427.77</text:p>
          </table:table-cell>
          <table:table-cell office:value-type="float" office:value="3884">
            <text:p>3884</text:p>
          </table:table-cell>
          <table:table-cell/>
          <table:table-cell office:value-type="float" office:value="117">
            <text:p>117</text:p>
          </table:table-cell>
          <table:table-cell office:value-type="float" office:value="3877">
            <text:p>3877</text:p>
          </table:table-cell>
          <table:table-cell office:value-type="float" office:value="3786.01">
            <text:p>3786.01</text:p>
          </table:table-cell>
          <table:table-cell table:formula="of:=[.N125]-[.O125]" office:value-type="float" office:value="90.9899999999998">
            <text:p>90.99</text:p>
          </table:table-cell>
          <table:table-cell office:value-type="float" office:value="3884">
            <text:p>3884</text:p>
          </table:table-cell>
          <table:table-cell/>
          <table:table-cell office:value-type="float" office:value="117">
            <text:p>117</text:p>
          </table:table-cell>
          <table:table-cell office:value-type="float" office:value="3559">
            <text:p>3559</text:p>
          </table:table-cell>
          <table:table-cell office:value-type="float" office:value="3216.36">
            <text:p>3216.36</text:p>
          </table:table-cell>
          <table:table-cell table:formula="of:=[.T125]-[.U125]" office:value-type="float" office:value="342.64">
            <text:p>342.64</text:p>
          </table:table-cell>
          <table:table-cell office:value-type="float" office:value="3884">
            <text:p>3884</text:p>
          </table:table-cell>
          <table:table-cell/>
          <table:table-cell office:value-type="float" office:value="117">
            <text:p>117</text:p>
          </table:table-cell>
          <table:table-cell office:value-type="float" office:value="3877">
            <text:p>3877</text:p>
          </table:table-cell>
          <table:table-cell office:value-type="float" office:value="3819.13">
            <text:p>3819.13</text:p>
          </table:table-cell>
          <table:table-cell table:formula="of:=[.Z125]-[.AA125]" office:value-type="float" office:value="57.8699999999999">
            <text:p>57.87</text:p>
          </table:table-cell>
          <table:table-cell office:value-type="float" office:value="3884">
            <text:p>3884</text:p>
          </table:table-cell>
          <table:table-cell/>
          <table:table-cell office:value-type="float" office:value="117">
            <text:p>117</text:p>
          </table:table-cell>
          <table:table-cell office:value-type="float" office:value="3882">
            <text:p>3882</text:p>
          </table:table-cell>
          <table:table-cell office:value-type="float" office:value="2571.27">
            <text:p>2571.27</text:p>
          </table:table-cell>
          <table:table-cell table:formula="of:=[.AF125]-[.AG125]" office:value-type="float" office:value="1310.73">
            <text:p>1310.7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671">
            <text:p>3671</text:p>
          </table:table-cell>
          <table:table-cell office:value-type="float" office:value="3164.16">
            <text:p>3164.16</text:p>
          </table:table-cell>
          <table:table-cell table:formula="of:=[.B126]-[.C126]" office:value-type="float" office:value="506.84">
            <text:p>506.84</text:p>
          </table:table-cell>
          <table:table-cell office:value-type="float" office:value="3884">
            <text:p>3884</text:p>
          </table:table-cell>
          <table:table-cell/>
          <table:table-cell office:value-type="float" office:value="118">
            <text:p>118</text:p>
          </table:table-cell>
          <table:table-cell office:value-type="float" office:value="3397">
            <text:p>3397</text:p>
          </table:table-cell>
          <table:table-cell office:value-type="float" office:value="2945.47">
            <text:p>2945.47</text:p>
          </table:table-cell>
          <table:table-cell table:formula="of:=[.H126]-[.I126]" office:value-type="float" office:value="451.53">
            <text:p>451.53</text:p>
          </table:table-cell>
          <table:table-cell office:value-type="float" office:value="3884">
            <text:p>3884</text:p>
          </table:table-cell>
          <table:table-cell/>
          <table:table-cell office:value-type="float" office:value="118">
            <text:p>118</text:p>
          </table:table-cell>
          <table:table-cell office:value-type="float" office:value="3877">
            <text:p>3877</text:p>
          </table:table-cell>
          <table:table-cell office:value-type="float" office:value="3678.16">
            <text:p>3678.16</text:p>
          </table:table-cell>
          <table:table-cell table:formula="of:=[.N126]-[.O126]" office:value-type="float" office:value="198.84">
            <text:p>198.84</text:p>
          </table:table-cell>
          <table:table-cell office:value-type="float" office:value="3884">
            <text:p>3884</text:p>
          </table:table-cell>
          <table:table-cell/>
          <table:table-cell office:value-type="float" office:value="118">
            <text:p>118</text:p>
          </table:table-cell>
          <table:table-cell office:value-type="float" office:value="3582">
            <text:p>3582</text:p>
          </table:table-cell>
          <table:table-cell office:value-type="float" office:value="3256.63">
            <text:p>3256.63</text:p>
          </table:table-cell>
          <table:table-cell table:formula="of:=[.T126]-[.U126]" office:value-type="float" office:value="325.37">
            <text:p>325.37</text:p>
          </table:table-cell>
          <table:table-cell office:value-type="float" office:value="3884">
            <text:p>3884</text:p>
          </table:table-cell>
          <table:table-cell/>
          <table:table-cell office:value-type="float" office:value="118">
            <text:p>118</text:p>
          </table:table-cell>
          <table:table-cell office:value-type="float" office:value="3877">
            <text:p>3877</text:p>
          </table:table-cell>
          <table:table-cell office:value-type="float" office:value="3830.22">
            <text:p>3830.22</text:p>
          </table:table-cell>
          <table:table-cell table:formula="of:=[.Z126]-[.AA126]" office:value-type="float" office:value="46.7800000000002">
            <text:p>46.78</text:p>
          </table:table-cell>
          <table:table-cell office:value-type="float" office:value="3884">
            <text:p>3884</text:p>
          </table:table-cell>
          <table:table-cell/>
          <table:table-cell office:value-type="float" office:value="118">
            <text:p>118</text:p>
          </table:table-cell>
          <table:table-cell office:value-type="float" office:value="3882">
            <text:p>3882</text:p>
          </table:table-cell>
          <table:table-cell office:value-type="float" office:value="2723.74">
            <text:p>2723.74</text:p>
          </table:table-cell>
          <table:table-cell table:formula="of:=[.AF126]-[.AG126]" office:value-type="float" office:value="1158.26">
            <text:p>1158.2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671">
            <text:p>3671</text:p>
          </table:table-cell>
          <table:table-cell office:value-type="float" office:value="3151.65">
            <text:p>3151.65</text:p>
          </table:table-cell>
          <table:table-cell table:formula="of:=[.B127]-[.C127]" office:value-type="float" office:value="519.35">
            <text:p>519.35</text:p>
          </table:table-cell>
          <table:table-cell office:value-type="float" office:value="3884">
            <text:p>3884</text:p>
          </table:table-cell>
          <table:table-cell/>
          <table:table-cell office:value-type="float" office:value="119">
            <text:p>119</text:p>
          </table:table-cell>
          <table:table-cell office:value-type="float" office:value="3397">
            <text:p>3397</text:p>
          </table:table-cell>
          <table:table-cell office:value-type="float" office:value="2897.16">
            <text:p>2897.16</text:p>
          </table:table-cell>
          <table:table-cell table:formula="of:=[.H127]-[.I127]" office:value-type="float" office:value="499.84">
            <text:p>499.84</text:p>
          </table:table-cell>
          <table:table-cell office:value-type="float" office:value="3884">
            <text:p>3884</text:p>
          </table:table-cell>
          <table:table-cell/>
          <table:table-cell office:value-type="float" office:value="119">
            <text:p>119</text:p>
          </table:table-cell>
          <table:table-cell office:value-type="float" office:value="3877">
            <text:p>3877</text:p>
          </table:table-cell>
          <table:table-cell office:value-type="float" office:value="3734.61">
            <text:p>3734.61</text:p>
          </table:table-cell>
          <table:table-cell table:formula="of:=[.N127]-[.O127]" office:value-type="float" office:value="142.39">
            <text:p>142.39</text:p>
          </table:table-cell>
          <table:table-cell office:value-type="float" office:value="3884">
            <text:p>3884</text:p>
          </table:table-cell>
          <table:table-cell/>
          <table:table-cell office:value-type="float" office:value="119">
            <text:p>119</text:p>
          </table:table-cell>
          <table:table-cell office:value-type="float" office:value="3766">
            <text:p>3766</text:p>
          </table:table-cell>
          <table:table-cell office:value-type="float" office:value="3378.94">
            <text:p>3378.94</text:p>
          </table:table-cell>
          <table:table-cell table:formula="of:=[.T127]-[.U127]" office:value-type="float" office:value="387.06">
            <text:p>387.06</text:p>
          </table:table-cell>
          <table:table-cell office:value-type="float" office:value="3884">
            <text:p>3884</text:p>
          </table:table-cell>
          <table:table-cell/>
          <table:table-cell office:value-type="float" office:value="119">
            <text:p>119</text:p>
          </table:table-cell>
          <table:table-cell office:value-type="float" office:value="3877">
            <text:p>3877</text:p>
          </table:table-cell>
          <table:table-cell office:value-type="float" office:value="3826.09">
            <text:p>3826.09</text:p>
          </table:table-cell>
          <table:table-cell table:formula="of:=[.Z127]-[.AA127]" office:value-type="float" office:value="50.9099999999999">
            <text:p>50.91</text:p>
          </table:table-cell>
          <table:table-cell office:value-type="float" office:value="3884">
            <text:p>3884</text:p>
          </table:table-cell>
          <table:table-cell/>
          <table:table-cell office:value-type="float" office:value="119">
            <text:p>119</text:p>
          </table:table-cell>
          <table:table-cell office:value-type="float" office:value="3882">
            <text:p>3882</text:p>
          </table:table-cell>
          <table:table-cell office:value-type="float" office:value="2873.11">
            <text:p>2873.11</text:p>
          </table:table-cell>
          <table:table-cell table:formula="of:=[.AF127]-[.AG127]" office:value-type="float" office:value="1008.89">
            <text:p>1008.8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676">
            <text:p>3676</text:p>
          </table:table-cell>
          <table:table-cell office:value-type="float" office:value="3152.72">
            <text:p>3152.72</text:p>
          </table:table-cell>
          <table:table-cell table:formula="of:=[.B128]-[.C128]" office:value-type="float" office:value="523.28">
            <text:p>523.28</text:p>
          </table:table-cell>
          <table:table-cell office:value-type="float" office:value="3884">
            <text:p>3884</text:p>
          </table:table-cell>
          <table:table-cell/>
          <table:table-cell office:value-type="float" office:value="120">
            <text:p>120</text:p>
          </table:table-cell>
          <table:table-cell office:value-type="float" office:value="3455">
            <text:p>3455</text:p>
          </table:table-cell>
          <table:table-cell office:value-type="float" office:value="2992.35">
            <text:p>2992.35</text:p>
          </table:table-cell>
          <table:table-cell table:formula="of:=[.H128]-[.I128]" office:value-type="float" office:value="462.65">
            <text:p>462.65</text:p>
          </table:table-cell>
          <table:table-cell office:value-type="float" office:value="3884">
            <text:p>3884</text:p>
          </table:table-cell>
          <table:table-cell/>
          <table:table-cell office:value-type="float" office:value="120">
            <text:p>120</text:p>
          </table:table-cell>
          <table:table-cell office:value-type="float" office:value="3877">
            <text:p>3877</text:p>
          </table:table-cell>
          <table:table-cell office:value-type="float" office:value="3719.46">
            <text:p>3719.46</text:p>
          </table:table-cell>
          <table:table-cell table:formula="of:=[.N128]-[.O128]" office:value-type="float" office:value="157.54">
            <text:p>157.54</text:p>
          </table:table-cell>
          <table:table-cell office:value-type="float" office:value="3884">
            <text:p>3884</text:p>
          </table:table-cell>
          <table:table-cell/>
          <table:table-cell office:value-type="float" office:value="120">
            <text:p>120</text:p>
          </table:table-cell>
          <table:table-cell office:value-type="float" office:value="3766">
            <text:p>3766</text:p>
          </table:table-cell>
          <table:table-cell office:value-type="float" office:value="3401.84">
            <text:p>3401.84</text:p>
          </table:table-cell>
          <table:table-cell table:formula="of:=[.T128]-[.U128]" office:value-type="float" office:value="364.16">
            <text:p>364.16</text:p>
          </table:table-cell>
          <table:table-cell office:value-type="float" office:value="3884">
            <text:p>3884</text:p>
          </table:table-cell>
          <table:table-cell/>
          <table:table-cell office:value-type="float" office:value="120">
            <text:p>120</text:p>
          </table:table-cell>
          <table:table-cell office:value-type="float" office:value="3877">
            <text:p>3877</text:p>
          </table:table-cell>
          <table:table-cell office:value-type="float" office:value="3819.46">
            <text:p>3819.46</text:p>
          </table:table-cell>
          <table:table-cell table:formula="of:=[.Z128]-[.AA128]" office:value-type="float" office:value="57.54">
            <text:p>57.54</text:p>
          </table:table-cell>
          <table:table-cell office:value-type="float" office:value="3884">
            <text:p>3884</text:p>
          </table:table-cell>
          <table:table-cell/>
          <table:table-cell office:value-type="float" office:value="120">
            <text:p>120</text:p>
          </table:table-cell>
          <table:table-cell office:value-type="float" office:value="3882">
            <text:p>3882</text:p>
          </table:table-cell>
          <table:table-cell office:value-type="float" office:value="2992.44">
            <text:p>2992.44</text:p>
          </table:table-cell>
          <table:table-cell table:formula="of:=[.AF128]-[.AG128]" office:value-type="float" office:value="889.56">
            <text:p>889.5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671">
            <text:p>3671</text:p>
          </table:table-cell>
          <table:table-cell office:value-type="float" office:value="3179.22">
            <text:p>3179.22</text:p>
          </table:table-cell>
          <table:table-cell table:formula="of:=[.B129]-[.C129]" office:value-type="float" office:value="491.78">
            <text:p>491.78</text:p>
          </table:table-cell>
          <table:table-cell office:value-type="float" office:value="3884">
            <text:p>3884</text:p>
          </table:table-cell>
          <table:table-cell/>
          <table:table-cell office:value-type="float" office:value="121">
            <text:p>121</text:p>
          </table:table-cell>
          <table:table-cell office:value-type="float" office:value="3397">
            <text:p>3397</text:p>
          </table:table-cell>
          <table:table-cell office:value-type="float" office:value="2954.33">
            <text:p>2954.33</text:p>
          </table:table-cell>
          <table:table-cell table:formula="of:=[.H129]-[.I129]" office:value-type="float" office:value="442.67">
            <text:p>442.67</text:p>
          </table:table-cell>
          <table:table-cell office:value-type="float" office:value="3884">
            <text:p>3884</text:p>
          </table:table-cell>
          <table:table-cell/>
          <table:table-cell office:value-type="float" office:value="121">
            <text:p>121</text:p>
          </table:table-cell>
          <table:table-cell office:value-type="float" office:value="3877">
            <text:p>3877</text:p>
          </table:table-cell>
          <table:table-cell office:value-type="float" office:value="3767.33">
            <text:p>3767.33</text:p>
          </table:table-cell>
          <table:table-cell table:formula="of:=[.N129]-[.O129]" office:value-type="float" office:value="109.67">
            <text:p>109.67</text:p>
          </table:table-cell>
          <table:table-cell office:value-type="float" office:value="3884">
            <text:p>3884</text:p>
          </table:table-cell>
          <table:table-cell/>
          <table:table-cell office:value-type="float" office:value="121">
            <text:p>121</text:p>
          </table:table-cell>
          <table:table-cell office:value-type="float" office:value="3670">
            <text:p>3670</text:p>
          </table:table-cell>
          <table:table-cell office:value-type="float" office:value="3300.07">
            <text:p>3300.07</text:p>
          </table:table-cell>
          <table:table-cell table:formula="of:=[.T129]-[.U129]" office:value-type="float" office:value="369.93">
            <text:p>369.93</text:p>
          </table:table-cell>
          <table:table-cell office:value-type="float" office:value="3884">
            <text:p>3884</text:p>
          </table:table-cell>
          <table:table-cell/>
          <table:table-cell office:value-type="float" office:value="121">
            <text:p>121</text:p>
          </table:table-cell>
          <table:table-cell office:value-type="float" office:value="3877">
            <text:p>3877</text:p>
          </table:table-cell>
          <table:table-cell office:value-type="float" office:value="3822.17">
            <text:p>3822.17</text:p>
          </table:table-cell>
          <table:table-cell table:formula="of:=[.Z129]-[.AA129]" office:value-type="float" office:value="54.8299999999999">
            <text:p>54.83</text:p>
          </table:table-cell>
          <table:table-cell office:value-type="float" office:value="3884">
            <text:p>3884</text:p>
          </table:table-cell>
          <table:table-cell/>
          <table:table-cell office:value-type="float" office:value="121">
            <text:p>121</text:p>
          </table:table-cell>
          <table:table-cell office:value-type="float" office:value="3882">
            <text:p>3882</text:p>
          </table:table-cell>
          <table:table-cell office:value-type="float" office:value="3050.65">
            <text:p>3050.65</text:p>
          </table:table-cell>
          <table:table-cell table:formula="of:=[.AF129]-[.AG129]" office:value-type="float" office:value="831.35">
            <text:p>831.3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671">
            <text:p>3671</text:p>
          </table:table-cell>
          <table:table-cell office:value-type="float" office:value="3173.87">
            <text:p>3173.87</text:p>
          </table:table-cell>
          <table:table-cell table:formula="of:=[.B130]-[.C130]" office:value-type="float" office:value="497.13">
            <text:p>497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122">
            <text:p>122</text:p>
          </table:table-cell>
          <table:table-cell office:value-type="float" office:value="3373">
            <text:p>3373</text:p>
          </table:table-cell>
          <table:table-cell office:value-type="float" office:value="2948.99">
            <text:p>2948.99</text:p>
          </table:table-cell>
          <table:table-cell table:formula="of:=[.H130]-[.I130]" office:value-type="float" office:value="424.01">
            <text:p>424.01</text:p>
          </table:table-cell>
          <table:table-cell office:value-type="float" office:value="3884">
            <text:p>3884</text:p>
          </table:table-cell>
          <table:table-cell/>
          <table:table-cell office:value-type="float" office:value="122">
            <text:p>122</text:p>
          </table:table-cell>
          <table:table-cell office:value-type="float" office:value="3882">
            <text:p>3882</text:p>
          </table:table-cell>
          <table:table-cell office:value-type="float" office:value="3653.82">
            <text:p>3653.82</text:p>
          </table:table-cell>
          <table:table-cell table:formula="of:=[.N130]-[.O130]" office:value-type="float" office:value="228.18">
            <text:p>228.18</text:p>
          </table:table-cell>
          <table:table-cell office:value-type="float" office:value="3884">
            <text:p>3884</text:p>
          </table:table-cell>
          <table:table-cell/>
          <table:table-cell office:value-type="float" office:value="122">
            <text:p>122</text:p>
          </table:table-cell>
          <table:table-cell office:value-type="float" office:value="3733">
            <text:p>3733</text:p>
          </table:table-cell>
          <table:table-cell office:value-type="float" office:value="3289.09">
            <text:p>3289.09</text:p>
          </table:table-cell>
          <table:table-cell table:formula="of:=[.T130]-[.U130]" office:value-type="float" office:value="443.91">
            <text:p>443.91</text:p>
          </table:table-cell>
          <table:table-cell office:value-type="float" office:value="3884">
            <text:p>3884</text:p>
          </table:table-cell>
          <table:table-cell/>
          <table:table-cell office:value-type="float" office:value="122">
            <text:p>122</text:p>
          </table:table-cell>
          <table:table-cell office:value-type="float" office:value="3877">
            <text:p>3877</text:p>
          </table:table-cell>
          <table:table-cell office:value-type="float" office:value="3775.56">
            <text:p>3775.56</text:p>
          </table:table-cell>
          <table:table-cell table:formula="of:=[.Z130]-[.AA130]" office:value-type="float" office:value="101.44">
            <text:p>101.44</text:p>
          </table:table-cell>
          <table:table-cell office:value-type="float" office:value="3884">
            <text:p>3884</text:p>
          </table:table-cell>
          <table:table-cell/>
          <table:table-cell office:value-type="float" office:value="122">
            <text:p>122</text:p>
          </table:table-cell>
          <table:table-cell office:value-type="float" office:value="3882">
            <text:p>3882</text:p>
          </table:table-cell>
          <table:table-cell office:value-type="float" office:value="3224.05">
            <text:p>3224.05</text:p>
          </table:table-cell>
          <table:table-cell table:formula="of:=[.AF130]-[.AG130]" office:value-type="float" office:value="657.95">
            <text:p>657.9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677">
            <text:p>3677</text:p>
          </table:table-cell>
          <table:table-cell office:value-type="float" office:value="3204">
            <text:p>3204</text:p>
          </table:table-cell>
          <table:table-cell table:formula="of:=[.B131]-[.C131]" office:value-type="float" office:value="473">
            <text:p>473</text:p>
          </table:table-cell>
          <table:table-cell office:value-type="float" office:value="3884">
            <text:p>3884</text:p>
          </table:table-cell>
          <table:table-cell/>
          <table:table-cell office:value-type="float" office:value="123">
            <text:p>123</text:p>
          </table:table-cell>
          <table:table-cell office:value-type="float" office:value="3373">
            <text:p>3373</text:p>
          </table:table-cell>
          <table:table-cell office:value-type="float" office:value="2879.29">
            <text:p>2879.29</text:p>
          </table:table-cell>
          <table:table-cell table:formula="of:=[.H131]-[.I131]" office:value-type="float" office:value="493.71">
            <text:p>493.71</text:p>
          </table:table-cell>
          <table:table-cell office:value-type="float" office:value="3884">
            <text:p>3884</text:p>
          </table:table-cell>
          <table:table-cell/>
          <table:table-cell office:value-type="float" office:value="123">
            <text:p>123</text:p>
          </table:table-cell>
          <table:table-cell office:value-type="float" office:value="3882">
            <text:p>3882</text:p>
          </table:table-cell>
          <table:table-cell office:value-type="float" office:value="3572.97">
            <text:p>3572.97</text:p>
          </table:table-cell>
          <table:table-cell table:formula="of:=[.N131]-[.O131]" office:value-type="float" office:value="309.03">
            <text:p>309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123">
            <text:p>123</text:p>
          </table:table-cell>
          <table:table-cell office:value-type="float" office:value="3733">
            <text:p>3733</text:p>
          </table:table-cell>
          <table:table-cell office:value-type="float" office:value="3207.66">
            <text:p>3207.66</text:p>
          </table:table-cell>
          <table:table-cell table:formula="of:=[.T131]-[.U131]" office:value-type="float" office:value="525.34">
            <text:p>525.34</text:p>
          </table:table-cell>
          <table:table-cell office:value-type="float" office:value="3884">
            <text:p>3884</text:p>
          </table:table-cell>
          <table:table-cell/>
          <table:table-cell office:value-type="float" office:value="123">
            <text:p>123</text:p>
          </table:table-cell>
          <table:table-cell office:value-type="float" office:value="3877">
            <text:p>3877</text:p>
          </table:table-cell>
          <table:table-cell office:value-type="float" office:value="3822.51">
            <text:p>3822.51</text:p>
          </table:table-cell>
          <table:table-cell table:formula="of:=[.Z131]-[.AA131]" office:value-type="float" office:value="54.4899999999998">
            <text:p>54.49</text:p>
          </table:table-cell>
          <table:table-cell office:value-type="float" office:value="3884">
            <text:p>3884</text:p>
          </table:table-cell>
          <table:table-cell/>
          <table:table-cell office:value-type="float" office:value="123">
            <text:p>123</text:p>
          </table:table-cell>
          <table:table-cell office:value-type="float" office:value="3882">
            <text:p>3882</text:p>
          </table:table-cell>
          <table:table-cell office:value-type="float" office:value="3363.94">
            <text:p>3363.94</text:p>
          </table:table-cell>
          <table:table-cell table:formula="of:=[.AF131]-[.AG131]" office:value-type="float" office:value="518.06">
            <text:p>518.0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677">
            <text:p>3677</text:p>
          </table:table-cell>
          <table:table-cell office:value-type="float" office:value="3162.57">
            <text:p>3162.57</text:p>
          </table:table-cell>
          <table:table-cell table:formula="of:=[.B132]-[.C132]" office:value-type="float" office:value="514.43">
            <text:p>514.43</text:p>
          </table:table-cell>
          <table:table-cell office:value-type="float" office:value="3884">
            <text:p>3884</text:p>
          </table:table-cell>
          <table:table-cell/>
          <table:table-cell office:value-type="float" office:value="124">
            <text:p>124</text:p>
          </table:table-cell>
          <table:table-cell office:value-type="float" office:value="3383">
            <text:p>3383</text:p>
          </table:table-cell>
          <table:table-cell office:value-type="float" office:value="2921.5">
            <text:p>2921.5</text:p>
          </table:table-cell>
          <table:table-cell table:formula="of:=[.H132]-[.I132]" office:value-type="float" office:value="461.5">
            <text:p>461.5</text:p>
          </table:table-cell>
          <table:table-cell office:value-type="float" office:value="3884">
            <text:p>3884</text:p>
          </table:table-cell>
          <table:table-cell/>
          <table:table-cell office:value-type="float" office:value="124">
            <text:p>124</text:p>
          </table:table-cell>
          <table:table-cell office:value-type="float" office:value="3882">
            <text:p>3882</text:p>
          </table:table-cell>
          <table:table-cell office:value-type="float" office:value="3745.51">
            <text:p>3745.51</text:p>
          </table:table-cell>
          <table:table-cell table:formula="of:=[.N132]-[.O132]" office:value-type="float" office:value="136.49">
            <text:p>136.49</text:p>
          </table:table-cell>
          <table:table-cell office:value-type="float" office:value="3884">
            <text:p>3884</text:p>
          </table:table-cell>
          <table:table-cell/>
          <table:table-cell office:value-type="float" office:value="124">
            <text:p>124</text:p>
          </table:table-cell>
          <table:table-cell office:value-type="float" office:value="3733">
            <text:p>3733</text:p>
          </table:table-cell>
          <table:table-cell office:value-type="float" office:value="3355.14">
            <text:p>3355.14</text:p>
          </table:table-cell>
          <table:table-cell table:formula="of:=[.T132]-[.U132]" office:value-type="float" office:value="377.86">
            <text:p>377.86</text:p>
          </table:table-cell>
          <table:table-cell office:value-type="float" office:value="3884">
            <text:p>3884</text:p>
          </table:table-cell>
          <table:table-cell/>
          <table:table-cell office:value-type="float" office:value="124">
            <text:p>124</text:p>
          </table:table-cell>
          <table:table-cell office:value-type="float" office:value="3877">
            <text:p>3877</text:p>
          </table:table-cell>
          <table:table-cell office:value-type="float" office:value="3814.49">
            <text:p>3814.49</text:p>
          </table:table-cell>
          <table:table-cell table:formula="of:=[.Z132]-[.AA132]" office:value-type="float" office:value="62.5100000000002">
            <text:p>62.51</text:p>
          </table:table-cell>
          <table:table-cell office:value-type="float" office:value="3884">
            <text:p>3884</text:p>
          </table:table-cell>
          <table:table-cell/>
          <table:table-cell office:value-type="float" office:value="124">
            <text:p>124</text:p>
          </table:table-cell>
          <table:table-cell office:value-type="float" office:value="3882">
            <text:p>3882</text:p>
          </table:table-cell>
          <table:table-cell office:value-type="float" office:value="3471.05">
            <text:p>3471.05</text:p>
          </table:table-cell>
          <table:table-cell table:formula="of:=[.AF132]-[.AG132]" office:value-type="float" office:value="410.95">
            <text:p>410.9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677">
            <text:p>3677</text:p>
          </table:table-cell>
          <table:table-cell office:value-type="float" office:value="3152.05">
            <text:p>3152.05</text:p>
          </table:table-cell>
          <table:table-cell table:formula="of:=[.B133]-[.C133]" office:value-type="float" office:value="524.95">
            <text:p>524.95</text:p>
          </table:table-cell>
          <table:table-cell office:value-type="float" office:value="3884">
            <text:p>3884</text:p>
          </table:table-cell>
          <table:table-cell/>
          <table:table-cell office:value-type="float" office:value="125">
            <text:p>125</text:p>
          </table:table-cell>
          <table:table-cell office:value-type="float" office:value="3400">
            <text:p>3400</text:p>
          </table:table-cell>
          <table:table-cell office:value-type="float" office:value="2915.04">
            <text:p>2915.04</text:p>
          </table:table-cell>
          <table:table-cell table:formula="of:=[.H133]-[.I133]" office:value-type="float" office:value="484.96">
            <text:p>484.96</text:p>
          </table:table-cell>
          <table:table-cell office:value-type="float" office:value="3884">
            <text:p>3884</text:p>
          </table:table-cell>
          <table:table-cell/>
          <table:table-cell office:value-type="float" office:value="125">
            <text:p>125</text:p>
          </table:table-cell>
          <table:table-cell office:value-type="float" office:value="3882">
            <text:p>3882</text:p>
          </table:table-cell>
          <table:table-cell office:value-type="float" office:value="3785.9">
            <text:p>3785.9</text:p>
          </table:table-cell>
          <table:table-cell table:formula="of:=[.N133]-[.O133]" office:value-type="float" office:value="96.0999999999999">
            <text:p>96.1</text:p>
          </table:table-cell>
          <table:table-cell office:value-type="float" office:value="3884">
            <text:p>3884</text:p>
          </table:table-cell>
          <table:table-cell/>
          <table:table-cell office:value-type="float" office:value="125">
            <text:p>125</text:p>
          </table:table-cell>
          <table:table-cell office:value-type="float" office:value="3733">
            <text:p>3733</text:p>
          </table:table-cell>
          <table:table-cell office:value-type="float" office:value="3433.61">
            <text:p>3433.61</text:p>
          </table:table-cell>
          <table:table-cell table:formula="of:=[.T133]-[.U133]" office:value-type="float" office:value="299.39">
            <text:p>299.39</text:p>
          </table:table-cell>
          <table:table-cell office:value-type="float" office:value="3884">
            <text:p>3884</text:p>
          </table:table-cell>
          <table:table-cell/>
          <table:table-cell office:value-type="float" office:value="125">
            <text:p>125</text:p>
          </table:table-cell>
          <table:table-cell office:value-type="float" office:value="3877">
            <text:p>3877</text:p>
          </table:table-cell>
          <table:table-cell office:value-type="float" office:value="3824.72">
            <text:p>3824.72</text:p>
          </table:table-cell>
          <table:table-cell table:formula="of:=[.Z133]-[.AA133]" office:value-type="float" office:value="52.2800000000002">
            <text:p>52.28</text:p>
          </table:table-cell>
          <table:table-cell office:value-type="float" office:value="3884">
            <text:p>3884</text:p>
          </table:table-cell>
          <table:table-cell/>
          <table:table-cell office:value-type="float" office:value="125">
            <text:p>125</text:p>
          </table:table-cell>
          <table:table-cell office:value-type="float" office:value="3882">
            <text:p>3882</text:p>
          </table:table-cell>
          <table:table-cell office:value-type="float" office:value="3577.59">
            <text:p>3577.59</text:p>
          </table:table-cell>
          <table:table-cell table:formula="of:=[.AF133]-[.AG133]" office:value-type="float" office:value="304.41">
            <text:p>304.4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671">
            <text:p>3671</text:p>
          </table:table-cell>
          <table:table-cell office:value-type="float" office:value="3168.26">
            <text:p>3168.26</text:p>
          </table:table-cell>
          <table:table-cell table:formula="of:=[.B134]-[.C134]" office:value-type="float" office:value="502.74">
            <text:p>502.74</text:p>
          </table:table-cell>
          <table:table-cell office:value-type="float" office:value="3884">
            <text:p>3884</text:p>
          </table:table-cell>
          <table:table-cell/>
          <table:table-cell office:value-type="float" office:value="126">
            <text:p>126</text:p>
          </table:table-cell>
          <table:table-cell office:value-type="float" office:value="3383">
            <text:p>3383</text:p>
          </table:table-cell>
          <table:table-cell office:value-type="float" office:value="2855.85">
            <text:p>2855.85</text:p>
          </table:table-cell>
          <table:table-cell table:formula="of:=[.H134]-[.I134]" office:value-type="float" office:value="527.15">
            <text:p>527.15</text:p>
          </table:table-cell>
          <table:table-cell office:value-type="float" office:value="3884">
            <text:p>3884</text:p>
          </table:table-cell>
          <table:table-cell/>
          <table:table-cell office:value-type="float" office:value="126">
            <text:p>126</text:p>
          </table:table-cell>
          <table:table-cell office:value-type="float" office:value="3882">
            <text:p>3882</text:p>
          </table:table-cell>
          <table:table-cell office:value-type="float" office:value="3748.09">
            <text:p>3748.09</text:p>
          </table:table-cell>
          <table:table-cell table:formula="of:=[.N134]-[.O134]" office:value-type="float" office:value="133.91">
            <text:p>133.91</text:p>
          </table:table-cell>
          <table:table-cell office:value-type="float" office:value="3884">
            <text:p>3884</text:p>
          </table:table-cell>
          <table:table-cell/>
          <table:table-cell office:value-type="float" office:value="126">
            <text:p>126</text:p>
          </table:table-cell>
          <table:table-cell office:value-type="float" office:value="3746">
            <text:p>3746</text:p>
          </table:table-cell>
          <table:table-cell office:value-type="float" office:value="3479.66">
            <text:p>3479.66</text:p>
          </table:table-cell>
          <table:table-cell table:formula="of:=[.T134]-[.U134]" office:value-type="float" office:value="266.34">
            <text:p>266.34</text:p>
          </table:table-cell>
          <table:table-cell office:value-type="float" office:value="3884">
            <text:p>3884</text:p>
          </table:table-cell>
          <table:table-cell/>
          <table:table-cell office:value-type="float" office:value="126">
            <text:p>126</text:p>
          </table:table-cell>
          <table:table-cell office:value-type="float" office:value="3877">
            <text:p>3877</text:p>
          </table:table-cell>
          <table:table-cell office:value-type="float" office:value="3817.25">
            <text:p>3817.25</text:p>
          </table:table-cell>
          <table:table-cell table:formula="of:=[.Z134]-[.AA134]" office:value-type="float" office:value="59.75">
            <text:p>59.75</text:p>
          </table:table-cell>
          <table:table-cell office:value-type="float" office:value="3884">
            <text:p>3884</text:p>
          </table:table-cell>
          <table:table-cell/>
          <table:table-cell office:value-type="float" office:value="126">
            <text:p>126</text:p>
          </table:table-cell>
          <table:table-cell office:value-type="float" office:value="3882">
            <text:p>3882</text:p>
          </table:table-cell>
          <table:table-cell office:value-type="float" office:value="3631.53">
            <text:p>3631.53</text:p>
          </table:table-cell>
          <table:table-cell table:formula="of:=[.AF134]-[.AG134]" office:value-type="float" office:value="250.47">
            <text:p>250.4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671">
            <text:p>3671</text:p>
          </table:table-cell>
          <table:table-cell office:value-type="float" office:value="3194.24">
            <text:p>3194.24</text:p>
          </table:table-cell>
          <table:table-cell table:formula="of:=[.B135]-[.C135]" office:value-type="float" office:value="476.76">
            <text:p>476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127">
            <text:p>127</text:p>
          </table:table-cell>
          <table:table-cell office:value-type="float" office:value="3434">
            <text:p>3434</text:p>
          </table:table-cell>
          <table:table-cell office:value-type="float" office:value="2940.95">
            <text:p>2940.95</text:p>
          </table:table-cell>
          <table:table-cell table:formula="of:=[.H135]-[.I135]" office:value-type="float" office:value="493.05">
            <text:p>493.05</text:p>
          </table:table-cell>
          <table:table-cell office:value-type="float" office:value="3884">
            <text:p>3884</text:p>
          </table:table-cell>
          <table:table-cell/>
          <table:table-cell office:value-type="float" office:value="127">
            <text:p>127</text:p>
          </table:table-cell>
          <table:table-cell office:value-type="float" office:value="3882">
            <text:p>3882</text:p>
          </table:table-cell>
          <table:table-cell office:value-type="float" office:value="3798.22">
            <text:p>3798.22</text:p>
          </table:table-cell>
          <table:table-cell table:formula="of:=[.N135]-[.O135]" office:value-type="float" office:value="83.7800000000002">
            <text:p>83.78</text:p>
          </table:table-cell>
          <table:table-cell office:value-type="float" office:value="3884">
            <text:p>3884</text:p>
          </table:table-cell>
          <table:table-cell/>
          <table:table-cell office:value-type="float" office:value="127">
            <text:p>127</text:p>
          </table:table-cell>
          <table:table-cell office:value-type="float" office:value="3746">
            <text:p>3746</text:p>
          </table:table-cell>
          <table:table-cell office:value-type="float" office:value="3480.87">
            <text:p>3480.87</text:p>
          </table:table-cell>
          <table:table-cell table:formula="of:=[.T135]-[.U135]" office:value-type="float" office:value="265.13">
            <text:p>265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127">
            <text:p>127</text:p>
          </table:table-cell>
          <table:table-cell office:value-type="float" office:value="3877">
            <text:p>3877</text:p>
          </table:table-cell>
          <table:table-cell office:value-type="float" office:value="3828.96">
            <text:p>3828.96</text:p>
          </table:table-cell>
          <table:table-cell table:formula="of:=[.Z135]-[.AA135]" office:value-type="float" office:value="48.04">
            <text:p>48.04</text:p>
          </table:table-cell>
          <table:table-cell office:value-type="float" office:value="3884">
            <text:p>3884</text:p>
          </table:table-cell>
          <table:table-cell/>
          <table:table-cell office:value-type="float" office:value="127">
            <text:p>127</text:p>
          </table:table-cell>
          <table:table-cell office:value-type="float" office:value="3882">
            <text:p>3882</text:p>
          </table:table-cell>
          <table:table-cell office:value-type="float" office:value="3700.78">
            <text:p>3700.78</text:p>
          </table:table-cell>
          <table:table-cell table:formula="of:=[.AF135]-[.AG135]" office:value-type="float" office:value="181.22">
            <text:p>181.2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671">
            <text:p>3671</text:p>
          </table:table-cell>
          <table:table-cell office:value-type="float" office:value="3196.14">
            <text:p>3196.14</text:p>
          </table:table-cell>
          <table:table-cell table:formula="of:=[.B136]-[.C136]" office:value-type="float" office:value="474.86">
            <text:p>474.86</text:p>
          </table:table-cell>
          <table:table-cell office:value-type="float" office:value="3884">
            <text:p>3884</text:p>
          </table:table-cell>
          <table:table-cell/>
          <table:table-cell office:value-type="float" office:value="128">
            <text:p>128</text:p>
          </table:table-cell>
          <table:table-cell office:value-type="float" office:value="3407">
            <text:p>3407</text:p>
          </table:table-cell>
          <table:table-cell office:value-type="float" office:value="2931.54">
            <text:p>2931.54</text:p>
          </table:table-cell>
          <table:table-cell table:formula="of:=[.H136]-[.I136]" office:value-type="float" office:value="475.46">
            <text:p>475.46</text:p>
          </table:table-cell>
          <table:table-cell office:value-type="float" office:value="3884">
            <text:p>3884</text:p>
          </table:table-cell>
          <table:table-cell/>
          <table:table-cell office:value-type="float" office:value="128">
            <text:p>128</text:p>
          </table:table-cell>
          <table:table-cell office:value-type="float" office:value="3882">
            <text:p>3882</text:p>
          </table:table-cell>
          <table:table-cell office:value-type="float" office:value="3782.94">
            <text:p>3782.94</text:p>
          </table:table-cell>
          <table:table-cell table:formula="of:=[.N136]-[.O136]" office:value-type="float" office:value="99.06">
            <text:p>99.06</text:p>
          </table:table-cell>
          <table:table-cell office:value-type="float" office:value="3884">
            <text:p>3884</text:p>
          </table:table-cell>
          <table:table-cell/>
          <table:table-cell office:value-type="float" office:value="128">
            <text:p>128</text:p>
          </table:table-cell>
          <table:table-cell office:value-type="float" office:value="3805">
            <text:p>3805</text:p>
          </table:table-cell>
          <table:table-cell office:value-type="float" office:value="3480.22">
            <text:p>3480.22</text:p>
          </table:table-cell>
          <table:table-cell table:formula="of:=[.T136]-[.U136]" office:value-type="float" office:value="324.78">
            <text:p>324.78</text:p>
          </table:table-cell>
          <table:table-cell office:value-type="float" office:value="3884">
            <text:p>3884</text:p>
          </table:table-cell>
          <table:table-cell/>
          <table:table-cell office:value-type="float" office:value="128">
            <text:p>128</text:p>
          </table:table-cell>
          <table:table-cell office:value-type="float" office:value="3877">
            <text:p>3877</text:p>
          </table:table-cell>
          <table:table-cell office:value-type="float" office:value="3818.41">
            <text:p>3818.41</text:p>
          </table:table-cell>
          <table:table-cell table:formula="of:=[.Z136]-[.AA136]" office:value-type="float" office:value="58.5900000000001">
            <text:p>58.59</text:p>
          </table:table-cell>
          <table:table-cell office:value-type="float" office:value="3884">
            <text:p>3884</text:p>
          </table:table-cell>
          <table:table-cell/>
          <table:table-cell office:value-type="float" office:value="128">
            <text:p>128</text:p>
          </table:table-cell>
          <table:table-cell office:value-type="float" office:value="3882">
            <text:p>3882</text:p>
          </table:table-cell>
          <table:table-cell office:value-type="float" office:value="3726.26">
            <text:p>3726.26</text:p>
          </table:table-cell>
          <table:table-cell table:formula="of:=[.AF136]-[.AG136]" office:value-type="float" office:value="155.74">
            <text:p>155.7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671">
            <text:p>3671</text:p>
          </table:table-cell>
          <table:table-cell office:value-type="float" office:value="3248.76">
            <text:p>3248.76</text:p>
          </table:table-cell>
          <table:table-cell table:formula="of:=[.B137]-[.C137]" office:value-type="float" office:value="422.24">
            <text:p>422.24</text:p>
          </table:table-cell>
          <table:table-cell office:value-type="float" office:value="3884">
            <text:p>3884</text:p>
          </table:table-cell>
          <table:table-cell/>
          <table:table-cell office:value-type="float" office:value="129">
            <text:p>129</text:p>
          </table:table-cell>
          <table:table-cell office:value-type="float" office:value="3490">
            <text:p>3490</text:p>
          </table:table-cell>
          <table:table-cell office:value-type="float" office:value="2905.46">
            <text:p>2905.46</text:p>
          </table:table-cell>
          <table:table-cell table:formula="of:=[.H137]-[.I137]" office:value-type="float" office:value="584.54">
            <text:p>584.54</text:p>
          </table:table-cell>
          <table:table-cell office:value-type="float" office:value="3884">
            <text:p>3884</text:p>
          </table:table-cell>
          <table:table-cell/>
          <table:table-cell office:value-type="float" office:value="129">
            <text:p>129</text:p>
          </table:table-cell>
          <table:table-cell office:value-type="float" office:value="3877">
            <text:p>3877</text:p>
          </table:table-cell>
          <table:table-cell office:value-type="float" office:value="3775.47">
            <text:p>3775.47</text:p>
          </table:table-cell>
          <table:table-cell table:formula="of:=[.N137]-[.O137]" office:value-type="float" office:value="101.53">
            <text:p>101.53</text:p>
          </table:table-cell>
          <table:table-cell office:value-type="float" office:value="3884">
            <text:p>3884</text:p>
          </table:table-cell>
          <table:table-cell/>
          <table:table-cell office:value-type="float" office:value="129">
            <text:p>129</text:p>
          </table:table-cell>
          <table:table-cell office:value-type="float" office:value="3805">
            <text:p>3805</text:p>
          </table:table-cell>
          <table:table-cell office:value-type="float" office:value="3511.16">
            <text:p>3511.16</text:p>
          </table:table-cell>
          <table:table-cell table:formula="of:=[.T137]-[.U137]" office:value-type="float" office:value="293.84">
            <text:p>293.84</text:p>
          </table:table-cell>
          <table:table-cell office:value-type="float" office:value="3884">
            <text:p>3884</text:p>
          </table:table-cell>
          <table:table-cell/>
          <table:table-cell office:value-type="float" office:value="129">
            <text:p>129</text:p>
          </table:table-cell>
          <table:table-cell office:value-type="float" office:value="3877">
            <text:p>3877</text:p>
          </table:table-cell>
          <table:table-cell office:value-type="float" office:value="3811.65">
            <text:p>3811.65</text:p>
          </table:table-cell>
          <table:table-cell table:formula="of:=[.Z137]-[.AA137]" office:value-type="float" office:value="65.3499999999999">
            <text:p>65.35</text:p>
          </table:table-cell>
          <table:table-cell office:value-type="float" office:value="3884">
            <text:p>3884</text:p>
          </table:table-cell>
          <table:table-cell/>
          <table:table-cell office:value-type="float" office:value="129">
            <text:p>129</text:p>
          </table:table-cell>
          <table:table-cell office:value-type="float" office:value="3882">
            <text:p>3882</text:p>
          </table:table-cell>
          <table:table-cell office:value-type="float" office:value="3734.27">
            <text:p>3734.27</text:p>
          </table:table-cell>
          <table:table-cell table:formula="of:=[.AF137]-[.AG137]" office:value-type="float" office:value="147.73">
            <text:p>147.7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685">
            <text:p>3685</text:p>
          </table:table-cell>
          <table:table-cell office:value-type="float" office:value="3209.43">
            <text:p>3209.43</text:p>
          </table:table-cell>
          <table:table-cell table:formula="of:=[.B138]-[.C138]" office:value-type="float" office:value="475.57">
            <text:p>475.57</text:p>
          </table:table-cell>
          <table:table-cell office:value-type="float" office:value="3884">
            <text:p>3884</text:p>
          </table:table-cell>
          <table:table-cell/>
          <table:table-cell office:value-type="float" office:value="130">
            <text:p>130</text:p>
          </table:table-cell>
          <table:table-cell office:value-type="float" office:value="3418">
            <text:p>3418</text:p>
          </table:table-cell>
          <table:table-cell office:value-type="float" office:value="2910.05">
            <text:p>2910.05</text:p>
          </table:table-cell>
          <table:table-cell table:formula="of:=[.H138]-[.I138]" office:value-type="float" office:value="507.95">
            <text:p>507.95</text:p>
          </table:table-cell>
          <table:table-cell office:value-type="float" office:value="3884">
            <text:p>3884</text:p>
          </table:table-cell>
          <table:table-cell/>
          <table:table-cell office:value-type="float" office:value="130">
            <text:p>130</text:p>
          </table:table-cell>
          <table:table-cell office:value-type="float" office:value="3877">
            <text:p>3877</text:p>
          </table:table-cell>
          <table:table-cell office:value-type="float" office:value="3776.47">
            <text:p>3776.47</text:p>
          </table:table-cell>
          <table:table-cell table:formula="of:=[.N138]-[.O138]" office:value-type="float" office:value="100.53">
            <text:p>100.53</text:p>
          </table:table-cell>
          <table:table-cell office:value-type="float" office:value="3884">
            <text:p>3884</text:p>
          </table:table-cell>
          <table:table-cell/>
          <table:table-cell office:value-type="float" office:value="130">
            <text:p>130</text:p>
          </table:table-cell>
          <table:table-cell office:value-type="float" office:value="3792">
            <text:p>3792</text:p>
          </table:table-cell>
          <table:table-cell office:value-type="float" office:value="3535.73">
            <text:p>3535.73</text:p>
          </table:table-cell>
          <table:table-cell table:formula="of:=[.T138]-[.U138]" office:value-type="float" office:value="256.27">
            <text:p>256.27</text:p>
          </table:table-cell>
          <table:table-cell office:value-type="float" office:value="3884">
            <text:p>3884</text:p>
          </table:table-cell>
          <table:table-cell/>
          <table:table-cell office:value-type="float" office:value="130">
            <text:p>130</text:p>
          </table:table-cell>
          <table:table-cell office:value-type="float" office:value="3877">
            <text:p>3877</text:p>
          </table:table-cell>
          <table:table-cell office:value-type="float" office:value="3818.93">
            <text:p>3818.93</text:p>
          </table:table-cell>
          <table:table-cell table:formula="of:=[.Z138]-[.AA138]" office:value-type="float" office:value="58.0700000000002">
            <text:p>58.07</text:p>
          </table:table-cell>
          <table:table-cell office:value-type="float" office:value="3884">
            <text:p>3884</text:p>
          </table:table-cell>
          <table:table-cell/>
          <table:table-cell office:value-type="float" office:value="130">
            <text:p>130</text:p>
          </table:table-cell>
          <table:table-cell office:value-type="float" office:value="3882">
            <text:p>3882</text:p>
          </table:table-cell>
          <table:table-cell office:value-type="float" office:value="3761.58">
            <text:p>3761.58</text:p>
          </table:table-cell>
          <table:table-cell table:formula="of:=[.AF138]-[.AG138]" office:value-type="float" office:value="120.42">
            <text:p>120.4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685">
            <text:p>3685</text:p>
          </table:table-cell>
          <table:table-cell office:value-type="float" office:value="3202.27">
            <text:p>3202.27</text:p>
          </table:table-cell>
          <table:table-cell table:formula="of:=[.B139]-[.C139]" office:value-type="float" office:value="482.73">
            <text:p>482.73</text:p>
          </table:table-cell>
          <table:table-cell office:value-type="float" office:value="3884">
            <text:p>3884</text:p>
          </table:table-cell>
          <table:table-cell/>
          <table:table-cell office:value-type="float" office:value="131">
            <text:p>131</text:p>
          </table:table-cell>
          <table:table-cell office:value-type="float" office:value="3497">
            <text:p>3497</text:p>
          </table:table-cell>
          <table:table-cell office:value-type="float" office:value="2925.85">
            <text:p>2925.85</text:p>
          </table:table-cell>
          <table:table-cell table:formula="of:=[.H139]-[.I139]" office:value-type="float" office:value="571.15">
            <text:p>571.15</text:p>
          </table:table-cell>
          <table:table-cell office:value-type="float" office:value="3884">
            <text:p>3884</text:p>
          </table:table-cell>
          <table:table-cell/>
          <table:table-cell office:value-type="float" office:value="131">
            <text:p>131</text:p>
          </table:table-cell>
          <table:table-cell office:value-type="float" office:value="3877">
            <text:p>3877</text:p>
          </table:table-cell>
          <table:table-cell office:value-type="float" office:value="3722.74">
            <text:p>3722.74</text:p>
          </table:table-cell>
          <table:table-cell table:formula="of:=[.N139]-[.O139]" office:value-type="float" office:value="154.26">
            <text:p>154.26</text:p>
          </table:table-cell>
          <table:table-cell office:value-type="float" office:value="3884">
            <text:p>3884</text:p>
          </table:table-cell>
          <table:table-cell/>
          <table:table-cell office:value-type="float" office:value="131">
            <text:p>131</text:p>
          </table:table-cell>
          <table:table-cell office:value-type="float" office:value="3792">
            <text:p>3792</text:p>
          </table:table-cell>
          <table:table-cell office:value-type="float" office:value="3591.52">
            <text:p>3591.52</text:p>
          </table:table-cell>
          <table:table-cell table:formula="of:=[.T139]-[.U139]" office:value-type="float" office:value="200.48">
            <text:p>200.48</text:p>
          </table:table-cell>
          <table:table-cell office:value-type="float" office:value="3884">
            <text:p>3884</text:p>
          </table:table-cell>
          <table:table-cell/>
          <table:table-cell office:value-type="float" office:value="131">
            <text:p>131</text:p>
          </table:table-cell>
          <table:table-cell office:value-type="float" office:value="3877">
            <text:p>3877</text:p>
          </table:table-cell>
          <table:table-cell office:value-type="float" office:value="3814.06">
            <text:p>3814.06</text:p>
          </table:table-cell>
          <table:table-cell table:formula="of:=[.Z139]-[.AA139]" office:value-type="float" office:value="62.9400000000001">
            <text:p>62.94</text:p>
          </table:table-cell>
          <table:table-cell office:value-type="float" office:value="3884">
            <text:p>3884</text:p>
          </table:table-cell>
          <table:table-cell/>
          <table:table-cell office:value-type="float" office:value="131">
            <text:p>131</text:p>
          </table:table-cell>
          <table:table-cell office:value-type="float" office:value="3882">
            <text:p>3882</text:p>
          </table:table-cell>
          <table:table-cell office:value-type="float" office:value="3779.8">
            <text:p>3779.8</text:p>
          </table:table-cell>
          <table:table-cell table:formula="of:=[.AF139]-[.AG139]" office:value-type="float" office:value="102.2">
            <text:p>102.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685">
            <text:p>3685</text:p>
          </table:table-cell>
          <table:table-cell office:value-type="float" office:value="3250.55">
            <text:p>3250.55</text:p>
          </table:table-cell>
          <table:table-cell table:formula="of:=[.B140]-[.C140]" office:value-type="float" office:value="434.45">
            <text:p>434.45</text:p>
          </table:table-cell>
          <table:table-cell office:value-type="float" office:value="3884">
            <text:p>3884</text:p>
          </table:table-cell>
          <table:table-cell/>
          <table:table-cell office:value-type="float" office:value="132">
            <text:p>132</text:p>
          </table:table-cell>
          <table:table-cell office:value-type="float" office:value="3631">
            <text:p>3631</text:p>
          </table:table-cell>
          <table:table-cell office:value-type="float" office:value="2959.69">
            <text:p>2959.69</text:p>
          </table:table-cell>
          <table:table-cell table:formula="of:=[.H140]-[.I140]" office:value-type="float" office:value="671.31">
            <text:p>671.31</text:p>
          </table:table-cell>
          <table:table-cell office:value-type="float" office:value="3884">
            <text:p>3884</text:p>
          </table:table-cell>
          <table:table-cell/>
          <table:table-cell office:value-type="float" office:value="132">
            <text:p>132</text:p>
          </table:table-cell>
          <table:table-cell office:value-type="float" office:value="3877">
            <text:p>3877</text:p>
          </table:table-cell>
          <table:table-cell office:value-type="float" office:value="3635.07">
            <text:p>3635.07</text:p>
          </table:table-cell>
          <table:table-cell table:formula="of:=[.N140]-[.O140]" office:value-type="float" office:value="241.93">
            <text:p>241.93</text:p>
          </table:table-cell>
          <table:table-cell office:value-type="float" office:value="3884">
            <text:p>3884</text:p>
          </table:table-cell>
          <table:table-cell/>
          <table:table-cell office:value-type="float" office:value="132">
            <text:p>132</text:p>
          </table:table-cell>
          <table:table-cell office:value-type="float" office:value="3792">
            <text:p>3792</text:p>
          </table:table-cell>
          <table:table-cell office:value-type="float" office:value="3597.99">
            <text:p>3597.99</text:p>
          </table:table-cell>
          <table:table-cell table:formula="of:=[.T140]-[.U140]" office:value-type="float" office:value="194.01">
            <text:p>194.01</text:p>
          </table:table-cell>
          <table:table-cell office:value-type="float" office:value="3884">
            <text:p>3884</text:p>
          </table:table-cell>
          <table:table-cell/>
          <table:table-cell office:value-type="float" office:value="132">
            <text:p>132</text:p>
          </table:table-cell>
          <table:table-cell office:value-type="float" office:value="3877">
            <text:p>3877</text:p>
          </table:table-cell>
          <table:table-cell office:value-type="float" office:value="3803.46">
            <text:p>3803.46</text:p>
          </table:table-cell>
          <table:table-cell table:formula="of:=[.Z140]-[.AA140]" office:value-type="float" office:value="73.54">
            <text:p>73.54</text:p>
          </table:table-cell>
          <table:table-cell office:value-type="float" office:value="3884">
            <text:p>3884</text:p>
          </table:table-cell>
          <table:table-cell/>
          <table:table-cell office:value-type="float" office:value="132">
            <text:p>132</text:p>
          </table:table-cell>
          <table:table-cell office:value-type="float" office:value="3882">
            <text:p>3882</text:p>
          </table:table-cell>
          <table:table-cell office:value-type="float" office:value="2419.75">
            <text:p>2419.75</text:p>
          </table:table-cell>
          <table:table-cell table:formula="of:=[.AF140]-[.AG140]" office:value-type="float" office:value="1462.25">
            <text:p>1462.2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685">
            <text:p>3685</text:p>
          </table:table-cell>
          <table:table-cell office:value-type="float" office:value="3198.33">
            <text:p>3198.33</text:p>
          </table:table-cell>
          <table:table-cell table:formula="of:=[.B141]-[.C141]" office:value-type="float" office:value="486.67">
            <text:p>486.67</text:p>
          </table:table-cell>
          <table:table-cell office:value-type="float" office:value="3884">
            <text:p>3884</text:p>
          </table:table-cell>
          <table:table-cell/>
          <table:table-cell office:value-type="float" office:value="133">
            <text:p>133</text:p>
          </table:table-cell>
          <table:table-cell office:value-type="float" office:value="3631">
            <text:p>3631</text:p>
          </table:table-cell>
          <table:table-cell office:value-type="float" office:value="2920.18">
            <text:p>2920.18</text:p>
          </table:table-cell>
          <table:table-cell table:formula="of:=[.H141]-[.I141]" office:value-type="float" office:value="710.82">
            <text:p>710.82</text:p>
          </table:table-cell>
          <table:table-cell office:value-type="float" office:value="3884">
            <text:p>3884</text:p>
          </table:table-cell>
          <table:table-cell/>
          <table:table-cell office:value-type="float" office:value="133">
            <text:p>133</text:p>
          </table:table-cell>
          <table:table-cell office:value-type="float" office:value="3877">
            <text:p>3877</text:p>
          </table:table-cell>
          <table:table-cell office:value-type="float" office:value="3677.87">
            <text:p>3677.87</text:p>
          </table:table-cell>
          <table:table-cell table:formula="of:=[.N141]-[.O141]" office:value-type="float" office:value="199.13">
            <text:p>199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133">
            <text:p>133</text:p>
          </table:table-cell>
          <table:table-cell office:value-type="float" office:value="3805">
            <text:p>3805</text:p>
          </table:table-cell>
          <table:table-cell office:value-type="float" office:value="3548.1">
            <text:p>3548.1</text:p>
          </table:table-cell>
          <table:table-cell table:formula="of:=[.T141]-[.U141]" office:value-type="float" office:value="256.9">
            <text:p>256.9</text:p>
          </table:table-cell>
          <table:table-cell office:value-type="float" office:value="3884">
            <text:p>3884</text:p>
          </table:table-cell>
          <table:table-cell/>
          <table:table-cell office:value-type="float" office:value="133">
            <text:p>133</text:p>
          </table:table-cell>
          <table:table-cell office:value-type="float" office:value="3877">
            <text:p>3877</text:p>
          </table:table-cell>
          <table:table-cell office:value-type="float" office:value="3832.25">
            <text:p>3832.25</text:p>
          </table:table-cell>
          <table:table-cell table:formula="of:=[.Z141]-[.AA141]" office:value-type="float" office:value="44.75">
            <text:p>44.75</text:p>
          </table:table-cell>
          <table:table-cell office:value-type="float" office:value="3884">
            <text:p>3884</text:p>
          </table:table-cell>
          <table:table-cell/>
          <table:table-cell office:value-type="float" office:value="133">
            <text:p>133</text:p>
          </table:table-cell>
          <table:table-cell office:value-type="float" office:value="3882">
            <text:p>3882</text:p>
          </table:table-cell>
          <table:table-cell office:value-type="float" office:value="2636.08">
            <text:p>2636.08</text:p>
          </table:table-cell>
          <table:table-cell table:formula="of:=[.AF141]-[.AG141]" office:value-type="float" office:value="1245.92">
            <text:p>1245.9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685">
            <text:p>3685</text:p>
          </table:table-cell>
          <table:table-cell office:value-type="float" office:value="3241.96">
            <text:p>3241.96</text:p>
          </table:table-cell>
          <table:table-cell table:formula="of:=[.B142]-[.C142]" office:value-type="float" office:value="443.04">
            <text:p>443.04</text:p>
          </table:table-cell>
          <table:table-cell office:value-type="float" office:value="3884">
            <text:p>3884</text:p>
          </table:table-cell>
          <table:table-cell/>
          <table:table-cell office:value-type="float" office:value="134">
            <text:p>134</text:p>
          </table:table-cell>
          <table:table-cell office:value-type="float" office:value="3631">
            <text:p>3631</text:p>
          </table:table-cell>
          <table:table-cell office:value-type="float" office:value="2952.69">
            <text:p>2952.69</text:p>
          </table:table-cell>
          <table:table-cell table:formula="of:=[.H142]-[.I142]" office:value-type="float" office:value="678.31">
            <text:p>678.31</text:p>
          </table:table-cell>
          <table:table-cell office:value-type="float" office:value="3884">
            <text:p>3884</text:p>
          </table:table-cell>
          <table:table-cell/>
          <table:table-cell office:value-type="float" office:value="134">
            <text:p>134</text:p>
          </table:table-cell>
          <table:table-cell office:value-type="float" office:value="3877">
            <text:p>3877</text:p>
          </table:table-cell>
          <table:table-cell office:value-type="float" office:value="3718.85">
            <text:p>3718.85</text:p>
          </table:table-cell>
          <table:table-cell table:formula="of:=[.N142]-[.O142]" office:value-type="float" office:value="158.15">
            <text:p>158.15</text:p>
          </table:table-cell>
          <table:table-cell office:value-type="float" office:value="3884">
            <text:p>3884</text:p>
          </table:table-cell>
          <table:table-cell/>
          <table:table-cell office:value-type="float" office:value="134">
            <text:p>134</text:p>
          </table:table-cell>
          <table:table-cell office:value-type="float" office:value="3805">
            <text:p>3805</text:p>
          </table:table-cell>
          <table:table-cell office:value-type="float" office:value="3614.17">
            <text:p>3614.17</text:p>
          </table:table-cell>
          <table:table-cell table:formula="of:=[.T142]-[.U142]" office:value-type="float" office:value="190.83">
            <text:p>190.83</text:p>
          </table:table-cell>
          <table:table-cell office:value-type="float" office:value="3884">
            <text:p>3884</text:p>
          </table:table-cell>
          <table:table-cell/>
          <table:table-cell office:value-type="float" office:value="134">
            <text:p>134</text:p>
          </table:table-cell>
          <table:table-cell office:value-type="float" office:value="3877">
            <text:p>3877</text:p>
          </table:table-cell>
          <table:table-cell office:value-type="float" office:value="3801.95">
            <text:p>3801.95</text:p>
          </table:table-cell>
          <table:table-cell table:formula="of:=[.Z142]-[.AA142]" office:value-type="float" office:value="75.0500000000002">
            <text:p>75.05</text:p>
          </table:table-cell>
          <table:table-cell office:value-type="float" office:value="3884">
            <text:p>3884</text:p>
          </table:table-cell>
          <table:table-cell/>
          <table:table-cell office:value-type="float" office:value="134">
            <text:p>134</text:p>
          </table:table-cell>
          <table:table-cell office:value-type="float" office:value="3882">
            <text:p>3882</text:p>
          </table:table-cell>
          <table:table-cell office:value-type="float" office:value="2786.45">
            <text:p>2786.45</text:p>
          </table:table-cell>
          <table:table-cell table:formula="of:=[.AF142]-[.AG142]" office:value-type="float" office:value="1095.55">
            <text:p>1095.5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685">
            <text:p>3685</text:p>
          </table:table-cell>
          <table:table-cell office:value-type="float" office:value="3234.57">
            <text:p>3234.57</text:p>
          </table:table-cell>
          <table:table-cell table:formula="of:=[.B143]-[.C143]" office:value-type="float" office:value="450.43">
            <text:p>450.43</text:p>
          </table:table-cell>
          <table:table-cell office:value-type="float" office:value="3884">
            <text:p>3884</text:p>
          </table:table-cell>
          <table:table-cell/>
          <table:table-cell office:value-type="float" office:value="135">
            <text:p>135</text:p>
          </table:table-cell>
          <table:table-cell office:value-type="float" office:value="3505">
            <text:p>3505</text:p>
          </table:table-cell>
          <table:table-cell office:value-type="float" office:value="2951.87">
            <text:p>2951.87</text:p>
          </table:table-cell>
          <table:table-cell table:formula="of:=[.H143]-[.I143]" office:value-type="float" office:value="553.13">
            <text:p>553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135">
            <text:p>135</text:p>
          </table:table-cell>
          <table:table-cell office:value-type="float" office:value="3877">
            <text:p>3877</text:p>
          </table:table-cell>
          <table:table-cell office:value-type="float" office:value="3661.91">
            <text:p>3661.91</text:p>
          </table:table-cell>
          <table:table-cell table:formula="of:=[.N143]-[.O143]" office:value-type="float" office:value="215.09">
            <text:p>215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135">
            <text:p>135</text:p>
          </table:table-cell>
          <table:table-cell office:value-type="float" office:value="3805">
            <text:p>3805</text:p>
          </table:table-cell>
          <table:table-cell office:value-type="float" office:value="3623.4">
            <text:p>3623.4</text:p>
          </table:table-cell>
          <table:table-cell table:formula="of:=[.T143]-[.U143]" office:value-type="float" office:value="181.6">
            <text:p>181.6</text:p>
          </table:table-cell>
          <table:table-cell office:value-type="float" office:value="3884">
            <text:p>3884</text:p>
          </table:table-cell>
          <table:table-cell/>
          <table:table-cell office:value-type="float" office:value="135">
            <text:p>135</text:p>
          </table:table-cell>
          <table:table-cell office:value-type="float" office:value="3877">
            <text:p>3877</text:p>
          </table:table-cell>
          <table:table-cell office:value-type="float" office:value="3820.87">
            <text:p>3820.87</text:p>
          </table:table-cell>
          <table:table-cell table:formula="of:=[.Z143]-[.AA143]" office:value-type="float" office:value="56.1300000000001">
            <text:p>56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135">
            <text:p>135</text:p>
          </table:table-cell>
          <table:table-cell office:value-type="float" office:value="3882">
            <text:p>3882</text:p>
          </table:table-cell>
          <table:table-cell office:value-type="float" office:value="2910.51">
            <text:p>2910.51</text:p>
          </table:table-cell>
          <table:table-cell table:formula="of:=[.AF143]-[.AG143]" office:value-type="float" office:value="971.49">
            <text:p>971.4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685">
            <text:p>3685</text:p>
          </table:table-cell>
          <table:table-cell office:value-type="float" office:value="3179.46">
            <text:p>3179.46</text:p>
          </table:table-cell>
          <table:table-cell table:formula="of:=[.B144]-[.C144]" office:value-type="float" office:value="505.54">
            <text:p>505.54</text:p>
          </table:table-cell>
          <table:table-cell office:value-type="float" office:value="3884">
            <text:p>3884</text:p>
          </table:table-cell>
          <table:table-cell/>
          <table:table-cell office:value-type="float" office:value="136">
            <text:p>136</text:p>
          </table:table-cell>
          <table:table-cell office:value-type="float" office:value="3416">
            <text:p>3416</text:p>
          </table:table-cell>
          <table:table-cell office:value-type="float" office:value="2944.97">
            <text:p>2944.97</text:p>
          </table:table-cell>
          <table:table-cell table:formula="of:=[.H144]-[.I144]" office:value-type="float" office:value="471.03">
            <text:p>471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136">
            <text:p>136</text:p>
          </table:table-cell>
          <table:table-cell office:value-type="float" office:value="3877">
            <text:p>3877</text:p>
          </table:table-cell>
          <table:table-cell office:value-type="float" office:value="3707.06">
            <text:p>3707.06</text:p>
          </table:table-cell>
          <table:table-cell table:formula="of:=[.N144]-[.O144]" office:value-type="float" office:value="169.94">
            <text:p>169.94</text:p>
          </table:table-cell>
          <table:table-cell office:value-type="float" office:value="3884">
            <text:p>3884</text:p>
          </table:table-cell>
          <table:table-cell/>
          <table:table-cell office:value-type="float" office:value="136">
            <text:p>136</text:p>
          </table:table-cell>
          <table:table-cell office:value-type="float" office:value="3805">
            <text:p>3805</text:p>
          </table:table-cell>
          <table:table-cell office:value-type="float" office:value="3667.34">
            <text:p>3667.34</text:p>
          </table:table-cell>
          <table:table-cell table:formula="of:=[.T144]-[.U144]" office:value-type="float" office:value="137.66">
            <text:p>137.66</text:p>
          </table:table-cell>
          <table:table-cell office:value-type="float" office:value="3884">
            <text:p>3884</text:p>
          </table:table-cell>
          <table:table-cell/>
          <table:table-cell office:value-type="float" office:value="136">
            <text:p>136</text:p>
          </table:table-cell>
          <table:table-cell office:value-type="float" office:value="3877">
            <text:p>3877</text:p>
          </table:table-cell>
          <table:table-cell office:value-type="float" office:value="3829.12">
            <text:p>3829.12</text:p>
          </table:table-cell>
          <table:table-cell table:formula="of:=[.Z144]-[.AA144]" office:value-type="float" office:value="47.8800000000001">
            <text:p>47.88</text:p>
          </table:table-cell>
          <table:table-cell office:value-type="float" office:value="3884">
            <text:p>3884</text:p>
          </table:table-cell>
          <table:table-cell/>
          <table:table-cell office:value-type="float" office:value="136">
            <text:p>136</text:p>
          </table:table-cell>
          <table:table-cell office:value-type="float" office:value="3882">
            <text:p>3882</text:p>
          </table:table-cell>
          <table:table-cell office:value-type="float" office:value="3028.03">
            <text:p>3028.03</text:p>
          </table:table-cell>
          <table:table-cell table:formula="of:=[.AF144]-[.AG144]" office:value-type="float" office:value="853.97">
            <text:p>853.9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721">
            <text:p>3721</text:p>
          </table:table-cell>
          <table:table-cell office:value-type="float" office:value="3150.19">
            <text:p>3150.19</text:p>
          </table:table-cell>
          <table:table-cell table:formula="of:=[.B145]-[.C145]" office:value-type="float" office:value="570.81">
            <text:p>570.81</text:p>
          </table:table-cell>
          <table:table-cell office:value-type="float" office:value="3884">
            <text:p>3884</text:p>
          </table:table-cell>
          <table:table-cell/>
          <table:table-cell office:value-type="float" office:value="137">
            <text:p>137</text:p>
          </table:table-cell>
          <table:table-cell office:value-type="float" office:value="3448">
            <text:p>3448</text:p>
          </table:table-cell>
          <table:table-cell office:value-type="float" office:value="2934.22">
            <text:p>2934.22</text:p>
          </table:table-cell>
          <table:table-cell table:formula="of:=[.H145]-[.I145]" office:value-type="float" office:value="513.78">
            <text:p>513.78</text:p>
          </table:table-cell>
          <table:table-cell office:value-type="float" office:value="3884">
            <text:p>3884</text:p>
          </table:table-cell>
          <table:table-cell/>
          <table:table-cell office:value-type="float" office:value="137">
            <text:p>137</text:p>
          </table:table-cell>
          <table:table-cell office:value-type="float" office:value="3877">
            <text:p>3877</text:p>
          </table:table-cell>
          <table:table-cell office:value-type="float" office:value="3739.78">
            <text:p>3739.78</text:p>
          </table:table-cell>
          <table:table-cell table:formula="of:=[.N145]-[.O145]" office:value-type="float" office:value="137.22">
            <text:p>137.22</text:p>
          </table:table-cell>
          <table:table-cell office:value-type="float" office:value="3884">
            <text:p>3884</text:p>
          </table:table-cell>
          <table:table-cell/>
          <table:table-cell office:value-type="float" office:value="137">
            <text:p>137</text:p>
          </table:table-cell>
          <table:table-cell office:value-type="float" office:value="3805">
            <text:p>3805</text:p>
          </table:table-cell>
          <table:table-cell office:value-type="float" office:value="3646.85">
            <text:p>3646.85</text:p>
          </table:table-cell>
          <table:table-cell table:formula="of:=[.T145]-[.U145]" office:value-type="float" office:value="158.15">
            <text:p>158.15</text:p>
          </table:table-cell>
          <table:table-cell office:value-type="float" office:value="3884">
            <text:p>3884</text:p>
          </table:table-cell>
          <table:table-cell/>
          <table:table-cell office:value-type="float" office:value="137">
            <text:p>137</text:p>
          </table:table-cell>
          <table:table-cell office:value-type="float" office:value="3877">
            <text:p>3877</text:p>
          </table:table-cell>
          <table:table-cell office:value-type="float" office:value="3789.05">
            <text:p>3789.05</text:p>
          </table:table-cell>
          <table:table-cell table:formula="of:=[.Z145]-[.AA145]" office:value-type="float" office:value="87.9499999999998">
            <text:p>87.95</text:p>
          </table:table-cell>
          <table:table-cell office:value-type="float" office:value="3884">
            <text:p>3884</text:p>
          </table:table-cell>
          <table:table-cell/>
          <table:table-cell office:value-type="float" office:value="137">
            <text:p>137</text:p>
          </table:table-cell>
          <table:table-cell office:value-type="float" office:value="3882">
            <text:p>3882</text:p>
          </table:table-cell>
          <table:table-cell office:value-type="float" office:value="3209.2">
            <text:p>3209.2</text:p>
          </table:table-cell>
          <table:table-cell table:formula="of:=[.AF145]-[.AG145]" office:value-type="float" office:value="672.8">
            <text:p>672.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732">
            <text:p>3732</text:p>
          </table:table-cell>
          <table:table-cell office:value-type="float" office:value="3204.61">
            <text:p>3204.61</text:p>
          </table:table-cell>
          <table:table-cell table:formula="of:=[.B146]-[.C146]" office:value-type="float" office:value="527.39">
            <text:p>527.39</text:p>
          </table:table-cell>
          <table:table-cell office:value-type="float" office:value="3884">
            <text:p>3884</text:p>
          </table:table-cell>
          <table:table-cell/>
          <table:table-cell office:value-type="float" office:value="138">
            <text:p>138</text:p>
          </table:table-cell>
          <table:table-cell office:value-type="float" office:value="3448">
            <text:p>3448</text:p>
          </table:table-cell>
          <table:table-cell office:value-type="float" office:value="2942.03">
            <text:p>2942.03</text:p>
          </table:table-cell>
          <table:table-cell table:formula="of:=[.H146]-[.I146]" office:value-type="float" office:value="505.97">
            <text:p>505.97</text:p>
          </table:table-cell>
          <table:table-cell office:value-type="float" office:value="3884">
            <text:p>3884</text:p>
          </table:table-cell>
          <table:table-cell/>
          <table:table-cell office:value-type="float" office:value="138">
            <text:p>138</text:p>
          </table:table-cell>
          <table:table-cell office:value-type="float" office:value="3877">
            <text:p>3877</text:p>
          </table:table-cell>
          <table:table-cell office:value-type="float" office:value="3645.28">
            <text:p>3645.28</text:p>
          </table:table-cell>
          <table:table-cell table:formula="of:=[.N146]-[.O146]" office:value-type="float" office:value="231.72">
            <text:p>231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138">
            <text:p>138</text:p>
          </table:table-cell>
          <table:table-cell office:value-type="float" office:value="3805">
            <text:p>3805</text:p>
          </table:table-cell>
          <table:table-cell office:value-type="float" office:value="3685.71">
            <text:p>3685.71</text:p>
          </table:table-cell>
          <table:table-cell table:formula="of:=[.T146]-[.U146]" office:value-type="float" office:value="119.29">
            <text:p>119.29</text:p>
          </table:table-cell>
          <table:table-cell office:value-type="float" office:value="3884">
            <text:p>3884</text:p>
          </table:table-cell>
          <table:table-cell/>
          <table:table-cell office:value-type="float" office:value="138">
            <text:p>138</text:p>
          </table:table-cell>
          <table:table-cell office:value-type="float" office:value="3877">
            <text:p>3877</text:p>
          </table:table-cell>
          <table:table-cell office:value-type="float" office:value="3831.79">
            <text:p>3831.79</text:p>
          </table:table-cell>
          <table:table-cell table:formula="of:=[.Z146]-[.AA146]" office:value-type="float" office:value="45.21">
            <text:p>45.21</text:p>
          </table:table-cell>
          <table:table-cell office:value-type="float" office:value="3884">
            <text:p>3884</text:p>
          </table:table-cell>
          <table:table-cell/>
          <table:table-cell office:value-type="float" office:value="138">
            <text:p>138</text:p>
          </table:table-cell>
          <table:table-cell office:value-type="float" office:value="3882">
            <text:p>3882</text:p>
          </table:table-cell>
          <table:table-cell office:value-type="float" office:value="3452.74">
            <text:p>3452.74</text:p>
          </table:table-cell>
          <table:table-cell table:formula="of:=[.AF146]-[.AG146]" office:value-type="float" office:value="429.26">
            <text:p>429.2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732">
            <text:p>3732</text:p>
          </table:table-cell>
          <table:table-cell office:value-type="float" office:value="3157.57">
            <text:p>3157.57</text:p>
          </table:table-cell>
          <table:table-cell table:formula="of:=[.B147]-[.C147]" office:value-type="float" office:value="574.43">
            <text:p>574.43</text:p>
          </table:table-cell>
          <table:table-cell office:value-type="float" office:value="3884">
            <text:p>3884</text:p>
          </table:table-cell>
          <table:table-cell/>
          <table:table-cell office:value-type="float" office:value="139">
            <text:p>139</text:p>
          </table:table-cell>
          <table:table-cell office:value-type="float" office:value="3429">
            <text:p>3429</text:p>
          </table:table-cell>
          <table:table-cell office:value-type="float" office:value="2876.04">
            <text:p>2876.04</text:p>
          </table:table-cell>
          <table:table-cell table:formula="of:=[.H147]-[.I147]" office:value-type="float" office:value="552.96">
            <text:p>552.96</text:p>
          </table:table-cell>
          <table:table-cell office:value-type="float" office:value="3884">
            <text:p>3884</text:p>
          </table:table-cell>
          <table:table-cell/>
          <table:table-cell office:value-type="float" office:value="139">
            <text:p>139</text:p>
          </table:table-cell>
          <table:table-cell office:value-type="float" office:value="3877">
            <text:p>3877</text:p>
          </table:table-cell>
          <table:table-cell office:value-type="float" office:value="3750.69">
            <text:p>3750.69</text:p>
          </table:table-cell>
          <table:table-cell table:formula="of:=[.N147]-[.O147]" office:value-type="float" office:value="126.31">
            <text:p>126.31</text:p>
          </table:table-cell>
          <table:table-cell office:value-type="float" office:value="3884">
            <text:p>3884</text:p>
          </table:table-cell>
          <table:table-cell/>
          <table:table-cell office:value-type="float" office:value="139">
            <text:p>139</text:p>
          </table:table-cell>
          <table:table-cell office:value-type="float" office:value="3855">
            <text:p>3855</text:p>
          </table:table-cell>
          <table:table-cell office:value-type="float" office:value="3651.67">
            <text:p>3651.67</text:p>
          </table:table-cell>
          <table:table-cell table:formula="of:=[.T147]-[.U147]" office:value-type="float" office:value="203.33">
            <text:p>203.33</text:p>
          </table:table-cell>
          <table:table-cell office:value-type="float" office:value="3884">
            <text:p>3884</text:p>
          </table:table-cell>
          <table:table-cell/>
          <table:table-cell office:value-type="float" office:value="139">
            <text:p>139</text:p>
          </table:table-cell>
          <table:table-cell office:value-type="float" office:value="3877">
            <text:p>3877</text:p>
          </table:table-cell>
          <table:table-cell office:value-type="float" office:value="3821.95">
            <text:p>3821.95</text:p>
          </table:table-cell>
          <table:table-cell table:formula="of:=[.Z147]-[.AA147]" office:value-type="float" office:value="55.0500000000002">
            <text:p>55.05</text:p>
          </table:table-cell>
          <table:table-cell office:value-type="float" office:value="3884">
            <text:p>3884</text:p>
          </table:table-cell>
          <table:table-cell/>
          <table:table-cell office:value-type="float" office:value="139">
            <text:p>139</text:p>
          </table:table-cell>
          <table:table-cell office:value-type="float" office:value="3882">
            <text:p>3882</text:p>
          </table:table-cell>
          <table:table-cell office:value-type="float" office:value="3646.63">
            <text:p>3646.63</text:p>
          </table:table-cell>
          <table:table-cell table:formula="of:=[.AF147]-[.AG147]" office:value-type="float" office:value="235.37">
            <text:p>235.3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717">
            <text:p>3717</text:p>
          </table:table-cell>
          <table:table-cell office:value-type="float" office:value="3159.04">
            <text:p>3159.04</text:p>
          </table:table-cell>
          <table:table-cell table:formula="of:=[.B148]-[.C148]" office:value-type="float" office:value="557.96">
            <text:p>557.96</text:p>
          </table:table-cell>
          <table:table-cell office:value-type="float" office:value="3884">
            <text:p>3884</text:p>
          </table:table-cell>
          <table:table-cell/>
          <table:table-cell office:value-type="float" office:value="140">
            <text:p>140</text:p>
          </table:table-cell>
          <table:table-cell office:value-type="float" office:value="3500">
            <text:p>3500</text:p>
          </table:table-cell>
          <table:table-cell office:value-type="float" office:value="2847.3">
            <text:p>2847.3</text:p>
          </table:table-cell>
          <table:table-cell table:formula="of:=[.H148]-[.I148]" office:value-type="float" office:value="652.7">
            <text:p>652.7</text:p>
          </table:table-cell>
          <table:table-cell office:value-type="float" office:value="3884">
            <text:p>3884</text:p>
          </table:table-cell>
          <table:table-cell/>
          <table:table-cell office:value-type="float" office:value="140">
            <text:p>140</text:p>
          </table:table-cell>
          <table:table-cell office:value-type="float" office:value="3877">
            <text:p>3877</text:p>
          </table:table-cell>
          <table:table-cell office:value-type="float" office:value="3779.56">
            <text:p>3779.56</text:p>
          </table:table-cell>
          <table:table-cell table:formula="of:=[.N148]-[.O148]" office:value-type="float" office:value="97.4400000000001">
            <text:p>97.44</text:p>
          </table:table-cell>
          <table:table-cell office:value-type="float" office:value="3884">
            <text:p>3884</text:p>
          </table:table-cell>
          <table:table-cell/>
          <table:table-cell office:value-type="float" office:value="140">
            <text:p>140</text:p>
          </table:table-cell>
          <table:table-cell office:value-type="float" office:value="3805">
            <text:p>3805</text:p>
          </table:table-cell>
          <table:table-cell office:value-type="float" office:value="3672.95">
            <text:p>3672.95</text:p>
          </table:table-cell>
          <table:table-cell table:formula="of:=[.T148]-[.U148]" office:value-type="float" office:value="132.05">
            <text:p>132.05</text:p>
          </table:table-cell>
          <table:table-cell office:value-type="float" office:value="3884">
            <text:p>3884</text:p>
          </table:table-cell>
          <table:table-cell/>
          <table:table-cell office:value-type="float" office:value="140">
            <text:p>140</text:p>
          </table:table-cell>
          <table:table-cell office:value-type="float" office:value="3877">
            <text:p>3877</text:p>
          </table:table-cell>
          <table:table-cell office:value-type="float" office:value="3823.74">
            <text:p>3823.74</text:p>
          </table:table-cell>
          <table:table-cell table:formula="of:=[.Z148]-[.AA148]" office:value-type="float" office:value="53.2600000000002">
            <text:p>53.26</text:p>
          </table:table-cell>
          <table:table-cell office:value-type="float" office:value="3884">
            <text:p>3884</text:p>
          </table:table-cell>
          <table:table-cell/>
          <table:table-cell office:value-type="float" office:value="140">
            <text:p>140</text:p>
          </table:table-cell>
          <table:table-cell office:value-type="float" office:value="3882">
            <text:p>3882</text:p>
          </table:table-cell>
          <table:table-cell office:value-type="float" office:value="3722.05">
            <text:p>3722.05</text:p>
          </table:table-cell>
          <table:table-cell table:formula="of:=[.AF148]-[.AG148]" office:value-type="float" office:value="159.95">
            <text:p>159.9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717">
            <text:p>3717</text:p>
          </table:table-cell>
          <table:table-cell office:value-type="float" office:value="3067.52">
            <text:p>3067.52</text:p>
          </table:table-cell>
          <table:table-cell table:formula="of:=[.B149]-[.C149]" office:value-type="float" office:value="649.48">
            <text:p>649.48</text:p>
          </table:table-cell>
          <table:table-cell office:value-type="float" office:value="3884">
            <text:p>3884</text:p>
          </table:table-cell>
          <table:table-cell/>
          <table:table-cell office:value-type="float" office:value="141">
            <text:p>141</text:p>
          </table:table-cell>
          <table:table-cell office:value-type="float" office:value="3500">
            <text:p>3500</text:p>
          </table:table-cell>
          <table:table-cell office:value-type="float" office:value="2880.72">
            <text:p>2880.72</text:p>
          </table:table-cell>
          <table:table-cell table:formula="of:=[.H149]-[.I149]" office:value-type="float" office:value="619.28">
            <text:p>619.28</text:p>
          </table:table-cell>
          <table:table-cell office:value-type="float" office:value="3884">
            <text:p>3884</text:p>
          </table:table-cell>
          <table:table-cell/>
          <table:table-cell office:value-type="float" office:value="141">
            <text:p>141</text:p>
          </table:table-cell>
          <table:table-cell office:value-type="float" office:value="3877">
            <text:p>3877</text:p>
          </table:table-cell>
          <table:table-cell office:value-type="float" office:value="3735.35">
            <text:p>3735.35</text:p>
          </table:table-cell>
          <table:table-cell table:formula="of:=[.N149]-[.O149]" office:value-type="float" office:value="141.65">
            <text:p>141.65</text:p>
          </table:table-cell>
          <table:table-cell office:value-type="float" office:value="3884">
            <text:p>3884</text:p>
          </table:table-cell>
          <table:table-cell/>
          <table:table-cell office:value-type="float" office:value="141">
            <text:p>141</text:p>
          </table:table-cell>
          <table:table-cell office:value-type="float" office:value="3805">
            <text:p>3805</text:p>
          </table:table-cell>
          <table:table-cell office:value-type="float" office:value="3701.65">
            <text:p>3701.65</text:p>
          </table:table-cell>
          <table:table-cell table:formula="of:=[.T149]-[.U149]" office:value-type="float" office:value="103.35">
            <text:p>103.35</text:p>
          </table:table-cell>
          <table:table-cell office:value-type="float" office:value="3884">
            <text:p>3884</text:p>
          </table:table-cell>
          <table:table-cell/>
          <table:table-cell office:value-type="float" office:value="141">
            <text:p>141</text:p>
          </table:table-cell>
          <table:table-cell office:value-type="float" office:value="3877">
            <text:p>3877</text:p>
          </table:table-cell>
          <table:table-cell office:value-type="float" office:value="3794.8">
            <text:p>3794.8</text:p>
          </table:table-cell>
          <table:table-cell table:formula="of:=[.Z149]-[.AA149]" office:value-type="float" office:value="82.1999999999998">
            <text:p>82.2</text:p>
          </table:table-cell>
          <table:table-cell office:value-type="float" office:value="3884">
            <text:p>3884</text:p>
          </table:table-cell>
          <table:table-cell/>
          <table:table-cell office:value-type="float" office:value="141">
            <text:p>141</text:p>
          </table:table-cell>
          <table:table-cell office:value-type="float" office:value="3882">
            <text:p>3882</text:p>
          </table:table-cell>
          <table:table-cell office:value-type="float" office:value="3757.92">
            <text:p>3757.92</text:p>
          </table:table-cell>
          <table:table-cell table:formula="of:=[.AF149]-[.AG149]" office:value-type="float" office:value="124.08">
            <text:p>124.0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717">
            <text:p>3717</text:p>
          </table:table-cell>
          <table:table-cell office:value-type="float" office:value="3091.45">
            <text:p>3091.45</text:p>
          </table:table-cell>
          <table:table-cell table:formula="of:=[.B150]-[.C150]" office:value-type="float" office:value="625.55">
            <text:p>625.55</text:p>
          </table:table-cell>
          <table:table-cell office:value-type="float" office:value="3884">
            <text:p>3884</text:p>
          </table:table-cell>
          <table:table-cell/>
          <table:table-cell office:value-type="float" office:value="142">
            <text:p>142</text:p>
          </table:table-cell>
          <table:table-cell office:value-type="float" office:value="3523">
            <text:p>3523</text:p>
          </table:table-cell>
          <table:table-cell office:value-type="float" office:value="2931.61">
            <text:p>2931.61</text:p>
          </table:table-cell>
          <table:table-cell table:formula="of:=[.H150]-[.I150]" office:value-type="float" office:value="591.39">
            <text:p>591.39</text:p>
          </table:table-cell>
          <table:table-cell office:value-type="float" office:value="3884">
            <text:p>3884</text:p>
          </table:table-cell>
          <table:table-cell/>
          <table:table-cell office:value-type="float" office:value="142">
            <text:p>142</text:p>
          </table:table-cell>
          <table:table-cell office:value-type="float" office:value="3877">
            <text:p>3877</text:p>
          </table:table-cell>
          <table:table-cell office:value-type="float" office:value="3702.7">
            <text:p>3702.7</text:p>
          </table:table-cell>
          <table:table-cell table:formula="of:=[.N150]-[.O150]" office:value-type="float" office:value="174.3">
            <text:p>174.3</text:p>
          </table:table-cell>
          <table:table-cell office:value-type="float" office:value="3884">
            <text:p>3884</text:p>
          </table:table-cell>
          <table:table-cell/>
          <table:table-cell office:value-type="float" office:value="142">
            <text:p>142</text:p>
          </table:table-cell>
          <table:table-cell office:value-type="float" office:value="2852">
            <text:p>2852</text:p>
          </table:table-cell>
          <table:table-cell office:value-type="float" office:value="2305.55">
            <text:p>2305.55</text:p>
          </table:table-cell>
          <table:table-cell table:formula="of:=[.T150]-[.U150]" office:value-type="float" office:value="546.45">
            <text:p>546.45</text:p>
          </table:table-cell>
          <table:table-cell office:value-type="float" office:value="3884">
            <text:p>3884</text:p>
          </table:table-cell>
          <table:table-cell/>
          <table:table-cell office:value-type="float" office:value="142">
            <text:p>142</text:p>
          </table:table-cell>
          <table:table-cell office:value-type="float" office:value="3877">
            <text:p>3877</text:p>
          </table:table-cell>
          <table:table-cell office:value-type="float" office:value="3826.28">
            <text:p>3826.28</text:p>
          </table:table-cell>
          <table:table-cell table:formula="of:=[.Z150]-[.AA150]" office:value-type="float" office:value="50.7199999999998">
            <text:p>50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142">
            <text:p>142</text:p>
          </table:table-cell>
          <table:table-cell office:value-type="float" office:value="3882">
            <text:p>3882</text:p>
          </table:table-cell>
          <table:table-cell office:value-type="float" office:value="3768.43">
            <text:p>3768.43</text:p>
          </table:table-cell>
          <table:table-cell table:formula="of:=[.AF150]-[.AG150]" office:value-type="float" office:value="113.57">
            <text:p>113.5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717">
            <text:p>3717</text:p>
          </table:table-cell>
          <table:table-cell office:value-type="float" office:value="3127.19">
            <text:p>3127.19</text:p>
          </table:table-cell>
          <table:table-cell table:formula="of:=[.B151]-[.C151]" office:value-type="float" office:value="589.81">
            <text:p>589.81</text:p>
          </table:table-cell>
          <table:table-cell office:value-type="float" office:value="3884">
            <text:p>3884</text:p>
          </table:table-cell>
          <table:table-cell/>
          <table:table-cell office:value-type="float" office:value="143">
            <text:p>143</text:p>
          </table:table-cell>
          <table:table-cell office:value-type="float" office:value="3527">
            <text:p>3527</text:p>
          </table:table-cell>
          <table:table-cell office:value-type="float" office:value="2950.21">
            <text:p>2950.21</text:p>
          </table:table-cell>
          <table:table-cell table:formula="of:=[.H151]-[.I151]" office:value-type="float" office:value="576.79">
            <text:p>576.79</text:p>
          </table:table-cell>
          <table:table-cell office:value-type="float" office:value="3884">
            <text:p>3884</text:p>
          </table:table-cell>
          <table:table-cell/>
          <table:table-cell office:value-type="float" office:value="143">
            <text:p>143</text:p>
          </table:table-cell>
          <table:table-cell office:value-type="float" office:value="3877">
            <text:p>3877</text:p>
          </table:table-cell>
          <table:table-cell office:value-type="float" office:value="3732.66">
            <text:p>3732.66</text:p>
          </table:table-cell>
          <table:table-cell table:formula="of:=[.N151]-[.O151]" office:value-type="float" office:value="144.34">
            <text:p>144.34</text:p>
          </table:table-cell>
          <table:table-cell office:value-type="float" office:value="3884">
            <text:p>3884</text:p>
          </table:table-cell>
          <table:table-cell/>
          <table:table-cell office:value-type="float" office:value="143">
            <text:p>143</text:p>
          </table:table-cell>
          <table:table-cell office:value-type="float" office:value="2969">
            <text:p>2969</text:p>
          </table:table-cell>
          <table:table-cell office:value-type="float" office:value="2470.77">
            <text:p>2470.77</text:p>
          </table:table-cell>
          <table:table-cell table:formula="of:=[.T151]-[.U151]" office:value-type="float" office:value="498.23">
            <text:p>498.23</text:p>
          </table:table-cell>
          <table:table-cell office:value-type="float" office:value="3884">
            <text:p>3884</text:p>
          </table:table-cell>
          <table:table-cell/>
          <table:table-cell office:value-type="float" office:value="143">
            <text:p>143</text:p>
          </table:table-cell>
          <table:table-cell office:value-type="float" office:value="3877">
            <text:p>3877</text:p>
          </table:table-cell>
          <table:table-cell office:value-type="float" office:value="3827.11">
            <text:p>3827.11</text:p>
          </table:table-cell>
          <table:table-cell table:formula="of:=[.Z151]-[.AA151]" office:value-type="float" office:value="49.8899999999999">
            <text:p>49.89</text:p>
          </table:table-cell>
          <table:table-cell office:value-type="float" office:value="3884">
            <text:p>3884</text:p>
          </table:table-cell>
          <table:table-cell/>
          <table:table-cell office:value-type="float" office:value="143">
            <text:p>143</text:p>
          </table:table-cell>
          <table:table-cell office:value-type="float" office:value="3882">
            <text:p>3882</text:p>
          </table:table-cell>
          <table:table-cell office:value-type="float" office:value="2501.7">
            <text:p>2501.7</text:p>
          </table:table-cell>
          <table:table-cell table:formula="of:=[.AF151]-[.AG151]" office:value-type="float" office:value="1380.3">
            <text:p>1380.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601">
            <text:p>3601</text:p>
          </table:table-cell>
          <table:table-cell office:value-type="float" office:value="3156.93">
            <text:p>3156.93</text:p>
          </table:table-cell>
          <table:table-cell table:formula="of:=[.B152]-[.C152]" office:value-type="float" office:value="444.07">
            <text:p>444.07</text:p>
          </table:table-cell>
          <table:table-cell office:value-type="float" office:value="3884">
            <text:p>3884</text:p>
          </table:table-cell>
          <table:table-cell/>
          <table:table-cell office:value-type="float" office:value="144">
            <text:p>144</text:p>
          </table:table-cell>
          <table:table-cell office:value-type="float" office:value="3527">
            <text:p>3527</text:p>
          </table:table-cell>
          <table:table-cell office:value-type="float" office:value="2941.42">
            <text:p>2941.42</text:p>
          </table:table-cell>
          <table:table-cell table:formula="of:=[.H152]-[.I152]" office:value-type="float" office:value="585.58">
            <text:p>585.58</text:p>
          </table:table-cell>
          <table:table-cell office:value-type="float" office:value="3884">
            <text:p>3884</text:p>
          </table:table-cell>
          <table:table-cell/>
          <table:table-cell office:value-type="float" office:value="144">
            <text:p>144</text:p>
          </table:table-cell>
          <table:table-cell office:value-type="float" office:value="3877">
            <text:p>3877</text:p>
          </table:table-cell>
          <table:table-cell office:value-type="float" office:value="3763.55">
            <text:p>3763.55</text:p>
          </table:table-cell>
          <table:table-cell table:formula="of:=[.N152]-[.O152]" office:value-type="float" office:value="113.45">
            <text:p>113.45</text:p>
          </table:table-cell>
          <table:table-cell office:value-type="float" office:value="3884">
            <text:p>3884</text:p>
          </table:table-cell>
          <table:table-cell/>
          <table:table-cell office:value-type="float" office:value="144">
            <text:p>144</text:p>
          </table:table-cell>
          <table:table-cell office:value-type="float" office:value="2975">
            <text:p>2975</text:p>
          </table:table-cell>
          <table:table-cell office:value-type="float" office:value="2560.02">
            <text:p>2560.02</text:p>
          </table:table-cell>
          <table:table-cell table:formula="of:=[.T152]-[.U152]" office:value-type="float" office:value="414.98">
            <text:p>414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144">
            <text:p>144</text:p>
          </table:table-cell>
          <table:table-cell office:value-type="float" office:value="3877">
            <text:p>3877</text:p>
          </table:table-cell>
          <table:table-cell office:value-type="float" office:value="3815.88">
            <text:p>3815.88</text:p>
          </table:table-cell>
          <table:table-cell table:formula="of:=[.Z152]-[.AA152]" office:value-type="float" office:value="61.1199999999999">
            <text:p>61.12</text:p>
          </table:table-cell>
          <table:table-cell office:value-type="float" office:value="3884">
            <text:p>3884</text:p>
          </table:table-cell>
          <table:table-cell/>
          <table:table-cell office:value-type="float" office:value="144">
            <text:p>144</text:p>
          </table:table-cell>
          <table:table-cell office:value-type="float" office:value="3882">
            <text:p>3882</text:p>
          </table:table-cell>
          <table:table-cell office:value-type="float" office:value="2686.2">
            <text:p>2686.2</text:p>
          </table:table-cell>
          <table:table-cell table:formula="of:=[.AF152]-[.AG152]" office:value-type="float" office:value="1195.8">
            <text:p>1195.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625">
            <text:p>3625</text:p>
          </table:table-cell>
          <table:table-cell office:value-type="float" office:value="3084.19">
            <text:p>3084.19</text:p>
          </table:table-cell>
          <table:table-cell table:formula="of:=[.B153]-[.C153]" office:value-type="float" office:value="540.81">
            <text:p>540.81</text:p>
          </table:table-cell>
          <table:table-cell office:value-type="float" office:value="3884">
            <text:p>3884</text:p>
          </table:table-cell>
          <table:table-cell/>
          <table:table-cell office:value-type="float" office:value="145">
            <text:p>145</text:p>
          </table:table-cell>
          <table:table-cell office:value-type="float" office:value="3527">
            <text:p>3527</text:p>
          </table:table-cell>
          <table:table-cell office:value-type="float" office:value="2956.88">
            <text:p>2956.88</text:p>
          </table:table-cell>
          <table:table-cell table:formula="of:=[.H153]-[.I153]" office:value-type="float" office:value="570.12">
            <text:p>570.12</text:p>
          </table:table-cell>
          <table:table-cell office:value-type="float" office:value="3884">
            <text:p>3884</text:p>
          </table:table-cell>
          <table:table-cell/>
          <table:table-cell office:value-type="float" office:value="145">
            <text:p>145</text:p>
          </table:table-cell>
          <table:table-cell office:value-type="float" office:value="3877">
            <text:p>3877</text:p>
          </table:table-cell>
          <table:table-cell office:value-type="float" office:value="3769.79">
            <text:p>3769.79</text:p>
          </table:table-cell>
          <table:table-cell table:formula="of:=[.N153]-[.O153]" office:value-type="float" office:value="107.21">
            <text:p>107.21</text:p>
          </table:table-cell>
          <table:table-cell office:value-type="float" office:value="3884">
            <text:p>3884</text:p>
          </table:table-cell>
          <table:table-cell/>
          <table:table-cell office:value-type="float" office:value="145">
            <text:p>145</text:p>
          </table:table-cell>
          <table:table-cell office:value-type="float" office:value="2989">
            <text:p>2989</text:p>
          </table:table-cell>
          <table:table-cell office:value-type="float" office:value="2610.9">
            <text:p>2610.9</text:p>
          </table:table-cell>
          <table:table-cell table:formula="of:=[.T153]-[.U153]" office:value-type="float" office:value="378.1">
            <text:p>378.1</text:p>
          </table:table-cell>
          <table:table-cell office:value-type="float" office:value="3884">
            <text:p>3884</text:p>
          </table:table-cell>
          <table:table-cell/>
          <table:table-cell office:value-type="float" office:value="145">
            <text:p>145</text:p>
          </table:table-cell>
          <table:table-cell office:value-type="float" office:value="3877">
            <text:p>3877</text:p>
          </table:table-cell>
          <table:table-cell office:value-type="float" office:value="3828.84">
            <text:p>3828.84</text:p>
          </table:table-cell>
          <table:table-cell table:formula="of:=[.Z153]-[.AA153]" office:value-type="float" office:value="48.1599999999999">
            <text:p>48.16</text:p>
          </table:table-cell>
          <table:table-cell office:value-type="float" office:value="3884">
            <text:p>3884</text:p>
          </table:table-cell>
          <table:table-cell/>
          <table:table-cell office:value-type="float" office:value="145">
            <text:p>145</text:p>
          </table:table-cell>
          <table:table-cell office:value-type="float" office:value="3882">
            <text:p>3882</text:p>
          </table:table-cell>
          <table:table-cell office:value-type="float" office:value="2820.47">
            <text:p>2820.47</text:p>
          </table:table-cell>
          <table:table-cell table:formula="of:=[.AF153]-[.AG153]" office:value-type="float" office:value="1061.53">
            <text:p>1061.5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601">
            <text:p>3601</text:p>
          </table:table-cell>
          <table:table-cell office:value-type="float" office:value="3074.97">
            <text:p>3074.97</text:p>
          </table:table-cell>
          <table:table-cell table:formula="of:=[.B154]-[.C154]" office:value-type="float" office:value="526.03">
            <text:p>526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146">
            <text:p>146</text:p>
          </table:table-cell>
          <table:table-cell office:value-type="float" office:value="3527">
            <text:p>3527</text:p>
          </table:table-cell>
          <table:table-cell office:value-type="float" office:value="2943.01">
            <text:p>2943.01</text:p>
          </table:table-cell>
          <table:table-cell table:formula="of:=[.H154]-[.I154]" office:value-type="float" office:value="583.99">
            <text:p>583.99</text:p>
          </table:table-cell>
          <table:table-cell office:value-type="float" office:value="3884">
            <text:p>3884</text:p>
          </table:table-cell>
          <table:table-cell/>
          <table:table-cell office:value-type="float" office:value="146">
            <text:p>146</text:p>
          </table:table-cell>
          <table:table-cell office:value-type="float" office:value="3877">
            <text:p>3877</text:p>
          </table:table-cell>
          <table:table-cell office:value-type="float" office:value="3744.28">
            <text:p>3744.28</text:p>
          </table:table-cell>
          <table:table-cell table:formula="of:=[.N154]-[.O154]" office:value-type="float" office:value="132.72">
            <text:p>132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146">
            <text:p>146</text:p>
          </table:table-cell>
          <table:table-cell office:value-type="float" office:value="3115">
            <text:p>3115</text:p>
          </table:table-cell>
          <table:table-cell office:value-type="float" office:value="2668.93">
            <text:p>2668.93</text:p>
          </table:table-cell>
          <table:table-cell table:formula="of:=[.T154]-[.U154]" office:value-type="float" office:value="446.07">
            <text:p>446.07</text:p>
          </table:table-cell>
          <table:table-cell office:value-type="float" office:value="3884">
            <text:p>3884</text:p>
          </table:table-cell>
          <table:table-cell/>
          <table:table-cell office:value-type="float" office:value="146">
            <text:p>146</text:p>
          </table:table-cell>
          <table:table-cell office:value-type="float" office:value="3877">
            <text:p>3877</text:p>
          </table:table-cell>
          <table:table-cell office:value-type="float" office:value="3822.97">
            <text:p>3822.97</text:p>
          </table:table-cell>
          <table:table-cell table:formula="of:=[.Z154]-[.AA154]" office:value-type="float" office:value="54.0300000000002">
            <text:p>54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146">
            <text:p>146</text:p>
          </table:table-cell>
          <table:table-cell office:value-type="float" office:value="3882">
            <text:p>3882</text:p>
          </table:table-cell>
          <table:table-cell office:value-type="float" office:value="2942.46">
            <text:p>2942.46</text:p>
          </table:table-cell>
          <table:table-cell table:formula="of:=[.AF154]-[.AG154]" office:value-type="float" office:value="939.54">
            <text:p>939.5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3601">
            <text:p>3601</text:p>
          </table:table-cell>
          <table:table-cell office:value-type="float" office:value="3128.52">
            <text:p>3128.52</text:p>
          </table:table-cell>
          <table:table-cell table:formula="of:=[.B155]-[.C155]" office:value-type="float" office:value="472.48">
            <text:p>472.48</text:p>
          </table:table-cell>
          <table:table-cell office:value-type="float" office:value="3884">
            <text:p>3884</text:p>
          </table:table-cell>
          <table:table-cell/>
          <table:table-cell office:value-type="float" office:value="147">
            <text:p>147</text:p>
          </table:table-cell>
          <table:table-cell office:value-type="float" office:value="3430">
            <text:p>3430</text:p>
          </table:table-cell>
          <table:table-cell office:value-type="float" office:value="2948.02">
            <text:p>2948.02</text:p>
          </table:table-cell>
          <table:table-cell table:formula="of:=[.H155]-[.I155]" office:value-type="float" office:value="481.98">
            <text:p>481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147">
            <text:p>147</text:p>
          </table:table-cell>
          <table:table-cell office:value-type="float" office:value="3877">
            <text:p>3877</text:p>
          </table:table-cell>
          <table:table-cell office:value-type="float" office:value="3729.09">
            <text:p>3729.09</text:p>
          </table:table-cell>
          <table:table-cell table:formula="of:=[.N155]-[.O155]" office:value-type="float" office:value="147.91">
            <text:p>147.91</text:p>
          </table:table-cell>
          <table:table-cell office:value-type="float" office:value="3884">
            <text:p>3884</text:p>
          </table:table-cell>
          <table:table-cell/>
          <table:table-cell office:value-type="float" office:value="147">
            <text:p>147</text:p>
          </table:table-cell>
          <table:table-cell office:value-type="float" office:value="3115">
            <text:p>3115</text:p>
          </table:table-cell>
          <table:table-cell office:value-type="float" office:value="2753.42">
            <text:p>2753.42</text:p>
          </table:table-cell>
          <table:table-cell table:formula="of:=[.T155]-[.U155]" office:value-type="float" office:value="361.58">
            <text:p>361.58</text:p>
          </table:table-cell>
          <table:table-cell office:value-type="float" office:value="3884">
            <text:p>3884</text:p>
          </table:table-cell>
          <table:table-cell/>
          <table:table-cell office:value-type="float" office:value="147">
            <text:p>147</text:p>
          </table:table-cell>
          <table:table-cell office:value-type="float" office:value="3877">
            <text:p>3877</text:p>
          </table:table-cell>
          <table:table-cell office:value-type="float" office:value="3816.49">
            <text:p>3816.49</text:p>
          </table:table-cell>
          <table:table-cell table:formula="of:=[.Z155]-[.AA155]" office:value-type="float" office:value="60.5100000000002">
            <text:p>60.51</text:p>
          </table:table-cell>
          <table:table-cell office:value-type="float" office:value="3884">
            <text:p>3884</text:p>
          </table:table-cell>
          <table:table-cell/>
          <table:table-cell office:value-type="float" office:value="147">
            <text:p>147</text:p>
          </table:table-cell>
          <table:table-cell office:value-type="float" office:value="3882">
            <text:p>3882</text:p>
          </table:table-cell>
          <table:table-cell office:value-type="float" office:value="3084.45">
            <text:p>3084.45</text:p>
          </table:table-cell>
          <table:table-cell table:formula="of:=[.AF155]-[.AG155]" office:value-type="float" office:value="797.55">
            <text:p>797.5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3601">
            <text:p>3601</text:p>
          </table:table-cell>
          <table:table-cell office:value-type="float" office:value="3094.72">
            <text:p>3094.72</text:p>
          </table:table-cell>
          <table:table-cell table:formula="of:=[.B156]-[.C156]" office:value-type="float" office:value="506.28">
            <text:p>506.28</text:p>
          </table:table-cell>
          <table:table-cell office:value-type="float" office:value="3884">
            <text:p>3884</text:p>
          </table:table-cell>
          <table:table-cell/>
          <table:table-cell office:value-type="float" office:value="148">
            <text:p>148</text:p>
          </table:table-cell>
          <table:table-cell office:value-type="float" office:value="3396">
            <text:p>3396</text:p>
          </table:table-cell>
          <table:table-cell office:value-type="float" office:value="2942.64">
            <text:p>2942.64</text:p>
          </table:table-cell>
          <table:table-cell table:formula="of:=[.H156]-[.I156]" office:value-type="float" office:value="453.36">
            <text:p>453.36</text:p>
          </table:table-cell>
          <table:table-cell office:value-type="float" office:value="3884">
            <text:p>3884</text:p>
          </table:table-cell>
          <table:table-cell/>
          <table:table-cell office:value-type="float" office:value="148">
            <text:p>148</text:p>
          </table:table-cell>
          <table:table-cell office:value-type="float" office:value="3877">
            <text:p>3877</text:p>
          </table:table-cell>
          <table:table-cell office:value-type="float" office:value="3710.09">
            <text:p>3710.09</text:p>
          </table:table-cell>
          <table:table-cell table:formula="of:=[.N156]-[.O156]" office:value-type="float" office:value="166.91">
            <text:p>166.91</text:p>
          </table:table-cell>
          <table:table-cell office:value-type="float" office:value="3884">
            <text:p>3884</text:p>
          </table:table-cell>
          <table:table-cell/>
          <table:table-cell office:value-type="float" office:value="148">
            <text:p>148</text:p>
          </table:table-cell>
          <table:table-cell office:value-type="float" office:value="3115">
            <text:p>3115</text:p>
          </table:table-cell>
          <table:table-cell office:value-type="float" office:value="2795.17">
            <text:p>2795.17</text:p>
          </table:table-cell>
          <table:table-cell table:formula="of:=[.T156]-[.U156]" office:value-type="float" office:value="319.83">
            <text:p>319.83</text:p>
          </table:table-cell>
          <table:table-cell office:value-type="float" office:value="3884">
            <text:p>3884</text:p>
          </table:table-cell>
          <table:table-cell/>
          <table:table-cell office:value-type="float" office:value="148">
            <text:p>148</text:p>
          </table:table-cell>
          <table:table-cell office:value-type="float" office:value="3877">
            <text:p>3877</text:p>
          </table:table-cell>
          <table:table-cell office:value-type="float" office:value="3815.18">
            <text:p>3815.18</text:p>
          </table:table-cell>
          <table:table-cell table:formula="of:=[.Z156]-[.AA156]" office:value-type="float" office:value="61.8200000000002">
            <text:p>61.82</text:p>
          </table:table-cell>
          <table:table-cell office:value-type="float" office:value="3884">
            <text:p>3884</text:p>
          </table:table-cell>
          <table:table-cell/>
          <table:table-cell office:value-type="float" office:value="148">
            <text:p>148</text:p>
          </table:table-cell>
          <table:table-cell office:value-type="float" office:value="3882">
            <text:p>3882</text:p>
          </table:table-cell>
          <table:table-cell office:value-type="float" office:value="3226.52">
            <text:p>3226.52</text:p>
          </table:table-cell>
          <table:table-cell table:formula="of:=[.AF156]-[.AG156]" office:value-type="float" office:value="655.48">
            <text:p>655.4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672">
            <text:p>3672</text:p>
          </table:table-cell>
          <table:table-cell office:value-type="float" office:value="3098.47">
            <text:p>3098.47</text:p>
          </table:table-cell>
          <table:table-cell table:formula="of:=[.B157]-[.C157]" office:value-type="float" office:value="573.53">
            <text:p>573.53</text:p>
          </table:table-cell>
          <table:table-cell office:value-type="float" office:value="3884">
            <text:p>3884</text:p>
          </table:table-cell>
          <table:table-cell/>
          <table:table-cell office:value-type="float" office:value="149">
            <text:p>149</text:p>
          </table:table-cell>
          <table:table-cell office:value-type="float" office:value="3464">
            <text:p>3464</text:p>
          </table:table-cell>
          <table:table-cell office:value-type="float" office:value="2940.34">
            <text:p>2940.34</text:p>
          </table:table-cell>
          <table:table-cell table:formula="of:=[.H157]-[.I157]" office:value-type="float" office:value="523.66">
            <text:p>523.66</text:p>
          </table:table-cell>
          <table:table-cell office:value-type="float" office:value="3884">
            <text:p>3884</text:p>
          </table:table-cell>
          <table:table-cell/>
          <table:table-cell office:value-type="float" office:value="149">
            <text:p>149</text:p>
          </table:table-cell>
          <table:table-cell office:value-type="float" office:value="3877">
            <text:p>3877</text:p>
          </table:table-cell>
          <table:table-cell office:value-type="float" office:value="3734.27">
            <text:p>3734.27</text:p>
          </table:table-cell>
          <table:table-cell table:formula="of:=[.N157]-[.O157]" office:value-type="float" office:value="142.73">
            <text:p>142.73</text:p>
          </table:table-cell>
          <table:table-cell office:value-type="float" office:value="3884">
            <text:p>3884</text:p>
          </table:table-cell>
          <table:table-cell/>
          <table:table-cell office:value-type="float" office:value="149">
            <text:p>149</text:p>
          </table:table-cell>
          <table:table-cell office:value-type="float" office:value="3149">
            <text:p>3149</text:p>
          </table:table-cell>
          <table:table-cell office:value-type="float" office:value="2827.18">
            <text:p>2827.18</text:p>
          </table:table-cell>
          <table:table-cell table:formula="of:=[.T157]-[.U157]" office:value-type="float" office:value="321.82">
            <text:p>321.82</text:p>
          </table:table-cell>
          <table:table-cell office:value-type="float" office:value="3884">
            <text:p>3884</text:p>
          </table:table-cell>
          <table:table-cell/>
          <table:table-cell office:value-type="float" office:value="149">
            <text:p>149</text:p>
          </table:table-cell>
          <table:table-cell office:value-type="float" office:value="3877">
            <text:p>3877</text:p>
          </table:table-cell>
          <table:table-cell office:value-type="float" office:value="3815.57">
            <text:p>3815.57</text:p>
          </table:table-cell>
          <table:table-cell table:formula="of:=[.Z157]-[.AA157]" office:value-type="float" office:value="61.4299999999998">
            <text:p>61.43</text:p>
          </table:table-cell>
          <table:table-cell office:value-type="float" office:value="3884">
            <text:p>3884</text:p>
          </table:table-cell>
          <table:table-cell/>
          <table:table-cell office:value-type="float" office:value="149">
            <text:p>149</text:p>
          </table:table-cell>
          <table:table-cell office:value-type="float" office:value="3882">
            <text:p>3882</text:p>
          </table:table-cell>
          <table:table-cell office:value-type="float" office:value="3400.74">
            <text:p>3400.74</text:p>
          </table:table-cell>
          <table:table-cell table:formula="of:=[.AF157]-[.AG157]" office:value-type="float" office:value="481.26">
            <text:p>481.2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601">
            <text:p>3601</text:p>
          </table:table-cell>
          <table:table-cell office:value-type="float" office:value="3102.68">
            <text:p>3102.68</text:p>
          </table:table-cell>
          <table:table-cell table:formula="of:=[.B158]-[.C158]" office:value-type="float" office:value="498.32">
            <text:p>498.32</text:p>
          </table:table-cell>
          <table:table-cell office:value-type="float" office:value="3884">
            <text:p>3884</text:p>
          </table:table-cell>
          <table:table-cell/>
          <table:table-cell office:value-type="float" office:value="150">
            <text:p>150</text:p>
          </table:table-cell>
          <table:table-cell office:value-type="float" office:value="3463">
            <text:p>3463</text:p>
          </table:table-cell>
          <table:table-cell office:value-type="float" office:value="2918.93">
            <text:p>2918.93</text:p>
          </table:table-cell>
          <table:table-cell table:formula="of:=[.H158]-[.I158]" office:value-type="float" office:value="544.07">
            <text:p>544.07</text:p>
          </table:table-cell>
          <table:table-cell office:value-type="float" office:value="3884">
            <text:p>3884</text:p>
          </table:table-cell>
          <table:table-cell/>
          <table:table-cell office:value-type="float" office:value="150">
            <text:p>150</text:p>
          </table:table-cell>
          <table:table-cell office:value-type="float" office:value="3877">
            <text:p>3877</text:p>
          </table:table-cell>
          <table:table-cell office:value-type="float" office:value="3701.33">
            <text:p>3701.33</text:p>
          </table:table-cell>
          <table:table-cell table:formula="of:=[.N158]-[.O158]" office:value-type="float" office:value="175.67">
            <text:p>175.67</text:p>
          </table:table-cell>
          <table:table-cell office:value-type="float" office:value="3884">
            <text:p>3884</text:p>
          </table:table-cell>
          <table:table-cell/>
          <table:table-cell office:value-type="float" office:value="150">
            <text:p>150</text:p>
          </table:table-cell>
          <table:table-cell office:value-type="float" office:value="3177">
            <text:p>3177</text:p>
          </table:table-cell>
          <table:table-cell office:value-type="float" office:value="2896.07">
            <text:p>2896.07</text:p>
          </table:table-cell>
          <table:table-cell table:formula="of:=[.T158]-[.U158]" office:value-type="float" office:value="280.93">
            <text:p>280.93</text:p>
          </table:table-cell>
          <table:table-cell office:value-type="float" office:value="3884">
            <text:p>3884</text:p>
          </table:table-cell>
          <table:table-cell/>
          <table:table-cell office:value-type="float" office:value="150">
            <text:p>150</text:p>
          </table:table-cell>
          <table:table-cell office:value-type="float" office:value="3877">
            <text:p>3877</text:p>
          </table:table-cell>
          <table:table-cell office:value-type="float" office:value="3819.73">
            <text:p>3819.73</text:p>
          </table:table-cell>
          <table:table-cell table:formula="of:=[.Z158]-[.AA158]" office:value-type="float" office:value="57.27">
            <text:p>57.27</text:p>
          </table:table-cell>
          <table:table-cell office:value-type="float" office:value="3884">
            <text:p>3884</text:p>
          </table:table-cell>
          <table:table-cell/>
          <table:table-cell office:value-type="float" office:value="150">
            <text:p>150</text:p>
          </table:table-cell>
          <table:table-cell office:value-type="float" office:value="3882">
            <text:p>3882</text:p>
          </table:table-cell>
          <table:table-cell office:value-type="float" office:value="3574.76">
            <text:p>3574.76</text:p>
          </table:table-cell>
          <table:table-cell table:formula="of:=[.AF158]-[.AG158]" office:value-type="float" office:value="307.24">
            <text:p>307.2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640">
            <text:p>3640</text:p>
          </table:table-cell>
          <table:table-cell office:value-type="float" office:value="3096.43">
            <text:p>3096.43</text:p>
          </table:table-cell>
          <table:table-cell table:formula="of:=[.B159]-[.C159]" office:value-type="float" office:value="543.57">
            <text:p>543.57</text:p>
          </table:table-cell>
          <table:table-cell office:value-type="float" office:value="3884">
            <text:p>3884</text:p>
          </table:table-cell>
          <table:table-cell/>
          <table:table-cell office:value-type="float" office:value="151">
            <text:p>151</text:p>
          </table:table-cell>
          <table:table-cell office:value-type="float" office:value="3466">
            <text:p>3466</text:p>
          </table:table-cell>
          <table:table-cell office:value-type="float" office:value="2966.43">
            <text:p>2966.43</text:p>
          </table:table-cell>
          <table:table-cell table:formula="of:=[.H159]-[.I159]" office:value-type="float" office:value="499.57">
            <text:p>499.57</text:p>
          </table:table-cell>
          <table:table-cell office:value-type="float" office:value="3884">
            <text:p>3884</text:p>
          </table:table-cell>
          <table:table-cell/>
          <table:table-cell office:value-type="float" office:value="151">
            <text:p>151</text:p>
          </table:table-cell>
          <table:table-cell office:value-type="float" office:value="3877">
            <text:p>3877</text:p>
          </table:table-cell>
          <table:table-cell office:value-type="float" office:value="3743.1">
            <text:p>3743.1</text:p>
          </table:table-cell>
          <table:table-cell table:formula="of:=[.N159]-[.O159]" office:value-type="float" office:value="133.9">
            <text:p>133.9</text:p>
          </table:table-cell>
          <table:table-cell office:value-type="float" office:value="3884">
            <text:p>3884</text:p>
          </table:table-cell>
          <table:table-cell/>
          <table:table-cell office:value-type="float" office:value="151">
            <text:p>151</text:p>
          </table:table-cell>
          <table:table-cell office:value-type="float" office:value="3220">
            <text:p>3220</text:p>
          </table:table-cell>
          <table:table-cell office:value-type="float" office:value="2953.99">
            <text:p>2953.99</text:p>
          </table:table-cell>
          <table:table-cell table:formula="of:=[.T159]-[.U159]" office:value-type="float" office:value="266.01">
            <text:p>266.01</text:p>
          </table:table-cell>
          <table:table-cell office:value-type="float" office:value="3884">
            <text:p>3884</text:p>
          </table:table-cell>
          <table:table-cell/>
          <table:table-cell office:value-type="float" office:value="151">
            <text:p>151</text:p>
          </table:table-cell>
          <table:table-cell office:value-type="float" office:value="3877">
            <text:p>3877</text:p>
          </table:table-cell>
          <table:table-cell office:value-type="float" office:value="3799.44">
            <text:p>3799.44</text:p>
          </table:table-cell>
          <table:table-cell table:formula="of:=[.Z159]-[.AA159]" office:value-type="float" office:value="77.56">
            <text:p>77.56</text:p>
          </table:table-cell>
          <table:table-cell office:value-type="float" office:value="3884">
            <text:p>3884</text:p>
          </table:table-cell>
          <table:table-cell/>
          <table:table-cell office:value-type="float" office:value="151">
            <text:p>151</text:p>
          </table:table-cell>
          <table:table-cell office:value-type="float" office:value="3882">
            <text:p>3882</text:p>
          </table:table-cell>
          <table:table-cell office:value-type="float" office:value="3645.58">
            <text:p>3645.58</text:p>
          </table:table-cell>
          <table:table-cell table:formula="of:=[.AF159]-[.AG159]" office:value-type="float" office:value="236.42">
            <text:p>236.4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652">
            <text:p>3652</text:p>
          </table:table-cell>
          <table:table-cell office:value-type="float" office:value="3074.51">
            <text:p>3074.51</text:p>
          </table:table-cell>
          <table:table-cell table:formula="of:=[.B160]-[.C160]" office:value-type="float" office:value="577.49">
            <text:p>577.49</text:p>
          </table:table-cell>
          <table:table-cell office:value-type="float" office:value="3884">
            <text:p>3884</text:p>
          </table:table-cell>
          <table:table-cell/>
          <table:table-cell office:value-type="float" office:value="152">
            <text:p>152</text:p>
          </table:table-cell>
          <table:table-cell office:value-type="float" office:value="3466">
            <text:p>3466</text:p>
          </table:table-cell>
          <table:table-cell office:value-type="float" office:value="3015.82">
            <text:p>3015.82</text:p>
          </table:table-cell>
          <table:table-cell table:formula="of:=[.H160]-[.I160]" office:value-type="float" office:value="450.18">
            <text:p>450.18</text:p>
          </table:table-cell>
          <table:table-cell office:value-type="float" office:value="3884">
            <text:p>3884</text:p>
          </table:table-cell>
          <table:table-cell/>
          <table:table-cell office:value-type="float" office:value="152">
            <text:p>152</text:p>
          </table:table-cell>
          <table:table-cell office:value-type="float" office:value="3877">
            <text:p>3877</text:p>
          </table:table-cell>
          <table:table-cell office:value-type="float" office:value="3673.97">
            <text:p>3673.97</text:p>
          </table:table-cell>
          <table:table-cell table:formula="of:=[.N160]-[.O160]" office:value-type="float" office:value="203.03">
            <text:p>203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152">
            <text:p>152</text:p>
          </table:table-cell>
          <table:table-cell office:value-type="float" office:value="3338">
            <text:p>3338</text:p>
          </table:table-cell>
          <table:table-cell office:value-type="float" office:value="3008.66">
            <text:p>3008.66</text:p>
          </table:table-cell>
          <table:table-cell table:formula="of:=[.T160]-[.U160]" office:value-type="float" office:value="329.34">
            <text:p>329.34</text:p>
          </table:table-cell>
          <table:table-cell office:value-type="float" office:value="3884">
            <text:p>3884</text:p>
          </table:table-cell>
          <table:table-cell/>
          <table:table-cell office:value-type="float" office:value="152">
            <text:p>152</text:p>
          </table:table-cell>
          <table:table-cell office:value-type="float" office:value="3877">
            <text:p>3877</text:p>
          </table:table-cell>
          <table:table-cell office:value-type="float" office:value="3815.12">
            <text:p>3815.12</text:p>
          </table:table-cell>
          <table:table-cell table:formula="of:=[.Z160]-[.AA160]" office:value-type="float" office:value="61.8800000000001">
            <text:p>61.88</text:p>
          </table:table-cell>
          <table:table-cell office:value-type="float" office:value="3884">
            <text:p>3884</text:p>
          </table:table-cell>
          <table:table-cell/>
          <table:table-cell office:value-type="float" office:value="152">
            <text:p>152</text:p>
          </table:table-cell>
          <table:table-cell office:value-type="float" office:value="3882">
            <text:p>3882</text:p>
          </table:table-cell>
          <table:table-cell office:value-type="float" office:value="3700.57">
            <text:p>3700.57</text:p>
          </table:table-cell>
          <table:table-cell table:formula="of:=[.AF160]-[.AG160]" office:value-type="float" office:value="181.43">
            <text:p>181.4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652">
            <text:p>3652</text:p>
          </table:table-cell>
          <table:table-cell office:value-type="float" office:value="3017.94">
            <text:p>3017.94</text:p>
          </table:table-cell>
          <table:table-cell table:formula="of:=[.B161]-[.C161]" office:value-type="float" office:value="634.06">
            <text:p>634.06</text:p>
          </table:table-cell>
          <table:table-cell office:value-type="float" office:value="3884">
            <text:p>3884</text:p>
          </table:table-cell>
          <table:table-cell/>
          <table:table-cell office:value-type="float" office:value="153">
            <text:p>153</text:p>
          </table:table-cell>
          <table:table-cell office:value-type="float" office:value="3466">
            <text:p>3466</text:p>
          </table:table-cell>
          <table:table-cell office:value-type="float" office:value="2974.1">
            <text:p>2974.1</text:p>
          </table:table-cell>
          <table:table-cell table:formula="of:=[.H161]-[.I161]" office:value-type="float" office:value="491.9">
            <text:p>491.9</text:p>
          </table:table-cell>
          <table:table-cell office:value-type="float" office:value="3884">
            <text:p>3884</text:p>
          </table:table-cell>
          <table:table-cell/>
          <table:table-cell office:value-type="float" office:value="153">
            <text:p>153</text:p>
          </table:table-cell>
          <table:table-cell office:value-type="float" office:value="3877">
            <text:p>3877</text:p>
          </table:table-cell>
          <table:table-cell office:value-type="float" office:value="3775">
            <text:p>3775</text:p>
          </table:table-cell>
          <table:table-cell table:formula="of:=[.N161]-[.O161]" office:value-type="float" office:value="102">
            <text:p>102</text:p>
          </table:table-cell>
          <table:table-cell office:value-type="float" office:value="3884">
            <text:p>3884</text:p>
          </table:table-cell>
          <table:table-cell/>
          <table:table-cell office:value-type="float" office:value="153">
            <text:p>153</text:p>
          </table:table-cell>
          <table:table-cell office:value-type="float" office:value="3464">
            <text:p>3464</text:p>
          </table:table-cell>
          <table:table-cell office:value-type="float" office:value="2993.83">
            <text:p>2993.83</text:p>
          </table:table-cell>
          <table:table-cell table:formula="of:=[.T161]-[.U161]" office:value-type="float" office:value="470.17">
            <text:p>470.17</text:p>
          </table:table-cell>
          <table:table-cell office:value-type="float" office:value="3884">
            <text:p>3884</text:p>
          </table:table-cell>
          <table:table-cell/>
          <table:table-cell office:value-type="float" office:value="153">
            <text:p>153</text:p>
          </table:table-cell>
          <table:table-cell office:value-type="float" office:value="3877">
            <text:p>3877</text:p>
          </table:table-cell>
          <table:table-cell office:value-type="float" office:value="3836.65">
            <text:p>3836.65</text:p>
          </table:table-cell>
          <table:table-cell table:formula="of:=[.Z161]-[.AA161]" office:value-type="float" office:value="40.3499999999999">
            <text:p>40.35</text:p>
          </table:table-cell>
          <table:table-cell office:value-type="float" office:value="3884">
            <text:p>3884</text:p>
          </table:table-cell>
          <table:table-cell/>
          <table:table-cell office:value-type="float" office:value="153">
            <text:p>153</text:p>
          </table:table-cell>
          <table:table-cell office:value-type="float" office:value="3882">
            <text:p>3882</text:p>
          </table:table-cell>
          <table:table-cell office:value-type="float" office:value="3730.08">
            <text:p>3730.08</text:p>
          </table:table-cell>
          <table:table-cell table:formula="of:=[.AF161]-[.AG161]" office:value-type="float" office:value="151.92">
            <text:p>151.9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652">
            <text:p>3652</text:p>
          </table:table-cell>
          <table:table-cell office:value-type="float" office:value="3030.21">
            <text:p>3030.21</text:p>
          </table:table-cell>
          <table:table-cell table:formula="of:=[.B162]-[.C162]" office:value-type="float" office:value="621.79">
            <text:p>621.79</text:p>
          </table:table-cell>
          <table:table-cell office:value-type="float" office:value="3884">
            <text:p>3884</text:p>
          </table:table-cell>
          <table:table-cell/>
          <table:table-cell office:value-type="float" office:value="154">
            <text:p>154</text:p>
          </table:table-cell>
          <table:table-cell office:value-type="float" office:value="3416">
            <text:p>3416</text:p>
          </table:table-cell>
          <table:table-cell office:value-type="float" office:value="2947.6">
            <text:p>2947.6</text:p>
          </table:table-cell>
          <table:table-cell table:formula="of:=[.H162]-[.I162]" office:value-type="float" office:value="468.4">
            <text:p>468.4</text:p>
          </table:table-cell>
          <table:table-cell office:value-type="float" office:value="3884">
            <text:p>3884</text:p>
          </table:table-cell>
          <table:table-cell/>
          <table:table-cell office:value-type="float" office:value="154">
            <text:p>154</text:p>
          </table:table-cell>
          <table:table-cell office:value-type="float" office:value="3877">
            <text:p>3877</text:p>
          </table:table-cell>
          <table:table-cell office:value-type="float" office:value="3742.5">
            <text:p>3742.5</text:p>
          </table:table-cell>
          <table:table-cell table:formula="of:=[.N162]-[.O162]" office:value-type="float" office:value="134.5">
            <text:p>134.5</text:p>
          </table:table-cell>
          <table:table-cell office:value-type="float" office:value="3884">
            <text:p>3884</text:p>
          </table:table-cell>
          <table:table-cell/>
          <table:table-cell office:value-type="float" office:value="154">
            <text:p>154</text:p>
          </table:table-cell>
          <table:table-cell office:value-type="float" office:value="3464">
            <text:p>3464</text:p>
          </table:table-cell>
          <table:table-cell office:value-type="float" office:value="3095.08">
            <text:p>3095.08</text:p>
          </table:table-cell>
          <table:table-cell table:formula="of:=[.T162]-[.U162]" office:value-type="float" office:value="368.92">
            <text:p>368.92</text:p>
          </table:table-cell>
          <table:table-cell office:value-type="float" office:value="3884">
            <text:p>3884</text:p>
          </table:table-cell>
          <table:table-cell/>
          <table:table-cell office:value-type="float" office:value="154">
            <text:p>154</text:p>
          </table:table-cell>
          <table:table-cell office:value-type="float" office:value="3877">
            <text:p>3877</text:p>
          </table:table-cell>
          <table:table-cell office:value-type="float" office:value="3803.22">
            <text:p>3803.22</text:p>
          </table:table-cell>
          <table:table-cell table:formula="of:=[.Z162]-[.AA162]" office:value-type="float" office:value="73.7800000000002">
            <text:p>73.78</text:p>
          </table:table-cell>
          <table:table-cell office:value-type="float" office:value="3884">
            <text:p>3884</text:p>
          </table:table-cell>
          <table:table-cell/>
          <table:table-cell office:value-type="float" office:value="154">
            <text:p>154</text:p>
          </table:table-cell>
          <table:table-cell office:value-type="float" office:value="3882">
            <text:p>3882</text:p>
          </table:table-cell>
          <table:table-cell office:value-type="float" office:value="3747.35">
            <text:p>3747.35</text:p>
          </table:table-cell>
          <table:table-cell table:formula="of:=[.AF162]-[.AG162]" office:value-type="float" office:value="134.65">
            <text:p>134.6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652">
            <text:p>3652</text:p>
          </table:table-cell>
          <table:table-cell office:value-type="float" office:value="3108.12">
            <text:p>3108.12</text:p>
          </table:table-cell>
          <table:table-cell table:formula="of:=[.B163]-[.C163]" office:value-type="float" office:value="543.88">
            <text:p>543.88</text:p>
          </table:table-cell>
          <table:table-cell office:value-type="float" office:value="3884">
            <text:p>3884</text:p>
          </table:table-cell>
          <table:table-cell/>
          <table:table-cell office:value-type="float" office:value="155">
            <text:p>155</text:p>
          </table:table-cell>
          <table:table-cell office:value-type="float" office:value="3439">
            <text:p>3439</text:p>
          </table:table-cell>
          <table:table-cell office:value-type="float" office:value="2988.33">
            <text:p>2988.33</text:p>
          </table:table-cell>
          <table:table-cell table:formula="of:=[.H163]-[.I163]" office:value-type="float" office:value="450.67">
            <text:p>450.67</text:p>
          </table:table-cell>
          <table:table-cell office:value-type="float" office:value="3884">
            <text:p>3884</text:p>
          </table:table-cell>
          <table:table-cell/>
          <table:table-cell office:value-type="float" office:value="155">
            <text:p>155</text:p>
          </table:table-cell>
          <table:table-cell office:value-type="float" office:value="3877">
            <text:p>3877</text:p>
          </table:table-cell>
          <table:table-cell office:value-type="float" office:value="3665.39">
            <text:p>3665.39</text:p>
          </table:table-cell>
          <table:table-cell table:formula="of:=[.N163]-[.O163]" office:value-type="float" office:value="211.61">
            <text:p>211.61</text:p>
          </table:table-cell>
          <table:table-cell office:value-type="float" office:value="3884">
            <text:p>3884</text:p>
          </table:table-cell>
          <table:table-cell/>
          <table:table-cell office:value-type="float" office:value="155">
            <text:p>155</text:p>
          </table:table-cell>
          <table:table-cell office:value-type="float" office:value="3472">
            <text:p>3472</text:p>
          </table:table-cell>
          <table:table-cell office:value-type="float" office:value="3122.92">
            <text:p>3122.92</text:p>
          </table:table-cell>
          <table:table-cell table:formula="of:=[.T163]-[.U163]" office:value-type="float" office:value="349.08">
            <text:p>349.08</text:p>
          </table:table-cell>
          <table:table-cell office:value-type="float" office:value="3884">
            <text:p>3884</text:p>
          </table:table-cell>
          <table:table-cell/>
          <table:table-cell office:value-type="float" office:value="155">
            <text:p>155</text:p>
          </table:table-cell>
          <table:table-cell office:value-type="float" office:value="3877">
            <text:p>3877</text:p>
          </table:table-cell>
          <table:table-cell office:value-type="float" office:value="3829.38">
            <text:p>3829.38</text:p>
          </table:table-cell>
          <table:table-cell table:formula="of:=[.Z163]-[.AA163]" office:value-type="float" office:value="47.6199999999999">
            <text:p>47.62</text:p>
          </table:table-cell>
          <table:table-cell office:value-type="float" office:value="3884">
            <text:p>3884</text:p>
          </table:table-cell>
          <table:table-cell/>
          <table:table-cell office:value-type="float" office:value="155">
            <text:p>155</text:p>
          </table:table-cell>
          <table:table-cell office:value-type="float" office:value="3882">
            <text:p>3882</text:p>
          </table:table-cell>
          <table:table-cell office:value-type="float" office:value="3772.01">
            <text:p>3772.01</text:p>
          </table:table-cell>
          <table:table-cell table:formula="of:=[.AF163]-[.AG163]" office:value-type="float" office:value="109.99">
            <text:p>109.9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628">
            <text:p>3628</text:p>
          </table:table-cell>
          <table:table-cell office:value-type="float" office:value="3112.27">
            <text:p>3112.27</text:p>
          </table:table-cell>
          <table:table-cell table:formula="of:=[.B164]-[.C164]" office:value-type="float" office:value="515.73">
            <text:p>515.73</text:p>
          </table:table-cell>
          <table:table-cell office:value-type="float" office:value="3884">
            <text:p>3884</text:p>
          </table:table-cell>
          <table:table-cell/>
          <table:table-cell office:value-type="float" office:value="156">
            <text:p>156</text:p>
          </table:table-cell>
          <table:table-cell office:value-type="float" office:value="3416">
            <text:p>3416</text:p>
          </table:table-cell>
          <table:table-cell office:value-type="float" office:value="2957.37">
            <text:p>2957.37</text:p>
          </table:table-cell>
          <table:table-cell table:formula="of:=[.H164]-[.I164]" office:value-type="float" office:value="458.63">
            <text:p>458.63</text:p>
          </table:table-cell>
          <table:table-cell office:value-type="float" office:value="3884">
            <text:p>3884</text:p>
          </table:table-cell>
          <table:table-cell/>
          <table:table-cell office:value-type="float" office:value="156">
            <text:p>156</text:p>
          </table:table-cell>
          <table:table-cell office:value-type="float" office:value="3877">
            <text:p>3877</text:p>
          </table:table-cell>
          <table:table-cell office:value-type="float" office:value="3703.26">
            <text:p>3703.26</text:p>
          </table:table-cell>
          <table:table-cell table:formula="of:=[.N164]-[.O164]" office:value-type="float" office:value="173.74">
            <text:p>173.74</text:p>
          </table:table-cell>
          <table:table-cell office:value-type="float" office:value="3884">
            <text:p>3884</text:p>
          </table:table-cell>
          <table:table-cell/>
          <table:table-cell office:value-type="float" office:value="156">
            <text:p>156</text:p>
          </table:table-cell>
          <table:table-cell office:value-type="float" office:value="3464">
            <text:p>3464</text:p>
          </table:table-cell>
          <table:table-cell office:value-type="float" office:value="3161.72">
            <text:p>3161.72</text:p>
          </table:table-cell>
          <table:table-cell table:formula="of:=[.T164]-[.U164]" office:value-type="float" office:value="302.28">
            <text:p>302.28</text:p>
          </table:table-cell>
          <table:table-cell office:value-type="float" office:value="3884">
            <text:p>3884</text:p>
          </table:table-cell>
          <table:table-cell/>
          <table:table-cell office:value-type="float" office:value="156">
            <text:p>156</text:p>
          </table:table-cell>
          <table:table-cell office:value-type="float" office:value="3877">
            <text:p>3877</text:p>
          </table:table-cell>
          <table:table-cell office:value-type="float" office:value="3774.89">
            <text:p>3774.89</text:p>
          </table:table-cell>
          <table:table-cell table:formula="of:=[.Z164]-[.AA164]" office:value-type="float" office:value="102.11">
            <text:p>102.11</text:p>
          </table:table-cell>
          <table:table-cell office:value-type="float" office:value="3884">
            <text:p>3884</text:p>
          </table:table-cell>
          <table:table-cell/>
          <table:table-cell office:value-type="float" office:value="156">
            <text:p>156</text:p>
          </table:table-cell>
          <table:table-cell office:value-type="float" office:value="3882">
            <text:p>3882</text:p>
          </table:table-cell>
          <table:table-cell office:value-type="float" office:value="2299.15">
            <text:p>2299.15</text:p>
          </table:table-cell>
          <table:table-cell table:formula="of:=[.AF164]-[.AG164]" office:value-type="float" office:value="1582.85">
            <text:p>1582.8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601">
            <text:p>3601</text:p>
          </table:table-cell>
          <table:table-cell office:value-type="float" office:value="3089.27">
            <text:p>3089.27</text:p>
          </table:table-cell>
          <table:table-cell table:formula="of:=[.B165]-[.C165]" office:value-type="float" office:value="511.73">
            <text:p>511.73</text:p>
          </table:table-cell>
          <table:table-cell office:value-type="float" office:value="3884">
            <text:p>3884</text:p>
          </table:table-cell>
          <table:table-cell/>
          <table:table-cell office:value-type="float" office:value="157">
            <text:p>157</text:p>
          </table:table-cell>
          <table:table-cell office:value-type="float" office:value="3416">
            <text:p>3416</text:p>
          </table:table-cell>
          <table:table-cell office:value-type="float" office:value="2939.38">
            <text:p>2939.38</text:p>
          </table:table-cell>
          <table:table-cell table:formula="of:=[.H165]-[.I165]" office:value-type="float" office:value="476.62">
            <text:p>476.62</text:p>
          </table:table-cell>
          <table:table-cell office:value-type="float" office:value="3884">
            <text:p>3884</text:p>
          </table:table-cell>
          <table:table-cell/>
          <table:table-cell office:value-type="float" office:value="157">
            <text:p>157</text:p>
          </table:table-cell>
          <table:table-cell office:value-type="float" office:value="3877">
            <text:p>3877</text:p>
          </table:table-cell>
          <table:table-cell office:value-type="float" office:value="3753.09">
            <text:p>3753.09</text:p>
          </table:table-cell>
          <table:table-cell table:formula="of:=[.N165]-[.O165]" office:value-type="float" office:value="123.91">
            <text:p>123.91</text:p>
          </table:table-cell>
          <table:table-cell office:value-type="float" office:value="3884">
            <text:p>3884</text:p>
          </table:table-cell>
          <table:table-cell/>
          <table:table-cell office:value-type="float" office:value="157">
            <text:p>157</text:p>
          </table:table-cell>
          <table:table-cell office:value-type="float" office:value="3493">
            <text:p>3493</text:p>
          </table:table-cell>
          <table:table-cell office:value-type="float" office:value="3161.8">
            <text:p>3161.8</text:p>
          </table:table-cell>
          <table:table-cell table:formula="of:=[.T165]-[.U165]" office:value-type="float" office:value="331.2">
            <text:p>331.2</text:p>
          </table:table-cell>
          <table:table-cell office:value-type="float" office:value="3884">
            <text:p>3884</text:p>
          </table:table-cell>
          <table:table-cell/>
          <table:table-cell office:value-type="float" office:value="157">
            <text:p>157</text:p>
          </table:table-cell>
          <table:table-cell office:value-type="float" office:value="3877">
            <text:p>3877</text:p>
          </table:table-cell>
          <table:table-cell office:value-type="float" office:value="3804.29">
            <text:p>3804.29</text:p>
          </table:table-cell>
          <table:table-cell table:formula="of:=[.Z165]-[.AA165]" office:value-type="float" office:value="72.71">
            <text:p>72.71</text:p>
          </table:table-cell>
          <table:table-cell office:value-type="float" office:value="3884">
            <text:p>3884</text:p>
          </table:table-cell>
          <table:table-cell/>
          <table:table-cell office:value-type="float" office:value="157">
            <text:p>157</text:p>
          </table:table-cell>
          <table:table-cell office:value-type="float" office:value="3882">
            <text:p>3882</text:p>
          </table:table-cell>
          <table:table-cell office:value-type="float" office:value="2487.21">
            <text:p>2487.21</text:p>
          </table:table-cell>
          <table:table-cell table:formula="of:=[.AF165]-[.AG165]" office:value-type="float" office:value="1394.79">
            <text:p>1394.7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601">
            <text:p>3601</text:p>
          </table:table-cell>
          <table:table-cell office:value-type="float" office:value="3074.37">
            <text:p>3074.37</text:p>
          </table:table-cell>
          <table:table-cell table:formula="of:=[.B166]-[.C166]" office:value-type="float" office:value="526.63">
            <text:p>526.63</text:p>
          </table:table-cell>
          <table:table-cell office:value-type="float" office:value="3884">
            <text:p>3884</text:p>
          </table:table-cell>
          <table:table-cell/>
          <table:table-cell office:value-type="float" office:value="158">
            <text:p>158</text:p>
          </table:table-cell>
          <table:table-cell office:value-type="float" office:value="3416">
            <text:p>3416</text:p>
          </table:table-cell>
          <table:table-cell office:value-type="float" office:value="3029.57">
            <text:p>3029.57</text:p>
          </table:table-cell>
          <table:table-cell table:formula="of:=[.H166]-[.I166]" office:value-type="float" office:value="386.43">
            <text:p>386.43</text:p>
          </table:table-cell>
          <table:table-cell office:value-type="float" office:value="3884">
            <text:p>3884</text:p>
          </table:table-cell>
          <table:table-cell/>
          <table:table-cell office:value-type="float" office:value="158">
            <text:p>158</text:p>
          </table:table-cell>
          <table:table-cell office:value-type="float" office:value="3877">
            <text:p>3877</text:p>
          </table:table-cell>
          <table:table-cell office:value-type="float" office:value="3764.49">
            <text:p>3764.49</text:p>
          </table:table-cell>
          <table:table-cell table:formula="of:=[.N166]-[.O166]" office:value-type="float" office:value="112.51">
            <text:p>112.51</text:p>
          </table:table-cell>
          <table:table-cell office:value-type="float" office:value="3884">
            <text:p>3884</text:p>
          </table:table-cell>
          <table:table-cell/>
          <table:table-cell office:value-type="float" office:value="158">
            <text:p>158</text:p>
          </table:table-cell>
          <table:table-cell office:value-type="float" office:value="3493">
            <text:p>3493</text:p>
          </table:table-cell>
          <table:table-cell office:value-type="float" office:value="3195.57">
            <text:p>3195.57</text:p>
          </table:table-cell>
          <table:table-cell table:formula="of:=[.T166]-[.U166]" office:value-type="float" office:value="297.43">
            <text:p>297.43</text:p>
          </table:table-cell>
          <table:table-cell office:value-type="float" office:value="3884">
            <text:p>3884</text:p>
          </table:table-cell>
          <table:table-cell/>
          <table:table-cell office:value-type="float" office:value="158">
            <text:p>158</text:p>
          </table:table-cell>
          <table:table-cell office:value-type="float" office:value="3877">
            <text:p>3877</text:p>
          </table:table-cell>
          <table:table-cell office:value-type="float" office:value="3823.34">
            <text:p>3823.34</text:p>
          </table:table-cell>
          <table:table-cell table:formula="of:=[.Z166]-[.AA166]" office:value-type="float" office:value="53.6599999999999">
            <text:p>53.66</text:p>
          </table:table-cell>
          <table:table-cell office:value-type="float" office:value="3884">
            <text:p>3884</text:p>
          </table:table-cell>
          <table:table-cell/>
          <table:table-cell office:value-type="float" office:value="158">
            <text:p>158</text:p>
          </table:table-cell>
          <table:table-cell office:value-type="float" office:value="3882">
            <text:p>3882</text:p>
          </table:table-cell>
          <table:table-cell office:value-type="float" office:value="2598.96">
            <text:p>2598.96</text:p>
          </table:table-cell>
          <table:table-cell table:formula="of:=[.AF166]-[.AG166]" office:value-type="float" office:value="1283.04">
            <text:p>1283.0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601">
            <text:p>3601</text:p>
          </table:table-cell>
          <table:table-cell office:value-type="float" office:value="3113.26">
            <text:p>3113.26</text:p>
          </table:table-cell>
          <table:table-cell table:formula="of:=[.B167]-[.C167]" office:value-type="float" office:value="487.74">
            <text:p>487.74</text:p>
          </table:table-cell>
          <table:table-cell office:value-type="float" office:value="3884">
            <text:p>3884</text:p>
          </table:table-cell>
          <table:table-cell/>
          <table:table-cell office:value-type="float" office:value="159">
            <text:p>159</text:p>
          </table:table-cell>
          <table:table-cell office:value-type="float" office:value="3416">
            <text:p>3416</text:p>
          </table:table-cell>
          <table:table-cell office:value-type="float" office:value="2990.75">
            <text:p>2990.75</text:p>
          </table:table-cell>
          <table:table-cell table:formula="of:=[.H167]-[.I167]" office:value-type="float" office:value="425.25">
            <text:p>425.25</text:p>
          </table:table-cell>
          <table:table-cell office:value-type="float" office:value="3884">
            <text:p>3884</text:p>
          </table:table-cell>
          <table:table-cell/>
          <table:table-cell office:value-type="float" office:value="159">
            <text:p>159</text:p>
          </table:table-cell>
          <table:table-cell office:value-type="float" office:value="3877">
            <text:p>3877</text:p>
          </table:table-cell>
          <table:table-cell office:value-type="float" office:value="3689.67">
            <text:p>3689.67</text:p>
          </table:table-cell>
          <table:table-cell table:formula="of:=[.N167]-[.O167]" office:value-type="float" office:value="187.33">
            <text:p>187.33</text:p>
          </table:table-cell>
          <table:table-cell office:value-type="float" office:value="3884">
            <text:p>3884</text:p>
          </table:table-cell>
          <table:table-cell/>
          <table:table-cell office:value-type="float" office:value="159">
            <text:p>159</text:p>
          </table:table-cell>
          <table:table-cell office:value-type="float" office:value="3662">
            <text:p>3662</text:p>
          </table:table-cell>
          <table:table-cell office:value-type="float" office:value="3261.88">
            <text:p>3261.88</text:p>
          </table:table-cell>
          <table:table-cell table:formula="of:=[.T167]-[.U167]" office:value-type="float" office:value="400.12">
            <text:p>400.12</text:p>
          </table:table-cell>
          <table:table-cell office:value-type="float" office:value="3884">
            <text:p>3884</text:p>
          </table:table-cell>
          <table:table-cell/>
          <table:table-cell office:value-type="float" office:value="159">
            <text:p>159</text:p>
          </table:table-cell>
          <table:table-cell office:value-type="float" office:value="3877">
            <text:p>3877</text:p>
          </table:table-cell>
          <table:table-cell office:value-type="float" office:value="3821.01">
            <text:p>3821.01</text:p>
          </table:table-cell>
          <table:table-cell table:formula="of:=[.Z167]-[.AA167]" office:value-type="float" office:value="55.9899999999998">
            <text:p>55.99</text:p>
          </table:table-cell>
          <table:table-cell office:value-type="float" office:value="3884">
            <text:p>3884</text:p>
          </table:table-cell>
          <table:table-cell/>
          <table:table-cell office:value-type="float" office:value="159">
            <text:p>159</text:p>
          </table:table-cell>
          <table:table-cell office:value-type="float" office:value="3882">
            <text:p>3882</text:p>
          </table:table-cell>
          <table:table-cell office:value-type="float" office:value="2750.85">
            <text:p>2750.85</text:p>
          </table:table-cell>
          <table:table-cell table:formula="of:=[.AF167]-[.AG167]" office:value-type="float" office:value="1131.15">
            <text:p>1131.1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569">
            <text:p>3569</text:p>
          </table:table-cell>
          <table:table-cell office:value-type="float" office:value="3108.68">
            <text:p>3108.68</text:p>
          </table:table-cell>
          <table:table-cell table:formula="of:=[.B168]-[.C168]" office:value-type="float" office:value="460.32">
            <text:p>460.32</text:p>
          </table:table-cell>
          <table:table-cell office:value-type="float" office:value="3884">
            <text:p>3884</text:p>
          </table:table-cell>
          <table:table-cell/>
          <table:table-cell office:value-type="float" office:value="160">
            <text:p>160</text:p>
          </table:table-cell>
          <table:table-cell office:value-type="float" office:value="3416">
            <text:p>3416</text:p>
          </table:table-cell>
          <table:table-cell office:value-type="float" office:value="2978.4">
            <text:p>2978.4</text:p>
          </table:table-cell>
          <table:table-cell table:formula="of:=[.H168]-[.I168]" office:value-type="float" office:value="437.6">
            <text:p>437.6</text:p>
          </table:table-cell>
          <table:table-cell office:value-type="float" office:value="3884">
            <text:p>3884</text:p>
          </table:table-cell>
          <table:table-cell/>
          <table:table-cell office:value-type="float" office:value="160">
            <text:p>160</text:p>
          </table:table-cell>
          <table:table-cell office:value-type="float" office:value="3877">
            <text:p>3877</text:p>
          </table:table-cell>
          <table:table-cell office:value-type="float" office:value="3682.15">
            <text:p>3682.15</text:p>
          </table:table-cell>
          <table:table-cell table:formula="of:=[.N168]-[.O168]" office:value-type="float" office:value="194.85">
            <text:p>194.85</text:p>
          </table:table-cell>
          <table:table-cell office:value-type="float" office:value="3884">
            <text:p>3884</text:p>
          </table:table-cell>
          <table:table-cell/>
          <table:table-cell office:value-type="float" office:value="160">
            <text:p>160</text:p>
          </table:table-cell>
          <table:table-cell office:value-type="float" office:value="3556">
            <text:p>3556</text:p>
          </table:table-cell>
          <table:table-cell office:value-type="float" office:value="3254.24">
            <text:p>3254.24</text:p>
          </table:table-cell>
          <table:table-cell table:formula="of:=[.T168]-[.U168]" office:value-type="float" office:value="301.76">
            <text:p>301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160">
            <text:p>160</text:p>
          </table:table-cell>
          <table:table-cell office:value-type="float" office:value="3877">
            <text:p>3877</text:p>
          </table:table-cell>
          <table:table-cell office:value-type="float" office:value="3802.42">
            <text:p>3802.42</text:p>
          </table:table-cell>
          <table:table-cell table:formula="of:=[.Z168]-[.AA168]" office:value-type="float" office:value="74.5799999999999">
            <text:p>74.58</text:p>
          </table:table-cell>
          <table:table-cell office:value-type="float" office:value="3884">
            <text:p>3884</text:p>
          </table:table-cell>
          <table:table-cell/>
          <table:table-cell office:value-type="float" office:value="160">
            <text:p>160</text:p>
          </table:table-cell>
          <table:table-cell office:value-type="float" office:value="3882">
            <text:p>3882</text:p>
          </table:table-cell>
          <table:table-cell office:value-type="float" office:value="2869.6">
            <text:p>2869.6</text:p>
          </table:table-cell>
          <table:table-cell table:formula="of:=[.AF168]-[.AG168]" office:value-type="float" office:value="1012.4">
            <text:p>1012.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569">
            <text:p>3569</text:p>
          </table:table-cell>
          <table:table-cell office:value-type="float" office:value="3064.08">
            <text:p>3064.08</text:p>
          </table:table-cell>
          <table:table-cell table:formula="of:=[.B169]-[.C169]" office:value-type="float" office:value="504.92">
            <text:p>504.92</text:p>
          </table:table-cell>
          <table:table-cell office:value-type="float" office:value="3884">
            <text:p>3884</text:p>
          </table:table-cell>
          <table:table-cell/>
          <table:table-cell office:value-type="float" office:value="161">
            <text:p>161</text:p>
          </table:table-cell>
          <table:table-cell office:value-type="float" office:value="3416">
            <text:p>3416</text:p>
          </table:table-cell>
          <table:table-cell office:value-type="float" office:value="2989.26">
            <text:p>2989.26</text:p>
          </table:table-cell>
          <table:table-cell table:formula="of:=[.H169]-[.I169]" office:value-type="float" office:value="426.74">
            <text:p>426.74</text:p>
          </table:table-cell>
          <table:table-cell office:value-type="float" office:value="3884">
            <text:p>3884</text:p>
          </table:table-cell>
          <table:table-cell/>
          <table:table-cell office:value-type="float" office:value="161">
            <text:p>161</text:p>
          </table:table-cell>
          <table:table-cell office:value-type="float" office:value="3877">
            <text:p>3877</text:p>
          </table:table-cell>
          <table:table-cell office:value-type="float" office:value="3730.64">
            <text:p>3730.64</text:p>
          </table:table-cell>
          <table:table-cell table:formula="of:=[.N169]-[.O169]" office:value-type="float" office:value="146.36">
            <text:p>146.36</text:p>
          </table:table-cell>
          <table:table-cell office:value-type="float" office:value="3884">
            <text:p>3884</text:p>
          </table:table-cell>
          <table:table-cell/>
          <table:table-cell office:value-type="float" office:value="161">
            <text:p>161</text:p>
          </table:table-cell>
          <table:table-cell office:value-type="float" office:value="3609">
            <text:p>3609</text:p>
          </table:table-cell>
          <table:table-cell office:value-type="float" office:value="3300.18">
            <text:p>3300.18</text:p>
          </table:table-cell>
          <table:table-cell table:formula="of:=[.T169]-[.U169]" office:value-type="float" office:value="308.82">
            <text:p>308.82</text:p>
          </table:table-cell>
          <table:table-cell office:value-type="float" office:value="3884">
            <text:p>3884</text:p>
          </table:table-cell>
          <table:table-cell/>
          <table:table-cell office:value-type="float" office:value="161">
            <text:p>161</text:p>
          </table:table-cell>
          <table:table-cell office:value-type="float" office:value="3877">
            <text:p>3877</text:p>
          </table:table-cell>
          <table:table-cell office:value-type="float" office:value="3823.75">
            <text:p>3823.75</text:p>
          </table:table-cell>
          <table:table-cell table:formula="of:=[.Z169]-[.AA169]" office:value-type="float" office:value="53.25">
            <text:p>53.25</text:p>
          </table:table-cell>
          <table:table-cell office:value-type="float" office:value="3884">
            <text:p>3884</text:p>
          </table:table-cell>
          <table:table-cell/>
          <table:table-cell office:value-type="float" office:value="161">
            <text:p>161</text:p>
          </table:table-cell>
          <table:table-cell office:value-type="float" office:value="3882">
            <text:p>3882</text:p>
          </table:table-cell>
          <table:table-cell office:value-type="float" office:value="2915.38">
            <text:p>2915.38</text:p>
          </table:table-cell>
          <table:table-cell table:formula="of:=[.AF169]-[.AG169]" office:value-type="float" office:value="966.62">
            <text:p>966.6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626">
            <text:p>3626</text:p>
          </table:table-cell>
          <table:table-cell office:value-type="float" office:value="3033.42">
            <text:p>3033.42</text:p>
          </table:table-cell>
          <table:table-cell table:formula="of:=[.B170]-[.C170]" office:value-type="float" office:value="592.58">
            <text:p>592.58</text:p>
          </table:table-cell>
          <table:table-cell office:value-type="float" office:value="3884">
            <text:p>3884</text:p>
          </table:table-cell>
          <table:table-cell/>
          <table:table-cell office:value-type="float" office:value="162">
            <text:p>162</text:p>
          </table:table-cell>
          <table:table-cell office:value-type="float" office:value="3402">
            <text:p>3402</text:p>
          </table:table-cell>
          <table:table-cell office:value-type="float" office:value="3005.26">
            <text:p>3005.26</text:p>
          </table:table-cell>
          <table:table-cell table:formula="of:=[.H170]-[.I170]" office:value-type="float" office:value="396.74">
            <text:p>396.74</text:p>
          </table:table-cell>
          <table:table-cell office:value-type="float" office:value="3884">
            <text:p>3884</text:p>
          </table:table-cell>
          <table:table-cell/>
          <table:table-cell office:value-type="float" office:value="162">
            <text:p>162</text:p>
          </table:table-cell>
          <table:table-cell office:value-type="float" office:value="3877">
            <text:p>3877</text:p>
          </table:table-cell>
          <table:table-cell office:value-type="float" office:value="3748.4">
            <text:p>3748.4</text:p>
          </table:table-cell>
          <table:table-cell table:formula="of:=[.N170]-[.O170]" office:value-type="float" office:value="128.6">
            <text:p>128.6</text:p>
          </table:table-cell>
          <table:table-cell office:value-type="float" office:value="3884">
            <text:p>3884</text:p>
          </table:table-cell>
          <table:table-cell/>
          <table:table-cell office:value-type="float" office:value="162">
            <text:p>162</text:p>
          </table:table-cell>
          <table:table-cell office:value-type="float" office:value="3609">
            <text:p>3609</text:p>
          </table:table-cell>
          <table:table-cell office:value-type="float" office:value="3338.31">
            <text:p>3338.31</text:p>
          </table:table-cell>
          <table:table-cell table:formula="of:=[.T170]-[.U170]" office:value-type="float" office:value="270.69">
            <text:p>270.69</text:p>
          </table:table-cell>
          <table:table-cell office:value-type="float" office:value="3884">
            <text:p>3884</text:p>
          </table:table-cell>
          <table:table-cell/>
          <table:table-cell office:value-type="float" office:value="162">
            <text:p>162</text:p>
          </table:table-cell>
          <table:table-cell office:value-type="float" office:value="3877">
            <text:p>3877</text:p>
          </table:table-cell>
          <table:table-cell office:value-type="float" office:value="3820.24">
            <text:p>3820.24</text:p>
          </table:table-cell>
          <table:table-cell table:formula="of:=[.Z170]-[.AA170]" office:value-type="float" office:value="56.7600000000002">
            <text:p>56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162">
            <text:p>162</text:p>
          </table:table-cell>
          <table:table-cell office:value-type="float" office:value="3882">
            <text:p>3882</text:p>
          </table:table-cell>
          <table:table-cell office:value-type="float" office:value="2989.96">
            <text:p>2989.96</text:p>
          </table:table-cell>
          <table:table-cell table:formula="of:=[.AF170]-[.AG170]" office:value-type="float" office:value="892.04">
            <text:p>892.0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678">
            <text:p>3678</text:p>
          </table:table-cell>
          <table:table-cell office:value-type="float" office:value="3064.81">
            <text:p>3064.81</text:p>
          </table:table-cell>
          <table:table-cell table:formula="of:=[.B171]-[.C171]" office:value-type="float" office:value="613.19">
            <text:p>613.19</text:p>
          </table:table-cell>
          <table:table-cell office:value-type="float" office:value="3884">
            <text:p>3884</text:p>
          </table:table-cell>
          <table:table-cell/>
          <table:table-cell office:value-type="float" office:value="163">
            <text:p>163</text:p>
          </table:table-cell>
          <table:table-cell office:value-type="float" office:value="3441">
            <text:p>3441</text:p>
          </table:table-cell>
          <table:table-cell office:value-type="float" office:value="3014.81">
            <text:p>3014.81</text:p>
          </table:table-cell>
          <table:table-cell table:formula="of:=[.H171]-[.I171]" office:value-type="float" office:value="426.19">
            <text:p>426.19</text:p>
          </table:table-cell>
          <table:table-cell office:value-type="float" office:value="3884">
            <text:p>3884</text:p>
          </table:table-cell>
          <table:table-cell/>
          <table:table-cell office:value-type="float" office:value="163">
            <text:p>163</text:p>
          </table:table-cell>
          <table:table-cell office:value-type="float" office:value="3877">
            <text:p>3877</text:p>
          </table:table-cell>
          <table:table-cell office:value-type="float" office:value="3759.11">
            <text:p>3759.11</text:p>
          </table:table-cell>
          <table:table-cell table:formula="of:=[.N171]-[.O171]" office:value-type="float" office:value="117.89">
            <text:p>117.89</text:p>
          </table:table-cell>
          <table:table-cell office:value-type="float" office:value="3884">
            <text:p>3884</text:p>
          </table:table-cell>
          <table:table-cell/>
          <table:table-cell office:value-type="float" office:value="163">
            <text:p>163</text:p>
          </table:table-cell>
          <table:table-cell office:value-type="float" office:value="3609">
            <text:p>3609</text:p>
          </table:table-cell>
          <table:table-cell office:value-type="float" office:value="3359.92">
            <text:p>3359.92</text:p>
          </table:table-cell>
          <table:table-cell table:formula="of:=[.T171]-[.U171]" office:value-type="float" office:value="249.08">
            <text:p>249.08</text:p>
          </table:table-cell>
          <table:table-cell office:value-type="float" office:value="3884">
            <text:p>3884</text:p>
          </table:table-cell>
          <table:table-cell/>
          <table:table-cell office:value-type="float" office:value="163">
            <text:p>163</text:p>
          </table:table-cell>
          <table:table-cell office:value-type="float" office:value="3877">
            <text:p>3877</text:p>
          </table:table-cell>
          <table:table-cell office:value-type="float" office:value="3821.71">
            <text:p>3821.71</text:p>
          </table:table-cell>
          <table:table-cell table:formula="of:=[.Z171]-[.AA171]" office:value-type="float" office:value="55.29">
            <text:p>55.29</text:p>
          </table:table-cell>
          <table:table-cell office:value-type="float" office:value="3884">
            <text:p>3884</text:p>
          </table:table-cell>
          <table:table-cell/>
          <table:table-cell office:value-type="float" office:value="163">
            <text:p>163</text:p>
          </table:table-cell>
          <table:table-cell office:value-type="float" office:value="3882">
            <text:p>3882</text:p>
          </table:table-cell>
          <table:table-cell office:value-type="float" office:value="3091.22">
            <text:p>3091.22</text:p>
          </table:table-cell>
          <table:table-cell table:formula="of:=[.AF171]-[.AG171]" office:value-type="float" office:value="790.78">
            <text:p>790.7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588">
            <text:p>3588</text:p>
          </table:table-cell>
          <table:table-cell office:value-type="float" office:value="2996.98">
            <text:p>2996.98</text:p>
          </table:table-cell>
          <table:table-cell table:formula="of:=[.B172]-[.C172]" office:value-type="float" office:value="591.02">
            <text:p>591.02</text:p>
          </table:table-cell>
          <table:table-cell office:value-type="float" office:value="3884">
            <text:p>3884</text:p>
          </table:table-cell>
          <table:table-cell/>
          <table:table-cell office:value-type="float" office:value="164">
            <text:p>164</text:p>
          </table:table-cell>
          <table:table-cell office:value-type="float" office:value="3458">
            <text:p>3458</text:p>
          </table:table-cell>
          <table:table-cell office:value-type="float" office:value="2953.24">
            <text:p>2953.24</text:p>
          </table:table-cell>
          <table:table-cell table:formula="of:=[.H172]-[.I172]" office:value-type="float" office:value="504.76">
            <text:p>504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164">
            <text:p>164</text:p>
          </table:table-cell>
          <table:table-cell office:value-type="float" office:value="3877">
            <text:p>3877</text:p>
          </table:table-cell>
          <table:table-cell office:value-type="float" office:value="3651.62">
            <text:p>3651.62</text:p>
          </table:table-cell>
          <table:table-cell table:formula="of:=[.N172]-[.O172]" office:value-type="float" office:value="225.38">
            <text:p>225.38</text:p>
          </table:table-cell>
          <table:table-cell office:value-type="float" office:value="3884">
            <text:p>3884</text:p>
          </table:table-cell>
          <table:table-cell/>
          <table:table-cell office:value-type="float" office:value="164">
            <text:p>164</text:p>
          </table:table-cell>
          <table:table-cell office:value-type="float" office:value="3713">
            <text:p>3713</text:p>
          </table:table-cell>
          <table:table-cell office:value-type="float" office:value="3372.17">
            <text:p>3372.17</text:p>
          </table:table-cell>
          <table:table-cell table:formula="of:=[.T172]-[.U172]" office:value-type="float" office:value="340.83">
            <text:p>340.83</text:p>
          </table:table-cell>
          <table:table-cell office:value-type="float" office:value="3884">
            <text:p>3884</text:p>
          </table:table-cell>
          <table:table-cell/>
          <table:table-cell office:value-type="float" office:value="164">
            <text:p>164</text:p>
          </table:table-cell>
          <table:table-cell office:value-type="float" office:value="3877">
            <text:p>3877</text:p>
          </table:table-cell>
          <table:table-cell office:value-type="float" office:value="3820.16">
            <text:p>3820.16</text:p>
          </table:table-cell>
          <table:table-cell table:formula="of:=[.Z172]-[.AA172]" office:value-type="float" office:value="56.8400000000001">
            <text:p>56.84</text:p>
          </table:table-cell>
          <table:table-cell office:value-type="float" office:value="3884">
            <text:p>3884</text:p>
          </table:table-cell>
          <table:table-cell/>
          <table:table-cell office:value-type="float" office:value="164">
            <text:p>164</text:p>
          </table:table-cell>
          <table:table-cell office:value-type="float" office:value="3882">
            <text:p>3882</text:p>
          </table:table-cell>
          <table:table-cell office:value-type="float" office:value="3170.81">
            <text:p>3170.81</text:p>
          </table:table-cell>
          <table:table-cell table:formula="of:=[.AF172]-[.AG172]" office:value-type="float" office:value="711.19">
            <text:p>711.1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685">
            <text:p>3685</text:p>
          </table:table-cell>
          <table:table-cell office:value-type="float" office:value="2971.71">
            <text:p>2971.71</text:p>
          </table:table-cell>
          <table:table-cell table:formula="of:=[.B173]-[.C173]" office:value-type="float" office:value="713.29">
            <text:p>713.29</text:p>
          </table:table-cell>
          <table:table-cell office:value-type="float" office:value="3884">
            <text:p>3884</text:p>
          </table:table-cell>
          <table:table-cell/>
          <table:table-cell office:value-type="float" office:value="165">
            <text:p>165</text:p>
          </table:table-cell>
          <table:table-cell office:value-type="float" office:value="3441">
            <text:p>3441</text:p>
          </table:table-cell>
          <table:table-cell office:value-type="float" office:value="2962.45">
            <text:p>2962.45</text:p>
          </table:table-cell>
          <table:table-cell table:formula="of:=[.H173]-[.I173]" office:value-type="float" office:value="478.55">
            <text:p>478.55</text:p>
          </table:table-cell>
          <table:table-cell office:value-type="float" office:value="3884">
            <text:p>3884</text:p>
          </table:table-cell>
          <table:table-cell/>
          <table:table-cell office:value-type="float" office:value="165">
            <text:p>165</text:p>
          </table:table-cell>
          <table:table-cell office:value-type="float" office:value="3877">
            <text:p>3877</text:p>
          </table:table-cell>
          <table:table-cell office:value-type="float" office:value="3766.46">
            <text:p>3766.46</text:p>
          </table:table-cell>
          <table:table-cell table:formula="of:=[.N173]-[.O173]" office:value-type="float" office:value="110.54">
            <text:p>110.54</text:p>
          </table:table-cell>
          <table:table-cell office:value-type="float" office:value="3884">
            <text:p>3884</text:p>
          </table:table-cell>
          <table:table-cell/>
          <table:table-cell office:value-type="float" office:value="165">
            <text:p>165</text:p>
          </table:table-cell>
          <table:table-cell office:value-type="float" office:value="3713">
            <text:p>3713</text:p>
          </table:table-cell>
          <table:table-cell office:value-type="float" office:value="3386.31">
            <text:p>3386.31</text:p>
          </table:table-cell>
          <table:table-cell table:formula="of:=[.T173]-[.U173]" office:value-type="float" office:value="326.69">
            <text:p>326.69</text:p>
          </table:table-cell>
          <table:table-cell office:value-type="float" office:value="3884">
            <text:p>3884</text:p>
          </table:table-cell>
          <table:table-cell/>
          <table:table-cell office:value-type="float" office:value="165">
            <text:p>165</text:p>
          </table:table-cell>
          <table:table-cell office:value-type="float" office:value="3877">
            <text:p>3877</text:p>
          </table:table-cell>
          <table:table-cell office:value-type="float" office:value="3796.88">
            <text:p>3796.88</text:p>
          </table:table-cell>
          <table:table-cell table:formula="of:=[.Z173]-[.AA173]" office:value-type="float" office:value="80.1199999999999">
            <text:p>80.12</text:p>
          </table:table-cell>
          <table:table-cell office:value-type="float" office:value="3884">
            <text:p>3884</text:p>
          </table:table-cell>
          <table:table-cell/>
          <table:table-cell office:value-type="float" office:value="165">
            <text:p>165</text:p>
          </table:table-cell>
          <table:table-cell office:value-type="float" office:value="3882">
            <text:p>3882</text:p>
          </table:table-cell>
          <table:table-cell office:value-type="float" office:value="3251.16">
            <text:p>3251.16</text:p>
          </table:table-cell>
          <table:table-cell table:formula="of:=[.AF173]-[.AG173]" office:value-type="float" office:value="630.84">
            <text:p>630.8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685">
            <text:p>3685</text:p>
          </table:table-cell>
          <table:table-cell office:value-type="float" office:value="2889.3">
            <text:p>2889.3</text:p>
          </table:table-cell>
          <table:table-cell table:formula="of:=[.B174]-[.C174]" office:value-type="float" office:value="795.7">
            <text:p>795.7</text:p>
          </table:table-cell>
          <table:table-cell office:value-type="float" office:value="3884">
            <text:p>3884</text:p>
          </table:table-cell>
          <table:table-cell/>
          <table:table-cell office:value-type="float" office:value="166">
            <text:p>166</text:p>
          </table:table-cell>
          <table:table-cell office:value-type="float" office:value="3441">
            <text:p>3441</text:p>
          </table:table-cell>
          <table:table-cell office:value-type="float" office:value="2880.31">
            <text:p>2880.31</text:p>
          </table:table-cell>
          <table:table-cell table:formula="of:=[.H174]-[.I174]" office:value-type="float" office:value="560.69">
            <text:p>560.69</text:p>
          </table:table-cell>
          <table:table-cell office:value-type="float" office:value="3884">
            <text:p>3884</text:p>
          </table:table-cell>
          <table:table-cell/>
          <table:table-cell office:value-type="float" office:value="166">
            <text:p>166</text:p>
          </table:table-cell>
          <table:table-cell office:value-type="float" office:value="3877">
            <text:p>3877</text:p>
          </table:table-cell>
          <table:table-cell office:value-type="float" office:value="3791.28">
            <text:p>3791.28</text:p>
          </table:table-cell>
          <table:table-cell table:formula="of:=[.N174]-[.O174]" office:value-type="float" office:value="85.7199999999998">
            <text:p>85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166">
            <text:p>166</text:p>
          </table:table-cell>
          <table:table-cell office:value-type="float" office:value="3713">
            <text:p>3713</text:p>
          </table:table-cell>
          <table:table-cell office:value-type="float" office:value="3426.19">
            <text:p>3426.19</text:p>
          </table:table-cell>
          <table:table-cell table:formula="of:=[.T174]-[.U174]" office:value-type="float" office:value="286.81">
            <text:p>286.81</text:p>
          </table:table-cell>
          <table:table-cell office:value-type="float" office:value="3884">
            <text:p>3884</text:p>
          </table:table-cell>
          <table:table-cell/>
          <table:table-cell office:value-type="float" office:value="166">
            <text:p>166</text:p>
          </table:table-cell>
          <table:table-cell office:value-type="float" office:value="3877">
            <text:p>3877</text:p>
          </table:table-cell>
          <table:table-cell office:value-type="float" office:value="3824.92">
            <text:p>3824.92</text:p>
          </table:table-cell>
          <table:table-cell table:formula="of:=[.Z174]-[.AA174]" office:value-type="float" office:value="52.0799999999999">
            <text:p>52.08</text:p>
          </table:table-cell>
          <table:table-cell office:value-type="float" office:value="3884">
            <text:p>3884</text:p>
          </table:table-cell>
          <table:table-cell/>
          <table:table-cell office:value-type="float" office:value="166">
            <text:p>166</text:p>
          </table:table-cell>
          <table:table-cell office:value-type="float" office:value="3882">
            <text:p>3882</text:p>
          </table:table-cell>
          <table:table-cell office:value-type="float" office:value="3345.95">
            <text:p>3345.95</text:p>
          </table:table-cell>
          <table:table-cell table:formula="of:=[.AF174]-[.AG174]" office:value-type="float" office:value="536.05">
            <text:p>536.0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685">
            <text:p>3685</text:p>
          </table:table-cell>
          <table:table-cell office:value-type="float" office:value="2919.78">
            <text:p>2919.78</text:p>
          </table:table-cell>
          <table:table-cell table:formula="of:=[.B175]-[.C175]" office:value-type="float" office:value="765.22">
            <text:p>765.22</text:p>
          </table:table-cell>
          <table:table-cell office:value-type="float" office:value="3884">
            <text:p>3884</text:p>
          </table:table-cell>
          <table:table-cell/>
          <table:table-cell office:value-type="float" office:value="167">
            <text:p>167</text:p>
          </table:table-cell>
          <table:table-cell office:value-type="float" office:value="3441">
            <text:p>3441</text:p>
          </table:table-cell>
          <table:table-cell office:value-type="float" office:value="2875.02">
            <text:p>2875.02</text:p>
          </table:table-cell>
          <table:table-cell table:formula="of:=[.H175]-[.I175]" office:value-type="float" office:value="565.98">
            <text:p>565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167">
            <text:p>167</text:p>
          </table:table-cell>
          <table:table-cell office:value-type="float" office:value="3877">
            <text:p>3877</text:p>
          </table:table-cell>
          <table:table-cell office:value-type="float" office:value="3745.43">
            <text:p>3745.43</text:p>
          </table:table-cell>
          <table:table-cell table:formula="of:=[.N175]-[.O175]" office:value-type="float" office:value="131.57">
            <text:p>131.57</text:p>
          </table:table-cell>
          <table:table-cell office:value-type="float" office:value="3884">
            <text:p>3884</text:p>
          </table:table-cell>
          <table:table-cell/>
          <table:table-cell office:value-type="float" office:value="167">
            <text:p>167</text:p>
          </table:table-cell>
          <table:table-cell office:value-type="float" office:value="3822">
            <text:p>3822</text:p>
          </table:table-cell>
          <table:table-cell office:value-type="float" office:value="3425.8">
            <text:p>3425.8</text:p>
          </table:table-cell>
          <table:table-cell table:formula="of:=[.T175]-[.U175]" office:value-type="float" office:value="396.2">
            <text:p>396.2</text:p>
          </table:table-cell>
          <table:table-cell office:value-type="float" office:value="3884">
            <text:p>3884</text:p>
          </table:table-cell>
          <table:table-cell/>
          <table:table-cell office:value-type="float" office:value="167">
            <text:p>167</text:p>
          </table:table-cell>
          <table:table-cell office:value-type="float" office:value="3877">
            <text:p>3877</text:p>
          </table:table-cell>
          <table:table-cell office:value-type="float" office:value="3812.66">
            <text:p>3812.66</text:p>
          </table:table-cell>
          <table:table-cell table:formula="of:=[.Z175]-[.AA175]" office:value-type="float" office:value="64.3400000000001">
            <text:p>64.34</text:p>
          </table:table-cell>
          <table:table-cell office:value-type="float" office:value="3884">
            <text:p>3884</text:p>
          </table:table-cell>
          <table:table-cell/>
          <table:table-cell office:value-type="float" office:value="167">
            <text:p>167</text:p>
          </table:table-cell>
          <table:table-cell office:value-type="float" office:value="3882">
            <text:p>3882</text:p>
          </table:table-cell>
          <table:table-cell office:value-type="float" office:value="3446.03">
            <text:p>3446.03</text:p>
          </table:table-cell>
          <table:table-cell table:formula="of:=[.AF175]-[.AG175]" office:value-type="float" office:value="435.97">
            <text:p>435.9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685">
            <text:p>3685</text:p>
          </table:table-cell>
          <table:table-cell office:value-type="float" office:value="2876.62">
            <text:p>2876.62</text:p>
          </table:table-cell>
          <table:table-cell table:formula="of:=[.B176]-[.C176]" office:value-type="float" office:value="808.38">
            <text:p>808.38</text:p>
          </table:table-cell>
          <table:table-cell office:value-type="float" office:value="3884">
            <text:p>3884</text:p>
          </table:table-cell>
          <table:table-cell/>
          <table:table-cell office:value-type="float" office:value="168">
            <text:p>168</text:p>
          </table:table-cell>
          <table:table-cell office:value-type="float" office:value="3441">
            <text:p>3441</text:p>
          </table:table-cell>
          <table:table-cell office:value-type="float" office:value="2864.56">
            <text:p>2864.56</text:p>
          </table:table-cell>
          <table:table-cell table:formula="of:=[.H176]-[.I176]" office:value-type="float" office:value="576.44">
            <text:p>576.44</text:p>
          </table:table-cell>
          <table:table-cell office:value-type="float" office:value="3884">
            <text:p>3884</text:p>
          </table:table-cell>
          <table:table-cell/>
          <table:table-cell office:value-type="float" office:value="168">
            <text:p>168</text:p>
          </table:table-cell>
          <table:table-cell office:value-type="float" office:value="3877">
            <text:p>3877</text:p>
          </table:table-cell>
          <table:table-cell office:value-type="float" office:value="3673.54">
            <text:p>3673.54</text:p>
          </table:table-cell>
          <table:table-cell table:formula="of:=[.N176]-[.O176]" office:value-type="float" office:value="203.46">
            <text:p>203.46</text:p>
          </table:table-cell>
          <table:table-cell office:value-type="float" office:value="3884">
            <text:p>3884</text:p>
          </table:table-cell>
          <table:table-cell/>
          <table:table-cell office:value-type="float" office:value="168">
            <text:p>168</text:p>
          </table:table-cell>
          <table:table-cell office:value-type="float" office:value="3713">
            <text:p>3713</text:p>
          </table:table-cell>
          <table:table-cell office:value-type="float" office:value="3393.31">
            <text:p>3393.31</text:p>
          </table:table-cell>
          <table:table-cell table:formula="of:=[.T176]-[.U176]" office:value-type="float" office:value="319.69">
            <text:p>319.69</text:p>
          </table:table-cell>
          <table:table-cell office:value-type="float" office:value="3884">
            <text:p>3884</text:p>
          </table:table-cell>
          <table:table-cell/>
          <table:table-cell office:value-type="float" office:value="168">
            <text:p>168</text:p>
          </table:table-cell>
          <table:table-cell office:value-type="float" office:value="3877">
            <text:p>3877</text:p>
          </table:table-cell>
          <table:table-cell office:value-type="float" office:value="3819.5">
            <text:p>3819.5</text:p>
          </table:table-cell>
          <table:table-cell table:formula="of:=[.Z176]-[.AA176]" office:value-type="float" office:value="57.5">
            <text:p>57.5</text:p>
          </table:table-cell>
          <table:table-cell office:value-type="float" office:value="3884">
            <text:p>3884</text:p>
          </table:table-cell>
          <table:table-cell/>
          <table:table-cell office:value-type="float" office:value="168">
            <text:p>168</text:p>
          </table:table-cell>
          <table:table-cell office:value-type="float" office:value="3882">
            <text:p>3882</text:p>
          </table:table-cell>
          <table:table-cell office:value-type="float" office:value="3523.35">
            <text:p>3523.35</text:p>
          </table:table-cell>
          <table:table-cell table:formula="of:=[.AF176]-[.AG176]" office:value-type="float" office:value="358.65">
            <text:p>358.6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633">
            <text:p>3633</text:p>
          </table:table-cell>
          <table:table-cell office:value-type="float" office:value="2949.33">
            <text:p>2949.33</text:p>
          </table:table-cell>
          <table:table-cell table:formula="of:=[.B177]-[.C177]" office:value-type="float" office:value="683.67">
            <text:p>683.67</text:p>
          </table:table-cell>
          <table:table-cell office:value-type="float" office:value="3884">
            <text:p>3884</text:p>
          </table:table-cell>
          <table:table-cell/>
          <table:table-cell office:value-type="float" office:value="169">
            <text:p>169</text:p>
          </table:table-cell>
          <table:table-cell office:value-type="float" office:value="3473">
            <text:p>3473</text:p>
          </table:table-cell>
          <table:table-cell office:value-type="float" office:value="2813">
            <text:p>2813</text:p>
          </table:table-cell>
          <table:table-cell table:formula="of:=[.H177]-[.I177]" office:value-type="float" office:value="660">
            <text:p>660</text:p>
          </table:table-cell>
          <table:table-cell office:value-type="float" office:value="3884">
            <text:p>3884</text:p>
          </table:table-cell>
          <table:table-cell/>
          <table:table-cell office:value-type="float" office:value="169">
            <text:p>169</text:p>
          </table:table-cell>
          <table:table-cell office:value-type="float" office:value="3877">
            <text:p>3877</text:p>
          </table:table-cell>
          <table:table-cell office:value-type="float" office:value="3564.51">
            <text:p>3564.51</text:p>
          </table:table-cell>
          <table:table-cell table:formula="of:=[.N177]-[.O177]" office:value-type="float" office:value="312.49">
            <text:p>312.49</text:p>
          </table:table-cell>
          <table:table-cell office:value-type="float" office:value="3884">
            <text:p>3884</text:p>
          </table:table-cell>
          <table:table-cell/>
          <table:table-cell office:value-type="float" office:value="169">
            <text:p>169</text:p>
          </table:table-cell>
          <table:table-cell office:value-type="float" office:value="3717">
            <text:p>3717</text:p>
          </table:table-cell>
          <table:table-cell office:value-type="float" office:value="3463.46">
            <text:p>3463.46</text:p>
          </table:table-cell>
          <table:table-cell table:formula="of:=[.T177]-[.U177]" office:value-type="float" office:value="253.54">
            <text:p>253.54</text:p>
          </table:table-cell>
          <table:table-cell office:value-type="float" office:value="3884">
            <text:p>3884</text:p>
          </table:table-cell>
          <table:table-cell/>
          <table:table-cell office:value-type="float" office:value="169">
            <text:p>169</text:p>
          </table:table-cell>
          <table:table-cell office:value-type="float" office:value="3877">
            <text:p>3877</text:p>
          </table:table-cell>
          <table:table-cell office:value-type="float" office:value="3822.89">
            <text:p>3822.89</text:p>
          </table:table-cell>
          <table:table-cell table:formula="of:=[.Z177]-[.AA177]" office:value-type="float" office:value="54.1100000000001">
            <text:p>54.11</text:p>
          </table:table-cell>
          <table:table-cell office:value-type="float" office:value="3884">
            <text:p>3884</text:p>
          </table:table-cell>
          <table:table-cell/>
          <table:table-cell office:value-type="float" office:value="169">
            <text:p>169</text:p>
          </table:table-cell>
          <table:table-cell office:value-type="float" office:value="3882">
            <text:p>3882</text:p>
          </table:table-cell>
          <table:table-cell office:value-type="float" office:value="3562.4">
            <text:p>3562.4</text:p>
          </table:table-cell>
          <table:table-cell table:formula="of:=[.AF177]-[.AG177]" office:value-type="float" office:value="319.6">
            <text:p>319.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717">
            <text:p>3717</text:p>
          </table:table-cell>
          <table:table-cell office:value-type="float" office:value="2981.5">
            <text:p>2981.5</text:p>
          </table:table-cell>
          <table:table-cell table:formula="of:=[.B178]-[.C178]" office:value-type="float" office:value="735.5">
            <text:p>735.5</text:p>
          </table:table-cell>
          <table:table-cell office:value-type="float" office:value="3884">
            <text:p>3884</text:p>
          </table:table-cell>
          <table:table-cell/>
          <table:table-cell office:value-type="float" office:value="170">
            <text:p>170</text:p>
          </table:table-cell>
          <table:table-cell office:value-type="float" office:value="3588">
            <text:p>3588</text:p>
          </table:table-cell>
          <table:table-cell office:value-type="float" office:value="2877.7">
            <text:p>2877.7</text:p>
          </table:table-cell>
          <table:table-cell table:formula="of:=[.H178]-[.I178]" office:value-type="float" office:value="710.3">
            <text:p>710.3</text:p>
          </table:table-cell>
          <table:table-cell office:value-type="float" office:value="3884">
            <text:p>3884</text:p>
          </table:table-cell>
          <table:table-cell/>
          <table:table-cell office:value-type="float" office:value="170">
            <text:p>170</text:p>
          </table:table-cell>
          <table:table-cell office:value-type="float" office:value="3877">
            <text:p>3877</text:p>
          </table:table-cell>
          <table:table-cell office:value-type="float" office:value="3674.24">
            <text:p>3674.24</text:p>
          </table:table-cell>
          <table:table-cell table:formula="of:=[.N178]-[.O178]" office:value-type="float" office:value="202.76">
            <text:p>202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170">
            <text:p>170</text:p>
          </table:table-cell>
          <table:table-cell office:value-type="float" office:value="3729">
            <text:p>3729</text:p>
          </table:table-cell>
          <table:table-cell office:value-type="float" office:value="3466.16">
            <text:p>3466.16</text:p>
          </table:table-cell>
          <table:table-cell table:formula="of:=[.T178]-[.U178]" office:value-type="float" office:value="262.84">
            <text:p>262.84</text:p>
          </table:table-cell>
          <table:table-cell office:value-type="float" office:value="3884">
            <text:p>3884</text:p>
          </table:table-cell>
          <table:table-cell/>
          <table:table-cell office:value-type="float" office:value="170">
            <text:p>170</text:p>
          </table:table-cell>
          <table:table-cell office:value-type="float" office:value="3877">
            <text:p>3877</text:p>
          </table:table-cell>
          <table:table-cell office:value-type="float" office:value="3825.37">
            <text:p>3825.37</text:p>
          </table:table-cell>
          <table:table-cell table:formula="of:=[.Z178]-[.AA178]" office:value-type="float" office:value="51.6300000000001">
            <text:p>51.63</text:p>
          </table:table-cell>
          <table:table-cell office:value-type="float" office:value="3884">
            <text:p>3884</text:p>
          </table:table-cell>
          <table:table-cell/>
          <table:table-cell office:value-type="float" office:value="170">
            <text:p>170</text:p>
          </table:table-cell>
          <table:table-cell office:value-type="float" office:value="3882">
            <text:p>3882</text:p>
          </table:table-cell>
          <table:table-cell office:value-type="float" office:value="3630.27">
            <text:p>3630.27</text:p>
          </table:table-cell>
          <table:table-cell table:formula="of:=[.AF178]-[.AG178]" office:value-type="float" office:value="251.73">
            <text:p>251.7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633">
            <text:p>3633</text:p>
          </table:table-cell>
          <table:table-cell office:value-type="float" office:value="2944.69">
            <text:p>2944.69</text:p>
          </table:table-cell>
          <table:table-cell table:formula="of:=[.B179]-[.C179]" office:value-type="float" office:value="688.31">
            <text:p>688.31</text:p>
          </table:table-cell>
          <table:table-cell office:value-type="float" office:value="3884">
            <text:p>3884</text:p>
          </table:table-cell>
          <table:table-cell/>
          <table:table-cell office:value-type="float" office:value="171">
            <text:p>171</text:p>
          </table:table-cell>
          <table:table-cell office:value-type="float" office:value="3588">
            <text:p>3588</text:p>
          </table:table-cell>
          <table:table-cell office:value-type="float" office:value="2900.22">
            <text:p>2900.22</text:p>
          </table:table-cell>
          <table:table-cell table:formula="of:=[.H179]-[.I179]" office:value-type="float" office:value="687.78">
            <text:p>687.78</text:p>
          </table:table-cell>
          <table:table-cell office:value-type="float" office:value="3884">
            <text:p>3884</text:p>
          </table:table-cell>
          <table:table-cell/>
          <table:table-cell office:value-type="float" office:value="171">
            <text:p>171</text:p>
          </table:table-cell>
          <table:table-cell office:value-type="float" office:value="3877">
            <text:p>3877</text:p>
          </table:table-cell>
          <table:table-cell office:value-type="float" office:value="3801.89">
            <text:p>3801.89</text:p>
          </table:table-cell>
          <table:table-cell table:formula="of:=[.N179]-[.O179]" office:value-type="float" office:value="75.1100000000001">
            <text:p>75.11</text:p>
          </table:table-cell>
          <table:table-cell office:value-type="float" office:value="3884">
            <text:p>3884</text:p>
          </table:table-cell>
          <table:table-cell/>
          <table:table-cell office:value-type="float" office:value="171">
            <text:p>171</text:p>
          </table:table-cell>
          <table:table-cell office:value-type="float" office:value="3763">
            <text:p>3763</text:p>
          </table:table-cell>
          <table:table-cell office:value-type="float" office:value="3525.81">
            <text:p>3525.81</text:p>
          </table:table-cell>
          <table:table-cell table:formula="of:=[.T179]-[.U179]" office:value-type="float" office:value="237.19">
            <text:p>237.19</text:p>
          </table:table-cell>
          <table:table-cell office:value-type="float" office:value="3884">
            <text:p>3884</text:p>
          </table:table-cell>
          <table:table-cell/>
          <table:table-cell office:value-type="float" office:value="171">
            <text:p>171</text:p>
          </table:table-cell>
          <table:table-cell office:value-type="float" office:value="3877">
            <text:p>3877</text:p>
          </table:table-cell>
          <table:table-cell office:value-type="float" office:value="3826.87">
            <text:p>3826.87</text:p>
          </table:table-cell>
          <table:table-cell table:formula="of:=[.Z179]-[.AA179]" office:value-type="float" office:value="50.1300000000001">
            <text:p>50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171">
            <text:p>171</text:p>
          </table:table-cell>
          <table:table-cell office:value-type="float" office:value="3882">
            <text:p>3882</text:p>
          </table:table-cell>
          <table:table-cell office:value-type="float" office:value="3658.59">
            <text:p>3658.59</text:p>
          </table:table-cell>
          <table:table-cell table:formula="of:=[.AF179]-[.AG179]" office:value-type="float" office:value="223.41">
            <text:p>223.4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543">
            <text:p>3543</text:p>
          </table:table-cell>
          <table:table-cell office:value-type="float" office:value="2926.97">
            <text:p>2926.97</text:p>
          </table:table-cell>
          <table:table-cell table:formula="of:=[.B180]-[.C180]" office:value-type="float" office:value="616.03">
            <text:p>616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172">
            <text:p>172</text:p>
          </table:table-cell>
          <table:table-cell office:value-type="float" office:value="3601">
            <text:p>3601</text:p>
          </table:table-cell>
          <table:table-cell office:value-type="float" office:value="2965.01">
            <text:p>2965.01</text:p>
          </table:table-cell>
          <table:table-cell table:formula="of:=[.H180]-[.I180]" office:value-type="float" office:value="635.99">
            <text:p>635.99</text:p>
          </table:table-cell>
          <table:table-cell office:value-type="float" office:value="3884">
            <text:p>3884</text:p>
          </table:table-cell>
          <table:table-cell/>
          <table:table-cell office:value-type="float" office:value="172">
            <text:p>172</text:p>
          </table:table-cell>
          <table:table-cell office:value-type="float" office:value="3877">
            <text:p>3877</text:p>
          </table:table-cell>
          <table:table-cell office:value-type="float" office:value="3675.18">
            <text:p>3675.18</text:p>
          </table:table-cell>
          <table:table-cell table:formula="of:=[.N180]-[.O180]" office:value-type="float" office:value="201.82">
            <text:p>201.82</text:p>
          </table:table-cell>
          <table:table-cell office:value-type="float" office:value="3884">
            <text:p>3884</text:p>
          </table:table-cell>
          <table:table-cell/>
          <table:table-cell office:value-type="float" office:value="172">
            <text:p>172</text:p>
          </table:table-cell>
          <table:table-cell office:value-type="float" office:value="3763">
            <text:p>3763</text:p>
          </table:table-cell>
          <table:table-cell office:value-type="float" office:value="3501.34">
            <text:p>3501.34</text:p>
          </table:table-cell>
          <table:table-cell table:formula="of:=[.T180]-[.U180]" office:value-type="float" office:value="261.66">
            <text:p>261.66</text:p>
          </table:table-cell>
          <table:table-cell office:value-type="float" office:value="3884">
            <text:p>3884</text:p>
          </table:table-cell>
          <table:table-cell/>
          <table:table-cell office:value-type="float" office:value="172">
            <text:p>172</text:p>
          </table:table-cell>
          <table:table-cell office:value-type="float" office:value="3877">
            <text:p>3877</text:p>
          </table:table-cell>
          <table:table-cell office:value-type="float" office:value="3801.16">
            <text:p>3801.16</text:p>
          </table:table-cell>
          <table:table-cell table:formula="of:=[.Z180]-[.AA180]" office:value-type="float" office:value="75.8400000000002">
            <text:p>75.84</text:p>
          </table:table-cell>
          <table:table-cell office:value-type="float" office:value="3884">
            <text:p>3884</text:p>
          </table:table-cell>
          <table:table-cell/>
          <table:table-cell office:value-type="float" office:value="172">
            <text:p>172</text:p>
          </table:table-cell>
          <table:table-cell office:value-type="float" office:value="3882">
            <text:p>3882</text:p>
          </table:table-cell>
          <table:table-cell office:value-type="float" office:value="3660.76">
            <text:p>3660.76</text:p>
          </table:table-cell>
          <table:table-cell table:formula="of:=[.AF180]-[.AG180]" office:value-type="float" office:value="221.24">
            <text:p>221.2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543">
            <text:p>3543</text:p>
          </table:table-cell>
          <table:table-cell office:value-type="float" office:value="2971.35">
            <text:p>2971.35</text:p>
          </table:table-cell>
          <table:table-cell table:formula="of:=[.B181]-[.C181]" office:value-type="float" office:value="571.65">
            <text:p>571.65</text:p>
          </table:table-cell>
          <table:table-cell office:value-type="float" office:value="3884">
            <text:p>3884</text:p>
          </table:table-cell>
          <table:table-cell/>
          <table:table-cell office:value-type="float" office:value="173">
            <text:p>173</text:p>
          </table:table-cell>
          <table:table-cell office:value-type="float" office:value="3601">
            <text:p>3601</text:p>
          </table:table-cell>
          <table:table-cell office:value-type="float" office:value="2975.97">
            <text:p>2975.97</text:p>
          </table:table-cell>
          <table:table-cell table:formula="of:=[.H181]-[.I181]" office:value-type="float" office:value="625.03">
            <text:p>625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173">
            <text:p>173</text:p>
          </table:table-cell>
          <table:table-cell office:value-type="float" office:value="3877">
            <text:p>3877</text:p>
          </table:table-cell>
          <table:table-cell office:value-type="float" office:value="3703.77">
            <text:p>3703.77</text:p>
          </table:table-cell>
          <table:table-cell table:formula="of:=[.N181]-[.O181]" office:value-type="float" office:value="173.23">
            <text:p>173.23</text:p>
          </table:table-cell>
          <table:table-cell office:value-type="float" office:value="3884">
            <text:p>3884</text:p>
          </table:table-cell>
          <table:table-cell/>
          <table:table-cell office:value-type="float" office:value="173">
            <text:p>173</text:p>
          </table:table-cell>
          <table:table-cell office:value-type="float" office:value="3729">
            <text:p>3729</text:p>
          </table:table-cell>
          <table:table-cell office:value-type="float" office:value="3468.03">
            <text:p>3468.03</text:p>
          </table:table-cell>
          <table:table-cell table:formula="of:=[.T181]-[.U181]" office:value-type="float" office:value="260.97">
            <text:p>260.97</text:p>
          </table:table-cell>
          <table:table-cell office:value-type="float" office:value="3884">
            <text:p>3884</text:p>
          </table:table-cell>
          <table:table-cell/>
          <table:table-cell office:value-type="float" office:value="173">
            <text:p>173</text:p>
          </table:table-cell>
          <table:table-cell office:value-type="float" office:value="3877">
            <text:p>3877</text:p>
          </table:table-cell>
          <table:table-cell office:value-type="float" office:value="3823.36">
            <text:p>3823.36</text:p>
          </table:table-cell>
          <table:table-cell table:formula="of:=[.Z181]-[.AA181]" office:value-type="float" office:value="53.6399999999999">
            <text:p>53.64</text:p>
          </table:table-cell>
          <table:table-cell office:value-type="float" office:value="3884">
            <text:p>3884</text:p>
          </table:table-cell>
          <table:table-cell/>
          <table:table-cell office:value-type="float" office:value="173">
            <text:p>173</text:p>
          </table:table-cell>
          <table:table-cell office:value-type="float" office:value="3882">
            <text:p>3882</text:p>
          </table:table-cell>
          <table:table-cell office:value-type="float" office:value="3711.8">
            <text:p>3711.8</text:p>
          </table:table-cell>
          <table:table-cell table:formula="of:=[.AF181]-[.AG181]" office:value-type="float" office:value="170.2">
            <text:p>170.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533">
            <text:p>3533</text:p>
          </table:table-cell>
          <table:table-cell office:value-type="float" office:value="2953.69">
            <text:p>2953.69</text:p>
          </table:table-cell>
          <table:table-cell table:formula="of:=[.B182]-[.C182]" office:value-type="float" office:value="579.31">
            <text:p>579.31</text:p>
          </table:table-cell>
          <table:table-cell office:value-type="float" office:value="3884">
            <text:p>3884</text:p>
          </table:table-cell>
          <table:table-cell/>
          <table:table-cell office:value-type="float" office:value="174">
            <text:p>174</text:p>
          </table:table-cell>
          <table:table-cell office:value-type="float" office:value="3503">
            <text:p>3503</text:p>
          </table:table-cell>
          <table:table-cell office:value-type="float" office:value="2990.63">
            <text:p>2990.63</text:p>
          </table:table-cell>
          <table:table-cell table:formula="of:=[.H182]-[.I182]" office:value-type="float" office:value="512.37">
            <text:p>512.37</text:p>
          </table:table-cell>
          <table:table-cell office:value-type="float" office:value="3884">
            <text:p>3884</text:p>
          </table:table-cell>
          <table:table-cell/>
          <table:table-cell office:value-type="float" office:value="174">
            <text:p>174</text:p>
          </table:table-cell>
          <table:table-cell office:value-type="float" office:value="3877">
            <text:p>3877</text:p>
          </table:table-cell>
          <table:table-cell office:value-type="float" office:value="3751.33">
            <text:p>3751.33</text:p>
          </table:table-cell>
          <table:table-cell table:formula="of:=[.N182]-[.O182]" office:value-type="float" office:value="125.67">
            <text:p>125.67</text:p>
          </table:table-cell>
          <table:table-cell office:value-type="float" office:value="3884">
            <text:p>3884</text:p>
          </table:table-cell>
          <table:table-cell/>
          <table:table-cell office:value-type="float" office:value="174">
            <text:p>174</text:p>
          </table:table-cell>
          <table:table-cell office:value-type="float" office:value="3837">
            <text:p>3837</text:p>
          </table:table-cell>
          <table:table-cell office:value-type="float" office:value="3492.07">
            <text:p>3492.07</text:p>
          </table:table-cell>
          <table:table-cell table:formula="of:=[.T182]-[.U182]" office:value-type="float" office:value="344.93">
            <text:p>344.93</text:p>
          </table:table-cell>
          <table:table-cell office:value-type="float" office:value="3884">
            <text:p>3884</text:p>
          </table:table-cell>
          <table:table-cell/>
          <table:table-cell office:value-type="float" office:value="174">
            <text:p>174</text:p>
          </table:table-cell>
          <table:table-cell office:value-type="float" office:value="3877">
            <text:p>3877</text:p>
          </table:table-cell>
          <table:table-cell office:value-type="float" office:value="3796.41">
            <text:p>3796.41</text:p>
          </table:table-cell>
          <table:table-cell table:formula="of:=[.Z182]-[.AA182]" office:value-type="float" office:value="80.5900000000002">
            <text:p>80.59</text:p>
          </table:table-cell>
          <table:table-cell office:value-type="float" office:value="3884">
            <text:p>3884</text:p>
          </table:table-cell>
          <table:table-cell/>
          <table:table-cell office:value-type="float" office:value="174">
            <text:p>174</text:p>
          </table:table-cell>
          <table:table-cell office:value-type="float" office:value="3882">
            <text:p>3882</text:p>
          </table:table-cell>
          <table:table-cell office:value-type="float" office:value="3747.07">
            <text:p>3747.07</text:p>
          </table:table-cell>
          <table:table-cell table:formula="of:=[.AF182]-[.AG182]" office:value-type="float" office:value="134.93">
            <text:p>134.9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591">
            <text:p>3591</text:p>
          </table:table-cell>
          <table:table-cell office:value-type="float" office:value="2924.53">
            <text:p>2924.53</text:p>
          </table:table-cell>
          <table:table-cell table:formula="of:=[.B183]-[.C183]" office:value-type="float" office:value="666.47">
            <text:p>666.47</text:p>
          </table:table-cell>
          <table:table-cell office:value-type="float" office:value="3884">
            <text:p>3884</text:p>
          </table:table-cell>
          <table:table-cell/>
          <table:table-cell office:value-type="float" office:value="175">
            <text:p>175</text:p>
          </table:table-cell>
          <table:table-cell office:value-type="float" office:value="3502">
            <text:p>3502</text:p>
          </table:table-cell>
          <table:table-cell office:value-type="float" office:value="2931.75">
            <text:p>2931.75</text:p>
          </table:table-cell>
          <table:table-cell table:formula="of:=[.H183]-[.I183]" office:value-type="float" office:value="570.25">
            <text:p>570.25</text:p>
          </table:table-cell>
          <table:table-cell office:value-type="float" office:value="3884">
            <text:p>3884</text:p>
          </table:table-cell>
          <table:table-cell/>
          <table:table-cell office:value-type="float" office:value="175">
            <text:p>175</text:p>
          </table:table-cell>
          <table:table-cell office:value-type="float" office:value="3877">
            <text:p>3877</text:p>
          </table:table-cell>
          <table:table-cell office:value-type="float" office:value="3763.97">
            <text:p>3763.97</text:p>
          </table:table-cell>
          <table:table-cell table:formula="of:=[.N183]-[.O183]" office:value-type="float" office:value="113.03">
            <text:p>113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175">
            <text:p>175</text:p>
          </table:table-cell>
          <table:table-cell office:value-type="float" office:value="3826">
            <text:p>3826</text:p>
          </table:table-cell>
          <table:table-cell office:value-type="float" office:value="3550.87">
            <text:p>3550.87</text:p>
          </table:table-cell>
          <table:table-cell table:formula="of:=[.T183]-[.U183]" office:value-type="float" office:value="275.13">
            <text:p>275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175">
            <text:p>175</text:p>
          </table:table-cell>
          <table:table-cell office:value-type="float" office:value="3877">
            <text:p>3877</text:p>
          </table:table-cell>
          <table:table-cell office:value-type="float" office:value="3821.01">
            <text:p>3821.01</text:p>
          </table:table-cell>
          <table:table-cell table:formula="of:=[.Z183]-[.AA183]" office:value-type="float" office:value="55.9899999999998">
            <text:p>55.99</text:p>
          </table:table-cell>
          <table:table-cell office:value-type="float" office:value="3884">
            <text:p>3884</text:p>
          </table:table-cell>
          <table:table-cell/>
          <table:table-cell office:value-type="float" office:value="175">
            <text:p>175</text:p>
          </table:table-cell>
          <table:table-cell office:value-type="float" office:value="3882">
            <text:p>3882</text:p>
          </table:table-cell>
          <table:table-cell office:value-type="float" office:value="3768.99">
            <text:p>3768.99</text:p>
          </table:table-cell>
          <table:table-cell table:formula="of:=[.AF183]-[.AG183]" office:value-type="float" office:value="113.01">
            <text:p>113.0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533">
            <text:p>3533</text:p>
          </table:table-cell>
          <table:table-cell office:value-type="float" office:value="2887.73">
            <text:p>2887.73</text:p>
          </table:table-cell>
          <table:table-cell table:formula="of:=[.B184]-[.C184]" office:value-type="float" office:value="645.27">
            <text:p>645.27</text:p>
          </table:table-cell>
          <table:table-cell office:value-type="float" office:value="3884">
            <text:p>3884</text:p>
          </table:table-cell>
          <table:table-cell/>
          <table:table-cell office:value-type="float" office:value="176">
            <text:p>176</text:p>
          </table:table-cell>
          <table:table-cell office:value-type="float" office:value="3502">
            <text:p>3502</text:p>
          </table:table-cell>
          <table:table-cell office:value-type="float" office:value="2953.66">
            <text:p>2953.66</text:p>
          </table:table-cell>
          <table:table-cell table:formula="of:=[.H184]-[.I184]" office:value-type="float" office:value="548.34">
            <text:p>548.34</text:p>
          </table:table-cell>
          <table:table-cell office:value-type="float" office:value="3884">
            <text:p>3884</text:p>
          </table:table-cell>
          <table:table-cell/>
          <table:table-cell office:value-type="float" office:value="176">
            <text:p>176</text:p>
          </table:table-cell>
          <table:table-cell office:value-type="float" office:value="3877">
            <text:p>3877</text:p>
          </table:table-cell>
          <table:table-cell office:value-type="float" office:value="3800.75">
            <text:p>3800.75</text:p>
          </table:table-cell>
          <table:table-cell table:formula="of:=[.N184]-[.O184]" office:value-type="float" office:value="76.25">
            <text:p>76.25</text:p>
          </table:table-cell>
          <table:table-cell office:value-type="float" office:value="3884">
            <text:p>3884</text:p>
          </table:table-cell>
          <table:table-cell/>
          <table:table-cell office:value-type="float" office:value="176">
            <text:p>176</text:p>
          </table:table-cell>
          <table:table-cell office:value-type="float" office:value="3837">
            <text:p>3837</text:p>
          </table:table-cell>
          <table:table-cell office:value-type="float" office:value="3574.34">
            <text:p>3574.34</text:p>
          </table:table-cell>
          <table:table-cell table:formula="of:=[.T184]-[.U184]" office:value-type="float" office:value="262.66">
            <text:p>262.66</text:p>
          </table:table-cell>
          <table:table-cell office:value-type="float" office:value="3884">
            <text:p>3884</text:p>
          </table:table-cell>
          <table:table-cell/>
          <table:table-cell office:value-type="float" office:value="176">
            <text:p>176</text:p>
          </table:table-cell>
          <table:table-cell office:value-type="float" office:value="3877">
            <text:p>3877</text:p>
          </table:table-cell>
          <table:table-cell office:value-type="float" office:value="3794.28">
            <text:p>3794.28</text:p>
          </table:table-cell>
          <table:table-cell table:formula="of:=[.Z184]-[.AA184]" office:value-type="float" office:value="82.7199999999998">
            <text:p>82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176">
            <text:p>176</text:p>
          </table:table-cell>
          <table:table-cell office:value-type="float" office:value="3882">
            <text:p>3882</text:p>
          </table:table-cell>
          <table:table-cell office:value-type="float" office:value="2353.03">
            <text:p>2353.03</text:p>
          </table:table-cell>
          <table:table-cell table:formula="of:=[.AF184]-[.AG184]" office:value-type="float" office:value="1528.97">
            <text:p>1528.9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493">
            <text:p>3493</text:p>
          </table:table-cell>
          <table:table-cell office:value-type="float" office:value="2918.92">
            <text:p>2918.92</text:p>
          </table:table-cell>
          <table:table-cell table:formula="of:=[.B185]-[.C185]" office:value-type="float" office:value="574.08">
            <text:p>574.08</text:p>
          </table:table-cell>
          <table:table-cell office:value-type="float" office:value="3884">
            <text:p>3884</text:p>
          </table:table-cell>
          <table:table-cell/>
          <table:table-cell office:value-type="float" office:value="177">
            <text:p>177</text:p>
          </table:table-cell>
          <table:table-cell office:value-type="float" office:value="3475">
            <text:p>3475</text:p>
          </table:table-cell>
          <table:table-cell office:value-type="float" office:value="2919.79">
            <text:p>2919.79</text:p>
          </table:table-cell>
          <table:table-cell table:formula="of:=[.H185]-[.I185]" office:value-type="float" office:value="555.21">
            <text:p>555.21</text:p>
          </table:table-cell>
          <table:table-cell office:value-type="float" office:value="3884">
            <text:p>3884</text:p>
          </table:table-cell>
          <table:table-cell/>
          <table:table-cell office:value-type="float" office:value="177">
            <text:p>177</text:p>
          </table:table-cell>
          <table:table-cell office:value-type="float" office:value="3877">
            <text:p>3877</text:p>
          </table:table-cell>
          <table:table-cell office:value-type="float" office:value="3710.48">
            <text:p>3710.48</text:p>
          </table:table-cell>
          <table:table-cell table:formula="of:=[.N185]-[.O185]" office:value-type="float" office:value="166.52">
            <text:p>166.52</text:p>
          </table:table-cell>
          <table:table-cell office:value-type="float" office:value="3884">
            <text:p>3884</text:p>
          </table:table-cell>
          <table:table-cell/>
          <table:table-cell office:value-type="float" office:value="177">
            <text:p>177</text:p>
          </table:table-cell>
          <table:table-cell office:value-type="float" office:value="3837">
            <text:p>3837</text:p>
          </table:table-cell>
          <table:table-cell office:value-type="float" office:value="3635.36">
            <text:p>3635.36</text:p>
          </table:table-cell>
          <table:table-cell table:formula="of:=[.T185]-[.U185]" office:value-type="float" office:value="201.64">
            <text:p>201.64</text:p>
          </table:table-cell>
          <table:table-cell office:value-type="float" office:value="3884">
            <text:p>3884</text:p>
          </table:table-cell>
          <table:table-cell/>
          <table:table-cell office:value-type="float" office:value="177">
            <text:p>177</text:p>
          </table:table-cell>
          <table:table-cell office:value-type="float" office:value="3877">
            <text:p>3877</text:p>
          </table:table-cell>
          <table:table-cell office:value-type="float" office:value="3815.87">
            <text:p>3815.87</text:p>
          </table:table-cell>
          <table:table-cell table:formula="of:=[.Z185]-[.AA185]" office:value-type="float" office:value="61.1300000000001">
            <text:p>61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177">
            <text:p>177</text:p>
          </table:table-cell>
          <table:table-cell office:value-type="float" office:value="3882">
            <text:p>3882</text:p>
          </table:table-cell>
          <table:table-cell office:value-type="float" office:value="2528.42">
            <text:p>2528.42</text:p>
          </table:table-cell>
          <table:table-cell table:formula="of:=[.AF185]-[.AG185]" office:value-type="float" office:value="1353.58">
            <text:p>1353.5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536">
            <text:p>3536</text:p>
          </table:table-cell>
          <table:table-cell office:value-type="float" office:value="2991.84">
            <text:p>2991.84</text:p>
          </table:table-cell>
          <table:table-cell table:formula="of:=[.B186]-[.C186]" office:value-type="float" office:value="544.16">
            <text:p>544.16</text:p>
          </table:table-cell>
          <table:table-cell office:value-type="float" office:value="3884">
            <text:p>3884</text:p>
          </table:table-cell>
          <table:table-cell/>
          <table:table-cell office:value-type="float" office:value="178">
            <text:p>178</text:p>
          </table:table-cell>
          <table:table-cell office:value-type="float" office:value="3462">
            <text:p>3462</text:p>
          </table:table-cell>
          <table:table-cell office:value-type="float" office:value="2895.89">
            <text:p>2895.89</text:p>
          </table:table-cell>
          <table:table-cell table:formula="of:=[.H186]-[.I186]" office:value-type="float" office:value="566.11">
            <text:p>566.11</text:p>
          </table:table-cell>
          <table:table-cell office:value-type="float" office:value="3884">
            <text:p>3884</text:p>
          </table:table-cell>
          <table:table-cell/>
          <table:table-cell office:value-type="float" office:value="178">
            <text:p>178</text:p>
          </table:table-cell>
          <table:table-cell office:value-type="float" office:value="3877">
            <text:p>3877</text:p>
          </table:table-cell>
          <table:table-cell office:value-type="float" office:value="3755.62">
            <text:p>3755.62</text:p>
          </table:table-cell>
          <table:table-cell table:formula="of:=[.N186]-[.O186]" office:value-type="float" office:value="121.38">
            <text:p>121.38</text:p>
          </table:table-cell>
          <table:table-cell office:value-type="float" office:value="3884">
            <text:p>3884</text:p>
          </table:table-cell>
          <table:table-cell/>
          <table:table-cell office:value-type="float" office:value="178">
            <text:p>178</text:p>
          </table:table-cell>
          <table:table-cell office:value-type="float" office:value="3837">
            <text:p>3837</text:p>
          </table:table-cell>
          <table:table-cell office:value-type="float" office:value="3632.28">
            <text:p>3632.28</text:p>
          </table:table-cell>
          <table:table-cell table:formula="of:=[.T186]-[.U186]" office:value-type="float" office:value="204.72">
            <text:p>204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178">
            <text:p>178</text:p>
          </table:table-cell>
          <table:table-cell office:value-type="float" office:value="3877">
            <text:p>3877</text:p>
          </table:table-cell>
          <table:table-cell office:value-type="float" office:value="3780.93">
            <text:p>3780.93</text:p>
          </table:table-cell>
          <table:table-cell table:formula="of:=[.Z186]-[.AA186]" office:value-type="float" office:value="96.0700000000002">
            <text:p>96.07</text:p>
          </table:table-cell>
          <table:table-cell office:value-type="float" office:value="3884">
            <text:p>3884</text:p>
          </table:table-cell>
          <table:table-cell/>
          <table:table-cell office:value-type="float" office:value="178">
            <text:p>178</text:p>
          </table:table-cell>
          <table:table-cell office:value-type="float" office:value="3882">
            <text:p>3882</text:p>
          </table:table-cell>
          <table:table-cell office:value-type="float" office:value="2705.45">
            <text:p>2705.45</text:p>
          </table:table-cell>
          <table:table-cell table:formula="of:=[.AF186]-[.AG186]" office:value-type="float" office:value="1176.55">
            <text:p>1176.5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526">
            <text:p>3526</text:p>
          </table:table-cell>
          <table:table-cell office:value-type="float" office:value="3044.48">
            <text:p>3044.48</text:p>
          </table:table-cell>
          <table:table-cell table:formula="of:=[.B187]-[.C187]" office:value-type="float" office:value="481.52">
            <text:p>481.52</text:p>
          </table:table-cell>
          <table:table-cell office:value-type="float" office:value="3884">
            <text:p>3884</text:p>
          </table:table-cell>
          <table:table-cell/>
          <table:table-cell office:value-type="float" office:value="179">
            <text:p>179</text:p>
          </table:table-cell>
          <table:table-cell office:value-type="float" office:value="3462">
            <text:p>3462</text:p>
          </table:table-cell>
          <table:table-cell office:value-type="float" office:value="2881.91">
            <text:p>2881.91</text:p>
          </table:table-cell>
          <table:table-cell table:formula="of:=[.H187]-[.I187]" office:value-type="float" office:value="580.09">
            <text:p>580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179">
            <text:p>179</text:p>
          </table:table-cell>
          <table:table-cell office:value-type="float" office:value="3877">
            <text:p>3877</text:p>
          </table:table-cell>
          <table:table-cell office:value-type="float" office:value="3759.82">
            <text:p>3759.82</text:p>
          </table:table-cell>
          <table:table-cell table:formula="of:=[.N187]-[.O187]" office:value-type="float" office:value="117.18">
            <text:p>117.18</text:p>
          </table:table-cell>
          <table:table-cell office:value-type="float" office:value="3884">
            <text:p>3884</text:p>
          </table:table-cell>
          <table:table-cell/>
          <table:table-cell office:value-type="float" office:value="179">
            <text:p>179</text:p>
          </table:table-cell>
          <table:table-cell office:value-type="float" office:value="3826">
            <text:p>3826</text:p>
          </table:table-cell>
          <table:table-cell office:value-type="float" office:value="3609.45">
            <text:p>3609.45</text:p>
          </table:table-cell>
          <table:table-cell table:formula="of:=[.T187]-[.U187]" office:value-type="float" office:value="216.55">
            <text:p>216.55</text:p>
          </table:table-cell>
          <table:table-cell office:value-type="float" office:value="3884">
            <text:p>3884</text:p>
          </table:table-cell>
          <table:table-cell/>
          <table:table-cell office:value-type="float" office:value="179">
            <text:p>179</text:p>
          </table:table-cell>
          <table:table-cell office:value-type="float" office:value="3877">
            <text:p>3877</text:p>
          </table:table-cell>
          <table:table-cell office:value-type="float" office:value="3816.75">
            <text:p>3816.75</text:p>
          </table:table-cell>
          <table:table-cell table:formula="of:=[.Z187]-[.AA187]" office:value-type="float" office:value="60.25">
            <text:p>60.25</text:p>
          </table:table-cell>
          <table:table-cell office:value-type="float" office:value="3884">
            <text:p>3884</text:p>
          </table:table-cell>
          <table:table-cell/>
          <table:table-cell office:value-type="float" office:value="179">
            <text:p>179</text:p>
          </table:table-cell>
          <table:table-cell office:value-type="float" office:value="3882">
            <text:p>3882</text:p>
          </table:table-cell>
          <table:table-cell office:value-type="float" office:value="2862.03">
            <text:p>2862.03</text:p>
          </table:table-cell>
          <table:table-cell table:formula="of:=[.AF187]-[.AG187]" office:value-type="float" office:value="1019.97">
            <text:p>1019.9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526">
            <text:p>3526</text:p>
          </table:table-cell>
          <table:table-cell office:value-type="float" office:value="3078.93">
            <text:p>3078.93</text:p>
          </table:table-cell>
          <table:table-cell table:formula="of:=[.B188]-[.C188]" office:value-type="float" office:value="447.07">
            <text:p>447.07</text:p>
          </table:table-cell>
          <table:table-cell office:value-type="float" office:value="3884">
            <text:p>3884</text:p>
          </table:table-cell>
          <table:table-cell/>
          <table:table-cell office:value-type="float" office:value="180">
            <text:p>180</text:p>
          </table:table-cell>
          <table:table-cell office:value-type="float" office:value="3416">
            <text:p>3416</text:p>
          </table:table-cell>
          <table:table-cell office:value-type="float" office:value="2847.39">
            <text:p>2847.39</text:p>
          </table:table-cell>
          <table:table-cell table:formula="of:=[.H188]-[.I188]" office:value-type="float" office:value="568.61">
            <text:p>568.61</text:p>
          </table:table-cell>
          <table:table-cell office:value-type="float" office:value="3884">
            <text:p>3884</text:p>
          </table:table-cell>
          <table:table-cell/>
          <table:table-cell office:value-type="float" office:value="180">
            <text:p>180</text:p>
          </table:table-cell>
          <table:table-cell office:value-type="float" office:value="3877">
            <text:p>3877</text:p>
          </table:table-cell>
          <table:table-cell office:value-type="float" office:value="3755.57">
            <text:p>3755.57</text:p>
          </table:table-cell>
          <table:table-cell table:formula="of:=[.N188]-[.O188]" office:value-type="float" office:value="121.43">
            <text:p>121.43</text:p>
          </table:table-cell>
          <table:table-cell office:value-type="float" office:value="3884">
            <text:p>3884</text:p>
          </table:table-cell>
          <table:table-cell/>
          <table:table-cell office:value-type="float" office:value="180">
            <text:p>180</text:p>
          </table:table-cell>
          <table:table-cell office:value-type="float" office:value="3826">
            <text:p>3826</text:p>
          </table:table-cell>
          <table:table-cell office:value-type="float" office:value="3588.29">
            <text:p>3588.29</text:p>
          </table:table-cell>
          <table:table-cell table:formula="of:=[.T188]-[.U188]" office:value-type="float" office:value="237.71">
            <text:p>237.71</text:p>
          </table:table-cell>
          <table:table-cell office:value-type="float" office:value="3884">
            <text:p>3884</text:p>
          </table:table-cell>
          <table:table-cell/>
          <table:table-cell office:value-type="float" office:value="180">
            <text:p>180</text:p>
          </table:table-cell>
          <table:table-cell office:value-type="float" office:value="3877">
            <text:p>3877</text:p>
          </table:table-cell>
          <table:table-cell office:value-type="float" office:value="3809.59">
            <text:p>3809.59</text:p>
          </table:table-cell>
          <table:table-cell table:formula="of:=[.Z188]-[.AA188]" office:value-type="float" office:value="67.4099999999999">
            <text:p>67.41</text:p>
          </table:table-cell>
          <table:table-cell office:value-type="float" office:value="3884">
            <text:p>3884</text:p>
          </table:table-cell>
          <table:table-cell/>
          <table:table-cell office:value-type="float" office:value="180">
            <text:p>180</text:p>
          </table:table-cell>
          <table:table-cell office:value-type="float" office:value="3882">
            <text:p>3882</text:p>
          </table:table-cell>
          <table:table-cell office:value-type="float" office:value="3047.27">
            <text:p>3047.27</text:p>
          </table:table-cell>
          <table:table-cell table:formula="of:=[.AF188]-[.AG188]" office:value-type="float" office:value="834.73">
            <text:p>834.7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526">
            <text:p>3526</text:p>
          </table:table-cell>
          <table:table-cell office:value-type="float" office:value="3065.87">
            <text:p>3065.87</text:p>
          </table:table-cell>
          <table:table-cell table:formula="of:=[.B189]-[.C189]" office:value-type="float" office:value="460.13">
            <text:p>460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181">
            <text:p>181</text:p>
          </table:table-cell>
          <table:table-cell office:value-type="float" office:value="3452">
            <text:p>3452</text:p>
          </table:table-cell>
          <table:table-cell office:value-type="float" office:value="2863.09">
            <text:p>2863.09</text:p>
          </table:table-cell>
          <table:table-cell table:formula="of:=[.H189]-[.I189]" office:value-type="float" office:value="588.91">
            <text:p>588.91</text:p>
          </table:table-cell>
          <table:table-cell office:value-type="float" office:value="3884">
            <text:p>3884</text:p>
          </table:table-cell>
          <table:table-cell/>
          <table:table-cell office:value-type="float" office:value="181">
            <text:p>181</text:p>
          </table:table-cell>
          <table:table-cell office:value-type="float" office:value="3877">
            <text:p>3877</text:p>
          </table:table-cell>
          <table:table-cell office:value-type="float" office:value="3727.31">
            <text:p>3727.31</text:p>
          </table:table-cell>
          <table:table-cell table:formula="of:=[.N189]-[.O189]" office:value-type="float" office:value="149.69">
            <text:p>149.69</text:p>
          </table:table-cell>
          <table:table-cell office:value-type="float" office:value="3884">
            <text:p>3884</text:p>
          </table:table-cell>
          <table:table-cell/>
          <table:table-cell office:value-type="float" office:value="181">
            <text:p>181</text:p>
          </table:table-cell>
          <table:table-cell office:value-type="float" office:value="3835">
            <text:p>3835</text:p>
          </table:table-cell>
          <table:table-cell office:value-type="float" office:value="3646.52">
            <text:p>3646.52</text:p>
          </table:table-cell>
          <table:table-cell table:formula="of:=[.T189]-[.U189]" office:value-type="float" office:value="188.48">
            <text:p>188.48</text:p>
          </table:table-cell>
          <table:table-cell office:value-type="float" office:value="3884">
            <text:p>3884</text:p>
          </table:table-cell>
          <table:table-cell/>
          <table:table-cell office:value-type="float" office:value="181">
            <text:p>181</text:p>
          </table:table-cell>
          <table:table-cell office:value-type="float" office:value="3877">
            <text:p>3877</text:p>
          </table:table-cell>
          <table:table-cell office:value-type="float" office:value="3811.07">
            <text:p>3811.07</text:p>
          </table:table-cell>
          <table:table-cell table:formula="of:=[.Z189]-[.AA189]" office:value-type="float" office:value="65.9299999999998">
            <text:p>65.93</text:p>
          </table:table-cell>
          <table:table-cell office:value-type="float" office:value="3884">
            <text:p>3884</text:p>
          </table:table-cell>
          <table:table-cell/>
          <table:table-cell office:value-type="float" office:value="181">
            <text:p>181</text:p>
          </table:table-cell>
          <table:table-cell office:value-type="float" office:value="3882">
            <text:p>3882</text:p>
          </table:table-cell>
          <table:table-cell office:value-type="float" office:value="3233.89">
            <text:p>3233.89</text:p>
          </table:table-cell>
          <table:table-cell table:formula="of:=[.AF189]-[.AG189]" office:value-type="float" office:value="648.11">
            <text:p>648.1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526">
            <text:p>3526</text:p>
          </table:table-cell>
          <table:table-cell office:value-type="float" office:value="3023.19">
            <text:p>3023.19</text:p>
          </table:table-cell>
          <table:table-cell table:formula="of:=[.B190]-[.C190]" office:value-type="float" office:value="502.81">
            <text:p>502.81</text:p>
          </table:table-cell>
          <table:table-cell office:value-type="float" office:value="3884">
            <text:p>3884</text:p>
          </table:table-cell>
          <table:table-cell/>
          <table:table-cell office:value-type="float" office:value="182">
            <text:p>182</text:p>
          </table:table-cell>
          <table:table-cell office:value-type="float" office:value="3446">
            <text:p>3446</text:p>
          </table:table-cell>
          <table:table-cell office:value-type="float" office:value="2912.92">
            <text:p>2912.92</text:p>
          </table:table-cell>
          <table:table-cell table:formula="of:=[.H190]-[.I190]" office:value-type="float" office:value="533.08">
            <text:p>533.08</text:p>
          </table:table-cell>
          <table:table-cell office:value-type="float" office:value="3884">
            <text:p>3884</text:p>
          </table:table-cell>
          <table:table-cell/>
          <table:table-cell office:value-type="float" office:value="182">
            <text:p>182</text:p>
          </table:table-cell>
          <table:table-cell office:value-type="float" office:value="3877">
            <text:p>3877</text:p>
          </table:table-cell>
          <table:table-cell office:value-type="float" office:value="3796.08">
            <text:p>3796.08</text:p>
          </table:table-cell>
          <table:table-cell table:formula="of:=[.N190]-[.O190]" office:value-type="float" office:value="80.9200000000001">
            <text:p>80.92</text:p>
          </table:table-cell>
          <table:table-cell office:value-type="float" office:value="3884">
            <text:p>3884</text:p>
          </table:table-cell>
          <table:table-cell/>
          <table:table-cell office:value-type="float" office:value="182">
            <text:p>182</text:p>
          </table:table-cell>
          <table:table-cell office:value-type="float" office:value="3835">
            <text:p>3835</text:p>
          </table:table-cell>
          <table:table-cell office:value-type="float" office:value="3611.13">
            <text:p>3611.13</text:p>
          </table:table-cell>
          <table:table-cell table:formula="of:=[.T190]-[.U190]" office:value-type="float" office:value="223.87">
            <text:p>223.87</text:p>
          </table:table-cell>
          <table:table-cell office:value-type="float" office:value="3884">
            <text:p>3884</text:p>
          </table:table-cell>
          <table:table-cell/>
          <table:table-cell office:value-type="float" office:value="182">
            <text:p>182</text:p>
          </table:table-cell>
          <table:table-cell office:value-type="float" office:value="3877">
            <text:p>3877</text:p>
          </table:table-cell>
          <table:table-cell office:value-type="float" office:value="3816.54">
            <text:p>3816.54</text:p>
          </table:table-cell>
          <table:table-cell table:formula="of:=[.Z190]-[.AA190]" office:value-type="float" office:value="60.46">
            <text:p>60.46</text:p>
          </table:table-cell>
          <table:table-cell office:value-type="float" office:value="3884">
            <text:p>3884</text:p>
          </table:table-cell>
          <table:table-cell/>
          <table:table-cell office:value-type="float" office:value="182">
            <text:p>182</text:p>
          </table:table-cell>
          <table:table-cell office:value-type="float" office:value="3882">
            <text:p>3882</text:p>
          </table:table-cell>
          <table:table-cell office:value-type="float" office:value="3442.16">
            <text:p>3442.16</text:p>
          </table:table-cell>
          <table:table-cell table:formula="of:=[.AF190]-[.AG190]" office:value-type="float" office:value="439.84">
            <text:p>439.8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526">
            <text:p>3526</text:p>
          </table:table-cell>
          <table:table-cell office:value-type="float" office:value="3061.55">
            <text:p>3061.55</text:p>
          </table:table-cell>
          <table:table-cell table:formula="of:=[.B191]-[.C191]" office:value-type="float" office:value="464.45">
            <text:p>464.45</text:p>
          </table:table-cell>
          <table:table-cell office:value-type="float" office:value="3884">
            <text:p>3884</text:p>
          </table:table-cell>
          <table:table-cell/>
          <table:table-cell office:value-type="float" office:value="183">
            <text:p>183</text:p>
          </table:table-cell>
          <table:table-cell office:value-type="float" office:value="3416">
            <text:p>3416</text:p>
          </table:table-cell>
          <table:table-cell office:value-type="float" office:value="2906.45">
            <text:p>2906.45</text:p>
          </table:table-cell>
          <table:table-cell table:formula="of:=[.H191]-[.I191]" office:value-type="float" office:value="509.55">
            <text:p>509.55</text:p>
          </table:table-cell>
          <table:table-cell office:value-type="float" office:value="3884">
            <text:p>3884</text:p>
          </table:table-cell>
          <table:table-cell/>
          <table:table-cell office:value-type="float" office:value="183">
            <text:p>183</text:p>
          </table:table-cell>
          <table:table-cell office:value-type="float" office:value="3877">
            <text:p>3877</text:p>
          </table:table-cell>
          <table:table-cell office:value-type="float" office:value="3752.38">
            <text:p>3752.38</text:p>
          </table:table-cell>
          <table:table-cell table:formula="of:=[.N191]-[.O191]" office:value-type="float" office:value="124.62">
            <text:p>124.62</text:p>
          </table:table-cell>
          <table:table-cell office:value-type="float" office:value="3884">
            <text:p>3884</text:p>
          </table:table-cell>
          <table:table-cell/>
          <table:table-cell office:value-type="float" office:value="183">
            <text:p>183</text:p>
          </table:table-cell>
          <table:table-cell office:value-type="float" office:value="3835">
            <text:p>3835</text:p>
          </table:table-cell>
          <table:table-cell office:value-type="float" office:value="3671.68">
            <text:p>3671.68</text:p>
          </table:table-cell>
          <table:table-cell table:formula="of:=[.T191]-[.U191]" office:value-type="float" office:value="163.32">
            <text:p>163.32</text:p>
          </table:table-cell>
          <table:table-cell office:value-type="float" office:value="3884">
            <text:p>3884</text:p>
          </table:table-cell>
          <table:table-cell/>
          <table:table-cell office:value-type="float" office:value="183">
            <text:p>183</text:p>
          </table:table-cell>
          <table:table-cell office:value-type="float" office:value="3877">
            <text:p>3877</text:p>
          </table:table-cell>
          <table:table-cell office:value-type="float" office:value="3821.63">
            <text:p>3821.63</text:p>
          </table:table-cell>
          <table:table-cell table:formula="of:=[.Z191]-[.AA191]" office:value-type="float" office:value="55.3699999999999">
            <text:p>55.37</text:p>
          </table:table-cell>
          <table:table-cell office:value-type="float" office:value="3884">
            <text:p>3884</text:p>
          </table:table-cell>
          <table:table-cell/>
          <table:table-cell office:value-type="float" office:value="183">
            <text:p>183</text:p>
          </table:table-cell>
          <table:table-cell office:value-type="float" office:value="3882">
            <text:p>3882</text:p>
          </table:table-cell>
          <table:table-cell office:value-type="float" office:value="3570.16">
            <text:p>3570.16</text:p>
          </table:table-cell>
          <table:table-cell table:formula="of:=[.AF191]-[.AG191]" office:value-type="float" office:value="311.84">
            <text:p>311.8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586">
            <text:p>3586</text:p>
          </table:table-cell>
          <table:table-cell office:value-type="float" office:value="3039.91">
            <text:p>3039.91</text:p>
          </table:table-cell>
          <table:table-cell table:formula="of:=[.B192]-[.C192]" office:value-type="float" office:value="546.09">
            <text:p>546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184">
            <text:p>184</text:p>
          </table:table-cell>
          <table:table-cell office:value-type="float" office:value="3416">
            <text:p>3416</text:p>
          </table:table-cell>
          <table:table-cell office:value-type="float" office:value="2953.27">
            <text:p>2953.27</text:p>
          </table:table-cell>
          <table:table-cell table:formula="of:=[.H192]-[.I192]" office:value-type="float" office:value="462.73">
            <text:p>462.73</text:p>
          </table:table-cell>
          <table:table-cell office:value-type="float" office:value="3884">
            <text:p>3884</text:p>
          </table:table-cell>
          <table:table-cell/>
          <table:table-cell office:value-type="float" office:value="184">
            <text:p>184</text:p>
          </table:table-cell>
          <table:table-cell office:value-type="float" office:value="3877">
            <text:p>3877</text:p>
          </table:table-cell>
          <table:table-cell office:value-type="float" office:value="3725.97">
            <text:p>3725.97</text:p>
          </table:table-cell>
          <table:table-cell table:formula="of:=[.N192]-[.O192]" office:value-type="float" office:value="151.03">
            <text:p>151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184">
            <text:p>184</text:p>
          </table:table-cell>
          <table:table-cell office:value-type="float" office:value="3835">
            <text:p>3835</text:p>
          </table:table-cell>
          <table:table-cell office:value-type="float" office:value="3666.91">
            <text:p>3666.91</text:p>
          </table:table-cell>
          <table:table-cell table:formula="of:=[.T192]-[.U192]" office:value-type="float" office:value="168.09">
            <text:p>168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184">
            <text:p>184</text:p>
          </table:table-cell>
          <table:table-cell office:value-type="float" office:value="3877">
            <text:p>3877</text:p>
          </table:table-cell>
          <table:table-cell office:value-type="float" office:value="3820.7">
            <text:p>3820.7</text:p>
          </table:table-cell>
          <table:table-cell table:formula="of:=[.Z192]-[.AA192]" office:value-type="float" office:value="56.3000000000002">
            <text:p>56.3</text:p>
          </table:table-cell>
          <table:table-cell office:value-type="float" office:value="3884">
            <text:p>3884</text:p>
          </table:table-cell>
          <table:table-cell/>
          <table:table-cell office:value-type="float" office:value="184">
            <text:p>184</text:p>
          </table:table-cell>
          <table:table-cell office:value-type="float" office:value="3882">
            <text:p>3882</text:p>
          </table:table-cell>
          <table:table-cell office:value-type="float" office:value="3618.34">
            <text:p>3618.34</text:p>
          </table:table-cell>
          <table:table-cell table:formula="of:=[.AF192]-[.AG192]" office:value-type="float" office:value="263.66">
            <text:p>263.6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586">
            <text:p>3586</text:p>
          </table:table-cell>
          <table:table-cell office:value-type="float" office:value="3064.89">
            <text:p>3064.89</text:p>
          </table:table-cell>
          <table:table-cell table:formula="of:=[.B193]-[.C193]" office:value-type="float" office:value="521.11">
            <text:p>521.11</text:p>
          </table:table-cell>
          <table:table-cell office:value-type="float" office:value="3884">
            <text:p>3884</text:p>
          </table:table-cell>
          <table:table-cell/>
          <table:table-cell office:value-type="float" office:value="185">
            <text:p>185</text:p>
          </table:table-cell>
          <table:table-cell office:value-type="float" office:value="3403">
            <text:p>3403</text:p>
          </table:table-cell>
          <table:table-cell office:value-type="float" office:value="2946.94">
            <text:p>2946.94</text:p>
          </table:table-cell>
          <table:table-cell table:formula="of:=[.H193]-[.I193]" office:value-type="float" office:value="456.06">
            <text:p>456.06</text:p>
          </table:table-cell>
          <table:table-cell office:value-type="float" office:value="3884">
            <text:p>3884</text:p>
          </table:table-cell>
          <table:table-cell/>
          <table:table-cell office:value-type="float" office:value="185">
            <text:p>185</text:p>
          </table:table-cell>
          <table:table-cell office:value-type="float" office:value="3877">
            <text:p>3877</text:p>
          </table:table-cell>
          <table:table-cell office:value-type="float" office:value="3799.61">
            <text:p>3799.61</text:p>
          </table:table-cell>
          <table:table-cell table:formula="of:=[.N193]-[.O193]" office:value-type="float" office:value="77.3899999999999">
            <text:p>77.39</text:p>
          </table:table-cell>
          <table:table-cell office:value-type="float" office:value="3884">
            <text:p>3884</text:p>
          </table:table-cell>
          <table:table-cell/>
          <table:table-cell office:value-type="float" office:value="185">
            <text:p>185</text:p>
          </table:table-cell>
          <table:table-cell office:value-type="float" office:value="3837">
            <text:p>3837</text:p>
          </table:table-cell>
          <table:table-cell office:value-type="float" office:value="3684.13">
            <text:p>3684.13</text:p>
          </table:table-cell>
          <table:table-cell table:formula="of:=[.T193]-[.U193]" office:value-type="float" office:value="152.87">
            <text:p>152.87</text:p>
          </table:table-cell>
          <table:table-cell office:value-type="float" office:value="3884">
            <text:p>3884</text:p>
          </table:table-cell>
          <table:table-cell/>
          <table:table-cell office:value-type="float" office:value="185">
            <text:p>185</text:p>
          </table:table-cell>
          <table:table-cell office:value-type="float" office:value="3877">
            <text:p>3877</text:p>
          </table:table-cell>
          <table:table-cell office:value-type="float" office:value="3825.45">
            <text:p>3825.45</text:p>
          </table:table-cell>
          <table:table-cell table:formula="of:=[.Z193]-[.AA193]" office:value-type="float" office:value="51.5500000000002">
            <text:p>51.55</text:p>
          </table:table-cell>
          <table:table-cell office:value-type="float" office:value="3884">
            <text:p>3884</text:p>
          </table:table-cell>
          <table:table-cell/>
          <table:table-cell office:value-type="float" office:value="185">
            <text:p>185</text:p>
          </table:table-cell>
          <table:table-cell office:value-type="float" office:value="3882">
            <text:p>3882</text:p>
          </table:table-cell>
          <table:table-cell office:value-type="float" office:value="3653.56">
            <text:p>3653.56</text:p>
          </table:table-cell>
          <table:table-cell table:formula="of:=[.AF193]-[.AG193]" office:value-type="float" office:value="228.44">
            <text:p>228.4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541">
            <text:p>3541</text:p>
          </table:table-cell>
          <table:table-cell office:value-type="float" office:value="3107.2">
            <text:p>3107.2</text:p>
          </table:table-cell>
          <table:table-cell table:formula="of:=[.B194]-[.C194]" office:value-type="float" office:value="433.8">
            <text:p>433.8</text:p>
          </table:table-cell>
          <table:table-cell office:value-type="float" office:value="3884">
            <text:p>3884</text:p>
          </table:table-cell>
          <table:table-cell/>
          <table:table-cell office:value-type="float" office:value="186">
            <text:p>186</text:p>
          </table:table-cell>
          <table:table-cell office:value-type="float" office:value="3403">
            <text:p>3403</text:p>
          </table:table-cell>
          <table:table-cell office:value-type="float" office:value="2914.75">
            <text:p>2914.75</text:p>
          </table:table-cell>
          <table:table-cell table:formula="of:=[.H194]-[.I194]" office:value-type="float" office:value="488.25">
            <text:p>488.25</text:p>
          </table:table-cell>
          <table:table-cell office:value-type="float" office:value="3884">
            <text:p>3884</text:p>
          </table:table-cell>
          <table:table-cell/>
          <table:table-cell office:value-type="float" office:value="186">
            <text:p>186</text:p>
          </table:table-cell>
          <table:table-cell office:value-type="float" office:value="3877">
            <text:p>3877</text:p>
          </table:table-cell>
          <table:table-cell office:value-type="float" office:value="3772.38">
            <text:p>3772.38</text:p>
          </table:table-cell>
          <table:table-cell table:formula="of:=[.N194]-[.O194]" office:value-type="float" office:value="104.62">
            <text:p>104.62</text:p>
          </table:table-cell>
          <table:table-cell office:value-type="float" office:value="3884">
            <text:p>3884</text:p>
          </table:table-cell>
          <table:table-cell/>
          <table:table-cell office:value-type="float" office:value="186">
            <text:p>186</text:p>
          </table:table-cell>
          <table:table-cell office:value-type="float" office:value="3837">
            <text:p>3837</text:p>
          </table:table-cell>
          <table:table-cell office:value-type="float" office:value="3693.25">
            <text:p>3693.25</text:p>
          </table:table-cell>
          <table:table-cell table:formula="of:=[.T194]-[.U194]" office:value-type="float" office:value="143.75">
            <text:p>143.75</text:p>
          </table:table-cell>
          <table:table-cell office:value-type="float" office:value="3884">
            <text:p>3884</text:p>
          </table:table-cell>
          <table:table-cell/>
          <table:table-cell office:value-type="float" office:value="186">
            <text:p>186</text:p>
          </table:table-cell>
          <table:table-cell office:value-type="float" office:value="3877">
            <text:p>3877</text:p>
          </table:table-cell>
          <table:table-cell office:value-type="float" office:value="3792.58">
            <text:p>3792.58</text:p>
          </table:table-cell>
          <table:table-cell table:formula="of:=[.Z194]-[.AA194]" office:value-type="float" office:value="84.4200000000001">
            <text:p>84.42</text:p>
          </table:table-cell>
          <table:table-cell office:value-type="float" office:value="3884">
            <text:p>3884</text:p>
          </table:table-cell>
          <table:table-cell/>
          <table:table-cell office:value-type="float" office:value="186">
            <text:p>186</text:p>
          </table:table-cell>
          <table:table-cell office:value-type="float" office:value="3882">
            <text:p>3882</text:p>
          </table:table-cell>
          <table:table-cell office:value-type="float" office:value="3706.11">
            <text:p>3706.11</text:p>
          </table:table-cell>
          <table:table-cell table:formula="of:=[.AF194]-[.AG194]" office:value-type="float" office:value="175.89">
            <text:p>175.8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541">
            <text:p>3541</text:p>
          </table:table-cell>
          <table:table-cell office:value-type="float" office:value="3090.27">
            <text:p>3090.27</text:p>
          </table:table-cell>
          <table:table-cell table:formula="of:=[.B195]-[.C195]" office:value-type="float" office:value="450.73">
            <text:p>450.73</text:p>
          </table:table-cell>
          <table:table-cell office:value-type="float" office:value="3884">
            <text:p>3884</text:p>
          </table:table-cell>
          <table:table-cell/>
          <table:table-cell office:value-type="float" office:value="187">
            <text:p>187</text:p>
          </table:table-cell>
          <table:table-cell office:value-type="float" office:value="3464">
            <text:p>3464</text:p>
          </table:table-cell>
          <table:table-cell office:value-type="float" office:value="2995.09">
            <text:p>2995.09</text:p>
          </table:table-cell>
          <table:table-cell table:formula="of:=[.H195]-[.I195]" office:value-type="float" office:value="468.91">
            <text:p>468.91</text:p>
          </table:table-cell>
          <table:table-cell office:value-type="float" office:value="3884">
            <text:p>3884</text:p>
          </table:table-cell>
          <table:table-cell/>
          <table:table-cell office:value-type="float" office:value="187">
            <text:p>187</text:p>
          </table:table-cell>
          <table:table-cell office:value-type="float" office:value="3877">
            <text:p>3877</text:p>
          </table:table-cell>
          <table:table-cell office:value-type="float" office:value="3786.46">
            <text:p>3786.46</text:p>
          </table:table-cell>
          <table:table-cell table:formula="of:=[.N195]-[.O195]" office:value-type="float" office:value="90.54">
            <text:p>90.54</text:p>
          </table:table-cell>
          <table:table-cell office:value-type="float" office:value="3884">
            <text:p>3884</text:p>
          </table:table-cell>
          <table:table-cell/>
          <table:table-cell office:value-type="float" office:value="187">
            <text:p>187</text:p>
          </table:table-cell>
          <table:table-cell office:value-type="float" office:value="3858">
            <text:p>3858</text:p>
          </table:table-cell>
          <table:table-cell office:value-type="float" office:value="3627.1">
            <text:p>3627.1</text:p>
          </table:table-cell>
          <table:table-cell table:formula="of:=[.T195]-[.U195]" office:value-type="float" office:value="230.9">
            <text:p>230.9</text:p>
          </table:table-cell>
          <table:table-cell office:value-type="float" office:value="3884">
            <text:p>3884</text:p>
          </table:table-cell>
          <table:table-cell/>
          <table:table-cell office:value-type="float" office:value="187">
            <text:p>187</text:p>
          </table:table-cell>
          <table:table-cell office:value-type="float" office:value="3877">
            <text:p>3877</text:p>
          </table:table-cell>
          <table:table-cell office:value-type="float" office:value="3800.57">
            <text:p>3800.57</text:p>
          </table:table-cell>
          <table:table-cell table:formula="of:=[.Z195]-[.AA195]" office:value-type="float" office:value="76.4299999999998">
            <text:p>76.43</text:p>
          </table:table-cell>
          <table:table-cell office:value-type="float" office:value="3884">
            <text:p>3884</text:p>
          </table:table-cell>
          <table:table-cell/>
          <table:table-cell office:value-type="float" office:value="187">
            <text:p>187</text:p>
          </table:table-cell>
          <table:table-cell office:value-type="float" office:value="3882">
            <text:p>3882</text:p>
          </table:table-cell>
          <table:table-cell office:value-type="float" office:value="3715.5">
            <text:p>3715.5</text:p>
          </table:table-cell>
          <table:table-cell table:formula="of:=[.AF195]-[.AG195]" office:value-type="float" office:value="166.5">
            <text:p>166.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541">
            <text:p>3541</text:p>
          </table:table-cell>
          <table:table-cell office:value-type="float" office:value="3090.42">
            <text:p>3090.42</text:p>
          </table:table-cell>
          <table:table-cell table:formula="of:=[.B196]-[.C196]" office:value-type="float" office:value="450.58">
            <text:p>450.58</text:p>
          </table:table-cell>
          <table:table-cell office:value-type="float" office:value="3884">
            <text:p>3884</text:p>
          </table:table-cell>
          <table:table-cell/>
          <table:table-cell office:value-type="float" office:value="188">
            <text:p>188</text:p>
          </table:table-cell>
          <table:table-cell office:value-type="float" office:value="3360">
            <text:p>3360</text:p>
          </table:table-cell>
          <table:table-cell office:value-type="float" office:value="2981.86">
            <text:p>2981.86</text:p>
          </table:table-cell>
          <table:table-cell table:formula="of:=[.H196]-[.I196]" office:value-type="float" office:value="378.14">
            <text:p>378.14</text:p>
          </table:table-cell>
          <table:table-cell office:value-type="float" office:value="3884">
            <text:p>3884</text:p>
          </table:table-cell>
          <table:table-cell/>
          <table:table-cell office:value-type="float" office:value="188">
            <text:p>188</text:p>
          </table:table-cell>
          <table:table-cell office:value-type="float" office:value="3877">
            <text:p>3877</text:p>
          </table:table-cell>
          <table:table-cell office:value-type="float" office:value="3769.3">
            <text:p>3769.3</text:p>
          </table:table-cell>
          <table:table-cell table:formula="of:=[.N196]-[.O196]" office:value-type="float" office:value="107.7">
            <text:p>107.7</text:p>
          </table:table-cell>
          <table:table-cell office:value-type="float" office:value="3884">
            <text:p>3884</text:p>
          </table:table-cell>
          <table:table-cell/>
          <table:table-cell office:value-type="float" office:value="188">
            <text:p>188</text:p>
          </table:table-cell>
          <table:table-cell office:value-type="float" office:value="3858">
            <text:p>3858</text:p>
          </table:table-cell>
          <table:table-cell office:value-type="float" office:value="3655.5">
            <text:p>3655.5</text:p>
          </table:table-cell>
          <table:table-cell table:formula="of:=[.T196]-[.U196]" office:value-type="float" office:value="202.5">
            <text:p>202.5</text:p>
          </table:table-cell>
          <table:table-cell office:value-type="float" office:value="3884">
            <text:p>3884</text:p>
          </table:table-cell>
          <table:table-cell/>
          <table:table-cell office:value-type="float" office:value="188">
            <text:p>188</text:p>
          </table:table-cell>
          <table:table-cell office:value-type="float" office:value="3877">
            <text:p>3877</text:p>
          </table:table-cell>
          <table:table-cell office:value-type="float" office:value="3827.07">
            <text:p>3827.07</text:p>
          </table:table-cell>
          <table:table-cell table:formula="of:=[.Z196]-[.AA196]" office:value-type="float" office:value="49.9299999999998">
            <text:p>49.93</text:p>
          </table:table-cell>
          <table:table-cell office:value-type="float" office:value="3884">
            <text:p>3884</text:p>
          </table:table-cell>
          <table:table-cell/>
          <table:table-cell office:value-type="float" office:value="188">
            <text:p>188</text:p>
          </table:table-cell>
          <table:table-cell office:value-type="float" office:value="3882">
            <text:p>3882</text:p>
          </table:table-cell>
          <table:table-cell office:value-type="float" office:value="3759.22">
            <text:p>3759.22</text:p>
          </table:table-cell>
          <table:table-cell table:formula="of:=[.AF196]-[.AG196]" office:value-type="float" office:value="122.78">
            <text:p>122.7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615">
            <text:p>3615</text:p>
          </table:table-cell>
          <table:table-cell office:value-type="float" office:value="3070.46">
            <text:p>3070.46</text:p>
          </table:table-cell>
          <table:table-cell table:formula="of:=[.B197]-[.C197]" office:value-type="float" office:value="544.54">
            <text:p>544.54</text:p>
          </table:table-cell>
          <table:table-cell office:value-type="float" office:value="3884">
            <text:p>3884</text:p>
          </table:table-cell>
          <table:table-cell/>
          <table:table-cell office:value-type="float" office:value="189">
            <text:p>189</text:p>
          </table:table-cell>
          <table:table-cell office:value-type="float" office:value="3448">
            <text:p>3448</text:p>
          </table:table-cell>
          <table:table-cell office:value-type="float" office:value="3000.31">
            <text:p>3000.31</text:p>
          </table:table-cell>
          <table:table-cell table:formula="of:=[.H197]-[.I197]" office:value-type="float" office:value="447.69">
            <text:p>447.69</text:p>
          </table:table-cell>
          <table:table-cell office:value-type="float" office:value="3884">
            <text:p>3884</text:p>
          </table:table-cell>
          <table:table-cell/>
          <table:table-cell office:value-type="float" office:value="189">
            <text:p>189</text:p>
          </table:table-cell>
          <table:table-cell office:value-type="float" office:value="3877">
            <text:p>3877</text:p>
          </table:table-cell>
          <table:table-cell office:value-type="float" office:value="3782.55">
            <text:p>3782.55</text:p>
          </table:table-cell>
          <table:table-cell table:formula="of:=[.N197]-[.O197]" office:value-type="float" office:value="94.4499999999998">
            <text:p>94.45</text:p>
          </table:table-cell>
          <table:table-cell office:value-type="float" office:value="3884">
            <text:p>3884</text:p>
          </table:table-cell>
          <table:table-cell/>
          <table:table-cell office:value-type="float" office:value="189">
            <text:p>189</text:p>
          </table:table-cell>
          <table:table-cell office:value-type="float" office:value="3858">
            <text:p>3858</text:p>
          </table:table-cell>
          <table:table-cell office:value-type="float" office:value="3609.43">
            <text:p>3609.43</text:p>
          </table:table-cell>
          <table:table-cell table:formula="of:=[.T197]-[.U197]" office:value-type="float" office:value="248.57">
            <text:p>248.57</text:p>
          </table:table-cell>
          <table:table-cell office:value-type="float" office:value="3884">
            <text:p>3884</text:p>
          </table:table-cell>
          <table:table-cell/>
          <table:table-cell office:value-type="float" office:value="189">
            <text:p>189</text:p>
          </table:table-cell>
          <table:table-cell office:value-type="float" office:value="3877">
            <text:p>3877</text:p>
          </table:table-cell>
          <table:table-cell office:value-type="float" office:value="3814.58">
            <text:p>3814.58</text:p>
          </table:table-cell>
          <table:table-cell table:formula="of:=[.Z197]-[.AA197]" office:value-type="float" office:value="62.4200000000001">
            <text:p>62.42</text:p>
          </table:table-cell>
          <table:table-cell office:value-type="float" office:value="3884">
            <text:p>3884</text:p>
          </table:table-cell>
          <table:table-cell/>
          <table:table-cell office:value-type="float" office:value="189">
            <text:p>189</text:p>
          </table:table-cell>
          <table:table-cell office:value-type="float" office:value="3882">
            <text:p>3882</text:p>
          </table:table-cell>
          <table:table-cell office:value-type="float" office:value="3750.8">
            <text:p>3750.8</text:p>
          </table:table-cell>
          <table:table-cell table:formula="of:=[.AF197]-[.AG197]" office:value-type="float" office:value="131.2">
            <text:p>131.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678">
            <text:p>3678</text:p>
          </table:table-cell>
          <table:table-cell office:value-type="float" office:value="3059.16">
            <text:p>3059.16</text:p>
          </table:table-cell>
          <table:table-cell table:formula="of:=[.B198]-[.C198]" office:value-type="float" office:value="618.84">
            <text:p>618.84</text:p>
          </table:table-cell>
          <table:table-cell office:value-type="float" office:value="3884">
            <text:p>3884</text:p>
          </table:table-cell>
          <table:table-cell/>
          <table:table-cell office:value-type="float" office:value="190">
            <text:p>190</text:p>
          </table:table-cell>
          <table:table-cell office:value-type="float" office:value="3407">
            <text:p>3407</text:p>
          </table:table-cell>
          <table:table-cell office:value-type="float" office:value="3023.04">
            <text:p>3023.04</text:p>
          </table:table-cell>
          <table:table-cell table:formula="of:=[.H198]-[.I198]" office:value-type="float" office:value="383.96">
            <text:p>383.96</text:p>
          </table:table-cell>
          <table:table-cell office:value-type="float" office:value="3884">
            <text:p>3884</text:p>
          </table:table-cell>
          <table:table-cell/>
          <table:table-cell office:value-type="float" office:value="190">
            <text:p>190</text:p>
          </table:table-cell>
          <table:table-cell office:value-type="float" office:value="3877">
            <text:p>3877</text:p>
          </table:table-cell>
          <table:table-cell office:value-type="float" office:value="3717.84">
            <text:p>3717.84</text:p>
          </table:table-cell>
          <table:table-cell table:formula="of:=[.N198]-[.O198]" office:value-type="float" office:value="159.16">
            <text:p>159.16</text:p>
          </table:table-cell>
          <table:table-cell office:value-type="float" office:value="3884">
            <text:p>3884</text:p>
          </table:table-cell>
          <table:table-cell/>
          <table:table-cell office:value-type="float" office:value="190">
            <text:p>190</text:p>
          </table:table-cell>
          <table:table-cell office:value-type="float" office:value="3858">
            <text:p>3858</text:p>
          </table:table-cell>
          <table:table-cell office:value-type="float" office:value="3635.58">
            <text:p>3635.58</text:p>
          </table:table-cell>
          <table:table-cell table:formula="of:=[.T198]-[.U198]" office:value-type="float" office:value="222.42">
            <text:p>222.42</text:p>
          </table:table-cell>
          <table:table-cell office:value-type="float" office:value="3884">
            <text:p>3884</text:p>
          </table:table-cell>
          <table:table-cell/>
          <table:table-cell office:value-type="float" office:value="190">
            <text:p>190</text:p>
          </table:table-cell>
          <table:table-cell office:value-type="float" office:value="3877">
            <text:p>3877</text:p>
          </table:table-cell>
          <table:table-cell office:value-type="float" office:value="3827.66">
            <text:p>3827.66</text:p>
          </table:table-cell>
          <table:table-cell table:formula="of:=[.Z198]-[.AA198]" office:value-type="float" office:value="49.3400000000001">
            <text:p>49.34</text:p>
          </table:table-cell>
          <table:table-cell office:value-type="float" office:value="3884">
            <text:p>3884</text:p>
          </table:table-cell>
          <table:table-cell/>
          <table:table-cell office:value-type="float" office:value="190">
            <text:p>190</text:p>
          </table:table-cell>
          <table:table-cell office:value-type="float" office:value="3882">
            <text:p>3882</text:p>
          </table:table-cell>
          <table:table-cell office:value-type="float" office:value="3784.12">
            <text:p>3784.12</text:p>
          </table:table-cell>
          <table:table-cell table:formula="of:=[.AF198]-[.AG198]" office:value-type="float" office:value="97.8800000000001">
            <text:p>97.8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678">
            <text:p>3678</text:p>
          </table:table-cell>
          <table:table-cell office:value-type="float" office:value="3034.76">
            <text:p>3034.76</text:p>
          </table:table-cell>
          <table:table-cell table:formula="of:=[.B199]-[.C199]" office:value-type="float" office:value="643.24">
            <text:p>643.24</text:p>
          </table:table-cell>
          <table:table-cell office:value-type="float" office:value="3884">
            <text:p>3884</text:p>
          </table:table-cell>
          <table:table-cell/>
          <table:table-cell office:value-type="float" office:value="191">
            <text:p>191</text:p>
          </table:table-cell>
          <table:table-cell office:value-type="float" office:value="3363">
            <text:p>3363</text:p>
          </table:table-cell>
          <table:table-cell office:value-type="float" office:value="3013.72">
            <text:p>3013.72</text:p>
          </table:table-cell>
          <table:table-cell table:formula="of:=[.H199]-[.I199]" office:value-type="float" office:value="349.28">
            <text:p>349.28</text:p>
          </table:table-cell>
          <table:table-cell office:value-type="float" office:value="3884">
            <text:p>3884</text:p>
          </table:table-cell>
          <table:table-cell/>
          <table:table-cell office:value-type="float" office:value="191">
            <text:p>191</text:p>
          </table:table-cell>
          <table:table-cell office:value-type="float" office:value="3877">
            <text:p>3877</text:p>
          </table:table-cell>
          <table:table-cell office:value-type="float" office:value="3754.8">
            <text:p>3754.8</text:p>
          </table:table-cell>
          <table:table-cell table:formula="of:=[.N199]-[.O199]" office:value-type="float" office:value="122.2">
            <text:p>122.2</text:p>
          </table:table-cell>
          <table:table-cell office:value-type="float" office:value="3884">
            <text:p>3884</text:p>
          </table:table-cell>
          <table:table-cell/>
          <table:table-cell office:value-type="float" office:value="191">
            <text:p>191</text:p>
          </table:table-cell>
          <table:table-cell office:value-type="float" office:value="3858">
            <text:p>3858</text:p>
          </table:table-cell>
          <table:table-cell office:value-type="float" office:value="3653.47">
            <text:p>3653.47</text:p>
          </table:table-cell>
          <table:table-cell table:formula="of:=[.T199]-[.U199]" office:value-type="float" office:value="204.53">
            <text:p>204.53</text:p>
          </table:table-cell>
          <table:table-cell office:value-type="float" office:value="3884">
            <text:p>3884</text:p>
          </table:table-cell>
          <table:table-cell/>
          <table:table-cell office:value-type="float" office:value="191">
            <text:p>191</text:p>
          </table:table-cell>
          <table:table-cell office:value-type="float" office:value="3877">
            <text:p>3877</text:p>
          </table:table-cell>
          <table:table-cell office:value-type="float" office:value="3819.39">
            <text:p>3819.39</text:p>
          </table:table-cell>
          <table:table-cell table:formula="of:=[.Z199]-[.AA199]" office:value-type="float" office:value="57.6100000000001">
            <text:p>57.61</text:p>
          </table:table-cell>
          <table:table-cell office:value-type="float" office:value="3884">
            <text:p>3884</text:p>
          </table:table-cell>
          <table:table-cell/>
          <table:table-cell office:value-type="float" office:value="191">
            <text:p>191</text:p>
          </table:table-cell>
          <table:table-cell office:value-type="float" office:value="3882">
            <text:p>3882</text:p>
          </table:table-cell>
          <table:table-cell office:value-type="float" office:value="2396.53">
            <text:p>2396.53</text:p>
          </table:table-cell>
          <table:table-cell table:formula="of:=[.AF199]-[.AG199]" office:value-type="float" office:value="1485.47">
            <text:p>1485.4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619">
            <text:p>3619</text:p>
          </table:table-cell>
          <table:table-cell office:value-type="float" office:value="3021.07">
            <text:p>3021.07</text:p>
          </table:table-cell>
          <table:table-cell table:formula="of:=[.B200]-[.C200]" office:value-type="float" office:value="597.93">
            <text:p>597.93</text:p>
          </table:table-cell>
          <table:table-cell office:value-type="float" office:value="3884">
            <text:p>3884</text:p>
          </table:table-cell>
          <table:table-cell/>
          <table:table-cell office:value-type="float" office:value="192">
            <text:p>192</text:p>
          </table:table-cell>
          <table:table-cell office:value-type="float" office:value="3353">
            <text:p>3353</text:p>
          </table:table-cell>
          <table:table-cell office:value-type="float" office:value="2974.35">
            <text:p>2974.35</text:p>
          </table:table-cell>
          <table:table-cell table:formula="of:=[.H200]-[.I200]" office:value-type="float" office:value="378.65">
            <text:p>378.65</text:p>
          </table:table-cell>
          <table:table-cell office:value-type="float" office:value="3884">
            <text:p>3884</text:p>
          </table:table-cell>
          <table:table-cell/>
          <table:table-cell office:value-type="float" office:value="192">
            <text:p>192</text:p>
          </table:table-cell>
          <table:table-cell office:value-type="float" office:value="3877">
            <text:p>3877</text:p>
          </table:table-cell>
          <table:table-cell office:value-type="float" office:value="3749.32">
            <text:p>3749.32</text:p>
          </table:table-cell>
          <table:table-cell table:formula="of:=[.N200]-[.O200]" office:value-type="float" office:value="127.68">
            <text:p>127.68</text:p>
          </table:table-cell>
          <table:table-cell office:value-type="float" office:value="3884">
            <text:p>3884</text:p>
          </table:table-cell>
          <table:table-cell/>
          <table:table-cell office:value-type="float" office:value="192">
            <text:p>192</text:p>
          </table:table-cell>
          <table:table-cell office:value-type="float" office:value="3822">
            <text:p>3822</text:p>
          </table:table-cell>
          <table:table-cell office:value-type="float" office:value="3602.16">
            <text:p>3602.16</text:p>
          </table:table-cell>
          <table:table-cell table:formula="of:=[.T200]-[.U200]" office:value-type="float" office:value="219.84">
            <text:p>219.84</text:p>
          </table:table-cell>
          <table:table-cell office:value-type="float" office:value="3884">
            <text:p>3884</text:p>
          </table:table-cell>
          <table:table-cell/>
          <table:table-cell office:value-type="float" office:value="192">
            <text:p>192</text:p>
          </table:table-cell>
          <table:table-cell office:value-type="float" office:value="3877">
            <text:p>3877</text:p>
          </table:table-cell>
          <table:table-cell office:value-type="float" office:value="3810.49">
            <text:p>3810.49</text:p>
          </table:table-cell>
          <table:table-cell table:formula="of:=[.Z200]-[.AA200]" office:value-type="float" office:value="66.5100000000002">
            <text:p>66.51</text:p>
          </table:table-cell>
          <table:table-cell office:value-type="float" office:value="3884">
            <text:p>3884</text:p>
          </table:table-cell>
          <table:table-cell/>
          <table:table-cell office:value-type="float" office:value="192">
            <text:p>192</text:p>
          </table:table-cell>
          <table:table-cell office:value-type="float" office:value="3882">
            <text:p>3882</text:p>
          </table:table-cell>
          <table:table-cell office:value-type="float" office:value="2644.87">
            <text:p>2644.87</text:p>
          </table:table-cell>
          <table:table-cell table:formula="of:=[.AF200]-[.AG200]" office:value-type="float" office:value="1237.13">
            <text:p>1237.1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619">
            <text:p>3619</text:p>
          </table:table-cell>
          <table:table-cell office:value-type="float" office:value="2988.28">
            <text:p>2988.28</text:p>
          </table:table-cell>
          <table:table-cell table:formula="of:=[.B201]-[.C201]" office:value-type="float" office:value="630.72">
            <text:p>630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193">
            <text:p>193</text:p>
          </table:table-cell>
          <table:table-cell office:value-type="float" office:value="3433">
            <text:p>3433</text:p>
          </table:table-cell>
          <table:table-cell office:value-type="float" office:value="3010.54">
            <text:p>3010.54</text:p>
          </table:table-cell>
          <table:table-cell table:formula="of:=[.H201]-[.I201]" office:value-type="float" office:value="422.46">
            <text:p>422.46</text:p>
          </table:table-cell>
          <table:table-cell office:value-type="float" office:value="3884">
            <text:p>3884</text:p>
          </table:table-cell>
          <table:table-cell/>
          <table:table-cell office:value-type="float" office:value="193">
            <text:p>193</text:p>
          </table:table-cell>
          <table:table-cell office:value-type="float" office:value="3877">
            <text:p>3877</text:p>
          </table:table-cell>
          <table:table-cell office:value-type="float" office:value="3702.43">
            <text:p>3702.43</text:p>
          </table:table-cell>
          <table:table-cell table:formula="of:=[.N201]-[.O201]" office:value-type="float" office:value="174.57">
            <text:p>174.57</text:p>
          </table:table-cell>
          <table:table-cell office:value-type="float" office:value="3884">
            <text:p>3884</text:p>
          </table:table-cell>
          <table:table-cell/>
          <table:table-cell office:value-type="float" office:value="193">
            <text:p>193</text:p>
          </table:table-cell>
          <table:table-cell office:value-type="float" office:value="3822">
            <text:p>3822</text:p>
          </table:table-cell>
          <table:table-cell office:value-type="float" office:value="3658.81">
            <text:p>3658.81</text:p>
          </table:table-cell>
          <table:table-cell table:formula="of:=[.T201]-[.U201]" office:value-type="float" office:value="163.19">
            <text:p>163.19</text:p>
          </table:table-cell>
          <table:table-cell office:value-type="float" office:value="3884">
            <text:p>3884</text:p>
          </table:table-cell>
          <table:table-cell/>
          <table:table-cell office:value-type="float" office:value="193">
            <text:p>193</text:p>
          </table:table-cell>
          <table:table-cell office:value-type="float" office:value="3877">
            <text:p>3877</text:p>
          </table:table-cell>
          <table:table-cell office:value-type="float" office:value="3812.15">
            <text:p>3812.15</text:p>
          </table:table-cell>
          <table:table-cell table:formula="of:=[.Z201]-[.AA201]" office:value-type="float" office:value="64.8499999999999">
            <text:p>64.85</text:p>
          </table:table-cell>
          <table:table-cell office:value-type="float" office:value="3884">
            <text:p>3884</text:p>
          </table:table-cell>
          <table:table-cell/>
          <table:table-cell office:value-type="float" office:value="193">
            <text:p>193</text:p>
          </table:table-cell>
          <table:table-cell office:value-type="float" office:value="3882">
            <text:p>3882</text:p>
          </table:table-cell>
          <table:table-cell office:value-type="float" office:value="2819.66">
            <text:p>2819.66</text:p>
          </table:table-cell>
          <table:table-cell table:formula="of:=[.AF201]-[.AG201]" office:value-type="float" office:value="1062.34">
            <text:p>1062.3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581">
            <text:p>3581</text:p>
          </table:table-cell>
          <table:table-cell office:value-type="float" office:value="2997.14">
            <text:p>2997.14</text:p>
          </table:table-cell>
          <table:table-cell table:formula="of:=[.B202]-[.C202]" office:value-type="float" office:value="583.86">
            <text:p>583.86</text:p>
          </table:table-cell>
          <table:table-cell office:value-type="float" office:value="3884">
            <text:p>3884</text:p>
          </table:table-cell>
          <table:table-cell/>
          <table:table-cell office:value-type="float" office:value="194">
            <text:p>194</text:p>
          </table:table-cell>
          <table:table-cell office:value-type="float" office:value="3433">
            <text:p>3433</text:p>
          </table:table-cell>
          <table:table-cell office:value-type="float" office:value="2946.85">
            <text:p>2946.85</text:p>
          </table:table-cell>
          <table:table-cell table:formula="of:=[.H202]-[.I202]" office:value-type="float" office:value="486.15">
            <text:p>486.15</text:p>
          </table:table-cell>
          <table:table-cell office:value-type="float" office:value="3884">
            <text:p>3884</text:p>
          </table:table-cell>
          <table:table-cell/>
          <table:table-cell office:value-type="float" office:value="194">
            <text:p>194</text:p>
          </table:table-cell>
          <table:table-cell office:value-type="float" office:value="3877">
            <text:p>3877</text:p>
          </table:table-cell>
          <table:table-cell office:value-type="float" office:value="3714.8">
            <text:p>3714.8</text:p>
          </table:table-cell>
          <table:table-cell table:formula="of:=[.N202]-[.O202]" office:value-type="float" office:value="162.2">
            <text:p>162.2</text:p>
          </table:table-cell>
          <table:table-cell office:value-type="float" office:value="3884">
            <text:p>3884</text:p>
          </table:table-cell>
          <table:table-cell/>
          <table:table-cell office:value-type="float" office:value="194">
            <text:p>194</text:p>
          </table:table-cell>
          <table:table-cell office:value-type="float" office:value="3858">
            <text:p>3858</text:p>
          </table:table-cell>
          <table:table-cell office:value-type="float" office:value="3656.52">
            <text:p>3656.52</text:p>
          </table:table-cell>
          <table:table-cell table:formula="of:=[.T202]-[.U202]" office:value-type="float" office:value="201.48">
            <text:p>201.48</text:p>
          </table:table-cell>
          <table:table-cell office:value-type="float" office:value="3884">
            <text:p>3884</text:p>
          </table:table-cell>
          <table:table-cell/>
          <table:table-cell office:value-type="float" office:value="194">
            <text:p>194</text:p>
          </table:table-cell>
          <table:table-cell office:value-type="float" office:value="3877">
            <text:p>3877</text:p>
          </table:table-cell>
          <table:table-cell office:value-type="float" office:value="3815.45">
            <text:p>3815.45</text:p>
          </table:table-cell>
          <table:table-cell table:formula="of:=[.Z202]-[.AA202]" office:value-type="float" office:value="61.5500000000002">
            <text:p>61.55</text:p>
          </table:table-cell>
          <table:table-cell office:value-type="float" office:value="3884">
            <text:p>3884</text:p>
          </table:table-cell>
          <table:table-cell/>
          <table:table-cell office:value-type="float" office:value="194">
            <text:p>194</text:p>
          </table:table-cell>
          <table:table-cell office:value-type="float" office:value="3882">
            <text:p>3882</text:p>
          </table:table-cell>
          <table:table-cell office:value-type="float" office:value="2946.63">
            <text:p>2946.63</text:p>
          </table:table-cell>
          <table:table-cell table:formula="of:=[.AF202]-[.AG202]" office:value-type="float" office:value="935.37">
            <text:p>935.3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581">
            <text:p>3581</text:p>
          </table:table-cell>
          <table:table-cell office:value-type="float" office:value="2961.26">
            <text:p>2961.26</text:p>
          </table:table-cell>
          <table:table-cell table:formula="of:=[.B203]-[.C203]" office:value-type="float" office:value="619.74">
            <text:p>619.74</text:p>
          </table:table-cell>
          <table:table-cell office:value-type="float" office:value="3884">
            <text:p>3884</text:p>
          </table:table-cell>
          <table:table-cell/>
          <table:table-cell office:value-type="float" office:value="195">
            <text:p>195</text:p>
          </table:table-cell>
          <table:table-cell office:value-type="float" office:value="3433">
            <text:p>3433</text:p>
          </table:table-cell>
          <table:table-cell office:value-type="float" office:value="2933.98">
            <text:p>2933.98</text:p>
          </table:table-cell>
          <table:table-cell table:formula="of:=[.H203]-[.I203]" office:value-type="float" office:value="499.02">
            <text:p>499.02</text:p>
          </table:table-cell>
          <table:table-cell office:value-type="float" office:value="3884">
            <text:p>3884</text:p>
          </table:table-cell>
          <table:table-cell/>
          <table:table-cell office:value-type="float" office:value="195">
            <text:p>195</text:p>
          </table:table-cell>
          <table:table-cell office:value-type="float" office:value="3877">
            <text:p>3877</text:p>
          </table:table-cell>
          <table:table-cell office:value-type="float" office:value="3653.98">
            <text:p>3653.98</text:p>
          </table:table-cell>
          <table:table-cell table:formula="of:=[.N203]-[.O203]" office:value-type="float" office:value="223.02">
            <text:p>223.02</text:p>
          </table:table-cell>
          <table:table-cell office:value-type="float" office:value="3884">
            <text:p>3884</text:p>
          </table:table-cell>
          <table:table-cell/>
          <table:table-cell office:value-type="float" office:value="195">
            <text:p>195</text:p>
          </table:table-cell>
          <table:table-cell office:value-type="float" office:value="3858">
            <text:p>3858</text:p>
          </table:table-cell>
          <table:table-cell office:value-type="float" office:value="3654.73">
            <text:p>3654.73</text:p>
          </table:table-cell>
          <table:table-cell table:formula="of:=[.T203]-[.U203]" office:value-type="float" office:value="203.27">
            <text:p>203.27</text:p>
          </table:table-cell>
          <table:table-cell office:value-type="float" office:value="3884">
            <text:p>3884</text:p>
          </table:table-cell>
          <table:table-cell/>
          <table:table-cell office:value-type="float" office:value="195">
            <text:p>195</text:p>
          </table:table-cell>
          <table:table-cell office:value-type="float" office:value="3877">
            <text:p>3877</text:p>
          </table:table-cell>
          <table:table-cell office:value-type="float" office:value="3827.02">
            <text:p>3827.02</text:p>
          </table:table-cell>
          <table:table-cell table:formula="of:=[.Z203]-[.AA203]" office:value-type="float" office:value="49.98">
            <text:p>49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195">
            <text:p>195</text:p>
          </table:table-cell>
          <table:table-cell office:value-type="float" office:value="3882">
            <text:p>3882</text:p>
          </table:table-cell>
          <table:table-cell office:value-type="float" office:value="3099.25">
            <text:p>3099.25</text:p>
          </table:table-cell>
          <table:table-cell table:formula="of:=[.AF203]-[.AG203]" office:value-type="float" office:value="782.75">
            <text:p>782.7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581">
            <text:p>3581</text:p>
          </table:table-cell>
          <table:table-cell office:value-type="float" office:value="3016.49">
            <text:p>3016.49</text:p>
          </table:table-cell>
          <table:table-cell table:formula="of:=[.B204]-[.C204]" office:value-type="float" office:value="564.51">
            <text:p>564.51</text:p>
          </table:table-cell>
          <table:table-cell office:value-type="float" office:value="3884">
            <text:p>3884</text:p>
          </table:table-cell>
          <table:table-cell/>
          <table:table-cell office:value-type="float" office:value="196">
            <text:p>196</text:p>
          </table:table-cell>
          <table:table-cell office:value-type="float" office:value="3433">
            <text:p>3433</text:p>
          </table:table-cell>
          <table:table-cell office:value-type="float" office:value="2962.32">
            <text:p>2962.32</text:p>
          </table:table-cell>
          <table:table-cell table:formula="of:=[.H204]-[.I204]" office:value-type="float" office:value="470.68">
            <text:p>470.68</text:p>
          </table:table-cell>
          <table:table-cell office:value-type="float" office:value="3884">
            <text:p>3884</text:p>
          </table:table-cell>
          <table:table-cell/>
          <table:table-cell office:value-type="float" office:value="196">
            <text:p>196</text:p>
          </table:table-cell>
          <table:table-cell office:value-type="float" office:value="3877">
            <text:p>3877</text:p>
          </table:table-cell>
          <table:table-cell office:value-type="float" office:value="3783.5">
            <text:p>3783.5</text:p>
          </table:table-cell>
          <table:table-cell table:formula="of:=[.N204]-[.O204]" office:value-type="float" office:value="93.5">
            <text:p>93.5</text:p>
          </table:table-cell>
          <table:table-cell office:value-type="float" office:value="3884">
            <text:p>3884</text:p>
          </table:table-cell>
          <table:table-cell/>
          <table:table-cell office:value-type="float" office:value="196">
            <text:p>196</text:p>
          </table:table-cell>
          <table:table-cell office:value-type="float" office:value="3858">
            <text:p>3858</text:p>
          </table:table-cell>
          <table:table-cell office:value-type="float" office:value="3582.08">
            <text:p>3582.08</text:p>
          </table:table-cell>
          <table:table-cell table:formula="of:=[.T204]-[.U204]" office:value-type="float" office:value="275.92">
            <text:p>275.92</text:p>
          </table:table-cell>
          <table:table-cell office:value-type="float" office:value="3884">
            <text:p>3884</text:p>
          </table:table-cell>
          <table:table-cell/>
          <table:table-cell office:value-type="float" office:value="196">
            <text:p>196</text:p>
          </table:table-cell>
          <table:table-cell office:value-type="float" office:value="3877">
            <text:p>3877</text:p>
          </table:table-cell>
          <table:table-cell office:value-type="float" office:value="3819.74">
            <text:p>3819.74</text:p>
          </table:table-cell>
          <table:table-cell table:formula="of:=[.Z204]-[.AA204]" office:value-type="float" office:value="57.2600000000002">
            <text:p>57.26</text:p>
          </table:table-cell>
          <table:table-cell office:value-type="float" office:value="3884">
            <text:p>3884</text:p>
          </table:table-cell>
          <table:table-cell/>
          <table:table-cell office:value-type="float" office:value="196">
            <text:p>196</text:p>
          </table:table-cell>
          <table:table-cell office:value-type="float" office:value="3882">
            <text:p>3882</text:p>
          </table:table-cell>
          <table:table-cell office:value-type="float" office:value="3241.47">
            <text:p>3241.47</text:p>
          </table:table-cell>
          <table:table-cell table:formula="of:=[.AF204]-[.AG204]" office:value-type="float" office:value="640.53">
            <text:p>640.5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508">
            <text:p>3508</text:p>
          </table:table-cell>
          <table:table-cell office:value-type="float" office:value="3039.1">
            <text:p>3039.1</text:p>
          </table:table-cell>
          <table:table-cell table:formula="of:=[.B205]-[.C205]" office:value-type="float" office:value="468.9">
            <text:p>468.9</text:p>
          </table:table-cell>
          <table:table-cell office:value-type="float" office:value="3884">
            <text:p>3884</text:p>
          </table:table-cell>
          <table:table-cell/>
          <table:table-cell office:value-type="float" office:value="197">
            <text:p>197</text:p>
          </table:table-cell>
          <table:table-cell office:value-type="float" office:value="3433">
            <text:p>3433</text:p>
          </table:table-cell>
          <table:table-cell office:value-type="float" office:value="2882.13">
            <text:p>2882.13</text:p>
          </table:table-cell>
          <table:table-cell table:formula="of:=[.H205]-[.I205]" office:value-type="float" office:value="550.87">
            <text:p>550.87</text:p>
          </table:table-cell>
          <table:table-cell office:value-type="float" office:value="3884">
            <text:p>3884</text:p>
          </table:table-cell>
          <table:table-cell/>
          <table:table-cell office:value-type="float" office:value="197">
            <text:p>197</text:p>
          </table:table-cell>
          <table:table-cell office:value-type="float" office:value="3877">
            <text:p>3877</text:p>
          </table:table-cell>
          <table:table-cell office:value-type="float" office:value="3780.6">
            <text:p>3780.6</text:p>
          </table:table-cell>
          <table:table-cell table:formula="of:=[.N205]-[.O205]" office:value-type="float" office:value="96.4000000000001">
            <text:p>96.4</text:p>
          </table:table-cell>
          <table:table-cell office:value-type="float" office:value="3884">
            <text:p>3884</text:p>
          </table:table-cell>
          <table:table-cell/>
          <table:table-cell office:value-type="float" office:value="197">
            <text:p>197</text:p>
          </table:table-cell>
          <table:table-cell office:value-type="float" office:value="3867">
            <text:p>3867</text:p>
          </table:table-cell>
          <table:table-cell office:value-type="float" office:value="3568.84">
            <text:p>3568.84</text:p>
          </table:table-cell>
          <table:table-cell table:formula="of:=[.T205]-[.U205]" office:value-type="float" office:value="298.16">
            <text:p>298.16</text:p>
          </table:table-cell>
          <table:table-cell office:value-type="float" office:value="3884">
            <text:p>3884</text:p>
          </table:table-cell>
          <table:table-cell/>
          <table:table-cell office:value-type="float" office:value="197">
            <text:p>197</text:p>
          </table:table-cell>
          <table:table-cell office:value-type="float" office:value="3877">
            <text:p>3877</text:p>
          </table:table-cell>
          <table:table-cell office:value-type="float" office:value="3826.91">
            <text:p>3826.91</text:p>
          </table:table-cell>
          <table:table-cell table:formula="of:=[.Z205]-[.AA205]" office:value-type="float" office:value="50.0900000000001">
            <text:p>50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197">
            <text:p>197</text:p>
          </table:table-cell>
          <table:table-cell office:value-type="float" office:value="3882">
            <text:p>3882</text:p>
          </table:table-cell>
          <table:table-cell office:value-type="float" office:value="3447.57">
            <text:p>3447.57</text:p>
          </table:table-cell>
          <table:table-cell table:formula="of:=[.AF205]-[.AG205]" office:value-type="float" office:value="434.43">
            <text:p>434.4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508">
            <text:p>3508</text:p>
          </table:table-cell>
          <table:table-cell office:value-type="float" office:value="2990.66">
            <text:p>2990.66</text:p>
          </table:table-cell>
          <table:table-cell table:formula="of:=[.B206]-[.C206]" office:value-type="float" office:value="517.34">
            <text:p>517.34</text:p>
          </table:table-cell>
          <table:table-cell office:value-type="float" office:value="3884">
            <text:p>3884</text:p>
          </table:table-cell>
          <table:table-cell/>
          <table:table-cell office:value-type="float" office:value="198">
            <text:p>198</text:p>
          </table:table-cell>
          <table:table-cell office:value-type="float" office:value="3501">
            <text:p>3501</text:p>
          </table:table-cell>
          <table:table-cell office:value-type="float" office:value="2890.36">
            <text:p>2890.36</text:p>
          </table:table-cell>
          <table:table-cell table:formula="of:=[.H206]-[.I206]" office:value-type="float" office:value="610.64">
            <text:p>610.64</text:p>
          </table:table-cell>
          <table:table-cell office:value-type="float" office:value="3884">
            <text:p>3884</text:p>
          </table:table-cell>
          <table:table-cell/>
          <table:table-cell office:value-type="float" office:value="198">
            <text:p>198</text:p>
          </table:table-cell>
          <table:table-cell office:value-type="float" office:value="3877">
            <text:p>3877</text:p>
          </table:table-cell>
          <table:table-cell office:value-type="float" office:value="3755.99">
            <text:p>3755.99</text:p>
          </table:table-cell>
          <table:table-cell table:formula="of:=[.N206]-[.O206]" office:value-type="float" office:value="121.01">
            <text:p>121.01</text:p>
          </table:table-cell>
          <table:table-cell office:value-type="float" office:value="3884">
            <text:p>3884</text:p>
          </table:table-cell>
          <table:table-cell/>
          <table:table-cell office:value-type="float" office:value="198">
            <text:p>198</text:p>
          </table:table-cell>
          <table:table-cell office:value-type="float" office:value="3867">
            <text:p>3867</text:p>
          </table:table-cell>
          <table:table-cell office:value-type="float" office:value="3641.47">
            <text:p>3641.47</text:p>
          </table:table-cell>
          <table:table-cell table:formula="of:=[.T206]-[.U206]" office:value-type="float" office:value="225.53">
            <text:p>225.53</text:p>
          </table:table-cell>
          <table:table-cell office:value-type="float" office:value="3884">
            <text:p>3884</text:p>
          </table:table-cell>
          <table:table-cell/>
          <table:table-cell office:value-type="float" office:value="198">
            <text:p>198</text:p>
          </table:table-cell>
          <table:table-cell office:value-type="float" office:value="3877">
            <text:p>3877</text:p>
          </table:table-cell>
          <table:table-cell office:value-type="float" office:value="3835.24">
            <text:p>3835.24</text:p>
          </table:table-cell>
          <table:table-cell table:formula="of:=[.Z206]-[.AA206]" office:value-type="float" office:value="41.7600000000002">
            <text:p>41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198">
            <text:p>198</text:p>
          </table:table-cell>
          <table:table-cell office:value-type="float" office:value="3882">
            <text:p>3882</text:p>
          </table:table-cell>
          <table:table-cell office:value-type="float" office:value="3622.61">
            <text:p>3622.61</text:p>
          </table:table-cell>
          <table:table-cell table:formula="of:=[.AF206]-[.AG206]" office:value-type="float" office:value="259.39">
            <text:p>259.3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508">
            <text:p>3508</text:p>
          </table:table-cell>
          <table:table-cell office:value-type="float" office:value="3028.88">
            <text:p>3028.88</text:p>
          </table:table-cell>
          <table:table-cell table:formula="of:=[.B207]-[.C207]" office:value-type="float" office:value="479.12">
            <text:p>479.12</text:p>
          </table:table-cell>
          <table:table-cell office:value-type="float" office:value="3884">
            <text:p>3884</text:p>
          </table:table-cell>
          <table:table-cell/>
          <table:table-cell office:value-type="float" office:value="199">
            <text:p>199</text:p>
          </table:table-cell>
          <table:table-cell office:value-type="float" office:value="3501">
            <text:p>3501</text:p>
          </table:table-cell>
          <table:table-cell office:value-type="float" office:value="2917.94">
            <text:p>2917.94</text:p>
          </table:table-cell>
          <table:table-cell table:formula="of:=[.H207]-[.I207]" office:value-type="float" office:value="583.06">
            <text:p>583.06</text:p>
          </table:table-cell>
          <table:table-cell office:value-type="float" office:value="3884">
            <text:p>3884</text:p>
          </table:table-cell>
          <table:table-cell/>
          <table:table-cell office:value-type="float" office:value="199">
            <text:p>199</text:p>
          </table:table-cell>
          <table:table-cell office:value-type="float" office:value="3877">
            <text:p>3877</text:p>
          </table:table-cell>
          <table:table-cell office:value-type="float" office:value="3725.21">
            <text:p>3725.21</text:p>
          </table:table-cell>
          <table:table-cell table:formula="of:=[.N207]-[.O207]" office:value-type="float" office:value="151.79">
            <text:p>151.79</text:p>
          </table:table-cell>
          <table:table-cell office:value-type="float" office:value="3884">
            <text:p>3884</text:p>
          </table:table-cell>
          <table:table-cell/>
          <table:table-cell office:value-type="float" office:value="199">
            <text:p>199</text:p>
          </table:table-cell>
          <table:table-cell office:value-type="float" office:value="3859">
            <text:p>3859</text:p>
          </table:table-cell>
          <table:table-cell office:value-type="float" office:value="3628.44">
            <text:p>3628.44</text:p>
          </table:table-cell>
          <table:table-cell table:formula="of:=[.T207]-[.U207]" office:value-type="float" office:value="230.56">
            <text:p>230.56</text:p>
          </table:table-cell>
          <table:table-cell office:value-type="float" office:value="3884">
            <text:p>3884</text:p>
          </table:table-cell>
          <table:table-cell/>
          <table:table-cell office:value-type="float" office:value="199">
            <text:p>199</text:p>
          </table:table-cell>
          <table:table-cell office:value-type="float" office:value="3877">
            <text:p>3877</text:p>
          </table:table-cell>
          <table:table-cell office:value-type="float" office:value="3820.78">
            <text:p>3820.78</text:p>
          </table:table-cell>
          <table:table-cell table:formula="of:=[.Z207]-[.AA207]" office:value-type="float" office:value="56.2199999999998">
            <text:p>56.22</text:p>
          </table:table-cell>
          <table:table-cell office:value-type="float" office:value="3884">
            <text:p>3884</text:p>
          </table:table-cell>
          <table:table-cell/>
          <table:table-cell office:value-type="float" office:value="199">
            <text:p>199</text:p>
          </table:table-cell>
          <table:table-cell office:value-type="float" office:value="3882">
            <text:p>3882</text:p>
          </table:table-cell>
          <table:table-cell office:value-type="float" office:value="3676.35">
            <text:p>3676.35</text:p>
          </table:table-cell>
          <table:table-cell table:formula="of:=[.AF207]-[.AG207]" office:value-type="float" office:value="205.65">
            <text:p>205.6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518">
            <text:p>3518</text:p>
          </table:table-cell>
          <table:table-cell office:value-type="float" office:value="3021.25">
            <text:p>3021.25</text:p>
          </table:table-cell>
          <table:table-cell table:formula="of:=[.B208]-[.C208]" office:value-type="float" office:value="496.75">
            <text:p>496.75</text:p>
          </table:table-cell>
          <table:table-cell office:value-type="float" office:value="3884">
            <text:p>3884</text:p>
          </table:table-cell>
          <table:table-cell/>
          <table:table-cell office:value-type="float" office:value="200">
            <text:p>200</text:p>
          </table:table-cell>
          <table:table-cell office:value-type="float" office:value="3501">
            <text:p>3501</text:p>
          </table:table-cell>
          <table:table-cell office:value-type="float" office:value="2919.05">
            <text:p>2919.05</text:p>
          </table:table-cell>
          <table:table-cell table:formula="of:=[.H208]-[.I208]" office:value-type="float" office:value="581.95">
            <text:p>581.95</text:p>
          </table:table-cell>
          <table:table-cell office:value-type="float" office:value="3884">
            <text:p>3884</text:p>
          </table:table-cell>
          <table:table-cell/>
          <table:table-cell office:value-type="float" office:value="200">
            <text:p>200</text:p>
          </table:table-cell>
          <table:table-cell office:value-type="float" office:value="3877">
            <text:p>3877</text:p>
          </table:table-cell>
          <table:table-cell office:value-type="float" office:value="3720.43">
            <text:p>3720.43</text:p>
          </table:table-cell>
          <table:table-cell table:formula="of:=[.N208]-[.O208]" office:value-type="float" office:value="156.57">
            <text:p>156.57</text:p>
          </table:table-cell>
          <table:table-cell office:value-type="float" office:value="3884">
            <text:p>3884</text:p>
          </table:table-cell>
          <table:table-cell/>
          <table:table-cell office:value-type="float" office:value="200">
            <text:p>200</text:p>
          </table:table-cell>
          <table:table-cell office:value-type="float" office:value="3867">
            <text:p>3867</text:p>
          </table:table-cell>
          <table:table-cell office:value-type="float" office:value="3677.89">
            <text:p>3677.89</text:p>
          </table:table-cell>
          <table:table-cell table:formula="of:=[.T208]-[.U208]" office:value-type="float" office:value="189.11">
            <text:p>189.11</text:p>
          </table:table-cell>
          <table:table-cell office:value-type="float" office:value="3884">
            <text:p>3884</text:p>
          </table:table-cell>
          <table:table-cell/>
          <table:table-cell office:value-type="float" office:value="200">
            <text:p>200</text:p>
          </table:table-cell>
          <table:table-cell office:value-type="float" office:value="3877">
            <text:p>3877</text:p>
          </table:table-cell>
          <table:table-cell office:value-type="float" office:value="3822.62">
            <text:p>3822.62</text:p>
          </table:table-cell>
          <table:table-cell table:formula="of:=[.Z208]-[.AA208]" office:value-type="float" office:value="54.3800000000001">
            <text:p>54.38</text:p>
          </table:table-cell>
          <table:table-cell office:value-type="float" office:value="3884">
            <text:p>3884</text:p>
          </table:table-cell>
          <table:table-cell/>
          <table:table-cell office:value-type="float" office:value="200">
            <text:p>200</text:p>
          </table:table-cell>
          <table:table-cell office:value-type="float" office:value="3882">
            <text:p>3882</text:p>
          </table:table-cell>
          <table:table-cell office:value-type="float" office:value="3672.61">
            <text:p>3672.61</text:p>
          </table:table-cell>
          <table:table-cell table:formula="of:=[.AF208]-[.AG208]" office:value-type="float" office:value="209.39">
            <text:p>209.3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435">
            <text:p>3435</text:p>
          </table:table-cell>
          <table:table-cell office:value-type="float" office:value="3029.95">
            <text:p>3029.95</text:p>
          </table:table-cell>
          <table:table-cell table:formula="of:=[.B209]-[.C209]" office:value-type="float" office:value="405.05">
            <text:p>405.05</text:p>
          </table:table-cell>
          <table:table-cell office:value-type="float" office:value="3884">
            <text:p>3884</text:p>
          </table:table-cell>
          <table:table-cell/>
          <table:table-cell office:value-type="float" office:value="201">
            <text:p>201</text:p>
          </table:table-cell>
          <table:table-cell office:value-type="float" office:value="3501">
            <text:p>3501</text:p>
          </table:table-cell>
          <table:table-cell office:value-type="float" office:value="2954.15">
            <text:p>2954.15</text:p>
          </table:table-cell>
          <table:table-cell table:formula="of:=[.H209]-[.I209]" office:value-type="float" office:value="546.85">
            <text:p>546.85</text:p>
          </table:table-cell>
          <table:table-cell office:value-type="float" office:value="3884">
            <text:p>3884</text:p>
          </table:table-cell>
          <table:table-cell/>
          <table:table-cell office:value-type="float" office:value="201">
            <text:p>201</text:p>
          </table:table-cell>
          <table:table-cell office:value-type="float" office:value="3877">
            <text:p>3877</text:p>
          </table:table-cell>
          <table:table-cell office:value-type="float" office:value="3706.82">
            <text:p>3706.82</text:p>
          </table:table-cell>
          <table:table-cell table:formula="of:=[.N209]-[.O209]" office:value-type="float" office:value="170.18">
            <text:p>170.18</text:p>
          </table:table-cell>
          <table:table-cell office:value-type="float" office:value="3884">
            <text:p>3884</text:p>
          </table:table-cell>
          <table:table-cell/>
          <table:table-cell office:value-type="float" office:value="201">
            <text:p>201</text:p>
          </table:table-cell>
          <table:table-cell office:value-type="float" office:value="3869">
            <text:p>3869</text:p>
          </table:table-cell>
          <table:table-cell office:value-type="float" office:value="3680">
            <text:p>3680</text:p>
          </table:table-cell>
          <table:table-cell table:formula="of:=[.T209]-[.U209]" office:value-type="float" office:value="189">
            <text:p>189</text:p>
          </table:table-cell>
          <table:table-cell office:value-type="float" office:value="3884">
            <text:p>3884</text:p>
          </table:table-cell>
          <table:table-cell/>
          <table:table-cell office:value-type="float" office:value="201">
            <text:p>201</text:p>
          </table:table-cell>
          <table:table-cell office:value-type="float" office:value="3877">
            <text:p>3877</text:p>
          </table:table-cell>
          <table:table-cell office:value-type="float" office:value="3827.48">
            <text:p>3827.48</text:p>
          </table:table-cell>
          <table:table-cell table:formula="of:=[.Z209]-[.AA209]" office:value-type="float" office:value="49.52">
            <text:p>49.52</text:p>
          </table:table-cell>
          <table:table-cell office:value-type="float" office:value="3884">
            <text:p>3884</text:p>
          </table:table-cell>
          <table:table-cell/>
          <table:table-cell office:value-type="float" office:value="201">
            <text:p>201</text:p>
          </table:table-cell>
          <table:table-cell office:value-type="float" office:value="3882">
            <text:p>3882</text:p>
          </table:table-cell>
          <table:table-cell office:value-type="float" office:value="3711.76">
            <text:p>3711.76</text:p>
          </table:table-cell>
          <table:table-cell table:formula="of:=[.AF209]-[.AG209]" office:value-type="float" office:value="170.24">
            <text:p>170.2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435">
            <text:p>3435</text:p>
          </table:table-cell>
          <table:table-cell office:value-type="float" office:value="3072.48">
            <text:p>3072.48</text:p>
          </table:table-cell>
          <table:table-cell table:formula="of:=[.B210]-[.C210]" office:value-type="float" office:value="362.52">
            <text:p>362.52</text:p>
          </table:table-cell>
          <table:table-cell office:value-type="float" office:value="3884">
            <text:p>3884</text:p>
          </table:table-cell>
          <table:table-cell/>
          <table:table-cell office:value-type="float" office:value="202">
            <text:p>202</text:p>
          </table:table-cell>
          <table:table-cell office:value-type="float" office:value="3449">
            <text:p>3449</text:p>
          </table:table-cell>
          <table:table-cell office:value-type="float" office:value="2998.88">
            <text:p>2998.88</text:p>
          </table:table-cell>
          <table:table-cell table:formula="of:=[.H210]-[.I210]" office:value-type="float" office:value="450.12">
            <text:p>450.12</text:p>
          </table:table-cell>
          <table:table-cell office:value-type="float" office:value="3884">
            <text:p>3884</text:p>
          </table:table-cell>
          <table:table-cell/>
          <table:table-cell office:value-type="float" office:value="202">
            <text:p>202</text:p>
          </table:table-cell>
          <table:table-cell office:value-type="float" office:value="3877">
            <text:p>3877</text:p>
          </table:table-cell>
          <table:table-cell office:value-type="float" office:value="3739.94">
            <text:p>3739.94</text:p>
          </table:table-cell>
          <table:table-cell table:formula="of:=[.N210]-[.O210]" office:value-type="float" office:value="137.06">
            <text:p>137.06</text:p>
          </table:table-cell>
          <table:table-cell office:value-type="float" office:value="3884">
            <text:p>3884</text:p>
          </table:table-cell>
          <table:table-cell/>
          <table:table-cell office:value-type="float" office:value="202">
            <text:p>202</text:p>
          </table:table-cell>
          <table:table-cell office:value-type="float" office:value="3869">
            <text:p>3869</text:p>
          </table:table-cell>
          <table:table-cell office:value-type="float" office:value="3712.61">
            <text:p>3712.61</text:p>
          </table:table-cell>
          <table:table-cell table:formula="of:=[.T210]-[.U210]" office:value-type="float" office:value="156.39">
            <text:p>156.39</text:p>
          </table:table-cell>
          <table:table-cell office:value-type="float" office:value="3884">
            <text:p>3884</text:p>
          </table:table-cell>
          <table:table-cell/>
          <table:table-cell office:value-type="float" office:value="202">
            <text:p>202</text:p>
          </table:table-cell>
          <table:table-cell office:value-type="float" office:value="3877">
            <text:p>3877</text:p>
          </table:table-cell>
          <table:table-cell office:value-type="float" office:value="3819.65">
            <text:p>3819.65</text:p>
          </table:table-cell>
          <table:table-cell table:formula="of:=[.Z210]-[.AA210]" office:value-type="float" office:value="57.3499999999999">
            <text:p>57.35</text:p>
          </table:table-cell>
          <table:table-cell office:value-type="float" office:value="3884">
            <text:p>3884</text:p>
          </table:table-cell>
          <table:table-cell/>
          <table:table-cell office:value-type="float" office:value="202">
            <text:p>202</text:p>
          </table:table-cell>
          <table:table-cell office:value-type="float" office:value="3882">
            <text:p>3882</text:p>
          </table:table-cell>
          <table:table-cell office:value-type="float" office:value="3763.24">
            <text:p>3763.24</text:p>
          </table:table-cell>
          <table:table-cell table:formula="of:=[.AF210]-[.AG210]" office:value-type="float" office:value="118.76">
            <text:p>118.7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435">
            <text:p>3435</text:p>
          </table:table-cell>
          <table:table-cell office:value-type="float" office:value="3115.96">
            <text:p>3115.96</text:p>
          </table:table-cell>
          <table:table-cell table:formula="of:=[.B211]-[.C211]" office:value-type="float" office:value="319.04">
            <text:p>319.04</text:p>
          </table:table-cell>
          <table:table-cell office:value-type="float" office:value="3884">
            <text:p>3884</text:p>
          </table:table-cell>
          <table:table-cell/>
          <table:table-cell office:value-type="float" office:value="203">
            <text:p>203</text:p>
          </table:table-cell>
          <table:table-cell office:value-type="float" office:value="3449">
            <text:p>3449</text:p>
          </table:table-cell>
          <table:table-cell office:value-type="float" office:value="3040.68">
            <text:p>3040.68</text:p>
          </table:table-cell>
          <table:table-cell table:formula="of:=[.H211]-[.I211]" office:value-type="float" office:value="408.32">
            <text:p>408.32</text:p>
          </table:table-cell>
          <table:table-cell office:value-type="float" office:value="3884">
            <text:p>3884</text:p>
          </table:table-cell>
          <table:table-cell/>
          <table:table-cell office:value-type="float" office:value="203">
            <text:p>203</text:p>
          </table:table-cell>
          <table:table-cell office:value-type="float" office:value="3877">
            <text:p>3877</text:p>
          </table:table-cell>
          <table:table-cell office:value-type="float" office:value="3707.12">
            <text:p>3707.12</text:p>
          </table:table-cell>
          <table:table-cell table:formula="of:=[.N211]-[.O211]" office:value-type="float" office:value="169.88">
            <text:p>169.88</text:p>
          </table:table-cell>
          <table:table-cell office:value-type="float" office:value="3884">
            <text:p>3884</text:p>
          </table:table-cell>
          <table:table-cell/>
          <table:table-cell office:value-type="float" office:value="203">
            <text:p>203</text:p>
          </table:table-cell>
          <table:table-cell office:value-type="float" office:value="3869">
            <text:p>3869</text:p>
          </table:table-cell>
          <table:table-cell office:value-type="float" office:value="3705.45">
            <text:p>3705.45</text:p>
          </table:table-cell>
          <table:table-cell table:formula="of:=[.T211]-[.U211]" office:value-type="float" office:value="163.55">
            <text:p>163.55</text:p>
          </table:table-cell>
          <table:table-cell office:value-type="float" office:value="3884">
            <text:p>3884</text:p>
          </table:table-cell>
          <table:table-cell/>
          <table:table-cell office:value-type="float" office:value="203">
            <text:p>203</text:p>
          </table:table-cell>
          <table:table-cell office:value-type="float" office:value="3877">
            <text:p>3877</text:p>
          </table:table-cell>
          <table:table-cell office:value-type="float" office:value="3824.49">
            <text:p>3824.49</text:p>
          </table:table-cell>
          <table:table-cell table:formula="of:=[.Z211]-[.AA211]" office:value-type="float" office:value="52.5100000000002">
            <text:p>52.51</text:p>
          </table:table-cell>
          <table:table-cell office:value-type="float" office:value="3884">
            <text:p>3884</text:p>
          </table:table-cell>
          <table:table-cell/>
          <table:table-cell office:value-type="float" office:value="203">
            <text:p>203</text:p>
          </table:table-cell>
          <table:table-cell office:value-type="float" office:value="3882">
            <text:p>3882</text:p>
          </table:table-cell>
          <table:table-cell office:value-type="float" office:value="3773.32">
            <text:p>3773.32</text:p>
          </table:table-cell>
          <table:table-cell table:formula="of:=[.AF211]-[.AG211]" office:value-type="float" office:value="108.68">
            <text:p>108.6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479">
            <text:p>3479</text:p>
          </table:table-cell>
          <table:table-cell office:value-type="float" office:value="3099.41">
            <text:p>3099.41</text:p>
          </table:table-cell>
          <table:table-cell table:formula="of:=[.B212]-[.C212]" office:value-type="float" office:value="379.59">
            <text:p>379.59</text:p>
          </table:table-cell>
          <table:table-cell office:value-type="float" office:value="3884">
            <text:p>3884</text:p>
          </table:table-cell>
          <table:table-cell/>
          <table:table-cell office:value-type="float" office:value="204">
            <text:p>204</text:p>
          </table:table-cell>
          <table:table-cell office:value-type="float" office:value="3400">
            <text:p>3400</text:p>
          </table:table-cell>
          <table:table-cell office:value-type="float" office:value="3026.26">
            <text:p>3026.26</text:p>
          </table:table-cell>
          <table:table-cell table:formula="of:=[.H212]-[.I212]" office:value-type="float" office:value="373.74">
            <text:p>373.74</text:p>
          </table:table-cell>
          <table:table-cell office:value-type="float" office:value="3884">
            <text:p>3884</text:p>
          </table:table-cell>
          <table:table-cell/>
          <table:table-cell office:value-type="float" office:value="204">
            <text:p>204</text:p>
          </table:table-cell>
          <table:table-cell office:value-type="float" office:value="3877">
            <text:p>3877</text:p>
          </table:table-cell>
          <table:table-cell office:value-type="float" office:value="3726.16">
            <text:p>3726.16</text:p>
          </table:table-cell>
          <table:table-cell table:formula="of:=[.N212]-[.O212]" office:value-type="float" office:value="150.84">
            <text:p>150.84</text:p>
          </table:table-cell>
          <table:table-cell office:value-type="float" office:value="3884">
            <text:p>3884</text:p>
          </table:table-cell>
          <table:table-cell/>
          <table:table-cell office:value-type="float" office:value="204">
            <text:p>204</text:p>
          </table:table-cell>
          <table:table-cell office:value-type="float" office:value="3882">
            <text:p>3882</text:p>
          </table:table-cell>
          <table:table-cell office:value-type="float" office:value="3734.01">
            <text:p>3734.01</text:p>
          </table:table-cell>
          <table:table-cell table:formula="of:=[.T212]-[.U212]" office:value-type="float" office:value="147.99">
            <text:p>147.99</text:p>
          </table:table-cell>
          <table:table-cell office:value-type="float" office:value="3884">
            <text:p>3884</text:p>
          </table:table-cell>
          <table:table-cell/>
          <table:table-cell office:value-type="float" office:value="204">
            <text:p>204</text:p>
          </table:table-cell>
          <table:table-cell office:value-type="float" office:value="3877">
            <text:p>3877</text:p>
          </table:table-cell>
          <table:table-cell office:value-type="float" office:value="3821.57">
            <text:p>3821.57</text:p>
          </table:table-cell>
          <table:table-cell table:formula="of:=[.Z212]-[.AA212]" office:value-type="float" office:value="55.4299999999998">
            <text:p>55.43</text:p>
          </table:table-cell>
          <table:table-cell office:value-type="float" office:value="3884">
            <text:p>3884</text:p>
          </table:table-cell>
          <table:table-cell/>
          <table:table-cell office:value-type="float" office:value="204">
            <text:p>204</text:p>
          </table:table-cell>
          <table:table-cell office:value-type="float" office:value="3882">
            <text:p>3882</text:p>
          </table:table-cell>
          <table:table-cell office:value-type="float" office:value="2419.37">
            <text:p>2419.37</text:p>
          </table:table-cell>
          <table:table-cell table:formula="of:=[.AF212]-[.AG212]" office:value-type="float" office:value="1462.63">
            <text:p>1462.6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486">
            <text:p>3486</text:p>
          </table:table-cell>
          <table:table-cell office:value-type="float" office:value="3125.16">
            <text:p>3125.16</text:p>
          </table:table-cell>
          <table:table-cell table:formula="of:=[.B213]-[.C213]" office:value-type="float" office:value="360.84">
            <text:p>360.84</text:p>
          </table:table-cell>
          <table:table-cell office:value-type="float" office:value="3884">
            <text:p>3884</text:p>
          </table:table-cell>
          <table:table-cell/>
          <table:table-cell office:value-type="float" office:value="205">
            <text:p>205</text:p>
          </table:table-cell>
          <table:table-cell office:value-type="float" office:value="3381">
            <text:p>3381</text:p>
          </table:table-cell>
          <table:table-cell office:value-type="float" office:value="2989.4">
            <text:p>2989.4</text:p>
          </table:table-cell>
          <table:table-cell table:formula="of:=[.H213]-[.I213]" office:value-type="float" office:value="391.6">
            <text:p>391.6</text:p>
          </table:table-cell>
          <table:table-cell office:value-type="float" office:value="3884">
            <text:p>3884</text:p>
          </table:table-cell>
          <table:table-cell/>
          <table:table-cell office:value-type="float" office:value="205">
            <text:p>205</text:p>
          </table:table-cell>
          <table:table-cell office:value-type="float" office:value="3877">
            <text:p>3877</text:p>
          </table:table-cell>
          <table:table-cell office:value-type="float" office:value="3794.34">
            <text:p>3794.34</text:p>
          </table:table-cell>
          <table:table-cell table:formula="of:=[.N213]-[.O213]" office:value-type="float" office:value="82.6599999999999">
            <text:p>82.66</text:p>
          </table:table-cell>
          <table:table-cell office:value-type="float" office:value="3884">
            <text:p>3884</text:p>
          </table:table-cell>
          <table:table-cell/>
          <table:table-cell office:value-type="float" office:value="205">
            <text:p>205</text:p>
          </table:table-cell>
          <table:table-cell office:value-type="float" office:value="3882">
            <text:p>3882</text:p>
          </table:table-cell>
          <table:table-cell office:value-type="float" office:value="3687.47">
            <text:p>3687.47</text:p>
          </table:table-cell>
          <table:table-cell table:formula="of:=[.T213]-[.U213]" office:value-type="float" office:value="194.53">
            <text:p>194.53</text:p>
          </table:table-cell>
          <table:table-cell office:value-type="float" office:value="3884">
            <text:p>3884</text:p>
          </table:table-cell>
          <table:table-cell/>
          <table:table-cell office:value-type="float" office:value="205">
            <text:p>205</text:p>
          </table:table-cell>
          <table:table-cell office:value-type="float" office:value="3877">
            <text:p>3877</text:p>
          </table:table-cell>
          <table:table-cell office:value-type="float" office:value="3828.12">
            <text:p>3828.12</text:p>
          </table:table-cell>
          <table:table-cell table:formula="of:=[.Z213]-[.AA213]" office:value-type="float" office:value="48.8800000000001">
            <text:p>48.88</text:p>
          </table:table-cell>
          <table:table-cell office:value-type="float" office:value="3884">
            <text:p>3884</text:p>
          </table:table-cell>
          <table:table-cell/>
          <table:table-cell office:value-type="float" office:value="205">
            <text:p>205</text:p>
          </table:table-cell>
          <table:table-cell office:value-type="float" office:value="3882">
            <text:p>3882</text:p>
          </table:table-cell>
          <table:table-cell office:value-type="float" office:value="2629.01">
            <text:p>2629.01</text:p>
          </table:table-cell>
          <table:table-cell table:formula="of:=[.AF213]-[.AG213]" office:value-type="float" office:value="1252.99">
            <text:p>1252.9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522">
            <text:p>3522</text:p>
          </table:table-cell>
          <table:table-cell office:value-type="float" office:value="3106.5">
            <text:p>3106.5</text:p>
          </table:table-cell>
          <table:table-cell table:formula="of:=[.B214]-[.C214]" office:value-type="float" office:value="415.5">
            <text:p>415.5</text:p>
          </table:table-cell>
          <table:table-cell office:value-type="float" office:value="3884">
            <text:p>3884</text:p>
          </table:table-cell>
          <table:table-cell/>
          <table:table-cell office:value-type="float" office:value="206">
            <text:p>206</text:p>
          </table:table-cell>
          <table:table-cell office:value-type="float" office:value="3360">
            <text:p>3360</text:p>
          </table:table-cell>
          <table:table-cell office:value-type="float" office:value="2947.31">
            <text:p>2947.31</text:p>
          </table:table-cell>
          <table:table-cell table:formula="of:=[.H214]-[.I214]" office:value-type="float" office:value="412.69">
            <text:p>412.69</text:p>
          </table:table-cell>
          <table:table-cell office:value-type="float" office:value="3884">
            <text:p>3884</text:p>
          </table:table-cell>
          <table:table-cell/>
          <table:table-cell office:value-type="float" office:value="206">
            <text:p>206</text:p>
          </table:table-cell>
          <table:table-cell office:value-type="float" office:value="3877">
            <text:p>3877</text:p>
          </table:table-cell>
          <table:table-cell office:value-type="float" office:value="3761.54">
            <text:p>3761.54</text:p>
          </table:table-cell>
          <table:table-cell table:formula="of:=[.N214]-[.O214]" office:value-type="float" office:value="115.46">
            <text:p>115.46</text:p>
          </table:table-cell>
          <table:table-cell office:value-type="float" office:value="3884">
            <text:p>3884</text:p>
          </table:table-cell>
          <table:table-cell/>
          <table:table-cell office:value-type="float" office:value="206">
            <text:p>206</text:p>
          </table:table-cell>
          <table:table-cell office:value-type="float" office:value="3882">
            <text:p>3882</text:p>
          </table:table-cell>
          <table:table-cell office:value-type="float" office:value="3726.96">
            <text:p>3726.96</text:p>
          </table:table-cell>
          <table:table-cell table:formula="of:=[.T214]-[.U214]" office:value-type="float" office:value="155.04">
            <text:p>155.04</text:p>
          </table:table-cell>
          <table:table-cell office:value-type="float" office:value="3884">
            <text:p>3884</text:p>
          </table:table-cell>
          <table:table-cell/>
          <table:table-cell office:value-type="float" office:value="206">
            <text:p>206</text:p>
          </table:table-cell>
          <table:table-cell office:value-type="float" office:value="3877">
            <text:p>3877</text:p>
          </table:table-cell>
          <table:table-cell office:value-type="float" office:value="3819.09">
            <text:p>3819.09</text:p>
          </table:table-cell>
          <table:table-cell table:formula="of:=[.Z214]-[.AA214]" office:value-type="float" office:value="57.9099999999999">
            <text:p>57.91</text:p>
          </table:table-cell>
          <table:table-cell office:value-type="float" office:value="3884">
            <text:p>3884</text:p>
          </table:table-cell>
          <table:table-cell/>
          <table:table-cell office:value-type="float" office:value="206">
            <text:p>206</text:p>
          </table:table-cell>
          <table:table-cell office:value-type="float" office:value="3882">
            <text:p>3882</text:p>
          </table:table-cell>
          <table:table-cell office:value-type="float" office:value="2804.21">
            <text:p>2804.21</text:p>
          </table:table-cell>
          <table:table-cell table:formula="of:=[.AF214]-[.AG214]" office:value-type="float" office:value="1077.79">
            <text:p>1077.7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467">
            <text:p>3467</text:p>
          </table:table-cell>
          <table:table-cell office:value-type="float" office:value="3051.78">
            <text:p>3051.78</text:p>
          </table:table-cell>
          <table:table-cell table:formula="of:=[.B215]-[.C215]" office:value-type="float" office:value="415.22">
            <text:p>415.22</text:p>
          </table:table-cell>
          <table:table-cell office:value-type="float" office:value="3884">
            <text:p>3884</text:p>
          </table:table-cell>
          <table:table-cell/>
          <table:table-cell office:value-type="float" office:value="207">
            <text:p>207</text:p>
          </table:table-cell>
          <table:table-cell office:value-type="float" office:value="3382">
            <text:p>3382</text:p>
          </table:table-cell>
          <table:table-cell office:value-type="float" office:value="2949.4">
            <text:p>2949.4</text:p>
          </table:table-cell>
          <table:table-cell table:formula="of:=[.H215]-[.I215]" office:value-type="float" office:value="432.6">
            <text:p>432.6</text:p>
          </table:table-cell>
          <table:table-cell office:value-type="float" office:value="3884">
            <text:p>3884</text:p>
          </table:table-cell>
          <table:table-cell/>
          <table:table-cell office:value-type="float" office:value="207">
            <text:p>207</text:p>
          </table:table-cell>
          <table:table-cell office:value-type="float" office:value="3877">
            <text:p>3877</text:p>
          </table:table-cell>
          <table:table-cell office:value-type="float" office:value="3767.01">
            <text:p>3767.01</text:p>
          </table:table-cell>
          <table:table-cell table:formula="of:=[.N215]-[.O215]" office:value-type="float" office:value="109.99">
            <text:p>109.99</text:p>
          </table:table-cell>
          <table:table-cell office:value-type="float" office:value="3884">
            <text:p>3884</text:p>
          </table:table-cell>
          <table:table-cell/>
          <table:table-cell office:value-type="float" office:value="207">
            <text:p>207</text:p>
          </table:table-cell>
          <table:table-cell office:value-type="float" office:value="3882">
            <text:p>3882</text:p>
          </table:table-cell>
          <table:table-cell office:value-type="float" office:value="3755.44">
            <text:p>3755.44</text:p>
          </table:table-cell>
          <table:table-cell table:formula="of:=[.T215]-[.U215]" office:value-type="float" office:value="126.56">
            <text:p>126.56</text:p>
          </table:table-cell>
          <table:table-cell office:value-type="float" office:value="3884">
            <text:p>3884</text:p>
          </table:table-cell>
          <table:table-cell/>
          <table:table-cell office:value-type="float" office:value="207">
            <text:p>207</text:p>
          </table:table-cell>
          <table:table-cell office:value-type="float" office:value="3877">
            <text:p>3877</text:p>
          </table:table-cell>
          <table:table-cell office:value-type="float" office:value="3822.3">
            <text:p>3822.3</text:p>
          </table:table-cell>
          <table:table-cell table:formula="of:=[.Z215]-[.AA215]" office:value-type="float" office:value="54.6999999999998">
            <text:p>54.7</text:p>
          </table:table-cell>
          <table:table-cell office:value-type="float" office:value="3884">
            <text:p>3884</text:p>
          </table:table-cell>
          <table:table-cell/>
          <table:table-cell office:value-type="float" office:value="207">
            <text:p>207</text:p>
          </table:table-cell>
          <table:table-cell office:value-type="float" office:value="3882">
            <text:p>3882</text:p>
          </table:table-cell>
          <table:table-cell office:value-type="float" office:value="2988.67">
            <text:p>2988.67</text:p>
          </table:table-cell>
          <table:table-cell table:formula="of:=[.AF215]-[.AG215]" office:value-type="float" office:value="893.33">
            <text:p>893.3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445">
            <text:p>3445</text:p>
          </table:table-cell>
          <table:table-cell office:value-type="float" office:value="3079.64">
            <text:p>3079.64</text:p>
          </table:table-cell>
          <table:table-cell table:formula="of:=[.B216]-[.C216]" office:value-type="float" office:value="365.36">
            <text:p>365.36</text:p>
          </table:table-cell>
          <table:table-cell office:value-type="float" office:value="3884">
            <text:p>3884</text:p>
          </table:table-cell>
          <table:table-cell/>
          <table:table-cell office:value-type="float" office:value="208">
            <text:p>208</text:p>
          </table:table-cell>
          <table:table-cell office:value-type="float" office:value="3382">
            <text:p>3382</text:p>
          </table:table-cell>
          <table:table-cell office:value-type="float" office:value="2948.34">
            <text:p>2948.34</text:p>
          </table:table-cell>
          <table:table-cell table:formula="of:=[.H216]-[.I216]" office:value-type="float" office:value="433.66">
            <text:p>433.66</text:p>
          </table:table-cell>
          <table:table-cell office:value-type="float" office:value="3884">
            <text:p>3884</text:p>
          </table:table-cell>
          <table:table-cell/>
          <table:table-cell office:value-type="float" office:value="208">
            <text:p>208</text:p>
          </table:table-cell>
          <table:table-cell office:value-type="float" office:value="3877">
            <text:p>3877</text:p>
          </table:table-cell>
          <table:table-cell office:value-type="float" office:value="3725.27">
            <text:p>3725.27</text:p>
          </table:table-cell>
          <table:table-cell table:formula="of:=[.N216]-[.O216]" office:value-type="float" office:value="151.73">
            <text:p>151.73</text:p>
          </table:table-cell>
          <table:table-cell office:value-type="float" office:value="3884">
            <text:p>3884</text:p>
          </table:table-cell>
          <table:table-cell/>
          <table:table-cell office:value-type="float" office:value="208">
            <text:p>208</text:p>
          </table:table-cell>
          <table:table-cell office:value-type="float" office:value="3882">
            <text:p>3882</text:p>
          </table:table-cell>
          <table:table-cell office:value-type="float" office:value="3680.02">
            <text:p>3680.02</text:p>
          </table:table-cell>
          <table:table-cell table:formula="of:=[.T216]-[.U216]" office:value-type="float" office:value="201.98">
            <text:p>201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208">
            <text:p>208</text:p>
          </table:table-cell>
          <table:table-cell office:value-type="float" office:value="3877">
            <text:p>3877</text:p>
          </table:table-cell>
          <table:table-cell office:value-type="float" office:value="3810.94">
            <text:p>3810.94</text:p>
          </table:table-cell>
          <table:table-cell table:formula="of:=[.Z216]-[.AA216]" office:value-type="float" office:value="66.0599999999999">
            <text:p>66.06</text:p>
          </table:table-cell>
          <table:table-cell office:value-type="float" office:value="3884">
            <text:p>3884</text:p>
          </table:table-cell>
          <table:table-cell/>
          <table:table-cell office:value-type="float" office:value="208">
            <text:p>208</text:p>
          </table:table-cell>
          <table:table-cell office:value-type="float" office:value="3882">
            <text:p>3882</text:p>
          </table:table-cell>
          <table:table-cell office:value-type="float" office:value="3106.13">
            <text:p>3106.13</text:p>
          </table:table-cell>
          <table:table-cell table:formula="of:=[.AF216]-[.AG216]" office:value-type="float" office:value="775.87">
            <text:p>775.8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485">
            <text:p>3485</text:p>
          </table:table-cell>
          <table:table-cell office:value-type="float" office:value="3077.5">
            <text:p>3077.5</text:p>
          </table:table-cell>
          <table:table-cell table:formula="of:=[.B217]-[.C217]" office:value-type="float" office:value="407.5">
            <text:p>407.5</text:p>
          </table:table-cell>
          <table:table-cell office:value-type="float" office:value="3884">
            <text:p>3884</text:p>
          </table:table-cell>
          <table:table-cell/>
          <table:table-cell office:value-type="float" office:value="209">
            <text:p>209</text:p>
          </table:table-cell>
          <table:table-cell office:value-type="float" office:value="3414">
            <text:p>3414</text:p>
          </table:table-cell>
          <table:table-cell office:value-type="float" office:value="3035.24">
            <text:p>3035.24</text:p>
          </table:table-cell>
          <table:table-cell table:formula="of:=[.H217]-[.I217]" office:value-type="float" office:value="378.76">
            <text:p>378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209">
            <text:p>209</text:p>
          </table:table-cell>
          <table:table-cell office:value-type="float" office:value="3877">
            <text:p>3877</text:p>
          </table:table-cell>
          <table:table-cell office:value-type="float" office:value="3758.51">
            <text:p>3758.51</text:p>
          </table:table-cell>
          <table:table-cell table:formula="of:=[.N217]-[.O217]" office:value-type="float" office:value="118.49">
            <text:p>118.49</text:p>
          </table:table-cell>
          <table:table-cell office:value-type="float" office:value="3884">
            <text:p>3884</text:p>
          </table:table-cell>
          <table:table-cell/>
          <table:table-cell office:value-type="float" office:value="209">
            <text:p>209</text:p>
          </table:table-cell>
          <table:table-cell office:value-type="float" office:value="3882">
            <text:p>3882</text:p>
          </table:table-cell>
          <table:table-cell office:value-type="float" office:value="3717.16">
            <text:p>3717.16</text:p>
          </table:table-cell>
          <table:table-cell table:formula="of:=[.T217]-[.U217]" office:value-type="float" office:value="164.84">
            <text:p>164.84</text:p>
          </table:table-cell>
          <table:table-cell office:value-type="float" office:value="3884">
            <text:p>3884</text:p>
          </table:table-cell>
          <table:table-cell/>
          <table:table-cell office:value-type="float" office:value="209">
            <text:p>209</text:p>
          </table:table-cell>
          <table:table-cell office:value-type="float" office:value="3877">
            <text:p>3877</text:p>
          </table:table-cell>
          <table:table-cell office:value-type="float" office:value="3816.87">
            <text:p>3816.87</text:p>
          </table:table-cell>
          <table:table-cell table:formula="of:=[.Z217]-[.AA217]" office:value-type="float" office:value="60.1300000000001">
            <text:p>60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209">
            <text:p>209</text:p>
          </table:table-cell>
          <table:table-cell office:value-type="float" office:value="3882">
            <text:p>3882</text:p>
          </table:table-cell>
          <table:table-cell office:value-type="float" office:value="3216.99">
            <text:p>3216.99</text:p>
          </table:table-cell>
          <table:table-cell table:formula="of:=[.AF217]-[.AG217]" office:value-type="float" office:value="665.01">
            <text:p>665.0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485">
            <text:p>3485</text:p>
          </table:table-cell>
          <table:table-cell office:value-type="float" office:value="3015.37">
            <text:p>3015.37</text:p>
          </table:table-cell>
          <table:table-cell table:formula="of:=[.B218]-[.C218]" office:value-type="float" office:value="469.63">
            <text:p>469.63</text:p>
          </table:table-cell>
          <table:table-cell office:value-type="float" office:value="3884">
            <text:p>3884</text:p>
          </table:table-cell>
          <table:table-cell/>
          <table:table-cell office:value-type="float" office:value="210">
            <text:p>210</text:p>
          </table:table-cell>
          <table:table-cell office:value-type="float" office:value="3620">
            <text:p>3620</text:p>
          </table:table-cell>
          <table:table-cell office:value-type="float" office:value="3088.59">
            <text:p>3088.59</text:p>
          </table:table-cell>
          <table:table-cell table:formula="of:=[.H218]-[.I218]" office:value-type="float" office:value="531.41">
            <text:p>531.41</text:p>
          </table:table-cell>
          <table:table-cell office:value-type="float" office:value="3884">
            <text:p>3884</text:p>
          </table:table-cell>
          <table:table-cell/>
          <table:table-cell office:value-type="float" office:value="210">
            <text:p>210</text:p>
          </table:table-cell>
          <table:table-cell office:value-type="float" office:value="3877">
            <text:p>3877</text:p>
          </table:table-cell>
          <table:table-cell office:value-type="float" office:value="3784.93">
            <text:p>3784.93</text:p>
          </table:table-cell>
          <table:table-cell table:formula="of:=[.N218]-[.O218]" office:value-type="float" office:value="92.0700000000002">
            <text:p>92.07</text:p>
          </table:table-cell>
          <table:table-cell office:value-type="float" office:value="3884">
            <text:p>3884</text:p>
          </table:table-cell>
          <table:table-cell/>
          <table:table-cell office:value-type="float" office:value="210">
            <text:p>210</text:p>
          </table:table-cell>
          <table:table-cell office:value-type="float" office:value="3882">
            <text:p>3882</text:p>
          </table:table-cell>
          <table:table-cell office:value-type="float" office:value="3746.1">
            <text:p>3746.1</text:p>
          </table:table-cell>
          <table:table-cell table:formula="of:=[.T218]-[.U218]" office:value-type="float" office:value="135.9">
            <text:p>135.9</text:p>
          </table:table-cell>
          <table:table-cell office:value-type="float" office:value="3884">
            <text:p>3884</text:p>
          </table:table-cell>
          <table:table-cell/>
          <table:table-cell office:value-type="float" office:value="210">
            <text:p>210</text:p>
          </table:table-cell>
          <table:table-cell office:value-type="float" office:value="3877">
            <text:p>3877</text:p>
          </table:table-cell>
          <table:table-cell office:value-type="float" office:value="3823.05">
            <text:p>3823.05</text:p>
          </table:table-cell>
          <table:table-cell table:formula="of:=[.Z218]-[.AA218]" office:value-type="float" office:value="53.9499999999998">
            <text:p>53.95</text:p>
          </table:table-cell>
          <table:table-cell office:value-type="float" office:value="3884">
            <text:p>3884</text:p>
          </table:table-cell>
          <table:table-cell/>
          <table:table-cell office:value-type="float" office:value="210">
            <text:p>210</text:p>
          </table:table-cell>
          <table:table-cell office:value-type="float" office:value="3882">
            <text:p>3882</text:p>
          </table:table-cell>
          <table:table-cell office:value-type="float" office:value="3296.18">
            <text:p>3296.18</text:p>
          </table:table-cell>
          <table:table-cell table:formula="of:=[.AF218]-[.AG218]" office:value-type="float" office:value="585.82">
            <text:p>585.8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428">
            <text:p>3428</text:p>
          </table:table-cell>
          <table:table-cell office:value-type="float" office:value="3066.06">
            <text:p>3066.06</text:p>
          </table:table-cell>
          <table:table-cell table:formula="of:=[.B219]-[.C219]" office:value-type="float" office:value="361.94">
            <text:p>361.94</text:p>
          </table:table-cell>
          <table:table-cell office:value-type="float" office:value="3884">
            <text:p>3884</text:p>
          </table:table-cell>
          <table:table-cell/>
          <table:table-cell office:value-type="float" office:value="211">
            <text:p>211</text:p>
          </table:table-cell>
          <table:table-cell office:value-type="float" office:value="3620">
            <text:p>3620</text:p>
          </table:table-cell>
          <table:table-cell office:value-type="float" office:value="3042.89">
            <text:p>3042.89</text:p>
          </table:table-cell>
          <table:table-cell table:formula="of:=[.H219]-[.I219]" office:value-type="float" office:value="577.11">
            <text:p>577.11</text:p>
          </table:table-cell>
          <table:table-cell office:value-type="float" office:value="3884">
            <text:p>3884</text:p>
          </table:table-cell>
          <table:table-cell/>
          <table:table-cell office:value-type="float" office:value="211">
            <text:p>211</text:p>
          </table:table-cell>
          <table:table-cell office:value-type="float" office:value="3877">
            <text:p>3877</text:p>
          </table:table-cell>
          <table:table-cell office:value-type="float" office:value="3772.69">
            <text:p>3772.69</text:p>
          </table:table-cell>
          <table:table-cell table:formula="of:=[.N219]-[.O219]" office:value-type="float" office:value="104.31">
            <text:p>104.31</text:p>
          </table:table-cell>
          <table:table-cell office:value-type="float" office:value="3884">
            <text:p>3884</text:p>
          </table:table-cell>
          <table:table-cell/>
          <table:table-cell office:value-type="float" office:value="211">
            <text:p>211</text:p>
          </table:table-cell>
          <table:table-cell office:value-type="float" office:value="3882">
            <text:p>3882</text:p>
          </table:table-cell>
          <table:table-cell office:value-type="float" office:value="3708.2">
            <text:p>3708.2</text:p>
          </table:table-cell>
          <table:table-cell table:formula="of:=[.T219]-[.U219]" office:value-type="float" office:value="173.8">
            <text:p>173.8</text:p>
          </table:table-cell>
          <table:table-cell office:value-type="float" office:value="3884">
            <text:p>3884</text:p>
          </table:table-cell>
          <table:table-cell/>
          <table:table-cell office:value-type="float" office:value="211">
            <text:p>211</text:p>
          </table:table-cell>
          <table:table-cell office:value-type="float" office:value="3877">
            <text:p>3877</text:p>
          </table:table-cell>
          <table:table-cell office:value-type="float" office:value="3819.01">
            <text:p>3819.01</text:p>
          </table:table-cell>
          <table:table-cell table:formula="of:=[.Z219]-[.AA219]" office:value-type="float" office:value="57.9899999999998">
            <text:p>57.99</text:p>
          </table:table-cell>
          <table:table-cell office:value-type="float" office:value="3884">
            <text:p>3884</text:p>
          </table:table-cell>
          <table:table-cell/>
          <table:table-cell office:value-type="float" office:value="211">
            <text:p>211</text:p>
          </table:table-cell>
          <table:table-cell office:value-type="float" office:value="3882">
            <text:p>3882</text:p>
          </table:table-cell>
          <table:table-cell office:value-type="float" office:value="3411.25">
            <text:p>3411.25</text:p>
          </table:table-cell>
          <table:table-cell table:formula="of:=[.AF219]-[.AG219]" office:value-type="float" office:value="470.75">
            <text:p>470.7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428">
            <text:p>3428</text:p>
          </table:table-cell>
          <table:table-cell office:value-type="float" office:value="3055.92">
            <text:p>3055.92</text:p>
          </table:table-cell>
          <table:table-cell table:formula="of:=[.B220]-[.C220]" office:value-type="float" office:value="372.08">
            <text:p>372.08</text:p>
          </table:table-cell>
          <table:table-cell office:value-type="float" office:value="3884">
            <text:p>3884</text:p>
          </table:table-cell>
          <table:table-cell/>
          <table:table-cell office:value-type="float" office:value="212">
            <text:p>212</text:p>
          </table:table-cell>
          <table:table-cell office:value-type="float" office:value="3620">
            <text:p>3620</text:p>
          </table:table-cell>
          <table:table-cell office:value-type="float" office:value="3090.31">
            <text:p>3090.31</text:p>
          </table:table-cell>
          <table:table-cell table:formula="of:=[.H220]-[.I220]" office:value-type="float" office:value="529.69">
            <text:p>529.69</text:p>
          </table:table-cell>
          <table:table-cell office:value-type="float" office:value="3884">
            <text:p>3884</text:p>
          </table:table-cell>
          <table:table-cell/>
          <table:table-cell office:value-type="float" office:value="212">
            <text:p>212</text:p>
          </table:table-cell>
          <table:table-cell office:value-type="float" office:value="3877">
            <text:p>3877</text:p>
          </table:table-cell>
          <table:table-cell office:value-type="float" office:value="3717.57">
            <text:p>3717.57</text:p>
          </table:table-cell>
          <table:table-cell table:formula="of:=[.N220]-[.O220]" office:value-type="float" office:value="159.43">
            <text:p>159.43</text:p>
          </table:table-cell>
          <table:table-cell office:value-type="float" office:value="3884">
            <text:p>3884</text:p>
          </table:table-cell>
          <table:table-cell/>
          <table:table-cell office:value-type="float" office:value="212">
            <text:p>212</text:p>
          </table:table-cell>
          <table:table-cell office:value-type="float" office:value="3882">
            <text:p>3882</text:p>
          </table:table-cell>
          <table:table-cell office:value-type="float" office:value="3704.03">
            <text:p>3704.03</text:p>
          </table:table-cell>
          <table:table-cell table:formula="of:=[.T220]-[.U220]" office:value-type="float" office:value="177.97">
            <text:p>177.97</text:p>
          </table:table-cell>
          <table:table-cell office:value-type="float" office:value="3884">
            <text:p>3884</text:p>
          </table:table-cell>
          <table:table-cell/>
          <table:table-cell office:value-type="float" office:value="212">
            <text:p>212</text:p>
          </table:table-cell>
          <table:table-cell office:value-type="float" office:value="3877">
            <text:p>3877</text:p>
          </table:table-cell>
          <table:table-cell office:value-type="float" office:value="3824.87">
            <text:p>3824.87</text:p>
          </table:table-cell>
          <table:table-cell table:formula="of:=[.Z220]-[.AA220]" office:value-type="float" office:value="52.1300000000001">
            <text:p>52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212">
            <text:p>212</text:p>
          </table:table-cell>
          <table:table-cell office:value-type="float" office:value="3882">
            <text:p>3882</text:p>
          </table:table-cell>
          <table:table-cell office:value-type="float" office:value="3502.84">
            <text:p>3502.84</text:p>
          </table:table-cell>
          <table:table-cell table:formula="of:=[.AF220]-[.AG220]" office:value-type="float" office:value="379.16">
            <text:p>379.1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460">
            <text:p>3460</text:p>
          </table:table-cell>
          <table:table-cell office:value-type="float" office:value="3099.01">
            <text:p>3099.01</text:p>
          </table:table-cell>
          <table:table-cell table:formula="of:=[.B221]-[.C221]" office:value-type="float" office:value="360.99">
            <text:p>360.99</text:p>
          </table:table-cell>
          <table:table-cell office:value-type="float" office:value="3884">
            <text:p>3884</text:p>
          </table:table-cell>
          <table:table-cell/>
          <table:table-cell office:value-type="float" office:value="213">
            <text:p>213</text:p>
          </table:table-cell>
          <table:table-cell office:value-type="float" office:value="3620">
            <text:p>3620</text:p>
          </table:table-cell>
          <table:table-cell office:value-type="float" office:value="3086.37">
            <text:p>3086.37</text:p>
          </table:table-cell>
          <table:table-cell table:formula="of:=[.H221]-[.I221]" office:value-type="float" office:value="533.63">
            <text:p>533.63</text:p>
          </table:table-cell>
          <table:table-cell office:value-type="float" office:value="3884">
            <text:p>3884</text:p>
          </table:table-cell>
          <table:table-cell/>
          <table:table-cell office:value-type="float" office:value="213">
            <text:p>213</text:p>
          </table:table-cell>
          <table:table-cell office:value-type="float" office:value="3877">
            <text:p>3877</text:p>
          </table:table-cell>
          <table:table-cell office:value-type="float" office:value="3745.33">
            <text:p>3745.33</text:p>
          </table:table-cell>
          <table:table-cell table:formula="of:=[.N221]-[.O221]" office:value-type="float" office:value="131.67">
            <text:p>131.67</text:p>
          </table:table-cell>
          <table:table-cell office:value-type="float" office:value="3884">
            <text:p>3884</text:p>
          </table:table-cell>
          <table:table-cell/>
          <table:table-cell office:value-type="float" office:value="213">
            <text:p>213</text:p>
          </table:table-cell>
          <table:table-cell office:value-type="float" office:value="3882">
            <text:p>3882</text:p>
          </table:table-cell>
          <table:table-cell office:value-type="float" office:value="3721.91">
            <text:p>3721.91</text:p>
          </table:table-cell>
          <table:table-cell table:formula="of:=[.T221]-[.U221]" office:value-type="float" office:value="160.09">
            <text:p>160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213">
            <text:p>213</text:p>
          </table:table-cell>
          <table:table-cell office:value-type="float" office:value="3877">
            <text:p>3877</text:p>
          </table:table-cell>
          <table:table-cell office:value-type="float" office:value="3819.55">
            <text:p>3819.55</text:p>
          </table:table-cell>
          <table:table-cell table:formula="of:=[.Z221]-[.AA221]" office:value-type="float" office:value="57.4499999999998">
            <text:p>57.45</text:p>
          </table:table-cell>
          <table:table-cell office:value-type="float" office:value="3884">
            <text:p>3884</text:p>
          </table:table-cell>
          <table:table-cell/>
          <table:table-cell office:value-type="float" office:value="213">
            <text:p>213</text:p>
          </table:table-cell>
          <table:table-cell office:value-type="float" office:value="3882">
            <text:p>3882</text:p>
          </table:table-cell>
          <table:table-cell office:value-type="float" office:value="3539.68">
            <text:p>3539.68</text:p>
          </table:table-cell>
          <table:table-cell table:formula="of:=[.AF221]-[.AG221]" office:value-type="float" office:value="342.32">
            <text:p>342.3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456">
            <text:p>3456</text:p>
          </table:table-cell>
          <table:table-cell office:value-type="float" office:value="3123.05">
            <text:p>3123.05</text:p>
          </table:table-cell>
          <table:table-cell table:formula="of:=[.B222]-[.C222]" office:value-type="float" office:value="332.95">
            <text:p>332.95</text:p>
          </table:table-cell>
          <table:table-cell office:value-type="float" office:value="3884">
            <text:p>3884</text:p>
          </table:table-cell>
          <table:table-cell/>
          <table:table-cell office:value-type="float" office:value="214">
            <text:p>214</text:p>
          </table:table-cell>
          <table:table-cell office:value-type="float" office:value="3620">
            <text:p>3620</text:p>
          </table:table-cell>
          <table:table-cell office:value-type="float" office:value="3093.06">
            <text:p>3093.06</text:p>
          </table:table-cell>
          <table:table-cell table:formula="of:=[.H222]-[.I222]" office:value-type="float" office:value="526.94">
            <text:p>526.94</text:p>
          </table:table-cell>
          <table:table-cell office:value-type="float" office:value="3884">
            <text:p>3884</text:p>
          </table:table-cell>
          <table:table-cell/>
          <table:table-cell office:value-type="float" office:value="214">
            <text:p>214</text:p>
          </table:table-cell>
          <table:table-cell office:value-type="float" office:value="3877">
            <text:p>3877</text:p>
          </table:table-cell>
          <table:table-cell office:value-type="float" office:value="3791.11">
            <text:p>3791.11</text:p>
          </table:table-cell>
          <table:table-cell table:formula="of:=[.N222]-[.O222]" office:value-type="float" office:value="85.8899999999999">
            <text:p>85.89</text:p>
          </table:table-cell>
          <table:table-cell office:value-type="float" office:value="3884">
            <text:p>3884</text:p>
          </table:table-cell>
          <table:table-cell/>
          <table:table-cell office:value-type="float" office:value="214">
            <text:p>214</text:p>
          </table:table-cell>
          <table:table-cell office:value-type="float" office:value="3882">
            <text:p>3882</text:p>
          </table:table-cell>
          <table:table-cell office:value-type="float" office:value="3697.4">
            <text:p>3697.4</text:p>
          </table:table-cell>
          <table:table-cell table:formula="of:=[.T222]-[.U222]" office:value-type="float" office:value="184.6">
            <text:p>184.6</text:p>
          </table:table-cell>
          <table:table-cell office:value-type="float" office:value="3884">
            <text:p>3884</text:p>
          </table:table-cell>
          <table:table-cell/>
          <table:table-cell office:value-type="float" office:value="214">
            <text:p>214</text:p>
          </table:table-cell>
          <table:table-cell office:value-type="float" office:value="3877">
            <text:p>3877</text:p>
          </table:table-cell>
          <table:table-cell office:value-type="float" office:value="3805.9">
            <text:p>3805.9</text:p>
          </table:table-cell>
          <table:table-cell table:formula="of:=[.Z222]-[.AA222]" office:value-type="float" office:value="71.0999999999999">
            <text:p>71.1</text:p>
          </table:table-cell>
          <table:table-cell office:value-type="float" office:value="3884">
            <text:p>3884</text:p>
          </table:table-cell>
          <table:table-cell/>
          <table:table-cell office:value-type="float" office:value="214">
            <text:p>214</text:p>
          </table:table-cell>
          <table:table-cell office:value-type="float" office:value="3882">
            <text:p>3882</text:p>
          </table:table-cell>
          <table:table-cell office:value-type="float" office:value="3572.85">
            <text:p>3572.85</text:p>
          </table:table-cell>
          <table:table-cell table:formula="of:=[.AF222]-[.AG222]" office:value-type="float" office:value="309.15">
            <text:p>309.1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438">
            <text:p>3438</text:p>
          </table:table-cell>
          <table:table-cell office:value-type="float" office:value="3103.46">
            <text:p>3103.46</text:p>
          </table:table-cell>
          <table:table-cell table:formula="of:=[.B223]-[.C223]" office:value-type="float" office:value="334.54">
            <text:p>334.54</text:p>
          </table:table-cell>
          <table:table-cell office:value-type="float" office:value="3884">
            <text:p>3884</text:p>
          </table:table-cell>
          <table:table-cell/>
          <table:table-cell office:value-type="float" office:value="215">
            <text:p>215</text:p>
          </table:table-cell>
          <table:table-cell office:value-type="float" office:value="3647">
            <text:p>3647</text:p>
          </table:table-cell>
          <table:table-cell office:value-type="float" office:value="3078.65">
            <text:p>3078.65</text:p>
          </table:table-cell>
          <table:table-cell table:formula="of:=[.H223]-[.I223]" office:value-type="float" office:value="568.35">
            <text:p>568.35</text:p>
          </table:table-cell>
          <table:table-cell office:value-type="float" office:value="3884">
            <text:p>3884</text:p>
          </table:table-cell>
          <table:table-cell/>
          <table:table-cell office:value-type="float" office:value="215">
            <text:p>215</text:p>
          </table:table-cell>
          <table:table-cell office:value-type="float" office:value="3877">
            <text:p>3877</text:p>
          </table:table-cell>
          <table:table-cell office:value-type="float" office:value="3730.52">
            <text:p>3730.52</text:p>
          </table:table-cell>
          <table:table-cell table:formula="of:=[.N223]-[.O223]" office:value-type="float" office:value="146.48">
            <text:p>146.48</text:p>
          </table:table-cell>
          <table:table-cell office:value-type="float" office:value="3884">
            <text:p>3884</text:p>
          </table:table-cell>
          <table:table-cell/>
          <table:table-cell office:value-type="float" office:value="215">
            <text:p>215</text:p>
          </table:table-cell>
          <table:table-cell office:value-type="float" office:value="3882">
            <text:p>3882</text:p>
          </table:table-cell>
          <table:table-cell office:value-type="float" office:value="3704.34">
            <text:p>3704.34</text:p>
          </table:table-cell>
          <table:table-cell table:formula="of:=[.T223]-[.U223]" office:value-type="float" office:value="177.66">
            <text:p>177.66</text:p>
          </table:table-cell>
          <table:table-cell office:value-type="float" office:value="3884">
            <text:p>3884</text:p>
          </table:table-cell>
          <table:table-cell/>
          <table:table-cell office:value-type="float" office:value="215">
            <text:p>215</text:p>
          </table:table-cell>
          <table:table-cell office:value-type="float" office:value="3877">
            <text:p>3877</text:p>
          </table:table-cell>
          <table:table-cell office:value-type="float" office:value="3825.84">
            <text:p>3825.84</text:p>
          </table:table-cell>
          <table:table-cell table:formula="of:=[.Z223]-[.AA223]" office:value-type="float" office:value="51.1599999999999">
            <text:p>51.16</text:p>
          </table:table-cell>
          <table:table-cell office:value-type="float" office:value="3884">
            <text:p>3884</text:p>
          </table:table-cell>
          <table:table-cell/>
          <table:table-cell office:value-type="float" office:value="215">
            <text:p>215</text:p>
          </table:table-cell>
          <table:table-cell office:value-type="float" office:value="3882">
            <text:p>3882</text:p>
          </table:table-cell>
          <table:table-cell office:value-type="float" office:value="3626.58">
            <text:p>3626.58</text:p>
          </table:table-cell>
          <table:table-cell table:formula="of:=[.AF223]-[.AG223]" office:value-type="float" office:value="255.42">
            <text:p>255.4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506">
            <text:p>3506</text:p>
          </table:table-cell>
          <table:table-cell office:value-type="float" office:value="3077.55">
            <text:p>3077.55</text:p>
          </table:table-cell>
          <table:table-cell table:formula="of:=[.B224]-[.C224]" office:value-type="float" office:value="428.45">
            <text:p>428.45</text:p>
          </table:table-cell>
          <table:table-cell office:value-type="float" office:value="3884">
            <text:p>3884</text:p>
          </table:table-cell>
          <table:table-cell/>
          <table:table-cell office:value-type="float" office:value="216">
            <text:p>216</text:p>
          </table:table-cell>
          <table:table-cell office:value-type="float" office:value="3647">
            <text:p>3647</text:p>
          </table:table-cell>
          <table:table-cell office:value-type="float" office:value="3073.51">
            <text:p>3073.51</text:p>
          </table:table-cell>
          <table:table-cell table:formula="of:=[.H224]-[.I224]" office:value-type="float" office:value="573.49">
            <text:p>573.49</text:p>
          </table:table-cell>
          <table:table-cell office:value-type="float" office:value="3884">
            <text:p>3884</text:p>
          </table:table-cell>
          <table:table-cell/>
          <table:table-cell office:value-type="float" office:value="216">
            <text:p>216</text:p>
          </table:table-cell>
          <table:table-cell office:value-type="float" office:value="3882">
            <text:p>3882</text:p>
          </table:table-cell>
          <table:table-cell office:value-type="float" office:value="3659.65">
            <text:p>3659.65</text:p>
          </table:table-cell>
          <table:table-cell table:formula="of:=[.N224]-[.O224]" office:value-type="float" office:value="222.35">
            <text:p>222.35</text:p>
          </table:table-cell>
          <table:table-cell office:value-type="float" office:value="3884">
            <text:p>3884</text:p>
          </table:table-cell>
          <table:table-cell/>
          <table:table-cell office:value-type="float" office:value="216">
            <text:p>216</text:p>
          </table:table-cell>
          <table:table-cell office:value-type="float" office:value="3882">
            <text:p>3882</text:p>
          </table:table-cell>
          <table:table-cell office:value-type="float" office:value="3594.44">
            <text:p>3594.44</text:p>
          </table:table-cell>
          <table:table-cell table:formula="of:=[.T224]-[.U224]" office:value-type="float" office:value="287.56">
            <text:p>287.56</text:p>
          </table:table-cell>
          <table:table-cell office:value-type="float" office:value="3884">
            <text:p>3884</text:p>
          </table:table-cell>
          <table:table-cell/>
          <table:table-cell office:value-type="float" office:value="216">
            <text:p>216</text:p>
          </table:table-cell>
          <table:table-cell office:value-type="float" office:value="3877">
            <text:p>3877</text:p>
          </table:table-cell>
          <table:table-cell office:value-type="float" office:value="3818.66">
            <text:p>3818.66</text:p>
          </table:table-cell>
          <table:table-cell table:formula="of:=[.Z224]-[.AA224]" office:value-type="float" office:value="58.3400000000002">
            <text:p>58.34</text:p>
          </table:table-cell>
          <table:table-cell office:value-type="float" office:value="3884">
            <text:p>3884</text:p>
          </table:table-cell>
          <table:table-cell/>
          <table:table-cell office:value-type="float" office:value="216">
            <text:p>216</text:p>
          </table:table-cell>
          <table:table-cell office:value-type="float" office:value="3882">
            <text:p>3882</text:p>
          </table:table-cell>
          <table:table-cell office:value-type="float" office:value="3643.68">
            <text:p>3643.68</text:p>
          </table:table-cell>
          <table:table-cell table:formula="of:=[.AF224]-[.AG224]" office:value-type="float" office:value="238.32">
            <text:p>238.3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506">
            <text:p>3506</text:p>
          </table:table-cell>
          <table:table-cell office:value-type="float" office:value="3035.07">
            <text:p>3035.07</text:p>
          </table:table-cell>
          <table:table-cell table:formula="of:=[.B225]-[.C225]" office:value-type="float" office:value="470.93">
            <text:p>470.93</text:p>
          </table:table-cell>
          <table:table-cell office:value-type="float" office:value="3884">
            <text:p>3884</text:p>
          </table:table-cell>
          <table:table-cell/>
          <table:table-cell office:value-type="float" office:value="217">
            <text:p>217</text:p>
          </table:table-cell>
          <table:table-cell office:value-type="float" office:value="3697">
            <text:p>3697</text:p>
          </table:table-cell>
          <table:table-cell office:value-type="float" office:value="3068.29">
            <text:p>3068.29</text:p>
          </table:table-cell>
          <table:table-cell table:formula="of:=[.H225]-[.I225]" office:value-type="float" office:value="628.71">
            <text:p>628.71</text:p>
          </table:table-cell>
          <table:table-cell office:value-type="float" office:value="3884">
            <text:p>3884</text:p>
          </table:table-cell>
          <table:table-cell/>
          <table:table-cell office:value-type="float" office:value="217">
            <text:p>217</text:p>
          </table:table-cell>
          <table:table-cell office:value-type="float" office:value="3882">
            <text:p>3882</text:p>
          </table:table-cell>
          <table:table-cell office:value-type="float" office:value="3771.97">
            <text:p>3771.97</text:p>
          </table:table-cell>
          <table:table-cell table:formula="of:=[.N225]-[.O225]" office:value-type="float" office:value="110.03">
            <text:p>110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217">
            <text:p>217</text:p>
          </table:table-cell>
          <table:table-cell office:value-type="float" office:value="3882">
            <text:p>3882</text:p>
          </table:table-cell>
          <table:table-cell office:value-type="float" office:value="3656.91">
            <text:p>3656.91</text:p>
          </table:table-cell>
          <table:table-cell table:formula="of:=[.T225]-[.U225]" office:value-type="float" office:value="225.09">
            <text:p>225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217">
            <text:p>217</text:p>
          </table:table-cell>
          <table:table-cell office:value-type="float" office:value="3877">
            <text:p>3877</text:p>
          </table:table-cell>
          <table:table-cell office:value-type="float" office:value="3817.45">
            <text:p>3817.45</text:p>
          </table:table-cell>
          <table:table-cell table:formula="of:=[.Z225]-[.AA225]" office:value-type="float" office:value="59.5500000000002">
            <text:p>59.55</text:p>
          </table:table-cell>
          <table:table-cell office:value-type="float" office:value="3884">
            <text:p>3884</text:p>
          </table:table-cell>
          <table:table-cell/>
          <table:table-cell office:value-type="float" office:value="217">
            <text:p>217</text:p>
          </table:table-cell>
          <table:table-cell office:value-type="float" office:value="3882">
            <text:p>3882</text:p>
          </table:table-cell>
          <table:table-cell office:value-type="float" office:value="3681">
            <text:p>3681</text:p>
          </table:table-cell>
          <table:table-cell table:formula="of:=[.AF225]-[.AG225]" office:value-type="float" office:value="201">
            <text:p>20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495">
            <text:p>3495</text:p>
          </table:table-cell>
          <table:table-cell office:value-type="float" office:value="3059.27">
            <text:p>3059.27</text:p>
          </table:table-cell>
          <table:table-cell table:formula="of:=[.B226]-[.C226]" office:value-type="float" office:value="435.73">
            <text:p>435.73</text:p>
          </table:table-cell>
          <table:table-cell office:value-type="float" office:value="3884">
            <text:p>3884</text:p>
          </table:table-cell>
          <table:table-cell/>
          <table:table-cell office:value-type="float" office:value="218">
            <text:p>218</text:p>
          </table:table-cell>
          <table:table-cell office:value-type="float" office:value="3697">
            <text:p>3697</text:p>
          </table:table-cell>
          <table:table-cell office:value-type="float" office:value="3073.24">
            <text:p>3073.24</text:p>
          </table:table-cell>
          <table:table-cell table:formula="of:=[.H226]-[.I226]" office:value-type="float" office:value="623.76">
            <text:p>623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218">
            <text:p>218</text:p>
          </table:table-cell>
          <table:table-cell office:value-type="float" office:value="3882">
            <text:p>3882</text:p>
          </table:table-cell>
          <table:table-cell office:value-type="float" office:value="3715.75">
            <text:p>3715.75</text:p>
          </table:table-cell>
          <table:table-cell table:formula="of:=[.N226]-[.O226]" office:value-type="float" office:value="166.25">
            <text:p>166.25</text:p>
          </table:table-cell>
          <table:table-cell office:value-type="float" office:value="3884">
            <text:p>3884</text:p>
          </table:table-cell>
          <table:table-cell/>
          <table:table-cell office:value-type="float" office:value="218">
            <text:p>218</text:p>
          </table:table-cell>
          <table:table-cell office:value-type="float" office:value="3882">
            <text:p>3882</text:p>
          </table:table-cell>
          <table:table-cell office:value-type="float" office:value="3514.25">
            <text:p>3514.25</text:p>
          </table:table-cell>
          <table:table-cell table:formula="of:=[.T226]-[.U226]" office:value-type="float" office:value="367.75">
            <text:p>367.75</text:p>
          </table:table-cell>
          <table:table-cell office:value-type="float" office:value="3884">
            <text:p>3884</text:p>
          </table:table-cell>
          <table:table-cell/>
          <table:table-cell office:value-type="float" office:value="218">
            <text:p>218</text:p>
          </table:table-cell>
          <table:table-cell office:value-type="float" office:value="3877">
            <text:p>3877</text:p>
          </table:table-cell>
          <table:table-cell office:value-type="float" office:value="3824.42">
            <text:p>3824.42</text:p>
          </table:table-cell>
          <table:table-cell table:formula="of:=[.Z226]-[.AA226]" office:value-type="float" office:value="52.5799999999999">
            <text:p>52.58</text:p>
          </table:table-cell>
          <table:table-cell office:value-type="float" office:value="3884">
            <text:p>3884</text:p>
          </table:table-cell>
          <table:table-cell/>
          <table:table-cell office:value-type="float" office:value="218">
            <text:p>218</text:p>
          </table:table-cell>
          <table:table-cell office:value-type="float" office:value="3882">
            <text:p>3882</text:p>
          </table:table-cell>
          <table:table-cell office:value-type="float" office:value="3706.88">
            <text:p>3706.88</text:p>
          </table:table-cell>
          <table:table-cell table:formula="of:=[.AF226]-[.AG226]" office:value-type="float" office:value="175.12">
            <text:p>175.1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495">
            <text:p>3495</text:p>
          </table:table-cell>
          <table:table-cell office:value-type="float" office:value="3082.56">
            <text:p>3082.56</text:p>
          </table:table-cell>
          <table:table-cell table:formula="of:=[.B227]-[.C227]" office:value-type="float" office:value="412.44">
            <text:p>412.44</text:p>
          </table:table-cell>
          <table:table-cell office:value-type="float" office:value="3884">
            <text:p>3884</text:p>
          </table:table-cell>
          <table:table-cell/>
          <table:table-cell office:value-type="float" office:value="219">
            <text:p>219</text:p>
          </table:table-cell>
          <table:table-cell office:value-type="float" office:value="3647">
            <text:p>3647</text:p>
          </table:table-cell>
          <table:table-cell office:value-type="float" office:value="3013.61">
            <text:p>3013.61</text:p>
          </table:table-cell>
          <table:table-cell table:formula="of:=[.H227]-[.I227]" office:value-type="float" office:value="633.39">
            <text:p>633.39</text:p>
          </table:table-cell>
          <table:table-cell office:value-type="float" office:value="3884">
            <text:p>3884</text:p>
          </table:table-cell>
          <table:table-cell/>
          <table:table-cell office:value-type="float" office:value="219">
            <text:p>219</text:p>
          </table:table-cell>
          <table:table-cell office:value-type="float" office:value="3882">
            <text:p>3882</text:p>
          </table:table-cell>
          <table:table-cell office:value-type="float" office:value="3772.94">
            <text:p>3772.94</text:p>
          </table:table-cell>
          <table:table-cell table:formula="of:=[.N227]-[.O227]" office:value-type="float" office:value="109.06">
            <text:p>109.06</text:p>
          </table:table-cell>
          <table:table-cell office:value-type="float" office:value="3884">
            <text:p>3884</text:p>
          </table:table-cell>
          <table:table-cell/>
          <table:table-cell office:value-type="float" office:value="219">
            <text:p>219</text:p>
          </table:table-cell>
          <table:table-cell office:value-type="float" office:value="3882">
            <text:p>3882</text:p>
          </table:table-cell>
          <table:table-cell office:value-type="float" office:value="3708.37">
            <text:p>3708.37</text:p>
          </table:table-cell>
          <table:table-cell table:formula="of:=[.T227]-[.U227]" office:value-type="float" office:value="173.63">
            <text:p>173.63</text:p>
          </table:table-cell>
          <table:table-cell office:value-type="float" office:value="3884">
            <text:p>3884</text:p>
          </table:table-cell>
          <table:table-cell/>
          <table:table-cell office:value-type="float" office:value="219">
            <text:p>219</text:p>
          </table:table-cell>
          <table:table-cell office:value-type="float" office:value="3877">
            <text:p>3877</text:p>
          </table:table-cell>
          <table:table-cell office:value-type="float" office:value="3818.25">
            <text:p>3818.25</text:p>
          </table:table-cell>
          <table:table-cell table:formula="of:=[.Z227]-[.AA227]" office:value-type="float" office:value="58.75">
            <text:p>58.75</text:p>
          </table:table-cell>
          <table:table-cell office:value-type="float" office:value="3884">
            <text:p>3884</text:p>
          </table:table-cell>
          <table:table-cell/>
          <table:table-cell office:value-type="float" office:value="219">
            <text:p>219</text:p>
          </table:table-cell>
          <table:table-cell office:value-type="float" office:value="3882">
            <text:p>3882</text:p>
          </table:table-cell>
          <table:table-cell office:value-type="float" office:value="3734.12">
            <text:p>3734.12</text:p>
          </table:table-cell>
          <table:table-cell table:formula="of:=[.AF227]-[.AG227]" office:value-type="float" office:value="147.88">
            <text:p>147.8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533">
            <text:p>3533</text:p>
          </table:table-cell>
          <table:table-cell office:value-type="float" office:value="3050.76">
            <text:p>3050.76</text:p>
          </table:table-cell>
          <table:table-cell table:formula="of:=[.B228]-[.C228]" office:value-type="float" office:value="482.24">
            <text:p>482.24</text:p>
          </table:table-cell>
          <table:table-cell office:value-type="float" office:value="3884">
            <text:p>3884</text:p>
          </table:table-cell>
          <table:table-cell/>
          <table:table-cell office:value-type="float" office:value="220">
            <text:p>220</text:p>
          </table:table-cell>
          <table:table-cell office:value-type="float" office:value="3556">
            <text:p>3556</text:p>
          </table:table-cell>
          <table:table-cell office:value-type="float" office:value="2989.45">
            <text:p>2989.45</text:p>
          </table:table-cell>
          <table:table-cell table:formula="of:=[.H228]-[.I228]" office:value-type="float" office:value="566.55">
            <text:p>566.55</text:p>
          </table:table-cell>
          <table:table-cell office:value-type="float" office:value="3884">
            <text:p>3884</text:p>
          </table:table-cell>
          <table:table-cell/>
          <table:table-cell office:value-type="float" office:value="220">
            <text:p>220</text:p>
          </table:table-cell>
          <table:table-cell office:value-type="float" office:value="3882">
            <text:p>3882</text:p>
          </table:table-cell>
          <table:table-cell office:value-type="float" office:value="3803.53">
            <text:p>3803.53</text:p>
          </table:table-cell>
          <table:table-cell table:formula="of:=[.N228]-[.O228]" office:value-type="float" office:value="78.4699999999998">
            <text:p>78.47</text:p>
          </table:table-cell>
          <table:table-cell office:value-type="float" office:value="3884">
            <text:p>3884</text:p>
          </table:table-cell>
          <table:table-cell/>
          <table:table-cell office:value-type="float" office:value="220">
            <text:p>220</text:p>
          </table:table-cell>
          <table:table-cell office:value-type="float" office:value="3882">
            <text:p>3882</text:p>
          </table:table-cell>
          <table:table-cell office:value-type="float" office:value="3751.07">
            <text:p>3751.07</text:p>
          </table:table-cell>
          <table:table-cell table:formula="of:=[.T228]-[.U228]" office:value-type="float" office:value="130.93">
            <text:p>130.93</text:p>
          </table:table-cell>
          <table:table-cell office:value-type="float" office:value="3884">
            <text:p>3884</text:p>
          </table:table-cell>
          <table:table-cell/>
          <table:table-cell office:value-type="float" office:value="220">
            <text:p>220</text:p>
          </table:table-cell>
          <table:table-cell office:value-type="float" office:value="3877">
            <text:p>3877</text:p>
          </table:table-cell>
          <table:table-cell office:value-type="float" office:value="3828.04">
            <text:p>3828.04</text:p>
          </table:table-cell>
          <table:table-cell table:formula="of:=[.Z228]-[.AA228]" office:value-type="float" office:value="48.96">
            <text:p>48.96</text:p>
          </table:table-cell>
          <table:table-cell office:value-type="float" office:value="3884">
            <text:p>3884</text:p>
          </table:table-cell>
          <table:table-cell/>
          <table:table-cell office:value-type="float" office:value="220">
            <text:p>220</text:p>
          </table:table-cell>
          <table:table-cell office:value-type="float" office:value="3882">
            <text:p>3882</text:p>
          </table:table-cell>
          <table:table-cell office:value-type="float" office:value="3752.48">
            <text:p>3752.48</text:p>
          </table:table-cell>
          <table:table-cell table:formula="of:=[.AF228]-[.AG228]" office:value-type="float" office:value="129.52">
            <text:p>129.5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553">
            <text:p>3553</text:p>
          </table:table-cell>
          <table:table-cell office:value-type="float" office:value="3128.16">
            <text:p>3128.16</text:p>
          </table:table-cell>
          <table:table-cell table:formula="of:=[.B229]-[.C229]" office:value-type="float" office:value="424.84">
            <text:p>424.84</text:p>
          </table:table-cell>
          <table:table-cell office:value-type="float" office:value="3884">
            <text:p>3884</text:p>
          </table:table-cell>
          <table:table-cell/>
          <table:table-cell office:value-type="float" office:value="221">
            <text:p>221</text:p>
          </table:table-cell>
          <table:table-cell office:value-type="float" office:value="3556">
            <text:p>3556</text:p>
          </table:table-cell>
          <table:table-cell office:value-type="float" office:value="2960.52">
            <text:p>2960.52</text:p>
          </table:table-cell>
          <table:table-cell table:formula="of:=[.H229]-[.I229]" office:value-type="float" office:value="595.48">
            <text:p>595.48</text:p>
          </table:table-cell>
          <table:table-cell office:value-type="float" office:value="3884">
            <text:p>3884</text:p>
          </table:table-cell>
          <table:table-cell/>
          <table:table-cell office:value-type="float" office:value="221">
            <text:p>221</text:p>
          </table:table-cell>
          <table:table-cell office:value-type="float" office:value="3882">
            <text:p>3882</text:p>
          </table:table-cell>
          <table:table-cell office:value-type="float" office:value="3798.02">
            <text:p>3798.02</text:p>
          </table:table-cell>
          <table:table-cell table:formula="of:=[.N229]-[.O229]" office:value-type="float" office:value="83.98">
            <text:p>83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221">
            <text:p>221</text:p>
          </table:table-cell>
          <table:table-cell office:value-type="float" office:value="3882">
            <text:p>3882</text:p>
          </table:table-cell>
          <table:table-cell office:value-type="float" office:value="3729">
            <text:p>3729</text:p>
          </table:table-cell>
          <table:table-cell table:formula="of:=[.T229]-[.U229]" office:value-type="float" office:value="153">
            <text:p>153</text:p>
          </table:table-cell>
          <table:table-cell office:value-type="float" office:value="3884">
            <text:p>3884</text:p>
          </table:table-cell>
          <table:table-cell/>
          <table:table-cell office:value-type="float" office:value="221">
            <text:p>221</text:p>
          </table:table-cell>
          <table:table-cell office:value-type="float" office:value="3877">
            <text:p>3877</text:p>
          </table:table-cell>
          <table:table-cell office:value-type="float" office:value="3826.71">
            <text:p>3826.71</text:p>
          </table:table-cell>
          <table:table-cell table:formula="of:=[.Z229]-[.AA229]" office:value-type="float" office:value="50.29">
            <text:p>50.29</text:p>
          </table:table-cell>
          <table:table-cell office:value-type="float" office:value="3884">
            <text:p>3884</text:p>
          </table:table-cell>
          <table:table-cell/>
          <table:table-cell office:value-type="float" office:value="221">
            <text:p>221</text:p>
          </table:table-cell>
          <table:table-cell office:value-type="float" office:value="3882">
            <text:p>3882</text:p>
          </table:table-cell>
          <table:table-cell office:value-type="float" office:value="3780.01">
            <text:p>3780.01</text:p>
          </table:table-cell>
          <table:table-cell table:formula="of:=[.AF229]-[.AG229]" office:value-type="float" office:value="101.99">
            <text:p>101.9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553">
            <text:p>3553</text:p>
          </table:table-cell>
          <table:table-cell office:value-type="float" office:value="3124.79">
            <text:p>3124.79</text:p>
          </table:table-cell>
          <table:table-cell table:formula="of:=[.B230]-[.C230]" office:value-type="float" office:value="428.21">
            <text:p>428.21</text:p>
          </table:table-cell>
          <table:table-cell office:value-type="float" office:value="3884">
            <text:p>3884</text:p>
          </table:table-cell>
          <table:table-cell/>
          <table:table-cell office:value-type="float" office:value="222">
            <text:p>222</text:p>
          </table:table-cell>
          <table:table-cell office:value-type="float" office:value="3556">
            <text:p>3556</text:p>
          </table:table-cell>
          <table:table-cell office:value-type="float" office:value="2966.36">
            <text:p>2966.36</text:p>
          </table:table-cell>
          <table:table-cell table:formula="of:=[.H230]-[.I230]" office:value-type="float" office:value="589.64">
            <text:p>589.64</text:p>
          </table:table-cell>
          <table:table-cell office:value-type="float" office:value="3884">
            <text:p>3884</text:p>
          </table:table-cell>
          <table:table-cell/>
          <table:table-cell office:value-type="float" office:value="222">
            <text:p>222</text:p>
          </table:table-cell>
          <table:table-cell office:value-type="float" office:value="3882">
            <text:p>3882</text:p>
          </table:table-cell>
          <table:table-cell office:value-type="float" office:value="3765.83">
            <text:p>3765.83</text:p>
          </table:table-cell>
          <table:table-cell table:formula="of:=[.N230]-[.O230]" office:value-type="float" office:value="116.17">
            <text:p>116.17</text:p>
          </table:table-cell>
          <table:table-cell office:value-type="float" office:value="3884">
            <text:p>3884</text:p>
          </table:table-cell>
          <table:table-cell/>
          <table:table-cell office:value-type="float" office:value="222">
            <text:p>222</text:p>
          </table:table-cell>
          <table:table-cell office:value-type="float" office:value="3882">
            <text:p>3882</text:p>
          </table:table-cell>
          <table:table-cell office:value-type="float" office:value="3776.23">
            <text:p>3776.23</text:p>
          </table:table-cell>
          <table:table-cell table:formula="of:=[.T230]-[.U230]" office:value-type="float" office:value="105.77">
            <text:p>105.77</text:p>
          </table:table-cell>
          <table:table-cell office:value-type="float" office:value="3884">
            <text:p>3884</text:p>
          </table:table-cell>
          <table:table-cell/>
          <table:table-cell office:value-type="float" office:value="222">
            <text:p>222</text:p>
          </table:table-cell>
          <table:table-cell office:value-type="float" office:value="3877">
            <text:p>3877</text:p>
          </table:table-cell>
          <table:table-cell office:value-type="float" office:value="3819.64">
            <text:p>3819.64</text:p>
          </table:table-cell>
          <table:table-cell table:formula="of:=[.Z230]-[.AA230]" office:value-type="float" office:value="57.3600000000001">
            <text:p>57.36</text:p>
          </table:table-cell>
          <table:table-cell office:value-type="float" office:value="3884">
            <text:p>3884</text:p>
          </table:table-cell>
          <table:table-cell/>
          <table:table-cell office:value-type="float" office:value="222">
            <text:p>222</text:p>
          </table:table-cell>
          <table:table-cell office:value-type="float" office:value="3882">
            <text:p>3882</text:p>
          </table:table-cell>
          <table:table-cell office:value-type="float" office:value="2320.02">
            <text:p>2320.02</text:p>
          </table:table-cell>
          <table:table-cell table:formula="of:=[.AF230]-[.AG230]" office:value-type="float" office:value="1561.98">
            <text:p>1561.9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616">
            <text:p>3616</text:p>
          </table:table-cell>
          <table:table-cell office:value-type="float" office:value="3126.48">
            <text:p>3126.48</text:p>
          </table:table-cell>
          <table:table-cell table:formula="of:=[.B231]-[.C231]" office:value-type="float" office:value="489.52">
            <text:p>489.52</text:p>
          </table:table-cell>
          <table:table-cell office:value-type="float" office:value="3884">
            <text:p>3884</text:p>
          </table:table-cell>
          <table:table-cell/>
          <table:table-cell office:value-type="float" office:value="223">
            <text:p>223</text:p>
          </table:table-cell>
          <table:table-cell office:value-type="float" office:value="3678">
            <text:p>3678</text:p>
          </table:table-cell>
          <table:table-cell office:value-type="float" office:value="2906.31">
            <text:p>2906.31</text:p>
          </table:table-cell>
          <table:table-cell table:formula="of:=[.H231]-[.I231]" office:value-type="float" office:value="771.69">
            <text:p>771.69</text:p>
          </table:table-cell>
          <table:table-cell office:value-type="float" office:value="3884">
            <text:p>3884</text:p>
          </table:table-cell>
          <table:table-cell/>
          <table:table-cell office:value-type="float" office:value="223">
            <text:p>223</text:p>
          </table:table-cell>
          <table:table-cell office:value-type="float" office:value="3882">
            <text:p>3882</text:p>
          </table:table-cell>
          <table:table-cell office:value-type="float" office:value="3733.66">
            <text:p>3733.66</text:p>
          </table:table-cell>
          <table:table-cell table:formula="of:=[.N231]-[.O231]" office:value-type="float" office:value="148.34">
            <text:p>148.34</text:p>
          </table:table-cell>
          <table:table-cell office:value-type="float" office:value="3884">
            <text:p>3884</text:p>
          </table:table-cell>
          <table:table-cell/>
          <table:table-cell office:value-type="float" office:value="223">
            <text:p>223</text:p>
          </table:table-cell>
          <table:table-cell office:value-type="float" office:value="3882">
            <text:p>3882</text:p>
          </table:table-cell>
          <table:table-cell office:value-type="float" office:value="2181.41">
            <text:p>2181.41</text:p>
          </table:table-cell>
          <table:table-cell table:formula="of:=[.T231]-[.U231]" office:value-type="float" office:value="1700.59">
            <text:p>1700.59</text:p>
          </table:table-cell>
          <table:table-cell office:value-type="float" office:value="3884">
            <text:p>3884</text:p>
          </table:table-cell>
          <table:table-cell/>
          <table:table-cell office:value-type="float" office:value="223">
            <text:p>223</text:p>
          </table:table-cell>
          <table:table-cell office:value-type="float" office:value="3877">
            <text:p>3877</text:p>
          </table:table-cell>
          <table:table-cell office:value-type="float" office:value="3790.13">
            <text:p>3790.13</text:p>
          </table:table-cell>
          <table:table-cell table:formula="of:=[.Z231]-[.AA231]" office:value-type="float" office:value="86.8699999999999">
            <text:p>86.87</text:p>
          </table:table-cell>
          <table:table-cell office:value-type="float" office:value="3884">
            <text:p>3884</text:p>
          </table:table-cell>
          <table:table-cell/>
          <table:table-cell office:value-type="float" office:value="223">
            <text:p>223</text:p>
          </table:table-cell>
          <table:table-cell office:value-type="float" office:value="3882">
            <text:p>3882</text:p>
          </table:table-cell>
          <table:table-cell office:value-type="float" office:value="2447.88">
            <text:p>2447.88</text:p>
          </table:table-cell>
          <table:table-cell table:formula="of:=[.AF231]-[.AG231]" office:value-type="float" office:value="1434.12">
            <text:p>1434.1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689">
            <text:p>3689</text:p>
          </table:table-cell>
          <table:table-cell office:value-type="float" office:value="3110.14">
            <text:p>3110.14</text:p>
          </table:table-cell>
          <table:table-cell table:formula="of:=[.B232]-[.C232]" office:value-type="float" office:value="578.86">
            <text:p>578.86</text:p>
          </table:table-cell>
          <table:table-cell office:value-type="float" office:value="3884">
            <text:p>3884</text:p>
          </table:table-cell>
          <table:table-cell/>
          <table:table-cell office:value-type="float" office:value="224">
            <text:p>224</text:p>
          </table:table-cell>
          <table:table-cell office:value-type="float" office:value="3678">
            <text:p>3678</text:p>
          </table:table-cell>
          <table:table-cell office:value-type="float" office:value="2989.42">
            <text:p>2989.42</text:p>
          </table:table-cell>
          <table:table-cell table:formula="of:=[.H232]-[.I232]" office:value-type="float" office:value="688.58">
            <text:p>688.58</text:p>
          </table:table-cell>
          <table:table-cell office:value-type="float" office:value="3884">
            <text:p>3884</text:p>
          </table:table-cell>
          <table:table-cell/>
          <table:table-cell office:value-type="float" office:value="224">
            <text:p>224</text:p>
          </table:table-cell>
          <table:table-cell office:value-type="float" office:value="3882">
            <text:p>3882</text:p>
          </table:table-cell>
          <table:table-cell office:value-type="float" office:value="3799.39">
            <text:p>3799.39</text:p>
          </table:table-cell>
          <table:table-cell table:formula="of:=[.N232]-[.O232]" office:value-type="float" office:value="82.6100000000001">
            <text:p>82.61</text:p>
          </table:table-cell>
          <table:table-cell office:value-type="float" office:value="3884">
            <text:p>3884</text:p>
          </table:table-cell>
          <table:table-cell/>
          <table:table-cell office:value-type="float" office:value="224">
            <text:p>224</text:p>
          </table:table-cell>
          <table:table-cell office:value-type="float" office:value="3882">
            <text:p>3882</text:p>
          </table:table-cell>
          <table:table-cell office:value-type="float" office:value="2400.97">
            <text:p>2400.97</text:p>
          </table:table-cell>
          <table:table-cell table:formula="of:=[.T232]-[.U232]" office:value-type="float" office:value="1481.03">
            <text:p>1481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224">
            <text:p>224</text:p>
          </table:table-cell>
          <table:table-cell office:value-type="float" office:value="3877">
            <text:p>3877</text:p>
          </table:table-cell>
          <table:table-cell office:value-type="float" office:value="3818.73">
            <text:p>3818.73</text:p>
          </table:table-cell>
          <table:table-cell table:formula="of:=[.Z232]-[.AA232]" office:value-type="float" office:value="58.27">
            <text:p>58.27</text:p>
          </table:table-cell>
          <table:table-cell office:value-type="float" office:value="3884">
            <text:p>3884</text:p>
          </table:table-cell>
          <table:table-cell/>
          <table:table-cell office:value-type="float" office:value="224">
            <text:p>224</text:p>
          </table:table-cell>
          <table:table-cell office:value-type="float" office:value="3882">
            <text:p>3882</text:p>
          </table:table-cell>
          <table:table-cell office:value-type="float" office:value="2566.47">
            <text:p>2566.47</text:p>
          </table:table-cell>
          <table:table-cell table:formula="of:=[.AF232]-[.AG232]" office:value-type="float" office:value="1315.53">
            <text:p>1315.5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689">
            <text:p>3689</text:p>
          </table:table-cell>
          <table:table-cell office:value-type="float" office:value="3148.01">
            <text:p>3148.01</text:p>
          </table:table-cell>
          <table:table-cell table:formula="of:=[.B233]-[.C233]" office:value-type="float" office:value="540.99">
            <text:p>540.99</text:p>
          </table:table-cell>
          <table:table-cell office:value-type="float" office:value="3884">
            <text:p>3884</text:p>
          </table:table-cell>
          <table:table-cell/>
          <table:table-cell office:value-type="float" office:value="225">
            <text:p>225</text:p>
          </table:table-cell>
          <table:table-cell office:value-type="float" office:value="3678">
            <text:p>3678</text:p>
          </table:table-cell>
          <table:table-cell office:value-type="float" office:value="2971.15">
            <text:p>2971.15</text:p>
          </table:table-cell>
          <table:table-cell table:formula="of:=[.H233]-[.I233]" office:value-type="float" office:value="706.85">
            <text:p>706.85</text:p>
          </table:table-cell>
          <table:table-cell office:value-type="float" office:value="3884">
            <text:p>3884</text:p>
          </table:table-cell>
          <table:table-cell/>
          <table:table-cell office:value-type="float" office:value="225">
            <text:p>225</text:p>
          </table:table-cell>
          <table:table-cell office:value-type="float" office:value="3882">
            <text:p>3882</text:p>
          </table:table-cell>
          <table:table-cell office:value-type="float" office:value="3755.77">
            <text:p>3755.77</text:p>
          </table:table-cell>
          <table:table-cell table:formula="of:=[.N233]-[.O233]" office:value-type="float" office:value="126.23">
            <text:p>126.23</text:p>
          </table:table-cell>
          <table:table-cell office:value-type="float" office:value="3884">
            <text:p>3884</text:p>
          </table:table-cell>
          <table:table-cell/>
          <table:table-cell office:value-type="float" office:value="225">
            <text:p>225</text:p>
          </table:table-cell>
          <table:table-cell office:value-type="float" office:value="3882">
            <text:p>3882</text:p>
          </table:table-cell>
          <table:table-cell office:value-type="float" office:value="2519.6">
            <text:p>2519.6</text:p>
          </table:table-cell>
          <table:table-cell table:formula="of:=[.T233]-[.U233]" office:value-type="float" office:value="1362.4">
            <text:p>1362.4</text:p>
          </table:table-cell>
          <table:table-cell office:value-type="float" office:value="3884">
            <text:p>3884</text:p>
          </table:table-cell>
          <table:table-cell/>
          <table:table-cell office:value-type="float" office:value="225">
            <text:p>225</text:p>
          </table:table-cell>
          <table:table-cell office:value-type="float" office:value="3877">
            <text:p>3877</text:p>
          </table:table-cell>
          <table:table-cell office:value-type="float" office:value="3810.08">
            <text:p>3810.08</text:p>
          </table:table-cell>
          <table:table-cell table:formula="of:=[.Z233]-[.AA233]" office:value-type="float" office:value="66.9200000000001">
            <text:p>66.92</text:p>
          </table:table-cell>
          <table:table-cell office:value-type="float" office:value="3884">
            <text:p>3884</text:p>
          </table:table-cell>
          <table:table-cell/>
          <table:table-cell office:value-type="float" office:value="225">
            <text:p>225</text:p>
          </table:table-cell>
          <table:table-cell office:value-type="float" office:value="3882">
            <text:p>3882</text:p>
          </table:table-cell>
          <table:table-cell office:value-type="float" office:value="2688.15">
            <text:p>2688.15</text:p>
          </table:table-cell>
          <table:table-cell table:formula="of:=[.AF233]-[.AG233]" office:value-type="float" office:value="1193.85">
            <text:p>1193.8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689">
            <text:p>3689</text:p>
          </table:table-cell>
          <table:table-cell office:value-type="float" office:value="3159.86">
            <text:p>3159.86</text:p>
          </table:table-cell>
          <table:table-cell table:formula="of:=[.B234]-[.C234]" office:value-type="float" office:value="529.14">
            <text:p>529.14</text:p>
          </table:table-cell>
          <table:table-cell office:value-type="float" office:value="3884">
            <text:p>3884</text:p>
          </table:table-cell>
          <table:table-cell/>
          <table:table-cell office:value-type="float" office:value="226">
            <text:p>226</text:p>
          </table:table-cell>
          <table:table-cell office:value-type="float" office:value="3691">
            <text:p>3691</text:p>
          </table:table-cell>
          <table:table-cell office:value-type="float" office:value="3006.87">
            <text:p>3006.87</text:p>
          </table:table-cell>
          <table:table-cell table:formula="of:=[.H234]-[.I234]" office:value-type="float" office:value="684.13">
            <text:p>684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226">
            <text:p>226</text:p>
          </table:table-cell>
          <table:table-cell office:value-type="float" office:value="3882">
            <text:p>3882</text:p>
          </table:table-cell>
          <table:table-cell office:value-type="float" office:value="3765.76">
            <text:p>3765.76</text:p>
          </table:table-cell>
          <table:table-cell table:formula="of:=[.N234]-[.O234]" office:value-type="float" office:value="116.24">
            <text:p>116.24</text:p>
          </table:table-cell>
          <table:table-cell office:value-type="float" office:value="3884">
            <text:p>3884</text:p>
          </table:table-cell>
          <table:table-cell/>
          <table:table-cell office:value-type="float" office:value="226">
            <text:p>226</text:p>
          </table:table-cell>
          <table:table-cell office:value-type="float" office:value="3882">
            <text:p>3882</text:p>
          </table:table-cell>
          <table:table-cell office:value-type="float" office:value="2707.52">
            <text:p>2707.52</text:p>
          </table:table-cell>
          <table:table-cell table:formula="of:=[.T234]-[.U234]" office:value-type="float" office:value="1174.48">
            <text:p>1174.48</text:p>
          </table:table-cell>
          <table:table-cell office:value-type="float" office:value="3884">
            <text:p>3884</text:p>
          </table:table-cell>
          <table:table-cell/>
          <table:table-cell office:value-type="float" office:value="226">
            <text:p>226</text:p>
          </table:table-cell>
          <table:table-cell office:value-type="float" office:value="3877">
            <text:p>3877</text:p>
          </table:table-cell>
          <table:table-cell office:value-type="float" office:value="3823.49">
            <text:p>3823.49</text:p>
          </table:table-cell>
          <table:table-cell table:formula="of:=[.Z234]-[.AA234]" office:value-type="float" office:value="53.5100000000002">
            <text:p>53.51</text:p>
          </table:table-cell>
          <table:table-cell office:value-type="float" office:value="3884">
            <text:p>3884</text:p>
          </table:table-cell>
          <table:table-cell/>
          <table:table-cell office:value-type="float" office:value="226">
            <text:p>226</text:p>
          </table:table-cell>
          <table:table-cell office:value-type="float" office:value="3882">
            <text:p>3882</text:p>
          </table:table-cell>
          <table:table-cell office:value-type="float" office:value="2806.54">
            <text:p>2806.54</text:p>
          </table:table-cell>
          <table:table-cell table:formula="of:=[.AF234]-[.AG234]" office:value-type="float" office:value="1075.46">
            <text:p>1075.4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689">
            <text:p>3689</text:p>
          </table:table-cell>
          <table:table-cell office:value-type="float" office:value="3211.45">
            <text:p>3211.45</text:p>
          </table:table-cell>
          <table:table-cell table:formula="of:=[.B235]-[.C235]" office:value-type="float" office:value="477.55">
            <text:p>477.55</text:p>
          </table:table-cell>
          <table:table-cell office:value-type="float" office:value="3884">
            <text:p>3884</text:p>
          </table:table-cell>
          <table:table-cell/>
          <table:table-cell office:value-type="float" office:value="227">
            <text:p>227</text:p>
          </table:table-cell>
          <table:table-cell office:value-type="float" office:value="3678">
            <text:p>3678</text:p>
          </table:table-cell>
          <table:table-cell office:value-type="float" office:value="2990.32">
            <text:p>2990.32</text:p>
          </table:table-cell>
          <table:table-cell table:formula="of:=[.H235]-[.I235]" office:value-type="float" office:value="687.68">
            <text:p>687.68</text:p>
          </table:table-cell>
          <table:table-cell office:value-type="float" office:value="3884">
            <text:p>3884</text:p>
          </table:table-cell>
          <table:table-cell/>
          <table:table-cell office:value-type="float" office:value="227">
            <text:p>227</text:p>
          </table:table-cell>
          <table:table-cell office:value-type="float" office:value="3882">
            <text:p>3882</text:p>
          </table:table-cell>
          <table:table-cell office:value-type="float" office:value="3694.44">
            <text:p>3694.44</text:p>
          </table:table-cell>
          <table:table-cell table:formula="of:=[.N235]-[.O235]" office:value-type="float" office:value="187.56">
            <text:p>187.56</text:p>
          </table:table-cell>
          <table:table-cell office:value-type="float" office:value="3884">
            <text:p>3884</text:p>
          </table:table-cell>
          <table:table-cell/>
          <table:table-cell office:value-type="float" office:value="227">
            <text:p>227</text:p>
          </table:table-cell>
          <table:table-cell office:value-type="float" office:value="3882">
            <text:p>3882</text:p>
          </table:table-cell>
          <table:table-cell office:value-type="float" office:value="2956.2">
            <text:p>2956.2</text:p>
          </table:table-cell>
          <table:table-cell table:formula="of:=[.T235]-[.U235]" office:value-type="float" office:value="925.8">
            <text:p>925.8</text:p>
          </table:table-cell>
          <table:table-cell office:value-type="float" office:value="3884">
            <text:p>3884</text:p>
          </table:table-cell>
          <table:table-cell/>
          <table:table-cell office:value-type="float" office:value="227">
            <text:p>227</text:p>
          </table:table-cell>
          <table:table-cell office:value-type="float" office:value="3877">
            <text:p>3877</text:p>
          </table:table-cell>
          <table:table-cell office:value-type="float" office:value="3822.27">
            <text:p>3822.27</text:p>
          </table:table-cell>
          <table:table-cell table:formula="of:=[.Z235]-[.AA235]" office:value-type="float" office:value="54.73">
            <text:p>54.73</text:p>
          </table:table-cell>
          <table:table-cell office:value-type="float" office:value="3884">
            <text:p>3884</text:p>
          </table:table-cell>
          <table:table-cell/>
          <table:table-cell office:value-type="float" office:value="227">
            <text:p>227</text:p>
          </table:table-cell>
          <table:table-cell office:value-type="float" office:value="3882">
            <text:p>3882</text:p>
          </table:table-cell>
          <table:table-cell office:value-type="float" office:value="2909.44">
            <text:p>2909.44</text:p>
          </table:table-cell>
          <table:table-cell table:formula="of:=[.AF235]-[.AG235]" office:value-type="float" office:value="972.56">
            <text:p>972.5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689">
            <text:p>3689</text:p>
          </table:table-cell>
          <table:table-cell office:value-type="float" office:value="3205.28">
            <text:p>3205.28</text:p>
          </table:table-cell>
          <table:table-cell table:formula="of:=[.B236]-[.C236]" office:value-type="float" office:value="483.72">
            <text:p>483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228">
            <text:p>228</text:p>
          </table:table-cell>
          <table:table-cell office:value-type="float" office:value="3801">
            <text:p>3801</text:p>
          </table:table-cell>
          <table:table-cell office:value-type="float" office:value="3018.27">
            <text:p>3018.27</text:p>
          </table:table-cell>
          <table:table-cell table:formula="of:=[.H236]-[.I236]" office:value-type="float" office:value="782.73">
            <text:p>782.73</text:p>
          </table:table-cell>
          <table:table-cell office:value-type="float" office:value="3884">
            <text:p>3884</text:p>
          </table:table-cell>
          <table:table-cell/>
          <table:table-cell office:value-type="float" office:value="228">
            <text:p>228</text:p>
          </table:table-cell>
          <table:table-cell office:value-type="float" office:value="3882">
            <text:p>3882</text:p>
          </table:table-cell>
          <table:table-cell office:value-type="float" office:value="3772.27">
            <text:p>3772.27</text:p>
          </table:table-cell>
          <table:table-cell table:formula="of:=[.N236]-[.O236]" office:value-type="float" office:value="109.73">
            <text:p>109.73</text:p>
          </table:table-cell>
          <table:table-cell office:value-type="float" office:value="3884">
            <text:p>3884</text:p>
          </table:table-cell>
          <table:table-cell/>
          <table:table-cell office:value-type="float" office:value="228">
            <text:p>228</text:p>
          </table:table-cell>
          <table:table-cell office:value-type="float" office:value="3882">
            <text:p>3882</text:p>
          </table:table-cell>
          <table:table-cell office:value-type="float" office:value="3088.28">
            <text:p>3088.28</text:p>
          </table:table-cell>
          <table:table-cell table:formula="of:=[.T236]-[.U236]" office:value-type="float" office:value="793.72">
            <text:p>793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228">
            <text:p>228</text:p>
          </table:table-cell>
          <table:table-cell office:value-type="float" office:value="3877">
            <text:p>3877</text:p>
          </table:table-cell>
          <table:table-cell office:value-type="float" office:value="3832.58">
            <text:p>3832.58</text:p>
          </table:table-cell>
          <table:table-cell table:formula="of:=[.Z236]-[.AA236]" office:value-type="float" office:value="44.4200000000001">
            <text:p>44.42</text:p>
          </table:table-cell>
          <table:table-cell office:value-type="float" office:value="3884">
            <text:p>3884</text:p>
          </table:table-cell>
          <table:table-cell/>
          <table:table-cell office:value-type="float" office:value="228">
            <text:p>228</text:p>
          </table:table-cell>
          <table:table-cell office:value-type="float" office:value="3882">
            <text:p>3882</text:p>
          </table:table-cell>
          <table:table-cell office:value-type="float" office:value="3012.63">
            <text:p>3012.63</text:p>
          </table:table-cell>
          <table:table-cell table:formula="of:=[.AF236]-[.AG236]" office:value-type="float" office:value="869.37">
            <text:p>869.3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689">
            <text:p>3689</text:p>
          </table:table-cell>
          <table:table-cell office:value-type="float" office:value="3188.18">
            <text:p>3188.18</text:p>
          </table:table-cell>
          <table:table-cell table:formula="of:=[.B237]-[.C237]" office:value-type="float" office:value="500.82">
            <text:p>500.82</text:p>
          </table:table-cell>
          <table:table-cell office:value-type="float" office:value="3884">
            <text:p>3884</text:p>
          </table:table-cell>
          <table:table-cell/>
          <table:table-cell office:value-type="float" office:value="229">
            <text:p>229</text:p>
          </table:table-cell>
          <table:table-cell office:value-type="float" office:value="3728">
            <text:p>3728</text:p>
          </table:table-cell>
          <table:table-cell office:value-type="float" office:value="2944.63">
            <text:p>2944.63</text:p>
          </table:table-cell>
          <table:table-cell table:formula="of:=[.H237]-[.I237]" office:value-type="float" office:value="783.37">
            <text:p>783.37</text:p>
          </table:table-cell>
          <table:table-cell office:value-type="float" office:value="3884">
            <text:p>3884</text:p>
          </table:table-cell>
          <table:table-cell/>
          <table:table-cell office:value-type="float" office:value="229">
            <text:p>229</text:p>
          </table:table-cell>
          <table:table-cell office:value-type="float" office:value="3882">
            <text:p>3882</text:p>
          </table:table-cell>
          <table:table-cell office:value-type="float" office:value="3786.71">
            <text:p>3786.71</text:p>
          </table:table-cell>
          <table:table-cell table:formula="of:=[.N237]-[.O237]" office:value-type="float" office:value="95.29">
            <text:p>95.29</text:p>
          </table:table-cell>
          <table:table-cell office:value-type="float" office:value="3884">
            <text:p>3884</text:p>
          </table:table-cell>
          <table:table-cell/>
          <table:table-cell office:value-type="float" office:value="229">
            <text:p>229</text:p>
          </table:table-cell>
          <table:table-cell office:value-type="float" office:value="3882">
            <text:p>3882</text:p>
          </table:table-cell>
          <table:table-cell office:value-type="float" office:value="3152.03">
            <text:p>3152.03</text:p>
          </table:table-cell>
          <table:table-cell table:formula="of:=[.T237]-[.U237]" office:value-type="float" office:value="729.97">
            <text:p>729.97</text:p>
          </table:table-cell>
          <table:table-cell office:value-type="float" office:value="3884">
            <text:p>3884</text:p>
          </table:table-cell>
          <table:table-cell/>
          <table:table-cell office:value-type="float" office:value="229">
            <text:p>229</text:p>
          </table:table-cell>
          <table:table-cell office:value-type="float" office:value="3877">
            <text:p>3877</text:p>
          </table:table-cell>
          <table:table-cell office:value-type="float" office:value="3825.97">
            <text:p>3825.97</text:p>
          </table:table-cell>
          <table:table-cell table:formula="of:=[.Z237]-[.AA237]" office:value-type="float" office:value="51.0300000000002">
            <text:p>51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229">
            <text:p>229</text:p>
          </table:table-cell>
          <table:table-cell office:value-type="float" office:value="3882">
            <text:p>3882</text:p>
          </table:table-cell>
          <table:table-cell office:value-type="float" office:value="3089.9">
            <text:p>3089.9</text:p>
          </table:table-cell>
          <table:table-cell table:formula="of:=[.AF237]-[.AG237]" office:value-type="float" office:value="792.1">
            <text:p>792.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689">
            <text:p>3689</text:p>
          </table:table-cell>
          <table:table-cell office:value-type="float" office:value="3182.49">
            <text:p>3182.49</text:p>
          </table:table-cell>
          <table:table-cell table:formula="of:=[.B238]-[.C238]" office:value-type="float" office:value="506.51">
            <text:p>506.51</text:p>
          </table:table-cell>
          <table:table-cell office:value-type="float" office:value="3884">
            <text:p>3884</text:p>
          </table:table-cell>
          <table:table-cell/>
          <table:table-cell office:value-type="float" office:value="230">
            <text:p>230</text:p>
          </table:table-cell>
          <table:table-cell office:value-type="float" office:value="3719">
            <text:p>3719</text:p>
          </table:table-cell>
          <table:table-cell office:value-type="float" office:value="2947.87">
            <text:p>2947.87</text:p>
          </table:table-cell>
          <table:table-cell table:formula="of:=[.H238]-[.I238]" office:value-type="float" office:value="771.13">
            <text:p>771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230">
            <text:p>230</text:p>
          </table:table-cell>
          <table:table-cell office:value-type="float" office:value="3882">
            <text:p>3882</text:p>
          </table:table-cell>
          <table:table-cell office:value-type="float" office:value="3777.23">
            <text:p>3777.23</text:p>
          </table:table-cell>
          <table:table-cell table:formula="of:=[.N238]-[.O238]" office:value-type="float" office:value="104.77">
            <text:p>104.77</text:p>
          </table:table-cell>
          <table:table-cell office:value-type="float" office:value="3884">
            <text:p>3884</text:p>
          </table:table-cell>
          <table:table-cell/>
          <table:table-cell office:value-type="float" office:value="230">
            <text:p>230</text:p>
          </table:table-cell>
          <table:table-cell office:value-type="float" office:value="3882">
            <text:p>3882</text:p>
          </table:table-cell>
          <table:table-cell office:value-type="float" office:value="3395.83">
            <text:p>3395.83</text:p>
          </table:table-cell>
          <table:table-cell table:formula="of:=[.T238]-[.U238]" office:value-type="float" office:value="486.17">
            <text:p>486.17</text:p>
          </table:table-cell>
          <table:table-cell office:value-type="float" office:value="3884">
            <text:p>3884</text:p>
          </table:table-cell>
          <table:table-cell/>
          <table:table-cell office:value-type="float" office:value="230">
            <text:p>230</text:p>
          </table:table-cell>
          <table:table-cell office:value-type="float" office:value="3877">
            <text:p>3877</text:p>
          </table:table-cell>
          <table:table-cell office:value-type="float" office:value="3825.62">
            <text:p>3825.62</text:p>
          </table:table-cell>
          <table:table-cell table:formula="of:=[.Z238]-[.AA238]" office:value-type="float" office:value="51.3800000000001">
            <text:p>51.38</text:p>
          </table:table-cell>
          <table:table-cell office:value-type="float" office:value="3884">
            <text:p>3884</text:p>
          </table:table-cell>
          <table:table-cell/>
          <table:table-cell office:value-type="float" office:value="230">
            <text:p>230</text:p>
          </table:table-cell>
          <table:table-cell office:value-type="float" office:value="3882">
            <text:p>3882</text:p>
          </table:table-cell>
          <table:table-cell office:value-type="float" office:value="3214.19">
            <text:p>3214.19</text:p>
          </table:table-cell>
          <table:table-cell table:formula="of:=[.AF238]-[.AG238]" office:value-type="float" office:value="667.81">
            <text:p>667.8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689">
            <text:p>3689</text:p>
          </table:table-cell>
          <table:table-cell office:value-type="float" office:value="3189.35">
            <text:p>3189.35</text:p>
          </table:table-cell>
          <table:table-cell table:formula="of:=[.B239]-[.C239]" office:value-type="float" office:value="499.65">
            <text:p>499.65</text:p>
          </table:table-cell>
          <table:table-cell office:value-type="float" office:value="3884">
            <text:p>3884</text:p>
          </table:table-cell>
          <table:table-cell/>
          <table:table-cell office:value-type="float" office:value="231">
            <text:p>231</text:p>
          </table:table-cell>
          <table:table-cell office:value-type="float" office:value="3719">
            <text:p>3719</text:p>
          </table:table-cell>
          <table:table-cell office:value-type="float" office:value="2936.32">
            <text:p>2936.32</text:p>
          </table:table-cell>
          <table:table-cell table:formula="of:=[.H239]-[.I239]" office:value-type="float" office:value="782.68">
            <text:p>782.68</text:p>
          </table:table-cell>
          <table:table-cell office:value-type="float" office:value="3884">
            <text:p>3884</text:p>
          </table:table-cell>
          <table:table-cell/>
          <table:table-cell office:value-type="float" office:value="231">
            <text:p>231</text:p>
          </table:table-cell>
          <table:table-cell office:value-type="float" office:value="3882">
            <text:p>3882</text:p>
          </table:table-cell>
          <table:table-cell office:value-type="float" office:value="3718.92">
            <text:p>3718.92</text:p>
          </table:table-cell>
          <table:table-cell table:formula="of:=[.N239]-[.O239]" office:value-type="float" office:value="163.08">
            <text:p>163.08</text:p>
          </table:table-cell>
          <table:table-cell office:value-type="float" office:value="3884">
            <text:p>3884</text:p>
          </table:table-cell>
          <table:table-cell/>
          <table:table-cell office:value-type="float" office:value="231">
            <text:p>231</text:p>
          </table:table-cell>
          <table:table-cell office:value-type="float" office:value="3882">
            <text:p>3882</text:p>
          </table:table-cell>
          <table:table-cell office:value-type="float" office:value="3567.83">
            <text:p>3567.83</text:p>
          </table:table-cell>
          <table:table-cell table:formula="of:=[.T239]-[.U239]" office:value-type="float" office:value="314.17">
            <text:p>314.17</text:p>
          </table:table-cell>
          <table:table-cell office:value-type="float" office:value="3884">
            <text:p>3884</text:p>
          </table:table-cell>
          <table:table-cell/>
          <table:table-cell office:value-type="float" office:value="231">
            <text:p>231</text:p>
          </table:table-cell>
          <table:table-cell office:value-type="float" office:value="3877">
            <text:p>3877</text:p>
          </table:table-cell>
          <table:table-cell office:value-type="float" office:value="3823.02">
            <text:p>3823.02</text:p>
          </table:table-cell>
          <table:table-cell table:formula="of:=[.Z239]-[.AA239]" office:value-type="float" office:value="53.98">
            <text:p>53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231">
            <text:p>231</text:p>
          </table:table-cell>
          <table:table-cell office:value-type="float" office:value="3882">
            <text:p>3882</text:p>
          </table:table-cell>
          <table:table-cell office:value-type="float" office:value="3309.88">
            <text:p>3309.88</text:p>
          </table:table-cell>
          <table:table-cell table:formula="of:=[.AF239]-[.AG239]" office:value-type="float" office:value="572.12">
            <text:p>572.1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689">
            <text:p>3689</text:p>
          </table:table-cell>
          <table:table-cell office:value-type="float" office:value="3187.99">
            <text:p>3187.99</text:p>
          </table:table-cell>
          <table:table-cell table:formula="of:=[.B240]-[.C240]" office:value-type="float" office:value="501.01">
            <text:p>501.01</text:p>
          </table:table-cell>
          <table:table-cell office:value-type="float" office:value="3884">
            <text:p>3884</text:p>
          </table:table-cell>
          <table:table-cell/>
          <table:table-cell office:value-type="float" office:value="232">
            <text:p>232</text:p>
          </table:table-cell>
          <table:table-cell office:value-type="float" office:value="3678">
            <text:p>3678</text:p>
          </table:table-cell>
          <table:table-cell office:value-type="float" office:value="2944.85">
            <text:p>2944.85</text:p>
          </table:table-cell>
          <table:table-cell table:formula="of:=[.H240]-[.I240]" office:value-type="float" office:value="733.15">
            <text:p>733.15</text:p>
          </table:table-cell>
          <table:table-cell office:value-type="float" office:value="3884">
            <text:p>3884</text:p>
          </table:table-cell>
          <table:table-cell/>
          <table:table-cell office:value-type="float" office:value="232">
            <text:p>232</text:p>
          </table:table-cell>
          <table:table-cell office:value-type="float" office:value="3882">
            <text:p>3882</text:p>
          </table:table-cell>
          <table:table-cell office:value-type="float" office:value="3688.93">
            <text:p>3688.93</text:p>
          </table:table-cell>
          <table:table-cell table:formula="of:=[.N240]-[.O240]" office:value-type="float" office:value="193.07">
            <text:p>193.07</text:p>
          </table:table-cell>
          <table:table-cell office:value-type="float" office:value="3884">
            <text:p>3884</text:p>
          </table:table-cell>
          <table:table-cell/>
          <table:table-cell office:value-type="float" office:value="232">
            <text:p>232</text:p>
          </table:table-cell>
          <table:table-cell office:value-type="float" office:value="3882">
            <text:p>3882</text:p>
          </table:table-cell>
          <table:table-cell office:value-type="float" office:value="3624.26">
            <text:p>3624.26</text:p>
          </table:table-cell>
          <table:table-cell table:formula="of:=[.T240]-[.U240]" office:value-type="float" office:value="257.74">
            <text:p>257.74</text:p>
          </table:table-cell>
          <table:table-cell office:value-type="float" office:value="3884">
            <text:p>3884</text:p>
          </table:table-cell>
          <table:table-cell/>
          <table:table-cell office:value-type="float" office:value="232">
            <text:p>232</text:p>
          </table:table-cell>
          <table:table-cell office:value-type="float" office:value="3877">
            <text:p>3877</text:p>
          </table:table-cell>
          <table:table-cell office:value-type="float" office:value="3831.62">
            <text:p>3831.62</text:p>
          </table:table-cell>
          <table:table-cell table:formula="of:=[.Z240]-[.AA240]" office:value-type="float" office:value="45.3800000000001">
            <text:p>45.38</text:p>
          </table:table-cell>
          <table:table-cell office:value-type="float" office:value="3884">
            <text:p>3884</text:p>
          </table:table-cell>
          <table:table-cell/>
          <table:table-cell office:value-type="float" office:value="232">
            <text:p>232</text:p>
          </table:table-cell>
          <table:table-cell office:value-type="float" office:value="3882">
            <text:p>3882</text:p>
          </table:table-cell>
          <table:table-cell office:value-type="float" office:value="3380.47">
            <text:p>3380.47</text:p>
          </table:table-cell>
          <table:table-cell table:formula="of:=[.AF240]-[.AG240]" office:value-type="float" office:value="501.53">
            <text:p>501.5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689">
            <text:p>3689</text:p>
          </table:table-cell>
          <table:table-cell office:value-type="float" office:value="3198.59">
            <text:p>3198.59</text:p>
          </table:table-cell>
          <table:table-cell table:formula="of:=[.B241]-[.C241]" office:value-type="float" office:value="490.41">
            <text:p>490.41</text:p>
          </table:table-cell>
          <table:table-cell office:value-type="float" office:value="3884">
            <text:p>3884</text:p>
          </table:table-cell>
          <table:table-cell/>
          <table:table-cell office:value-type="float" office:value="233">
            <text:p>233</text:p>
          </table:table-cell>
          <table:table-cell office:value-type="float" office:value="3678">
            <text:p>3678</text:p>
          </table:table-cell>
          <table:table-cell office:value-type="float" office:value="2928.86">
            <text:p>2928.86</text:p>
          </table:table-cell>
          <table:table-cell table:formula="of:=[.H241]-[.I241]" office:value-type="float" office:value="749.14">
            <text:p>749.14</text:p>
          </table:table-cell>
          <table:table-cell office:value-type="float" office:value="3884">
            <text:p>3884</text:p>
          </table:table-cell>
          <table:table-cell/>
          <table:table-cell office:value-type="float" office:value="233">
            <text:p>233</text:p>
          </table:table-cell>
          <table:table-cell office:value-type="float" office:value="3882">
            <text:p>3882</text:p>
          </table:table-cell>
          <table:table-cell office:value-type="float" office:value="3715.44">
            <text:p>3715.44</text:p>
          </table:table-cell>
          <table:table-cell table:formula="of:=[.N241]-[.O241]" office:value-type="float" office:value="166.56">
            <text:p>166.56</text:p>
          </table:table-cell>
          <table:table-cell office:value-type="float" office:value="3884">
            <text:p>3884</text:p>
          </table:table-cell>
          <table:table-cell/>
          <table:table-cell office:value-type="float" office:value="233">
            <text:p>233</text:p>
          </table:table-cell>
          <table:table-cell office:value-type="float" office:value="3882">
            <text:p>3882</text:p>
          </table:table-cell>
          <table:table-cell office:value-type="float" office:value="3705.03">
            <text:p>3705.03</text:p>
          </table:table-cell>
          <table:table-cell table:formula="of:=[.T241]-[.U241]" office:value-type="float" office:value="176.97">
            <text:p>176.97</text:p>
          </table:table-cell>
          <table:table-cell office:value-type="float" office:value="3884">
            <text:p>3884</text:p>
          </table:table-cell>
          <table:table-cell/>
          <table:table-cell office:value-type="float" office:value="233">
            <text:p>233</text:p>
          </table:table-cell>
          <table:table-cell office:value-type="float" office:value="3877">
            <text:p>3877</text:p>
          </table:table-cell>
          <table:table-cell office:value-type="float" office:value="3826.32">
            <text:p>3826.32</text:p>
          </table:table-cell>
          <table:table-cell table:formula="of:=[.Z241]-[.AA241]" office:value-type="float" office:value="50.6799999999998">
            <text:p>50.68</text:p>
          </table:table-cell>
          <table:table-cell office:value-type="float" office:value="3884">
            <text:p>3884</text:p>
          </table:table-cell>
          <table:table-cell/>
          <table:table-cell office:value-type="float" office:value="233">
            <text:p>233</text:p>
          </table:table-cell>
          <table:table-cell office:value-type="float" office:value="3882">
            <text:p>3882</text:p>
          </table:table-cell>
          <table:table-cell office:value-type="float" office:value="3444.95">
            <text:p>3444.95</text:p>
          </table:table-cell>
          <table:table-cell table:formula="of:=[.AF241]-[.AG241]" office:value-type="float" office:value="437.05">
            <text:p>437.0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689">
            <text:p>3689</text:p>
          </table:table-cell>
          <table:table-cell office:value-type="float" office:value="3212.35">
            <text:p>3212.35</text:p>
          </table:table-cell>
          <table:table-cell table:formula="of:=[.B242]-[.C242]" office:value-type="float" office:value="476.65">
            <text:p>476.65</text:p>
          </table:table-cell>
          <table:table-cell office:value-type="float" office:value="3884">
            <text:p>3884</text:p>
          </table:table-cell>
          <table:table-cell/>
          <table:table-cell office:value-type="float" office:value="234">
            <text:p>234</text:p>
          </table:table-cell>
          <table:table-cell office:value-type="float" office:value="3678">
            <text:p>3678</text:p>
          </table:table-cell>
          <table:table-cell office:value-type="float" office:value="2908.7">
            <text:p>2908.7</text:p>
          </table:table-cell>
          <table:table-cell table:formula="of:=[.H242]-[.I242]" office:value-type="float" office:value="769.3">
            <text:p>769.3</text:p>
          </table:table-cell>
          <table:table-cell office:value-type="float" office:value="3884">
            <text:p>3884</text:p>
          </table:table-cell>
          <table:table-cell/>
          <table:table-cell office:value-type="float" office:value="234">
            <text:p>234</text:p>
          </table:table-cell>
          <table:table-cell office:value-type="float" office:value="3882">
            <text:p>3882</text:p>
          </table:table-cell>
          <table:table-cell office:value-type="float" office:value="3659.48">
            <text:p>3659.48</text:p>
          </table:table-cell>
          <table:table-cell table:formula="of:=[.N242]-[.O242]" office:value-type="float" office:value="222.52">
            <text:p>222.52</text:p>
          </table:table-cell>
          <table:table-cell office:value-type="float" office:value="3884">
            <text:p>3884</text:p>
          </table:table-cell>
          <table:table-cell/>
          <table:table-cell office:value-type="float" office:value="234">
            <text:p>234</text:p>
          </table:table-cell>
          <table:table-cell office:value-type="float" office:value="3882">
            <text:p>3882</text:p>
          </table:table-cell>
          <table:table-cell office:value-type="float" office:value="3715.85">
            <text:p>3715.85</text:p>
          </table:table-cell>
          <table:table-cell table:formula="of:=[.T242]-[.U242]" office:value-type="float" office:value="166.15">
            <text:p>166.15</text:p>
          </table:table-cell>
          <table:table-cell office:value-type="float" office:value="3884">
            <text:p>3884</text:p>
          </table:table-cell>
          <table:table-cell/>
          <table:table-cell office:value-type="float" office:value="234">
            <text:p>234</text:p>
          </table:table-cell>
          <table:table-cell office:value-type="float" office:value="3877">
            <text:p>3877</text:p>
          </table:table-cell>
          <table:table-cell office:value-type="float" office:value="3800.71">
            <text:p>3800.71</text:p>
          </table:table-cell>
          <table:table-cell table:formula="of:=[.Z242]-[.AA242]" office:value-type="float" office:value="76.29">
            <text:p>76.29</text:p>
          </table:table-cell>
          <table:table-cell office:value-type="float" office:value="3884">
            <text:p>3884</text:p>
          </table:table-cell>
          <table:table-cell/>
          <table:table-cell office:value-type="float" office:value="234">
            <text:p>234</text:p>
          </table:table-cell>
          <table:table-cell office:value-type="float" office:value="3882">
            <text:p>3882</text:p>
          </table:table-cell>
          <table:table-cell office:value-type="float" office:value="3538.16">
            <text:p>3538.16</text:p>
          </table:table-cell>
          <table:table-cell table:formula="of:=[.AF242]-[.AG242]" office:value-type="float" office:value="343.84">
            <text:p>343.8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629">
            <text:p>3629</text:p>
          </table:table-cell>
          <table:table-cell office:value-type="float" office:value="3180.74">
            <text:p>3180.74</text:p>
          </table:table-cell>
          <table:table-cell table:formula="of:=[.B243]-[.C243]" office:value-type="float" office:value="448.26">
            <text:p>448.26</text:p>
          </table:table-cell>
          <table:table-cell office:value-type="float" office:value="3884">
            <text:p>3884</text:p>
          </table:table-cell>
          <table:table-cell/>
          <table:table-cell office:value-type="float" office:value="235">
            <text:p>235</text:p>
          </table:table-cell>
          <table:table-cell office:value-type="float" office:value="3665">
            <text:p>3665</text:p>
          </table:table-cell>
          <table:table-cell office:value-type="float" office:value="2850.03">
            <text:p>2850.03</text:p>
          </table:table-cell>
          <table:table-cell table:formula="of:=[.H243]-[.I243]" office:value-type="float" office:value="814.97">
            <text:p>814.97</text:p>
          </table:table-cell>
          <table:table-cell office:value-type="float" office:value="3884">
            <text:p>3884</text:p>
          </table:table-cell>
          <table:table-cell/>
          <table:table-cell office:value-type="float" office:value="235">
            <text:p>235</text:p>
          </table:table-cell>
          <table:table-cell office:value-type="float" office:value="3882">
            <text:p>3882</text:p>
          </table:table-cell>
          <table:table-cell office:value-type="float" office:value="3720.01">
            <text:p>3720.01</text:p>
          </table:table-cell>
          <table:table-cell table:formula="of:=[.N243]-[.O243]" office:value-type="float" office:value="161.99">
            <text:p>161.99</text:p>
          </table:table-cell>
          <table:table-cell office:value-type="float" office:value="3884">
            <text:p>3884</text:p>
          </table:table-cell>
          <table:table-cell/>
          <table:table-cell office:value-type="float" office:value="235">
            <text:p>235</text:p>
          </table:table-cell>
          <table:table-cell office:value-type="float" office:value="3882">
            <text:p>3882</text:p>
          </table:table-cell>
          <table:table-cell office:value-type="float" office:value="3625.17">
            <text:p>3625.17</text:p>
          </table:table-cell>
          <table:table-cell table:formula="of:=[.T243]-[.U243]" office:value-type="float" office:value="256.83">
            <text:p>256.83</text:p>
          </table:table-cell>
          <table:table-cell office:value-type="float" office:value="3884">
            <text:p>3884</text:p>
          </table:table-cell>
          <table:table-cell/>
          <table:table-cell office:value-type="float" office:value="235">
            <text:p>235</text:p>
          </table:table-cell>
          <table:table-cell office:value-type="float" office:value="3877">
            <text:p>3877</text:p>
          </table:table-cell>
          <table:table-cell office:value-type="float" office:value="3826.38">
            <text:p>3826.38</text:p>
          </table:table-cell>
          <table:table-cell table:formula="of:=[.Z243]-[.AA243]" office:value-type="float" office:value="50.6199999999999">
            <text:p>50.62</text:p>
          </table:table-cell>
          <table:table-cell office:value-type="float" office:value="3884">
            <text:p>3884</text:p>
          </table:table-cell>
          <table:table-cell/>
          <table:table-cell office:value-type="float" office:value="235">
            <text:p>235</text:p>
          </table:table-cell>
          <table:table-cell office:value-type="float" office:value="3882">
            <text:p>3882</text:p>
          </table:table-cell>
          <table:table-cell office:value-type="float" office:value="3613.42">
            <text:p>3613.42</text:p>
          </table:table-cell>
          <table:table-cell table:formula="of:=[.AF243]-[.AG243]" office:value-type="float" office:value="268.58">
            <text:p>268.5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656">
            <text:p>3656</text:p>
          </table:table-cell>
          <table:table-cell office:value-type="float" office:value="3195.29">
            <text:p>3195.29</text:p>
          </table:table-cell>
          <table:table-cell table:formula="of:=[.B244]-[.C244]" office:value-type="float" office:value="460.71">
            <text:p>460.71</text:p>
          </table:table-cell>
          <table:table-cell office:value-type="float" office:value="3884">
            <text:p>3884</text:p>
          </table:table-cell>
          <table:table-cell/>
          <table:table-cell office:value-type="float" office:value="236">
            <text:p>236</text:p>
          </table:table-cell>
          <table:table-cell office:value-type="float" office:value="3665">
            <text:p>3665</text:p>
          </table:table-cell>
          <table:table-cell office:value-type="float" office:value="2953.98">
            <text:p>2953.98</text:p>
          </table:table-cell>
          <table:table-cell table:formula="of:=[.H244]-[.I244]" office:value-type="float" office:value="711.02">
            <text:p>711.02</text:p>
          </table:table-cell>
          <table:table-cell office:value-type="float" office:value="3884">
            <text:p>3884</text:p>
          </table:table-cell>
          <table:table-cell/>
          <table:table-cell office:value-type="float" office:value="236">
            <text:p>236</text:p>
          </table:table-cell>
          <table:table-cell office:value-type="float" office:value="3882">
            <text:p>3882</text:p>
          </table:table-cell>
          <table:table-cell office:value-type="float" office:value="3726.36">
            <text:p>3726.36</text:p>
          </table:table-cell>
          <table:table-cell table:formula="of:=[.N244]-[.O244]" office:value-type="float" office:value="155.64">
            <text:p>155.64</text:p>
          </table:table-cell>
          <table:table-cell office:value-type="float" office:value="3884">
            <text:p>3884</text:p>
          </table:table-cell>
          <table:table-cell/>
          <table:table-cell office:value-type="float" office:value="236">
            <text:p>236</text:p>
          </table:table-cell>
          <table:table-cell office:value-type="float" office:value="3882">
            <text:p>3882</text:p>
          </table:table-cell>
          <table:table-cell office:value-type="float" office:value="3682.83">
            <text:p>3682.83</text:p>
          </table:table-cell>
          <table:table-cell table:formula="of:=[.T244]-[.U244]" office:value-type="float" office:value="199.17">
            <text:p>199.17</text:p>
          </table:table-cell>
          <table:table-cell office:value-type="float" office:value="3884">
            <text:p>3884</text:p>
          </table:table-cell>
          <table:table-cell/>
          <table:table-cell office:value-type="float" office:value="236">
            <text:p>236</text:p>
          </table:table-cell>
          <table:table-cell office:value-type="float" office:value="3877">
            <text:p>3877</text:p>
          </table:table-cell>
          <table:table-cell office:value-type="float" office:value="3817.54">
            <text:p>3817.54</text:p>
          </table:table-cell>
          <table:table-cell table:formula="of:=[.Z244]-[.AA244]" office:value-type="float" office:value="59.46">
            <text:p>59.46</text:p>
          </table:table-cell>
          <table:table-cell office:value-type="float" office:value="3884">
            <text:p>3884</text:p>
          </table:table-cell>
          <table:table-cell/>
          <table:table-cell office:value-type="float" office:value="236">
            <text:p>236</text:p>
          </table:table-cell>
          <table:table-cell office:value-type="float" office:value="3882">
            <text:p>3882</text:p>
          </table:table-cell>
          <table:table-cell office:value-type="float" office:value="3655.22">
            <text:p>3655.22</text:p>
          </table:table-cell>
          <table:table-cell table:formula="of:=[.AF244]-[.AG244]" office:value-type="float" office:value="226.78">
            <text:p>226.7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656">
            <text:p>3656</text:p>
          </table:table-cell>
          <table:table-cell office:value-type="float" office:value="3209.85">
            <text:p>3209.85</text:p>
          </table:table-cell>
          <table:table-cell table:formula="of:=[.B245]-[.C245]" office:value-type="float" office:value="446.15">
            <text:p>446.15</text:p>
          </table:table-cell>
          <table:table-cell office:value-type="float" office:value="3884">
            <text:p>3884</text:p>
          </table:table-cell>
          <table:table-cell/>
          <table:table-cell office:value-type="float" office:value="237">
            <text:p>237</text:p>
          </table:table-cell>
          <table:table-cell office:value-type="float" office:value="3665">
            <text:p>3665</text:p>
          </table:table-cell>
          <table:table-cell office:value-type="float" office:value="2945.08">
            <text:p>2945.08</text:p>
          </table:table-cell>
          <table:table-cell table:formula="of:=[.H245]-[.I245]" office:value-type="float" office:value="719.92">
            <text:p>719.92</text:p>
          </table:table-cell>
          <table:table-cell office:value-type="float" office:value="3884">
            <text:p>3884</text:p>
          </table:table-cell>
          <table:table-cell/>
          <table:table-cell office:value-type="float" office:value="237">
            <text:p>237</text:p>
          </table:table-cell>
          <table:table-cell office:value-type="float" office:value="3882">
            <text:p>3882</text:p>
          </table:table-cell>
          <table:table-cell office:value-type="float" office:value="3719.86">
            <text:p>3719.86</text:p>
          </table:table-cell>
          <table:table-cell table:formula="of:=[.N245]-[.O245]" office:value-type="float" office:value="162.14">
            <text:p>162.14</text:p>
          </table:table-cell>
          <table:table-cell office:value-type="float" office:value="3884">
            <text:p>3884</text:p>
          </table:table-cell>
          <table:table-cell/>
          <table:table-cell office:value-type="float" office:value="237">
            <text:p>237</text:p>
          </table:table-cell>
          <table:table-cell office:value-type="float" office:value="3882">
            <text:p>3882</text:p>
          </table:table-cell>
          <table:table-cell office:value-type="float" office:value="3673.59">
            <text:p>3673.59</text:p>
          </table:table-cell>
          <table:table-cell table:formula="of:=[.T245]-[.U245]" office:value-type="float" office:value="208.41">
            <text:p>208.41</text:p>
          </table:table-cell>
          <table:table-cell office:value-type="float" office:value="3884">
            <text:p>3884</text:p>
          </table:table-cell>
          <table:table-cell/>
          <table:table-cell office:value-type="float" office:value="237">
            <text:p>237</text:p>
          </table:table-cell>
          <table:table-cell office:value-type="float" office:value="3877">
            <text:p>3877</text:p>
          </table:table-cell>
          <table:table-cell office:value-type="float" office:value="3820.43">
            <text:p>3820.43</text:p>
          </table:table-cell>
          <table:table-cell table:formula="of:=[.Z245]-[.AA245]" office:value-type="float" office:value="56.5700000000002">
            <text:p>56.57</text:p>
          </table:table-cell>
          <table:table-cell office:value-type="float" office:value="3884">
            <text:p>3884</text:p>
          </table:table-cell>
          <table:table-cell/>
          <table:table-cell office:value-type="float" office:value="237">
            <text:p>237</text:p>
          </table:table-cell>
          <table:table-cell office:value-type="float" office:value="3882">
            <text:p>3882</text:p>
          </table:table-cell>
          <table:table-cell office:value-type="float" office:value="3703.59">
            <text:p>3703.59</text:p>
          </table:table-cell>
          <table:table-cell table:formula="of:=[.AF245]-[.AG245]" office:value-type="float" office:value="178.41">
            <text:p>178.4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566">
            <text:p>3566</text:p>
          </table:table-cell>
          <table:table-cell office:value-type="float" office:value="3230.55">
            <text:p>3230.55</text:p>
          </table:table-cell>
          <table:table-cell table:formula="of:=[.B246]-[.C246]" office:value-type="float" office:value="335.45">
            <text:p>335.45</text:p>
          </table:table-cell>
          <table:table-cell office:value-type="float" office:value="3884">
            <text:p>3884</text:p>
          </table:table-cell>
          <table:table-cell/>
          <table:table-cell office:value-type="float" office:value="238">
            <text:p>238</text:p>
          </table:table-cell>
          <table:table-cell office:value-type="float" office:value="3665">
            <text:p>3665</text:p>
          </table:table-cell>
          <table:table-cell office:value-type="float" office:value="2968.84">
            <text:p>2968.84</text:p>
          </table:table-cell>
          <table:table-cell table:formula="of:=[.H246]-[.I246]" office:value-type="float" office:value="696.16">
            <text:p>696.16</text:p>
          </table:table-cell>
          <table:table-cell office:value-type="float" office:value="3884">
            <text:p>3884</text:p>
          </table:table-cell>
          <table:table-cell/>
          <table:table-cell office:value-type="float" office:value="238">
            <text:p>238</text:p>
          </table:table-cell>
          <table:table-cell office:value-type="float" office:value="3882">
            <text:p>3882</text:p>
          </table:table-cell>
          <table:table-cell office:value-type="float" office:value="3714.22">
            <text:p>3714.22</text:p>
          </table:table-cell>
          <table:table-cell table:formula="of:=[.N246]-[.O246]" office:value-type="float" office:value="167.78">
            <text:p>167.78</text:p>
          </table:table-cell>
          <table:table-cell office:value-type="float" office:value="3884">
            <text:p>3884</text:p>
          </table:table-cell>
          <table:table-cell/>
          <table:table-cell office:value-type="float" office:value="238">
            <text:p>238</text:p>
          </table:table-cell>
          <table:table-cell office:value-type="float" office:value="3882">
            <text:p>3882</text:p>
          </table:table-cell>
          <table:table-cell office:value-type="float" office:value="3702.96">
            <text:p>3702.96</text:p>
          </table:table-cell>
          <table:table-cell table:formula="of:=[.T246]-[.U246]" office:value-type="float" office:value="179.04">
            <text:p>179.04</text:p>
          </table:table-cell>
          <table:table-cell office:value-type="float" office:value="3884">
            <text:p>3884</text:p>
          </table:table-cell>
          <table:table-cell/>
          <table:table-cell office:value-type="float" office:value="238">
            <text:p>238</text:p>
          </table:table-cell>
          <table:table-cell office:value-type="float" office:value="3877">
            <text:p>3877</text:p>
          </table:table-cell>
          <table:table-cell office:value-type="float" office:value="3828.35">
            <text:p>3828.35</text:p>
          </table:table-cell>
          <table:table-cell table:formula="of:=[.Z246]-[.AA246]" office:value-type="float" office:value="48.6500000000001">
            <text:p>48.65</text:p>
          </table:table-cell>
          <table:table-cell office:value-type="float" office:value="3884">
            <text:p>3884</text:p>
          </table:table-cell>
          <table:table-cell/>
          <table:table-cell office:value-type="float" office:value="238">
            <text:p>238</text:p>
          </table:table-cell>
          <table:table-cell office:value-type="float" office:value="3882">
            <text:p>3882</text:p>
          </table:table-cell>
          <table:table-cell office:value-type="float" office:value="3729.35">
            <text:p>3729.35</text:p>
          </table:table-cell>
          <table:table-cell table:formula="of:=[.AF246]-[.AG246]" office:value-type="float" office:value="152.65">
            <text:p>152.6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572">
            <text:p>3572</text:p>
          </table:table-cell>
          <table:table-cell office:value-type="float" office:value="3183.82">
            <text:p>3183.82</text:p>
          </table:table-cell>
          <table:table-cell table:formula="of:=[.B247]-[.C247]" office:value-type="float" office:value="388.18">
            <text:p>388.18</text:p>
          </table:table-cell>
          <table:table-cell office:value-type="float" office:value="3884">
            <text:p>3884</text:p>
          </table:table-cell>
          <table:table-cell/>
          <table:table-cell office:value-type="float" office:value="239">
            <text:p>239</text:p>
          </table:table-cell>
          <table:table-cell office:value-type="float" office:value="3674">
            <text:p>3674</text:p>
          </table:table-cell>
          <table:table-cell office:value-type="float" office:value="2927.07">
            <text:p>2927.07</text:p>
          </table:table-cell>
          <table:table-cell table:formula="of:=[.H247]-[.I247]" office:value-type="float" office:value="746.93">
            <text:p>746.93</text:p>
          </table:table-cell>
          <table:table-cell office:value-type="float" office:value="3884">
            <text:p>3884</text:p>
          </table:table-cell>
          <table:table-cell/>
          <table:table-cell office:value-type="float" office:value="239">
            <text:p>239</text:p>
          </table:table-cell>
          <table:table-cell office:value-type="float" office:value="3882">
            <text:p>3882</text:p>
          </table:table-cell>
          <table:table-cell office:value-type="float" office:value="3657.87">
            <text:p>3657.87</text:p>
          </table:table-cell>
          <table:table-cell table:formula="of:=[.N247]-[.O247]" office:value-type="float" office:value="224.13">
            <text:p>224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239">
            <text:p>239</text:p>
          </table:table-cell>
          <table:table-cell office:value-type="float" office:value="3882">
            <text:p>3882</text:p>
          </table:table-cell>
          <table:table-cell office:value-type="float" office:value="3782.24">
            <text:p>3782.24</text:p>
          </table:table-cell>
          <table:table-cell table:formula="of:=[.T247]-[.U247]" office:value-type="float" office:value="99.7600000000002">
            <text:p>99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239">
            <text:p>239</text:p>
          </table:table-cell>
          <table:table-cell office:value-type="float" office:value="3877">
            <text:p>3877</text:p>
          </table:table-cell>
          <table:table-cell office:value-type="float" office:value="3822.19">
            <text:p>3822.19</text:p>
          </table:table-cell>
          <table:table-cell table:formula="of:=[.Z247]-[.AA247]" office:value-type="float" office:value="54.8099999999999">
            <text:p>54.81</text:p>
          </table:table-cell>
          <table:table-cell office:value-type="float" office:value="3884">
            <text:p>3884</text:p>
          </table:table-cell>
          <table:table-cell/>
          <table:table-cell office:value-type="float" office:value="239">
            <text:p>239</text:p>
          </table:table-cell>
          <table:table-cell office:value-type="float" office:value="3882">
            <text:p>3882</text:p>
          </table:table-cell>
          <table:table-cell office:value-type="float" office:value="3750.87">
            <text:p>3750.87</text:p>
          </table:table-cell>
          <table:table-cell table:formula="of:=[.AF247]-[.AG247]" office:value-type="float" office:value="131.13">
            <text:p>131.1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572">
            <text:p>3572</text:p>
          </table:table-cell>
          <table:table-cell office:value-type="float" office:value="3181.02">
            <text:p>3181.02</text:p>
          </table:table-cell>
          <table:table-cell table:formula="of:=[.B248]-[.C248]" office:value-type="float" office:value="390.98">
            <text:p>390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240">
            <text:p>240</text:p>
          </table:table-cell>
          <table:table-cell office:value-type="float" office:value="3674">
            <text:p>3674</text:p>
          </table:table-cell>
          <table:table-cell office:value-type="float" office:value="2992.37">
            <text:p>2992.37</text:p>
          </table:table-cell>
          <table:table-cell table:formula="of:=[.H248]-[.I248]" office:value-type="float" office:value="681.63">
            <text:p>681.63</text:p>
          </table:table-cell>
          <table:table-cell office:value-type="float" office:value="3884">
            <text:p>3884</text:p>
          </table:table-cell>
          <table:table-cell/>
          <table:table-cell office:value-type="float" office:value="240">
            <text:p>240</text:p>
          </table:table-cell>
          <table:table-cell office:value-type="float" office:value="3882">
            <text:p>3882</text:p>
          </table:table-cell>
          <table:table-cell office:value-type="float" office:value="3732.15">
            <text:p>3732.15</text:p>
          </table:table-cell>
          <table:table-cell table:formula="of:=[.N248]-[.O248]" office:value-type="float" office:value="149.85">
            <text:p>149.85</text:p>
          </table:table-cell>
          <table:table-cell office:value-type="float" office:value="3884">
            <text:p>3884</text:p>
          </table:table-cell>
          <table:table-cell/>
          <table:table-cell office:value-type="float" office:value="240">
            <text:p>240</text:p>
          </table:table-cell>
          <table:table-cell office:value-type="float" office:value="3034">
            <text:p>3034</text:p>
          </table:table-cell>
          <table:table-cell office:value-type="float" office:value="2189.42">
            <text:p>2189.42</text:p>
          </table:table-cell>
          <table:table-cell table:formula="of:=[.T248]-[.U248]" office:value-type="float" office:value="844.58">
            <text:p>844.58</text:p>
          </table:table-cell>
          <table:table-cell office:value-type="float" office:value="3884">
            <text:p>3884</text:p>
          </table:table-cell>
          <table:table-cell/>
          <table:table-cell office:value-type="float" office:value="240">
            <text:p>240</text:p>
          </table:table-cell>
          <table:table-cell office:value-type="float" office:value="3877">
            <text:p>3877</text:p>
          </table:table-cell>
          <table:table-cell office:value-type="float" office:value="3832.38">
            <text:p>3832.38</text:p>
          </table:table-cell>
          <table:table-cell table:formula="of:=[.Z248]-[.AA248]" office:value-type="float" office:value="44.6199999999999">
            <text:p>44.62</text:p>
          </table:table-cell>
          <table:table-cell office:value-type="float" office:value="3884">
            <text:p>3884</text:p>
          </table:table-cell>
          <table:table-cell/>
          <table:table-cell office:value-type="float" office:value="240">
            <text:p>240</text:p>
          </table:table-cell>
          <table:table-cell office:value-type="float" office:value="3882">
            <text:p>3882</text:p>
          </table:table-cell>
          <table:table-cell office:value-type="float" office:value="3750.44">
            <text:p>3750.44</text:p>
          </table:table-cell>
          <table:table-cell table:formula="of:=[.AF248]-[.AG248]" office:value-type="float" office:value="131.56">
            <text:p>131.5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3595">
            <text:p>3595</text:p>
          </table:table-cell>
          <table:table-cell office:value-type="float" office:value="3198.18">
            <text:p>3198.18</text:p>
          </table:table-cell>
          <table:table-cell table:formula="of:=[.B249]-[.C249]" office:value-type="float" office:value="396.82">
            <text:p>396.82</text:p>
          </table:table-cell>
          <table:table-cell office:value-type="float" office:value="3884">
            <text:p>3884</text:p>
          </table:table-cell>
          <table:table-cell/>
          <table:table-cell office:value-type="float" office:value="241">
            <text:p>241</text:p>
          </table:table-cell>
          <table:table-cell office:value-type="float" office:value="3674">
            <text:p>3674</text:p>
          </table:table-cell>
          <table:table-cell office:value-type="float" office:value="2979.11">
            <text:p>2979.11</text:p>
          </table:table-cell>
          <table:table-cell table:formula="of:=[.H249]-[.I249]" office:value-type="float" office:value="694.89">
            <text:p>694.89</text:p>
          </table:table-cell>
          <table:table-cell office:value-type="float" office:value="3884">
            <text:p>3884</text:p>
          </table:table-cell>
          <table:table-cell/>
          <table:table-cell office:value-type="float" office:value="241">
            <text:p>241</text:p>
          </table:table-cell>
          <table:table-cell office:value-type="float" office:value="3882">
            <text:p>3882</text:p>
          </table:table-cell>
          <table:table-cell office:value-type="float" office:value="3787.61">
            <text:p>3787.61</text:p>
          </table:table-cell>
          <table:table-cell table:formula="of:=[.N249]-[.O249]" office:value-type="float" office:value="94.3899999999999">
            <text:p>94.39</text:p>
          </table:table-cell>
          <table:table-cell office:value-type="float" office:value="3884">
            <text:p>3884</text:p>
          </table:table-cell>
          <table:table-cell/>
          <table:table-cell office:value-type="float" office:value="241">
            <text:p>241</text:p>
          </table:table-cell>
          <table:table-cell office:value-type="float" office:value="2820">
            <text:p>2820</text:p>
          </table:table-cell>
          <table:table-cell office:value-type="float" office:value="2351.13">
            <text:p>2351.13</text:p>
          </table:table-cell>
          <table:table-cell table:formula="of:=[.T249]-[.U249]" office:value-type="float" office:value="468.87">
            <text:p>468.87</text:p>
          </table:table-cell>
          <table:table-cell office:value-type="float" office:value="3884">
            <text:p>3884</text:p>
          </table:table-cell>
          <table:table-cell/>
          <table:table-cell office:value-type="float" office:value="241">
            <text:p>241</text:p>
          </table:table-cell>
          <table:table-cell office:value-type="float" office:value="3877">
            <text:p>3877</text:p>
          </table:table-cell>
          <table:table-cell office:value-type="float" office:value="3818.9">
            <text:p>3818.9</text:p>
          </table:table-cell>
          <table:table-cell table:formula="of:=[.Z249]-[.AA249]" office:value-type="float" office:value="58.0999999999999">
            <text:p>58.1</text:p>
          </table:table-cell>
          <table:table-cell office:value-type="float" office:value="3884">
            <text:p>3884</text:p>
          </table:table-cell>
          <table:table-cell/>
          <table:table-cell office:value-type="float" office:value="241">
            <text:p>241</text:p>
          </table:table-cell>
          <table:table-cell office:value-type="float" office:value="3882">
            <text:p>3882</text:p>
          </table:table-cell>
          <table:table-cell office:value-type="float" office:value="3787.91">
            <text:p>3787.91</text:p>
          </table:table-cell>
          <table:table-cell table:formula="of:=[.AF249]-[.AG249]" office:value-type="float" office:value="94.0900000000002">
            <text:p>94.0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577">
            <text:p>3577</text:p>
          </table:table-cell>
          <table:table-cell office:value-type="float" office:value="3192.49">
            <text:p>3192.49</text:p>
          </table:table-cell>
          <table:table-cell table:formula="of:=[.B250]-[.C250]" office:value-type="float" office:value="384.51">
            <text:p>384.51</text:p>
          </table:table-cell>
          <table:table-cell office:value-type="float" office:value="3884">
            <text:p>3884</text:p>
          </table:table-cell>
          <table:table-cell/>
          <table:table-cell office:value-type="float" office:value="242">
            <text:p>242</text:p>
          </table:table-cell>
          <table:table-cell office:value-type="float" office:value="3605">
            <text:p>3605</text:p>
          </table:table-cell>
          <table:table-cell office:value-type="float" office:value="2934.24">
            <text:p>2934.24</text:p>
          </table:table-cell>
          <table:table-cell table:formula="of:=[.H250]-[.I250]" office:value-type="float" office:value="670.76">
            <text:p>670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242">
            <text:p>242</text:p>
          </table:table-cell>
          <table:table-cell office:value-type="float" office:value="3882">
            <text:p>3882</text:p>
          </table:table-cell>
          <table:table-cell office:value-type="float" office:value="3773.39">
            <text:p>3773.39</text:p>
          </table:table-cell>
          <table:table-cell table:formula="of:=[.N250]-[.O250]" office:value-type="float" office:value="108.61">
            <text:p>108.61</text:p>
          </table:table-cell>
          <table:table-cell office:value-type="float" office:value="3884">
            <text:p>3884</text:p>
          </table:table-cell>
          <table:table-cell/>
          <table:table-cell office:value-type="float" office:value="242">
            <text:p>242</text:p>
          </table:table-cell>
          <table:table-cell office:value-type="float" office:value="2872">
            <text:p>2872</text:p>
          </table:table-cell>
          <table:table-cell office:value-type="float" office:value="2478.31">
            <text:p>2478.31</text:p>
          </table:table-cell>
          <table:table-cell table:formula="of:=[.T250]-[.U250]" office:value-type="float" office:value="393.69">
            <text:p>393.69</text:p>
          </table:table-cell>
          <table:table-cell office:value-type="float" office:value="3884">
            <text:p>3884</text:p>
          </table:table-cell>
          <table:table-cell/>
          <table:table-cell office:value-type="float" office:value="242">
            <text:p>242</text:p>
          </table:table-cell>
          <table:table-cell office:value-type="float" office:value="3877">
            <text:p>3877</text:p>
          </table:table-cell>
          <table:table-cell office:value-type="float" office:value="3823.95">
            <text:p>3823.95</text:p>
          </table:table-cell>
          <table:table-cell table:formula="of:=[.Z250]-[.AA250]" office:value-type="float" office:value="53.0500000000002">
            <text:p>53.05</text:p>
          </table:table-cell>
          <table:table-cell office:value-type="float" office:value="3884">
            <text:p>3884</text:p>
          </table:table-cell>
          <table:table-cell/>
          <table:table-cell office:value-type="float" office:value="242">
            <text:p>242</text:p>
          </table:table-cell>
          <table:table-cell office:value-type="float" office:value="3882">
            <text:p>3882</text:p>
          </table:table-cell>
          <table:table-cell office:value-type="float" office:value="2316.27">
            <text:p>2316.27</text:p>
          </table:table-cell>
          <table:table-cell table:formula="of:=[.AF250]-[.AG250]" office:value-type="float" office:value="1565.73">
            <text:p>1565.7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593">
            <text:p>3593</text:p>
          </table:table-cell>
          <table:table-cell office:value-type="float" office:value="3143.22">
            <text:p>3143.22</text:p>
          </table:table-cell>
          <table:table-cell table:formula="of:=[.B251]-[.C251]" office:value-type="float" office:value="449.78">
            <text:p>449.78</text:p>
          </table:table-cell>
          <table:table-cell office:value-type="float" office:value="3884">
            <text:p>3884</text:p>
          </table:table-cell>
          <table:table-cell/>
          <table:table-cell office:value-type="float" office:value="243">
            <text:p>243</text:p>
          </table:table-cell>
          <table:table-cell office:value-type="float" office:value="3605">
            <text:p>3605</text:p>
          </table:table-cell>
          <table:table-cell office:value-type="float" office:value="2948.96">
            <text:p>2948.96</text:p>
          </table:table-cell>
          <table:table-cell table:formula="of:=[.H251]-[.I251]" office:value-type="float" office:value="656.04">
            <text:p>656.04</text:p>
          </table:table-cell>
          <table:table-cell office:value-type="float" office:value="3884">
            <text:p>3884</text:p>
          </table:table-cell>
          <table:table-cell/>
          <table:table-cell office:value-type="float" office:value="243">
            <text:p>243</text:p>
          </table:table-cell>
          <table:table-cell office:value-type="float" office:value="3882">
            <text:p>3882</text:p>
          </table:table-cell>
          <table:table-cell office:value-type="float" office:value="3719.91">
            <text:p>3719.91</text:p>
          </table:table-cell>
          <table:table-cell table:formula="of:=[.N251]-[.O251]" office:value-type="float" office:value="162.09">
            <text:p>162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243">
            <text:p>243</text:p>
          </table:table-cell>
          <table:table-cell office:value-type="float" office:value="2885">
            <text:p>2885</text:p>
          </table:table-cell>
          <table:table-cell office:value-type="float" office:value="2574.72">
            <text:p>2574.72</text:p>
          </table:table-cell>
          <table:table-cell table:formula="of:=[.T251]-[.U251]" office:value-type="float" office:value="310.28">
            <text:p>310.28</text:p>
          </table:table-cell>
          <table:table-cell office:value-type="float" office:value="3884">
            <text:p>3884</text:p>
          </table:table-cell>
          <table:table-cell/>
          <table:table-cell office:value-type="float" office:value="243">
            <text:p>243</text:p>
          </table:table-cell>
          <table:table-cell office:value-type="float" office:value="3877">
            <text:p>3877</text:p>
          </table:table-cell>
          <table:table-cell office:value-type="float" office:value="3825.95">
            <text:p>3825.95</text:p>
          </table:table-cell>
          <table:table-cell table:formula="of:=[.Z251]-[.AA251]" office:value-type="float" office:value="51.0500000000002">
            <text:p>51.05</text:p>
          </table:table-cell>
          <table:table-cell office:value-type="float" office:value="3884">
            <text:p>3884</text:p>
          </table:table-cell>
          <table:table-cell/>
          <table:table-cell office:value-type="float" office:value="243">
            <text:p>243</text:p>
          </table:table-cell>
          <table:table-cell office:value-type="float" office:value="3882">
            <text:p>3882</text:p>
          </table:table-cell>
          <table:table-cell office:value-type="float" office:value="2448.61">
            <text:p>2448.61</text:p>
          </table:table-cell>
          <table:table-cell table:formula="of:=[.AF251]-[.AG251]" office:value-type="float" office:value="1433.39">
            <text:p>1433.3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585">
            <text:p>3585</text:p>
          </table:table-cell>
          <table:table-cell office:value-type="float" office:value="3099.48">
            <text:p>3099.48</text:p>
          </table:table-cell>
          <table:table-cell table:formula="of:=[.B252]-[.C252]" office:value-type="float" office:value="485.52">
            <text:p>485.52</text:p>
          </table:table-cell>
          <table:table-cell office:value-type="float" office:value="3884">
            <text:p>3884</text:p>
          </table:table-cell>
          <table:table-cell/>
          <table:table-cell office:value-type="float" office:value="244">
            <text:p>244</text:p>
          </table:table-cell>
          <table:table-cell office:value-type="float" office:value="3605">
            <text:p>3605</text:p>
          </table:table-cell>
          <table:table-cell office:value-type="float" office:value="2919.22">
            <text:p>2919.22</text:p>
          </table:table-cell>
          <table:table-cell table:formula="of:=[.H252]-[.I252]" office:value-type="float" office:value="685.78">
            <text:p>685.78</text:p>
          </table:table-cell>
          <table:table-cell office:value-type="float" office:value="3884">
            <text:p>3884</text:p>
          </table:table-cell>
          <table:table-cell/>
          <table:table-cell office:value-type="float" office:value="244">
            <text:p>244</text:p>
          </table:table-cell>
          <table:table-cell office:value-type="float" office:value="3882">
            <text:p>3882</text:p>
          </table:table-cell>
          <table:table-cell office:value-type="float" office:value="3753.71">
            <text:p>3753.71</text:p>
          </table:table-cell>
          <table:table-cell table:formula="of:=[.N252]-[.O252]" office:value-type="float" office:value="128.29">
            <text:p>128.29</text:p>
          </table:table-cell>
          <table:table-cell office:value-type="float" office:value="3884">
            <text:p>3884</text:p>
          </table:table-cell>
          <table:table-cell/>
          <table:table-cell office:value-type="float" office:value="244">
            <text:p>244</text:p>
          </table:table-cell>
          <table:table-cell office:value-type="float" office:value="3026">
            <text:p>3026</text:p>
          </table:table-cell>
          <table:table-cell office:value-type="float" office:value="2652.84">
            <text:p>2652.84</text:p>
          </table:table-cell>
          <table:table-cell table:formula="of:=[.T252]-[.U252]" office:value-type="float" office:value="373.16">
            <text:p>373.16</text:p>
          </table:table-cell>
          <table:table-cell office:value-type="float" office:value="3884">
            <text:p>3884</text:p>
          </table:table-cell>
          <table:table-cell/>
          <table:table-cell office:value-type="float" office:value="244">
            <text:p>244</text:p>
          </table:table-cell>
          <table:table-cell office:value-type="float" office:value="3877">
            <text:p>3877</text:p>
          </table:table-cell>
          <table:table-cell office:value-type="float" office:value="3816.25">
            <text:p>3816.25</text:p>
          </table:table-cell>
          <table:table-cell table:formula="of:=[.Z252]-[.AA252]" office:value-type="float" office:value="60.75">
            <text:p>60.75</text:p>
          </table:table-cell>
          <table:table-cell office:value-type="float" office:value="3884">
            <text:p>3884</text:p>
          </table:table-cell>
          <table:table-cell/>
          <table:table-cell office:value-type="float" office:value="244">
            <text:p>244</text:p>
          </table:table-cell>
          <table:table-cell office:value-type="float" office:value="3882">
            <text:p>3882</text:p>
          </table:table-cell>
          <table:table-cell office:value-type="float" office:value="2589.55">
            <text:p>2589.55</text:p>
          </table:table-cell>
          <table:table-cell table:formula="of:=[.AF252]-[.AG252]" office:value-type="float" office:value="1292.45">
            <text:p>1292.4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585">
            <text:p>3585</text:p>
          </table:table-cell>
          <table:table-cell office:value-type="float" office:value="3058.79">
            <text:p>3058.79</text:p>
          </table:table-cell>
          <table:table-cell table:formula="of:=[.B253]-[.C253]" office:value-type="float" office:value="526.21">
            <text:p>526.21</text:p>
          </table:table-cell>
          <table:table-cell office:value-type="float" office:value="3884">
            <text:p>3884</text:p>
          </table:table-cell>
          <table:table-cell/>
          <table:table-cell office:value-type="float" office:value="245">
            <text:p>245</text:p>
          </table:table-cell>
          <table:table-cell office:value-type="float" office:value="3605">
            <text:p>3605</text:p>
          </table:table-cell>
          <table:table-cell office:value-type="float" office:value="2890.99">
            <text:p>2890.99</text:p>
          </table:table-cell>
          <table:table-cell table:formula="of:=[.H253]-[.I253]" office:value-type="float" office:value="714.01">
            <text:p>714.01</text:p>
          </table:table-cell>
          <table:table-cell office:value-type="float" office:value="3884">
            <text:p>3884</text:p>
          </table:table-cell>
          <table:table-cell/>
          <table:table-cell office:value-type="float" office:value="245">
            <text:p>245</text:p>
          </table:table-cell>
          <table:table-cell office:value-type="float" office:value="3882">
            <text:p>3882</text:p>
          </table:table-cell>
          <table:table-cell office:value-type="float" office:value="3746.11">
            <text:p>3746.11</text:p>
          </table:table-cell>
          <table:table-cell table:formula="of:=[.N253]-[.O253]" office:value-type="float" office:value="135.89">
            <text:p>135.89</text:p>
          </table:table-cell>
          <table:table-cell office:value-type="float" office:value="3884">
            <text:p>3884</text:p>
          </table:table-cell>
          <table:table-cell/>
          <table:table-cell office:value-type="float" office:value="245">
            <text:p>245</text:p>
          </table:table-cell>
          <table:table-cell office:value-type="float" office:value="3072">
            <text:p>3072</text:p>
          </table:table-cell>
          <table:table-cell office:value-type="float" office:value="2730.19">
            <text:p>2730.19</text:p>
          </table:table-cell>
          <table:table-cell table:formula="of:=[.T253]-[.U253]" office:value-type="float" office:value="341.81">
            <text:p>341.81</text:p>
          </table:table-cell>
          <table:table-cell office:value-type="float" office:value="3884">
            <text:p>3884</text:p>
          </table:table-cell>
          <table:table-cell/>
          <table:table-cell office:value-type="float" office:value="245">
            <text:p>245</text:p>
          </table:table-cell>
          <table:table-cell office:value-type="float" office:value="3877">
            <text:p>3877</text:p>
          </table:table-cell>
          <table:table-cell office:value-type="float" office:value="3814.98">
            <text:p>3814.98</text:p>
          </table:table-cell>
          <table:table-cell table:formula="of:=[.Z253]-[.AA253]" office:value-type="float" office:value="62.02">
            <text:p>62.02</text:p>
          </table:table-cell>
          <table:table-cell office:value-type="float" office:value="3884">
            <text:p>3884</text:p>
          </table:table-cell>
          <table:table-cell/>
          <table:table-cell office:value-type="float" office:value="245">
            <text:p>245</text:p>
          </table:table-cell>
          <table:table-cell office:value-type="float" office:value="3882">
            <text:p>3882</text:p>
          </table:table-cell>
          <table:table-cell office:value-type="float" office:value="2685.37">
            <text:p>2685.37</text:p>
          </table:table-cell>
          <table:table-cell table:formula="of:=[.AF253]-[.AG253]" office:value-type="float" office:value="1196.63">
            <text:p>1196.6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585">
            <text:p>3585</text:p>
          </table:table-cell>
          <table:table-cell office:value-type="float" office:value="3077.77">
            <text:p>3077.77</text:p>
          </table:table-cell>
          <table:table-cell table:formula="of:=[.B254]-[.C254]" office:value-type="float" office:value="507.23">
            <text:p>507.23</text:p>
          </table:table-cell>
          <table:table-cell office:value-type="float" office:value="3884">
            <text:p>3884</text:p>
          </table:table-cell>
          <table:table-cell/>
          <table:table-cell office:value-type="float" office:value="246">
            <text:p>246</text:p>
          </table:table-cell>
          <table:table-cell office:value-type="float" office:value="3524">
            <text:p>3524</text:p>
          </table:table-cell>
          <table:table-cell office:value-type="float" office:value="2880.69">
            <text:p>2880.69</text:p>
          </table:table-cell>
          <table:table-cell table:formula="of:=[.H254]-[.I254]" office:value-type="float" office:value="643.31">
            <text:p>643.31</text:p>
          </table:table-cell>
          <table:table-cell office:value-type="float" office:value="3884">
            <text:p>3884</text:p>
          </table:table-cell>
          <table:table-cell/>
          <table:table-cell office:value-type="float" office:value="246">
            <text:p>246</text:p>
          </table:table-cell>
          <table:table-cell office:value-type="float" office:value="3882">
            <text:p>3882</text:p>
          </table:table-cell>
          <table:table-cell office:value-type="float" office:value="3783.49">
            <text:p>3783.49</text:p>
          </table:table-cell>
          <table:table-cell table:formula="of:=[.N254]-[.O254]" office:value-type="float" office:value="98.5100000000002">
            <text:p>98.51</text:p>
          </table:table-cell>
          <table:table-cell office:value-type="float" office:value="3884">
            <text:p>3884</text:p>
          </table:table-cell>
          <table:table-cell/>
          <table:table-cell office:value-type="float" office:value="246">
            <text:p>246</text:p>
          </table:table-cell>
          <table:table-cell office:value-type="float" office:value="3183">
            <text:p>3183</text:p>
          </table:table-cell>
          <table:table-cell office:value-type="float" office:value="2775.01">
            <text:p>2775.01</text:p>
          </table:table-cell>
          <table:table-cell table:formula="of:=[.T254]-[.U254]" office:value-type="float" office:value="407.99">
            <text:p>407.99</text:p>
          </table:table-cell>
          <table:table-cell office:value-type="float" office:value="3884">
            <text:p>3884</text:p>
          </table:table-cell>
          <table:table-cell/>
          <table:table-cell office:value-type="float" office:value="246">
            <text:p>246</text:p>
          </table:table-cell>
          <table:table-cell office:value-type="float" office:value="3877">
            <text:p>3877</text:p>
          </table:table-cell>
          <table:table-cell office:value-type="float" office:value="3835.99">
            <text:p>3835.99</text:p>
          </table:table-cell>
          <table:table-cell table:formula="of:=[.Z254]-[.AA254]" office:value-type="float" office:value="41.0100000000002">
            <text:p>41.01</text:p>
          </table:table-cell>
          <table:table-cell office:value-type="float" office:value="3884">
            <text:p>3884</text:p>
          </table:table-cell>
          <table:table-cell/>
          <table:table-cell office:value-type="float" office:value="246">
            <text:p>246</text:p>
          </table:table-cell>
          <table:table-cell office:value-type="float" office:value="3882">
            <text:p>3882</text:p>
          </table:table-cell>
          <table:table-cell office:value-type="float" office:value="2805.89">
            <text:p>2805.89</text:p>
          </table:table-cell>
          <table:table-cell table:formula="of:=[.AF254]-[.AG254]" office:value-type="float" office:value="1076.11">
            <text:p>1076.1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585">
            <text:p>3585</text:p>
          </table:table-cell>
          <table:table-cell office:value-type="float" office:value="3075.59">
            <text:p>3075.59</text:p>
          </table:table-cell>
          <table:table-cell table:formula="of:=[.B255]-[.C255]" office:value-type="float" office:value="509.41">
            <text:p>509.41</text:p>
          </table:table-cell>
          <table:table-cell office:value-type="float" office:value="3884">
            <text:p>3884</text:p>
          </table:table-cell>
          <table:table-cell/>
          <table:table-cell office:value-type="float" office:value="247">
            <text:p>247</text:p>
          </table:table-cell>
          <table:table-cell office:value-type="float" office:value="3431">
            <text:p>3431</text:p>
          </table:table-cell>
          <table:table-cell office:value-type="float" office:value="2862.38">
            <text:p>2862.38</text:p>
          </table:table-cell>
          <table:table-cell table:formula="of:=[.H255]-[.I255]" office:value-type="float" office:value="568.62">
            <text:p>568.62</text:p>
          </table:table-cell>
          <table:table-cell office:value-type="float" office:value="3884">
            <text:p>3884</text:p>
          </table:table-cell>
          <table:table-cell/>
          <table:table-cell office:value-type="float" office:value="247">
            <text:p>247</text:p>
          </table:table-cell>
          <table:table-cell office:value-type="float" office:value="3882">
            <text:p>3882</text:p>
          </table:table-cell>
          <table:table-cell office:value-type="float" office:value="3799.3">
            <text:p>3799.3</text:p>
          </table:table-cell>
          <table:table-cell table:formula="of:=[.N255]-[.O255]" office:value-type="float" office:value="82.6999999999998">
            <text:p>82.7</text:p>
          </table:table-cell>
          <table:table-cell office:value-type="float" office:value="3884">
            <text:p>3884</text:p>
          </table:table-cell>
          <table:table-cell/>
          <table:table-cell office:value-type="float" office:value="247">
            <text:p>247</text:p>
          </table:table-cell>
          <table:table-cell office:value-type="float" office:value="3212">
            <text:p>3212</text:p>
          </table:table-cell>
          <table:table-cell office:value-type="float" office:value="2870.22">
            <text:p>2870.22</text:p>
          </table:table-cell>
          <table:table-cell table:formula="of:=[.T255]-[.U255]" office:value-type="float" office:value="341.78">
            <text:p>341.78</text:p>
          </table:table-cell>
          <table:table-cell office:value-type="float" office:value="3884">
            <text:p>3884</text:p>
          </table:table-cell>
          <table:table-cell/>
          <table:table-cell office:value-type="float" office:value="247">
            <text:p>247</text:p>
          </table:table-cell>
          <table:table-cell office:value-type="float" office:value="3877">
            <text:p>3877</text:p>
          </table:table-cell>
          <table:table-cell office:value-type="float" office:value="3825.77">
            <text:p>3825.77</text:p>
          </table:table-cell>
          <table:table-cell table:formula="of:=[.Z255]-[.AA255]" office:value-type="float" office:value="51.23">
            <text:p>51.23</text:p>
          </table:table-cell>
          <table:table-cell office:value-type="float" office:value="3884">
            <text:p>3884</text:p>
          </table:table-cell>
          <table:table-cell/>
          <table:table-cell office:value-type="float" office:value="247">
            <text:p>247</text:p>
          </table:table-cell>
          <table:table-cell office:value-type="float" office:value="3882">
            <text:p>3882</text:p>
          </table:table-cell>
          <table:table-cell office:value-type="float" office:value="2901.06">
            <text:p>2901.06</text:p>
          </table:table-cell>
          <table:table-cell table:formula="of:=[.AF255]-[.AG255]" office:value-type="float" office:value="980.94">
            <text:p>980.9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585">
            <text:p>3585</text:p>
          </table:table-cell>
          <table:table-cell office:value-type="float" office:value="3047.53">
            <text:p>3047.53</text:p>
          </table:table-cell>
          <table:table-cell table:formula="of:=[.B256]-[.C256]" office:value-type="float" office:value="537.47">
            <text:p>537.47</text:p>
          </table:table-cell>
          <table:table-cell office:value-type="float" office:value="3884">
            <text:p>3884</text:p>
          </table:table-cell>
          <table:table-cell/>
          <table:table-cell office:value-type="float" office:value="248">
            <text:p>248</text:p>
          </table:table-cell>
          <table:table-cell office:value-type="float" office:value="3431">
            <text:p>3431</text:p>
          </table:table-cell>
          <table:table-cell office:value-type="float" office:value="2912.77">
            <text:p>2912.77</text:p>
          </table:table-cell>
          <table:table-cell table:formula="of:=[.H256]-[.I256]" office:value-type="float" office:value="518.23">
            <text:p>518.23</text:p>
          </table:table-cell>
          <table:table-cell office:value-type="float" office:value="3884">
            <text:p>3884</text:p>
          </table:table-cell>
          <table:table-cell/>
          <table:table-cell office:value-type="float" office:value="248">
            <text:p>248</text:p>
          </table:table-cell>
          <table:table-cell office:value-type="float" office:value="3882">
            <text:p>3882</text:p>
          </table:table-cell>
          <table:table-cell office:value-type="float" office:value="3732.07">
            <text:p>3732.07</text:p>
          </table:table-cell>
          <table:table-cell table:formula="of:=[.N256]-[.O256]" office:value-type="float" office:value="149.93">
            <text:p>149.93</text:p>
          </table:table-cell>
          <table:table-cell office:value-type="float" office:value="3884">
            <text:p>3884</text:p>
          </table:table-cell>
          <table:table-cell/>
          <table:table-cell office:value-type="float" office:value="248">
            <text:p>248</text:p>
          </table:table-cell>
          <table:table-cell office:value-type="float" office:value="3196">
            <text:p>3196</text:p>
          </table:table-cell>
          <table:table-cell office:value-type="float" office:value="2888.69">
            <text:p>2888.69</text:p>
          </table:table-cell>
          <table:table-cell table:formula="of:=[.T256]-[.U256]" office:value-type="float" office:value="307.31">
            <text:p>307.31</text:p>
          </table:table-cell>
          <table:table-cell office:value-type="float" office:value="3884">
            <text:p>3884</text:p>
          </table:table-cell>
          <table:table-cell/>
          <table:table-cell office:value-type="float" office:value="248">
            <text:p>248</text:p>
          </table:table-cell>
          <table:table-cell office:value-type="float" office:value="3877">
            <text:p>3877</text:p>
          </table:table-cell>
          <table:table-cell office:value-type="float" office:value="3810.59">
            <text:p>3810.59</text:p>
          </table:table-cell>
          <table:table-cell table:formula="of:=[.Z256]-[.AA256]" office:value-type="float" office:value="66.4099999999999">
            <text:p>66.41</text:p>
          </table:table-cell>
          <table:table-cell office:value-type="float" office:value="3884">
            <text:p>3884</text:p>
          </table:table-cell>
          <table:table-cell/>
          <table:table-cell office:value-type="float" office:value="248">
            <text:p>248</text:p>
          </table:table-cell>
          <table:table-cell office:value-type="float" office:value="3882">
            <text:p>3882</text:p>
          </table:table-cell>
          <table:table-cell office:value-type="float" office:value="3004.38">
            <text:p>3004.38</text:p>
          </table:table-cell>
          <table:table-cell table:formula="of:=[.AF256]-[.AG256]" office:value-type="float" office:value="877.62">
            <text:p>877.6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585">
            <text:p>3585</text:p>
          </table:table-cell>
          <table:table-cell office:value-type="float" office:value="2967.87">
            <text:p>2967.87</text:p>
          </table:table-cell>
          <table:table-cell table:formula="of:=[.B257]-[.C257]" office:value-type="float" office:value="617.13">
            <text:p>617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249">
            <text:p>249</text:p>
          </table:table-cell>
          <table:table-cell office:value-type="float" office:value="3428">
            <text:p>3428</text:p>
          </table:table-cell>
          <table:table-cell office:value-type="float" office:value="2860.93">
            <text:p>2860.93</text:p>
          </table:table-cell>
          <table:table-cell table:formula="of:=[.H257]-[.I257]" office:value-type="float" office:value="567.07">
            <text:p>567.07</text:p>
          </table:table-cell>
          <table:table-cell office:value-type="float" office:value="3884">
            <text:p>3884</text:p>
          </table:table-cell>
          <table:table-cell/>
          <table:table-cell office:value-type="float" office:value="249">
            <text:p>249</text:p>
          </table:table-cell>
          <table:table-cell office:value-type="float" office:value="3882">
            <text:p>3882</text:p>
          </table:table-cell>
          <table:table-cell office:value-type="float" office:value="3790.03">
            <text:p>3790.03</text:p>
          </table:table-cell>
          <table:table-cell table:formula="of:=[.N257]-[.O257]" office:value-type="float" office:value="91.9699999999998">
            <text:p>91.97</text:p>
          </table:table-cell>
          <table:table-cell office:value-type="float" office:value="3884">
            <text:p>3884</text:p>
          </table:table-cell>
          <table:table-cell/>
          <table:table-cell office:value-type="float" office:value="249">
            <text:p>249</text:p>
          </table:table-cell>
          <table:table-cell office:value-type="float" office:value="3296">
            <text:p>3296</text:p>
          </table:table-cell>
          <table:table-cell office:value-type="float" office:value="2893.41">
            <text:p>2893.41</text:p>
          </table:table-cell>
          <table:table-cell table:formula="of:=[.T257]-[.U257]" office:value-type="float" office:value="402.59">
            <text:p>402.59</text:p>
          </table:table-cell>
          <table:table-cell office:value-type="float" office:value="3884">
            <text:p>3884</text:p>
          </table:table-cell>
          <table:table-cell/>
          <table:table-cell office:value-type="float" office:value="249">
            <text:p>249</text:p>
          </table:table-cell>
          <table:table-cell office:value-type="float" office:value="3877">
            <text:p>3877</text:p>
          </table:table-cell>
          <table:table-cell office:value-type="float" office:value="3781.1">
            <text:p>3781.1</text:p>
          </table:table-cell>
          <table:table-cell table:formula="of:=[.Z257]-[.AA257]" office:value-type="float" office:value="95.9000000000001">
            <text:p>95.9</text:p>
          </table:table-cell>
          <table:table-cell office:value-type="float" office:value="3884">
            <text:p>3884</text:p>
          </table:table-cell>
          <table:table-cell/>
          <table:table-cell office:value-type="float" office:value="249">
            <text:p>249</text:p>
          </table:table-cell>
          <table:table-cell office:value-type="float" office:value="3882">
            <text:p>3882</text:p>
          </table:table-cell>
          <table:table-cell office:value-type="float" office:value="3172.59">
            <text:p>3172.59</text:p>
          </table:table-cell>
          <table:table-cell table:formula="of:=[.AF257]-[.AG257]" office:value-type="float" office:value="709.41">
            <text:p>709.4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511">
            <text:p>3511</text:p>
          </table:table-cell>
          <table:table-cell office:value-type="float" office:value="2996.73">
            <text:p>2996.73</text:p>
          </table:table-cell>
          <table:table-cell table:formula="of:=[.B258]-[.C258]" office:value-type="float" office:value="514.27">
            <text:p>514.27</text:p>
          </table:table-cell>
          <table:table-cell office:value-type="float" office:value="3884">
            <text:p>3884</text:p>
          </table:table-cell>
          <table:table-cell/>
          <table:table-cell office:value-type="float" office:value="250">
            <text:p>250</text:p>
          </table:table-cell>
          <table:table-cell office:value-type="float" office:value="3379">
            <text:p>3379</text:p>
          </table:table-cell>
          <table:table-cell office:value-type="float" office:value="2821.32">
            <text:p>2821.32</text:p>
          </table:table-cell>
          <table:table-cell table:formula="of:=[.H258]-[.I258]" office:value-type="float" office:value="557.68">
            <text:p>557.68</text:p>
          </table:table-cell>
          <table:table-cell office:value-type="float" office:value="3884">
            <text:p>3884</text:p>
          </table:table-cell>
          <table:table-cell/>
          <table:table-cell office:value-type="float" office:value="250">
            <text:p>250</text:p>
          </table:table-cell>
          <table:table-cell office:value-type="float" office:value="3882">
            <text:p>3882</text:p>
          </table:table-cell>
          <table:table-cell office:value-type="float" office:value="3810.51">
            <text:p>3810.51</text:p>
          </table:table-cell>
          <table:table-cell table:formula="of:=[.N258]-[.O258]" office:value-type="float" office:value="71.4899999999998">
            <text:p>71.49</text:p>
          </table:table-cell>
          <table:table-cell office:value-type="float" office:value="3884">
            <text:p>3884</text:p>
          </table:table-cell>
          <table:table-cell/>
          <table:table-cell office:value-type="float" office:value="250">
            <text:p>250</text:p>
          </table:table-cell>
          <table:table-cell office:value-type="float" office:value="3296">
            <text:p>3296</text:p>
          </table:table-cell>
          <table:table-cell office:value-type="float" office:value="2981.91">
            <text:p>2981.91</text:p>
          </table:table-cell>
          <table:table-cell table:formula="of:=[.T258]-[.U258]" office:value-type="float" office:value="314.09">
            <text:p>314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250">
            <text:p>250</text:p>
          </table:table-cell>
          <table:table-cell office:value-type="float" office:value="3877">
            <text:p>3877</text:p>
          </table:table-cell>
          <table:table-cell office:value-type="float" office:value="3828.26">
            <text:p>3828.26</text:p>
          </table:table-cell>
          <table:table-cell table:formula="of:=[.Z258]-[.AA258]" office:value-type="float" office:value="48.7399999999998">
            <text:p>48.74</text:p>
          </table:table-cell>
          <table:table-cell office:value-type="float" office:value="3884">
            <text:p>3884</text:p>
          </table:table-cell>
          <table:table-cell/>
          <table:table-cell office:value-type="float" office:value="250">
            <text:p>250</text:p>
          </table:table-cell>
          <table:table-cell office:value-type="float" office:value="3882">
            <text:p>3882</text:p>
          </table:table-cell>
          <table:table-cell office:value-type="float" office:value="3360.76">
            <text:p>3360.76</text:p>
          </table:table-cell>
          <table:table-cell table:formula="of:=[.AF258]-[.AG258]" office:value-type="float" office:value="521.24">
            <text:p>521.2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522">
            <text:p>3522</text:p>
          </table:table-cell>
          <table:table-cell office:value-type="float" office:value="3017.29">
            <text:p>3017.29</text:p>
          </table:table-cell>
          <table:table-cell table:formula="of:=[.B259]-[.C259]" office:value-type="float" office:value="504.71">
            <text:p>504.71</text:p>
          </table:table-cell>
          <table:table-cell office:value-type="float" office:value="3884">
            <text:p>3884</text:p>
          </table:table-cell>
          <table:table-cell/>
          <table:table-cell office:value-type="float" office:value="251">
            <text:p>251</text:p>
          </table:table-cell>
          <table:table-cell office:value-type="float" office:value="3280">
            <text:p>3280</text:p>
          </table:table-cell>
          <table:table-cell office:value-type="float" office:value="2847.03">
            <text:p>2847.03</text:p>
          </table:table-cell>
          <table:table-cell table:formula="of:=[.H259]-[.I259]" office:value-type="float" office:value="432.97">
            <text:p>432.97</text:p>
          </table:table-cell>
          <table:table-cell office:value-type="float" office:value="3884">
            <text:p>3884</text:p>
          </table:table-cell>
          <table:table-cell/>
          <table:table-cell office:value-type="float" office:value="251">
            <text:p>251</text:p>
          </table:table-cell>
          <table:table-cell office:value-type="float" office:value="3882">
            <text:p>3882</text:p>
          </table:table-cell>
          <table:table-cell office:value-type="float" office:value="3778.28">
            <text:p>3778.28</text:p>
          </table:table-cell>
          <table:table-cell table:formula="of:=[.N259]-[.O259]" office:value-type="float" office:value="103.72">
            <text:p>103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251">
            <text:p>251</text:p>
          </table:table-cell>
          <table:table-cell office:value-type="float" office:value="3296">
            <text:p>3296</text:p>
          </table:table-cell>
          <table:table-cell office:value-type="float" office:value="2990.85">
            <text:p>2990.85</text:p>
          </table:table-cell>
          <table:table-cell table:formula="of:=[.T259]-[.U259]" office:value-type="float" office:value="305.15">
            <text:p>305.15</text:p>
          </table:table-cell>
          <table:table-cell office:value-type="float" office:value="3884">
            <text:p>3884</text:p>
          </table:table-cell>
          <table:table-cell/>
          <table:table-cell office:value-type="float" office:value="251">
            <text:p>251</text:p>
          </table:table-cell>
          <table:table-cell office:value-type="float" office:value="3877">
            <text:p>3877</text:p>
          </table:table-cell>
          <table:table-cell office:value-type="float" office:value="3822.57">
            <text:p>3822.57</text:p>
          </table:table-cell>
          <table:table-cell table:formula="of:=[.Z259]-[.AA259]" office:value-type="float" office:value="54.4299999999998">
            <text:p>54.43</text:p>
          </table:table-cell>
          <table:table-cell office:value-type="float" office:value="3884">
            <text:p>3884</text:p>
          </table:table-cell>
          <table:table-cell/>
          <table:table-cell office:value-type="float" office:value="251">
            <text:p>251</text:p>
          </table:table-cell>
          <table:table-cell office:value-type="float" office:value="3882">
            <text:p>3882</text:p>
          </table:table-cell>
          <table:table-cell office:value-type="float" office:value="3472.86">
            <text:p>3472.86</text:p>
          </table:table-cell>
          <table:table-cell table:formula="of:=[.AF259]-[.AG259]" office:value-type="float" office:value="409.14">
            <text:p>409.1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522">
            <text:p>3522</text:p>
          </table:table-cell>
          <table:table-cell office:value-type="float" office:value="2991.79">
            <text:p>2991.79</text:p>
          </table:table-cell>
          <table:table-cell table:formula="of:=[.B260]-[.C260]" office:value-type="float" office:value="530.21">
            <text:p>530.21</text:p>
          </table:table-cell>
          <table:table-cell office:value-type="float" office:value="3884">
            <text:p>3884</text:p>
          </table:table-cell>
          <table:table-cell/>
          <table:table-cell office:value-type="float" office:value="252">
            <text:p>252</text:p>
          </table:table-cell>
          <table:table-cell office:value-type="float" office:value="3362">
            <text:p>3362</text:p>
          </table:table-cell>
          <table:table-cell office:value-type="float" office:value="2894.39">
            <text:p>2894.39</text:p>
          </table:table-cell>
          <table:table-cell table:formula="of:=[.H260]-[.I260]" office:value-type="float" office:value="467.61">
            <text:p>467.61</text:p>
          </table:table-cell>
          <table:table-cell office:value-type="float" office:value="3884">
            <text:p>3884</text:p>
          </table:table-cell>
          <table:table-cell/>
          <table:table-cell office:value-type="float" office:value="252">
            <text:p>252</text:p>
          </table:table-cell>
          <table:table-cell office:value-type="float" office:value="3882">
            <text:p>3882</text:p>
          </table:table-cell>
          <table:table-cell office:value-type="float" office:value="3794.43">
            <text:p>3794.43</text:p>
          </table:table-cell>
          <table:table-cell table:formula="of:=[.N260]-[.O260]" office:value-type="float" office:value="87.5700000000002">
            <text:p>87.57</text:p>
          </table:table-cell>
          <table:table-cell office:value-type="float" office:value="3884">
            <text:p>3884</text:p>
          </table:table-cell>
          <table:table-cell/>
          <table:table-cell office:value-type="float" office:value="252">
            <text:p>252</text:p>
          </table:table-cell>
          <table:table-cell office:value-type="float" office:value="3343">
            <text:p>3343</text:p>
          </table:table-cell>
          <table:table-cell office:value-type="float" office:value="3101.07">
            <text:p>3101.07</text:p>
          </table:table-cell>
          <table:table-cell table:formula="of:=[.T260]-[.U260]" office:value-type="float" office:value="241.93">
            <text:p>241.93</text:p>
          </table:table-cell>
          <table:table-cell office:value-type="float" office:value="3884">
            <text:p>3884</text:p>
          </table:table-cell>
          <table:table-cell/>
          <table:table-cell office:value-type="float" office:value="252">
            <text:p>252</text:p>
          </table:table-cell>
          <table:table-cell office:value-type="float" office:value="3877">
            <text:p>3877</text:p>
          </table:table-cell>
          <table:table-cell office:value-type="float" office:value="3823.43">
            <text:p>3823.43</text:p>
          </table:table-cell>
          <table:table-cell table:formula="of:=[.Z260]-[.AA260]" office:value-type="float" office:value="53.5700000000002">
            <text:p>53.57</text:p>
          </table:table-cell>
          <table:table-cell office:value-type="float" office:value="3884">
            <text:p>3884</text:p>
          </table:table-cell>
          <table:table-cell/>
          <table:table-cell office:value-type="float" office:value="252">
            <text:p>252</text:p>
          </table:table-cell>
          <table:table-cell office:value-type="float" office:value="3882">
            <text:p>3882</text:p>
          </table:table-cell>
          <table:table-cell office:value-type="float" office:value="3547.53">
            <text:p>3547.53</text:p>
          </table:table-cell>
          <table:table-cell table:formula="of:=[.AF260]-[.AG260]" office:value-type="float" office:value="334.47">
            <text:p>334.4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497">
            <text:p>3497</text:p>
          </table:table-cell>
          <table:table-cell office:value-type="float" office:value="3067.25">
            <text:p>3067.25</text:p>
          </table:table-cell>
          <table:table-cell table:formula="of:=[.B261]-[.C261]" office:value-type="float" office:value="429.75">
            <text:p>429.75</text:p>
          </table:table-cell>
          <table:table-cell office:value-type="float" office:value="3884">
            <text:p>3884</text:p>
          </table:table-cell>
          <table:table-cell/>
          <table:table-cell office:value-type="float" office:value="253">
            <text:p>253</text:p>
          </table:table-cell>
          <table:table-cell office:value-type="float" office:value="3347">
            <text:p>3347</text:p>
          </table:table-cell>
          <table:table-cell office:value-type="float" office:value="2885.97">
            <text:p>2885.97</text:p>
          </table:table-cell>
          <table:table-cell table:formula="of:=[.H261]-[.I261]" office:value-type="float" office:value="461.03">
            <text:p>461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253">
            <text:p>253</text:p>
          </table:table-cell>
          <table:table-cell office:value-type="float" office:value="3882">
            <text:p>3882</text:p>
          </table:table-cell>
          <table:table-cell office:value-type="float" office:value="3776.17">
            <text:p>3776.17</text:p>
          </table:table-cell>
          <table:table-cell table:formula="of:=[.N261]-[.O261]" office:value-type="float" office:value="105.83">
            <text:p>105.83</text:p>
          </table:table-cell>
          <table:table-cell office:value-type="float" office:value="3884">
            <text:p>3884</text:p>
          </table:table-cell>
          <table:table-cell/>
          <table:table-cell office:value-type="float" office:value="253">
            <text:p>253</text:p>
          </table:table-cell>
          <table:table-cell office:value-type="float" office:value="3458">
            <text:p>3458</text:p>
          </table:table-cell>
          <table:table-cell office:value-type="float" office:value="3149.91">
            <text:p>3149.91</text:p>
          </table:table-cell>
          <table:table-cell table:formula="of:=[.T261]-[.U261]" office:value-type="float" office:value="308.09">
            <text:p>308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253">
            <text:p>253</text:p>
          </table:table-cell>
          <table:table-cell office:value-type="float" office:value="3877">
            <text:p>3877</text:p>
          </table:table-cell>
          <table:table-cell office:value-type="float" office:value="3829.3">
            <text:p>3829.3</text:p>
          </table:table-cell>
          <table:table-cell table:formula="of:=[.Z261]-[.AA261]" office:value-type="float" office:value="47.6999999999998">
            <text:p>47.7</text:p>
          </table:table-cell>
          <table:table-cell office:value-type="float" office:value="3884">
            <text:p>3884</text:p>
          </table:table-cell>
          <table:table-cell/>
          <table:table-cell office:value-type="float" office:value="253">
            <text:p>253</text:p>
          </table:table-cell>
          <table:table-cell office:value-type="float" office:value="3882">
            <text:p>3882</text:p>
          </table:table-cell>
          <table:table-cell office:value-type="float" office:value="3569.35">
            <text:p>3569.35</text:p>
          </table:table-cell>
          <table:table-cell table:formula="of:=[.AF261]-[.AG261]" office:value-type="float" office:value="312.65">
            <text:p>312.6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497">
            <text:p>3497</text:p>
          </table:table-cell>
          <table:table-cell office:value-type="float" office:value="3005.49">
            <text:p>3005.49</text:p>
          </table:table-cell>
          <table:table-cell table:formula="of:=[.B262]-[.C262]" office:value-type="float" office:value="491.51">
            <text:p>491.51</text:p>
          </table:table-cell>
          <table:table-cell office:value-type="float" office:value="3884">
            <text:p>3884</text:p>
          </table:table-cell>
          <table:table-cell/>
          <table:table-cell office:value-type="float" office:value="254">
            <text:p>254</text:p>
          </table:table-cell>
          <table:table-cell office:value-type="float" office:value="3357">
            <text:p>3357</text:p>
          </table:table-cell>
          <table:table-cell office:value-type="float" office:value="2841.42">
            <text:p>2841.42</text:p>
          </table:table-cell>
          <table:table-cell table:formula="of:=[.H262]-[.I262]" office:value-type="float" office:value="515.58">
            <text:p>515.58</text:p>
          </table:table-cell>
          <table:table-cell office:value-type="float" office:value="3884">
            <text:p>3884</text:p>
          </table:table-cell>
          <table:table-cell/>
          <table:table-cell office:value-type="float" office:value="254">
            <text:p>254</text:p>
          </table:table-cell>
          <table:table-cell office:value-type="float" office:value="3882">
            <text:p>3882</text:p>
          </table:table-cell>
          <table:table-cell office:value-type="float" office:value="3797.58">
            <text:p>3797.58</text:p>
          </table:table-cell>
          <table:table-cell table:formula="of:=[.N262]-[.O262]" office:value-type="float" office:value="84.4200000000001">
            <text:p>84.42</text:p>
          </table:table-cell>
          <table:table-cell office:value-type="float" office:value="3884">
            <text:p>3884</text:p>
          </table:table-cell>
          <table:table-cell/>
          <table:table-cell office:value-type="float" office:value="254">
            <text:p>254</text:p>
          </table:table-cell>
          <table:table-cell office:value-type="float" office:value="3458">
            <text:p>3458</text:p>
          </table:table-cell>
          <table:table-cell office:value-type="float" office:value="3068.32">
            <text:p>3068.32</text:p>
          </table:table-cell>
          <table:table-cell table:formula="of:=[.T262]-[.U262]" office:value-type="float" office:value="389.68">
            <text:p>389.68</text:p>
          </table:table-cell>
          <table:table-cell office:value-type="float" office:value="3884">
            <text:p>3884</text:p>
          </table:table-cell>
          <table:table-cell/>
          <table:table-cell office:value-type="float" office:value="254">
            <text:p>254</text:p>
          </table:table-cell>
          <table:table-cell office:value-type="float" office:value="3877">
            <text:p>3877</text:p>
          </table:table-cell>
          <table:table-cell office:value-type="float" office:value="3794.88">
            <text:p>3794.88</text:p>
          </table:table-cell>
          <table:table-cell table:formula="of:=[.Z262]-[.AA262]" office:value-type="float" office:value="82.1199999999999">
            <text:p>82.12</text:p>
          </table:table-cell>
          <table:table-cell office:value-type="float" office:value="3884">
            <text:p>3884</text:p>
          </table:table-cell>
          <table:table-cell/>
          <table:table-cell office:value-type="float" office:value="254">
            <text:p>254</text:p>
          </table:table-cell>
          <table:table-cell office:value-type="float" office:value="3882">
            <text:p>3882</text:p>
          </table:table-cell>
          <table:table-cell office:value-type="float" office:value="3642.57">
            <text:p>3642.57</text:p>
          </table:table-cell>
          <table:table-cell table:formula="of:=[.AF262]-[.AG262]" office:value-type="float" office:value="239.43">
            <text:p>239.4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497">
            <text:p>3497</text:p>
          </table:table-cell>
          <table:table-cell office:value-type="float" office:value="3023.74">
            <text:p>3023.74</text:p>
          </table:table-cell>
          <table:table-cell table:formula="of:=[.B263]-[.C263]" office:value-type="float" office:value="473.26">
            <text:p>473.26</text:p>
          </table:table-cell>
          <table:table-cell office:value-type="float" office:value="3884">
            <text:p>3884</text:p>
          </table:table-cell>
          <table:table-cell/>
          <table:table-cell office:value-type="float" office:value="255">
            <text:p>255</text:p>
          </table:table-cell>
          <table:table-cell office:value-type="float" office:value="3263">
            <text:p>3263</text:p>
          </table:table-cell>
          <table:table-cell office:value-type="float" office:value="2804.17">
            <text:p>2804.17</text:p>
          </table:table-cell>
          <table:table-cell table:formula="of:=[.H263]-[.I263]" office:value-type="float" office:value="458.83">
            <text:p>458.83</text:p>
          </table:table-cell>
          <table:table-cell office:value-type="float" office:value="3884">
            <text:p>3884</text:p>
          </table:table-cell>
          <table:table-cell/>
          <table:table-cell office:value-type="float" office:value="255">
            <text:p>255</text:p>
          </table:table-cell>
          <table:table-cell office:value-type="float" office:value="3882">
            <text:p>3882</text:p>
          </table:table-cell>
          <table:table-cell office:value-type="float" office:value="3626.65">
            <text:p>3626.65</text:p>
          </table:table-cell>
          <table:table-cell table:formula="of:=[.N263]-[.O263]" office:value-type="float" office:value="255.35">
            <text:p>255.35</text:p>
          </table:table-cell>
          <table:table-cell office:value-type="float" office:value="3884">
            <text:p>3884</text:p>
          </table:table-cell>
          <table:table-cell/>
          <table:table-cell office:value-type="float" office:value="255">
            <text:p>255</text:p>
          </table:table-cell>
          <table:table-cell office:value-type="float" office:value="3473">
            <text:p>3473</text:p>
          </table:table-cell>
          <table:table-cell office:value-type="float" office:value="3172.77">
            <text:p>3172.77</text:p>
          </table:table-cell>
          <table:table-cell table:formula="of:=[.T263]-[.U263]" office:value-type="float" office:value="300.23">
            <text:p>300.23</text:p>
          </table:table-cell>
          <table:table-cell office:value-type="float" office:value="3884">
            <text:p>3884</text:p>
          </table:table-cell>
          <table:table-cell/>
          <table:table-cell office:value-type="float" office:value="255">
            <text:p>255</text:p>
          </table:table-cell>
          <table:table-cell office:value-type="float" office:value="3877">
            <text:p>3877</text:p>
          </table:table-cell>
          <table:table-cell office:value-type="float" office:value="3819.3">
            <text:p>3819.3</text:p>
          </table:table-cell>
          <table:table-cell table:formula="of:=[.Z263]-[.AA263]" office:value-type="float" office:value="57.6999999999998">
            <text:p>57.7</text:p>
          </table:table-cell>
          <table:table-cell office:value-type="float" office:value="3884">
            <text:p>3884</text:p>
          </table:table-cell>
          <table:table-cell/>
          <table:table-cell office:value-type="float" office:value="255">
            <text:p>255</text:p>
          </table:table-cell>
          <table:table-cell office:value-type="float" office:value="3882">
            <text:p>3882</text:p>
          </table:table-cell>
          <table:table-cell office:value-type="float" office:value="3700.27">
            <text:p>3700.27</text:p>
          </table:table-cell>
          <table:table-cell table:formula="of:=[.AF263]-[.AG263]" office:value-type="float" office:value="181.73">
            <text:p>181.7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497">
            <text:p>3497</text:p>
          </table:table-cell>
          <table:table-cell office:value-type="float" office:value="3004.12">
            <text:p>3004.12</text:p>
          </table:table-cell>
          <table:table-cell table:formula="of:=[.B264]-[.C264]" office:value-type="float" office:value="492.88">
            <text:p>492.88</text:p>
          </table:table-cell>
          <table:table-cell office:value-type="float" office:value="3884">
            <text:p>3884</text:p>
          </table:table-cell>
          <table:table-cell/>
          <table:table-cell office:value-type="float" office:value="256">
            <text:p>256</text:p>
          </table:table-cell>
          <table:table-cell office:value-type="float" office:value="3373">
            <text:p>3373</text:p>
          </table:table-cell>
          <table:table-cell office:value-type="float" office:value="2783.21">
            <text:p>2783.21</text:p>
          </table:table-cell>
          <table:table-cell table:formula="of:=[.H264]-[.I264]" office:value-type="float" office:value="589.79">
            <text:p>589.79</text:p>
          </table:table-cell>
          <table:table-cell office:value-type="float" office:value="3884">
            <text:p>3884</text:p>
          </table:table-cell>
          <table:table-cell/>
          <table:table-cell office:value-type="float" office:value="256">
            <text:p>256</text:p>
          </table:table-cell>
          <table:table-cell office:value-type="float" office:value="3882">
            <text:p>3882</text:p>
          </table:table-cell>
          <table:table-cell office:value-type="float" office:value="3685.67">
            <text:p>3685.67</text:p>
          </table:table-cell>
          <table:table-cell table:formula="of:=[.N264]-[.O264]" office:value-type="float" office:value="196.33">
            <text:p>196.33</text:p>
          </table:table-cell>
          <table:table-cell office:value-type="float" office:value="3884">
            <text:p>3884</text:p>
          </table:table-cell>
          <table:table-cell/>
          <table:table-cell office:value-type="float" office:value="256">
            <text:p>256</text:p>
          </table:table-cell>
          <table:table-cell office:value-type="float" office:value="3458">
            <text:p>3458</text:p>
          </table:table-cell>
          <table:table-cell office:value-type="float" office:value="3204.04">
            <text:p>3204.04</text:p>
          </table:table-cell>
          <table:table-cell table:formula="of:=[.T264]-[.U264]" office:value-type="float" office:value="253.96">
            <text:p>253.96</text:p>
          </table:table-cell>
          <table:table-cell office:value-type="float" office:value="3884">
            <text:p>3884</text:p>
          </table:table-cell>
          <table:table-cell/>
          <table:table-cell office:value-type="float" office:value="256">
            <text:p>256</text:p>
          </table:table-cell>
          <table:table-cell office:value-type="float" office:value="3877">
            <text:p>3877</text:p>
          </table:table-cell>
          <table:table-cell office:value-type="float" office:value="3820.21">
            <text:p>3820.21</text:p>
          </table:table-cell>
          <table:table-cell table:formula="of:=[.Z264]-[.AA264]" office:value-type="float" office:value="56.79">
            <text:p>56.79</text:p>
          </table:table-cell>
          <table:table-cell office:value-type="float" office:value="3884">
            <text:p>3884</text:p>
          </table:table-cell>
          <table:table-cell/>
          <table:table-cell office:value-type="float" office:value="256">
            <text:p>256</text:p>
          </table:table-cell>
          <table:table-cell office:value-type="float" office:value="3882">
            <text:p>3882</text:p>
          </table:table-cell>
          <table:table-cell office:value-type="float" office:value="3737.48">
            <text:p>3737.48</text:p>
          </table:table-cell>
          <table:table-cell table:formula="of:=[.AF264]-[.AG264]" office:value-type="float" office:value="144.52">
            <text:p>144.5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500">
            <text:p>3500</text:p>
          </table:table-cell>
          <table:table-cell office:value-type="float" office:value="2960.75">
            <text:p>2960.75</text:p>
          </table:table-cell>
          <table:table-cell table:formula="of:=[.B265]-[.C265]" office:value-type="float" office:value="539.25">
            <text:p>539.25</text:p>
          </table:table-cell>
          <table:table-cell office:value-type="float" office:value="3884">
            <text:p>3884</text:p>
          </table:table-cell>
          <table:table-cell/>
          <table:table-cell office:value-type="float" office:value="257">
            <text:p>257</text:p>
          </table:table-cell>
          <table:table-cell office:value-type="float" office:value="3373">
            <text:p>3373</text:p>
          </table:table-cell>
          <table:table-cell office:value-type="float" office:value="2849.91">
            <text:p>2849.91</text:p>
          </table:table-cell>
          <table:table-cell table:formula="of:=[.H265]-[.I265]" office:value-type="float" office:value="523.09">
            <text:p>523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257">
            <text:p>257</text:p>
          </table:table-cell>
          <table:table-cell office:value-type="float" office:value="3882">
            <text:p>3882</text:p>
          </table:table-cell>
          <table:table-cell office:value-type="float" office:value="3726.92">
            <text:p>3726.92</text:p>
          </table:table-cell>
          <table:table-cell table:formula="of:=[.N265]-[.O265]" office:value-type="float" office:value="155.08">
            <text:p>155.08</text:p>
          </table:table-cell>
          <table:table-cell office:value-type="float" office:value="3884">
            <text:p>3884</text:p>
          </table:table-cell>
          <table:table-cell/>
          <table:table-cell office:value-type="float" office:value="257">
            <text:p>257</text:p>
          </table:table-cell>
          <table:table-cell office:value-type="float" office:value="3467">
            <text:p>3467</text:p>
          </table:table-cell>
          <table:table-cell office:value-type="float" office:value="3202.47">
            <text:p>3202.47</text:p>
          </table:table-cell>
          <table:table-cell table:formula="of:=[.T265]-[.U265]" office:value-type="float" office:value="264.53">
            <text:p>264.53</text:p>
          </table:table-cell>
          <table:table-cell office:value-type="float" office:value="3884">
            <text:p>3884</text:p>
          </table:table-cell>
          <table:table-cell/>
          <table:table-cell office:value-type="float" office:value="257">
            <text:p>257</text:p>
          </table:table-cell>
          <table:table-cell office:value-type="float" office:value="3877">
            <text:p>3877</text:p>
          </table:table-cell>
          <table:table-cell office:value-type="float" office:value="3826.13">
            <text:p>3826.13</text:p>
          </table:table-cell>
          <table:table-cell table:formula="of:=[.Z265]-[.AA265]" office:value-type="float" office:value="50.8699999999999">
            <text:p>50.87</text:p>
          </table:table-cell>
          <table:table-cell office:value-type="float" office:value="3884">
            <text:p>3884</text:p>
          </table:table-cell>
          <table:table-cell/>
          <table:table-cell office:value-type="float" office:value="257">
            <text:p>257</text:p>
          </table:table-cell>
          <table:table-cell office:value-type="float" office:value="3882">
            <text:p>3882</text:p>
          </table:table-cell>
          <table:table-cell office:value-type="float" office:value="3773.35">
            <text:p>3773.35</text:p>
          </table:table-cell>
          <table:table-cell table:formula="of:=[.AF265]-[.AG265]" office:value-type="float" office:value="108.65">
            <text:p>108.6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558">
            <text:p>3558</text:p>
          </table:table-cell>
          <table:table-cell office:value-type="float" office:value="3064.37">
            <text:p>3064.37</text:p>
          </table:table-cell>
          <table:table-cell table:formula="of:=[.B266]-[.C266]" office:value-type="float" office:value="493.63">
            <text:p>493.63</text:p>
          </table:table-cell>
          <table:table-cell office:value-type="float" office:value="3884">
            <text:p>3884</text:p>
          </table:table-cell>
          <table:table-cell/>
          <table:table-cell office:value-type="float" office:value="258">
            <text:p>258</text:p>
          </table:table-cell>
          <table:table-cell office:value-type="float" office:value="3235">
            <text:p>3235</text:p>
          </table:table-cell>
          <table:table-cell office:value-type="float" office:value="2804.61">
            <text:p>2804.61</text:p>
          </table:table-cell>
          <table:table-cell table:formula="of:=[.H266]-[.I266]" office:value-type="float" office:value="430.39">
            <text:p>430.39</text:p>
          </table:table-cell>
          <table:table-cell office:value-type="float" office:value="3884">
            <text:p>3884</text:p>
          </table:table-cell>
          <table:table-cell/>
          <table:table-cell office:value-type="float" office:value="258">
            <text:p>258</text:p>
          </table:table-cell>
          <table:table-cell office:value-type="float" office:value="3882">
            <text:p>3882</text:p>
          </table:table-cell>
          <table:table-cell office:value-type="float" office:value="3721.45">
            <text:p>3721.45</text:p>
          </table:table-cell>
          <table:table-cell table:formula="of:=[.N266]-[.O266]" office:value-type="float" office:value="160.55">
            <text:p>160.55</text:p>
          </table:table-cell>
          <table:table-cell office:value-type="float" office:value="3884">
            <text:p>3884</text:p>
          </table:table-cell>
          <table:table-cell/>
          <table:table-cell office:value-type="float" office:value="258">
            <text:p>258</text:p>
          </table:table-cell>
          <table:table-cell office:value-type="float" office:value="3584">
            <text:p>3584</text:p>
          </table:table-cell>
          <table:table-cell office:value-type="float" office:value="3219.36">
            <text:p>3219.36</text:p>
          </table:table-cell>
          <table:table-cell table:formula="of:=[.T266]-[.U266]" office:value-type="float" office:value="364.64">
            <text:p>364.64</text:p>
          </table:table-cell>
          <table:table-cell office:value-type="float" office:value="3884">
            <text:p>3884</text:p>
          </table:table-cell>
          <table:table-cell/>
          <table:table-cell office:value-type="float" office:value="258">
            <text:p>258</text:p>
          </table:table-cell>
          <table:table-cell office:value-type="float" office:value="3877">
            <text:p>3877</text:p>
          </table:table-cell>
          <table:table-cell office:value-type="float" office:value="3816.68">
            <text:p>3816.68</text:p>
          </table:table-cell>
          <table:table-cell table:formula="of:=[.Z266]-[.AA266]" office:value-type="float" office:value="60.3200000000002">
            <text:p>60.32</text:p>
          </table:table-cell>
          <table:table-cell office:value-type="float" office:value="3884">
            <text:p>3884</text:p>
          </table:table-cell>
          <table:table-cell/>
          <table:table-cell office:value-type="float" office:value="258">
            <text:p>258</text:p>
          </table:table-cell>
          <table:table-cell office:value-type="float" office:value="3882">
            <text:p>3882</text:p>
          </table:table-cell>
          <table:table-cell office:value-type="float" office:value="2443.04">
            <text:p>2443.04</text:p>
          </table:table-cell>
          <table:table-cell table:formula="of:=[.AF266]-[.AG266]" office:value-type="float" office:value="1438.96">
            <text:p>1438.9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3529">
            <text:p>3529</text:p>
          </table:table-cell>
          <table:table-cell office:value-type="float" office:value="3097.32">
            <text:p>3097.32</text:p>
          </table:table-cell>
          <table:table-cell table:formula="of:=[.B267]-[.C267]" office:value-type="float" office:value="431.68">
            <text:p>431.68</text:p>
          </table:table-cell>
          <table:table-cell office:value-type="float" office:value="3884">
            <text:p>3884</text:p>
          </table:table-cell>
          <table:table-cell/>
          <table:table-cell office:value-type="float" office:value="259">
            <text:p>259</text:p>
          </table:table-cell>
          <table:table-cell office:value-type="float" office:value="3347">
            <text:p>3347</text:p>
          </table:table-cell>
          <table:table-cell office:value-type="float" office:value="2780.28">
            <text:p>2780.28</text:p>
          </table:table-cell>
          <table:table-cell table:formula="of:=[.H267]-[.I267]" office:value-type="float" office:value="566.72">
            <text:p>566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259">
            <text:p>259</text:p>
          </table:table-cell>
          <table:table-cell office:value-type="float" office:value="3882">
            <text:p>3882</text:p>
          </table:table-cell>
          <table:table-cell office:value-type="float" office:value="3739.33">
            <text:p>3739.33</text:p>
          </table:table-cell>
          <table:table-cell table:formula="of:=[.N267]-[.O267]" office:value-type="float" office:value="142.67">
            <text:p>142.67</text:p>
          </table:table-cell>
          <table:table-cell office:value-type="float" office:value="3884">
            <text:p>3884</text:p>
          </table:table-cell>
          <table:table-cell/>
          <table:table-cell office:value-type="float" office:value="259">
            <text:p>259</text:p>
          </table:table-cell>
          <table:table-cell office:value-type="float" office:value="3584">
            <text:p>3584</text:p>
          </table:table-cell>
          <table:table-cell office:value-type="float" office:value="3246.02">
            <text:p>3246.02</text:p>
          </table:table-cell>
          <table:table-cell table:formula="of:=[.T267]-[.U267]" office:value-type="float" office:value="337.98">
            <text:p>337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259">
            <text:p>259</text:p>
          </table:table-cell>
          <table:table-cell office:value-type="float" office:value="3877">
            <text:p>3877</text:p>
          </table:table-cell>
          <table:table-cell office:value-type="float" office:value="3807.66">
            <text:p>3807.66</text:p>
          </table:table-cell>
          <table:table-cell table:formula="of:=[.Z267]-[.AA267]" office:value-type="float" office:value="69.3400000000001">
            <text:p>69.34</text:p>
          </table:table-cell>
          <table:table-cell office:value-type="float" office:value="3884">
            <text:p>3884</text:p>
          </table:table-cell>
          <table:table-cell/>
          <table:table-cell office:value-type="float" office:value="259">
            <text:p>259</text:p>
          </table:table-cell>
          <table:table-cell office:value-type="float" office:value="3882">
            <text:p>3882</text:p>
          </table:table-cell>
          <table:table-cell office:value-type="float" office:value="2647.57">
            <text:p>2647.57</text:p>
          </table:table-cell>
          <table:table-cell table:formula="of:=[.AF267]-[.AG267]" office:value-type="float" office:value="1234.43">
            <text:p>1234.4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529">
            <text:p>3529</text:p>
          </table:table-cell>
          <table:table-cell office:value-type="float" office:value="3096.3">
            <text:p>3096.3</text:p>
          </table:table-cell>
          <table:table-cell table:formula="of:=[.B268]-[.C268]" office:value-type="float" office:value="432.7">
            <text:p>432.7</text:p>
          </table:table-cell>
          <table:table-cell office:value-type="float" office:value="3884">
            <text:p>3884</text:p>
          </table:table-cell>
          <table:table-cell/>
          <table:table-cell office:value-type="float" office:value="260">
            <text:p>260</text:p>
          </table:table-cell>
          <table:table-cell office:value-type="float" office:value="3347">
            <text:p>3347</text:p>
          </table:table-cell>
          <table:table-cell office:value-type="float" office:value="2794.65">
            <text:p>2794.65</text:p>
          </table:table-cell>
          <table:table-cell table:formula="of:=[.H268]-[.I268]" office:value-type="float" office:value="552.35">
            <text:p>552.35</text:p>
          </table:table-cell>
          <table:table-cell office:value-type="float" office:value="3884">
            <text:p>3884</text:p>
          </table:table-cell>
          <table:table-cell/>
          <table:table-cell office:value-type="float" office:value="260">
            <text:p>260</text:p>
          </table:table-cell>
          <table:table-cell office:value-type="float" office:value="3882">
            <text:p>3882</text:p>
          </table:table-cell>
          <table:table-cell office:value-type="float" office:value="3771.2">
            <text:p>3771.2</text:p>
          </table:table-cell>
          <table:table-cell table:formula="of:=[.N268]-[.O268]" office:value-type="float" office:value="110.8">
            <text:p>110.8</text:p>
          </table:table-cell>
          <table:table-cell office:value-type="float" office:value="3884">
            <text:p>3884</text:p>
          </table:table-cell>
          <table:table-cell/>
          <table:table-cell office:value-type="float" office:value="260">
            <text:p>260</text:p>
          </table:table-cell>
          <table:table-cell office:value-type="float" office:value="3584">
            <text:p>3584</text:p>
          </table:table-cell>
          <table:table-cell office:value-type="float" office:value="3264.95">
            <text:p>3264.95</text:p>
          </table:table-cell>
          <table:table-cell table:formula="of:=[.T268]-[.U268]" office:value-type="float" office:value="319.05">
            <text:p>319.05</text:p>
          </table:table-cell>
          <table:table-cell office:value-type="float" office:value="3884">
            <text:p>3884</text:p>
          </table:table-cell>
          <table:table-cell/>
          <table:table-cell office:value-type="float" office:value="260">
            <text:p>260</text:p>
          </table:table-cell>
          <table:table-cell office:value-type="float" office:value="3877">
            <text:p>3877</text:p>
          </table:table-cell>
          <table:table-cell office:value-type="float" office:value="3805.24">
            <text:p>3805.24</text:p>
          </table:table-cell>
          <table:table-cell table:formula="of:=[.Z268]-[.AA268]" office:value-type="float" office:value="71.7600000000002">
            <text:p>71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260">
            <text:p>260</text:p>
          </table:table-cell>
          <table:table-cell office:value-type="float" office:value="3882">
            <text:p>3882</text:p>
          </table:table-cell>
          <table:table-cell office:value-type="float" office:value="2815.83">
            <text:p>2815.83</text:p>
          </table:table-cell>
          <table:table-cell table:formula="of:=[.AF268]-[.AG268]" office:value-type="float" office:value="1066.17">
            <text:p>1066.1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529">
            <text:p>3529</text:p>
          </table:table-cell>
          <table:table-cell office:value-type="float" office:value="3072.43">
            <text:p>3072.43</text:p>
          </table:table-cell>
          <table:table-cell table:formula="of:=[.B269]-[.C269]" office:value-type="float" office:value="456.57">
            <text:p>456.57</text:p>
          </table:table-cell>
          <table:table-cell office:value-type="float" office:value="3884">
            <text:p>3884</text:p>
          </table:table-cell>
          <table:table-cell/>
          <table:table-cell office:value-type="float" office:value="261">
            <text:p>261</text:p>
          </table:table-cell>
          <table:table-cell office:value-type="float" office:value="3287">
            <text:p>3287</text:p>
          </table:table-cell>
          <table:table-cell office:value-type="float" office:value="2829.16">
            <text:p>2829.16</text:p>
          </table:table-cell>
          <table:table-cell table:formula="of:=[.H269]-[.I269]" office:value-type="float" office:value="457.84">
            <text:p>457.84</text:p>
          </table:table-cell>
          <table:table-cell office:value-type="float" office:value="3884">
            <text:p>3884</text:p>
          </table:table-cell>
          <table:table-cell/>
          <table:table-cell office:value-type="float" office:value="261">
            <text:p>261</text:p>
          </table:table-cell>
          <table:table-cell office:value-type="float" office:value="3882">
            <text:p>3882</text:p>
          </table:table-cell>
          <table:table-cell office:value-type="float" office:value="3745.44">
            <text:p>3745.44</text:p>
          </table:table-cell>
          <table:table-cell table:formula="of:=[.N269]-[.O269]" office:value-type="float" office:value="136.56">
            <text:p>136.56</text:p>
          </table:table-cell>
          <table:table-cell office:value-type="float" office:value="3884">
            <text:p>3884</text:p>
          </table:table-cell>
          <table:table-cell/>
          <table:table-cell office:value-type="float" office:value="261">
            <text:p>261</text:p>
          </table:table-cell>
          <table:table-cell office:value-type="float" office:value="3599">
            <text:p>3599</text:p>
          </table:table-cell>
          <table:table-cell office:value-type="float" office:value="3236.29">
            <text:p>3236.29</text:p>
          </table:table-cell>
          <table:table-cell table:formula="of:=[.T269]-[.U269]" office:value-type="float" office:value="362.71">
            <text:p>362.71</text:p>
          </table:table-cell>
          <table:table-cell office:value-type="float" office:value="3884">
            <text:p>3884</text:p>
          </table:table-cell>
          <table:table-cell/>
          <table:table-cell office:value-type="float" office:value="261">
            <text:p>261</text:p>
          </table:table-cell>
          <table:table-cell office:value-type="float" office:value="3877">
            <text:p>3877</text:p>
          </table:table-cell>
          <table:table-cell office:value-type="float" office:value="3805.36">
            <text:p>3805.36</text:p>
          </table:table-cell>
          <table:table-cell table:formula="of:=[.Z269]-[.AA269]" office:value-type="float" office:value="71.6399999999999">
            <text:p>71.64</text:p>
          </table:table-cell>
          <table:table-cell office:value-type="float" office:value="3884">
            <text:p>3884</text:p>
          </table:table-cell>
          <table:table-cell/>
          <table:table-cell office:value-type="float" office:value="261">
            <text:p>261</text:p>
          </table:table-cell>
          <table:table-cell office:value-type="float" office:value="3882">
            <text:p>3882</text:p>
          </table:table-cell>
          <table:table-cell office:value-type="float" office:value="2922.81">
            <text:p>2922.81</text:p>
          </table:table-cell>
          <table:table-cell table:formula="of:=[.AF269]-[.AG269]" office:value-type="float" office:value="959.19">
            <text:p>959.1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529">
            <text:p>3529</text:p>
          </table:table-cell>
          <table:table-cell office:value-type="float" office:value="3027.65">
            <text:p>3027.65</text:p>
          </table:table-cell>
          <table:table-cell table:formula="of:=[.B270]-[.C270]" office:value-type="float" office:value="501.35">
            <text:p>501.35</text:p>
          </table:table-cell>
          <table:table-cell office:value-type="float" office:value="3884">
            <text:p>3884</text:p>
          </table:table-cell>
          <table:table-cell/>
          <table:table-cell office:value-type="float" office:value="262">
            <text:p>262</text:p>
          </table:table-cell>
          <table:table-cell office:value-type="float" office:value="3287">
            <text:p>3287</text:p>
          </table:table-cell>
          <table:table-cell office:value-type="float" office:value="2838.08">
            <text:p>2838.08</text:p>
          </table:table-cell>
          <table:table-cell table:formula="of:=[.H270]-[.I270]" office:value-type="float" office:value="448.92">
            <text:p>448.92</text:p>
          </table:table-cell>
          <table:table-cell office:value-type="float" office:value="3884">
            <text:p>3884</text:p>
          </table:table-cell>
          <table:table-cell/>
          <table:table-cell office:value-type="float" office:value="262">
            <text:p>262</text:p>
          </table:table-cell>
          <table:table-cell office:value-type="float" office:value="3882">
            <text:p>3882</text:p>
          </table:table-cell>
          <table:table-cell office:value-type="float" office:value="3763.78">
            <text:p>3763.78</text:p>
          </table:table-cell>
          <table:table-cell table:formula="of:=[.N270]-[.O270]" office:value-type="float" office:value="118.22">
            <text:p>118.22</text:p>
          </table:table-cell>
          <table:table-cell office:value-type="float" office:value="3884">
            <text:p>3884</text:p>
          </table:table-cell>
          <table:table-cell/>
          <table:table-cell office:value-type="float" office:value="262">
            <text:p>262</text:p>
          </table:table-cell>
          <table:table-cell office:value-type="float" office:value="3599">
            <text:p>3599</text:p>
          </table:table-cell>
          <table:table-cell office:value-type="float" office:value="3316.8">
            <text:p>3316.8</text:p>
          </table:table-cell>
          <table:table-cell table:formula="of:=[.T270]-[.U270]" office:value-type="float" office:value="282.2">
            <text:p>282.2</text:p>
          </table:table-cell>
          <table:table-cell office:value-type="float" office:value="3884">
            <text:p>3884</text:p>
          </table:table-cell>
          <table:table-cell/>
          <table:table-cell office:value-type="float" office:value="262">
            <text:p>262</text:p>
          </table:table-cell>
          <table:table-cell office:value-type="float" office:value="3877">
            <text:p>3877</text:p>
          </table:table-cell>
          <table:table-cell office:value-type="float" office:value="3829.29">
            <text:p>3829.29</text:p>
          </table:table-cell>
          <table:table-cell table:formula="of:=[.Z270]-[.AA270]" office:value-type="float" office:value="47.71">
            <text:p>47.71</text:p>
          </table:table-cell>
          <table:table-cell office:value-type="float" office:value="3884">
            <text:p>3884</text:p>
          </table:table-cell>
          <table:table-cell/>
          <table:table-cell office:value-type="float" office:value="262">
            <text:p>262</text:p>
          </table:table-cell>
          <table:table-cell office:value-type="float" office:value="3882">
            <text:p>3882</text:p>
          </table:table-cell>
          <table:table-cell office:value-type="float" office:value="3081.84">
            <text:p>3081.84</text:p>
          </table:table-cell>
          <table:table-cell table:formula="of:=[.AF270]-[.AG270]" office:value-type="float" office:value="800.16">
            <text:p>800.1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533">
            <text:p>3533</text:p>
          </table:table-cell>
          <table:table-cell office:value-type="float" office:value="3059.6">
            <text:p>3059.6</text:p>
          </table:table-cell>
          <table:table-cell table:formula="of:=[.B271]-[.C271]" office:value-type="float" office:value="473.4">
            <text:p>473.4</text:p>
          </table:table-cell>
          <table:table-cell office:value-type="float" office:value="3884">
            <text:p>3884</text:p>
          </table:table-cell>
          <table:table-cell/>
          <table:table-cell office:value-type="float" office:value="263">
            <text:p>263</text:p>
          </table:table-cell>
          <table:table-cell office:value-type="float" office:value="3287">
            <text:p>3287</text:p>
          </table:table-cell>
          <table:table-cell office:value-type="float" office:value="2825.33">
            <text:p>2825.33</text:p>
          </table:table-cell>
          <table:table-cell table:formula="of:=[.H271]-[.I271]" office:value-type="float" office:value="461.67">
            <text:p>461.67</text:p>
          </table:table-cell>
          <table:table-cell office:value-type="float" office:value="3884">
            <text:p>3884</text:p>
          </table:table-cell>
          <table:table-cell/>
          <table:table-cell office:value-type="float" office:value="263">
            <text:p>263</text:p>
          </table:table-cell>
          <table:table-cell office:value-type="float" office:value="3882">
            <text:p>3882</text:p>
          </table:table-cell>
          <table:table-cell office:value-type="float" office:value="3682.02">
            <text:p>3682.02</text:p>
          </table:table-cell>
          <table:table-cell table:formula="of:=[.N271]-[.O271]" office:value-type="float" office:value="199.98">
            <text:p>199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263">
            <text:p>263</text:p>
          </table:table-cell>
          <table:table-cell office:value-type="float" office:value="3611">
            <text:p>3611</text:p>
          </table:table-cell>
          <table:table-cell office:value-type="float" office:value="3280.33">
            <text:p>3280.33</text:p>
          </table:table-cell>
          <table:table-cell table:formula="of:=[.T271]-[.U271]" office:value-type="float" office:value="330.67">
            <text:p>330.67</text:p>
          </table:table-cell>
          <table:table-cell office:value-type="float" office:value="3884">
            <text:p>3884</text:p>
          </table:table-cell>
          <table:table-cell/>
          <table:table-cell office:value-type="float" office:value="263">
            <text:p>263</text:p>
          </table:table-cell>
          <table:table-cell office:value-type="float" office:value="3877">
            <text:p>3877</text:p>
          </table:table-cell>
          <table:table-cell office:value-type="float" office:value="3817.21">
            <text:p>3817.21</text:p>
          </table:table-cell>
          <table:table-cell table:formula="of:=[.Z271]-[.AA271]" office:value-type="float" office:value="59.79">
            <text:p>59.79</text:p>
          </table:table-cell>
          <table:table-cell office:value-type="float" office:value="3884">
            <text:p>3884</text:p>
          </table:table-cell>
          <table:table-cell/>
          <table:table-cell office:value-type="float" office:value="263">
            <text:p>263</text:p>
          </table:table-cell>
          <table:table-cell office:value-type="float" office:value="3882">
            <text:p>3882</text:p>
          </table:table-cell>
          <table:table-cell office:value-type="float" office:value="3218.97">
            <text:p>3218.97</text:p>
          </table:table-cell>
          <table:table-cell table:formula="of:=[.AF271]-[.AG271]" office:value-type="float" office:value="663.03">
            <text:p>663.0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3528">
            <text:p>3528</text:p>
          </table:table-cell>
          <table:table-cell office:value-type="float" office:value="3025.41">
            <text:p>3025.41</text:p>
          </table:table-cell>
          <table:table-cell table:formula="of:=[.B272]-[.C272]" office:value-type="float" office:value="502.59">
            <text:p>502.59</text:p>
          </table:table-cell>
          <table:table-cell office:value-type="float" office:value="3884">
            <text:p>3884</text:p>
          </table:table-cell>
          <table:table-cell/>
          <table:table-cell office:value-type="float" office:value="264">
            <text:p>264</text:p>
          </table:table-cell>
          <table:table-cell office:value-type="float" office:value="3398">
            <text:p>3398</text:p>
          </table:table-cell>
          <table:table-cell office:value-type="float" office:value="2824.48">
            <text:p>2824.48</text:p>
          </table:table-cell>
          <table:table-cell table:formula="of:=[.H272]-[.I272]" office:value-type="float" office:value="573.52">
            <text:p>573.52</text:p>
          </table:table-cell>
          <table:table-cell office:value-type="float" office:value="3884">
            <text:p>3884</text:p>
          </table:table-cell>
          <table:table-cell/>
          <table:table-cell office:value-type="float" office:value="264">
            <text:p>264</text:p>
          </table:table-cell>
          <table:table-cell office:value-type="float" office:value="3882">
            <text:p>3882</text:p>
          </table:table-cell>
          <table:table-cell office:value-type="float" office:value="3682.24">
            <text:p>3682.24</text:p>
          </table:table-cell>
          <table:table-cell table:formula="of:=[.N272]-[.O272]" office:value-type="float" office:value="199.76">
            <text:p>199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264">
            <text:p>264</text:p>
          </table:table-cell>
          <table:table-cell office:value-type="float" office:value="3611">
            <text:p>3611</text:p>
          </table:table-cell>
          <table:table-cell office:value-type="float" office:value="3357.31">
            <text:p>3357.31</text:p>
          </table:table-cell>
          <table:table-cell table:formula="of:=[.T272]-[.U272]" office:value-type="float" office:value="253.69">
            <text:p>253.69</text:p>
          </table:table-cell>
          <table:table-cell office:value-type="float" office:value="3884">
            <text:p>3884</text:p>
          </table:table-cell>
          <table:table-cell/>
          <table:table-cell office:value-type="float" office:value="264">
            <text:p>264</text:p>
          </table:table-cell>
          <table:table-cell office:value-type="float" office:value="3877">
            <text:p>3877</text:p>
          </table:table-cell>
          <table:table-cell office:value-type="float" office:value="3795.19">
            <text:p>3795.19</text:p>
          </table:table-cell>
          <table:table-cell table:formula="of:=[.Z272]-[.AA272]" office:value-type="float" office:value="81.8099999999999">
            <text:p>81.81</text:p>
          </table:table-cell>
          <table:table-cell office:value-type="float" office:value="3884">
            <text:p>3884</text:p>
          </table:table-cell>
          <table:table-cell/>
          <table:table-cell office:value-type="float" office:value="264">
            <text:p>264</text:p>
          </table:table-cell>
          <table:table-cell office:value-type="float" office:value="3882">
            <text:p>3882</text:p>
          </table:table-cell>
          <table:table-cell office:value-type="float" office:value="3396.71">
            <text:p>3396.71</text:p>
          </table:table-cell>
          <table:table-cell table:formula="of:=[.AF272]-[.AG272]" office:value-type="float" office:value="485.29">
            <text:p>485.2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3545">
            <text:p>3545</text:p>
          </table:table-cell>
          <table:table-cell office:value-type="float" office:value="3030.37">
            <text:p>3030.37</text:p>
          </table:table-cell>
          <table:table-cell table:formula="of:=[.B273]-[.C273]" office:value-type="float" office:value="514.63">
            <text:p>514.63</text:p>
          </table:table-cell>
          <table:table-cell office:value-type="float" office:value="3884">
            <text:p>3884</text:p>
          </table:table-cell>
          <table:table-cell/>
          <table:table-cell office:value-type="float" office:value="265">
            <text:p>265</text:p>
          </table:table-cell>
          <table:table-cell office:value-type="float" office:value="3398">
            <text:p>3398</text:p>
          </table:table-cell>
          <table:table-cell office:value-type="float" office:value="2871.03">
            <text:p>2871.03</text:p>
          </table:table-cell>
          <table:table-cell table:formula="of:=[.H273]-[.I273]" office:value-type="float" office:value="526.97">
            <text:p>526.97</text:p>
          </table:table-cell>
          <table:table-cell office:value-type="float" office:value="3884">
            <text:p>3884</text:p>
          </table:table-cell>
          <table:table-cell/>
          <table:table-cell office:value-type="float" office:value="265">
            <text:p>265</text:p>
          </table:table-cell>
          <table:table-cell office:value-type="float" office:value="3882">
            <text:p>3882</text:p>
          </table:table-cell>
          <table:table-cell office:value-type="float" office:value="3714.91">
            <text:p>3714.91</text:p>
          </table:table-cell>
          <table:table-cell table:formula="of:=[.N273]-[.O273]" office:value-type="float" office:value="167.09">
            <text:p>167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265">
            <text:p>265</text:p>
          </table:table-cell>
          <table:table-cell office:value-type="float" office:value="3646">
            <text:p>3646</text:p>
          </table:table-cell>
          <table:table-cell office:value-type="float" office:value="3363.98">
            <text:p>3363.98</text:p>
          </table:table-cell>
          <table:table-cell table:formula="of:=[.T273]-[.U273]" office:value-type="float" office:value="282.02">
            <text:p>282.02</text:p>
          </table:table-cell>
          <table:table-cell office:value-type="float" office:value="3884">
            <text:p>3884</text:p>
          </table:table-cell>
          <table:table-cell/>
          <table:table-cell office:value-type="float" office:value="265">
            <text:p>265</text:p>
          </table:table-cell>
          <table:table-cell office:value-type="float" office:value="3877">
            <text:p>3877</text:p>
          </table:table-cell>
          <table:table-cell office:value-type="float" office:value="3818.3">
            <text:p>3818.3</text:p>
          </table:table-cell>
          <table:table-cell table:formula="of:=[.Z273]-[.AA273]" office:value-type="float" office:value="58.6999999999998">
            <text:p>58.7</text:p>
          </table:table-cell>
          <table:table-cell office:value-type="float" office:value="3884">
            <text:p>3884</text:p>
          </table:table-cell>
          <table:table-cell/>
          <table:table-cell office:value-type="float" office:value="265">
            <text:p>265</text:p>
          </table:table-cell>
          <table:table-cell office:value-type="float" office:value="3882">
            <text:p>3882</text:p>
          </table:table-cell>
          <table:table-cell office:value-type="float" office:value="3553.07">
            <text:p>3553.07</text:p>
          </table:table-cell>
          <table:table-cell table:formula="of:=[.AF273]-[.AG273]" office:value-type="float" office:value="328.93">
            <text:p>328.9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528">
            <text:p>3528</text:p>
          </table:table-cell>
          <table:table-cell office:value-type="float" office:value="3086.99">
            <text:p>3086.99</text:p>
          </table:table-cell>
          <table:table-cell table:formula="of:=[.B274]-[.C274]" office:value-type="float" office:value="441.01">
            <text:p>441.01</text:p>
          </table:table-cell>
          <table:table-cell office:value-type="float" office:value="3884">
            <text:p>3884</text:p>
          </table:table-cell>
          <table:table-cell/>
          <table:table-cell office:value-type="float" office:value="266">
            <text:p>266</text:p>
          </table:table-cell>
          <table:table-cell office:value-type="float" office:value="3398">
            <text:p>3398</text:p>
          </table:table-cell>
          <table:table-cell office:value-type="float" office:value="2882.44">
            <text:p>2882.44</text:p>
          </table:table-cell>
          <table:table-cell table:formula="of:=[.H274]-[.I274]" office:value-type="float" office:value="515.56">
            <text:p>515.56</text:p>
          </table:table-cell>
          <table:table-cell office:value-type="float" office:value="3884">
            <text:p>3884</text:p>
          </table:table-cell>
          <table:table-cell/>
          <table:table-cell office:value-type="float" office:value="266">
            <text:p>266</text:p>
          </table:table-cell>
          <table:table-cell office:value-type="float" office:value="3882">
            <text:p>3882</text:p>
          </table:table-cell>
          <table:table-cell office:value-type="float" office:value="3762.94">
            <text:p>3762.94</text:p>
          </table:table-cell>
          <table:table-cell table:formula="of:=[.N274]-[.O274]" office:value-type="float" office:value="119.06">
            <text:p>119.06</text:p>
          </table:table-cell>
          <table:table-cell office:value-type="float" office:value="3884">
            <text:p>3884</text:p>
          </table:table-cell>
          <table:table-cell/>
          <table:table-cell office:value-type="float" office:value="266">
            <text:p>266</text:p>
          </table:table-cell>
          <table:table-cell office:value-type="float" office:value="3679">
            <text:p>3679</text:p>
          </table:table-cell>
          <table:table-cell office:value-type="float" office:value="3396.14">
            <text:p>3396.14</text:p>
          </table:table-cell>
          <table:table-cell table:formula="of:=[.T274]-[.U274]" office:value-type="float" office:value="282.86">
            <text:p>282.86</text:p>
          </table:table-cell>
          <table:table-cell office:value-type="float" office:value="3884">
            <text:p>3884</text:p>
          </table:table-cell>
          <table:table-cell/>
          <table:table-cell office:value-type="float" office:value="266">
            <text:p>266</text:p>
          </table:table-cell>
          <table:table-cell office:value-type="float" office:value="3877">
            <text:p>3877</text:p>
          </table:table-cell>
          <table:table-cell office:value-type="float" office:value="3817.48">
            <text:p>3817.48</text:p>
          </table:table-cell>
          <table:table-cell table:formula="of:=[.Z274]-[.AA274]" office:value-type="float" office:value="59.52">
            <text:p>59.52</text:p>
          </table:table-cell>
          <table:table-cell office:value-type="float" office:value="3884">
            <text:p>3884</text:p>
          </table:table-cell>
          <table:table-cell/>
          <table:table-cell office:value-type="float" office:value="266">
            <text:p>266</text:p>
          </table:table-cell>
          <table:table-cell office:value-type="float" office:value="3882">
            <text:p>3882</text:p>
          </table:table-cell>
          <table:table-cell office:value-type="float" office:value="3639.28">
            <text:p>3639.28</text:p>
          </table:table-cell>
          <table:table-cell table:formula="of:=[.AF274]-[.AG274]" office:value-type="float" office:value="242.72">
            <text:p>242.7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482">
            <text:p>3482</text:p>
          </table:table-cell>
          <table:table-cell office:value-type="float" office:value="3049.04">
            <text:p>3049.04</text:p>
          </table:table-cell>
          <table:table-cell table:formula="of:=[.B275]-[.C275]" office:value-type="float" office:value="432.96">
            <text:p>432.96</text:p>
          </table:table-cell>
          <table:table-cell office:value-type="float" office:value="3884">
            <text:p>3884</text:p>
          </table:table-cell>
          <table:table-cell/>
          <table:table-cell office:value-type="float" office:value="267">
            <text:p>267</text:p>
          </table:table-cell>
          <table:table-cell office:value-type="float" office:value="3391">
            <text:p>3391</text:p>
          </table:table-cell>
          <table:table-cell office:value-type="float" office:value="2866.24">
            <text:p>2866.24</text:p>
          </table:table-cell>
          <table:table-cell table:formula="of:=[.H275]-[.I275]" office:value-type="float" office:value="524.76">
            <text:p>524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267">
            <text:p>267</text:p>
          </table:table-cell>
          <table:table-cell office:value-type="float" office:value="3882">
            <text:p>3882</text:p>
          </table:table-cell>
          <table:table-cell office:value-type="float" office:value="3789.44">
            <text:p>3789.44</text:p>
          </table:table-cell>
          <table:table-cell table:formula="of:=[.N275]-[.O275]" office:value-type="float" office:value="92.56">
            <text:p>92.56</text:p>
          </table:table-cell>
          <table:table-cell office:value-type="float" office:value="3884">
            <text:p>3884</text:p>
          </table:table-cell>
          <table:table-cell/>
          <table:table-cell office:value-type="float" office:value="267">
            <text:p>267</text:p>
          </table:table-cell>
          <table:table-cell office:value-type="float" office:value="3611">
            <text:p>3611</text:p>
          </table:table-cell>
          <table:table-cell office:value-type="float" office:value="3387.61">
            <text:p>3387.61</text:p>
          </table:table-cell>
          <table:table-cell table:formula="of:=[.T275]-[.U275]" office:value-type="float" office:value="223.39">
            <text:p>223.39</text:p>
          </table:table-cell>
          <table:table-cell office:value-type="float" office:value="3884">
            <text:p>3884</text:p>
          </table:table-cell>
          <table:table-cell/>
          <table:table-cell office:value-type="float" office:value="267">
            <text:p>267</text:p>
          </table:table-cell>
          <table:table-cell office:value-type="float" office:value="3877">
            <text:p>3877</text:p>
          </table:table-cell>
          <table:table-cell office:value-type="float" office:value="3799.28">
            <text:p>3799.28</text:p>
          </table:table-cell>
          <table:table-cell table:formula="of:=[.Z275]-[.AA275]" office:value-type="float" office:value="77.7199999999998">
            <text:p>77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267">
            <text:p>267</text:p>
          </table:table-cell>
          <table:table-cell office:value-type="float" office:value="3882">
            <text:p>3882</text:p>
          </table:table-cell>
          <table:table-cell office:value-type="float" office:value="3680.77">
            <text:p>3680.77</text:p>
          </table:table-cell>
          <table:table-cell table:formula="of:=[.AF275]-[.AG275]" office:value-type="float" office:value="201.23">
            <text:p>201.2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482">
            <text:p>3482</text:p>
          </table:table-cell>
          <table:table-cell office:value-type="float" office:value="3073.1">
            <text:p>3073.1</text:p>
          </table:table-cell>
          <table:table-cell table:formula="of:=[.B276]-[.C276]" office:value-type="float" office:value="408.9">
            <text:p>408.9</text:p>
          </table:table-cell>
          <table:table-cell office:value-type="float" office:value="3884">
            <text:p>3884</text:p>
          </table:table-cell>
          <table:table-cell/>
          <table:table-cell office:value-type="float" office:value="268">
            <text:p>268</text:p>
          </table:table-cell>
          <table:table-cell office:value-type="float" office:value="3391">
            <text:p>3391</text:p>
          </table:table-cell>
          <table:table-cell office:value-type="float" office:value="2947.81">
            <text:p>2947.81</text:p>
          </table:table-cell>
          <table:table-cell table:formula="of:=[.H276]-[.I276]" office:value-type="float" office:value="443.19">
            <text:p>443.19</text:p>
          </table:table-cell>
          <table:table-cell office:value-type="float" office:value="3884">
            <text:p>3884</text:p>
          </table:table-cell>
          <table:table-cell/>
          <table:table-cell office:value-type="float" office:value="268">
            <text:p>268</text:p>
          </table:table-cell>
          <table:table-cell office:value-type="float" office:value="3882">
            <text:p>3882</text:p>
          </table:table-cell>
          <table:table-cell office:value-type="float" office:value="3797.96">
            <text:p>3797.96</text:p>
          </table:table-cell>
          <table:table-cell table:formula="of:=[.N276]-[.O276]" office:value-type="float" office:value="84.04">
            <text:p>84.04</text:p>
          </table:table-cell>
          <table:table-cell office:value-type="float" office:value="3884">
            <text:p>3884</text:p>
          </table:table-cell>
          <table:table-cell/>
          <table:table-cell office:value-type="float" office:value="268">
            <text:p>268</text:p>
          </table:table-cell>
          <table:table-cell office:value-type="float" office:value="3755">
            <text:p>3755</text:p>
          </table:table-cell>
          <table:table-cell office:value-type="float" office:value="3408.42">
            <text:p>3408.42</text:p>
          </table:table-cell>
          <table:table-cell table:formula="of:=[.T276]-[.U276]" office:value-type="float" office:value="346.58">
            <text:p>346.58</text:p>
          </table:table-cell>
          <table:table-cell office:value-type="float" office:value="3884">
            <text:p>3884</text:p>
          </table:table-cell>
          <table:table-cell/>
          <table:table-cell office:value-type="float" office:value="268">
            <text:p>268</text:p>
          </table:table-cell>
          <table:table-cell office:value-type="float" office:value="3877">
            <text:p>3877</text:p>
          </table:table-cell>
          <table:table-cell office:value-type="float" office:value="3808.48">
            <text:p>3808.48</text:p>
          </table:table-cell>
          <table:table-cell table:formula="of:=[.Z276]-[.AA276]" office:value-type="float" office:value="68.52">
            <text:p>68.52</text:p>
          </table:table-cell>
          <table:table-cell office:value-type="float" office:value="3884">
            <text:p>3884</text:p>
          </table:table-cell>
          <table:table-cell/>
          <table:table-cell office:value-type="float" office:value="268">
            <text:p>268</text:p>
          </table:table-cell>
          <table:table-cell office:value-type="float" office:value="3882">
            <text:p>3882</text:p>
          </table:table-cell>
          <table:table-cell office:value-type="float" office:value="3713.82">
            <text:p>3713.82</text:p>
          </table:table-cell>
          <table:table-cell table:formula="of:=[.AF276]-[.AG276]" office:value-type="float" office:value="168.18">
            <text:p>168.1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596">
            <text:p>3596</text:p>
          </table:table-cell>
          <table:table-cell office:value-type="float" office:value="3101.72">
            <text:p>3101.72</text:p>
          </table:table-cell>
          <table:table-cell table:formula="of:=[.B277]-[.C277]" office:value-type="float" office:value="494.28">
            <text:p>494.28</text:p>
          </table:table-cell>
          <table:table-cell office:value-type="float" office:value="3884">
            <text:p>3884</text:p>
          </table:table-cell>
          <table:table-cell/>
          <table:table-cell office:value-type="float" office:value="269">
            <text:p>269</text:p>
          </table:table-cell>
          <table:table-cell office:value-type="float" office:value="3391">
            <text:p>3391</text:p>
          </table:table-cell>
          <table:table-cell office:value-type="float" office:value="2900.65">
            <text:p>2900.65</text:p>
          </table:table-cell>
          <table:table-cell table:formula="of:=[.H277]-[.I277]" office:value-type="float" office:value="490.35">
            <text:p>490.35</text:p>
          </table:table-cell>
          <table:table-cell office:value-type="float" office:value="3884">
            <text:p>3884</text:p>
          </table:table-cell>
          <table:table-cell/>
          <table:table-cell office:value-type="float" office:value="269">
            <text:p>269</text:p>
          </table:table-cell>
          <table:table-cell office:value-type="float" office:value="3882">
            <text:p>3882</text:p>
          </table:table-cell>
          <table:table-cell office:value-type="float" office:value="3761.93">
            <text:p>3761.93</text:p>
          </table:table-cell>
          <table:table-cell table:formula="of:=[.N277]-[.O277]" office:value-type="float" office:value="120.07">
            <text:p>120.07</text:p>
          </table:table-cell>
          <table:table-cell office:value-type="float" office:value="3884">
            <text:p>3884</text:p>
          </table:table-cell>
          <table:table-cell/>
          <table:table-cell office:value-type="float" office:value="269">
            <text:p>269</text:p>
          </table:table-cell>
          <table:table-cell office:value-type="float" office:value="3755">
            <text:p>3755</text:p>
          </table:table-cell>
          <table:table-cell office:value-type="float" office:value="3463.86">
            <text:p>3463.86</text:p>
          </table:table-cell>
          <table:table-cell table:formula="of:=[.T277]-[.U277]" office:value-type="float" office:value="291.14">
            <text:p>291.14</text:p>
          </table:table-cell>
          <table:table-cell office:value-type="float" office:value="3884">
            <text:p>3884</text:p>
          </table:table-cell>
          <table:table-cell/>
          <table:table-cell office:value-type="float" office:value="269">
            <text:p>269</text:p>
          </table:table-cell>
          <table:table-cell office:value-type="float" office:value="3877">
            <text:p>3877</text:p>
          </table:table-cell>
          <table:table-cell office:value-type="float" office:value="3817.56">
            <text:p>3817.56</text:p>
          </table:table-cell>
          <table:table-cell table:formula="of:=[.Z277]-[.AA277]" office:value-type="float" office:value="59.4400000000001">
            <text:p>59.44</text:p>
          </table:table-cell>
          <table:table-cell office:value-type="float" office:value="3884">
            <text:p>3884</text:p>
          </table:table-cell>
          <table:table-cell/>
          <table:table-cell office:value-type="float" office:value="269">
            <text:p>269</text:p>
          </table:table-cell>
          <table:table-cell office:value-type="float" office:value="3882">
            <text:p>3882</text:p>
          </table:table-cell>
          <table:table-cell office:value-type="float" office:value="3740.14">
            <text:p>3740.14</text:p>
          </table:table-cell>
          <table:table-cell table:formula="of:=[.AF277]-[.AG277]" office:value-type="float" office:value="141.86">
            <text:p>141.8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596">
            <text:p>3596</text:p>
          </table:table-cell>
          <table:table-cell office:value-type="float" office:value="3076.6">
            <text:p>3076.6</text:p>
          </table:table-cell>
          <table:table-cell table:formula="of:=[.B278]-[.C278]" office:value-type="float" office:value="519.4">
            <text:p>519.4</text:p>
          </table:table-cell>
          <table:table-cell office:value-type="float" office:value="3884">
            <text:p>3884</text:p>
          </table:table-cell>
          <table:table-cell/>
          <table:table-cell office:value-type="float" office:value="270">
            <text:p>270</text:p>
          </table:table-cell>
          <table:table-cell office:value-type="float" office:value="3437">
            <text:p>3437</text:p>
          </table:table-cell>
          <table:table-cell office:value-type="float" office:value="2924">
            <text:p>2924</text:p>
          </table:table-cell>
          <table:table-cell table:formula="of:=[.H278]-[.I278]" office:value-type="float" office:value="513">
            <text:p>513</text:p>
          </table:table-cell>
          <table:table-cell office:value-type="float" office:value="3884">
            <text:p>3884</text:p>
          </table:table-cell>
          <table:table-cell/>
          <table:table-cell office:value-type="float" office:value="270">
            <text:p>270</text:p>
          </table:table-cell>
          <table:table-cell office:value-type="float" office:value="3882">
            <text:p>3882</text:p>
          </table:table-cell>
          <table:table-cell office:value-type="float" office:value="3785.13">
            <text:p>3785.13</text:p>
          </table:table-cell>
          <table:table-cell table:formula="of:=[.N278]-[.O278]" office:value-type="float" office:value="96.8699999999999">
            <text:p>96.87</text:p>
          </table:table-cell>
          <table:table-cell office:value-type="float" office:value="3884">
            <text:p>3884</text:p>
          </table:table-cell>
          <table:table-cell/>
          <table:table-cell office:value-type="float" office:value="270">
            <text:p>270</text:p>
          </table:table-cell>
          <table:table-cell office:value-type="float" office:value="3755">
            <text:p>3755</text:p>
          </table:table-cell>
          <table:table-cell office:value-type="float" office:value="3477.21">
            <text:p>3477.21</text:p>
          </table:table-cell>
          <table:table-cell table:formula="of:=[.T278]-[.U278]" office:value-type="float" office:value="277.79">
            <text:p>277.79</text:p>
          </table:table-cell>
          <table:table-cell office:value-type="float" office:value="3884">
            <text:p>3884</text:p>
          </table:table-cell>
          <table:table-cell/>
          <table:table-cell office:value-type="float" office:value="270">
            <text:p>270</text:p>
          </table:table-cell>
          <table:table-cell office:value-type="float" office:value="3877">
            <text:p>3877</text:p>
          </table:table-cell>
          <table:table-cell office:value-type="float" office:value="3823.78">
            <text:p>3823.78</text:p>
          </table:table-cell>
          <table:table-cell table:formula="of:=[.Z278]-[.AA278]" office:value-type="float" office:value="53.2199999999998">
            <text:p>53.22</text:p>
          </table:table-cell>
          <table:table-cell office:value-type="float" office:value="3884">
            <text:p>3884</text:p>
          </table:table-cell>
          <table:table-cell/>
          <table:table-cell office:value-type="float" office:value="270">
            <text:p>270</text:p>
          </table:table-cell>
          <table:table-cell office:value-type="float" office:value="3882">
            <text:p>3882</text:p>
          </table:table-cell>
          <table:table-cell office:value-type="float" office:value="3769.45">
            <text:p>3769.45</text:p>
          </table:table-cell>
          <table:table-cell table:formula="of:=[.AF278]-[.AG278]" office:value-type="float" office:value="112.55">
            <text:p>112.5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605">
            <text:p>3605</text:p>
          </table:table-cell>
          <table:table-cell office:value-type="float" office:value="3044.92">
            <text:p>3044.92</text:p>
          </table:table-cell>
          <table:table-cell table:formula="of:=[.B279]-[.C279]" office:value-type="float" office:value="560.08">
            <text:p>560.08</text:p>
          </table:table-cell>
          <table:table-cell office:value-type="float" office:value="3884">
            <text:p>3884</text:p>
          </table:table-cell>
          <table:table-cell/>
          <table:table-cell office:value-type="float" office:value="271">
            <text:p>271</text:p>
          </table:table-cell>
          <table:table-cell office:value-type="float" office:value="3437">
            <text:p>3437</text:p>
          </table:table-cell>
          <table:table-cell office:value-type="float" office:value="2889.15">
            <text:p>2889.15</text:p>
          </table:table-cell>
          <table:table-cell table:formula="of:=[.H279]-[.I279]" office:value-type="float" office:value="547.85">
            <text:p>547.85</text:p>
          </table:table-cell>
          <table:table-cell office:value-type="float" office:value="3884">
            <text:p>3884</text:p>
          </table:table-cell>
          <table:table-cell/>
          <table:table-cell office:value-type="float" office:value="271">
            <text:p>271</text:p>
          </table:table-cell>
          <table:table-cell office:value-type="float" office:value="3882">
            <text:p>3882</text:p>
          </table:table-cell>
          <table:table-cell office:value-type="float" office:value="3720.25">
            <text:p>3720.25</text:p>
          </table:table-cell>
          <table:table-cell table:formula="of:=[.N279]-[.O279]" office:value-type="float" office:value="161.75">
            <text:p>161.75</text:p>
          </table:table-cell>
          <table:table-cell office:value-type="float" office:value="3884">
            <text:p>3884</text:p>
          </table:table-cell>
          <table:table-cell/>
          <table:table-cell office:value-type="float" office:value="271">
            <text:p>271</text:p>
          </table:table-cell>
          <table:table-cell office:value-type="float" office:value="3755">
            <text:p>3755</text:p>
          </table:table-cell>
          <table:table-cell office:value-type="float" office:value="3520.73">
            <text:p>3520.73</text:p>
          </table:table-cell>
          <table:table-cell table:formula="of:=[.T279]-[.U279]" office:value-type="float" office:value="234.27">
            <text:p>234.27</text:p>
          </table:table-cell>
          <table:table-cell office:value-type="float" office:value="3884">
            <text:p>3884</text:p>
          </table:table-cell>
          <table:table-cell/>
          <table:table-cell office:value-type="float" office:value="271">
            <text:p>271</text:p>
          </table:table-cell>
          <table:table-cell office:value-type="float" office:value="3877">
            <text:p>3877</text:p>
          </table:table-cell>
          <table:table-cell office:value-type="float" office:value="3816.97">
            <text:p>3816.97</text:p>
          </table:table-cell>
          <table:table-cell table:formula="of:=[.Z279]-[.AA279]" office:value-type="float" office:value="60.0300000000002">
            <text:p>60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271">
            <text:p>271</text:p>
          </table:table-cell>
          <table:table-cell office:value-type="float" office:value="3882">
            <text:p>3882</text:p>
          </table:table-cell>
          <table:table-cell office:value-type="float" office:value="2389.61">
            <text:p>2389.61</text:p>
          </table:table-cell>
          <table:table-cell table:formula="of:=[.AF279]-[.AG279]" office:value-type="float" office:value="1492.39">
            <text:p>1492.3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470">
            <text:p>3470</text:p>
          </table:table-cell>
          <table:table-cell office:value-type="float" office:value="3095.33">
            <text:p>3095.33</text:p>
          </table:table-cell>
          <table:table-cell table:formula="of:=[.B280]-[.C280]" office:value-type="float" office:value="374.67">
            <text:p>374.67</text:p>
          </table:table-cell>
          <table:table-cell office:value-type="float" office:value="3884">
            <text:p>3884</text:p>
          </table:table-cell>
          <table:table-cell/>
          <table:table-cell office:value-type="float" office:value="272">
            <text:p>272</text:p>
          </table:table-cell>
          <table:table-cell office:value-type="float" office:value="3551">
            <text:p>3551</text:p>
          </table:table-cell>
          <table:table-cell office:value-type="float" office:value="2879.15">
            <text:p>2879.15</text:p>
          </table:table-cell>
          <table:table-cell table:formula="of:=[.H280]-[.I280]" office:value-type="float" office:value="671.85">
            <text:p>671.85</text:p>
          </table:table-cell>
          <table:table-cell office:value-type="float" office:value="3884">
            <text:p>3884</text:p>
          </table:table-cell>
          <table:table-cell/>
          <table:table-cell office:value-type="float" office:value="272">
            <text:p>272</text:p>
          </table:table-cell>
          <table:table-cell office:value-type="float" office:value="3882">
            <text:p>3882</text:p>
          </table:table-cell>
          <table:table-cell office:value-type="float" office:value="3746.67">
            <text:p>3746.67</text:p>
          </table:table-cell>
          <table:table-cell table:formula="of:=[.N280]-[.O280]" office:value-type="float" office:value="135.33">
            <text:p>135.33</text:p>
          </table:table-cell>
          <table:table-cell office:value-type="float" office:value="3884">
            <text:p>3884</text:p>
          </table:table-cell>
          <table:table-cell/>
          <table:table-cell office:value-type="float" office:value="272">
            <text:p>272</text:p>
          </table:table-cell>
          <table:table-cell office:value-type="float" office:value="3755">
            <text:p>3755</text:p>
          </table:table-cell>
          <table:table-cell office:value-type="float" office:value="3489.52">
            <text:p>3489.52</text:p>
          </table:table-cell>
          <table:table-cell table:formula="of:=[.T280]-[.U280]" office:value-type="float" office:value="265.48">
            <text:p>265.48</text:p>
          </table:table-cell>
          <table:table-cell office:value-type="float" office:value="3884">
            <text:p>3884</text:p>
          </table:table-cell>
          <table:table-cell/>
          <table:table-cell office:value-type="float" office:value="272">
            <text:p>272</text:p>
          </table:table-cell>
          <table:table-cell office:value-type="float" office:value="3877">
            <text:p>3877</text:p>
          </table:table-cell>
          <table:table-cell office:value-type="float" office:value="3818.01">
            <text:p>3818.01</text:p>
          </table:table-cell>
          <table:table-cell table:formula="of:=[.Z280]-[.AA280]" office:value-type="float" office:value="58.9899999999998">
            <text:p>58.99</text:p>
          </table:table-cell>
          <table:table-cell office:value-type="float" office:value="3884">
            <text:p>3884</text:p>
          </table:table-cell>
          <table:table-cell/>
          <table:table-cell office:value-type="float" office:value="272">
            <text:p>272</text:p>
          </table:table-cell>
          <table:table-cell office:value-type="float" office:value="3882">
            <text:p>3882</text:p>
          </table:table-cell>
          <table:table-cell office:value-type="float" office:value="2537.11">
            <text:p>2537.11</text:p>
          </table:table-cell>
          <table:table-cell table:formula="of:=[.AF280]-[.AG280]" office:value-type="float" office:value="1344.89">
            <text:p>1344.8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490">
            <text:p>3490</text:p>
          </table:table-cell>
          <table:table-cell office:value-type="float" office:value="3048.67">
            <text:p>3048.67</text:p>
          </table:table-cell>
          <table:table-cell table:formula="of:=[.B281]-[.C281]" office:value-type="float" office:value="441.33">
            <text:p>441.33</text:p>
          </table:table-cell>
          <table:table-cell office:value-type="float" office:value="3884">
            <text:p>3884</text:p>
          </table:table-cell>
          <table:table-cell/>
          <table:table-cell office:value-type="float" office:value="273">
            <text:p>273</text:p>
          </table:table-cell>
          <table:table-cell office:value-type="float" office:value="3568">
            <text:p>3568</text:p>
          </table:table-cell>
          <table:table-cell office:value-type="float" office:value="2813.52">
            <text:p>2813.52</text:p>
          </table:table-cell>
          <table:table-cell table:formula="of:=[.H281]-[.I281]" office:value-type="float" office:value="754.48">
            <text:p>754.48</text:p>
          </table:table-cell>
          <table:table-cell office:value-type="float" office:value="3884">
            <text:p>3884</text:p>
          </table:table-cell>
          <table:table-cell/>
          <table:table-cell office:value-type="float" office:value="273">
            <text:p>273</text:p>
          </table:table-cell>
          <table:table-cell office:value-type="float" office:value="3882">
            <text:p>3882</text:p>
          </table:table-cell>
          <table:table-cell office:value-type="float" office:value="3772.67">
            <text:p>3772.67</text:p>
          </table:table-cell>
          <table:table-cell table:formula="of:=[.N281]-[.O281]" office:value-type="float" office:value="109.33">
            <text:p>109.33</text:p>
          </table:table-cell>
          <table:table-cell office:value-type="float" office:value="3884">
            <text:p>3884</text:p>
          </table:table-cell>
          <table:table-cell/>
          <table:table-cell office:value-type="float" office:value="273">
            <text:p>273</text:p>
          </table:table-cell>
          <table:table-cell office:value-type="float" office:value="3755">
            <text:p>3755</text:p>
          </table:table-cell>
          <table:table-cell office:value-type="float" office:value="3472.54">
            <text:p>3472.54</text:p>
          </table:table-cell>
          <table:table-cell table:formula="of:=[.T281]-[.U281]" office:value-type="float" office:value="282.46">
            <text:p>282.46</text:p>
          </table:table-cell>
          <table:table-cell office:value-type="float" office:value="3884">
            <text:p>3884</text:p>
          </table:table-cell>
          <table:table-cell/>
          <table:table-cell office:value-type="float" office:value="273">
            <text:p>273</text:p>
          </table:table-cell>
          <table:table-cell office:value-type="float" office:value="3877">
            <text:p>3877</text:p>
          </table:table-cell>
          <table:table-cell office:value-type="float" office:value="3824.94">
            <text:p>3824.94</text:p>
          </table:table-cell>
          <table:table-cell table:formula="of:=[.Z281]-[.AA281]" office:value-type="float" office:value="52.0599999999999">
            <text:p>52.06</text:p>
          </table:table-cell>
          <table:table-cell office:value-type="float" office:value="3884">
            <text:p>3884</text:p>
          </table:table-cell>
          <table:table-cell/>
          <table:table-cell office:value-type="float" office:value="273">
            <text:p>273</text:p>
          </table:table-cell>
          <table:table-cell office:value-type="float" office:value="3882">
            <text:p>3882</text:p>
          </table:table-cell>
          <table:table-cell office:value-type="float" office:value="2627.23">
            <text:p>2627.23</text:p>
          </table:table-cell>
          <table:table-cell table:formula="of:=[.AF281]-[.AG281]" office:value-type="float" office:value="1254.77">
            <text:p>1254.7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534">
            <text:p>3534</text:p>
          </table:table-cell>
          <table:table-cell office:value-type="float" office:value="3017.05">
            <text:p>3017.05</text:p>
          </table:table-cell>
          <table:table-cell table:formula="of:=[.B282]-[.C282]" office:value-type="float" office:value="516.95">
            <text:p>516.95</text:p>
          </table:table-cell>
          <table:table-cell office:value-type="float" office:value="3884">
            <text:p>3884</text:p>
          </table:table-cell>
          <table:table-cell/>
          <table:table-cell office:value-type="float" office:value="274">
            <text:p>274</text:p>
          </table:table-cell>
          <table:table-cell office:value-type="float" office:value="3568">
            <text:p>3568</text:p>
          </table:table-cell>
          <table:table-cell office:value-type="float" office:value="2811.43">
            <text:p>2811.43</text:p>
          </table:table-cell>
          <table:table-cell table:formula="of:=[.H282]-[.I282]" office:value-type="float" office:value="756.57">
            <text:p>756.57</text:p>
          </table:table-cell>
          <table:table-cell office:value-type="float" office:value="3884">
            <text:p>3884</text:p>
          </table:table-cell>
          <table:table-cell/>
          <table:table-cell office:value-type="float" office:value="274">
            <text:p>274</text:p>
          </table:table-cell>
          <table:table-cell office:value-type="float" office:value="3882">
            <text:p>3882</text:p>
          </table:table-cell>
          <table:table-cell office:value-type="float" office:value="3785.96">
            <text:p>3785.96</text:p>
          </table:table-cell>
          <table:table-cell table:formula="of:=[.N282]-[.O282]" office:value-type="float" office:value="96.04">
            <text:p>96.04</text:p>
          </table:table-cell>
          <table:table-cell office:value-type="float" office:value="3884">
            <text:p>3884</text:p>
          </table:table-cell>
          <table:table-cell/>
          <table:table-cell office:value-type="float" office:value="274">
            <text:p>274</text:p>
          </table:table-cell>
          <table:table-cell office:value-type="float" office:value="3768">
            <text:p>3768</text:p>
          </table:table-cell>
          <table:table-cell office:value-type="float" office:value="3495.38">
            <text:p>3495.38</text:p>
          </table:table-cell>
          <table:table-cell table:formula="of:=[.T282]-[.U282]" office:value-type="float" office:value="272.62">
            <text:p>272.62</text:p>
          </table:table-cell>
          <table:table-cell office:value-type="float" office:value="3884">
            <text:p>3884</text:p>
          </table:table-cell>
          <table:table-cell/>
          <table:table-cell office:value-type="float" office:value="274">
            <text:p>274</text:p>
          </table:table-cell>
          <table:table-cell office:value-type="float" office:value="3877">
            <text:p>3877</text:p>
          </table:table-cell>
          <table:table-cell office:value-type="float" office:value="3808.52">
            <text:p>3808.52</text:p>
          </table:table-cell>
          <table:table-cell table:formula="of:=[.Z282]-[.AA282]" office:value-type="float" office:value="68.48">
            <text:p>68.48</text:p>
          </table:table-cell>
          <table:table-cell office:value-type="float" office:value="3884">
            <text:p>3884</text:p>
          </table:table-cell>
          <table:table-cell/>
          <table:table-cell office:value-type="float" office:value="274">
            <text:p>274</text:p>
          </table:table-cell>
          <table:table-cell office:value-type="float" office:value="3882">
            <text:p>3882</text:p>
          </table:table-cell>
          <table:table-cell office:value-type="float" office:value="2749.5">
            <text:p>2749.5</text:p>
          </table:table-cell>
          <table:table-cell table:formula="of:=[.AF282]-[.AG282]" office:value-type="float" office:value="1132.5">
            <text:p>1132.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534">
            <text:p>3534</text:p>
          </table:table-cell>
          <table:table-cell office:value-type="float" office:value="2982.85">
            <text:p>2982.85</text:p>
          </table:table-cell>
          <table:table-cell table:formula="of:=[.B283]-[.C283]" office:value-type="float" office:value="551.15">
            <text:p>551.15</text:p>
          </table:table-cell>
          <table:table-cell office:value-type="float" office:value="3884">
            <text:p>3884</text:p>
          </table:table-cell>
          <table:table-cell/>
          <table:table-cell office:value-type="float" office:value="275">
            <text:p>275</text:p>
          </table:table-cell>
          <table:table-cell office:value-type="float" office:value="3568">
            <text:p>3568</text:p>
          </table:table-cell>
          <table:table-cell office:value-type="float" office:value="2861.36">
            <text:p>2861.36</text:p>
          </table:table-cell>
          <table:table-cell table:formula="of:=[.H283]-[.I283]" office:value-type="float" office:value="706.64">
            <text:p>706.64</text:p>
          </table:table-cell>
          <table:table-cell office:value-type="float" office:value="3884">
            <text:p>3884</text:p>
          </table:table-cell>
          <table:table-cell/>
          <table:table-cell office:value-type="float" office:value="275">
            <text:p>275</text:p>
          </table:table-cell>
          <table:table-cell office:value-type="float" office:value="3882">
            <text:p>3882</text:p>
          </table:table-cell>
          <table:table-cell office:value-type="float" office:value="3664.79">
            <text:p>3664.79</text:p>
          </table:table-cell>
          <table:table-cell table:formula="of:=[.N283]-[.O283]" office:value-type="float" office:value="217.21">
            <text:p>217.21</text:p>
          </table:table-cell>
          <table:table-cell office:value-type="float" office:value="3884">
            <text:p>3884</text:p>
          </table:table-cell>
          <table:table-cell/>
          <table:table-cell office:value-type="float" office:value="275">
            <text:p>275</text:p>
          </table:table-cell>
          <table:table-cell office:value-type="float" office:value="3767">
            <text:p>3767</text:p>
          </table:table-cell>
          <table:table-cell office:value-type="float" office:value="3565.15">
            <text:p>3565.15</text:p>
          </table:table-cell>
          <table:table-cell table:formula="of:=[.T283]-[.U283]" office:value-type="float" office:value="201.85">
            <text:p>201.85</text:p>
          </table:table-cell>
          <table:table-cell office:value-type="float" office:value="3884">
            <text:p>3884</text:p>
          </table:table-cell>
          <table:table-cell/>
          <table:table-cell office:value-type="float" office:value="275">
            <text:p>275</text:p>
          </table:table-cell>
          <table:table-cell office:value-type="float" office:value="3877">
            <text:p>3877</text:p>
          </table:table-cell>
          <table:table-cell office:value-type="float" office:value="3822.27">
            <text:p>3822.27</text:p>
          </table:table-cell>
          <table:table-cell table:formula="of:=[.Z283]-[.AA283]" office:value-type="float" office:value="54.73">
            <text:p>54.73</text:p>
          </table:table-cell>
          <table:table-cell office:value-type="float" office:value="3884">
            <text:p>3884</text:p>
          </table:table-cell>
          <table:table-cell/>
          <table:table-cell office:value-type="float" office:value="275">
            <text:p>275</text:p>
          </table:table-cell>
          <table:table-cell office:value-type="float" office:value="3882">
            <text:p>3882</text:p>
          </table:table-cell>
          <table:table-cell office:value-type="float" office:value="2841.81">
            <text:p>2841.81</text:p>
          </table:table-cell>
          <table:table-cell table:formula="of:=[.AF283]-[.AG283]" office:value-type="float" office:value="1040.19">
            <text:p>1040.1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3511">
            <text:p>3511</text:p>
          </table:table-cell>
          <table:table-cell office:value-type="float" office:value="3015.27">
            <text:p>3015.27</text:p>
          </table:table-cell>
          <table:table-cell table:formula="of:=[.B284]-[.C284]" office:value-type="float" office:value="495.73">
            <text:p>495.73</text:p>
          </table:table-cell>
          <table:table-cell office:value-type="float" office:value="3884">
            <text:p>3884</text:p>
          </table:table-cell>
          <table:table-cell/>
          <table:table-cell office:value-type="float" office:value="276">
            <text:p>276</text:p>
          </table:table-cell>
          <table:table-cell office:value-type="float" office:value="3568">
            <text:p>3568</text:p>
          </table:table-cell>
          <table:table-cell office:value-type="float" office:value="2877.75">
            <text:p>2877.75</text:p>
          </table:table-cell>
          <table:table-cell table:formula="of:=[.H284]-[.I284]" office:value-type="float" office:value="690.25">
            <text:p>690.25</text:p>
          </table:table-cell>
          <table:table-cell office:value-type="float" office:value="3884">
            <text:p>3884</text:p>
          </table:table-cell>
          <table:table-cell/>
          <table:table-cell office:value-type="float" office:value="276">
            <text:p>276</text:p>
          </table:table-cell>
          <table:table-cell office:value-type="float" office:value="3882">
            <text:p>3882</text:p>
          </table:table-cell>
          <table:table-cell office:value-type="float" office:value="3793.08">
            <text:p>3793.08</text:p>
          </table:table-cell>
          <table:table-cell table:formula="of:=[.N284]-[.O284]" office:value-type="float" office:value="88.9200000000001">
            <text:p>88.92</text:p>
          </table:table-cell>
          <table:table-cell office:value-type="float" office:value="3884">
            <text:p>3884</text:p>
          </table:table-cell>
          <table:table-cell/>
          <table:table-cell office:value-type="float" office:value="276">
            <text:p>276</text:p>
          </table:table-cell>
          <table:table-cell office:value-type="float" office:value="3818">
            <text:p>3818</text:p>
          </table:table-cell>
          <table:table-cell office:value-type="float" office:value="3598.87">
            <text:p>3598.87</text:p>
          </table:table-cell>
          <table:table-cell table:formula="of:=[.T284]-[.U284]" office:value-type="float" office:value="219.13">
            <text:p>219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276">
            <text:p>276</text:p>
          </table:table-cell>
          <table:table-cell office:value-type="float" office:value="3877">
            <text:p>3877</text:p>
          </table:table-cell>
          <table:table-cell office:value-type="float" office:value="3806.05">
            <text:p>3806.05</text:p>
          </table:table-cell>
          <table:table-cell table:formula="of:=[.Z284]-[.AA284]" office:value-type="float" office:value="70.9499999999998">
            <text:p>70.95</text:p>
          </table:table-cell>
          <table:table-cell office:value-type="float" office:value="3884">
            <text:p>3884</text:p>
          </table:table-cell>
          <table:table-cell/>
          <table:table-cell office:value-type="float" office:value="276">
            <text:p>276</text:p>
          </table:table-cell>
          <table:table-cell office:value-type="float" office:value="3882">
            <text:p>3882</text:p>
          </table:table-cell>
          <table:table-cell office:value-type="float" office:value="2927">
            <text:p>2927</text:p>
          </table:table-cell>
          <table:table-cell table:formula="of:=[.AF284]-[.AG284]" office:value-type="float" office:value="955">
            <text:p>95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449">
            <text:p>3449</text:p>
          </table:table-cell>
          <table:table-cell office:value-type="float" office:value="3022.08">
            <text:p>3022.08</text:p>
          </table:table-cell>
          <table:table-cell table:formula="of:=[.B285]-[.C285]" office:value-type="float" office:value="426.92">
            <text:p>426.92</text:p>
          </table:table-cell>
          <table:table-cell office:value-type="float" office:value="3884">
            <text:p>3884</text:p>
          </table:table-cell>
          <table:table-cell/>
          <table:table-cell office:value-type="float" office:value="277">
            <text:p>277</text:p>
          </table:table-cell>
          <table:table-cell office:value-type="float" office:value="3363">
            <text:p>3363</text:p>
          </table:table-cell>
          <table:table-cell office:value-type="float" office:value="2881.74">
            <text:p>2881.74</text:p>
          </table:table-cell>
          <table:table-cell table:formula="of:=[.H285]-[.I285]" office:value-type="float" office:value="481.26">
            <text:p>481.26</text:p>
          </table:table-cell>
          <table:table-cell office:value-type="float" office:value="3884">
            <text:p>3884</text:p>
          </table:table-cell>
          <table:table-cell/>
          <table:table-cell office:value-type="float" office:value="277">
            <text:p>277</text:p>
          </table:table-cell>
          <table:table-cell office:value-type="float" office:value="3882">
            <text:p>3882</text:p>
          </table:table-cell>
          <table:table-cell office:value-type="float" office:value="3774.74">
            <text:p>3774.74</text:p>
          </table:table-cell>
          <table:table-cell table:formula="of:=[.N285]-[.O285]" office:value-type="float" office:value="107.26">
            <text:p>107.26</text:p>
          </table:table-cell>
          <table:table-cell office:value-type="float" office:value="3884">
            <text:p>3884</text:p>
          </table:table-cell>
          <table:table-cell/>
          <table:table-cell office:value-type="float" office:value="277">
            <text:p>277</text:p>
          </table:table-cell>
          <table:table-cell office:value-type="float" office:value="3818">
            <text:p>3818</text:p>
          </table:table-cell>
          <table:table-cell office:value-type="float" office:value="3620.77">
            <text:p>3620.77</text:p>
          </table:table-cell>
          <table:table-cell table:formula="of:=[.T285]-[.U285]" office:value-type="float" office:value="197.23">
            <text:p>197.23</text:p>
          </table:table-cell>
          <table:table-cell office:value-type="float" office:value="3884">
            <text:p>3884</text:p>
          </table:table-cell>
          <table:table-cell/>
          <table:table-cell office:value-type="float" office:value="277">
            <text:p>277</text:p>
          </table:table-cell>
          <table:table-cell office:value-type="float" office:value="3877">
            <text:p>3877</text:p>
          </table:table-cell>
          <table:table-cell office:value-type="float" office:value="3830.18">
            <text:p>3830.18</text:p>
          </table:table-cell>
          <table:table-cell table:formula="of:=[.Z285]-[.AA285]" office:value-type="float" office:value="46.8200000000002">
            <text:p>46.82</text:p>
          </table:table-cell>
          <table:table-cell office:value-type="float" office:value="3884">
            <text:p>3884</text:p>
          </table:table-cell>
          <table:table-cell/>
          <table:table-cell office:value-type="float" office:value="277">
            <text:p>277</text:p>
          </table:table-cell>
          <table:table-cell office:value-type="float" office:value="3882">
            <text:p>3882</text:p>
          </table:table-cell>
          <table:table-cell office:value-type="float" office:value="3050.16">
            <text:p>3050.16</text:p>
          </table:table-cell>
          <table:table-cell table:formula="of:=[.AF285]-[.AG285]" office:value-type="float" office:value="831.84">
            <text:p>831.8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445">
            <text:p>3445</text:p>
          </table:table-cell>
          <table:table-cell office:value-type="float" office:value="3012.81">
            <text:p>3012.81</text:p>
          </table:table-cell>
          <table:table-cell table:formula="of:=[.B286]-[.C286]" office:value-type="float" office:value="432.19">
            <text:p>432.19</text:p>
          </table:table-cell>
          <table:table-cell office:value-type="float" office:value="3884">
            <text:p>3884</text:p>
          </table:table-cell>
          <table:table-cell/>
          <table:table-cell office:value-type="float" office:value="278">
            <text:p>278</text:p>
          </table:table-cell>
          <table:table-cell office:value-type="float" office:value="3421">
            <text:p>3421</text:p>
          </table:table-cell>
          <table:table-cell office:value-type="float" office:value="2868.19">
            <text:p>2868.19</text:p>
          </table:table-cell>
          <table:table-cell table:formula="of:=[.H286]-[.I286]" office:value-type="float" office:value="552.81">
            <text:p>552.81</text:p>
          </table:table-cell>
          <table:table-cell office:value-type="float" office:value="3884">
            <text:p>3884</text:p>
          </table:table-cell>
          <table:table-cell/>
          <table:table-cell office:value-type="float" office:value="278">
            <text:p>278</text:p>
          </table:table-cell>
          <table:table-cell office:value-type="float" office:value="3882">
            <text:p>3882</text:p>
          </table:table-cell>
          <table:table-cell office:value-type="float" office:value="3773.44">
            <text:p>3773.44</text:p>
          </table:table-cell>
          <table:table-cell table:formula="of:=[.N286]-[.O286]" office:value-type="float" office:value="108.56">
            <text:p>108.56</text:p>
          </table:table-cell>
          <table:table-cell office:value-type="float" office:value="3884">
            <text:p>3884</text:p>
          </table:table-cell>
          <table:table-cell/>
          <table:table-cell office:value-type="float" office:value="278">
            <text:p>278</text:p>
          </table:table-cell>
          <table:table-cell office:value-type="float" office:value="3818">
            <text:p>3818</text:p>
          </table:table-cell>
          <table:table-cell office:value-type="float" office:value="3640.4">
            <text:p>3640.4</text:p>
          </table:table-cell>
          <table:table-cell table:formula="of:=[.T286]-[.U286]" office:value-type="float" office:value="177.6">
            <text:p>177.6</text:p>
          </table:table-cell>
          <table:table-cell office:value-type="float" office:value="3884">
            <text:p>3884</text:p>
          </table:table-cell>
          <table:table-cell/>
          <table:table-cell office:value-type="float" office:value="278">
            <text:p>278</text:p>
          </table:table-cell>
          <table:table-cell office:value-type="float" office:value="3877">
            <text:p>3877</text:p>
          </table:table-cell>
          <table:table-cell office:value-type="float" office:value="3816.86">
            <text:p>3816.86</text:p>
          </table:table-cell>
          <table:table-cell table:formula="of:=[.Z286]-[.AA286]" office:value-type="float" office:value="60.1399999999999">
            <text:p>60.14</text:p>
          </table:table-cell>
          <table:table-cell office:value-type="float" office:value="3884">
            <text:p>3884</text:p>
          </table:table-cell>
          <table:table-cell/>
          <table:table-cell office:value-type="float" office:value="278">
            <text:p>278</text:p>
          </table:table-cell>
          <table:table-cell office:value-type="float" office:value="3882">
            <text:p>3882</text:p>
          </table:table-cell>
          <table:table-cell office:value-type="float" office:value="3190.68">
            <text:p>3190.68</text:p>
          </table:table-cell>
          <table:table-cell table:formula="of:=[.AF286]-[.AG286]" office:value-type="float" office:value="691.32">
            <text:p>691.3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443">
            <text:p>3443</text:p>
          </table:table-cell>
          <table:table-cell office:value-type="float" office:value="3017.08">
            <text:p>3017.08</text:p>
          </table:table-cell>
          <table:table-cell table:formula="of:=[.B287]-[.C287]" office:value-type="float" office:value="425.92">
            <text:p>425.92</text:p>
          </table:table-cell>
          <table:table-cell office:value-type="float" office:value="3884">
            <text:p>3884</text:p>
          </table:table-cell>
          <table:table-cell/>
          <table:table-cell office:value-type="float" office:value="279">
            <text:p>279</text:p>
          </table:table-cell>
          <table:table-cell office:value-type="float" office:value="3566">
            <text:p>3566</text:p>
          </table:table-cell>
          <table:table-cell office:value-type="float" office:value="2823.28">
            <text:p>2823.28</text:p>
          </table:table-cell>
          <table:table-cell table:formula="of:=[.H287]-[.I287]" office:value-type="float" office:value="742.72">
            <text:p>742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279">
            <text:p>279</text:p>
          </table:table-cell>
          <table:table-cell office:value-type="float" office:value="3882">
            <text:p>3882</text:p>
          </table:table-cell>
          <table:table-cell office:value-type="float" office:value="3777.96">
            <text:p>3777.96</text:p>
          </table:table-cell>
          <table:table-cell table:formula="of:=[.N287]-[.O287]" office:value-type="float" office:value="104.04">
            <text:p>104.04</text:p>
          </table:table-cell>
          <table:table-cell office:value-type="float" office:value="3884">
            <text:p>3884</text:p>
          </table:table-cell>
          <table:table-cell/>
          <table:table-cell office:value-type="float" office:value="279">
            <text:p>279</text:p>
          </table:table-cell>
          <table:table-cell office:value-type="float" office:value="3818">
            <text:p>3818</text:p>
          </table:table-cell>
          <table:table-cell office:value-type="float" office:value="3570.94">
            <text:p>3570.94</text:p>
          </table:table-cell>
          <table:table-cell table:formula="of:=[.T287]-[.U287]" office:value-type="float" office:value="247.06">
            <text:p>247.06</text:p>
          </table:table-cell>
          <table:table-cell office:value-type="float" office:value="3884">
            <text:p>3884</text:p>
          </table:table-cell>
          <table:table-cell/>
          <table:table-cell office:value-type="float" office:value="279">
            <text:p>279</text:p>
          </table:table-cell>
          <table:table-cell office:value-type="float" office:value="3877">
            <text:p>3877</text:p>
          </table:table-cell>
          <table:table-cell office:value-type="float" office:value="3793.11">
            <text:p>3793.11</text:p>
          </table:table-cell>
          <table:table-cell table:formula="of:=[.Z287]-[.AA287]" office:value-type="float" office:value="83.8899999999999">
            <text:p>83.89</text:p>
          </table:table-cell>
          <table:table-cell office:value-type="float" office:value="3884">
            <text:p>3884</text:p>
          </table:table-cell>
          <table:table-cell/>
          <table:table-cell office:value-type="float" office:value="279">
            <text:p>279</text:p>
          </table:table-cell>
          <table:table-cell office:value-type="float" office:value="3882">
            <text:p>3882</text:p>
          </table:table-cell>
          <table:table-cell office:value-type="float" office:value="3339.04">
            <text:p>3339.04</text:p>
          </table:table-cell>
          <table:table-cell table:formula="of:=[.AF287]-[.AG287]" office:value-type="float" office:value="542.96">
            <text:p>542.9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443">
            <text:p>3443</text:p>
          </table:table-cell>
          <table:table-cell office:value-type="float" office:value="2985.64">
            <text:p>2985.64</text:p>
          </table:table-cell>
          <table:table-cell table:formula="of:=[.B288]-[.C288]" office:value-type="float" office:value="457.36">
            <text:p>457.36</text:p>
          </table:table-cell>
          <table:table-cell office:value-type="float" office:value="3884">
            <text:p>3884</text:p>
          </table:table-cell>
          <table:table-cell/>
          <table:table-cell office:value-type="float" office:value="280">
            <text:p>280</text:p>
          </table:table-cell>
          <table:table-cell office:value-type="float" office:value="3566">
            <text:p>3566</text:p>
          </table:table-cell>
          <table:table-cell office:value-type="float" office:value="2798.47">
            <text:p>2798.47</text:p>
          </table:table-cell>
          <table:table-cell table:formula="of:=[.H288]-[.I288]" office:value-type="float" office:value="767.53">
            <text:p>767.53</text:p>
          </table:table-cell>
          <table:table-cell office:value-type="float" office:value="3884">
            <text:p>3884</text:p>
          </table:table-cell>
          <table:table-cell/>
          <table:table-cell office:value-type="float" office:value="280">
            <text:p>280</text:p>
          </table:table-cell>
          <table:table-cell office:value-type="float" office:value="3882">
            <text:p>3882</text:p>
          </table:table-cell>
          <table:table-cell office:value-type="float" office:value="3749.33">
            <text:p>3749.33</text:p>
          </table:table-cell>
          <table:table-cell table:formula="of:=[.N288]-[.O288]" office:value-type="float" office:value="132.67">
            <text:p>132.67</text:p>
          </table:table-cell>
          <table:table-cell office:value-type="float" office:value="3884">
            <text:p>3884</text:p>
          </table:table-cell>
          <table:table-cell/>
          <table:table-cell office:value-type="float" office:value="280">
            <text:p>280</text:p>
          </table:table-cell>
          <table:table-cell office:value-type="float" office:value="3820">
            <text:p>3820</text:p>
          </table:table-cell>
          <table:table-cell office:value-type="float" office:value="3630.2">
            <text:p>3630.2</text:p>
          </table:table-cell>
          <table:table-cell table:formula="of:=[.T288]-[.U288]" office:value-type="float" office:value="189.8">
            <text:p>189.8</text:p>
          </table:table-cell>
          <table:table-cell office:value-type="float" office:value="3884">
            <text:p>3884</text:p>
          </table:table-cell>
          <table:table-cell/>
          <table:table-cell office:value-type="float" office:value="280">
            <text:p>280</text:p>
          </table:table-cell>
          <table:table-cell office:value-type="float" office:value="3877">
            <text:p>3877</text:p>
          </table:table-cell>
          <table:table-cell office:value-type="float" office:value="3820.03">
            <text:p>3820.03</text:p>
          </table:table-cell>
          <table:table-cell table:formula="of:=[.Z288]-[.AA288]" office:value-type="float" office:value="56.9699999999998">
            <text:p>56.97</text:p>
          </table:table-cell>
          <table:table-cell office:value-type="float" office:value="3884">
            <text:p>3884</text:p>
          </table:table-cell>
          <table:table-cell/>
          <table:table-cell office:value-type="float" office:value="280">
            <text:p>280</text:p>
          </table:table-cell>
          <table:table-cell office:value-type="float" office:value="3882">
            <text:p>3882</text:p>
          </table:table-cell>
          <table:table-cell office:value-type="float" office:value="3483.06">
            <text:p>3483.06</text:p>
          </table:table-cell>
          <table:table-cell table:formula="of:=[.AF288]-[.AG288]" office:value-type="float" office:value="398.94">
            <text:p>398.9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466">
            <text:p>3466</text:p>
          </table:table-cell>
          <table:table-cell office:value-type="float" office:value="2941.19">
            <text:p>2941.19</text:p>
          </table:table-cell>
          <table:table-cell table:formula="of:=[.B289]-[.C289]" office:value-type="float" office:value="524.81">
            <text:p>524.81</text:p>
          </table:table-cell>
          <table:table-cell office:value-type="float" office:value="3884">
            <text:p>3884</text:p>
          </table:table-cell>
          <table:table-cell/>
          <table:table-cell office:value-type="float" office:value="281">
            <text:p>281</text:p>
          </table:table-cell>
          <table:table-cell office:value-type="float" office:value="3566">
            <text:p>3566</text:p>
          </table:table-cell>
          <table:table-cell office:value-type="float" office:value="2755.82">
            <text:p>2755.82</text:p>
          </table:table-cell>
          <table:table-cell table:formula="of:=[.H289]-[.I289]" office:value-type="float" office:value="810.18">
            <text:p>810.18</text:p>
          </table:table-cell>
          <table:table-cell office:value-type="float" office:value="3884">
            <text:p>3884</text:p>
          </table:table-cell>
          <table:table-cell/>
          <table:table-cell office:value-type="float" office:value="281">
            <text:p>281</text:p>
          </table:table-cell>
          <table:table-cell office:value-type="float" office:value="3882">
            <text:p>3882</text:p>
          </table:table-cell>
          <table:table-cell office:value-type="float" office:value="3756.49">
            <text:p>3756.49</text:p>
          </table:table-cell>
          <table:table-cell table:formula="of:=[.N289]-[.O289]" office:value-type="float" office:value="125.51">
            <text:p>125.51</text:p>
          </table:table-cell>
          <table:table-cell office:value-type="float" office:value="3884">
            <text:p>3884</text:p>
          </table:table-cell>
          <table:table-cell/>
          <table:table-cell office:value-type="float" office:value="281">
            <text:p>281</text:p>
          </table:table-cell>
          <table:table-cell office:value-type="float" office:value="3820">
            <text:p>3820</text:p>
          </table:table-cell>
          <table:table-cell office:value-type="float" office:value="3612.7">
            <text:p>3612.7</text:p>
          </table:table-cell>
          <table:table-cell table:formula="of:=[.T289]-[.U289]" office:value-type="float" office:value="207.3">
            <text:p>207.3</text:p>
          </table:table-cell>
          <table:table-cell office:value-type="float" office:value="3884">
            <text:p>3884</text:p>
          </table:table-cell>
          <table:table-cell/>
          <table:table-cell office:value-type="float" office:value="281">
            <text:p>281</text:p>
          </table:table-cell>
          <table:table-cell office:value-type="float" office:value="3877">
            <text:p>3877</text:p>
          </table:table-cell>
          <table:table-cell office:value-type="float" office:value="3815.04">
            <text:p>3815.04</text:p>
          </table:table-cell>
          <table:table-cell table:formula="of:=[.Z289]-[.AA289]" office:value-type="float" office:value="61.96">
            <text:p>61.96</text:p>
          </table:table-cell>
          <table:table-cell office:value-type="float" office:value="3884">
            <text:p>3884</text:p>
          </table:table-cell>
          <table:table-cell/>
          <table:table-cell office:value-type="float" office:value="281">
            <text:p>281</text:p>
          </table:table-cell>
          <table:table-cell office:value-type="float" office:value="3882">
            <text:p>3882</text:p>
          </table:table-cell>
          <table:table-cell office:value-type="float" office:value="3552.22">
            <text:p>3552.22</text:p>
          </table:table-cell>
          <table:table-cell table:formula="of:=[.AF289]-[.AG289]" office:value-type="float" office:value="329.78">
            <text:p>329.7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3476">
            <text:p>3476</text:p>
          </table:table-cell>
          <table:table-cell office:value-type="float" office:value="2939.25">
            <text:p>2939.25</text:p>
          </table:table-cell>
          <table:table-cell table:formula="of:=[.B290]-[.C290]" office:value-type="float" office:value="536.75">
            <text:p>536.75</text:p>
          </table:table-cell>
          <table:table-cell office:value-type="float" office:value="3884">
            <text:p>3884</text:p>
          </table:table-cell>
          <table:table-cell/>
          <table:table-cell office:value-type="float" office:value="282">
            <text:p>282</text:p>
          </table:table-cell>
          <table:table-cell office:value-type="float" office:value="3566">
            <text:p>3566</text:p>
          </table:table-cell>
          <table:table-cell office:value-type="float" office:value="2827.47">
            <text:p>2827.47</text:p>
          </table:table-cell>
          <table:table-cell table:formula="of:=[.H290]-[.I290]" office:value-type="float" office:value="738.53">
            <text:p>738.53</text:p>
          </table:table-cell>
          <table:table-cell office:value-type="float" office:value="3884">
            <text:p>3884</text:p>
          </table:table-cell>
          <table:table-cell/>
          <table:table-cell office:value-type="float" office:value="282">
            <text:p>282</text:p>
          </table:table-cell>
          <table:table-cell office:value-type="float" office:value="3882">
            <text:p>3882</text:p>
          </table:table-cell>
          <table:table-cell office:value-type="float" office:value="3735.2">
            <text:p>3735.2</text:p>
          </table:table-cell>
          <table:table-cell table:formula="of:=[.N290]-[.O290]" office:value-type="float" office:value="146.8">
            <text:p>146.8</text:p>
          </table:table-cell>
          <table:table-cell office:value-type="float" office:value="3884">
            <text:p>3884</text:p>
          </table:table-cell>
          <table:table-cell/>
          <table:table-cell office:value-type="float" office:value="282">
            <text:p>282</text:p>
          </table:table-cell>
          <table:table-cell office:value-type="float" office:value="3818">
            <text:p>3818</text:p>
          </table:table-cell>
          <table:table-cell office:value-type="float" office:value="3538.54">
            <text:p>3538.54</text:p>
          </table:table-cell>
          <table:table-cell table:formula="of:=[.T290]-[.U290]" office:value-type="float" office:value="279.46">
            <text:p>279.46</text:p>
          </table:table-cell>
          <table:table-cell office:value-type="float" office:value="3884">
            <text:p>3884</text:p>
          </table:table-cell>
          <table:table-cell/>
          <table:table-cell office:value-type="float" office:value="282">
            <text:p>282</text:p>
          </table:table-cell>
          <table:table-cell office:value-type="float" office:value="3877">
            <text:p>3877</text:p>
          </table:table-cell>
          <table:table-cell office:value-type="float" office:value="3827.38">
            <text:p>3827.38</text:p>
          </table:table-cell>
          <table:table-cell table:formula="of:=[.Z290]-[.AA290]" office:value-type="float" office:value="49.6199999999999">
            <text:p>49.62</text:p>
          </table:table-cell>
          <table:table-cell office:value-type="float" office:value="3884">
            <text:p>3884</text:p>
          </table:table-cell>
          <table:table-cell/>
          <table:table-cell office:value-type="float" office:value="282">
            <text:p>282</text:p>
          </table:table-cell>
          <table:table-cell office:value-type="float" office:value="3882">
            <text:p>3882</text:p>
          </table:table-cell>
          <table:table-cell office:value-type="float" office:value="3613.32">
            <text:p>3613.32</text:p>
          </table:table-cell>
          <table:table-cell table:formula="of:=[.AF290]-[.AG290]" office:value-type="float" office:value="268.68">
            <text:p>268.68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3476">
            <text:p>3476</text:p>
          </table:table-cell>
          <table:table-cell office:value-type="float" office:value="2930.72">
            <text:p>2930.72</text:p>
          </table:table-cell>
          <table:table-cell table:formula="of:=[.B291]-[.C291]" office:value-type="float" office:value="545.28">
            <text:p>545.28</text:p>
          </table:table-cell>
          <table:table-cell office:value-type="float" office:value="3884">
            <text:p>3884</text:p>
          </table:table-cell>
          <table:table-cell/>
          <table:table-cell office:value-type="float" office:value="283">
            <text:p>283</text:p>
          </table:table-cell>
          <table:table-cell office:value-type="float" office:value="3566">
            <text:p>3566</text:p>
          </table:table-cell>
          <table:table-cell office:value-type="float" office:value="2828.88">
            <text:p>2828.88</text:p>
          </table:table-cell>
          <table:table-cell table:formula="of:=[.H291]-[.I291]" office:value-type="float" office:value="737.12">
            <text:p>737.12</text:p>
          </table:table-cell>
          <table:table-cell office:value-type="float" office:value="3884">
            <text:p>3884</text:p>
          </table:table-cell>
          <table:table-cell/>
          <table:table-cell office:value-type="float" office:value="283">
            <text:p>283</text:p>
          </table:table-cell>
          <table:table-cell office:value-type="float" office:value="3882">
            <text:p>3882</text:p>
          </table:table-cell>
          <table:table-cell office:value-type="float" office:value="3801.42">
            <text:p>3801.42</text:p>
          </table:table-cell>
          <table:table-cell table:formula="of:=[.N291]-[.O291]" office:value-type="float" office:value="80.5799999999999">
            <text:p>80.58</text:p>
          </table:table-cell>
          <table:table-cell office:value-type="float" office:value="3884">
            <text:p>3884</text:p>
          </table:table-cell>
          <table:table-cell/>
          <table:table-cell office:value-type="float" office:value="283">
            <text:p>283</text:p>
          </table:table-cell>
          <table:table-cell office:value-type="float" office:value="3818">
            <text:p>3818</text:p>
          </table:table-cell>
          <table:table-cell office:value-type="float" office:value="3596.63">
            <text:p>3596.63</text:p>
          </table:table-cell>
          <table:table-cell table:formula="of:=[.T291]-[.U291]" office:value-type="float" office:value="221.37">
            <text:p>221.37</text:p>
          </table:table-cell>
          <table:table-cell office:value-type="float" office:value="3884">
            <text:p>3884</text:p>
          </table:table-cell>
          <table:table-cell/>
          <table:table-cell office:value-type="float" office:value="283">
            <text:p>283</text:p>
          </table:table-cell>
          <table:table-cell office:value-type="float" office:value="3877">
            <text:p>3877</text:p>
          </table:table-cell>
          <table:table-cell office:value-type="float" office:value="3826.86">
            <text:p>3826.86</text:p>
          </table:table-cell>
          <table:table-cell table:formula="of:=[.Z291]-[.AA291]" office:value-type="float" office:value="50.1399999999999">
            <text:p>50.14</text:p>
          </table:table-cell>
          <table:table-cell office:value-type="float" office:value="3884">
            <text:p>3884</text:p>
          </table:table-cell>
          <table:table-cell/>
          <table:table-cell office:value-type="float" office:value="283">
            <text:p>283</text:p>
          </table:table-cell>
          <table:table-cell office:value-type="float" office:value="3882">
            <text:p>3882</text:p>
          </table:table-cell>
          <table:table-cell office:value-type="float" office:value="3640.75">
            <text:p>3640.75</text:p>
          </table:table-cell>
          <table:table-cell table:formula="of:=[.AF291]-[.AG291]" office:value-type="float" office:value="241.25">
            <text:p>241.2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3598">
            <text:p>3598</text:p>
          </table:table-cell>
          <table:table-cell office:value-type="float" office:value="3006.69">
            <text:p>3006.69</text:p>
          </table:table-cell>
          <table:table-cell table:formula="of:=[.B292]-[.C292]" office:value-type="float" office:value="591.31">
            <text:p>591.31</text:p>
          </table:table-cell>
          <table:table-cell office:value-type="float" office:value="3884">
            <text:p>3884</text:p>
          </table:table-cell>
          <table:table-cell/>
          <table:table-cell office:value-type="float" office:value="284">
            <text:p>284</text:p>
          </table:table-cell>
          <table:table-cell office:value-type="float" office:value="3431">
            <text:p>3431</text:p>
          </table:table-cell>
          <table:table-cell office:value-type="float" office:value="2824.93">
            <text:p>2824.93</text:p>
          </table:table-cell>
          <table:table-cell table:formula="of:=[.H292]-[.I292]" office:value-type="float" office:value="606.07">
            <text:p>606.07</text:p>
          </table:table-cell>
          <table:table-cell office:value-type="float" office:value="3884">
            <text:p>3884</text:p>
          </table:table-cell>
          <table:table-cell/>
          <table:table-cell office:value-type="float" office:value="284">
            <text:p>284</text:p>
          </table:table-cell>
          <table:table-cell office:value-type="float" office:value="3882">
            <text:p>3882</text:p>
          </table:table-cell>
          <table:table-cell office:value-type="float" office:value="3798.2">
            <text:p>3798.2</text:p>
          </table:table-cell>
          <table:table-cell table:formula="of:=[.N292]-[.O292]" office:value-type="float" office:value="83.8000000000002">
            <text:p>83.8</text:p>
          </table:table-cell>
          <table:table-cell office:value-type="float" office:value="3884">
            <text:p>3884</text:p>
          </table:table-cell>
          <table:table-cell/>
          <table:table-cell office:value-type="float" office:value="284">
            <text:p>284</text:p>
          </table:table-cell>
          <table:table-cell office:value-type="float" office:value="3818">
            <text:p>3818</text:p>
          </table:table-cell>
          <table:table-cell office:value-type="float" office:value="3488.55">
            <text:p>3488.55</text:p>
          </table:table-cell>
          <table:table-cell table:formula="of:=[.T292]-[.U292]" office:value-type="float" office:value="329.45">
            <text:p>329.45</text:p>
          </table:table-cell>
          <table:table-cell office:value-type="float" office:value="3884">
            <text:p>3884</text:p>
          </table:table-cell>
          <table:table-cell/>
          <table:table-cell office:value-type="float" office:value="284">
            <text:p>284</text:p>
          </table:table-cell>
          <table:table-cell office:value-type="float" office:value="3877">
            <text:p>3877</text:p>
          </table:table-cell>
          <table:table-cell office:value-type="float" office:value="3819.97">
            <text:p>3819.97</text:p>
          </table:table-cell>
          <table:table-cell table:formula="of:=[.Z292]-[.AA292]" office:value-type="float" office:value="57.0300000000002">
            <text:p>57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284">
            <text:p>284</text:p>
          </table:table-cell>
          <table:table-cell office:value-type="float" office:value="3882">
            <text:p>3882</text:p>
          </table:table-cell>
          <table:table-cell office:value-type="float" office:value="3682.55">
            <text:p>3682.55</text:p>
          </table:table-cell>
          <table:table-cell table:formula="of:=[.AF292]-[.AG292]" office:value-type="float" office:value="199.45">
            <text:p>199.4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520">
            <text:p>3520</text:p>
          </table:table-cell>
          <table:table-cell office:value-type="float" office:value="3049.37">
            <text:p>3049.37</text:p>
          </table:table-cell>
          <table:table-cell table:formula="of:=[.B293]-[.C293]" office:value-type="float" office:value="470.63">
            <text:p>470.63</text:p>
          </table:table-cell>
          <table:table-cell office:value-type="float" office:value="3884">
            <text:p>3884</text:p>
          </table:table-cell>
          <table:table-cell/>
          <table:table-cell office:value-type="float" office:value="285">
            <text:p>285</text:p>
          </table:table-cell>
          <table:table-cell office:value-type="float" office:value="3431">
            <text:p>3431</text:p>
          </table:table-cell>
          <table:table-cell office:value-type="float" office:value="2867.5">
            <text:p>2867.5</text:p>
          </table:table-cell>
          <table:table-cell table:formula="of:=[.H293]-[.I293]" office:value-type="float" office:value="563.5">
            <text:p>563.5</text:p>
          </table:table-cell>
          <table:table-cell office:value-type="float" office:value="3884">
            <text:p>3884</text:p>
          </table:table-cell>
          <table:table-cell/>
          <table:table-cell office:value-type="float" office:value="285">
            <text:p>285</text:p>
          </table:table-cell>
          <table:table-cell office:value-type="float" office:value="3882">
            <text:p>3882</text:p>
          </table:table-cell>
          <table:table-cell office:value-type="float" office:value="3796.96">
            <text:p>3796.96</text:p>
          </table:table-cell>
          <table:table-cell table:formula="of:=[.N293]-[.O293]" office:value-type="float" office:value="85.04">
            <text:p>85.04</text:p>
          </table:table-cell>
          <table:table-cell office:value-type="float" office:value="3884">
            <text:p>3884</text:p>
          </table:table-cell>
          <table:table-cell/>
          <table:table-cell office:value-type="float" office:value="285">
            <text:p>285</text:p>
          </table:table-cell>
          <table:table-cell office:value-type="float" office:value="3829">
            <text:p>3829</text:p>
          </table:table-cell>
          <table:table-cell office:value-type="float" office:value="3563.85">
            <text:p>3563.85</text:p>
          </table:table-cell>
          <table:table-cell table:formula="of:=[.T293]-[.U293]" office:value-type="float" office:value="265.15">
            <text:p>265.15</text:p>
          </table:table-cell>
          <table:table-cell office:value-type="float" office:value="3884">
            <text:p>3884</text:p>
          </table:table-cell>
          <table:table-cell/>
          <table:table-cell office:value-type="float" office:value="285">
            <text:p>285</text:p>
          </table:table-cell>
          <table:table-cell office:value-type="float" office:value="3877">
            <text:p>3877</text:p>
          </table:table-cell>
          <table:table-cell office:value-type="float" office:value="3821.49">
            <text:p>3821.49</text:p>
          </table:table-cell>
          <table:table-cell table:formula="of:=[.Z293]-[.AA293]" office:value-type="float" office:value="55.5100000000002">
            <text:p>55.51</text:p>
          </table:table-cell>
          <table:table-cell office:value-type="float" office:value="3884">
            <text:p>3884</text:p>
          </table:table-cell>
          <table:table-cell/>
          <table:table-cell office:value-type="float" office:value="285">
            <text:p>285</text:p>
          </table:table-cell>
          <table:table-cell office:value-type="float" office:value="3882">
            <text:p>3882</text:p>
          </table:table-cell>
          <table:table-cell office:value-type="float" office:value="3730.83">
            <text:p>3730.83</text:p>
          </table:table-cell>
          <table:table-cell table:formula="of:=[.AF293]-[.AG293]" office:value-type="float" office:value="151.17">
            <text:p>151.1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3602">
            <text:p>3602</text:p>
          </table:table-cell>
          <table:table-cell office:value-type="float" office:value="3114.24">
            <text:p>3114.24</text:p>
          </table:table-cell>
          <table:table-cell table:formula="of:=[.B294]-[.C294]" office:value-type="float" office:value="487.76">
            <text:p>487.76</text:p>
          </table:table-cell>
          <table:table-cell office:value-type="float" office:value="3884">
            <text:p>3884</text:p>
          </table:table-cell>
          <table:table-cell/>
          <table:table-cell office:value-type="float" office:value="286">
            <text:p>286</text:p>
          </table:table-cell>
          <table:table-cell office:value-type="float" office:value="3431">
            <text:p>3431</text:p>
          </table:table-cell>
          <table:table-cell office:value-type="float" office:value="2864.77">
            <text:p>2864.77</text:p>
          </table:table-cell>
          <table:table-cell table:formula="of:=[.H294]-[.I294]" office:value-type="float" office:value="566.23">
            <text:p>566.23</text:p>
          </table:table-cell>
          <table:table-cell office:value-type="float" office:value="3884">
            <text:p>3884</text:p>
          </table:table-cell>
          <table:table-cell/>
          <table:table-cell office:value-type="float" office:value="286">
            <text:p>286</text:p>
          </table:table-cell>
          <table:table-cell office:value-type="float" office:value="3882">
            <text:p>3882</text:p>
          </table:table-cell>
          <table:table-cell office:value-type="float" office:value="3780.97">
            <text:p>3780.97</text:p>
          </table:table-cell>
          <table:table-cell table:formula="of:=[.N294]-[.O294]" office:value-type="float" office:value="101.03">
            <text:p>101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286">
            <text:p>286</text:p>
          </table:table-cell>
          <table:table-cell office:value-type="float" office:value="3829">
            <text:p>3829</text:p>
          </table:table-cell>
          <table:table-cell office:value-type="float" office:value="3648.81">
            <text:p>3648.81</text:p>
          </table:table-cell>
          <table:table-cell table:formula="of:=[.T294]-[.U294]" office:value-type="float" office:value="180.19">
            <text:p>180.19</text:p>
          </table:table-cell>
          <table:table-cell office:value-type="float" office:value="3884">
            <text:p>3884</text:p>
          </table:table-cell>
          <table:table-cell/>
          <table:table-cell office:value-type="float" office:value="286">
            <text:p>286</text:p>
          </table:table-cell>
          <table:table-cell office:value-type="float" office:value="3877">
            <text:p>3877</text:p>
          </table:table-cell>
          <table:table-cell office:value-type="float" office:value="3827.97">
            <text:p>3827.97</text:p>
          </table:table-cell>
          <table:table-cell table:formula="of:=[.Z294]-[.AA294]" office:value-type="float" office:value="49.0300000000002">
            <text:p>49.03</text:p>
          </table:table-cell>
          <table:table-cell office:value-type="float" office:value="3884">
            <text:p>3884</text:p>
          </table:table-cell>
          <table:table-cell/>
          <table:table-cell office:value-type="float" office:value="286">
            <text:p>286</text:p>
          </table:table-cell>
          <table:table-cell office:value-type="float" office:value="3882">
            <text:p>3882</text:p>
          </table:table-cell>
          <table:table-cell office:value-type="float" office:value="3718.14">
            <text:p>3718.14</text:p>
          </table:table-cell>
          <table:table-cell table:formula="of:=[.AF294]-[.AG294]" office:value-type="float" office:value="163.86">
            <text:p>163.8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3602">
            <text:p>3602</text:p>
          </table:table-cell>
          <table:table-cell office:value-type="float" office:value="3090.06">
            <text:p>3090.06</text:p>
          </table:table-cell>
          <table:table-cell table:formula="of:=[.B295]-[.C295]" office:value-type="float" office:value="511.94">
            <text:p>511.94</text:p>
          </table:table-cell>
          <table:table-cell office:value-type="float" office:value="3884">
            <text:p>3884</text:p>
          </table:table-cell>
          <table:table-cell/>
          <table:table-cell office:value-type="float" office:value="287">
            <text:p>287</text:p>
          </table:table-cell>
          <table:table-cell office:value-type="float" office:value="3487">
            <text:p>3487</text:p>
          </table:table-cell>
          <table:table-cell office:value-type="float" office:value="2906.35">
            <text:p>2906.35</text:p>
          </table:table-cell>
          <table:table-cell table:formula="of:=[.H295]-[.I295]" office:value-type="float" office:value="580.65">
            <text:p>580.65</text:p>
          </table:table-cell>
          <table:table-cell office:value-type="float" office:value="3884">
            <text:p>3884</text:p>
          </table:table-cell>
          <table:table-cell/>
          <table:table-cell office:value-type="float" office:value="287">
            <text:p>287</text:p>
          </table:table-cell>
          <table:table-cell office:value-type="float" office:value="3882">
            <text:p>3882</text:p>
          </table:table-cell>
          <table:table-cell office:value-type="float" office:value="3787.77">
            <text:p>3787.77</text:p>
          </table:table-cell>
          <table:table-cell table:formula="of:=[.N295]-[.O295]" office:value-type="float" office:value="94.23">
            <text:p>94.23</text:p>
          </table:table-cell>
          <table:table-cell office:value-type="float" office:value="3884">
            <text:p>3884</text:p>
          </table:table-cell>
          <table:table-cell/>
          <table:table-cell office:value-type="float" office:value="287">
            <text:p>287</text:p>
          </table:table-cell>
          <table:table-cell office:value-type="float" office:value="3829">
            <text:p>3829</text:p>
          </table:table-cell>
          <table:table-cell office:value-type="float" office:value="3568.91">
            <text:p>3568.91</text:p>
          </table:table-cell>
          <table:table-cell table:formula="of:=[.T295]-[.U295]" office:value-type="float" office:value="260.09">
            <text:p>260.09</text:p>
          </table:table-cell>
          <table:table-cell office:value-type="float" office:value="3884">
            <text:p>3884</text:p>
          </table:table-cell>
          <table:table-cell/>
          <table:table-cell office:value-type="float" office:value="287">
            <text:p>287</text:p>
          </table:table-cell>
          <table:table-cell office:value-type="float" office:value="3877">
            <text:p>3877</text:p>
          </table:table-cell>
          <table:table-cell office:value-type="float" office:value="3820.25">
            <text:p>3820.25</text:p>
          </table:table-cell>
          <table:table-cell table:formula="of:=[.Z295]-[.AA295]" office:value-type="float" office:value="56.75">
            <text:p>56.75</text:p>
          </table:table-cell>
          <table:table-cell office:value-type="float" office:value="3884">
            <text:p>3884</text:p>
          </table:table-cell>
          <table:table-cell/>
          <table:table-cell office:value-type="float" office:value="287">
            <text:p>287</text:p>
          </table:table-cell>
          <table:table-cell office:value-type="float" office:value="3882">
            <text:p>3882</text:p>
          </table:table-cell>
          <table:table-cell office:value-type="float" office:value="3770.75">
            <text:p>3770.75</text:p>
          </table:table-cell>
          <table:table-cell table:formula="of:=[.AF295]-[.AG295]" office:value-type="float" office:value="111.25">
            <text:p>111.25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570">
            <text:p>3570</text:p>
          </table:table-cell>
          <table:table-cell office:value-type="float" office:value="3046.59">
            <text:p>3046.59</text:p>
          </table:table-cell>
          <table:table-cell table:formula="of:=[.B296]-[.C296]" office:value-type="float" office:value="523.41">
            <text:p>523.41</text:p>
          </table:table-cell>
          <table:table-cell office:value-type="float" office:value="3884">
            <text:p>3884</text:p>
          </table:table-cell>
          <table:table-cell/>
          <table:table-cell office:value-type="float" office:value="288">
            <text:p>288</text:p>
          </table:table-cell>
          <table:table-cell office:value-type="float" office:value="3462">
            <text:p>3462</text:p>
          </table:table-cell>
          <table:table-cell office:value-type="float" office:value="2917.22">
            <text:p>2917.22</text:p>
          </table:table-cell>
          <table:table-cell table:formula="of:=[.H296]-[.I296]" office:value-type="float" office:value="544.78">
            <text:p>544.78</text:p>
          </table:table-cell>
          <table:table-cell office:value-type="float" office:value="3884">
            <text:p>3884</text:p>
          </table:table-cell>
          <table:table-cell/>
          <table:table-cell office:value-type="float" office:value="288">
            <text:p>288</text:p>
          </table:table-cell>
          <table:table-cell office:value-type="float" office:value="3882">
            <text:p>3882</text:p>
          </table:table-cell>
          <table:table-cell office:value-type="float" office:value="3763.75">
            <text:p>3763.75</text:p>
          </table:table-cell>
          <table:table-cell table:formula="of:=[.N296]-[.O296]" office:value-type="float" office:value="118.25">
            <text:p>118.25</text:p>
          </table:table-cell>
          <table:table-cell office:value-type="float" office:value="3884">
            <text:p>3884</text:p>
          </table:table-cell>
          <table:table-cell/>
          <table:table-cell office:value-type="float" office:value="288">
            <text:p>288</text:p>
          </table:table-cell>
          <table:table-cell office:value-type="float" office:value="3829">
            <text:p>3829</text:p>
          </table:table-cell>
          <table:table-cell office:value-type="float" office:value="3629.93">
            <text:p>3629.93</text:p>
          </table:table-cell>
          <table:table-cell table:formula="of:=[.T296]-[.U296]" office:value-type="float" office:value="199.07">
            <text:p>199.07</text:p>
          </table:table-cell>
          <table:table-cell office:value-type="float" office:value="3884">
            <text:p>3884</text:p>
          </table:table-cell>
          <table:table-cell/>
          <table:table-cell office:value-type="float" office:value="288">
            <text:p>288</text:p>
          </table:table-cell>
          <table:table-cell office:value-type="float" office:value="3877">
            <text:p>3877</text:p>
          </table:table-cell>
          <table:table-cell office:value-type="float" office:value="3816.69">
            <text:p>3816.69</text:p>
          </table:table-cell>
          <table:table-cell table:formula="of:=[.Z296]-[.AA296]" office:value-type="float" office:value="60.3099999999999">
            <text:p>60.31</text:p>
          </table:table-cell>
          <table:table-cell office:value-type="float" office:value="3884">
            <text:p>3884</text:p>
          </table:table-cell>
          <table:table-cell/>
          <table:table-cell office:value-type="float" office:value="288">
            <text:p>288</text:p>
          </table:table-cell>
          <table:table-cell office:value-type="float" office:value="3882">
            <text:p>3882</text:p>
          </table:table-cell>
          <table:table-cell office:value-type="float" office:value="2347.37">
            <text:p>2347.37</text:p>
          </table:table-cell>
          <table:table-cell table:formula="of:=[.AF296]-[.AG296]" office:value-type="float" office:value="1534.63">
            <text:p>1534.6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3583">
            <text:p>3583</text:p>
          </table:table-cell>
          <table:table-cell office:value-type="float" office:value="3088.69">
            <text:p>3088.69</text:p>
          </table:table-cell>
          <table:table-cell table:formula="of:=[.B297]-[.C297]" office:value-type="float" office:value="494.31">
            <text:p>494.31</text:p>
          </table:table-cell>
          <table:table-cell office:value-type="float" office:value="3884">
            <text:p>3884</text:p>
          </table:table-cell>
          <table:table-cell/>
          <table:table-cell office:value-type="float" office:value="289">
            <text:p>289</text:p>
          </table:table-cell>
          <table:table-cell office:value-type="float" office:value="3577">
            <text:p>3577</text:p>
          </table:table-cell>
          <table:table-cell office:value-type="float" office:value="2906.94">
            <text:p>2906.94</text:p>
          </table:table-cell>
          <table:table-cell table:formula="of:=[.H297]-[.I297]" office:value-type="float" office:value="670.06">
            <text:p>670.06</text:p>
          </table:table-cell>
          <table:table-cell office:value-type="float" office:value="3884">
            <text:p>3884</text:p>
          </table:table-cell>
          <table:table-cell/>
          <table:table-cell office:value-type="float" office:value="289">
            <text:p>289</text:p>
          </table:table-cell>
          <table:table-cell office:value-type="float" office:value="3882">
            <text:p>3882</text:p>
          </table:table-cell>
          <table:table-cell office:value-type="float" office:value="3706.96">
            <text:p>3706.96</text:p>
          </table:table-cell>
          <table:table-cell table:formula="of:=[.N297]-[.O297]" office:value-type="float" office:value="175.04">
            <text:p>175.04</text:p>
          </table:table-cell>
          <table:table-cell office:value-type="float" office:value="3884">
            <text:p>3884</text:p>
          </table:table-cell>
          <table:table-cell/>
          <table:table-cell office:value-type="float" office:value="289">
            <text:p>289</text:p>
          </table:table-cell>
          <table:table-cell office:value-type="float" office:value="3829">
            <text:p>3829</text:p>
          </table:table-cell>
          <table:table-cell office:value-type="float" office:value="3627.23">
            <text:p>3627.23</text:p>
          </table:table-cell>
          <table:table-cell table:formula="of:=[.T297]-[.U297]" office:value-type="float" office:value="201.77">
            <text:p>201.77</text:p>
          </table:table-cell>
          <table:table-cell office:value-type="float" office:value="3884">
            <text:p>3884</text:p>
          </table:table-cell>
          <table:table-cell/>
          <table:table-cell office:value-type="float" office:value="289">
            <text:p>289</text:p>
          </table:table-cell>
          <table:table-cell office:value-type="float" office:value="3877">
            <text:p>3877</text:p>
          </table:table-cell>
          <table:table-cell office:value-type="float" office:value="3814.63">
            <text:p>3814.63</text:p>
          </table:table-cell>
          <table:table-cell table:formula="of:=[.Z297]-[.AA297]" office:value-type="float" office:value="62.3699999999999">
            <text:p>62.37</text:p>
          </table:table-cell>
          <table:table-cell office:value-type="float" office:value="3884">
            <text:p>3884</text:p>
          </table:table-cell>
          <table:table-cell/>
          <table:table-cell office:value-type="float" office:value="289">
            <text:p>289</text:p>
          </table:table-cell>
          <table:table-cell office:value-type="float" office:value="3882">
            <text:p>3882</text:p>
          </table:table-cell>
          <table:table-cell office:value-type="float" office:value="2546.49">
            <text:p>2546.49</text:p>
          </table:table-cell>
          <table:table-cell table:formula="of:=[.AF297]-[.AG297]" office:value-type="float" office:value="1335.51">
            <text:p>1335.5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583">
            <text:p>3583</text:p>
          </table:table-cell>
          <table:table-cell office:value-type="float" office:value="3104.2">
            <text:p>3104.2</text:p>
          </table:table-cell>
          <table:table-cell table:formula="of:=[.B298]-[.C298]" office:value-type="float" office:value="478.8">
            <text:p>478.8</text:p>
          </table:table-cell>
          <table:table-cell office:value-type="float" office:value="3884">
            <text:p>3884</text:p>
          </table:table-cell>
          <table:table-cell/>
          <table:table-cell office:value-type="float" office:value="290">
            <text:p>290</text:p>
          </table:table-cell>
          <table:table-cell office:value-type="float" office:value="3577">
            <text:p>3577</text:p>
          </table:table-cell>
          <table:table-cell office:value-type="float" office:value="2927.28">
            <text:p>2927.28</text:p>
          </table:table-cell>
          <table:table-cell table:formula="of:=[.H298]-[.I298]" office:value-type="float" office:value="649.72">
            <text:p>649.72</text:p>
          </table:table-cell>
          <table:table-cell office:value-type="float" office:value="3884">
            <text:p>3884</text:p>
          </table:table-cell>
          <table:table-cell/>
          <table:table-cell office:value-type="float" office:value="290">
            <text:p>290</text:p>
          </table:table-cell>
          <table:table-cell office:value-type="float" office:value="3882">
            <text:p>3882</text:p>
          </table:table-cell>
          <table:table-cell office:value-type="float" office:value="3761.45">
            <text:p>3761.45</text:p>
          </table:table-cell>
          <table:table-cell table:formula="of:=[.N298]-[.O298]" office:value-type="float" office:value="120.55">
            <text:p>120.55</text:p>
          </table:table-cell>
          <table:table-cell office:value-type="float" office:value="3884">
            <text:p>3884</text:p>
          </table:table-cell>
          <table:table-cell/>
          <table:table-cell office:value-type="float" office:value="290">
            <text:p>290</text:p>
          </table:table-cell>
          <table:table-cell office:value-type="float" office:value="3845">
            <text:p>3845</text:p>
          </table:table-cell>
          <table:table-cell office:value-type="float" office:value="3674.27">
            <text:p>3674.27</text:p>
          </table:table-cell>
          <table:table-cell table:formula="of:=[.T298]-[.U298]" office:value-type="float" office:value="170.73">
            <text:p>170.73</text:p>
          </table:table-cell>
          <table:table-cell office:value-type="float" office:value="3884">
            <text:p>3884</text:p>
          </table:table-cell>
          <table:table-cell/>
          <table:table-cell office:value-type="float" office:value="290">
            <text:p>290</text:p>
          </table:table-cell>
          <table:table-cell office:value-type="float" office:value="3877">
            <text:p>3877</text:p>
          </table:table-cell>
          <table:table-cell office:value-type="float" office:value="3826.79">
            <text:p>3826.79</text:p>
          </table:table-cell>
          <table:table-cell table:formula="of:=[.Z298]-[.AA298]" office:value-type="float" office:value="50.21">
            <text:p>50.21</text:p>
          </table:table-cell>
          <table:table-cell office:value-type="float" office:value="3884">
            <text:p>3884</text:p>
          </table:table-cell>
          <table:table-cell/>
          <table:table-cell office:value-type="float" office:value="290">
            <text:p>290</text:p>
          </table:table-cell>
          <table:table-cell office:value-type="float" office:value="3882">
            <text:p>3882</text:p>
          </table:table-cell>
          <table:table-cell office:value-type="float" office:value="2711.21">
            <text:p>2711.21</text:p>
          </table:table-cell>
          <table:table-cell table:formula="of:=[.AF298]-[.AG298]" office:value-type="float" office:value="1170.79">
            <text:p>1170.79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3583">
            <text:p>3583</text:p>
          </table:table-cell>
          <table:table-cell office:value-type="float" office:value="3138.32">
            <text:p>3138.32</text:p>
          </table:table-cell>
          <table:table-cell table:formula="of:=[.B299]-[.C299]" office:value-type="float" office:value="444.68">
            <text:p>444.68</text:p>
          </table:table-cell>
          <table:table-cell office:value-type="float" office:value="3884">
            <text:p>3884</text:p>
          </table:table-cell>
          <table:table-cell/>
          <table:table-cell office:value-type="float" office:value="291">
            <text:p>291</text:p>
          </table:table-cell>
          <table:table-cell office:value-type="float" office:value="3577">
            <text:p>3577</text:p>
          </table:table-cell>
          <table:table-cell office:value-type="float" office:value="2949.08">
            <text:p>2949.08</text:p>
          </table:table-cell>
          <table:table-cell table:formula="of:=[.H299]-[.I299]" office:value-type="float" office:value="627.92">
            <text:p>627.92</text:p>
          </table:table-cell>
          <table:table-cell office:value-type="float" office:value="3884">
            <text:p>3884</text:p>
          </table:table-cell>
          <table:table-cell/>
          <table:table-cell office:value-type="float" office:value="291">
            <text:p>291</text:p>
          </table:table-cell>
          <table:table-cell office:value-type="float" office:value="3882">
            <text:p>3882</text:p>
          </table:table-cell>
          <table:table-cell office:value-type="float" office:value="3766.9">
            <text:p>3766.9</text:p>
          </table:table-cell>
          <table:table-cell table:formula="of:=[.N299]-[.O299]" office:value-type="float" office:value="115.1">
            <text:p>115.1</text:p>
          </table:table-cell>
          <table:table-cell office:value-type="float" office:value="3884">
            <text:p>3884</text:p>
          </table:table-cell>
          <table:table-cell/>
          <table:table-cell office:value-type="float" office:value="291">
            <text:p>291</text:p>
          </table:table-cell>
          <table:table-cell office:value-type="float" office:value="3845">
            <text:p>3845</text:p>
          </table:table-cell>
          <table:table-cell office:value-type="float" office:value="3717.88">
            <text:p>3717.88</text:p>
          </table:table-cell>
          <table:table-cell table:formula="of:=[.T299]-[.U299]" office:value-type="float" office:value="127.12">
            <text:p>127.12</text:p>
          </table:table-cell>
          <table:table-cell office:value-type="float" office:value="3884">
            <text:p>3884</text:p>
          </table:table-cell>
          <table:table-cell/>
          <table:table-cell office:value-type="float" office:value="291">
            <text:p>291</text:p>
          </table:table-cell>
          <table:table-cell office:value-type="float" office:value="3877">
            <text:p>3877</text:p>
          </table:table-cell>
          <table:table-cell office:value-type="float" office:value="3807.2">
            <text:p>3807.2</text:p>
          </table:table-cell>
          <table:table-cell table:formula="of:=[.Z299]-[.AA299]" office:value-type="float" office:value="69.8000000000002">
            <text:p>69.8</text:p>
          </table:table-cell>
          <table:table-cell office:value-type="float" office:value="3884">
            <text:p>3884</text:p>
          </table:table-cell>
          <table:table-cell/>
          <table:table-cell office:value-type="float" office:value="291">
            <text:p>291</text:p>
          </table:table-cell>
          <table:table-cell office:value-type="float" office:value="3882">
            <text:p>3882</text:p>
          </table:table-cell>
          <table:table-cell office:value-type="float" office:value="2864.63">
            <text:p>2864.63</text:p>
          </table:table-cell>
          <table:table-cell table:formula="of:=[.AF299]-[.AG299]" office:value-type="float" office:value="1017.37">
            <text:p>1017.3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3583">
            <text:p>3583</text:p>
          </table:table-cell>
          <table:table-cell office:value-type="float" office:value="3142.25">
            <text:p>3142.25</text:p>
          </table:table-cell>
          <table:table-cell table:formula="of:=[.B300]-[.C300]" office:value-type="float" office:value="440.75">
            <text:p>440.75</text:p>
          </table:table-cell>
          <table:table-cell office:value-type="float" office:value="3884">
            <text:p>3884</text:p>
          </table:table-cell>
          <table:table-cell/>
          <table:table-cell office:value-type="float" office:value="292">
            <text:p>292</text:p>
          </table:table-cell>
          <table:table-cell office:value-type="float" office:value="3577">
            <text:p>3577</text:p>
          </table:table-cell>
          <table:table-cell office:value-type="float" office:value="2984.39">
            <text:p>2984.39</text:p>
          </table:table-cell>
          <table:table-cell table:formula="of:=[.H300]-[.I300]" office:value-type="float" office:value="592.61">
            <text:p>592.61</text:p>
          </table:table-cell>
          <table:table-cell office:value-type="float" office:value="3884">
            <text:p>3884</text:p>
          </table:table-cell>
          <table:table-cell/>
          <table:table-cell office:value-type="float" office:value="292">
            <text:p>292</text:p>
          </table:table-cell>
          <table:table-cell office:value-type="float" office:value="3882">
            <text:p>3882</text:p>
          </table:table-cell>
          <table:table-cell office:value-type="float" office:value="3751.94">
            <text:p>3751.94</text:p>
          </table:table-cell>
          <table:table-cell table:formula="of:=[.N300]-[.O300]" office:value-type="float" office:value="130.06">
            <text:p>130.06</text:p>
          </table:table-cell>
          <table:table-cell office:value-type="float" office:value="3884">
            <text:p>3884</text:p>
          </table:table-cell>
          <table:table-cell/>
          <table:table-cell office:value-type="float" office:value="292">
            <text:p>292</text:p>
          </table:table-cell>
          <table:table-cell office:value-type="float" office:value="3838">
            <text:p>3838</text:p>
          </table:table-cell>
          <table:table-cell office:value-type="float" office:value="3548.2">
            <text:p>3548.2</text:p>
          </table:table-cell>
          <table:table-cell table:formula="of:=[.T300]-[.U300]" office:value-type="float" office:value="289.8">
            <text:p>289.8</text:p>
          </table:table-cell>
          <table:table-cell office:value-type="float" office:value="3884">
            <text:p>3884</text:p>
          </table:table-cell>
          <table:table-cell/>
          <table:table-cell office:value-type="float" office:value="292">
            <text:p>292</text:p>
          </table:table-cell>
          <table:table-cell office:value-type="float" office:value="3877">
            <text:p>3877</text:p>
          </table:table-cell>
          <table:table-cell office:value-type="float" office:value="3831.07">
            <text:p>3831.07</text:p>
          </table:table-cell>
          <table:table-cell table:formula="of:=[.Z300]-[.AA300]" office:value-type="float" office:value="45.9299999999998">
            <text:p>45.93</text:p>
          </table:table-cell>
          <table:table-cell office:value-type="float" office:value="3884">
            <text:p>3884</text:p>
          </table:table-cell>
          <table:table-cell/>
          <table:table-cell office:value-type="float" office:value="292">
            <text:p>292</text:p>
          </table:table-cell>
          <table:table-cell office:value-type="float" office:value="3882">
            <text:p>3882</text:p>
          </table:table-cell>
          <table:table-cell office:value-type="float" office:value="3029.73">
            <text:p>3029.73</text:p>
          </table:table-cell>
          <table:table-cell table:formula="of:=[.AF300]-[.AG300]" office:value-type="float" office:value="852.27">
            <text:p>852.2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583">
            <text:p>3583</text:p>
          </table:table-cell>
          <table:table-cell office:value-type="float" office:value="3090.81">
            <text:p>3090.81</text:p>
          </table:table-cell>
          <table:table-cell table:formula="of:=[.B301]-[.C301]" office:value-type="float" office:value="492.19">
            <text:p>492.19</text:p>
          </table:table-cell>
          <table:table-cell office:value-type="float" office:value="3884">
            <text:p>3884</text:p>
          </table:table-cell>
          <table:table-cell/>
          <table:table-cell office:value-type="float" office:value="293">
            <text:p>293</text:p>
          </table:table-cell>
          <table:table-cell office:value-type="float" office:value="3566">
            <text:p>3566</text:p>
          </table:table-cell>
          <table:table-cell office:value-type="float" office:value="2977.61">
            <text:p>2977.61</text:p>
          </table:table-cell>
          <table:table-cell table:formula="of:=[.H301]-[.I301]" office:value-type="float" office:value="588.39">
            <text:p>588.39</text:p>
          </table:table-cell>
          <table:table-cell office:value-type="float" office:value="3884">
            <text:p>3884</text:p>
          </table:table-cell>
          <table:table-cell/>
          <table:table-cell office:value-type="float" office:value="293">
            <text:p>293</text:p>
          </table:table-cell>
          <table:table-cell office:value-type="float" office:value="3882">
            <text:p>3882</text:p>
          </table:table-cell>
          <table:table-cell office:value-type="float" office:value="3733.87">
            <text:p>3733.87</text:p>
          </table:table-cell>
          <table:table-cell table:formula="of:=[.N301]-[.O301]" office:value-type="float" office:value="148.13">
            <text:p>148.13</text:p>
          </table:table-cell>
          <table:table-cell office:value-type="float" office:value="3884">
            <text:p>3884</text:p>
          </table:table-cell>
          <table:table-cell/>
          <table:table-cell office:value-type="float" office:value="293">
            <text:p>293</text:p>
          </table:table-cell>
          <table:table-cell office:value-type="float" office:value="3838">
            <text:p>3838</text:p>
          </table:table-cell>
          <table:table-cell office:value-type="float" office:value="3602.5">
            <text:p>3602.5</text:p>
          </table:table-cell>
          <table:table-cell table:formula="of:=[.T301]-[.U301]" office:value-type="float" office:value="235.5">
            <text:p>235.5</text:p>
          </table:table-cell>
          <table:table-cell office:value-type="float" office:value="3884">
            <text:p>3884</text:p>
          </table:table-cell>
          <table:table-cell/>
          <table:table-cell office:value-type="float" office:value="293">
            <text:p>293</text:p>
          </table:table-cell>
          <table:table-cell office:value-type="float" office:value="3877">
            <text:p>3877</text:p>
          </table:table-cell>
          <table:table-cell office:value-type="float" office:value="3825.9">
            <text:p>3825.9</text:p>
          </table:table-cell>
          <table:table-cell table:formula="of:=[.Z301]-[.AA301]" office:value-type="float" office:value="51.0999999999999">
            <text:p>51.1</text:p>
          </table:table-cell>
          <table:table-cell office:value-type="float" office:value="3884">
            <text:p>3884</text:p>
          </table:table-cell>
          <table:table-cell/>
          <table:table-cell office:value-type="float" office:value="293">
            <text:p>293</text:p>
          </table:table-cell>
          <table:table-cell office:value-type="float" office:value="3882">
            <text:p>3882</text:p>
          </table:table-cell>
          <table:table-cell office:value-type="float" office:value="3179.39">
            <text:p>3179.39</text:p>
          </table:table-cell>
          <table:table-cell table:formula="of:=[.AF301]-[.AG301]" office:value-type="float" office:value="702.61">
            <text:p>702.6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583">
            <text:p>3583</text:p>
          </table:table-cell>
          <table:table-cell office:value-type="float" office:value="3155.84">
            <text:p>3155.84</text:p>
          </table:table-cell>
          <table:table-cell table:formula="of:=[.B302]-[.C302]" office:value-type="float" office:value="427.16">
            <text:p>427.16</text:p>
          </table:table-cell>
          <table:table-cell office:value-type="float" office:value="3884">
            <text:p>3884</text:p>
          </table:table-cell>
          <table:table-cell/>
          <table:table-cell office:value-type="float" office:value="294">
            <text:p>294</text:p>
          </table:table-cell>
          <table:table-cell office:value-type="float" office:value="3521">
            <text:p>3521</text:p>
          </table:table-cell>
          <table:table-cell office:value-type="float" office:value="2910.18">
            <text:p>2910.18</text:p>
          </table:table-cell>
          <table:table-cell table:formula="of:=[.H302]-[.I302]" office:value-type="float" office:value="610.82">
            <text:p>610.82</text:p>
          </table:table-cell>
          <table:table-cell office:value-type="float" office:value="3884">
            <text:p>3884</text:p>
          </table:table-cell>
          <table:table-cell/>
          <table:table-cell office:value-type="float" office:value="294">
            <text:p>294</text:p>
          </table:table-cell>
          <table:table-cell office:value-type="float" office:value="3882">
            <text:p>3882</text:p>
          </table:table-cell>
          <table:table-cell office:value-type="float" office:value="3731.86">
            <text:p>3731.86</text:p>
          </table:table-cell>
          <table:table-cell table:formula="of:=[.N302]-[.O302]" office:value-type="float" office:value="150.14">
            <text:p>150.14</text:p>
          </table:table-cell>
          <table:table-cell office:value-type="float" office:value="3884">
            <text:p>3884</text:p>
          </table:table-cell>
          <table:table-cell/>
          <table:table-cell office:value-type="float" office:value="294">
            <text:p>294</text:p>
          </table:table-cell>
          <table:table-cell office:value-type="float" office:value="3856">
            <text:p>3856</text:p>
          </table:table-cell>
          <table:table-cell office:value-type="float" office:value="3686.64">
            <text:p>3686.64</text:p>
          </table:table-cell>
          <table:table-cell table:formula="of:=[.T302]-[.U302]" office:value-type="float" office:value="169.36">
            <text:p>169.36</text:p>
          </table:table-cell>
          <table:table-cell office:value-type="float" office:value="3884">
            <text:p>3884</text:p>
          </table:table-cell>
          <table:table-cell/>
          <table:table-cell office:value-type="float" office:value="294">
            <text:p>294</text:p>
          </table:table-cell>
          <table:table-cell office:value-type="float" office:value="3877">
            <text:p>3877</text:p>
          </table:table-cell>
          <table:table-cell office:value-type="float" office:value="3816.9">
            <text:p>3816.9</text:p>
          </table:table-cell>
          <table:table-cell table:formula="of:=[.Z302]-[.AA302]" office:value-type="float" office:value="60.0999999999999">
            <text:p>60.1</text:p>
          </table:table-cell>
          <table:table-cell office:value-type="float" office:value="3884">
            <text:p>3884</text:p>
          </table:table-cell>
          <table:table-cell/>
          <table:table-cell office:value-type="float" office:value="294">
            <text:p>294</text:p>
          </table:table-cell>
          <table:table-cell office:value-type="float" office:value="3882">
            <text:p>3882</text:p>
          </table:table-cell>
          <table:table-cell office:value-type="float" office:value="3400.57">
            <text:p>3400.57</text:p>
          </table:table-cell>
          <table:table-cell table:formula="of:=[.AF302]-[.AG302]" office:value-type="float" office:value="481.43">
            <text:p>481.43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512">
            <text:p>3512</text:p>
          </table:table-cell>
          <table:table-cell office:value-type="float" office:value="3131.78">
            <text:p>3131.78</text:p>
          </table:table-cell>
          <table:table-cell table:formula="of:=[.B303]-[.C303]" office:value-type="float" office:value="380.22">
            <text:p>380.22</text:p>
          </table:table-cell>
          <table:table-cell office:value-type="float" office:value="3884">
            <text:p>3884</text:p>
          </table:table-cell>
          <table:table-cell/>
          <table:table-cell office:value-type="float" office:value="295">
            <text:p>295</text:p>
          </table:table-cell>
          <table:table-cell office:value-type="float" office:value="3638">
            <text:p>3638</text:p>
          </table:table-cell>
          <table:table-cell office:value-type="float" office:value="2916.66">
            <text:p>2916.66</text:p>
          </table:table-cell>
          <table:table-cell table:formula="of:=[.H303]-[.I303]" office:value-type="float" office:value="721.34">
            <text:p>721.34</text:p>
          </table:table-cell>
          <table:table-cell office:value-type="float" office:value="3884">
            <text:p>3884</text:p>
          </table:table-cell>
          <table:table-cell/>
          <table:table-cell office:value-type="float" office:value="295">
            <text:p>295</text:p>
          </table:table-cell>
          <table:table-cell office:value-type="float" office:value="3882">
            <text:p>3882</text:p>
          </table:table-cell>
          <table:table-cell office:value-type="float" office:value="3732.95">
            <text:p>3732.95</text:p>
          </table:table-cell>
          <table:table-cell table:formula="of:=[.N303]-[.O303]" office:value-type="float" office:value="149.05">
            <text:p>149.05</text:p>
          </table:table-cell>
          <table:table-cell office:value-type="float" office:value="3884">
            <text:p>3884</text:p>
          </table:table-cell>
          <table:table-cell/>
          <table:table-cell office:value-type="float" office:value="295">
            <text:p>295</text:p>
          </table:table-cell>
          <table:table-cell office:value-type="float" office:value="3838">
            <text:p>3838</text:p>
          </table:table-cell>
          <table:table-cell office:value-type="float" office:value="3693.1">
            <text:p>3693.1</text:p>
          </table:table-cell>
          <table:table-cell table:formula="of:=[.T303]-[.U303]" office:value-type="float" office:value="144.9">
            <text:p>144.9</text:p>
          </table:table-cell>
          <table:table-cell office:value-type="float" office:value="3884">
            <text:p>3884</text:p>
          </table:table-cell>
          <table:table-cell/>
          <table:table-cell office:value-type="float" office:value="295">
            <text:p>295</text:p>
          </table:table-cell>
          <table:table-cell office:value-type="float" office:value="3877">
            <text:p>3877</text:p>
          </table:table-cell>
          <table:table-cell office:value-type="float" office:value="3823.33">
            <text:p>3823.33</text:p>
          </table:table-cell>
          <table:table-cell table:formula="of:=[.Z303]-[.AA303]" office:value-type="float" office:value="53.6700000000001">
            <text:p>53.67</text:p>
          </table:table-cell>
          <table:table-cell office:value-type="float" office:value="3884">
            <text:p>3884</text:p>
          </table:table-cell>
          <table:table-cell/>
          <table:table-cell office:value-type="float" office:value="295">
            <text:p>295</text:p>
          </table:table-cell>
          <table:table-cell office:value-type="float" office:value="3882">
            <text:p>3882</text:p>
          </table:table-cell>
          <table:table-cell office:value-type="float" office:value="3530">
            <text:p>3530</text:p>
          </table:table-cell>
          <table:table-cell table:formula="of:=[.AF303]-[.AG303]" office:value-type="float" office:value="352">
            <text:p>35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459">
            <text:p>3459</text:p>
          </table:table-cell>
          <table:table-cell office:value-type="float" office:value="3119.76">
            <text:p>3119.76</text:p>
          </table:table-cell>
          <table:table-cell table:formula="of:=[.B304]-[.C304]" office:value-type="float" office:value="339.24">
            <text:p>339.24</text:p>
          </table:table-cell>
          <table:table-cell office:value-type="float" office:value="3884">
            <text:p>3884</text:p>
          </table:table-cell>
          <table:table-cell/>
          <table:table-cell office:value-type="float" office:value="296">
            <text:p>296</text:p>
          </table:table-cell>
          <table:table-cell office:value-type="float" office:value="3656">
            <text:p>3656</text:p>
          </table:table-cell>
          <table:table-cell office:value-type="float" office:value="2907.48">
            <text:p>2907.48</text:p>
          </table:table-cell>
          <table:table-cell table:formula="of:=[.H304]-[.I304]" office:value-type="float" office:value="748.52">
            <text:p>748.52</text:p>
          </table:table-cell>
          <table:table-cell office:value-type="float" office:value="3884">
            <text:p>3884</text:p>
          </table:table-cell>
          <table:table-cell/>
          <table:table-cell office:value-type="float" office:value="296">
            <text:p>296</text:p>
          </table:table-cell>
          <table:table-cell office:value-type="float" office:value="3882">
            <text:p>3882</text:p>
          </table:table-cell>
          <table:table-cell office:value-type="float" office:value="3747.96">
            <text:p>3747.96</text:p>
          </table:table-cell>
          <table:table-cell table:formula="of:=[.N304]-[.O304]" office:value-type="float" office:value="134.04">
            <text:p>134.04</text:p>
          </table:table-cell>
          <table:table-cell office:value-type="float" office:value="3884">
            <text:p>3884</text:p>
          </table:table-cell>
          <table:table-cell/>
          <table:table-cell office:value-type="float" office:value="296">
            <text:p>296</text:p>
          </table:table-cell>
          <table:table-cell office:value-type="float" office:value="3867">
            <text:p>3867</text:p>
          </table:table-cell>
          <table:table-cell office:value-type="float" office:value="3690.68">
            <text:p>3690.68</text:p>
          </table:table-cell>
          <table:table-cell table:formula="of:=[.T304]-[.U304]" office:value-type="float" office:value="176.32">
            <text:p>176.32</text:p>
          </table:table-cell>
          <table:table-cell office:value-type="float" office:value="3884">
            <text:p>3884</text:p>
          </table:table-cell>
          <table:table-cell/>
          <table:table-cell office:value-type="float" office:value="296">
            <text:p>296</text:p>
          </table:table-cell>
          <table:table-cell office:value-type="float" office:value="3877">
            <text:p>3877</text:p>
          </table:table-cell>
          <table:table-cell office:value-type="float" office:value="3827.8">
            <text:p>3827.8</text:p>
          </table:table-cell>
          <table:table-cell table:formula="of:=[.Z304]-[.AA304]" office:value-type="float" office:value="49.1999999999998">
            <text:p>49.2</text:p>
          </table:table-cell>
          <table:table-cell office:value-type="float" office:value="3884">
            <text:p>3884</text:p>
          </table:table-cell>
          <table:table-cell/>
          <table:table-cell office:value-type="float" office:value="296">
            <text:p>296</text:p>
          </table:table-cell>
          <table:table-cell office:value-type="float" office:value="3882">
            <text:p>3882</text:p>
          </table:table-cell>
          <table:table-cell office:value-type="float" office:value="3611.6">
            <text:p>3611.6</text:p>
          </table:table-cell>
          <table:table-cell table:formula="of:=[.AF304]-[.AG304]" office:value-type="float" office:value="270.4">
            <text:p>270.4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376">
            <text:p>3376</text:p>
          </table:table-cell>
          <table:table-cell office:value-type="float" office:value="3106.15">
            <text:p>3106.15</text:p>
          </table:table-cell>
          <table:table-cell table:formula="of:=[.B305]-[.C305]" office:value-type="float" office:value="269.85">
            <text:p>269.85</text:p>
          </table:table-cell>
          <table:table-cell office:value-type="float" office:value="3884">
            <text:p>3884</text:p>
          </table:table-cell>
          <table:table-cell/>
          <table:table-cell office:value-type="float" office:value="297">
            <text:p>297</text:p>
          </table:table-cell>
          <table:table-cell office:value-type="float" office:value="3656">
            <text:p>3656</text:p>
          </table:table-cell>
          <table:table-cell office:value-type="float" office:value="2879.21">
            <text:p>2879.21</text:p>
          </table:table-cell>
          <table:table-cell table:formula="of:=[.H305]-[.I305]" office:value-type="float" office:value="776.79">
            <text:p>776.79</text:p>
          </table:table-cell>
          <table:table-cell office:value-type="float" office:value="3884">
            <text:p>3884</text:p>
          </table:table-cell>
          <table:table-cell/>
          <table:table-cell office:value-type="float" office:value="297">
            <text:p>297</text:p>
          </table:table-cell>
          <table:table-cell office:value-type="float" office:value="3882">
            <text:p>3882</text:p>
          </table:table-cell>
          <table:table-cell office:value-type="float" office:value="3709.05">
            <text:p>3709.05</text:p>
          </table:table-cell>
          <table:table-cell table:formula="of:=[.N305]-[.O305]" office:value-type="float" office:value="172.95">
            <text:p>172.95</text:p>
          </table:table-cell>
          <table:table-cell office:value-type="float" office:value="3884">
            <text:p>3884</text:p>
          </table:table-cell>
          <table:table-cell/>
          <table:table-cell office:value-type="float" office:value="297">
            <text:p>297</text:p>
          </table:table-cell>
          <table:table-cell office:value-type="float" office:value="3867">
            <text:p>3867</text:p>
          </table:table-cell>
          <table:table-cell office:value-type="float" office:value="3700.58">
            <text:p>3700.58</text:p>
          </table:table-cell>
          <table:table-cell table:formula="of:=[.T305]-[.U305]" office:value-type="float" office:value="166.42">
            <text:p>166.42</text:p>
          </table:table-cell>
          <table:table-cell office:value-type="float" office:value="3884">
            <text:p>3884</text:p>
          </table:table-cell>
          <table:table-cell/>
          <table:table-cell office:value-type="float" office:value="297">
            <text:p>297</text:p>
          </table:table-cell>
          <table:table-cell office:value-type="float" office:value="3877">
            <text:p>3877</text:p>
          </table:table-cell>
          <table:table-cell office:value-type="float" office:value="3806.84">
            <text:p>3806.84</text:p>
          </table:table-cell>
          <table:table-cell table:formula="of:=[.Z305]-[.AA305]" office:value-type="float" office:value="70.1599999999999">
            <text:p>70.16</text:p>
          </table:table-cell>
          <table:table-cell office:value-type="float" office:value="3884">
            <text:p>3884</text:p>
          </table:table-cell>
          <table:table-cell/>
          <table:table-cell office:value-type="float" office:value="297">
            <text:p>297</text:p>
          </table:table-cell>
          <table:table-cell office:value-type="float" office:value="3882">
            <text:p>3882</text:p>
          </table:table-cell>
          <table:table-cell office:value-type="float" office:value="3666.33">
            <text:p>3666.33</text:p>
          </table:table-cell>
          <table:table-cell table:formula="of:=[.AF305]-[.AG305]" office:value-type="float" office:value="215.67">
            <text:p>215.67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434">
            <text:p>3434</text:p>
          </table:table-cell>
          <table:table-cell office:value-type="float" office:value="3105.22">
            <text:p>3105.22</text:p>
          </table:table-cell>
          <table:table-cell table:formula="of:=[.B306]-[.C306]" office:value-type="float" office:value="328.78">
            <text:p>328.78</text:p>
          </table:table-cell>
          <table:table-cell office:value-type="float" office:value="3884">
            <text:p>3884</text:p>
          </table:table-cell>
          <table:table-cell/>
          <table:table-cell office:value-type="float" office:value="298">
            <text:p>298</text:p>
          </table:table-cell>
          <table:table-cell office:value-type="float" office:value="3539">
            <text:p>3539</text:p>
          </table:table-cell>
          <table:table-cell office:value-type="float" office:value="2849.79">
            <text:p>2849.79</text:p>
          </table:table-cell>
          <table:table-cell table:formula="of:=[.H306]-[.I306]" office:value-type="float" office:value="689.21">
            <text:p>689.21</text:p>
          </table:table-cell>
          <table:table-cell office:value-type="float" office:value="3884">
            <text:p>3884</text:p>
          </table:table-cell>
          <table:table-cell/>
          <table:table-cell office:value-type="float" office:value="298">
            <text:p>298</text:p>
          </table:table-cell>
          <table:table-cell office:value-type="float" office:value="3882">
            <text:p>3882</text:p>
          </table:table-cell>
          <table:table-cell office:value-type="float" office:value="3692.74">
            <text:p>3692.74</text:p>
          </table:table-cell>
          <table:table-cell table:formula="of:=[.N306]-[.O306]" office:value-type="float" office:value="189.26">
            <text:p>189.26</text:p>
          </table:table-cell>
          <table:table-cell office:value-type="float" office:value="3884">
            <text:p>3884</text:p>
          </table:table-cell>
          <table:table-cell/>
          <table:table-cell office:value-type="float" office:value="298">
            <text:p>298</text:p>
          </table:table-cell>
          <table:table-cell office:value-type="float" office:value="3867">
            <text:p>3867</text:p>
          </table:table-cell>
          <table:table-cell office:value-type="float" office:value="3597.52">
            <text:p>3597.52</text:p>
          </table:table-cell>
          <table:table-cell table:formula="of:=[.T306]-[.U306]" office:value-type="float" office:value="269.48">
            <text:p>269.48</text:p>
          </table:table-cell>
          <table:table-cell office:value-type="float" office:value="3884">
            <text:p>3884</text:p>
          </table:table-cell>
          <table:table-cell/>
          <table:table-cell office:value-type="float" office:value="298">
            <text:p>298</text:p>
          </table:table-cell>
          <table:table-cell office:value-type="float" office:value="3877">
            <text:p>3877</text:p>
          </table:table-cell>
          <table:table-cell office:value-type="float" office:value="3828.46">
            <text:p>3828.46</text:p>
          </table:table-cell>
          <table:table-cell table:formula="of:=[.Z306]-[.AA306]" office:value-type="float" office:value="48.54">
            <text:p>48.54</text:p>
          </table:table-cell>
          <table:table-cell office:value-type="float" office:value="3884">
            <text:p>3884</text:p>
          </table:table-cell>
          <table:table-cell/>
          <table:table-cell office:value-type="float" office:value="298">
            <text:p>298</text:p>
          </table:table-cell>
          <table:table-cell office:value-type="float" office:value="3882">
            <text:p>3882</text:p>
          </table:table-cell>
          <table:table-cell office:value-type="float" office:value="3701.58">
            <text:p>3701.58</text:p>
          </table:table-cell>
          <table:table-cell table:formula="of:=[.AF306]-[.AG306]" office:value-type="float" office:value="180.42">
            <text:p>180.42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399">
            <text:p>3399</text:p>
          </table:table-cell>
          <table:table-cell office:value-type="float" office:value="3093.02">
            <text:p>3093.02</text:p>
          </table:table-cell>
          <table:table-cell table:formula="of:=[.B307]-[.C307]" office:value-type="float" office:value="305.98">
            <text:p>305.98</text:p>
          </table:table-cell>
          <table:table-cell office:value-type="float" office:value="3884">
            <text:p>3884</text:p>
          </table:table-cell>
          <table:table-cell/>
          <table:table-cell office:value-type="float" office:value="299">
            <text:p>299</text:p>
          </table:table-cell>
          <table:table-cell office:value-type="float" office:value="3539">
            <text:p>3539</text:p>
          </table:table-cell>
          <table:table-cell office:value-type="float" office:value="2837.45">
            <text:p>2837.45</text:p>
          </table:table-cell>
          <table:table-cell table:formula="of:=[.H307]-[.I307]" office:value-type="float" office:value="701.55">
            <text:p>701.55</text:p>
          </table:table-cell>
          <table:table-cell office:value-type="float" office:value="3884">
            <text:p>3884</text:p>
          </table:table-cell>
          <table:table-cell/>
          <table:table-cell office:value-type="float" office:value="299">
            <text:p>299</text:p>
          </table:table-cell>
          <table:table-cell office:value-type="float" office:value="3882">
            <text:p>3882</text:p>
          </table:table-cell>
          <table:table-cell office:value-type="float" office:value="3737.04">
            <text:p>3737.04</text:p>
          </table:table-cell>
          <table:table-cell table:formula="of:=[.N307]-[.O307]" office:value-type="float" office:value="144.96">
            <text:p>144.96</text:p>
          </table:table-cell>
          <table:table-cell office:value-type="float" office:value="3884">
            <text:p>3884</text:p>
          </table:table-cell>
          <table:table-cell/>
          <table:table-cell office:value-type="float" office:value="299">
            <text:p>299</text:p>
          </table:table-cell>
          <table:table-cell office:value-type="float" office:value="3867">
            <text:p>3867</text:p>
          </table:table-cell>
          <table:table-cell office:value-type="float" office:value="3567.62">
            <text:p>3567.62</text:p>
          </table:table-cell>
          <table:table-cell table:formula="of:=[.T307]-[.U307]" office:value-type="float" office:value="299.38">
            <text:p>299.38</text:p>
          </table:table-cell>
          <table:table-cell office:value-type="float" office:value="3884">
            <text:p>3884</text:p>
          </table:table-cell>
          <table:table-cell/>
          <table:table-cell office:value-type="float" office:value="299">
            <text:p>299</text:p>
          </table:table-cell>
          <table:table-cell office:value-type="float" office:value="3877">
            <text:p>3877</text:p>
          </table:table-cell>
          <table:table-cell office:value-type="float" office:value="3822.41">
            <text:p>3822.41</text:p>
          </table:table-cell>
          <table:table-cell table:formula="of:=[.Z307]-[.AA307]" office:value-type="float" office:value="54.5900000000002">
            <text:p>54.59</text:p>
          </table:table-cell>
          <table:table-cell office:value-type="float" office:value="3884">
            <text:p>3884</text:p>
          </table:table-cell>
          <table:table-cell/>
          <table:table-cell office:value-type="float" office:value="299">
            <text:p>299</text:p>
          </table:table-cell>
          <table:table-cell office:value-type="float" office:value="3882">
            <text:p>3882</text:p>
          </table:table-cell>
          <table:table-cell office:value-type="float" office:value="3725.17">
            <text:p>3725.17</text:p>
          </table:table-cell>
          <table:table-cell table:formula="of:=[.AF307]-[.AG307]" office:value-type="float" office:value="156.83">
            <text:p>156.83</text:p>
          </table:table-cell>
          <table:table-cell office:value-type="float" office:value="3884">
            <text:p>3884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12/03/2014</text:date>, <text:time>17:5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8M32S</meta:editing-duration>
    <meta:editing-cycles>6</meta:editing-cycles>
    <meta:generator>OpenOffice.org/3.4.1$Win32 OpenOffice.org_project/341m1$Build-9593</meta:generator>
    <dc:date>2014-12-03T17:58:09.61</dc:date>
    <meta:document-statistic meta:table-count="3" meta:cell-count="9102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-dash="Fine_20_Dotted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223cm" svg:height="11.77cm" xlink:href=".." xlink:type="simple" chart:class="chart:line" chart:style-name="ch1">
        <chart:title svg:x="9.226cm" svg:y="0.371cm" chart:style-name="ch2">
          <text:p>Ruleta, bez regenerácie</text:p>
        </chart:title>
        <chart:legend chart:legend-position="end" svg:x="19.18cm" svg:y="4.787cm" style:legend-expansion="high" chart:style-name="ch3"/>
        <chart:plot-area chart:style-name="ch4" table:cell-range-address="Sheet1.A7:Sheet1.E307" chart:data-source-has-labels="both" svg:x="1.502cm" svg:y="1.855cm" svg:width="16.75cm" svg:height="8.672cm">
          <chartooo:coordinate-region svg:x="2.494cm" svg:y="2.068cm" svg:width="15.758cm" svg:height="7.516cm"/>
          <chart:axis chart:dimension="x" chart:name="primary-x" chart:style-name="ch5" chartooo:axis-type="auto">
            <chartooo:date-scale/>
            <chart:title svg:x="9.291cm" svg:y="10.763cm" chart:style-name="ch6">
              <text:p>Iterácia</text:p>
            </chart:title>
            <chart:categories table:cell-range-address="Sheet1.A8:Sheet1.A307"/>
          </chart:axis>
          <chart:axis chart:dimension="y" chart:name="primary-y" chart:style-name="ch7">
            <chart:title svg:x="0.451cm" svg:y="6.963cm" chart:style-name="ch8">
              <text:p>Cena vecí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B8:Sheet1.B307" chart:label-cell-address="Sheet1.B7:Sheet1.B7" chart:class="chart:line">
            <chart:data-point chart:repeated="300"/>
          </chart:series>
          <chart:series chart:attached-axis="primary-y" chart:style-name="ch12" chart:values-cell-range-address="Sheet1.C8:Sheet1.C307" chart:label-cell-address="Sheet1.C7:Sheet1.C7" chart:class="chart:line">
            <chart:data-point chart:repeated="300"/>
          </chart:series>
          <chart:series chart:attached-axis="primary-y" chart:style-name="ch13" chart:values-cell-range-address="Sheet1.D8:Sheet1.D307" chart:label-cell-address="Sheet1.D7:Sheet1.D7" chart:class="chart:line">
            <chart:data-point chart:repeated="300"/>
          </chart:series>
          <chart:series chart:attached-axis="primary-y" chart:style-name="ch14" chart:values-cell-range-address="Sheet1.E8:Sheet1.E307" chart:label-cell-address="Sheet1.E7:Sheet1.E7" chart:class="chart:line">
            <chart:data-point chart:repeated="3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Max</text:p>
                <draw:g>
                  <svg:desc>Sheet1.B7:Sheet1.B7</svg:desc>
                </draw:g>
              </table:table-cell>
              <table:table-cell office:value-type="string">
                <text:p>FitnessAvg</text:p>
                <draw:g>
                  <svg:desc>Sheet1.C7:Sheet1.C7</svg:desc>
                </draw:g>
              </table:table-cell>
              <table:table-cell office:value-type="string">
                <text:p>Diverzita</text:p>
                <draw:g>
                  <svg:desc>Sheet1.D7:Sheet1.D7</svg:desc>
                </draw:g>
              </table:table-cell>
              <table:table-cell office:value-type="string">
                <text:p>Najlepšie riešenie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8:Sheet1.A307</svg:desc>
                </draw:g>
              </table:table-cell>
              <table:table-cell office:value-type="float" office:value="3123">
                <text:p>3123</text:p>
                <draw:g>
                  <svg:desc>Sheet1.B8:Sheet1.B307</svg:desc>
                </draw:g>
              </table:table-cell>
              <table:table-cell office:value-type="float" office:value="2118.32">
                <text:p>2118.32</text:p>
                <draw:g>
                  <svg:desc>Sheet1.C8:Sheet1.C307</svg:desc>
                </draw:g>
              </table:table-cell>
              <table:table-cell office:value-type="float" office:value="1004.68">
                <text:p>1004.68</text:p>
                <draw:g>
                  <svg:desc>Sheet1.D8:Sheet1.D307</svg:desc>
                </draw:g>
              </table:table-cell>
              <table:table-cell office:value-type="float" office:value="3884">
                <text:p>3884</text:p>
                <draw:g>
                  <svg:desc>Sheet1.E8:Sheet1.E30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216">
                <text:p>3216</text:p>
              </table:table-cell>
              <table:table-cell office:value-type="float" office:value="2185.56">
                <text:p>2185.56</text:p>
              </table:table-cell>
              <table:table-cell office:value-type="float" office:value="1030.44">
                <text:p>1030.4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16">
                <text:p>3216</text:p>
              </table:table-cell>
              <table:table-cell office:value-type="float" office:value="2197">
                <text:p>2197</text:p>
              </table:table-cell>
              <table:table-cell office:value-type="float" office:value="1019">
                <text:p>101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216">
                <text:p>3216</text:p>
              </table:table-cell>
              <table:table-cell office:value-type="float" office:value="2197.77">
                <text:p>2197.77</text:p>
              </table:table-cell>
              <table:table-cell office:value-type="float" office:value="1018.23">
                <text:p>1018.2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65">
                <text:p>3065</text:p>
              </table:table-cell>
              <table:table-cell office:value-type="float" office:value="2169.83">
                <text:p>2169.83</text:p>
              </table:table-cell>
              <table:table-cell office:value-type="float" office:value="895.17">
                <text:p>895.1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065">
                <text:p>3065</text:p>
              </table:table-cell>
              <table:table-cell office:value-type="float" office:value="2280.61">
                <text:p>2280.61</text:p>
              </table:table-cell>
              <table:table-cell office:value-type="float" office:value="784.39">
                <text:p>784.3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218">
                <text:p>3218</text:p>
              </table:table-cell>
              <table:table-cell office:value-type="float" office:value="2300.52">
                <text:p>2300.52</text:p>
              </table:table-cell>
              <table:table-cell office:value-type="float" office:value="917.48">
                <text:p>917.4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218">
                <text:p>3218</text:p>
              </table:table-cell>
              <table:table-cell office:value-type="float" office:value="2350.81">
                <text:p>2350.81</text:p>
              </table:table-cell>
              <table:table-cell office:value-type="float" office:value="867.19">
                <text:p>867.1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218">
                <text:p>3218</text:p>
              </table:table-cell>
              <table:table-cell office:value-type="float" office:value="2366.46">
                <text:p>2366.46</text:p>
              </table:table-cell>
              <table:table-cell office:value-type="float" office:value="851.54">
                <text:p>851.5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218">
                <text:p>3218</text:p>
              </table:table-cell>
              <table:table-cell office:value-type="float" office:value="2432.55">
                <text:p>2432.55</text:p>
              </table:table-cell>
              <table:table-cell office:value-type="float" office:value="785.45">
                <text:p>785.4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218">
                <text:p>3218</text:p>
              </table:table-cell>
              <table:table-cell office:value-type="float" office:value="2486.88">
                <text:p>2486.88</text:p>
              </table:table-cell>
              <table:table-cell office:value-type="float" office:value="731.12">
                <text:p>731.1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218">
                <text:p>3218</text:p>
              </table:table-cell>
              <table:table-cell office:value-type="float" office:value="2566.24">
                <text:p>2566.24</text:p>
              </table:table-cell>
              <table:table-cell office:value-type="float" office:value="651.76">
                <text:p>651.7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234">
                <text:p>3234</text:p>
              </table:table-cell>
              <table:table-cell office:value-type="float" office:value="2590.73">
                <text:p>2590.73</text:p>
              </table:table-cell>
              <table:table-cell office:value-type="float" office:value="643.27">
                <text:p>643.2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260">
                <text:p>3260</text:p>
              </table:table-cell>
              <table:table-cell office:value-type="float" office:value="2596.8">
                <text:p>2596.8</text:p>
              </table:table-cell>
              <table:table-cell office:value-type="float" office:value="663.2">
                <text:p>663.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218">
                <text:p>3218</text:p>
              </table:table-cell>
              <table:table-cell office:value-type="float" office:value="2578.57">
                <text:p>2578.57</text:p>
              </table:table-cell>
              <table:table-cell office:value-type="float" office:value="639.43">
                <text:p>639.4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122">
                <text:p>3122</text:p>
              </table:table-cell>
              <table:table-cell office:value-type="float" office:value="2553.44">
                <text:p>2553.44</text:p>
              </table:table-cell>
              <table:table-cell office:value-type="float" office:value="568.56">
                <text:p>568.5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122">
                <text:p>3122</text:p>
              </table:table-cell>
              <table:table-cell office:value-type="float" office:value="2557.64">
                <text:p>2557.64</text:p>
              </table:table-cell>
              <table:table-cell office:value-type="float" office:value="564.36">
                <text:p>564.3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122">
                <text:p>3122</text:p>
              </table:table-cell>
              <table:table-cell office:value-type="float" office:value="2590.5">
                <text:p>2590.5</text:p>
              </table:table-cell>
              <table:table-cell office:value-type="float" office:value="531.5">
                <text:p>531.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122">
                <text:p>3122</text:p>
              </table:table-cell>
              <table:table-cell office:value-type="float" office:value="2615.32">
                <text:p>2615.32</text:p>
              </table:table-cell>
              <table:table-cell office:value-type="float" office:value="506.68">
                <text:p>506.6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122">
                <text:p>3122</text:p>
              </table:table-cell>
              <table:table-cell office:value-type="float" office:value="2624.13">
                <text:p>2624.13</text:p>
              </table:table-cell>
              <table:table-cell office:value-type="float" office:value="497.87">
                <text:p>497.8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49">
                <text:p>3149</text:p>
              </table:table-cell>
              <table:table-cell office:value-type="float" office:value="2625.79">
                <text:p>2625.79</text:p>
              </table:table-cell>
              <table:table-cell office:value-type="float" office:value="523.21">
                <text:p>523.2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49">
                <text:p>3149</text:p>
              </table:table-cell>
              <table:table-cell office:value-type="float" office:value="2660.47">
                <text:p>2660.47</text:p>
              </table:table-cell>
              <table:table-cell office:value-type="float" office:value="488.53">
                <text:p>488.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175">
                <text:p>3175</text:p>
              </table:table-cell>
              <table:table-cell office:value-type="float" office:value="2631.26">
                <text:p>2631.26</text:p>
              </table:table-cell>
              <table:table-cell office:value-type="float" office:value="543.74">
                <text:p>543.7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186">
                <text:p>3186</text:p>
              </table:table-cell>
              <table:table-cell office:value-type="float" office:value="2679.43">
                <text:p>2679.43</text:p>
              </table:table-cell>
              <table:table-cell office:value-type="float" office:value="506.57">
                <text:p>506.5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249">
                <text:p>3249</text:p>
              </table:table-cell>
              <table:table-cell office:value-type="float" office:value="2733.55">
                <text:p>2733.55</text:p>
              </table:table-cell>
              <table:table-cell office:value-type="float" office:value="515.45">
                <text:p>515.4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249">
                <text:p>3249</text:p>
              </table:table-cell>
              <table:table-cell office:value-type="float" office:value="2765.08">
                <text:p>2765.08</text:p>
              </table:table-cell>
              <table:table-cell office:value-type="float" office:value="483.92">
                <text:p>483.9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272">
                <text:p>3272</text:p>
              </table:table-cell>
              <table:table-cell office:value-type="float" office:value="2674.05">
                <text:p>2674.05</text:p>
              </table:table-cell>
              <table:table-cell office:value-type="float" office:value="597.95">
                <text:p>597.9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272">
                <text:p>3272</text:p>
              </table:table-cell>
              <table:table-cell office:value-type="float" office:value="2746.66">
                <text:p>2746.66</text:p>
              </table:table-cell>
              <table:table-cell office:value-type="float" office:value="525.34">
                <text:p>525.3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272">
                <text:p>3272</text:p>
              </table:table-cell>
              <table:table-cell office:value-type="float" office:value="2797.1">
                <text:p>2797.1</text:p>
              </table:table-cell>
              <table:table-cell office:value-type="float" office:value="474.9">
                <text:p>474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296">
                <text:p>3296</text:p>
              </table:table-cell>
              <table:table-cell office:value-type="float" office:value="2796.34">
                <text:p>2796.34</text:p>
              </table:table-cell>
              <table:table-cell office:value-type="float" office:value="499.66">
                <text:p>499.6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511">
                <text:p>3511</text:p>
              </table:table-cell>
              <table:table-cell office:value-type="float" office:value="2821.28">
                <text:p>2821.28</text:p>
              </table:table-cell>
              <table:table-cell office:value-type="float" office:value="689.72">
                <text:p>689.7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511">
                <text:p>3511</text:p>
              </table:table-cell>
              <table:table-cell office:value-type="float" office:value="2785.05">
                <text:p>2785.05</text:p>
              </table:table-cell>
              <table:table-cell office:value-type="float" office:value="725.95">
                <text:p>725.9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511">
                <text:p>3511</text:p>
              </table:table-cell>
              <table:table-cell office:value-type="float" office:value="2772.78">
                <text:p>2772.78</text:p>
              </table:table-cell>
              <table:table-cell office:value-type="float" office:value="738.22">
                <text:p>738.2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186">
                <text:p>3186</text:p>
              </table:table-cell>
              <table:table-cell office:value-type="float" office:value="2761.92">
                <text:p>2761.92</text:p>
              </table:table-cell>
              <table:table-cell office:value-type="float" office:value="424.08">
                <text:p>424.0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186">
                <text:p>3186</text:p>
              </table:table-cell>
              <table:table-cell office:value-type="float" office:value="2758.73">
                <text:p>2758.73</text:p>
              </table:table-cell>
              <table:table-cell office:value-type="float" office:value="427.27">
                <text:p>427.2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347">
                <text:p>3347</text:p>
              </table:table-cell>
              <table:table-cell office:value-type="float" office:value="2762.41">
                <text:p>2762.41</text:p>
              </table:table-cell>
              <table:table-cell office:value-type="float" office:value="584.59">
                <text:p>584.5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386">
                <text:p>3386</text:p>
              </table:table-cell>
              <table:table-cell office:value-type="float" office:value="2762.99">
                <text:p>2762.99</text:p>
              </table:table-cell>
              <table:table-cell office:value-type="float" office:value="623.01">
                <text:p>623.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386">
                <text:p>3386</text:p>
              </table:table-cell>
              <table:table-cell office:value-type="float" office:value="2740.55">
                <text:p>2740.55</text:p>
              </table:table-cell>
              <table:table-cell office:value-type="float" office:value="645.45">
                <text:p>645.4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386">
                <text:p>3386</text:p>
              </table:table-cell>
              <table:table-cell office:value-type="float" office:value="2758.85">
                <text:p>2758.85</text:p>
              </table:table-cell>
              <table:table-cell office:value-type="float" office:value="627.15">
                <text:p>627.1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404">
                <text:p>3404</text:p>
              </table:table-cell>
              <table:table-cell office:value-type="float" office:value="2771.98">
                <text:p>2771.98</text:p>
              </table:table-cell>
              <table:table-cell office:value-type="float" office:value="632.02">
                <text:p>632.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19">
                <text:p>3419</text:p>
              </table:table-cell>
              <table:table-cell office:value-type="float" office:value="2765.1">
                <text:p>2765.1</text:p>
              </table:table-cell>
              <table:table-cell office:value-type="float" office:value="653.9">
                <text:p>653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419">
                <text:p>3419</text:p>
              </table:table-cell>
              <table:table-cell office:value-type="float" office:value="2788.84">
                <text:p>2788.84</text:p>
              </table:table-cell>
              <table:table-cell office:value-type="float" office:value="630.16">
                <text:p>630.1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515">
                <text:p>3515</text:p>
              </table:table-cell>
              <table:table-cell office:value-type="float" office:value="2819.93">
                <text:p>2819.93</text:p>
              </table:table-cell>
              <table:table-cell office:value-type="float" office:value="695.07">
                <text:p>695.0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515">
                <text:p>3515</text:p>
              </table:table-cell>
              <table:table-cell office:value-type="float" office:value="2835.07">
                <text:p>2835.07</text:p>
              </table:table-cell>
              <table:table-cell office:value-type="float" office:value="679.93">
                <text:p>679.9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515">
                <text:p>3515</text:p>
              </table:table-cell>
              <table:table-cell office:value-type="float" office:value="2907.6">
                <text:p>2907.6</text:p>
              </table:table-cell>
              <table:table-cell office:value-type="float" office:value="607.4">
                <text:p>607.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564">
                <text:p>3564</text:p>
              </table:table-cell>
              <table:table-cell office:value-type="float" office:value="2881.34">
                <text:p>2881.34</text:p>
              </table:table-cell>
              <table:table-cell office:value-type="float" office:value="682.66">
                <text:p>682.6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564">
                <text:p>3564</text:p>
              </table:table-cell>
              <table:table-cell office:value-type="float" office:value="2887.92">
                <text:p>2887.92</text:p>
              </table:table-cell>
              <table:table-cell office:value-type="float" office:value="676.08">
                <text:p>676.0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564">
                <text:p>3564</text:p>
              </table:table-cell>
              <table:table-cell office:value-type="float" office:value="2873.54">
                <text:p>2873.54</text:p>
              </table:table-cell>
              <table:table-cell office:value-type="float" office:value="690.46">
                <text:p>690.4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577">
                <text:p>3577</text:p>
              </table:table-cell>
              <table:table-cell office:value-type="float" office:value="2965.59">
                <text:p>2965.59</text:p>
              </table:table-cell>
              <table:table-cell office:value-type="float" office:value="611.41">
                <text:p>611.4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581">
                <text:p>3581</text:p>
              </table:table-cell>
              <table:table-cell office:value-type="float" office:value="3034.08">
                <text:p>3034.08</text:p>
              </table:table-cell>
              <table:table-cell office:value-type="float" office:value="546.92">
                <text:p>546.9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645">
                <text:p>3645</text:p>
              </table:table-cell>
              <table:table-cell office:value-type="float" office:value="3080.6">
                <text:p>3080.6</text:p>
              </table:table-cell>
              <table:table-cell office:value-type="float" office:value="564.4">
                <text:p>564.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581">
                <text:p>3581</text:p>
              </table:table-cell>
              <table:table-cell office:value-type="float" office:value="3048.8">
                <text:p>3048.8</text:p>
              </table:table-cell>
              <table:table-cell office:value-type="float" office:value="532.2">
                <text:p>532.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581">
                <text:p>3581</text:p>
              </table:table-cell>
              <table:table-cell office:value-type="float" office:value="3055.64">
                <text:p>3055.64</text:p>
              </table:table-cell>
              <table:table-cell office:value-type="float" office:value="525.36">
                <text:p>525.3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581">
                <text:p>3581</text:p>
              </table:table-cell>
              <table:table-cell office:value-type="float" office:value="3025.42">
                <text:p>3025.42</text:p>
              </table:table-cell>
              <table:table-cell office:value-type="float" office:value="555.58">
                <text:p>555.5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581">
                <text:p>3581</text:p>
              </table:table-cell>
              <table:table-cell office:value-type="float" office:value="3012.01">
                <text:p>3012.01</text:p>
              </table:table-cell>
              <table:table-cell office:value-type="float" office:value="568.99">
                <text:p>568.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581">
                <text:p>3581</text:p>
              </table:table-cell>
              <table:table-cell office:value-type="float" office:value="3001.02">
                <text:p>3001.02</text:p>
              </table:table-cell>
              <table:table-cell office:value-type="float" office:value="579.98">
                <text:p>579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641">
                <text:p>3641</text:p>
              </table:table-cell>
              <table:table-cell office:value-type="float" office:value="3069.89">
                <text:p>3069.89</text:p>
              </table:table-cell>
              <table:table-cell office:value-type="float" office:value="571.11">
                <text:p>571.1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641">
                <text:p>3641</text:p>
              </table:table-cell>
              <table:table-cell office:value-type="float" office:value="3081.93">
                <text:p>3081.93</text:p>
              </table:table-cell>
              <table:table-cell office:value-type="float" office:value="559.07">
                <text:p>559.0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641">
                <text:p>3641</text:p>
              </table:table-cell>
              <table:table-cell office:value-type="float" office:value="3123.28">
                <text:p>3123.28</text:p>
              </table:table-cell>
              <table:table-cell office:value-type="float" office:value="517.72">
                <text:p>517.7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641">
                <text:p>3641</text:p>
              </table:table-cell>
              <table:table-cell office:value-type="float" office:value="3052.52">
                <text:p>3052.52</text:p>
              </table:table-cell>
              <table:table-cell office:value-type="float" office:value="588.48">
                <text:p>588.4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641">
                <text:p>3641</text:p>
              </table:table-cell>
              <table:table-cell office:value-type="float" office:value="3028.55">
                <text:p>3028.55</text:p>
              </table:table-cell>
              <table:table-cell office:value-type="float" office:value="612.45">
                <text:p>612.4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641">
                <text:p>3641</text:p>
              </table:table-cell>
              <table:table-cell office:value-type="float" office:value="3016.17">
                <text:p>3016.17</text:p>
              </table:table-cell>
              <table:table-cell office:value-type="float" office:value="624.83">
                <text:p>624.8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641">
                <text:p>3641</text:p>
              </table:table-cell>
              <table:table-cell office:value-type="float" office:value="3061.41">
                <text:p>3061.41</text:p>
              </table:table-cell>
              <table:table-cell office:value-type="float" office:value="579.59">
                <text:p>579.5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641">
                <text:p>3641</text:p>
              </table:table-cell>
              <table:table-cell office:value-type="float" office:value="3039.59">
                <text:p>3039.59</text:p>
              </table:table-cell>
              <table:table-cell office:value-type="float" office:value="601.41">
                <text:p>601.4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641">
                <text:p>3641</text:p>
              </table:table-cell>
              <table:table-cell office:value-type="float" office:value="3139.43">
                <text:p>3139.43</text:p>
              </table:table-cell>
              <table:table-cell office:value-type="float" office:value="501.57">
                <text:p>501.5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638">
                <text:p>3638</text:p>
              </table:table-cell>
              <table:table-cell office:value-type="float" office:value="3131.31">
                <text:p>3131.31</text:p>
              </table:table-cell>
              <table:table-cell office:value-type="float" office:value="506.69">
                <text:p>506.6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638">
                <text:p>3638</text:p>
              </table:table-cell>
              <table:table-cell office:value-type="float" office:value="3180.88">
                <text:p>3180.88</text:p>
              </table:table-cell>
              <table:table-cell office:value-type="float" office:value="457.12">
                <text:p>457.1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687">
                <text:p>3687</text:p>
              </table:table-cell>
              <table:table-cell office:value-type="float" office:value="3169.19">
                <text:p>3169.19</text:p>
              </table:table-cell>
              <table:table-cell office:value-type="float" office:value="517.81">
                <text:p>517.8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560">
                <text:p>3560</text:p>
              </table:table-cell>
              <table:table-cell office:value-type="float" office:value="3173.11">
                <text:p>3173.11</text:p>
              </table:table-cell>
              <table:table-cell office:value-type="float" office:value="386.89">
                <text:p>386.8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560">
                <text:p>3560</text:p>
              </table:table-cell>
              <table:table-cell office:value-type="float" office:value="3195.63">
                <text:p>3195.63</text:p>
              </table:table-cell>
              <table:table-cell office:value-type="float" office:value="364.37">
                <text:p>364.3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626">
                <text:p>3626</text:p>
              </table:table-cell>
              <table:table-cell office:value-type="float" office:value="3175.74">
                <text:p>3175.74</text:p>
              </table:table-cell>
              <table:table-cell office:value-type="float" office:value="450.26">
                <text:p>450.2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626">
                <text:p>3626</text:p>
              </table:table-cell>
              <table:table-cell office:value-type="float" office:value="3184.27">
                <text:p>3184.27</text:p>
              </table:table-cell>
              <table:table-cell office:value-type="float" office:value="441.73">
                <text:p>441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641">
                <text:p>3641</text:p>
              </table:table-cell>
              <table:table-cell office:value-type="float" office:value="3150.47">
                <text:p>3150.47</text:p>
              </table:table-cell>
              <table:table-cell office:value-type="float" office:value="490.53">
                <text:p>490.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594">
                <text:p>3594</text:p>
              </table:table-cell>
              <table:table-cell office:value-type="float" office:value="3181.56">
                <text:p>3181.56</text:p>
              </table:table-cell>
              <table:table-cell office:value-type="float" office:value="412.44">
                <text:p>412.4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703">
                <text:p>3703</text:p>
              </table:table-cell>
              <table:table-cell office:value-type="float" office:value="3221.55">
                <text:p>3221.55</text:p>
              </table:table-cell>
              <table:table-cell office:value-type="float" office:value="481.45">
                <text:p>481.4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703">
                <text:p>3703</text:p>
              </table:table-cell>
              <table:table-cell office:value-type="float" office:value="3204.53">
                <text:p>3204.53</text:p>
              </table:table-cell>
              <table:table-cell office:value-type="float" office:value="498.47">
                <text:p>498.4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676">
                <text:p>3676</text:p>
              </table:table-cell>
              <table:table-cell office:value-type="float" office:value="3149.96">
                <text:p>3149.96</text:p>
              </table:table-cell>
              <table:table-cell office:value-type="float" office:value="526.04">
                <text:p>526.0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676">
                <text:p>3676</text:p>
              </table:table-cell>
              <table:table-cell office:value-type="float" office:value="3184.6">
                <text:p>3184.6</text:p>
              </table:table-cell>
              <table:table-cell office:value-type="float" office:value="491.4">
                <text:p>491.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676">
                <text:p>3676</text:p>
              </table:table-cell>
              <table:table-cell office:value-type="float" office:value="3180.6">
                <text:p>3180.6</text:p>
              </table:table-cell>
              <table:table-cell office:value-type="float" office:value="495.4">
                <text:p>495.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676">
                <text:p>3676</text:p>
              </table:table-cell>
              <table:table-cell office:value-type="float" office:value="3208.58">
                <text:p>3208.58</text:p>
              </table:table-cell>
              <table:table-cell office:value-type="float" office:value="467.42">
                <text:p>467.4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676">
                <text:p>3676</text:p>
              </table:table-cell>
              <table:table-cell office:value-type="float" office:value="3209.06">
                <text:p>3209.06</text:p>
              </table:table-cell>
              <table:table-cell office:value-type="float" office:value="466.94">
                <text:p>466.9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542">
                <text:p>3542</text:p>
              </table:table-cell>
              <table:table-cell office:value-type="float" office:value="3207.28">
                <text:p>3207.28</text:p>
              </table:table-cell>
              <table:table-cell office:value-type="float" office:value="334.72">
                <text:p>334.7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542">
                <text:p>3542</text:p>
              </table:table-cell>
              <table:table-cell office:value-type="float" office:value="3184.5">
                <text:p>3184.5</text:p>
              </table:table-cell>
              <table:table-cell office:value-type="float" office:value="357.5">
                <text:p>357.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509">
                <text:p>3509</text:p>
              </table:table-cell>
              <table:table-cell office:value-type="float" office:value="3164.59">
                <text:p>3164.59</text:p>
              </table:table-cell>
              <table:table-cell office:value-type="float" office:value="344.41">
                <text:p>344.4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3589">
                <text:p>3589</text:p>
              </table:table-cell>
              <table:table-cell office:value-type="float" office:value="3140.29">
                <text:p>3140.29</text:p>
              </table:table-cell>
              <table:table-cell office:value-type="float" office:value="448.71">
                <text:p>448.7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594">
                <text:p>3594</text:p>
              </table:table-cell>
              <table:table-cell office:value-type="float" office:value="3179.08">
                <text:p>3179.08</text:p>
              </table:table-cell>
              <table:table-cell office:value-type="float" office:value="414.92">
                <text:p>414.9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626">
                <text:p>3626</text:p>
              </table:table-cell>
              <table:table-cell office:value-type="float" office:value="3134.08">
                <text:p>3134.08</text:p>
              </table:table-cell>
              <table:table-cell office:value-type="float" office:value="491.92">
                <text:p>491.9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676">
                <text:p>3676</text:p>
              </table:table-cell>
              <table:table-cell office:value-type="float" office:value="3117.17">
                <text:p>3117.17</text:p>
              </table:table-cell>
              <table:table-cell office:value-type="float" office:value="558.83">
                <text:p>558.8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626">
                <text:p>3626</text:p>
              </table:table-cell>
              <table:table-cell office:value-type="float" office:value="3128.78">
                <text:p>3128.78</text:p>
              </table:table-cell>
              <table:table-cell office:value-type="float" office:value="497.22">
                <text:p>497.2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620">
                <text:p>3620</text:p>
              </table:table-cell>
              <table:table-cell office:value-type="float" office:value="3102.67">
                <text:p>3102.67</text:p>
              </table:table-cell>
              <table:table-cell office:value-type="float" office:value="517.33">
                <text:p>517.3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743">
                <text:p>3743</text:p>
              </table:table-cell>
              <table:table-cell office:value-type="float" office:value="3140.58">
                <text:p>3140.58</text:p>
              </table:table-cell>
              <table:table-cell office:value-type="float" office:value="602.42">
                <text:p>602.4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743">
                <text:p>3743</text:p>
              </table:table-cell>
              <table:table-cell office:value-type="float" office:value="3180.6">
                <text:p>3180.6</text:p>
              </table:table-cell>
              <table:table-cell office:value-type="float" office:value="562.4">
                <text:p>562.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743">
                <text:p>3743</text:p>
              </table:table-cell>
              <table:table-cell office:value-type="float" office:value="3167.1">
                <text:p>3167.1</text:p>
              </table:table-cell>
              <table:table-cell office:value-type="float" office:value="575.9">
                <text:p>575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743">
                <text:p>3743</text:p>
              </table:table-cell>
              <table:table-cell office:value-type="float" office:value="3168.61">
                <text:p>3168.61</text:p>
              </table:table-cell>
              <table:table-cell office:value-type="float" office:value="574.39">
                <text:p>574.3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676">
                <text:p>3676</text:p>
              </table:table-cell>
              <table:table-cell office:value-type="float" office:value="3119.73">
                <text:p>3119.73</text:p>
              </table:table-cell>
              <table:table-cell office:value-type="float" office:value="556.27">
                <text:p>556.2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689">
                <text:p>3689</text:p>
              </table:table-cell>
              <table:table-cell office:value-type="float" office:value="3163.29">
                <text:p>3163.29</text:p>
              </table:table-cell>
              <table:table-cell office:value-type="float" office:value="525.71">
                <text:p>525.7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689">
                <text:p>3689</text:p>
              </table:table-cell>
              <table:table-cell office:value-type="float" office:value="3163.59">
                <text:p>3163.59</text:p>
              </table:table-cell>
              <table:table-cell office:value-type="float" office:value="525.41">
                <text:p>525.4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676">
                <text:p>3676</text:p>
              </table:table-cell>
              <table:table-cell office:value-type="float" office:value="3124.01">
                <text:p>3124.01</text:p>
              </table:table-cell>
              <table:table-cell office:value-type="float" office:value="551.99">
                <text:p>551.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676">
                <text:p>3676</text:p>
              </table:table-cell>
              <table:table-cell office:value-type="float" office:value="3041.37">
                <text:p>3041.37</text:p>
              </table:table-cell>
              <table:table-cell office:value-type="float" office:value="634.63">
                <text:p>634.6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785">
                <text:p>3785</text:p>
              </table:table-cell>
              <table:table-cell office:value-type="float" office:value="3095.88">
                <text:p>3095.88</text:p>
              </table:table-cell>
              <table:table-cell office:value-type="float" office:value="689.12">
                <text:p>689.1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785">
                <text:p>3785</text:p>
              </table:table-cell>
              <table:table-cell office:value-type="float" office:value="3084.91">
                <text:p>3084.91</text:p>
              </table:table-cell>
              <table:table-cell office:value-type="float" office:value="700.09">
                <text:p>700.0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785">
                <text:p>3785</text:p>
              </table:table-cell>
              <table:table-cell office:value-type="float" office:value="3124.8">
                <text:p>3124.8</text:p>
              </table:table-cell>
              <table:table-cell office:value-type="float" office:value="660.2">
                <text:p>660.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785">
                <text:p>3785</text:p>
              </table:table-cell>
              <table:table-cell office:value-type="float" office:value="3082.03">
                <text:p>3082.03</text:p>
              </table:table-cell>
              <table:table-cell office:value-type="float" office:value="702.97">
                <text:p>702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785">
                <text:p>3785</text:p>
              </table:table-cell>
              <table:table-cell office:value-type="float" office:value="3100.05">
                <text:p>3100.05</text:p>
              </table:table-cell>
              <table:table-cell office:value-type="float" office:value="684.95">
                <text:p>684.9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785">
                <text:p>3785</text:p>
              </table:table-cell>
              <table:table-cell office:value-type="float" office:value="3093.47">
                <text:p>3093.47</text:p>
              </table:table-cell>
              <table:table-cell office:value-type="float" office:value="691.53">
                <text:p>691.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689">
                <text:p>3689</text:p>
              </table:table-cell>
              <table:table-cell office:value-type="float" office:value="3116.95">
                <text:p>3116.95</text:p>
              </table:table-cell>
              <table:table-cell office:value-type="float" office:value="572.05">
                <text:p>572.0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676">
                <text:p>3676</text:p>
              </table:table-cell>
              <table:table-cell office:value-type="float" office:value="3149.22">
                <text:p>3149.22</text:p>
              </table:table-cell>
              <table:table-cell office:value-type="float" office:value="526.78">
                <text:p>526.7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676">
                <text:p>3676</text:p>
              </table:table-cell>
              <table:table-cell office:value-type="float" office:value="3175.47">
                <text:p>3175.47</text:p>
              </table:table-cell>
              <table:table-cell office:value-type="float" office:value="500.53">
                <text:p>500.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3595">
                <text:p>3595</text:p>
              </table:table-cell>
              <table:table-cell office:value-type="float" office:value="3149.25">
                <text:p>3149.25</text:p>
              </table:table-cell>
              <table:table-cell office:value-type="float" office:value="445.75">
                <text:p>445.7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595">
                <text:p>3595</text:p>
              </table:table-cell>
              <table:table-cell office:value-type="float" office:value="3176.4">
                <text:p>3176.4</text:p>
              </table:table-cell>
              <table:table-cell office:value-type="float" office:value="418.6">
                <text:p>418.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567">
                <text:p>3567</text:p>
              </table:table-cell>
              <table:table-cell office:value-type="float" office:value="3177.99">
                <text:p>3177.99</text:p>
              </table:table-cell>
              <table:table-cell office:value-type="float" office:value="389.01">
                <text:p>389.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594">
                <text:p>3594</text:p>
              </table:table-cell>
              <table:table-cell office:value-type="float" office:value="3179.63">
                <text:p>3179.63</text:p>
              </table:table-cell>
              <table:table-cell office:value-type="float" office:value="414.37">
                <text:p>414.3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676">
                <text:p>3676</text:p>
              </table:table-cell>
              <table:table-cell office:value-type="float" office:value="3204.3">
                <text:p>3204.3</text:p>
              </table:table-cell>
              <table:table-cell office:value-type="float" office:value="471.7">
                <text:p>471.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624">
                <text:p>3624</text:p>
              </table:table-cell>
              <table:table-cell office:value-type="float" office:value="3171.45">
                <text:p>3171.45</text:p>
              </table:table-cell>
              <table:table-cell office:value-type="float" office:value="452.55">
                <text:p>452.5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624">
                <text:p>3624</text:p>
              </table:table-cell>
              <table:table-cell office:value-type="float" office:value="3163.68">
                <text:p>3163.68</text:p>
              </table:table-cell>
              <table:table-cell office:value-type="float" office:value="460.32">
                <text:p>460.3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687">
                <text:p>3687</text:p>
              </table:table-cell>
              <table:table-cell office:value-type="float" office:value="3175.02">
                <text:p>3175.02</text:p>
              </table:table-cell>
              <table:table-cell office:value-type="float" office:value="511.98">
                <text:p>511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594">
                <text:p>3594</text:p>
              </table:table-cell>
              <table:table-cell office:value-type="float" office:value="3118.24">
                <text:p>3118.24</text:p>
              </table:table-cell>
              <table:table-cell office:value-type="float" office:value="475.76">
                <text:p>475.7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671">
                <text:p>3671</text:p>
              </table:table-cell>
              <table:table-cell office:value-type="float" office:value="3101">
                <text:p>3101</text:p>
              </table:table-cell>
              <table:table-cell office:value-type="float" office:value="570">
                <text:p>57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671">
                <text:p>3671</text:p>
              </table:table-cell>
              <table:table-cell office:value-type="float" office:value="3164.16">
                <text:p>3164.16</text:p>
              </table:table-cell>
              <table:table-cell office:value-type="float" office:value="506.84">
                <text:p>506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3671">
                <text:p>3671</text:p>
              </table:table-cell>
              <table:table-cell office:value-type="float" office:value="3151.65">
                <text:p>3151.65</text:p>
              </table:table-cell>
              <table:table-cell office:value-type="float" office:value="519.35">
                <text:p>519.3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676">
                <text:p>3676</text:p>
              </table:table-cell>
              <table:table-cell office:value-type="float" office:value="3152.72">
                <text:p>3152.72</text:p>
              </table:table-cell>
              <table:table-cell office:value-type="float" office:value="523.28">
                <text:p>523.2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671">
                <text:p>3671</text:p>
              </table:table-cell>
              <table:table-cell office:value-type="float" office:value="3179.22">
                <text:p>3179.22</text:p>
              </table:table-cell>
              <table:table-cell office:value-type="float" office:value="491.78">
                <text:p>491.7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3671">
                <text:p>3671</text:p>
              </table:table-cell>
              <table:table-cell office:value-type="float" office:value="3173.87">
                <text:p>3173.87</text:p>
              </table:table-cell>
              <table:table-cell office:value-type="float" office:value="497.13">
                <text:p>497.1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3677">
                <text:p>3677</text:p>
              </table:table-cell>
              <table:table-cell office:value-type="float" office:value="3204">
                <text:p>3204</text:p>
              </table:table-cell>
              <table:table-cell office:value-type="float" office:value="473">
                <text:p>4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677">
                <text:p>3677</text:p>
              </table:table-cell>
              <table:table-cell office:value-type="float" office:value="3162.57">
                <text:p>3162.57</text:p>
              </table:table-cell>
              <table:table-cell office:value-type="float" office:value="514.43">
                <text:p>514.4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677">
                <text:p>3677</text:p>
              </table:table-cell>
              <table:table-cell office:value-type="float" office:value="3152.05">
                <text:p>3152.05</text:p>
              </table:table-cell>
              <table:table-cell office:value-type="float" office:value="524.95">
                <text:p>524.9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3671">
                <text:p>3671</text:p>
              </table:table-cell>
              <table:table-cell office:value-type="float" office:value="3168.26">
                <text:p>3168.26</text:p>
              </table:table-cell>
              <table:table-cell office:value-type="float" office:value="502.74">
                <text:p>502.7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671">
                <text:p>3671</text:p>
              </table:table-cell>
              <table:table-cell office:value-type="float" office:value="3194.24">
                <text:p>3194.24</text:p>
              </table:table-cell>
              <table:table-cell office:value-type="float" office:value="476.76">
                <text:p>476.7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671">
                <text:p>3671</text:p>
              </table:table-cell>
              <table:table-cell office:value-type="float" office:value="3196.14">
                <text:p>3196.14</text:p>
              </table:table-cell>
              <table:table-cell office:value-type="float" office:value="474.86">
                <text:p>474.8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671">
                <text:p>3671</text:p>
              </table:table-cell>
              <table:table-cell office:value-type="float" office:value="3248.76">
                <text:p>3248.76</text:p>
              </table:table-cell>
              <table:table-cell office:value-type="float" office:value="422.24">
                <text:p>422.2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685">
                <text:p>3685</text:p>
              </table:table-cell>
              <table:table-cell office:value-type="float" office:value="3209.43">
                <text:p>3209.43</text:p>
              </table:table-cell>
              <table:table-cell office:value-type="float" office:value="475.57">
                <text:p>475.5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685">
                <text:p>3685</text:p>
              </table:table-cell>
              <table:table-cell office:value-type="float" office:value="3202.27">
                <text:p>3202.27</text:p>
              </table:table-cell>
              <table:table-cell office:value-type="float" office:value="482.73">
                <text:p>482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3685">
                <text:p>3685</text:p>
              </table:table-cell>
              <table:table-cell office:value-type="float" office:value="3250.55">
                <text:p>3250.55</text:p>
              </table:table-cell>
              <table:table-cell office:value-type="float" office:value="434.45">
                <text:p>434.4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685">
                <text:p>3685</text:p>
              </table:table-cell>
              <table:table-cell office:value-type="float" office:value="3198.33">
                <text:p>3198.33</text:p>
              </table:table-cell>
              <table:table-cell office:value-type="float" office:value="486.67">
                <text:p>486.6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685">
                <text:p>3685</text:p>
              </table:table-cell>
              <table:table-cell office:value-type="float" office:value="3241.96">
                <text:p>3241.96</text:p>
              </table:table-cell>
              <table:table-cell office:value-type="float" office:value="443.04">
                <text:p>443.0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685">
                <text:p>3685</text:p>
              </table:table-cell>
              <table:table-cell office:value-type="float" office:value="3234.57">
                <text:p>3234.57</text:p>
              </table:table-cell>
              <table:table-cell office:value-type="float" office:value="450.43">
                <text:p>450.4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685">
                <text:p>3685</text:p>
              </table:table-cell>
              <table:table-cell office:value-type="float" office:value="3179.46">
                <text:p>3179.46</text:p>
              </table:table-cell>
              <table:table-cell office:value-type="float" office:value="505.54">
                <text:p>505.5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3721">
                <text:p>3721</text:p>
              </table:table-cell>
              <table:table-cell office:value-type="float" office:value="3150.19">
                <text:p>3150.19</text:p>
              </table:table-cell>
              <table:table-cell office:value-type="float" office:value="570.81">
                <text:p>570.8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3732">
                <text:p>3732</text:p>
              </table:table-cell>
              <table:table-cell office:value-type="float" office:value="3204.61">
                <text:p>3204.61</text:p>
              </table:table-cell>
              <table:table-cell office:value-type="float" office:value="527.39">
                <text:p>527.3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732">
                <text:p>3732</text:p>
              </table:table-cell>
              <table:table-cell office:value-type="float" office:value="3157.57">
                <text:p>3157.57</text:p>
              </table:table-cell>
              <table:table-cell office:value-type="float" office:value="574.43">
                <text:p>574.4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717">
                <text:p>3717</text:p>
              </table:table-cell>
              <table:table-cell office:value-type="float" office:value="3159.04">
                <text:p>3159.04</text:p>
              </table:table-cell>
              <table:table-cell office:value-type="float" office:value="557.96">
                <text:p>557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3717">
                <text:p>3717</text:p>
              </table:table-cell>
              <table:table-cell office:value-type="float" office:value="3067.52">
                <text:p>3067.52</text:p>
              </table:table-cell>
              <table:table-cell office:value-type="float" office:value="649.48">
                <text:p>649.4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717">
                <text:p>3717</text:p>
              </table:table-cell>
              <table:table-cell office:value-type="float" office:value="3091.45">
                <text:p>3091.45</text:p>
              </table:table-cell>
              <table:table-cell office:value-type="float" office:value="625.55">
                <text:p>625.5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717">
                <text:p>3717</text:p>
              </table:table-cell>
              <table:table-cell office:value-type="float" office:value="3127.19">
                <text:p>3127.19</text:p>
              </table:table-cell>
              <table:table-cell office:value-type="float" office:value="589.81">
                <text:p>589.8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3601">
                <text:p>3601</text:p>
              </table:table-cell>
              <table:table-cell office:value-type="float" office:value="3156.93">
                <text:p>3156.93</text:p>
              </table:table-cell>
              <table:table-cell office:value-type="float" office:value="444.07">
                <text:p>444.0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625">
                <text:p>3625</text:p>
              </table:table-cell>
              <table:table-cell office:value-type="float" office:value="3084.19">
                <text:p>3084.19</text:p>
              </table:table-cell>
              <table:table-cell office:value-type="float" office:value="540.81">
                <text:p>540.8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601">
                <text:p>3601</text:p>
              </table:table-cell>
              <table:table-cell office:value-type="float" office:value="3074.97">
                <text:p>3074.97</text:p>
              </table:table-cell>
              <table:table-cell office:value-type="float" office:value="526.03">
                <text:p>526.0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601">
                <text:p>3601</text:p>
              </table:table-cell>
              <table:table-cell office:value-type="float" office:value="3128.52">
                <text:p>3128.52</text:p>
              </table:table-cell>
              <table:table-cell office:value-type="float" office:value="472.48">
                <text:p>472.4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601">
                <text:p>3601</text:p>
              </table:table-cell>
              <table:table-cell office:value-type="float" office:value="3094.72">
                <text:p>3094.72</text:p>
              </table:table-cell>
              <table:table-cell office:value-type="float" office:value="506.28">
                <text:p>506.2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3672">
                <text:p>3672</text:p>
              </table:table-cell>
              <table:table-cell office:value-type="float" office:value="3098.47">
                <text:p>3098.47</text:p>
              </table:table-cell>
              <table:table-cell office:value-type="float" office:value="573.53">
                <text:p>573.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601">
                <text:p>3601</text:p>
              </table:table-cell>
              <table:table-cell office:value-type="float" office:value="3102.68">
                <text:p>3102.68</text:p>
              </table:table-cell>
              <table:table-cell office:value-type="float" office:value="498.32">
                <text:p>498.3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640">
                <text:p>3640</text:p>
              </table:table-cell>
              <table:table-cell office:value-type="float" office:value="3096.43">
                <text:p>3096.43</text:p>
              </table:table-cell>
              <table:table-cell office:value-type="float" office:value="543.57">
                <text:p>543.5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652">
                <text:p>3652</text:p>
              </table:table-cell>
              <table:table-cell office:value-type="float" office:value="3074.51">
                <text:p>3074.51</text:p>
              </table:table-cell>
              <table:table-cell office:value-type="float" office:value="577.49">
                <text:p>577.4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3652">
                <text:p>3652</text:p>
              </table:table-cell>
              <table:table-cell office:value-type="float" office:value="3017.94">
                <text:p>3017.94</text:p>
              </table:table-cell>
              <table:table-cell office:value-type="float" office:value="634.06">
                <text:p>634.0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652">
                <text:p>3652</text:p>
              </table:table-cell>
              <table:table-cell office:value-type="float" office:value="3030.21">
                <text:p>3030.21</text:p>
              </table:table-cell>
              <table:table-cell office:value-type="float" office:value="621.79">
                <text:p>621.7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3652">
                <text:p>3652</text:p>
              </table:table-cell>
              <table:table-cell office:value-type="float" office:value="3108.12">
                <text:p>3108.12</text:p>
              </table:table-cell>
              <table:table-cell office:value-type="float" office:value="543.88">
                <text:p>543.8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628">
                <text:p>3628</text:p>
              </table:table-cell>
              <table:table-cell office:value-type="float" office:value="3112.27">
                <text:p>3112.27</text:p>
              </table:table-cell>
              <table:table-cell office:value-type="float" office:value="515.73">
                <text:p>515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601">
                <text:p>3601</text:p>
              </table:table-cell>
              <table:table-cell office:value-type="float" office:value="3089.27">
                <text:p>3089.27</text:p>
              </table:table-cell>
              <table:table-cell office:value-type="float" office:value="511.73">
                <text:p>511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3601">
                <text:p>3601</text:p>
              </table:table-cell>
              <table:table-cell office:value-type="float" office:value="3074.37">
                <text:p>3074.37</text:p>
              </table:table-cell>
              <table:table-cell office:value-type="float" office:value="526.63">
                <text:p>526.6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3601">
                <text:p>3601</text:p>
              </table:table-cell>
              <table:table-cell office:value-type="float" office:value="3113.26">
                <text:p>3113.26</text:p>
              </table:table-cell>
              <table:table-cell office:value-type="float" office:value="487.74">
                <text:p>487.7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569">
                <text:p>3569</text:p>
              </table:table-cell>
              <table:table-cell office:value-type="float" office:value="3108.68">
                <text:p>3108.68</text:p>
              </table:table-cell>
              <table:table-cell office:value-type="float" office:value="460.32">
                <text:p>460.3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569">
                <text:p>3569</text:p>
              </table:table-cell>
              <table:table-cell office:value-type="float" office:value="3064.08">
                <text:p>3064.08</text:p>
              </table:table-cell>
              <table:table-cell office:value-type="float" office:value="504.92">
                <text:p>504.9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626">
                <text:p>3626</text:p>
              </table:table-cell>
              <table:table-cell office:value-type="float" office:value="3033.42">
                <text:p>3033.42</text:p>
              </table:table-cell>
              <table:table-cell office:value-type="float" office:value="592.58">
                <text:p>592.5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678">
                <text:p>3678</text:p>
              </table:table-cell>
              <table:table-cell office:value-type="float" office:value="3064.81">
                <text:p>3064.81</text:p>
              </table:table-cell>
              <table:table-cell office:value-type="float" office:value="613.19">
                <text:p>613.1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3588">
                <text:p>3588</text:p>
              </table:table-cell>
              <table:table-cell office:value-type="float" office:value="2996.98">
                <text:p>2996.98</text:p>
              </table:table-cell>
              <table:table-cell office:value-type="float" office:value="591.02">
                <text:p>591.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3685">
                <text:p>3685</text:p>
              </table:table-cell>
              <table:table-cell office:value-type="float" office:value="2971.71">
                <text:p>2971.71</text:p>
              </table:table-cell>
              <table:table-cell office:value-type="float" office:value="713.29">
                <text:p>713.2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685">
                <text:p>3685</text:p>
              </table:table-cell>
              <table:table-cell office:value-type="float" office:value="2889.3">
                <text:p>2889.3</text:p>
              </table:table-cell>
              <table:table-cell office:value-type="float" office:value="795.7">
                <text:p>795.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3685">
                <text:p>3685</text:p>
              </table:table-cell>
              <table:table-cell office:value-type="float" office:value="2919.78">
                <text:p>2919.78</text:p>
              </table:table-cell>
              <table:table-cell office:value-type="float" office:value="765.22">
                <text:p>765.2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685">
                <text:p>3685</text:p>
              </table:table-cell>
              <table:table-cell office:value-type="float" office:value="2876.62">
                <text:p>2876.62</text:p>
              </table:table-cell>
              <table:table-cell office:value-type="float" office:value="808.38">
                <text:p>808.3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633">
                <text:p>3633</text:p>
              </table:table-cell>
              <table:table-cell office:value-type="float" office:value="2949.33">
                <text:p>2949.33</text:p>
              </table:table-cell>
              <table:table-cell office:value-type="float" office:value="683.67">
                <text:p>683.6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717">
                <text:p>3717</text:p>
              </table:table-cell>
              <table:table-cell office:value-type="float" office:value="2981.5">
                <text:p>2981.5</text:p>
              </table:table-cell>
              <table:table-cell office:value-type="float" office:value="735.5">
                <text:p>735.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3633">
                <text:p>3633</text:p>
              </table:table-cell>
              <table:table-cell office:value-type="float" office:value="2944.69">
                <text:p>2944.69</text:p>
              </table:table-cell>
              <table:table-cell office:value-type="float" office:value="688.31">
                <text:p>688.3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543">
                <text:p>3543</text:p>
              </table:table-cell>
              <table:table-cell office:value-type="float" office:value="2926.97">
                <text:p>2926.97</text:p>
              </table:table-cell>
              <table:table-cell office:value-type="float" office:value="616.03">
                <text:p>616.0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3543">
                <text:p>3543</text:p>
              </table:table-cell>
              <table:table-cell office:value-type="float" office:value="2971.35">
                <text:p>2971.35</text:p>
              </table:table-cell>
              <table:table-cell office:value-type="float" office:value="571.65">
                <text:p>571.6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533">
                <text:p>3533</text:p>
              </table:table-cell>
              <table:table-cell office:value-type="float" office:value="2953.69">
                <text:p>2953.69</text:p>
              </table:table-cell>
              <table:table-cell office:value-type="float" office:value="579.31">
                <text:p>579.3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591">
                <text:p>3591</text:p>
              </table:table-cell>
              <table:table-cell office:value-type="float" office:value="2924.53">
                <text:p>2924.53</text:p>
              </table:table-cell>
              <table:table-cell office:value-type="float" office:value="666.47">
                <text:p>666.4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3533">
                <text:p>3533</text:p>
              </table:table-cell>
              <table:table-cell office:value-type="float" office:value="2887.73">
                <text:p>2887.73</text:p>
              </table:table-cell>
              <table:table-cell office:value-type="float" office:value="645.27">
                <text:p>645.2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493">
                <text:p>3493</text:p>
              </table:table-cell>
              <table:table-cell office:value-type="float" office:value="2918.92">
                <text:p>2918.92</text:p>
              </table:table-cell>
              <table:table-cell office:value-type="float" office:value="574.08">
                <text:p>574.0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536">
                <text:p>3536</text:p>
              </table:table-cell>
              <table:table-cell office:value-type="float" office:value="2991.84">
                <text:p>2991.84</text:p>
              </table:table-cell>
              <table:table-cell office:value-type="float" office:value="544.16">
                <text:p>544.1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526">
                <text:p>3526</text:p>
              </table:table-cell>
              <table:table-cell office:value-type="float" office:value="3044.48">
                <text:p>3044.48</text:p>
              </table:table-cell>
              <table:table-cell office:value-type="float" office:value="481.52">
                <text:p>481.5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526">
                <text:p>3526</text:p>
              </table:table-cell>
              <table:table-cell office:value-type="float" office:value="3078.93">
                <text:p>3078.93</text:p>
              </table:table-cell>
              <table:table-cell office:value-type="float" office:value="447.07">
                <text:p>447.0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526">
                <text:p>3526</text:p>
              </table:table-cell>
              <table:table-cell office:value-type="float" office:value="3065.87">
                <text:p>3065.87</text:p>
              </table:table-cell>
              <table:table-cell office:value-type="float" office:value="460.13">
                <text:p>460.1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3526">
                <text:p>3526</text:p>
              </table:table-cell>
              <table:table-cell office:value-type="float" office:value="3023.19">
                <text:p>3023.19</text:p>
              </table:table-cell>
              <table:table-cell office:value-type="float" office:value="502.81">
                <text:p>502.8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526">
                <text:p>3526</text:p>
              </table:table-cell>
              <table:table-cell office:value-type="float" office:value="3061.55">
                <text:p>3061.55</text:p>
              </table:table-cell>
              <table:table-cell office:value-type="float" office:value="464.45">
                <text:p>464.4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586">
                <text:p>3586</text:p>
              </table:table-cell>
              <table:table-cell office:value-type="float" office:value="3039.91">
                <text:p>3039.91</text:p>
              </table:table-cell>
              <table:table-cell office:value-type="float" office:value="546.09">
                <text:p>546.0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586">
                <text:p>3586</text:p>
              </table:table-cell>
              <table:table-cell office:value-type="float" office:value="3064.89">
                <text:p>3064.89</text:p>
              </table:table-cell>
              <table:table-cell office:value-type="float" office:value="521.11">
                <text:p>521.1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3541">
                <text:p>3541</text:p>
              </table:table-cell>
              <table:table-cell office:value-type="float" office:value="3107.2">
                <text:p>3107.2</text:p>
              </table:table-cell>
              <table:table-cell office:value-type="float" office:value="433.8">
                <text:p>433.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541">
                <text:p>3541</text:p>
              </table:table-cell>
              <table:table-cell office:value-type="float" office:value="3090.27">
                <text:p>3090.27</text:p>
              </table:table-cell>
              <table:table-cell office:value-type="float" office:value="450.73">
                <text:p>450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3541">
                <text:p>3541</text:p>
              </table:table-cell>
              <table:table-cell office:value-type="float" office:value="3090.42">
                <text:p>3090.42</text:p>
              </table:table-cell>
              <table:table-cell office:value-type="float" office:value="450.58">
                <text:p>450.5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615">
                <text:p>3615</text:p>
              </table:table-cell>
              <table:table-cell office:value-type="float" office:value="3070.46">
                <text:p>3070.46</text:p>
              </table:table-cell>
              <table:table-cell office:value-type="float" office:value="544.54">
                <text:p>544.5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678">
                <text:p>3678</text:p>
              </table:table-cell>
              <table:table-cell office:value-type="float" office:value="3059.16">
                <text:p>3059.16</text:p>
              </table:table-cell>
              <table:table-cell office:value-type="float" office:value="618.84">
                <text:p>618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678">
                <text:p>3678</text:p>
              </table:table-cell>
              <table:table-cell office:value-type="float" office:value="3034.76">
                <text:p>3034.76</text:p>
              </table:table-cell>
              <table:table-cell office:value-type="float" office:value="643.24">
                <text:p>643.2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619">
                <text:p>3619</text:p>
              </table:table-cell>
              <table:table-cell office:value-type="float" office:value="3021.07">
                <text:p>3021.07</text:p>
              </table:table-cell>
              <table:table-cell office:value-type="float" office:value="597.93">
                <text:p>597.9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619">
                <text:p>3619</text:p>
              </table:table-cell>
              <table:table-cell office:value-type="float" office:value="2988.28">
                <text:p>2988.28</text:p>
              </table:table-cell>
              <table:table-cell office:value-type="float" office:value="630.72">
                <text:p>630.7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3581">
                <text:p>3581</text:p>
              </table:table-cell>
              <table:table-cell office:value-type="float" office:value="2997.14">
                <text:p>2997.14</text:p>
              </table:table-cell>
              <table:table-cell office:value-type="float" office:value="583.86">
                <text:p>583.8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581">
                <text:p>3581</text:p>
              </table:table-cell>
              <table:table-cell office:value-type="float" office:value="2961.26">
                <text:p>2961.26</text:p>
              </table:table-cell>
              <table:table-cell office:value-type="float" office:value="619.74">
                <text:p>619.7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581">
                <text:p>3581</text:p>
              </table:table-cell>
              <table:table-cell office:value-type="float" office:value="3016.49">
                <text:p>3016.49</text:p>
              </table:table-cell>
              <table:table-cell office:value-type="float" office:value="564.51">
                <text:p>564.5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508">
                <text:p>3508</text:p>
              </table:table-cell>
              <table:table-cell office:value-type="float" office:value="3039.1">
                <text:p>3039.1</text:p>
              </table:table-cell>
              <table:table-cell office:value-type="float" office:value="468.9">
                <text:p>468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508">
                <text:p>3508</text:p>
              </table:table-cell>
              <table:table-cell office:value-type="float" office:value="2990.66">
                <text:p>2990.66</text:p>
              </table:table-cell>
              <table:table-cell office:value-type="float" office:value="517.34">
                <text:p>517.3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508">
                <text:p>3508</text:p>
              </table:table-cell>
              <table:table-cell office:value-type="float" office:value="3028.88">
                <text:p>3028.88</text:p>
              </table:table-cell>
              <table:table-cell office:value-type="float" office:value="479.12">
                <text:p>479.1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518">
                <text:p>3518</text:p>
              </table:table-cell>
              <table:table-cell office:value-type="float" office:value="3021.25">
                <text:p>3021.25</text:p>
              </table:table-cell>
              <table:table-cell office:value-type="float" office:value="496.75">
                <text:p>496.7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435">
                <text:p>3435</text:p>
              </table:table-cell>
              <table:table-cell office:value-type="float" office:value="3029.95">
                <text:p>3029.95</text:p>
              </table:table-cell>
              <table:table-cell office:value-type="float" office:value="405.05">
                <text:p>405.0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435">
                <text:p>3435</text:p>
              </table:table-cell>
              <table:table-cell office:value-type="float" office:value="3072.48">
                <text:p>3072.48</text:p>
              </table:table-cell>
              <table:table-cell office:value-type="float" office:value="362.52">
                <text:p>362.5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435">
                <text:p>3435</text:p>
              </table:table-cell>
              <table:table-cell office:value-type="float" office:value="3115.96">
                <text:p>3115.96</text:p>
              </table:table-cell>
              <table:table-cell office:value-type="float" office:value="319.04">
                <text:p>319.0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479">
                <text:p>3479</text:p>
              </table:table-cell>
              <table:table-cell office:value-type="float" office:value="3099.41">
                <text:p>3099.41</text:p>
              </table:table-cell>
              <table:table-cell office:value-type="float" office:value="379.59">
                <text:p>379.5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486">
                <text:p>3486</text:p>
              </table:table-cell>
              <table:table-cell office:value-type="float" office:value="3125.16">
                <text:p>3125.16</text:p>
              </table:table-cell>
              <table:table-cell office:value-type="float" office:value="360.84">
                <text:p>360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522">
                <text:p>3522</text:p>
              </table:table-cell>
              <table:table-cell office:value-type="float" office:value="3106.5">
                <text:p>3106.5</text:p>
              </table:table-cell>
              <table:table-cell office:value-type="float" office:value="415.5">
                <text:p>415.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3467">
                <text:p>3467</text:p>
              </table:table-cell>
              <table:table-cell office:value-type="float" office:value="3051.78">
                <text:p>3051.78</text:p>
              </table:table-cell>
              <table:table-cell office:value-type="float" office:value="415.22">
                <text:p>415.2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445">
                <text:p>3445</text:p>
              </table:table-cell>
              <table:table-cell office:value-type="float" office:value="3079.64">
                <text:p>3079.64</text:p>
              </table:table-cell>
              <table:table-cell office:value-type="float" office:value="365.36">
                <text:p>365.3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485">
                <text:p>3485</text:p>
              </table:table-cell>
              <table:table-cell office:value-type="float" office:value="3077.5">
                <text:p>3077.5</text:p>
              </table:table-cell>
              <table:table-cell office:value-type="float" office:value="407.5">
                <text:p>407.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485">
                <text:p>3485</text:p>
              </table:table-cell>
              <table:table-cell office:value-type="float" office:value="3015.37">
                <text:p>3015.37</text:p>
              </table:table-cell>
              <table:table-cell office:value-type="float" office:value="469.63">
                <text:p>469.6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428">
                <text:p>3428</text:p>
              </table:table-cell>
              <table:table-cell office:value-type="float" office:value="3066.06">
                <text:p>3066.06</text:p>
              </table:table-cell>
              <table:table-cell office:value-type="float" office:value="361.94">
                <text:p>361.9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428">
                <text:p>3428</text:p>
              </table:table-cell>
              <table:table-cell office:value-type="float" office:value="3055.92">
                <text:p>3055.92</text:p>
              </table:table-cell>
              <table:table-cell office:value-type="float" office:value="372.08">
                <text:p>372.0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460">
                <text:p>3460</text:p>
              </table:table-cell>
              <table:table-cell office:value-type="float" office:value="3099.01">
                <text:p>3099.01</text:p>
              </table:table-cell>
              <table:table-cell office:value-type="float" office:value="360.99">
                <text:p>360.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456">
                <text:p>3456</text:p>
              </table:table-cell>
              <table:table-cell office:value-type="float" office:value="3123.05">
                <text:p>3123.05</text:p>
              </table:table-cell>
              <table:table-cell office:value-type="float" office:value="332.95">
                <text:p>332.9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3438">
                <text:p>3438</text:p>
              </table:table-cell>
              <table:table-cell office:value-type="float" office:value="3103.46">
                <text:p>3103.46</text:p>
              </table:table-cell>
              <table:table-cell office:value-type="float" office:value="334.54">
                <text:p>334.5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3506">
                <text:p>3506</text:p>
              </table:table-cell>
              <table:table-cell office:value-type="float" office:value="3077.55">
                <text:p>3077.55</text:p>
              </table:table-cell>
              <table:table-cell office:value-type="float" office:value="428.45">
                <text:p>428.4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506">
                <text:p>3506</text:p>
              </table:table-cell>
              <table:table-cell office:value-type="float" office:value="3035.07">
                <text:p>3035.07</text:p>
              </table:table-cell>
              <table:table-cell office:value-type="float" office:value="470.93">
                <text:p>470.9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495">
                <text:p>3495</text:p>
              </table:table-cell>
              <table:table-cell office:value-type="float" office:value="3059.27">
                <text:p>3059.27</text:p>
              </table:table-cell>
              <table:table-cell office:value-type="float" office:value="435.73">
                <text:p>435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3495">
                <text:p>3495</text:p>
              </table:table-cell>
              <table:table-cell office:value-type="float" office:value="3082.56">
                <text:p>3082.56</text:p>
              </table:table-cell>
              <table:table-cell office:value-type="float" office:value="412.44">
                <text:p>412.4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533">
                <text:p>3533</text:p>
              </table:table-cell>
              <table:table-cell office:value-type="float" office:value="3050.76">
                <text:p>3050.76</text:p>
              </table:table-cell>
              <table:table-cell office:value-type="float" office:value="482.24">
                <text:p>482.2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3553">
                <text:p>3553</text:p>
              </table:table-cell>
              <table:table-cell office:value-type="float" office:value="3128.16">
                <text:p>3128.16</text:p>
              </table:table-cell>
              <table:table-cell office:value-type="float" office:value="424.84">
                <text:p>424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553">
                <text:p>3553</text:p>
              </table:table-cell>
              <table:table-cell office:value-type="float" office:value="3124.79">
                <text:p>3124.79</text:p>
              </table:table-cell>
              <table:table-cell office:value-type="float" office:value="428.21">
                <text:p>428.2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616">
                <text:p>3616</text:p>
              </table:table-cell>
              <table:table-cell office:value-type="float" office:value="3126.48">
                <text:p>3126.48</text:p>
              </table:table-cell>
              <table:table-cell office:value-type="float" office:value="489.52">
                <text:p>489.5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3689">
                <text:p>3689</text:p>
              </table:table-cell>
              <table:table-cell office:value-type="float" office:value="3110.14">
                <text:p>3110.14</text:p>
              </table:table-cell>
              <table:table-cell office:value-type="float" office:value="578.86">
                <text:p>578.8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689">
                <text:p>3689</text:p>
              </table:table-cell>
              <table:table-cell office:value-type="float" office:value="3148.01">
                <text:p>3148.01</text:p>
              </table:table-cell>
              <table:table-cell office:value-type="float" office:value="540.99">
                <text:p>540.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689">
                <text:p>3689</text:p>
              </table:table-cell>
              <table:table-cell office:value-type="float" office:value="3159.86">
                <text:p>3159.86</text:p>
              </table:table-cell>
              <table:table-cell office:value-type="float" office:value="529.14">
                <text:p>529.1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689">
                <text:p>3689</text:p>
              </table:table-cell>
              <table:table-cell office:value-type="float" office:value="3211.45">
                <text:p>3211.45</text:p>
              </table:table-cell>
              <table:table-cell office:value-type="float" office:value="477.55">
                <text:p>477.5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689">
                <text:p>3689</text:p>
              </table:table-cell>
              <table:table-cell office:value-type="float" office:value="3205.28">
                <text:p>3205.28</text:p>
              </table:table-cell>
              <table:table-cell office:value-type="float" office:value="483.72">
                <text:p>483.7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689">
                <text:p>3689</text:p>
              </table:table-cell>
              <table:table-cell office:value-type="float" office:value="3188.18">
                <text:p>3188.18</text:p>
              </table:table-cell>
              <table:table-cell office:value-type="float" office:value="500.82">
                <text:p>500.8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689">
                <text:p>3689</text:p>
              </table:table-cell>
              <table:table-cell office:value-type="float" office:value="3182.49">
                <text:p>3182.49</text:p>
              </table:table-cell>
              <table:table-cell office:value-type="float" office:value="506.51">
                <text:p>506.5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3689">
                <text:p>3689</text:p>
              </table:table-cell>
              <table:table-cell office:value-type="float" office:value="3189.35">
                <text:p>3189.35</text:p>
              </table:table-cell>
              <table:table-cell office:value-type="float" office:value="499.65">
                <text:p>499.6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689">
                <text:p>3689</text:p>
              </table:table-cell>
              <table:table-cell office:value-type="float" office:value="3187.99">
                <text:p>3187.99</text:p>
              </table:table-cell>
              <table:table-cell office:value-type="float" office:value="501.01">
                <text:p>501.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3689">
                <text:p>3689</text:p>
              </table:table-cell>
              <table:table-cell office:value-type="float" office:value="3198.59">
                <text:p>3198.59</text:p>
              </table:table-cell>
              <table:table-cell office:value-type="float" office:value="490.41">
                <text:p>490.4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689">
                <text:p>3689</text:p>
              </table:table-cell>
              <table:table-cell office:value-type="float" office:value="3212.35">
                <text:p>3212.35</text:p>
              </table:table-cell>
              <table:table-cell office:value-type="float" office:value="476.65">
                <text:p>476.6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629">
                <text:p>3629</text:p>
              </table:table-cell>
              <table:table-cell office:value-type="float" office:value="3180.74">
                <text:p>3180.74</text:p>
              </table:table-cell>
              <table:table-cell office:value-type="float" office:value="448.26">
                <text:p>448.2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3656">
                <text:p>3656</text:p>
              </table:table-cell>
              <table:table-cell office:value-type="float" office:value="3195.29">
                <text:p>3195.29</text:p>
              </table:table-cell>
              <table:table-cell office:value-type="float" office:value="460.71">
                <text:p>460.7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3656">
                <text:p>3656</text:p>
              </table:table-cell>
              <table:table-cell office:value-type="float" office:value="3209.85">
                <text:p>3209.85</text:p>
              </table:table-cell>
              <table:table-cell office:value-type="float" office:value="446.15">
                <text:p>446.1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566">
                <text:p>3566</text:p>
              </table:table-cell>
              <table:table-cell office:value-type="float" office:value="3230.55">
                <text:p>3230.55</text:p>
              </table:table-cell>
              <table:table-cell office:value-type="float" office:value="335.45">
                <text:p>335.4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3572">
                <text:p>3572</text:p>
              </table:table-cell>
              <table:table-cell office:value-type="float" office:value="3183.82">
                <text:p>3183.82</text:p>
              </table:table-cell>
              <table:table-cell office:value-type="float" office:value="388.18">
                <text:p>388.1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572">
                <text:p>3572</text:p>
              </table:table-cell>
              <table:table-cell office:value-type="float" office:value="3181.02">
                <text:p>3181.02</text:p>
              </table:table-cell>
              <table:table-cell office:value-type="float" office:value="390.98">
                <text:p>390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595">
                <text:p>3595</text:p>
              </table:table-cell>
              <table:table-cell office:value-type="float" office:value="3198.18">
                <text:p>3198.18</text:p>
              </table:table-cell>
              <table:table-cell office:value-type="float" office:value="396.82">
                <text:p>396.8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577">
                <text:p>3577</text:p>
              </table:table-cell>
              <table:table-cell office:value-type="float" office:value="3192.49">
                <text:p>3192.49</text:p>
              </table:table-cell>
              <table:table-cell office:value-type="float" office:value="384.51">
                <text:p>384.5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3593">
                <text:p>3593</text:p>
              </table:table-cell>
              <table:table-cell office:value-type="float" office:value="3143.22">
                <text:p>3143.22</text:p>
              </table:table-cell>
              <table:table-cell office:value-type="float" office:value="449.78">
                <text:p>449.7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585">
                <text:p>3585</text:p>
              </table:table-cell>
              <table:table-cell office:value-type="float" office:value="3099.48">
                <text:p>3099.48</text:p>
              </table:table-cell>
              <table:table-cell office:value-type="float" office:value="485.52">
                <text:p>485.5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3585">
                <text:p>3585</text:p>
              </table:table-cell>
              <table:table-cell office:value-type="float" office:value="3058.79">
                <text:p>3058.79</text:p>
              </table:table-cell>
              <table:table-cell office:value-type="float" office:value="526.21">
                <text:p>526.2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585">
                <text:p>3585</text:p>
              </table:table-cell>
              <table:table-cell office:value-type="float" office:value="3077.77">
                <text:p>3077.77</text:p>
              </table:table-cell>
              <table:table-cell office:value-type="float" office:value="507.23">
                <text:p>507.2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585">
                <text:p>3585</text:p>
              </table:table-cell>
              <table:table-cell office:value-type="float" office:value="3075.59">
                <text:p>3075.59</text:p>
              </table:table-cell>
              <table:table-cell office:value-type="float" office:value="509.41">
                <text:p>509.4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585">
                <text:p>3585</text:p>
              </table:table-cell>
              <table:table-cell office:value-type="float" office:value="3047.53">
                <text:p>3047.53</text:p>
              </table:table-cell>
              <table:table-cell office:value-type="float" office:value="537.47">
                <text:p>537.4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585">
                <text:p>3585</text:p>
              </table:table-cell>
              <table:table-cell office:value-type="float" office:value="2967.87">
                <text:p>2967.87</text:p>
              </table:table-cell>
              <table:table-cell office:value-type="float" office:value="617.13">
                <text:p>617.1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511">
                <text:p>3511</text:p>
              </table:table-cell>
              <table:table-cell office:value-type="float" office:value="2996.73">
                <text:p>2996.73</text:p>
              </table:table-cell>
              <table:table-cell office:value-type="float" office:value="514.27">
                <text:p>514.2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522">
                <text:p>3522</text:p>
              </table:table-cell>
              <table:table-cell office:value-type="float" office:value="3017.29">
                <text:p>3017.29</text:p>
              </table:table-cell>
              <table:table-cell office:value-type="float" office:value="504.71">
                <text:p>504.7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522">
                <text:p>3522</text:p>
              </table:table-cell>
              <table:table-cell office:value-type="float" office:value="2991.79">
                <text:p>2991.79</text:p>
              </table:table-cell>
              <table:table-cell office:value-type="float" office:value="530.21">
                <text:p>530.2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497">
                <text:p>3497</text:p>
              </table:table-cell>
              <table:table-cell office:value-type="float" office:value="3067.25">
                <text:p>3067.25</text:p>
              </table:table-cell>
              <table:table-cell office:value-type="float" office:value="429.75">
                <text:p>429.7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497">
                <text:p>3497</text:p>
              </table:table-cell>
              <table:table-cell office:value-type="float" office:value="3005.49">
                <text:p>3005.49</text:p>
              </table:table-cell>
              <table:table-cell office:value-type="float" office:value="491.51">
                <text:p>491.5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497">
                <text:p>3497</text:p>
              </table:table-cell>
              <table:table-cell office:value-type="float" office:value="3023.74">
                <text:p>3023.74</text:p>
              </table:table-cell>
              <table:table-cell office:value-type="float" office:value="473.26">
                <text:p>473.2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497">
                <text:p>3497</text:p>
              </table:table-cell>
              <table:table-cell office:value-type="float" office:value="3004.12">
                <text:p>3004.12</text:p>
              </table:table-cell>
              <table:table-cell office:value-type="float" office:value="492.88">
                <text:p>492.8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500">
                <text:p>3500</text:p>
              </table:table-cell>
              <table:table-cell office:value-type="float" office:value="2960.75">
                <text:p>2960.75</text:p>
              </table:table-cell>
              <table:table-cell office:value-type="float" office:value="539.25">
                <text:p>539.2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558">
                <text:p>3558</text:p>
              </table:table-cell>
              <table:table-cell office:value-type="float" office:value="3064.37">
                <text:p>3064.37</text:p>
              </table:table-cell>
              <table:table-cell office:value-type="float" office:value="493.63">
                <text:p>493.6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529">
                <text:p>3529</text:p>
              </table:table-cell>
              <table:table-cell office:value-type="float" office:value="3097.32">
                <text:p>3097.32</text:p>
              </table:table-cell>
              <table:table-cell office:value-type="float" office:value="431.68">
                <text:p>431.6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529">
                <text:p>3529</text:p>
              </table:table-cell>
              <table:table-cell office:value-type="float" office:value="3096.3">
                <text:p>3096.3</text:p>
              </table:table-cell>
              <table:table-cell office:value-type="float" office:value="432.7">
                <text:p>432.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3529">
                <text:p>3529</text:p>
              </table:table-cell>
              <table:table-cell office:value-type="float" office:value="3072.43">
                <text:p>3072.43</text:p>
              </table:table-cell>
              <table:table-cell office:value-type="float" office:value="456.57">
                <text:p>456.5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529">
                <text:p>3529</text:p>
              </table:table-cell>
              <table:table-cell office:value-type="float" office:value="3027.65">
                <text:p>3027.65</text:p>
              </table:table-cell>
              <table:table-cell office:value-type="float" office:value="501.35">
                <text:p>501.3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3533">
                <text:p>3533</text:p>
              </table:table-cell>
              <table:table-cell office:value-type="float" office:value="3059.6">
                <text:p>3059.6</text:p>
              </table:table-cell>
              <table:table-cell office:value-type="float" office:value="473.4">
                <text:p>473.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3528">
                <text:p>3528</text:p>
              </table:table-cell>
              <table:table-cell office:value-type="float" office:value="3025.41">
                <text:p>3025.41</text:p>
              </table:table-cell>
              <table:table-cell office:value-type="float" office:value="502.59">
                <text:p>502.5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545">
                <text:p>3545</text:p>
              </table:table-cell>
              <table:table-cell office:value-type="float" office:value="3030.37">
                <text:p>3030.37</text:p>
              </table:table-cell>
              <table:table-cell office:value-type="float" office:value="514.63">
                <text:p>514.6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528">
                <text:p>3528</text:p>
              </table:table-cell>
              <table:table-cell office:value-type="float" office:value="3086.99">
                <text:p>3086.99</text:p>
              </table:table-cell>
              <table:table-cell office:value-type="float" office:value="441.01">
                <text:p>441.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3482">
                <text:p>3482</text:p>
              </table:table-cell>
              <table:table-cell office:value-type="float" office:value="3049.04">
                <text:p>3049.04</text:p>
              </table:table-cell>
              <table:table-cell office:value-type="float" office:value="432.96">
                <text:p>432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482">
                <text:p>3482</text:p>
              </table:table-cell>
              <table:table-cell office:value-type="float" office:value="3073.1">
                <text:p>3073.1</text:p>
              </table:table-cell>
              <table:table-cell office:value-type="float" office:value="408.9">
                <text:p>408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3596">
                <text:p>3596</text:p>
              </table:table-cell>
              <table:table-cell office:value-type="float" office:value="3101.72">
                <text:p>3101.72</text:p>
              </table:table-cell>
              <table:table-cell office:value-type="float" office:value="494.28">
                <text:p>494.2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596">
                <text:p>3596</text:p>
              </table:table-cell>
              <table:table-cell office:value-type="float" office:value="3076.6">
                <text:p>3076.6</text:p>
              </table:table-cell>
              <table:table-cell office:value-type="float" office:value="519.4">
                <text:p>519.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605">
                <text:p>3605</text:p>
              </table:table-cell>
              <table:table-cell office:value-type="float" office:value="3044.92">
                <text:p>3044.92</text:p>
              </table:table-cell>
              <table:table-cell office:value-type="float" office:value="560.08">
                <text:p>560.0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3470">
                <text:p>3470</text:p>
              </table:table-cell>
              <table:table-cell office:value-type="float" office:value="3095.33">
                <text:p>3095.33</text:p>
              </table:table-cell>
              <table:table-cell office:value-type="float" office:value="374.67">
                <text:p>374.6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490">
                <text:p>3490</text:p>
              </table:table-cell>
              <table:table-cell office:value-type="float" office:value="3048.67">
                <text:p>3048.67</text:p>
              </table:table-cell>
              <table:table-cell office:value-type="float" office:value="441.33">
                <text:p>441.3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534">
                <text:p>3534</text:p>
              </table:table-cell>
              <table:table-cell office:value-type="float" office:value="3017.05">
                <text:p>3017.05</text:p>
              </table:table-cell>
              <table:table-cell office:value-type="float" office:value="516.95">
                <text:p>516.9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534">
                <text:p>3534</text:p>
              </table:table-cell>
              <table:table-cell office:value-type="float" office:value="2982.85">
                <text:p>2982.85</text:p>
              </table:table-cell>
              <table:table-cell office:value-type="float" office:value="551.15">
                <text:p>551.1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511">
                <text:p>3511</text:p>
              </table:table-cell>
              <table:table-cell office:value-type="float" office:value="3015.27">
                <text:p>3015.27</text:p>
              </table:table-cell>
              <table:table-cell office:value-type="float" office:value="495.73">
                <text:p>495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3449">
                <text:p>3449</text:p>
              </table:table-cell>
              <table:table-cell office:value-type="float" office:value="3022.08">
                <text:p>3022.08</text:p>
              </table:table-cell>
              <table:table-cell office:value-type="float" office:value="426.92">
                <text:p>426.9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3445">
                <text:p>3445</text:p>
              </table:table-cell>
              <table:table-cell office:value-type="float" office:value="3012.81">
                <text:p>3012.81</text:p>
              </table:table-cell>
              <table:table-cell office:value-type="float" office:value="432.19">
                <text:p>432.1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3443">
                <text:p>3443</text:p>
              </table:table-cell>
              <table:table-cell office:value-type="float" office:value="3017.08">
                <text:p>3017.08</text:p>
              </table:table-cell>
              <table:table-cell office:value-type="float" office:value="425.92">
                <text:p>425.9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443">
                <text:p>3443</text:p>
              </table:table-cell>
              <table:table-cell office:value-type="float" office:value="2985.64">
                <text:p>2985.64</text:p>
              </table:table-cell>
              <table:table-cell office:value-type="float" office:value="457.36">
                <text:p>457.3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3466">
                <text:p>3466</text:p>
              </table:table-cell>
              <table:table-cell office:value-type="float" office:value="2941.19">
                <text:p>2941.19</text:p>
              </table:table-cell>
              <table:table-cell office:value-type="float" office:value="524.81">
                <text:p>524.8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3476">
                <text:p>3476</text:p>
              </table:table-cell>
              <table:table-cell office:value-type="float" office:value="2939.25">
                <text:p>2939.25</text:p>
              </table:table-cell>
              <table:table-cell office:value-type="float" office:value="536.75">
                <text:p>536.7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476">
                <text:p>3476</text:p>
              </table:table-cell>
              <table:table-cell office:value-type="float" office:value="2930.72">
                <text:p>2930.72</text:p>
              </table:table-cell>
              <table:table-cell office:value-type="float" office:value="545.28">
                <text:p>545.2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3598">
                <text:p>3598</text:p>
              </table:table-cell>
              <table:table-cell office:value-type="float" office:value="3006.69">
                <text:p>3006.69</text:p>
              </table:table-cell>
              <table:table-cell office:value-type="float" office:value="591.31">
                <text:p>591.3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3520">
                <text:p>3520</text:p>
              </table:table-cell>
              <table:table-cell office:value-type="float" office:value="3049.37">
                <text:p>3049.37</text:p>
              </table:table-cell>
              <table:table-cell office:value-type="float" office:value="470.63">
                <text:p>470.6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3602">
                <text:p>3602</text:p>
              </table:table-cell>
              <table:table-cell office:value-type="float" office:value="3114.24">
                <text:p>3114.24</text:p>
              </table:table-cell>
              <table:table-cell office:value-type="float" office:value="487.76">
                <text:p>487.7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3602">
                <text:p>3602</text:p>
              </table:table-cell>
              <table:table-cell office:value-type="float" office:value="3090.06">
                <text:p>3090.06</text:p>
              </table:table-cell>
              <table:table-cell office:value-type="float" office:value="511.94">
                <text:p>511.9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3570">
                <text:p>3570</text:p>
              </table:table-cell>
              <table:table-cell office:value-type="float" office:value="3046.59">
                <text:p>3046.59</text:p>
              </table:table-cell>
              <table:table-cell office:value-type="float" office:value="523.41">
                <text:p>523.4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3583">
                <text:p>3583</text:p>
              </table:table-cell>
              <table:table-cell office:value-type="float" office:value="3088.69">
                <text:p>3088.69</text:p>
              </table:table-cell>
              <table:table-cell office:value-type="float" office:value="494.31">
                <text:p>494.3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583">
                <text:p>3583</text:p>
              </table:table-cell>
              <table:table-cell office:value-type="float" office:value="3104.2">
                <text:p>3104.2</text:p>
              </table:table-cell>
              <table:table-cell office:value-type="float" office:value="478.8">
                <text:p>478.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3583">
                <text:p>3583</text:p>
              </table:table-cell>
              <table:table-cell office:value-type="float" office:value="3138.32">
                <text:p>3138.32</text:p>
              </table:table-cell>
              <table:table-cell office:value-type="float" office:value="444.68">
                <text:p>444.6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3583">
                <text:p>3583</text:p>
              </table:table-cell>
              <table:table-cell office:value-type="float" office:value="3142.25">
                <text:p>3142.25</text:p>
              </table:table-cell>
              <table:table-cell office:value-type="float" office:value="440.75">
                <text:p>440.7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3583">
                <text:p>3583</text:p>
              </table:table-cell>
              <table:table-cell office:value-type="float" office:value="3090.81">
                <text:p>3090.81</text:p>
              </table:table-cell>
              <table:table-cell office:value-type="float" office:value="492.19">
                <text:p>492.1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3583">
                <text:p>3583</text:p>
              </table:table-cell>
              <table:table-cell office:value-type="float" office:value="3155.84">
                <text:p>3155.84</text:p>
              </table:table-cell>
              <table:table-cell office:value-type="float" office:value="427.16">
                <text:p>427.1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3512">
                <text:p>3512</text:p>
              </table:table-cell>
              <table:table-cell office:value-type="float" office:value="3131.78">
                <text:p>3131.78</text:p>
              </table:table-cell>
              <table:table-cell office:value-type="float" office:value="380.22">
                <text:p>380.2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3459">
                <text:p>3459</text:p>
              </table:table-cell>
              <table:table-cell office:value-type="float" office:value="3119.76">
                <text:p>3119.76</text:p>
              </table:table-cell>
              <table:table-cell office:value-type="float" office:value="339.24">
                <text:p>339.2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3376">
                <text:p>3376</text:p>
              </table:table-cell>
              <table:table-cell office:value-type="float" office:value="3106.15">
                <text:p>3106.15</text:p>
              </table:table-cell>
              <table:table-cell office:value-type="float" office:value="269.85">
                <text:p>269.8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3434">
                <text:p>3434</text:p>
              </table:table-cell>
              <table:table-cell office:value-type="float" office:value="3105.22">
                <text:p>3105.22</text:p>
              </table:table-cell>
              <table:table-cell office:value-type="float" office:value="328.78">
                <text:p>328.7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3399">
                <text:p>3399</text:p>
              </table:table-cell>
              <table:table-cell office:value-type="float" office:value="3093.02">
                <text:p>3093.02</text:p>
              </table:table-cell>
              <table:table-cell office:value-type="float" office:value="305.98">
                <text:p>305.98</text:p>
              </table:table-cell>
              <table:table-cell office:value-type="float" office:value="3884">
                <text:p>38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-dash="Fine_20_Dotted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252cm" svg:height="11.77cm" xlink:href=".." xlink:type="simple" chart:class="chart:line" chart:style-name="ch1">
        <chart:title svg:x="9.36cm" svg:y="0.371cm" chart:style-name="ch2">
          <text:p>Ruleta, s regeneráciou</text:p>
        </chart:title>
        <chart:legend chart:legend-position="end" svg:x="19.209cm" svg:y="4.787cm" style:legend-expansion="high" chart:style-name="ch3"/>
        <chart:plot-area chart:style-name="ch4" table:cell-range-address="Sheet1.G7:Sheet1.K307" chart:data-source-has-labels="both" svg:x="1.503cm" svg:y="1.855cm" svg:width="16.776cm" svg:height="8.672cm">
          <chartooo:coordinate-region svg:x="2.495cm" svg:y="2.068cm" svg:width="15.784cm" svg:height="7.516cm"/>
          <chart:axis chart:dimension="x" chart:name="primary-x" chart:style-name="ch5" chartooo:axis-type="auto">
            <chartooo:date-scale/>
            <chart:title svg:x="9.305cm" svg:y="10.763cm" chart:style-name="ch6">
              <text:p>Iterácia</text:p>
            </chart:title>
            <chart:categories table:cell-range-address="Sheet1.G8:Sheet1.G307"/>
          </chart:axis>
          <chart:axis chart:dimension="y" chart:name="primary-y" chart:style-name="ch7">
            <chart:title svg:x="0.451cm" svg:y="6.963cm" chart:style-name="ch8">
              <text:p>Cena vecí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H8:Sheet1.H307" chart:label-cell-address="Sheet1.H7:Sheet1.H7" chart:class="chart:line">
            <chart:data-point chart:repeated="300"/>
          </chart:series>
          <chart:series chart:attached-axis="primary-y" chart:style-name="ch12" chart:values-cell-range-address="Sheet1.I8:Sheet1.I307" chart:label-cell-address="Sheet1.I7:Sheet1.I7" chart:class="chart:line">
            <chart:data-point chart:repeated="300"/>
          </chart:series>
          <chart:series chart:attached-axis="primary-y" chart:style-name="ch13" chart:values-cell-range-address="Sheet1.J8:Sheet1.J307" chart:label-cell-address="Sheet1.J7:Sheet1.J7" chart:class="chart:line">
            <chart:data-point chart:repeated="300"/>
          </chart:series>
          <chart:series chart:attached-axis="primary-y" chart:style-name="ch14" chart:values-cell-range-address="Sheet1.K8:Sheet1.K307" chart:label-cell-address="Sheet1.K7:Sheet1.K7" chart:class="chart:line">
            <chart:data-point chart:repeated="3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Max</text:p>
                <draw:g>
                  <svg:desc>Sheet1.H7:Sheet1.H7</svg:desc>
                </draw:g>
              </table:table-cell>
              <table:table-cell office:value-type="string">
                <text:p>FitnessAvg</text:p>
                <draw:g>
                  <svg:desc>Sheet1.I7:Sheet1.I7</svg:desc>
                </draw:g>
              </table:table-cell>
              <table:table-cell office:value-type="string">
                <text:p>Diverzita</text:p>
                <draw:g>
                  <svg:desc>Sheet1.J7:Sheet1.J7</svg:desc>
                </draw:g>
              </table:table-cell>
              <table:table-cell office:value-type="string">
                <text:p>Najlepšie riešenie</text:p>
                <draw:g>
                  <svg:desc>Sheet1.K7:Sheet1.K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G8:Sheet1.G307</svg:desc>
                </draw:g>
              </table:table-cell>
              <table:table-cell office:value-type="float" office:value="3008">
                <text:p>3008</text:p>
                <draw:g>
                  <svg:desc>Sheet1.H8:Sheet1.H307</svg:desc>
                </draw:g>
              </table:table-cell>
              <table:table-cell office:value-type="float" office:value="2079.25">
                <text:p>2079.25</text:p>
                <draw:g>
                  <svg:desc>Sheet1.I8:Sheet1.I307</svg:desc>
                </draw:g>
              </table:table-cell>
              <table:table-cell office:value-type="float" office:value="928.75">
                <text:p>928.75</text:p>
                <draw:g>
                  <svg:desc>Sheet1.J8:Sheet1.J307</svg:desc>
                </draw:g>
              </table:table-cell>
              <table:table-cell office:value-type="float" office:value="3884">
                <text:p>3884</text:p>
                <draw:g>
                  <svg:desc>Sheet1.K8:Sheet1.K30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923">
                <text:p>2923</text:p>
              </table:table-cell>
              <table:table-cell office:value-type="float" office:value="2122.04">
                <text:p>2122.04</text:p>
              </table:table-cell>
              <table:table-cell office:value-type="float" office:value="800.96">
                <text:p>800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923">
                <text:p>2923</text:p>
              </table:table-cell>
              <table:table-cell office:value-type="float" office:value="2223.54">
                <text:p>2223.54</text:p>
              </table:table-cell>
              <table:table-cell office:value-type="float" office:value="699.46">
                <text:p>699.4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923">
                <text:p>2923</text:p>
              </table:table-cell>
              <table:table-cell office:value-type="float" office:value="2265.55">
                <text:p>2265.55</text:p>
              </table:table-cell>
              <table:table-cell office:value-type="float" office:value="657.45">
                <text:p>657.4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923">
                <text:p>2923</text:p>
              </table:table-cell>
              <table:table-cell office:value-type="float" office:value="2340.08">
                <text:p>2340.08</text:p>
              </table:table-cell>
              <table:table-cell office:value-type="float" office:value="582.92">
                <text:p>582.9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863">
                <text:p>2863</text:p>
              </table:table-cell>
              <table:table-cell office:value-type="float" office:value="2355.29">
                <text:p>2355.29</text:p>
              </table:table-cell>
              <table:table-cell office:value-type="float" office:value="507.71">
                <text:p>507.7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902">
                <text:p>2902</text:p>
              </table:table-cell>
              <table:table-cell office:value-type="float" office:value="2416.84">
                <text:p>2416.84</text:p>
              </table:table-cell>
              <table:table-cell office:value-type="float" office:value="485.16">
                <text:p>485.1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863">
                <text:p>2863</text:p>
              </table:table-cell>
              <table:table-cell office:value-type="float" office:value="2427.64">
                <text:p>2427.64</text:p>
              </table:table-cell>
              <table:table-cell office:value-type="float" office:value="435.36">
                <text:p>435.3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863">
                <text:p>2863</text:p>
              </table:table-cell>
              <table:table-cell office:value-type="float" office:value="2474.04">
                <text:p>2474.04</text:p>
              </table:table-cell>
              <table:table-cell office:value-type="float" office:value="388.96">
                <text:p>388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870">
                <text:p>2870</text:p>
              </table:table-cell>
              <table:table-cell office:value-type="float" office:value="2452.18">
                <text:p>2452.18</text:p>
              </table:table-cell>
              <table:table-cell office:value-type="float" office:value="417.82">
                <text:p>417.8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27">
                <text:p>2927</text:p>
              </table:table-cell>
              <table:table-cell office:value-type="float" office:value="2429.18">
                <text:p>2429.18</text:p>
              </table:table-cell>
              <table:table-cell office:value-type="float" office:value="497.82">
                <text:p>497.8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035">
                <text:p>3035</text:p>
              </table:table-cell>
              <table:table-cell office:value-type="float" office:value="2454.35">
                <text:p>2454.35</text:p>
              </table:table-cell>
              <table:table-cell office:value-type="float" office:value="580.65">
                <text:p>580.6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035">
                <text:p>3035</text:p>
              </table:table-cell>
              <table:table-cell office:value-type="float" office:value="2439.37">
                <text:p>2439.37</text:p>
              </table:table-cell>
              <table:table-cell office:value-type="float" office:value="595.63">
                <text:p>595.6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00">
                <text:p>3100</text:p>
              </table:table-cell>
              <table:table-cell office:value-type="float" office:value="2465.46">
                <text:p>2465.46</text:p>
              </table:table-cell>
              <table:table-cell office:value-type="float" office:value="634.54">
                <text:p>634.5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038">
                <text:p>3038</text:p>
              </table:table-cell>
              <table:table-cell office:value-type="float" office:value="2471.81">
                <text:p>2471.81</text:p>
              </table:table-cell>
              <table:table-cell office:value-type="float" office:value="566.19">
                <text:p>566.1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959">
                <text:p>2959</text:p>
              </table:table-cell>
              <table:table-cell office:value-type="float" office:value="2490.06">
                <text:p>2490.06</text:p>
              </table:table-cell>
              <table:table-cell office:value-type="float" office:value="468.94">
                <text:p>468.9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118">
                <text:p>3118</text:p>
              </table:table-cell>
              <table:table-cell office:value-type="float" office:value="2477.07">
                <text:p>2477.07</text:p>
              </table:table-cell>
              <table:table-cell office:value-type="float" office:value="640.93">
                <text:p>640.9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118">
                <text:p>3118</text:p>
              </table:table-cell>
              <table:table-cell office:value-type="float" office:value="2515.19">
                <text:p>2515.19</text:p>
              </table:table-cell>
              <table:table-cell office:value-type="float" office:value="602.81">
                <text:p>602.8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118">
                <text:p>3118</text:p>
              </table:table-cell>
              <table:table-cell office:value-type="float" office:value="2607.03">
                <text:p>2607.03</text:p>
              </table:table-cell>
              <table:table-cell office:value-type="float" office:value="510.97">
                <text:p>510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118">
                <text:p>3118</text:p>
              </table:table-cell>
              <table:table-cell office:value-type="float" office:value="2648.08">
                <text:p>2648.08</text:p>
              </table:table-cell>
              <table:table-cell office:value-type="float" office:value="469.92">
                <text:p>469.9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16">
                <text:p>3116</text:p>
              </table:table-cell>
              <table:table-cell office:value-type="float" office:value="2611.13">
                <text:p>2611.13</text:p>
              </table:table-cell>
              <table:table-cell office:value-type="float" office:value="504.87">
                <text:p>504.8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16">
                <text:p>3116</text:p>
              </table:table-cell>
              <table:table-cell office:value-type="float" office:value="2647.78">
                <text:p>2647.78</text:p>
              </table:table-cell>
              <table:table-cell office:value-type="float" office:value="468.22">
                <text:p>468.2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116">
                <text:p>3116</text:p>
              </table:table-cell>
              <table:table-cell office:value-type="float" office:value="2707.47">
                <text:p>2707.47</text:p>
              </table:table-cell>
              <table:table-cell office:value-type="float" office:value="408.53">
                <text:p>408.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180">
                <text:p>3180</text:p>
              </table:table-cell>
              <table:table-cell office:value-type="float" office:value="2672.98">
                <text:p>2672.98</text:p>
              </table:table-cell>
              <table:table-cell office:value-type="float" office:value="507.02">
                <text:p>507.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180">
                <text:p>3180</text:p>
              </table:table-cell>
              <table:table-cell office:value-type="float" office:value="2656.03">
                <text:p>2656.03</text:p>
              </table:table-cell>
              <table:table-cell office:value-type="float" office:value="523.97">
                <text:p>523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180">
                <text:p>3180</text:p>
              </table:table-cell>
              <table:table-cell office:value-type="float" office:value="2627.21">
                <text:p>2627.21</text:p>
              </table:table-cell>
              <table:table-cell office:value-type="float" office:value="552.79">
                <text:p>552.7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180">
                <text:p>3180</text:p>
              </table:table-cell>
              <table:table-cell office:value-type="float" office:value="2614.69">
                <text:p>2614.69</text:p>
              </table:table-cell>
              <table:table-cell office:value-type="float" office:value="565.31">
                <text:p>565.3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180">
                <text:p>3180</text:p>
              </table:table-cell>
              <table:table-cell office:value-type="float" office:value="2631.24">
                <text:p>2631.24</text:p>
              </table:table-cell>
              <table:table-cell office:value-type="float" office:value="548.76">
                <text:p>548.7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180">
                <text:p>3180</text:p>
              </table:table-cell>
              <table:table-cell office:value-type="float" office:value="2642.81">
                <text:p>2642.81</text:p>
              </table:table-cell>
              <table:table-cell office:value-type="float" office:value="537.19">
                <text:p>537.1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180">
                <text:p>3180</text:p>
              </table:table-cell>
              <table:table-cell office:value-type="float" office:value="2677.29">
                <text:p>2677.29</text:p>
              </table:table-cell>
              <table:table-cell office:value-type="float" office:value="502.71">
                <text:p>502.7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80">
                <text:p>3180</text:p>
              </table:table-cell>
              <table:table-cell office:value-type="float" office:value="2685.52">
                <text:p>2685.52</text:p>
              </table:table-cell>
              <table:table-cell office:value-type="float" office:value="494.48">
                <text:p>494.4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80">
                <text:p>3180</text:p>
              </table:table-cell>
              <table:table-cell office:value-type="float" office:value="2635.74">
                <text:p>2635.74</text:p>
              </table:table-cell>
              <table:table-cell office:value-type="float" office:value="544.26">
                <text:p>544.2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180">
                <text:p>3180</text:p>
              </table:table-cell>
              <table:table-cell office:value-type="float" office:value="2658.14">
                <text:p>2658.14</text:p>
              </table:table-cell>
              <table:table-cell office:value-type="float" office:value="521.86">
                <text:p>521.8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180">
                <text:p>3180</text:p>
              </table:table-cell>
              <table:table-cell office:value-type="float" office:value="2663.1">
                <text:p>2663.1</text:p>
              </table:table-cell>
              <table:table-cell office:value-type="float" office:value="516.9">
                <text:p>516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117">
                <text:p>3117</text:p>
              </table:table-cell>
              <table:table-cell office:value-type="float" office:value="2681.72">
                <text:p>2681.72</text:p>
              </table:table-cell>
              <table:table-cell office:value-type="float" office:value="435.28">
                <text:p>435.2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154">
                <text:p>3154</text:p>
              </table:table-cell>
              <table:table-cell office:value-type="float" office:value="2670.65">
                <text:p>2670.65</text:p>
              </table:table-cell>
              <table:table-cell office:value-type="float" office:value="483.35">
                <text:p>483.3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135">
                <text:p>3135</text:p>
              </table:table-cell>
              <table:table-cell office:value-type="float" office:value="2650.52">
                <text:p>2650.52</text:p>
              </table:table-cell>
              <table:table-cell office:value-type="float" office:value="484.48">
                <text:p>484.4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047">
                <text:p>3047</text:p>
              </table:table-cell>
              <table:table-cell office:value-type="float" office:value="2653.76">
                <text:p>2653.76</text:p>
              </table:table-cell>
              <table:table-cell office:value-type="float" office:value="393.24">
                <text:p>393.2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047">
                <text:p>3047</text:p>
              </table:table-cell>
              <table:table-cell office:value-type="float" office:value="2617.98">
                <text:p>2617.98</text:p>
              </table:table-cell>
              <table:table-cell office:value-type="float" office:value="429.02">
                <text:p>429.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257">
                <text:p>3257</text:p>
              </table:table-cell>
              <table:table-cell office:value-type="float" office:value="2648.23">
                <text:p>2648.23</text:p>
              </table:table-cell>
              <table:table-cell office:value-type="float" office:value="608.77">
                <text:p>608.7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25">
                <text:p>3225</text:p>
              </table:table-cell>
              <table:table-cell office:value-type="float" office:value="2674.91">
                <text:p>2674.91</text:p>
              </table:table-cell>
              <table:table-cell office:value-type="float" office:value="550.09">
                <text:p>550.0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047">
                <text:p>3047</text:p>
              </table:table-cell>
              <table:table-cell office:value-type="float" office:value="2637.95">
                <text:p>2637.95</text:p>
              </table:table-cell>
              <table:table-cell office:value-type="float" office:value="409.05">
                <text:p>409.0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079">
                <text:p>3079</text:p>
              </table:table-cell>
              <table:table-cell office:value-type="float" office:value="2655.68">
                <text:p>2655.68</text:p>
              </table:table-cell>
              <table:table-cell office:value-type="float" office:value="423.32">
                <text:p>423.3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015">
                <text:p>3015</text:p>
              </table:table-cell>
              <table:table-cell office:value-type="float" office:value="2655.81">
                <text:p>2655.81</text:p>
              </table:table-cell>
              <table:table-cell office:value-type="float" office:value="359.19">
                <text:p>359.1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169">
                <text:p>3169</text:p>
              </table:table-cell>
              <table:table-cell office:value-type="float" office:value="2697.84">
                <text:p>2697.84</text:p>
              </table:table-cell>
              <table:table-cell office:value-type="float" office:value="471.16">
                <text:p>471.1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108">
                <text:p>3108</text:p>
              </table:table-cell>
              <table:table-cell office:value-type="float" office:value="2703.24">
                <text:p>2703.24</text:p>
              </table:table-cell>
              <table:table-cell office:value-type="float" office:value="404.76">
                <text:p>404.7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151">
                <text:p>3151</text:p>
              </table:table-cell>
              <table:table-cell office:value-type="float" office:value="2720.89">
                <text:p>2720.89</text:p>
              </table:table-cell>
              <table:table-cell office:value-type="float" office:value="430.11">
                <text:p>430.1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166">
                <text:p>3166</text:p>
              </table:table-cell>
              <table:table-cell office:value-type="float" office:value="2662.08">
                <text:p>2662.08</text:p>
              </table:table-cell>
              <table:table-cell office:value-type="float" office:value="503.92">
                <text:p>503.9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178">
                <text:p>3178</text:p>
              </table:table-cell>
              <table:table-cell office:value-type="float" office:value="2643.14">
                <text:p>2643.14</text:p>
              </table:table-cell>
              <table:table-cell office:value-type="float" office:value="534.86">
                <text:p>534.8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300">
                <text:p>3300</text:p>
              </table:table-cell>
              <table:table-cell office:value-type="float" office:value="2707.03">
                <text:p>2707.03</text:p>
              </table:table-cell>
              <table:table-cell office:value-type="float" office:value="592.97">
                <text:p>592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298">
                <text:p>3298</text:p>
              </table:table-cell>
              <table:table-cell office:value-type="float" office:value="2769.05">
                <text:p>2769.05</text:p>
              </table:table-cell>
              <table:table-cell office:value-type="float" office:value="528.95">
                <text:p>528.9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298">
                <text:p>3298</text:p>
              </table:table-cell>
              <table:table-cell office:value-type="float" office:value="2760.22">
                <text:p>2760.22</text:p>
              </table:table-cell>
              <table:table-cell office:value-type="float" office:value="537.78">
                <text:p>537.7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273">
                <text:p>3273</text:p>
              </table:table-cell>
              <table:table-cell office:value-type="float" office:value="2697.72">
                <text:p>2697.72</text:p>
              </table:table-cell>
              <table:table-cell office:value-type="float" office:value="575.28">
                <text:p>575.2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273">
                <text:p>3273</text:p>
              </table:table-cell>
              <table:table-cell office:value-type="float" office:value="2695.04">
                <text:p>2695.04</text:p>
              </table:table-cell>
              <table:table-cell office:value-type="float" office:value="577.96">
                <text:p>577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348">
                <text:p>3348</text:p>
              </table:table-cell>
              <table:table-cell office:value-type="float" office:value="2709.02">
                <text:p>2709.02</text:p>
              </table:table-cell>
              <table:table-cell office:value-type="float" office:value="638.98">
                <text:p>638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286">
                <text:p>3286</text:p>
              </table:table-cell>
              <table:table-cell office:value-type="float" office:value="2678.26">
                <text:p>2678.26</text:p>
              </table:table-cell>
              <table:table-cell office:value-type="float" office:value="607.74">
                <text:p>607.7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303">
                <text:p>3303</text:p>
              </table:table-cell>
              <table:table-cell office:value-type="float" office:value="2726.49">
                <text:p>2726.49</text:p>
              </table:table-cell>
              <table:table-cell office:value-type="float" office:value="576.51">
                <text:p>576.5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371">
                <text:p>3371</text:p>
              </table:table-cell>
              <table:table-cell office:value-type="float" office:value="2796.07">
                <text:p>2796.07</text:p>
              </table:table-cell>
              <table:table-cell office:value-type="float" office:value="574.93">
                <text:p>574.9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297">
                <text:p>3297</text:p>
              </table:table-cell>
              <table:table-cell office:value-type="float" office:value="2782.74">
                <text:p>2782.74</text:p>
              </table:table-cell>
              <table:table-cell office:value-type="float" office:value="514.26">
                <text:p>514.2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331">
                <text:p>3331</text:p>
              </table:table-cell>
              <table:table-cell office:value-type="float" office:value="2830.64">
                <text:p>2830.64</text:p>
              </table:table-cell>
              <table:table-cell office:value-type="float" office:value="500.36">
                <text:p>500.3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515">
                <text:p>3515</text:p>
              </table:table-cell>
              <table:table-cell office:value-type="float" office:value="2872.03">
                <text:p>2872.03</text:p>
              </table:table-cell>
              <table:table-cell office:value-type="float" office:value="642.97">
                <text:p>642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331">
                <text:p>3331</text:p>
              </table:table-cell>
              <table:table-cell office:value-type="float" office:value="2855.25">
                <text:p>2855.25</text:p>
              </table:table-cell>
              <table:table-cell office:value-type="float" office:value="475.75">
                <text:p>475.7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331">
                <text:p>3331</text:p>
              </table:table-cell>
              <table:table-cell office:value-type="float" office:value="2851.51">
                <text:p>2851.51</text:p>
              </table:table-cell>
              <table:table-cell office:value-type="float" office:value="479.49">
                <text:p>479.4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313">
                <text:p>3313</text:p>
              </table:table-cell>
              <table:table-cell office:value-type="float" office:value="2831.65">
                <text:p>2831.65</text:p>
              </table:table-cell>
              <table:table-cell office:value-type="float" office:value="481.35">
                <text:p>481.3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313">
                <text:p>3313</text:p>
              </table:table-cell>
              <table:table-cell office:value-type="float" office:value="2839.3">
                <text:p>2839.3</text:p>
              </table:table-cell>
              <table:table-cell office:value-type="float" office:value="473.7">
                <text:p>473.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413">
                <text:p>3413</text:p>
              </table:table-cell>
              <table:table-cell office:value-type="float" office:value="2869.7">
                <text:p>2869.7</text:p>
              </table:table-cell>
              <table:table-cell office:value-type="float" office:value="543.3">
                <text:p>543.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413">
                <text:p>3413</text:p>
              </table:table-cell>
              <table:table-cell office:value-type="float" office:value="2875.63">
                <text:p>2875.63</text:p>
              </table:table-cell>
              <table:table-cell office:value-type="float" office:value="537.37">
                <text:p>537.3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356">
                <text:p>3356</text:p>
              </table:table-cell>
              <table:table-cell office:value-type="float" office:value="2876.63">
                <text:p>2876.63</text:p>
              </table:table-cell>
              <table:table-cell office:value-type="float" office:value="479.37">
                <text:p>479.3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271">
                <text:p>3271</text:p>
              </table:table-cell>
              <table:table-cell office:value-type="float" office:value="2846.95">
                <text:p>2846.95</text:p>
              </table:table-cell>
              <table:table-cell office:value-type="float" office:value="424.05">
                <text:p>424.0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261">
                <text:p>3261</text:p>
              </table:table-cell>
              <table:table-cell office:value-type="float" office:value="2854.9">
                <text:p>2854.9</text:p>
              </table:table-cell>
              <table:table-cell office:value-type="float" office:value="406.1">
                <text:p>406.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320">
                <text:p>3320</text:p>
              </table:table-cell>
              <table:table-cell office:value-type="float" office:value="2802.02">
                <text:p>2802.02</text:p>
              </table:table-cell>
              <table:table-cell office:value-type="float" office:value="517.98">
                <text:p>517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320">
                <text:p>3320</text:p>
              </table:table-cell>
              <table:table-cell office:value-type="float" office:value="2814.81">
                <text:p>2814.81</text:p>
              </table:table-cell>
              <table:table-cell office:value-type="float" office:value="505.19">
                <text:p>505.1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370">
                <text:p>3370</text:p>
              </table:table-cell>
              <table:table-cell office:value-type="float" office:value="2880.9">
                <text:p>2880.9</text:p>
              </table:table-cell>
              <table:table-cell office:value-type="float" office:value="489.1">
                <text:p>489.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306">
                <text:p>3306</text:p>
              </table:table-cell>
              <table:table-cell office:value-type="float" office:value="2846.08">
                <text:p>2846.08</text:p>
              </table:table-cell>
              <table:table-cell office:value-type="float" office:value="459.92">
                <text:p>459.9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316">
                <text:p>3316</text:p>
              </table:table-cell>
              <table:table-cell office:value-type="float" office:value="2826.41">
                <text:p>2826.41</text:p>
              </table:table-cell>
              <table:table-cell office:value-type="float" office:value="489.59">
                <text:p>489.5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362">
                <text:p>3362</text:p>
              </table:table-cell>
              <table:table-cell office:value-type="float" office:value="2787.51">
                <text:p>2787.51</text:p>
              </table:table-cell>
              <table:table-cell office:value-type="float" office:value="574.49">
                <text:p>574.4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310">
                <text:p>3310</text:p>
              </table:table-cell>
              <table:table-cell office:value-type="float" office:value="2810.91">
                <text:p>2810.91</text:p>
              </table:table-cell>
              <table:table-cell office:value-type="float" office:value="499.09">
                <text:p>499.0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306">
                <text:p>3306</text:p>
              </table:table-cell>
              <table:table-cell office:value-type="float" office:value="2799.71">
                <text:p>2799.71</text:p>
              </table:table-cell>
              <table:table-cell office:value-type="float" office:value="506.29">
                <text:p>506.2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339">
                <text:p>3339</text:p>
              </table:table-cell>
              <table:table-cell office:value-type="float" office:value="2746.03">
                <text:p>2746.03</text:p>
              </table:table-cell>
              <table:table-cell office:value-type="float" office:value="592.97">
                <text:p>592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282">
                <text:p>3282</text:p>
              </table:table-cell>
              <table:table-cell office:value-type="float" office:value="2782.06">
                <text:p>2782.06</text:p>
              </table:table-cell>
              <table:table-cell office:value-type="float" office:value="499.94">
                <text:p>499.9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216">
                <text:p>3216</text:p>
              </table:table-cell>
              <table:table-cell office:value-type="float" office:value="2715.24">
                <text:p>2715.24</text:p>
              </table:table-cell>
              <table:table-cell office:value-type="float" office:value="500.76">
                <text:p>500.7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524">
                <text:p>3524</text:p>
              </table:table-cell>
              <table:table-cell office:value-type="float" office:value="2759.1">
                <text:p>2759.1</text:p>
              </table:table-cell>
              <table:table-cell office:value-type="float" office:value="764.9">
                <text:p>764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524">
                <text:p>3524</text:p>
              </table:table-cell>
              <table:table-cell office:value-type="float" office:value="2822.45">
                <text:p>2822.45</text:p>
              </table:table-cell>
              <table:table-cell office:value-type="float" office:value="701.55">
                <text:p>701.5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309">
                <text:p>3309</text:p>
              </table:table-cell>
              <table:table-cell office:value-type="float" office:value="2810.56">
                <text:p>2810.56</text:p>
              </table:table-cell>
              <table:table-cell office:value-type="float" office:value="498.44">
                <text:p>498.4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3336">
                <text:p>3336</text:p>
              </table:table-cell>
              <table:table-cell office:value-type="float" office:value="2789.29">
                <text:p>2789.29</text:p>
              </table:table-cell>
              <table:table-cell office:value-type="float" office:value="546.71">
                <text:p>546.7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268">
                <text:p>3268</text:p>
              </table:table-cell>
              <table:table-cell office:value-type="float" office:value="2733.89">
                <text:p>2733.89</text:p>
              </table:table-cell>
              <table:table-cell office:value-type="float" office:value="534.11">
                <text:p>534.1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240">
                <text:p>3240</text:p>
              </table:table-cell>
              <table:table-cell office:value-type="float" office:value="2782.4">
                <text:p>2782.4</text:p>
              </table:table-cell>
              <table:table-cell office:value-type="float" office:value="457.6">
                <text:p>457.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435">
                <text:p>3435</text:p>
              </table:table-cell>
              <table:table-cell office:value-type="float" office:value="2818.95">
                <text:p>2818.95</text:p>
              </table:table-cell>
              <table:table-cell office:value-type="float" office:value="616.05">
                <text:p>616.0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383">
                <text:p>3383</text:p>
              </table:table-cell>
              <table:table-cell office:value-type="float" office:value="2864.64">
                <text:p>2864.64</text:p>
              </table:table-cell>
              <table:table-cell office:value-type="float" office:value="518.36">
                <text:p>518.3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240">
                <text:p>3240</text:p>
              </table:table-cell>
              <table:table-cell office:value-type="float" office:value="2905.1">
                <text:p>2905.1</text:p>
              </table:table-cell>
              <table:table-cell office:value-type="float" office:value="334.9">
                <text:p>334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222">
                <text:p>3222</text:p>
              </table:table-cell>
              <table:table-cell office:value-type="float" office:value="2825.39">
                <text:p>2825.39</text:p>
              </table:table-cell>
              <table:table-cell office:value-type="float" office:value="396.61">
                <text:p>396.6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247">
                <text:p>3247</text:p>
              </table:table-cell>
              <table:table-cell office:value-type="float" office:value="2875.39">
                <text:p>2875.39</text:p>
              </table:table-cell>
              <table:table-cell office:value-type="float" office:value="371.61">
                <text:p>371.6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534">
                <text:p>3534</text:p>
              </table:table-cell>
              <table:table-cell office:value-type="float" office:value="2875.76">
                <text:p>2875.76</text:p>
              </table:table-cell>
              <table:table-cell office:value-type="float" office:value="658.24">
                <text:p>658.2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534">
                <text:p>3534</text:p>
              </table:table-cell>
              <table:table-cell office:value-type="float" office:value="2848.93">
                <text:p>2848.93</text:p>
              </table:table-cell>
              <table:table-cell office:value-type="float" office:value="685.07">
                <text:p>685.0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534">
                <text:p>3534</text:p>
              </table:table-cell>
              <table:table-cell office:value-type="float" office:value="2883.65">
                <text:p>2883.65</text:p>
              </table:table-cell>
              <table:table-cell office:value-type="float" office:value="650.35">
                <text:p>650.3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332">
                <text:p>3332</text:p>
              </table:table-cell>
              <table:table-cell office:value-type="float" office:value="2880.03">
                <text:p>2880.03</text:p>
              </table:table-cell>
              <table:table-cell office:value-type="float" office:value="451.97">
                <text:p>451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332">
                <text:p>3332</text:p>
              </table:table-cell>
              <table:table-cell office:value-type="float" office:value="2885.41">
                <text:p>2885.41</text:p>
              </table:table-cell>
              <table:table-cell office:value-type="float" office:value="446.59">
                <text:p>446.5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401">
                <text:p>3401</text:p>
              </table:table-cell>
              <table:table-cell office:value-type="float" office:value="2895.94">
                <text:p>2895.94</text:p>
              </table:table-cell>
              <table:table-cell office:value-type="float" office:value="505.06">
                <text:p>505.0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333">
                <text:p>3333</text:p>
              </table:table-cell>
              <table:table-cell office:value-type="float" office:value="2839.28">
                <text:p>2839.28</text:p>
              </table:table-cell>
              <table:table-cell office:value-type="float" office:value="493.72">
                <text:p>493.7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333">
                <text:p>3333</text:p>
              </table:table-cell>
              <table:table-cell office:value-type="float" office:value="2807.16">
                <text:p>2807.16</text:p>
              </table:table-cell>
              <table:table-cell office:value-type="float" office:value="525.84">
                <text:p>525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224">
                <text:p>3224</text:p>
              </table:table-cell>
              <table:table-cell office:value-type="float" office:value="2778.28">
                <text:p>2778.28</text:p>
              </table:table-cell>
              <table:table-cell office:value-type="float" office:value="445.72">
                <text:p>445.7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257">
                <text:p>3257</text:p>
              </table:table-cell>
              <table:table-cell office:value-type="float" office:value="2795.48">
                <text:p>2795.48</text:p>
              </table:table-cell>
              <table:table-cell office:value-type="float" office:value="461.52">
                <text:p>461.5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257">
                <text:p>3257</text:p>
              </table:table-cell>
              <table:table-cell office:value-type="float" office:value="2774.59">
                <text:p>2774.59</text:p>
              </table:table-cell>
              <table:table-cell office:value-type="float" office:value="482.41">
                <text:p>482.4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339">
                <text:p>3339</text:p>
              </table:table-cell>
              <table:table-cell office:value-type="float" office:value="2767.56">
                <text:p>2767.56</text:p>
              </table:table-cell>
              <table:table-cell office:value-type="float" office:value="571.44">
                <text:p>571.4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339">
                <text:p>3339</text:p>
              </table:table-cell>
              <table:table-cell office:value-type="float" office:value="2726.06">
                <text:p>2726.06</text:p>
              </table:table-cell>
              <table:table-cell office:value-type="float" office:value="612.94">
                <text:p>612.9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402">
                <text:p>3402</text:p>
              </table:table-cell>
              <table:table-cell office:value-type="float" office:value="2753.71">
                <text:p>2753.71</text:p>
              </table:table-cell>
              <table:table-cell office:value-type="float" office:value="648.29">
                <text:p>648.2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339">
                <text:p>3339</text:p>
              </table:table-cell>
              <table:table-cell office:value-type="float" office:value="2764.04">
                <text:p>2764.04</text:p>
              </table:table-cell>
              <table:table-cell office:value-type="float" office:value="574.96">
                <text:p>574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339">
                <text:p>3339</text:p>
              </table:table-cell>
              <table:table-cell office:value-type="float" office:value="2798.11">
                <text:p>2798.11</text:p>
              </table:table-cell>
              <table:table-cell office:value-type="float" office:value="540.89">
                <text:p>540.8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3296">
                <text:p>3296</text:p>
              </table:table-cell>
              <table:table-cell office:value-type="float" office:value="2786.23">
                <text:p>2786.23</text:p>
              </table:table-cell>
              <table:table-cell office:value-type="float" office:value="509.77">
                <text:p>509.7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296">
                <text:p>3296</text:p>
              </table:table-cell>
              <table:table-cell office:value-type="float" office:value="2768.05">
                <text:p>2768.05</text:p>
              </table:table-cell>
              <table:table-cell office:value-type="float" office:value="527.95">
                <text:p>527.9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289">
                <text:p>3289</text:p>
              </table:table-cell>
              <table:table-cell office:value-type="float" office:value="2801.2">
                <text:p>2801.2</text:p>
              </table:table-cell>
              <table:table-cell office:value-type="float" office:value="487.8">
                <text:p>487.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289">
                <text:p>3289</text:p>
              </table:table-cell>
              <table:table-cell office:value-type="float" office:value="2767.88">
                <text:p>2767.88</text:p>
              </table:table-cell>
              <table:table-cell office:value-type="float" office:value="521.12">
                <text:p>521.1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289">
                <text:p>3289</text:p>
              </table:table-cell>
              <table:table-cell office:value-type="float" office:value="2758.87">
                <text:p>2758.87</text:p>
              </table:table-cell>
              <table:table-cell office:value-type="float" office:value="530.13">
                <text:p>530.1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239">
                <text:p>3239</text:p>
              </table:table-cell>
              <table:table-cell office:value-type="float" office:value="2766.91">
                <text:p>2766.91</text:p>
              </table:table-cell>
              <table:table-cell office:value-type="float" office:value="472.09">
                <text:p>472.0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291">
                <text:p>3291</text:p>
              </table:table-cell>
              <table:table-cell office:value-type="float" office:value="2803.66">
                <text:p>2803.66</text:p>
              </table:table-cell>
              <table:table-cell office:value-type="float" office:value="487.34">
                <text:p>487.3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489">
                <text:p>3489</text:p>
              </table:table-cell>
              <table:table-cell office:value-type="float" office:value="2823.33">
                <text:p>2823.33</text:p>
              </table:table-cell>
              <table:table-cell office:value-type="float" office:value="665.67">
                <text:p>665.6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557">
                <text:p>3557</text:p>
              </table:table-cell>
              <table:table-cell office:value-type="float" office:value="2928.93">
                <text:p>2928.93</text:p>
              </table:table-cell>
              <table:table-cell office:value-type="float" office:value="628.07">
                <text:p>628.0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373">
                <text:p>3373</text:p>
              </table:table-cell>
              <table:table-cell office:value-type="float" office:value="2945.23">
                <text:p>2945.23</text:p>
              </table:table-cell>
              <table:table-cell office:value-type="float" office:value="427.77">
                <text:p>427.7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397">
                <text:p>3397</text:p>
              </table:table-cell>
              <table:table-cell office:value-type="float" office:value="2945.47">
                <text:p>2945.47</text:p>
              </table:table-cell>
              <table:table-cell office:value-type="float" office:value="451.53">
                <text:p>451.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3397">
                <text:p>3397</text:p>
              </table:table-cell>
              <table:table-cell office:value-type="float" office:value="2897.16">
                <text:p>2897.16</text:p>
              </table:table-cell>
              <table:table-cell office:value-type="float" office:value="499.84">
                <text:p>499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455">
                <text:p>3455</text:p>
              </table:table-cell>
              <table:table-cell office:value-type="float" office:value="2992.35">
                <text:p>2992.35</text:p>
              </table:table-cell>
              <table:table-cell office:value-type="float" office:value="462.65">
                <text:p>462.6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397">
                <text:p>3397</text:p>
              </table:table-cell>
              <table:table-cell office:value-type="float" office:value="2954.33">
                <text:p>2954.33</text:p>
              </table:table-cell>
              <table:table-cell office:value-type="float" office:value="442.67">
                <text:p>442.6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3373">
                <text:p>3373</text:p>
              </table:table-cell>
              <table:table-cell office:value-type="float" office:value="2948.99">
                <text:p>2948.99</text:p>
              </table:table-cell>
              <table:table-cell office:value-type="float" office:value="424.01">
                <text:p>424.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3373">
                <text:p>3373</text:p>
              </table:table-cell>
              <table:table-cell office:value-type="float" office:value="2879.29">
                <text:p>2879.29</text:p>
              </table:table-cell>
              <table:table-cell office:value-type="float" office:value="493.71">
                <text:p>493.7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383">
                <text:p>3383</text:p>
              </table:table-cell>
              <table:table-cell office:value-type="float" office:value="2921.5">
                <text:p>2921.5</text:p>
              </table:table-cell>
              <table:table-cell office:value-type="float" office:value="461.5">
                <text:p>461.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400">
                <text:p>3400</text:p>
              </table:table-cell>
              <table:table-cell office:value-type="float" office:value="2915.04">
                <text:p>2915.04</text:p>
              </table:table-cell>
              <table:table-cell office:value-type="float" office:value="484.96">
                <text:p>484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3383">
                <text:p>3383</text:p>
              </table:table-cell>
              <table:table-cell office:value-type="float" office:value="2855.85">
                <text:p>2855.85</text:p>
              </table:table-cell>
              <table:table-cell office:value-type="float" office:value="527.15">
                <text:p>527.1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434">
                <text:p>3434</text:p>
              </table:table-cell>
              <table:table-cell office:value-type="float" office:value="2940.95">
                <text:p>2940.95</text:p>
              </table:table-cell>
              <table:table-cell office:value-type="float" office:value="493.05">
                <text:p>493.0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407">
                <text:p>3407</text:p>
              </table:table-cell>
              <table:table-cell office:value-type="float" office:value="2931.54">
                <text:p>2931.54</text:p>
              </table:table-cell>
              <table:table-cell office:value-type="float" office:value="475.46">
                <text:p>475.4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490">
                <text:p>3490</text:p>
              </table:table-cell>
              <table:table-cell office:value-type="float" office:value="2905.46">
                <text:p>2905.46</text:p>
              </table:table-cell>
              <table:table-cell office:value-type="float" office:value="584.54">
                <text:p>584.5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418">
                <text:p>3418</text:p>
              </table:table-cell>
              <table:table-cell office:value-type="float" office:value="2910.05">
                <text:p>2910.05</text:p>
              </table:table-cell>
              <table:table-cell office:value-type="float" office:value="507.95">
                <text:p>507.9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497">
                <text:p>3497</text:p>
              </table:table-cell>
              <table:table-cell office:value-type="float" office:value="2925.85">
                <text:p>2925.85</text:p>
              </table:table-cell>
              <table:table-cell office:value-type="float" office:value="571.15">
                <text:p>571.1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3631">
                <text:p>3631</text:p>
              </table:table-cell>
              <table:table-cell office:value-type="float" office:value="2959.69">
                <text:p>2959.69</text:p>
              </table:table-cell>
              <table:table-cell office:value-type="float" office:value="671.31">
                <text:p>671.3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631">
                <text:p>3631</text:p>
              </table:table-cell>
              <table:table-cell office:value-type="float" office:value="2920.18">
                <text:p>2920.18</text:p>
              </table:table-cell>
              <table:table-cell office:value-type="float" office:value="710.82">
                <text:p>710.8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631">
                <text:p>3631</text:p>
              </table:table-cell>
              <table:table-cell office:value-type="float" office:value="2952.69">
                <text:p>2952.69</text:p>
              </table:table-cell>
              <table:table-cell office:value-type="float" office:value="678.31">
                <text:p>678.3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505">
                <text:p>3505</text:p>
              </table:table-cell>
              <table:table-cell office:value-type="float" office:value="2951.87">
                <text:p>2951.87</text:p>
              </table:table-cell>
              <table:table-cell office:value-type="float" office:value="553.13">
                <text:p>553.1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416">
                <text:p>3416</text:p>
              </table:table-cell>
              <table:table-cell office:value-type="float" office:value="2944.97">
                <text:p>2944.97</text:p>
              </table:table-cell>
              <table:table-cell office:value-type="float" office:value="471.03">
                <text:p>471.0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3448">
                <text:p>3448</text:p>
              </table:table-cell>
              <table:table-cell office:value-type="float" office:value="2934.22">
                <text:p>2934.22</text:p>
              </table:table-cell>
              <table:table-cell office:value-type="float" office:value="513.78">
                <text:p>513.7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3448">
                <text:p>3448</text:p>
              </table:table-cell>
              <table:table-cell office:value-type="float" office:value="2942.03">
                <text:p>2942.03</text:p>
              </table:table-cell>
              <table:table-cell office:value-type="float" office:value="505.97">
                <text:p>505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429">
                <text:p>3429</text:p>
              </table:table-cell>
              <table:table-cell office:value-type="float" office:value="2876.04">
                <text:p>2876.04</text:p>
              </table:table-cell>
              <table:table-cell office:value-type="float" office:value="552.96">
                <text:p>552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500">
                <text:p>3500</text:p>
              </table:table-cell>
              <table:table-cell office:value-type="float" office:value="2847.3">
                <text:p>2847.3</text:p>
              </table:table-cell>
              <table:table-cell office:value-type="float" office:value="652.7">
                <text:p>652.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3500">
                <text:p>3500</text:p>
              </table:table-cell>
              <table:table-cell office:value-type="float" office:value="2880.72">
                <text:p>2880.72</text:p>
              </table:table-cell>
              <table:table-cell office:value-type="float" office:value="619.28">
                <text:p>619.2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523">
                <text:p>3523</text:p>
              </table:table-cell>
              <table:table-cell office:value-type="float" office:value="2931.61">
                <text:p>2931.61</text:p>
              </table:table-cell>
              <table:table-cell office:value-type="float" office:value="591.39">
                <text:p>591.3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527">
                <text:p>3527</text:p>
              </table:table-cell>
              <table:table-cell office:value-type="float" office:value="2950.21">
                <text:p>2950.21</text:p>
              </table:table-cell>
              <table:table-cell office:value-type="float" office:value="576.79">
                <text:p>576.7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3527">
                <text:p>3527</text:p>
              </table:table-cell>
              <table:table-cell office:value-type="float" office:value="2941.42">
                <text:p>2941.42</text:p>
              </table:table-cell>
              <table:table-cell office:value-type="float" office:value="585.58">
                <text:p>585.5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527">
                <text:p>3527</text:p>
              </table:table-cell>
              <table:table-cell office:value-type="float" office:value="2956.88">
                <text:p>2956.88</text:p>
              </table:table-cell>
              <table:table-cell office:value-type="float" office:value="570.12">
                <text:p>570.1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527">
                <text:p>3527</text:p>
              </table:table-cell>
              <table:table-cell office:value-type="float" office:value="2943.01">
                <text:p>2943.01</text:p>
              </table:table-cell>
              <table:table-cell office:value-type="float" office:value="583.99">
                <text:p>583.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430">
                <text:p>3430</text:p>
              </table:table-cell>
              <table:table-cell office:value-type="float" office:value="2948.02">
                <text:p>2948.02</text:p>
              </table:table-cell>
              <table:table-cell office:value-type="float" office:value="481.98">
                <text:p>481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396">
                <text:p>3396</text:p>
              </table:table-cell>
              <table:table-cell office:value-type="float" office:value="2942.64">
                <text:p>2942.64</text:p>
              </table:table-cell>
              <table:table-cell office:value-type="float" office:value="453.36">
                <text:p>453.3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3464">
                <text:p>3464</text:p>
              </table:table-cell>
              <table:table-cell office:value-type="float" office:value="2940.34">
                <text:p>2940.34</text:p>
              </table:table-cell>
              <table:table-cell office:value-type="float" office:value="523.66">
                <text:p>523.6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463">
                <text:p>3463</text:p>
              </table:table-cell>
              <table:table-cell office:value-type="float" office:value="2918.93">
                <text:p>2918.93</text:p>
              </table:table-cell>
              <table:table-cell office:value-type="float" office:value="544.07">
                <text:p>544.0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466">
                <text:p>3466</text:p>
              </table:table-cell>
              <table:table-cell office:value-type="float" office:value="2966.43">
                <text:p>2966.43</text:p>
              </table:table-cell>
              <table:table-cell office:value-type="float" office:value="499.57">
                <text:p>499.5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466">
                <text:p>3466</text:p>
              </table:table-cell>
              <table:table-cell office:value-type="float" office:value="3015.82">
                <text:p>3015.82</text:p>
              </table:table-cell>
              <table:table-cell office:value-type="float" office:value="450.18">
                <text:p>450.1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3466">
                <text:p>3466</text:p>
              </table:table-cell>
              <table:table-cell office:value-type="float" office:value="2974.1">
                <text:p>2974.1</text:p>
              </table:table-cell>
              <table:table-cell office:value-type="float" office:value="491.9">
                <text:p>491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416">
                <text:p>3416</text:p>
              </table:table-cell>
              <table:table-cell office:value-type="float" office:value="2947.6">
                <text:p>2947.6</text:p>
              </table:table-cell>
              <table:table-cell office:value-type="float" office:value="468.4">
                <text:p>468.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3439">
                <text:p>3439</text:p>
              </table:table-cell>
              <table:table-cell office:value-type="float" office:value="2988.33">
                <text:p>2988.33</text:p>
              </table:table-cell>
              <table:table-cell office:value-type="float" office:value="450.67">
                <text:p>450.6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416">
                <text:p>3416</text:p>
              </table:table-cell>
              <table:table-cell office:value-type="float" office:value="2957.37">
                <text:p>2957.37</text:p>
              </table:table-cell>
              <table:table-cell office:value-type="float" office:value="458.63">
                <text:p>458.6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416">
                <text:p>3416</text:p>
              </table:table-cell>
              <table:table-cell office:value-type="float" office:value="2939.38">
                <text:p>2939.38</text:p>
              </table:table-cell>
              <table:table-cell office:value-type="float" office:value="476.62">
                <text:p>476.6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3416">
                <text:p>3416</text:p>
              </table:table-cell>
              <table:table-cell office:value-type="float" office:value="3029.57">
                <text:p>3029.57</text:p>
              </table:table-cell>
              <table:table-cell office:value-type="float" office:value="386.43">
                <text:p>386.4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3416">
                <text:p>3416</text:p>
              </table:table-cell>
              <table:table-cell office:value-type="float" office:value="2990.75">
                <text:p>2990.75</text:p>
              </table:table-cell>
              <table:table-cell office:value-type="float" office:value="425.25">
                <text:p>425.2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416">
                <text:p>3416</text:p>
              </table:table-cell>
              <table:table-cell office:value-type="float" office:value="2978.4">
                <text:p>2978.4</text:p>
              </table:table-cell>
              <table:table-cell office:value-type="float" office:value="437.6">
                <text:p>437.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416">
                <text:p>3416</text:p>
              </table:table-cell>
              <table:table-cell office:value-type="float" office:value="2989.26">
                <text:p>2989.26</text:p>
              </table:table-cell>
              <table:table-cell office:value-type="float" office:value="426.74">
                <text:p>426.7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402">
                <text:p>3402</text:p>
              </table:table-cell>
              <table:table-cell office:value-type="float" office:value="3005.26">
                <text:p>3005.26</text:p>
              </table:table-cell>
              <table:table-cell office:value-type="float" office:value="396.74">
                <text:p>396.7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441">
                <text:p>3441</text:p>
              </table:table-cell>
              <table:table-cell office:value-type="float" office:value="3014.81">
                <text:p>3014.81</text:p>
              </table:table-cell>
              <table:table-cell office:value-type="float" office:value="426.19">
                <text:p>426.1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3458">
                <text:p>3458</text:p>
              </table:table-cell>
              <table:table-cell office:value-type="float" office:value="2953.24">
                <text:p>2953.24</text:p>
              </table:table-cell>
              <table:table-cell office:value-type="float" office:value="504.76">
                <text:p>504.7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3441">
                <text:p>3441</text:p>
              </table:table-cell>
              <table:table-cell office:value-type="float" office:value="2962.45">
                <text:p>2962.45</text:p>
              </table:table-cell>
              <table:table-cell office:value-type="float" office:value="478.55">
                <text:p>478.5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441">
                <text:p>3441</text:p>
              </table:table-cell>
              <table:table-cell office:value-type="float" office:value="2880.31">
                <text:p>2880.31</text:p>
              </table:table-cell>
              <table:table-cell office:value-type="float" office:value="560.69">
                <text:p>560.6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3441">
                <text:p>3441</text:p>
              </table:table-cell>
              <table:table-cell office:value-type="float" office:value="2875.02">
                <text:p>2875.02</text:p>
              </table:table-cell>
              <table:table-cell office:value-type="float" office:value="565.98">
                <text:p>565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441">
                <text:p>3441</text:p>
              </table:table-cell>
              <table:table-cell office:value-type="float" office:value="2864.56">
                <text:p>2864.56</text:p>
              </table:table-cell>
              <table:table-cell office:value-type="float" office:value="576.44">
                <text:p>576.4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473">
                <text:p>3473</text:p>
              </table:table-cell>
              <table:table-cell office:value-type="float" office:value="2813">
                <text:p>2813</text:p>
              </table:table-cell>
              <table:table-cell office:value-type="float" office:value="660">
                <text:p>66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588">
                <text:p>3588</text:p>
              </table:table-cell>
              <table:table-cell office:value-type="float" office:value="2877.7">
                <text:p>2877.7</text:p>
              </table:table-cell>
              <table:table-cell office:value-type="float" office:value="710.3">
                <text:p>710.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3588">
                <text:p>3588</text:p>
              </table:table-cell>
              <table:table-cell office:value-type="float" office:value="2900.22">
                <text:p>2900.22</text:p>
              </table:table-cell>
              <table:table-cell office:value-type="float" office:value="687.78">
                <text:p>687.7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601">
                <text:p>3601</text:p>
              </table:table-cell>
              <table:table-cell office:value-type="float" office:value="2965.01">
                <text:p>2965.01</text:p>
              </table:table-cell>
              <table:table-cell office:value-type="float" office:value="635.99">
                <text:p>635.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3601">
                <text:p>3601</text:p>
              </table:table-cell>
              <table:table-cell office:value-type="float" office:value="2975.97">
                <text:p>2975.97</text:p>
              </table:table-cell>
              <table:table-cell office:value-type="float" office:value="625.03">
                <text:p>625.0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503">
                <text:p>3503</text:p>
              </table:table-cell>
              <table:table-cell office:value-type="float" office:value="2990.63">
                <text:p>2990.63</text:p>
              </table:table-cell>
              <table:table-cell office:value-type="float" office:value="512.37">
                <text:p>512.3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502">
                <text:p>3502</text:p>
              </table:table-cell>
              <table:table-cell office:value-type="float" office:value="2931.75">
                <text:p>2931.75</text:p>
              </table:table-cell>
              <table:table-cell office:value-type="float" office:value="570.25">
                <text:p>570.2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3502">
                <text:p>3502</text:p>
              </table:table-cell>
              <table:table-cell office:value-type="float" office:value="2953.66">
                <text:p>2953.66</text:p>
              </table:table-cell>
              <table:table-cell office:value-type="float" office:value="548.34">
                <text:p>548.3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475">
                <text:p>3475</text:p>
              </table:table-cell>
              <table:table-cell office:value-type="float" office:value="2919.79">
                <text:p>2919.79</text:p>
              </table:table-cell>
              <table:table-cell office:value-type="float" office:value="555.21">
                <text:p>555.2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462">
                <text:p>3462</text:p>
              </table:table-cell>
              <table:table-cell office:value-type="float" office:value="2895.89">
                <text:p>2895.89</text:p>
              </table:table-cell>
              <table:table-cell office:value-type="float" office:value="566.11">
                <text:p>566.1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462">
                <text:p>3462</text:p>
              </table:table-cell>
              <table:table-cell office:value-type="float" office:value="2881.91">
                <text:p>2881.91</text:p>
              </table:table-cell>
              <table:table-cell office:value-type="float" office:value="580.09">
                <text:p>580.0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416">
                <text:p>3416</text:p>
              </table:table-cell>
              <table:table-cell office:value-type="float" office:value="2847.39">
                <text:p>2847.39</text:p>
              </table:table-cell>
              <table:table-cell office:value-type="float" office:value="568.61">
                <text:p>568.6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452">
                <text:p>3452</text:p>
              </table:table-cell>
              <table:table-cell office:value-type="float" office:value="2863.09">
                <text:p>2863.09</text:p>
              </table:table-cell>
              <table:table-cell office:value-type="float" office:value="588.91">
                <text:p>588.9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3446">
                <text:p>3446</text:p>
              </table:table-cell>
              <table:table-cell office:value-type="float" office:value="2912.92">
                <text:p>2912.92</text:p>
              </table:table-cell>
              <table:table-cell office:value-type="float" office:value="533.08">
                <text:p>533.0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416">
                <text:p>3416</text:p>
              </table:table-cell>
              <table:table-cell office:value-type="float" office:value="2906.45">
                <text:p>2906.45</text:p>
              </table:table-cell>
              <table:table-cell office:value-type="float" office:value="509.55">
                <text:p>509.5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416">
                <text:p>3416</text:p>
              </table:table-cell>
              <table:table-cell office:value-type="float" office:value="2953.27">
                <text:p>2953.27</text:p>
              </table:table-cell>
              <table:table-cell office:value-type="float" office:value="462.73">
                <text:p>462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403">
                <text:p>3403</text:p>
              </table:table-cell>
              <table:table-cell office:value-type="float" office:value="2946.94">
                <text:p>2946.94</text:p>
              </table:table-cell>
              <table:table-cell office:value-type="float" office:value="456.06">
                <text:p>456.0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3403">
                <text:p>3403</text:p>
              </table:table-cell>
              <table:table-cell office:value-type="float" office:value="2914.75">
                <text:p>2914.75</text:p>
              </table:table-cell>
              <table:table-cell office:value-type="float" office:value="488.25">
                <text:p>488.2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464">
                <text:p>3464</text:p>
              </table:table-cell>
              <table:table-cell office:value-type="float" office:value="2995.09">
                <text:p>2995.09</text:p>
              </table:table-cell>
              <table:table-cell office:value-type="float" office:value="468.91">
                <text:p>468.9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3360">
                <text:p>3360</text:p>
              </table:table-cell>
              <table:table-cell office:value-type="float" office:value="2981.86">
                <text:p>2981.86</text:p>
              </table:table-cell>
              <table:table-cell office:value-type="float" office:value="378.14">
                <text:p>378.1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448">
                <text:p>3448</text:p>
              </table:table-cell>
              <table:table-cell office:value-type="float" office:value="3000.31">
                <text:p>3000.31</text:p>
              </table:table-cell>
              <table:table-cell office:value-type="float" office:value="447.69">
                <text:p>447.6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407">
                <text:p>3407</text:p>
              </table:table-cell>
              <table:table-cell office:value-type="float" office:value="3023.04">
                <text:p>3023.04</text:p>
              </table:table-cell>
              <table:table-cell office:value-type="float" office:value="383.96">
                <text:p>383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363">
                <text:p>3363</text:p>
              </table:table-cell>
              <table:table-cell office:value-type="float" office:value="3013.72">
                <text:p>3013.72</text:p>
              </table:table-cell>
              <table:table-cell office:value-type="float" office:value="349.28">
                <text:p>349.2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353">
                <text:p>3353</text:p>
              </table:table-cell>
              <table:table-cell office:value-type="float" office:value="2974.35">
                <text:p>2974.35</text:p>
              </table:table-cell>
              <table:table-cell office:value-type="float" office:value="378.65">
                <text:p>378.6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433">
                <text:p>3433</text:p>
              </table:table-cell>
              <table:table-cell office:value-type="float" office:value="3010.54">
                <text:p>3010.54</text:p>
              </table:table-cell>
              <table:table-cell office:value-type="float" office:value="422.46">
                <text:p>422.4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3433">
                <text:p>3433</text:p>
              </table:table-cell>
              <table:table-cell office:value-type="float" office:value="2946.85">
                <text:p>2946.85</text:p>
              </table:table-cell>
              <table:table-cell office:value-type="float" office:value="486.15">
                <text:p>486.1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433">
                <text:p>3433</text:p>
              </table:table-cell>
              <table:table-cell office:value-type="float" office:value="2933.98">
                <text:p>2933.98</text:p>
              </table:table-cell>
              <table:table-cell office:value-type="float" office:value="499.02">
                <text:p>499.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433">
                <text:p>3433</text:p>
              </table:table-cell>
              <table:table-cell office:value-type="float" office:value="2962.32">
                <text:p>2962.32</text:p>
              </table:table-cell>
              <table:table-cell office:value-type="float" office:value="470.68">
                <text:p>470.6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433">
                <text:p>3433</text:p>
              </table:table-cell>
              <table:table-cell office:value-type="float" office:value="2882.13">
                <text:p>2882.13</text:p>
              </table:table-cell>
              <table:table-cell office:value-type="float" office:value="550.87">
                <text:p>550.8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501">
                <text:p>3501</text:p>
              </table:table-cell>
              <table:table-cell office:value-type="float" office:value="2890.36">
                <text:p>2890.36</text:p>
              </table:table-cell>
              <table:table-cell office:value-type="float" office:value="610.64">
                <text:p>610.6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501">
                <text:p>3501</text:p>
              </table:table-cell>
              <table:table-cell office:value-type="float" office:value="2917.94">
                <text:p>2917.94</text:p>
              </table:table-cell>
              <table:table-cell office:value-type="float" office:value="583.06">
                <text:p>583.0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501">
                <text:p>3501</text:p>
              </table:table-cell>
              <table:table-cell office:value-type="float" office:value="2919.05">
                <text:p>2919.05</text:p>
              </table:table-cell>
              <table:table-cell office:value-type="float" office:value="581.95">
                <text:p>581.9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501">
                <text:p>3501</text:p>
              </table:table-cell>
              <table:table-cell office:value-type="float" office:value="2954.15">
                <text:p>2954.15</text:p>
              </table:table-cell>
              <table:table-cell office:value-type="float" office:value="546.85">
                <text:p>546.8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449">
                <text:p>3449</text:p>
              </table:table-cell>
              <table:table-cell office:value-type="float" office:value="2998.88">
                <text:p>2998.88</text:p>
              </table:table-cell>
              <table:table-cell office:value-type="float" office:value="450.12">
                <text:p>450.1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449">
                <text:p>3449</text:p>
              </table:table-cell>
              <table:table-cell office:value-type="float" office:value="3040.68">
                <text:p>3040.68</text:p>
              </table:table-cell>
              <table:table-cell office:value-type="float" office:value="408.32">
                <text:p>408.3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400">
                <text:p>3400</text:p>
              </table:table-cell>
              <table:table-cell office:value-type="float" office:value="3026.26">
                <text:p>3026.26</text:p>
              </table:table-cell>
              <table:table-cell office:value-type="float" office:value="373.74">
                <text:p>373.7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381">
                <text:p>3381</text:p>
              </table:table-cell>
              <table:table-cell office:value-type="float" office:value="2989.4">
                <text:p>2989.4</text:p>
              </table:table-cell>
              <table:table-cell office:value-type="float" office:value="391.6">
                <text:p>391.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360">
                <text:p>3360</text:p>
              </table:table-cell>
              <table:table-cell office:value-type="float" office:value="2947.31">
                <text:p>2947.31</text:p>
              </table:table-cell>
              <table:table-cell office:value-type="float" office:value="412.69">
                <text:p>412.6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3382">
                <text:p>3382</text:p>
              </table:table-cell>
              <table:table-cell office:value-type="float" office:value="2949.4">
                <text:p>2949.4</text:p>
              </table:table-cell>
              <table:table-cell office:value-type="float" office:value="432.6">
                <text:p>432.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382">
                <text:p>3382</text:p>
              </table:table-cell>
              <table:table-cell office:value-type="float" office:value="2948.34">
                <text:p>2948.34</text:p>
              </table:table-cell>
              <table:table-cell office:value-type="float" office:value="433.66">
                <text:p>433.6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414">
                <text:p>3414</text:p>
              </table:table-cell>
              <table:table-cell office:value-type="float" office:value="3035.24">
                <text:p>3035.24</text:p>
              </table:table-cell>
              <table:table-cell office:value-type="float" office:value="378.76">
                <text:p>378.7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620">
                <text:p>3620</text:p>
              </table:table-cell>
              <table:table-cell office:value-type="float" office:value="3088.59">
                <text:p>3088.59</text:p>
              </table:table-cell>
              <table:table-cell office:value-type="float" office:value="531.41">
                <text:p>531.4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620">
                <text:p>3620</text:p>
              </table:table-cell>
              <table:table-cell office:value-type="float" office:value="3042.89">
                <text:p>3042.89</text:p>
              </table:table-cell>
              <table:table-cell office:value-type="float" office:value="577.11">
                <text:p>577.1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620">
                <text:p>3620</text:p>
              </table:table-cell>
              <table:table-cell office:value-type="float" office:value="3090.31">
                <text:p>3090.31</text:p>
              </table:table-cell>
              <table:table-cell office:value-type="float" office:value="529.69">
                <text:p>529.6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620">
                <text:p>3620</text:p>
              </table:table-cell>
              <table:table-cell office:value-type="float" office:value="3086.37">
                <text:p>3086.37</text:p>
              </table:table-cell>
              <table:table-cell office:value-type="float" office:value="533.63">
                <text:p>533.6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620">
                <text:p>3620</text:p>
              </table:table-cell>
              <table:table-cell office:value-type="float" office:value="3093.06">
                <text:p>3093.06</text:p>
              </table:table-cell>
              <table:table-cell office:value-type="float" office:value="526.94">
                <text:p>526.9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3647">
                <text:p>3647</text:p>
              </table:table-cell>
              <table:table-cell office:value-type="float" office:value="3078.65">
                <text:p>3078.65</text:p>
              </table:table-cell>
              <table:table-cell office:value-type="float" office:value="568.35">
                <text:p>568.3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3647">
                <text:p>3647</text:p>
              </table:table-cell>
              <table:table-cell office:value-type="float" office:value="3073.51">
                <text:p>3073.51</text:p>
              </table:table-cell>
              <table:table-cell office:value-type="float" office:value="573.49">
                <text:p>573.4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697">
                <text:p>3697</text:p>
              </table:table-cell>
              <table:table-cell office:value-type="float" office:value="3068.29">
                <text:p>3068.29</text:p>
              </table:table-cell>
              <table:table-cell office:value-type="float" office:value="628.71">
                <text:p>628.7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697">
                <text:p>3697</text:p>
              </table:table-cell>
              <table:table-cell office:value-type="float" office:value="3073.24">
                <text:p>3073.24</text:p>
              </table:table-cell>
              <table:table-cell office:value-type="float" office:value="623.76">
                <text:p>623.7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3647">
                <text:p>3647</text:p>
              </table:table-cell>
              <table:table-cell office:value-type="float" office:value="3013.61">
                <text:p>3013.61</text:p>
              </table:table-cell>
              <table:table-cell office:value-type="float" office:value="633.39">
                <text:p>633.3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556">
                <text:p>3556</text:p>
              </table:table-cell>
              <table:table-cell office:value-type="float" office:value="2989.45">
                <text:p>2989.45</text:p>
              </table:table-cell>
              <table:table-cell office:value-type="float" office:value="566.55">
                <text:p>566.5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3556">
                <text:p>3556</text:p>
              </table:table-cell>
              <table:table-cell office:value-type="float" office:value="2960.52">
                <text:p>2960.52</text:p>
              </table:table-cell>
              <table:table-cell office:value-type="float" office:value="595.48">
                <text:p>595.4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556">
                <text:p>3556</text:p>
              </table:table-cell>
              <table:table-cell office:value-type="float" office:value="2966.36">
                <text:p>2966.36</text:p>
              </table:table-cell>
              <table:table-cell office:value-type="float" office:value="589.64">
                <text:p>589.6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678">
                <text:p>3678</text:p>
              </table:table-cell>
              <table:table-cell office:value-type="float" office:value="2906.31">
                <text:p>2906.31</text:p>
              </table:table-cell>
              <table:table-cell office:value-type="float" office:value="771.69">
                <text:p>771.6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3678">
                <text:p>3678</text:p>
              </table:table-cell>
              <table:table-cell office:value-type="float" office:value="2989.42">
                <text:p>2989.42</text:p>
              </table:table-cell>
              <table:table-cell office:value-type="float" office:value="688.58">
                <text:p>688.5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678">
                <text:p>3678</text:p>
              </table:table-cell>
              <table:table-cell office:value-type="float" office:value="2971.15">
                <text:p>2971.15</text:p>
              </table:table-cell>
              <table:table-cell office:value-type="float" office:value="706.85">
                <text:p>706.8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691">
                <text:p>3691</text:p>
              </table:table-cell>
              <table:table-cell office:value-type="float" office:value="3006.87">
                <text:p>3006.87</text:p>
              </table:table-cell>
              <table:table-cell office:value-type="float" office:value="684.13">
                <text:p>684.1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678">
                <text:p>3678</text:p>
              </table:table-cell>
              <table:table-cell office:value-type="float" office:value="2990.32">
                <text:p>2990.32</text:p>
              </table:table-cell>
              <table:table-cell office:value-type="float" office:value="687.68">
                <text:p>687.6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801">
                <text:p>3801</text:p>
              </table:table-cell>
              <table:table-cell office:value-type="float" office:value="3018.27">
                <text:p>3018.27</text:p>
              </table:table-cell>
              <table:table-cell office:value-type="float" office:value="782.73">
                <text:p>782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728">
                <text:p>3728</text:p>
              </table:table-cell>
              <table:table-cell office:value-type="float" office:value="2944.63">
                <text:p>2944.63</text:p>
              </table:table-cell>
              <table:table-cell office:value-type="float" office:value="783.37">
                <text:p>783.3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719">
                <text:p>3719</text:p>
              </table:table-cell>
              <table:table-cell office:value-type="float" office:value="2947.87">
                <text:p>2947.87</text:p>
              </table:table-cell>
              <table:table-cell office:value-type="float" office:value="771.13">
                <text:p>771.1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3719">
                <text:p>3719</text:p>
              </table:table-cell>
              <table:table-cell office:value-type="float" office:value="2936.32">
                <text:p>2936.32</text:p>
              </table:table-cell>
              <table:table-cell office:value-type="float" office:value="782.68">
                <text:p>782.6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678">
                <text:p>3678</text:p>
              </table:table-cell>
              <table:table-cell office:value-type="float" office:value="2944.85">
                <text:p>2944.85</text:p>
              </table:table-cell>
              <table:table-cell office:value-type="float" office:value="733.15">
                <text:p>733.1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3678">
                <text:p>3678</text:p>
              </table:table-cell>
              <table:table-cell office:value-type="float" office:value="2928.86">
                <text:p>2928.86</text:p>
              </table:table-cell>
              <table:table-cell office:value-type="float" office:value="749.14">
                <text:p>749.1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678">
                <text:p>3678</text:p>
              </table:table-cell>
              <table:table-cell office:value-type="float" office:value="2908.7">
                <text:p>2908.7</text:p>
              </table:table-cell>
              <table:table-cell office:value-type="float" office:value="769.3">
                <text:p>769.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665">
                <text:p>3665</text:p>
              </table:table-cell>
              <table:table-cell office:value-type="float" office:value="2850.03">
                <text:p>2850.03</text:p>
              </table:table-cell>
              <table:table-cell office:value-type="float" office:value="814.97">
                <text:p>814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3665">
                <text:p>3665</text:p>
              </table:table-cell>
              <table:table-cell office:value-type="float" office:value="2953.98">
                <text:p>2953.98</text:p>
              </table:table-cell>
              <table:table-cell office:value-type="float" office:value="711.02">
                <text:p>711.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3665">
                <text:p>3665</text:p>
              </table:table-cell>
              <table:table-cell office:value-type="float" office:value="2945.08">
                <text:p>2945.08</text:p>
              </table:table-cell>
              <table:table-cell office:value-type="float" office:value="719.92">
                <text:p>719.9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665">
                <text:p>3665</text:p>
              </table:table-cell>
              <table:table-cell office:value-type="float" office:value="2968.84">
                <text:p>2968.84</text:p>
              </table:table-cell>
              <table:table-cell office:value-type="float" office:value="696.16">
                <text:p>696.1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3674">
                <text:p>3674</text:p>
              </table:table-cell>
              <table:table-cell office:value-type="float" office:value="2927.07">
                <text:p>2927.07</text:p>
              </table:table-cell>
              <table:table-cell office:value-type="float" office:value="746.93">
                <text:p>746.9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674">
                <text:p>3674</text:p>
              </table:table-cell>
              <table:table-cell office:value-type="float" office:value="2992.37">
                <text:p>2992.37</text:p>
              </table:table-cell>
              <table:table-cell office:value-type="float" office:value="681.63">
                <text:p>681.6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674">
                <text:p>3674</text:p>
              </table:table-cell>
              <table:table-cell office:value-type="float" office:value="2979.11">
                <text:p>2979.11</text:p>
              </table:table-cell>
              <table:table-cell office:value-type="float" office:value="694.89">
                <text:p>694.8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605">
                <text:p>3605</text:p>
              </table:table-cell>
              <table:table-cell office:value-type="float" office:value="2934.24">
                <text:p>2934.24</text:p>
              </table:table-cell>
              <table:table-cell office:value-type="float" office:value="670.76">
                <text:p>670.7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3605">
                <text:p>3605</text:p>
              </table:table-cell>
              <table:table-cell office:value-type="float" office:value="2948.96">
                <text:p>2948.96</text:p>
              </table:table-cell>
              <table:table-cell office:value-type="float" office:value="656.04">
                <text:p>656.0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605">
                <text:p>3605</text:p>
              </table:table-cell>
              <table:table-cell office:value-type="float" office:value="2919.22">
                <text:p>2919.22</text:p>
              </table:table-cell>
              <table:table-cell office:value-type="float" office:value="685.78">
                <text:p>685.7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3605">
                <text:p>3605</text:p>
              </table:table-cell>
              <table:table-cell office:value-type="float" office:value="2890.99">
                <text:p>2890.99</text:p>
              </table:table-cell>
              <table:table-cell office:value-type="float" office:value="714.01">
                <text:p>714.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524">
                <text:p>3524</text:p>
              </table:table-cell>
              <table:table-cell office:value-type="float" office:value="2880.69">
                <text:p>2880.69</text:p>
              </table:table-cell>
              <table:table-cell office:value-type="float" office:value="643.31">
                <text:p>643.3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431">
                <text:p>3431</text:p>
              </table:table-cell>
              <table:table-cell office:value-type="float" office:value="2862.38">
                <text:p>2862.38</text:p>
              </table:table-cell>
              <table:table-cell office:value-type="float" office:value="568.62">
                <text:p>568.6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431">
                <text:p>3431</text:p>
              </table:table-cell>
              <table:table-cell office:value-type="float" office:value="2912.77">
                <text:p>2912.77</text:p>
              </table:table-cell>
              <table:table-cell office:value-type="float" office:value="518.23">
                <text:p>518.2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428">
                <text:p>3428</text:p>
              </table:table-cell>
              <table:table-cell office:value-type="float" office:value="2860.93">
                <text:p>2860.93</text:p>
              </table:table-cell>
              <table:table-cell office:value-type="float" office:value="567.07">
                <text:p>567.0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379">
                <text:p>3379</text:p>
              </table:table-cell>
              <table:table-cell office:value-type="float" office:value="2821.32">
                <text:p>2821.32</text:p>
              </table:table-cell>
              <table:table-cell office:value-type="float" office:value="557.68">
                <text:p>557.6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280">
                <text:p>3280</text:p>
              </table:table-cell>
              <table:table-cell office:value-type="float" office:value="2847.03">
                <text:p>2847.03</text:p>
              </table:table-cell>
              <table:table-cell office:value-type="float" office:value="432.97">
                <text:p>432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362">
                <text:p>3362</text:p>
              </table:table-cell>
              <table:table-cell office:value-type="float" office:value="2894.39">
                <text:p>2894.39</text:p>
              </table:table-cell>
              <table:table-cell office:value-type="float" office:value="467.61">
                <text:p>467.6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347">
                <text:p>3347</text:p>
              </table:table-cell>
              <table:table-cell office:value-type="float" office:value="2885.97">
                <text:p>2885.97</text:p>
              </table:table-cell>
              <table:table-cell office:value-type="float" office:value="461.03">
                <text:p>461.0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357">
                <text:p>3357</text:p>
              </table:table-cell>
              <table:table-cell office:value-type="float" office:value="2841.42">
                <text:p>2841.42</text:p>
              </table:table-cell>
              <table:table-cell office:value-type="float" office:value="515.58">
                <text:p>515.5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263">
                <text:p>3263</text:p>
              </table:table-cell>
              <table:table-cell office:value-type="float" office:value="2804.17">
                <text:p>2804.17</text:p>
              </table:table-cell>
              <table:table-cell office:value-type="float" office:value="458.83">
                <text:p>458.8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373">
                <text:p>3373</text:p>
              </table:table-cell>
              <table:table-cell office:value-type="float" office:value="2783.21">
                <text:p>2783.21</text:p>
              </table:table-cell>
              <table:table-cell office:value-type="float" office:value="589.79">
                <text:p>589.7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373">
                <text:p>3373</text:p>
              </table:table-cell>
              <table:table-cell office:value-type="float" office:value="2849.91">
                <text:p>2849.91</text:p>
              </table:table-cell>
              <table:table-cell office:value-type="float" office:value="523.09">
                <text:p>523.0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235">
                <text:p>3235</text:p>
              </table:table-cell>
              <table:table-cell office:value-type="float" office:value="2804.61">
                <text:p>2804.61</text:p>
              </table:table-cell>
              <table:table-cell office:value-type="float" office:value="430.39">
                <text:p>430.3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347">
                <text:p>3347</text:p>
              </table:table-cell>
              <table:table-cell office:value-type="float" office:value="2780.28">
                <text:p>2780.28</text:p>
              </table:table-cell>
              <table:table-cell office:value-type="float" office:value="566.72">
                <text:p>566.7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347">
                <text:p>3347</text:p>
              </table:table-cell>
              <table:table-cell office:value-type="float" office:value="2794.65">
                <text:p>2794.65</text:p>
              </table:table-cell>
              <table:table-cell office:value-type="float" office:value="552.35">
                <text:p>552.3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3287">
                <text:p>3287</text:p>
              </table:table-cell>
              <table:table-cell office:value-type="float" office:value="2829.16">
                <text:p>2829.16</text:p>
              </table:table-cell>
              <table:table-cell office:value-type="float" office:value="457.84">
                <text:p>457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287">
                <text:p>3287</text:p>
              </table:table-cell>
              <table:table-cell office:value-type="float" office:value="2838.08">
                <text:p>2838.08</text:p>
              </table:table-cell>
              <table:table-cell office:value-type="float" office:value="448.92">
                <text:p>448.9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3287">
                <text:p>3287</text:p>
              </table:table-cell>
              <table:table-cell office:value-type="float" office:value="2825.33">
                <text:p>2825.33</text:p>
              </table:table-cell>
              <table:table-cell office:value-type="float" office:value="461.67">
                <text:p>461.6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3398">
                <text:p>3398</text:p>
              </table:table-cell>
              <table:table-cell office:value-type="float" office:value="2824.48">
                <text:p>2824.48</text:p>
              </table:table-cell>
              <table:table-cell office:value-type="float" office:value="573.52">
                <text:p>573.5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398">
                <text:p>3398</text:p>
              </table:table-cell>
              <table:table-cell office:value-type="float" office:value="2871.03">
                <text:p>2871.03</text:p>
              </table:table-cell>
              <table:table-cell office:value-type="float" office:value="526.97">
                <text:p>526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398">
                <text:p>3398</text:p>
              </table:table-cell>
              <table:table-cell office:value-type="float" office:value="2882.44">
                <text:p>2882.44</text:p>
              </table:table-cell>
              <table:table-cell office:value-type="float" office:value="515.56">
                <text:p>515.5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3391">
                <text:p>3391</text:p>
              </table:table-cell>
              <table:table-cell office:value-type="float" office:value="2866.24">
                <text:p>2866.24</text:p>
              </table:table-cell>
              <table:table-cell office:value-type="float" office:value="524.76">
                <text:p>524.7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391">
                <text:p>3391</text:p>
              </table:table-cell>
              <table:table-cell office:value-type="float" office:value="2947.81">
                <text:p>2947.81</text:p>
              </table:table-cell>
              <table:table-cell office:value-type="float" office:value="443.19">
                <text:p>443.1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3391">
                <text:p>3391</text:p>
              </table:table-cell>
              <table:table-cell office:value-type="float" office:value="2900.65">
                <text:p>2900.65</text:p>
              </table:table-cell>
              <table:table-cell office:value-type="float" office:value="490.35">
                <text:p>490.3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437">
                <text:p>3437</text:p>
              </table:table-cell>
              <table:table-cell office:value-type="float" office:value="2924">
                <text:p>2924</text:p>
              </table:table-cell>
              <table:table-cell office:value-type="float" office:value="513">
                <text:p>51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437">
                <text:p>3437</text:p>
              </table:table-cell>
              <table:table-cell office:value-type="float" office:value="2889.15">
                <text:p>2889.15</text:p>
              </table:table-cell>
              <table:table-cell office:value-type="float" office:value="547.85">
                <text:p>547.8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3551">
                <text:p>3551</text:p>
              </table:table-cell>
              <table:table-cell office:value-type="float" office:value="2879.15">
                <text:p>2879.15</text:p>
              </table:table-cell>
              <table:table-cell office:value-type="float" office:value="671.85">
                <text:p>671.8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568">
                <text:p>3568</text:p>
              </table:table-cell>
              <table:table-cell office:value-type="float" office:value="2813.52">
                <text:p>2813.52</text:p>
              </table:table-cell>
              <table:table-cell office:value-type="float" office:value="754.48">
                <text:p>754.4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568">
                <text:p>3568</text:p>
              </table:table-cell>
              <table:table-cell office:value-type="float" office:value="2811.43">
                <text:p>2811.43</text:p>
              </table:table-cell>
              <table:table-cell office:value-type="float" office:value="756.57">
                <text:p>756.5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568">
                <text:p>3568</text:p>
              </table:table-cell>
              <table:table-cell office:value-type="float" office:value="2861.36">
                <text:p>2861.36</text:p>
              </table:table-cell>
              <table:table-cell office:value-type="float" office:value="706.64">
                <text:p>706.6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568">
                <text:p>3568</text:p>
              </table:table-cell>
              <table:table-cell office:value-type="float" office:value="2877.75">
                <text:p>2877.75</text:p>
              </table:table-cell>
              <table:table-cell office:value-type="float" office:value="690.25">
                <text:p>690.2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3363">
                <text:p>3363</text:p>
              </table:table-cell>
              <table:table-cell office:value-type="float" office:value="2881.74">
                <text:p>2881.74</text:p>
              </table:table-cell>
              <table:table-cell office:value-type="float" office:value="481.26">
                <text:p>481.2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3421">
                <text:p>3421</text:p>
              </table:table-cell>
              <table:table-cell office:value-type="float" office:value="2868.19">
                <text:p>2868.19</text:p>
              </table:table-cell>
              <table:table-cell office:value-type="float" office:value="552.81">
                <text:p>552.8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3566">
                <text:p>3566</text:p>
              </table:table-cell>
              <table:table-cell office:value-type="float" office:value="2823.28">
                <text:p>2823.28</text:p>
              </table:table-cell>
              <table:table-cell office:value-type="float" office:value="742.72">
                <text:p>742.7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566">
                <text:p>3566</text:p>
              </table:table-cell>
              <table:table-cell office:value-type="float" office:value="2798.47">
                <text:p>2798.47</text:p>
              </table:table-cell>
              <table:table-cell office:value-type="float" office:value="767.53">
                <text:p>767.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3566">
                <text:p>3566</text:p>
              </table:table-cell>
              <table:table-cell office:value-type="float" office:value="2755.82">
                <text:p>2755.82</text:p>
              </table:table-cell>
              <table:table-cell office:value-type="float" office:value="810.18">
                <text:p>810.1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3566">
                <text:p>3566</text:p>
              </table:table-cell>
              <table:table-cell office:value-type="float" office:value="2827.47">
                <text:p>2827.47</text:p>
              </table:table-cell>
              <table:table-cell office:value-type="float" office:value="738.53">
                <text:p>738.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566">
                <text:p>3566</text:p>
              </table:table-cell>
              <table:table-cell office:value-type="float" office:value="2828.88">
                <text:p>2828.88</text:p>
              </table:table-cell>
              <table:table-cell office:value-type="float" office:value="737.12">
                <text:p>737.1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3431">
                <text:p>3431</text:p>
              </table:table-cell>
              <table:table-cell office:value-type="float" office:value="2824.93">
                <text:p>2824.93</text:p>
              </table:table-cell>
              <table:table-cell office:value-type="float" office:value="606.07">
                <text:p>606.0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3431">
                <text:p>3431</text:p>
              </table:table-cell>
              <table:table-cell office:value-type="float" office:value="2867.5">
                <text:p>2867.5</text:p>
              </table:table-cell>
              <table:table-cell office:value-type="float" office:value="563.5">
                <text:p>563.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3431">
                <text:p>3431</text:p>
              </table:table-cell>
              <table:table-cell office:value-type="float" office:value="2864.77">
                <text:p>2864.77</text:p>
              </table:table-cell>
              <table:table-cell office:value-type="float" office:value="566.23">
                <text:p>566.2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3487">
                <text:p>3487</text:p>
              </table:table-cell>
              <table:table-cell office:value-type="float" office:value="2906.35">
                <text:p>2906.35</text:p>
              </table:table-cell>
              <table:table-cell office:value-type="float" office:value="580.65">
                <text:p>580.6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3462">
                <text:p>3462</text:p>
              </table:table-cell>
              <table:table-cell office:value-type="float" office:value="2917.22">
                <text:p>2917.22</text:p>
              </table:table-cell>
              <table:table-cell office:value-type="float" office:value="544.78">
                <text:p>544.7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3577">
                <text:p>3577</text:p>
              </table:table-cell>
              <table:table-cell office:value-type="float" office:value="2906.94">
                <text:p>2906.94</text:p>
              </table:table-cell>
              <table:table-cell office:value-type="float" office:value="670.06">
                <text:p>670.0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577">
                <text:p>3577</text:p>
              </table:table-cell>
              <table:table-cell office:value-type="float" office:value="2927.28">
                <text:p>2927.28</text:p>
              </table:table-cell>
              <table:table-cell office:value-type="float" office:value="649.72">
                <text:p>649.7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3577">
                <text:p>3577</text:p>
              </table:table-cell>
              <table:table-cell office:value-type="float" office:value="2949.08">
                <text:p>2949.08</text:p>
              </table:table-cell>
              <table:table-cell office:value-type="float" office:value="627.92">
                <text:p>627.9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3577">
                <text:p>3577</text:p>
              </table:table-cell>
              <table:table-cell office:value-type="float" office:value="2984.39">
                <text:p>2984.39</text:p>
              </table:table-cell>
              <table:table-cell office:value-type="float" office:value="592.61">
                <text:p>592.6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3566">
                <text:p>3566</text:p>
              </table:table-cell>
              <table:table-cell office:value-type="float" office:value="2977.61">
                <text:p>2977.61</text:p>
              </table:table-cell>
              <table:table-cell office:value-type="float" office:value="588.39">
                <text:p>588.3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3521">
                <text:p>3521</text:p>
              </table:table-cell>
              <table:table-cell office:value-type="float" office:value="2910.18">
                <text:p>2910.18</text:p>
              </table:table-cell>
              <table:table-cell office:value-type="float" office:value="610.82">
                <text:p>610.8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3638">
                <text:p>3638</text:p>
              </table:table-cell>
              <table:table-cell office:value-type="float" office:value="2916.66">
                <text:p>2916.66</text:p>
              </table:table-cell>
              <table:table-cell office:value-type="float" office:value="721.34">
                <text:p>721.3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3656">
                <text:p>3656</text:p>
              </table:table-cell>
              <table:table-cell office:value-type="float" office:value="2907.48">
                <text:p>2907.48</text:p>
              </table:table-cell>
              <table:table-cell office:value-type="float" office:value="748.52">
                <text:p>748.5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3656">
                <text:p>3656</text:p>
              </table:table-cell>
              <table:table-cell office:value-type="float" office:value="2879.21">
                <text:p>2879.21</text:p>
              </table:table-cell>
              <table:table-cell office:value-type="float" office:value="776.79">
                <text:p>776.7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3539">
                <text:p>3539</text:p>
              </table:table-cell>
              <table:table-cell office:value-type="float" office:value="2849.79">
                <text:p>2849.79</text:p>
              </table:table-cell>
              <table:table-cell office:value-type="float" office:value="689.21">
                <text:p>689.2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3539">
                <text:p>3539</text:p>
              </table:table-cell>
              <table:table-cell office:value-type="float" office:value="2837.45">
                <text:p>2837.45</text:p>
              </table:table-cell>
              <table:table-cell office:value-type="float" office:value="701.55">
                <text:p>701.55</text:p>
              </table:table-cell>
              <table:table-cell office:value-type="float" office:value="3884">
                <text:p>38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362cm" svg:height="11.77cm" xlink:href=".." xlink:type="simple" chart:class="chart:line" chart:style-name="ch1">
        <chart:title svg:x="9.481cm" svg:y="0.371cm" chart:style-name="ch2">
          <text:p>Elite, bez regenerácie</text:p>
        </chart:title>
        <chart:legend chart:legend-position="end" svg:x="19.319cm" svg:y="4.787cm" style:legend-expansion="high" chart:style-name="ch3"/>
        <chart:plot-area chart:style-name="ch4" table:cell-range-address="Sheet1.Y7:Sheet1.AC307" chart:data-source-has-labels="both" svg:x="1.505cm" svg:y="1.855cm" svg:width="16.88cm" svg:height="8.672cm">
          <chartooo:coordinate-region svg:x="2.497cm" svg:y="2.068cm" svg:width="15.888cm" svg:height="7.516cm"/>
          <chart:axis chart:dimension="x" chart:name="primary-x" chart:style-name="ch5" chartooo:axis-type="auto">
            <chartooo:date-scale/>
            <chart:title svg:x="9.359cm" svg:y="10.763cm" chart:style-name="ch6">
              <text:p>Iterácia</text:p>
            </chart:title>
            <chart:categories table:cell-range-address="Sheet1.Y8:Sheet1.Y307"/>
          </chart:axis>
          <chart:axis chart:dimension="y" chart:name="primary-y" chart:style-name="ch7">
            <chart:title svg:x="0.451cm" svg:y="6.963cm" chart:style-name="ch8">
              <text:p>Cena vecí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Z8:Sheet1.Z307" chart:label-cell-address="Sheet1.Z7:Sheet1.Z7" chart:class="chart:line">
            <chart:data-point chart:repeated="300"/>
          </chart:series>
          <chart:series chart:attached-axis="primary-y" chart:style-name="ch12" chart:values-cell-range-address="Sheet1.AA8:Sheet1.AA307" chart:label-cell-address="Sheet1.AA7:Sheet1.AA7" chart:class="chart:line">
            <chart:data-point chart:repeated="300"/>
          </chart:series>
          <chart:series chart:attached-axis="primary-y" chart:style-name="ch13" chart:values-cell-range-address="Sheet1.AB8:Sheet1.AB307" chart:label-cell-address="Sheet1.AB7:Sheet1.AB7" chart:class="chart:line">
            <chart:data-point chart:repeated="300"/>
          </chart:series>
          <chart:series chart:attached-axis="primary-y" chart:style-name="ch14" chart:values-cell-range-address="Sheet1.AC8:Sheet1.AC307" chart:label-cell-address="Sheet1.AC7:Sheet1.AC7" chart:class="chart:line">
            <chart:data-point chart:repeated="3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Max</text:p>
                <draw:g>
                  <svg:desc>Sheet1.Z7:Sheet1.Z7</svg:desc>
                </draw:g>
              </table:table-cell>
              <table:table-cell office:value-type="string">
                <text:p>FitnessAvg</text:p>
                <draw:g>
                  <svg:desc>Sheet1.AA7:Sheet1.AA7</svg:desc>
                </draw:g>
              </table:table-cell>
              <table:table-cell office:value-type="string">
                <text:p>Diverzita</text:p>
                <draw:g>
                  <svg:desc>Sheet1.AB7:Sheet1.AB7</svg:desc>
                </draw:g>
              </table:table-cell>
              <table:table-cell office:value-type="string">
                <text:p>Najlepšie riešenie</text:p>
                <draw:g>
                  <svg:desc>Sheet1.AC7:Sheet1.AC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Y8:Sheet1.Y307</svg:desc>
                </draw:g>
              </table:table-cell>
              <table:table-cell office:value-type="float" office:value="3013">
                <text:p>3013</text:p>
                <draw:g>
                  <svg:desc>Sheet1.Z8:Sheet1.Z307</svg:desc>
                </draw:g>
              </table:table-cell>
              <table:table-cell office:value-type="float" office:value="2335.9">
                <text:p>2335.9</text:p>
                <draw:g>
                  <svg:desc>Sheet1.AA8:Sheet1.AA307</svg:desc>
                </draw:g>
              </table:table-cell>
              <table:table-cell office:value-type="float" office:value="677.1">
                <text:p>677.1</text:p>
                <draw:g>
                  <svg:desc>Sheet1.AB8:Sheet1.AB307</svg:desc>
                </draw:g>
              </table:table-cell>
              <table:table-cell office:value-type="float" office:value="3884">
                <text:p>3884</text:p>
                <draw:g>
                  <svg:desc>Sheet1.AC8:Sheet1.AC30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063">
                <text:p>3063</text:p>
              </table:table-cell>
              <table:table-cell office:value-type="float" office:value="2503.56">
                <text:p>2503.56</text:p>
              </table:table-cell>
              <table:table-cell office:value-type="float" office:value="559.44">
                <text:p>559.4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115">
                <text:p>3115</text:p>
              </table:table-cell>
              <table:table-cell office:value-type="float" office:value="2651.03">
                <text:p>2651.03</text:p>
              </table:table-cell>
              <table:table-cell office:value-type="float" office:value="463.97">
                <text:p>463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480">
                <text:p>3480</text:p>
              </table:table-cell>
              <table:table-cell office:value-type="float" office:value="2757.28">
                <text:p>2757.28</text:p>
              </table:table-cell>
              <table:table-cell office:value-type="float" office:value="722.72">
                <text:p>722.7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80">
                <text:p>3480</text:p>
              </table:table-cell>
              <table:table-cell office:value-type="float" office:value="2842.2">
                <text:p>2842.2</text:p>
              </table:table-cell>
              <table:table-cell office:value-type="float" office:value="637.8">
                <text:p>637.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480">
                <text:p>3480</text:p>
              </table:table-cell>
              <table:table-cell office:value-type="float" office:value="2918.39">
                <text:p>2918.39</text:p>
              </table:table-cell>
              <table:table-cell office:value-type="float" office:value="561.61">
                <text:p>561.6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480">
                <text:p>3480</text:p>
              </table:table-cell>
              <table:table-cell office:value-type="float" office:value="3003.84">
                <text:p>3003.84</text:p>
              </table:table-cell>
              <table:table-cell office:value-type="float" office:value="476.16">
                <text:p>476.1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490">
                <text:p>3490</text:p>
              </table:table-cell>
              <table:table-cell office:value-type="float" office:value="3089.56">
                <text:p>3089.56</text:p>
              </table:table-cell>
              <table:table-cell office:value-type="float" office:value="400.44">
                <text:p>400.4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614">
                <text:p>3614</text:p>
              </table:table-cell>
              <table:table-cell office:value-type="float" office:value="3190.77">
                <text:p>3190.77</text:p>
              </table:table-cell>
              <table:table-cell office:value-type="float" office:value="423.23">
                <text:p>423.2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720">
                <text:p>3720</text:p>
              </table:table-cell>
              <table:table-cell office:value-type="float" office:value="3304.2">
                <text:p>3304.2</text:p>
              </table:table-cell>
              <table:table-cell office:value-type="float" office:value="415.8">
                <text:p>415.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20">
                <text:p>3720</text:p>
              </table:table-cell>
              <table:table-cell office:value-type="float" office:value="3391.04">
                <text:p>3391.04</text:p>
              </table:table-cell>
              <table:table-cell office:value-type="float" office:value="328.96">
                <text:p>328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720">
                <text:p>3720</text:p>
              </table:table-cell>
              <table:table-cell office:value-type="float" office:value="3439.94">
                <text:p>3439.94</text:p>
              </table:table-cell>
              <table:table-cell office:value-type="float" office:value="280.06">
                <text:p>280.0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757">
                <text:p>3757</text:p>
              </table:table-cell>
              <table:table-cell office:value-type="float" office:value="3501.12">
                <text:p>3501.12</text:p>
              </table:table-cell>
              <table:table-cell office:value-type="float" office:value="255.88">
                <text:p>255.8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757">
                <text:p>3757</text:p>
              </table:table-cell>
              <table:table-cell office:value-type="float" office:value="3508.02">
                <text:p>3508.02</text:p>
              </table:table-cell>
              <table:table-cell office:value-type="float" office:value="248.98">
                <text:p>248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780">
                <text:p>3780</text:p>
              </table:table-cell>
              <table:table-cell office:value-type="float" office:value="3546.23">
                <text:p>3546.23</text:p>
              </table:table-cell>
              <table:table-cell office:value-type="float" office:value="233.77">
                <text:p>233.7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780">
                <text:p>3780</text:p>
              </table:table-cell>
              <table:table-cell office:value-type="float" office:value="3605.22">
                <text:p>3605.22</text:p>
              </table:table-cell>
              <table:table-cell office:value-type="float" office:value="174.78">
                <text:p>174.7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53">
                <text:p>3853</text:p>
              </table:table-cell>
              <table:table-cell office:value-type="float" office:value="3624.71">
                <text:p>3624.71</text:p>
              </table:table-cell>
              <table:table-cell office:value-type="float" office:value="228.29">
                <text:p>228.2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853">
                <text:p>3853</text:p>
              </table:table-cell>
              <table:table-cell office:value-type="float" office:value="3631.73">
                <text:p>3631.73</text:p>
              </table:table-cell>
              <table:table-cell office:value-type="float" office:value="221.27">
                <text:p>221.2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853">
                <text:p>3853</text:p>
              </table:table-cell>
              <table:table-cell office:value-type="float" office:value="3646.4">
                <text:p>3646.4</text:p>
              </table:table-cell>
              <table:table-cell office:value-type="float" office:value="206.6">
                <text:p>206.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866">
                <text:p>3866</text:p>
              </table:table-cell>
              <table:table-cell office:value-type="float" office:value="3664.13">
                <text:p>3664.13</text:p>
              </table:table-cell>
              <table:table-cell office:value-type="float" office:value="201.87">
                <text:p>201.8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66">
                <text:p>3866</text:p>
              </table:table-cell>
              <table:table-cell office:value-type="float" office:value="3686.14">
                <text:p>3686.14</text:p>
              </table:table-cell>
              <table:table-cell office:value-type="float" office:value="179.86">
                <text:p>179.8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866">
                <text:p>3866</text:p>
              </table:table-cell>
              <table:table-cell office:value-type="float" office:value="3689.39">
                <text:p>3689.39</text:p>
              </table:table-cell>
              <table:table-cell office:value-type="float" office:value="176.61">
                <text:p>176.6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866">
                <text:p>3866</text:p>
              </table:table-cell>
              <table:table-cell office:value-type="float" office:value="3708.8">
                <text:p>3708.8</text:p>
              </table:table-cell>
              <table:table-cell office:value-type="float" office:value="157.2">
                <text:p>157.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866">
                <text:p>3866</text:p>
              </table:table-cell>
              <table:table-cell office:value-type="float" office:value="3726.29">
                <text:p>3726.29</text:p>
              </table:table-cell>
              <table:table-cell office:value-type="float" office:value="139.71">
                <text:p>139.7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866">
                <text:p>3866</text:p>
              </table:table-cell>
              <table:table-cell office:value-type="float" office:value="3743.69">
                <text:p>3743.69</text:p>
              </table:table-cell>
              <table:table-cell office:value-type="float" office:value="122.31">
                <text:p>122.3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866">
                <text:p>3866</text:p>
              </table:table-cell>
              <table:table-cell office:value-type="float" office:value="3757.44">
                <text:p>3757.44</text:p>
              </table:table-cell>
              <table:table-cell office:value-type="float" office:value="108.56">
                <text:p>108.5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866">
                <text:p>3866</text:p>
              </table:table-cell>
              <table:table-cell office:value-type="float" office:value="3763.98">
                <text:p>3763.98</text:p>
              </table:table-cell>
              <table:table-cell office:value-type="float" office:value="102.02">
                <text:p>102.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866">
                <text:p>3866</text:p>
              </table:table-cell>
              <table:table-cell office:value-type="float" office:value="3768.11">
                <text:p>3768.11</text:p>
              </table:table-cell>
              <table:table-cell office:value-type="float" office:value="97.8899999999999">
                <text:p>97.88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866">
                <text:p>3866</text:p>
              </table:table-cell>
              <table:table-cell office:value-type="float" office:value="3785.56">
                <text:p>3785.56</text:p>
              </table:table-cell>
              <table:table-cell office:value-type="float" office:value="80.4400000000001">
                <text:p>80.44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866">
                <text:p>3866</text:p>
              </table:table-cell>
              <table:table-cell office:value-type="float" office:value="3787.53">
                <text:p>3787.53</text:p>
              </table:table-cell>
              <table:table-cell office:value-type="float" office:value="78.4699999999998">
                <text:p>78.46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866">
                <text:p>3866</text:p>
              </table:table-cell>
              <table:table-cell office:value-type="float" office:value="3766.64">
                <text:p>3766.64</text:p>
              </table:table-cell>
              <table:table-cell office:value-type="float" office:value="99.3600000000001">
                <text:p>99.36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877">
                <text:p>3877</text:p>
              </table:table-cell>
              <table:table-cell office:value-type="float" office:value="3784.62">
                <text:p>3784.62</text:p>
              </table:table-cell>
              <table:table-cell office:value-type="float" office:value="92.3800000000001">
                <text:p>92.38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877">
                <text:p>3877</text:p>
              </table:table-cell>
              <table:table-cell office:value-type="float" office:value="3780.26">
                <text:p>3780.26</text:p>
              </table:table-cell>
              <table:table-cell office:value-type="float" office:value="96.7399999999998">
                <text:p>96.73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877">
                <text:p>3877</text:p>
              </table:table-cell>
              <table:table-cell office:value-type="float" office:value="3797.23">
                <text:p>3797.23</text:p>
              </table:table-cell>
              <table:table-cell office:value-type="float" office:value="79.77">
                <text:p>79.7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877">
                <text:p>3877</text:p>
              </table:table-cell>
              <table:table-cell office:value-type="float" office:value="3813.69">
                <text:p>3813.69</text:p>
              </table:table-cell>
              <table:table-cell office:value-type="float" office:value="63.3099999999999">
                <text:p>63.30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877">
                <text:p>3877</text:p>
              </table:table-cell>
              <table:table-cell office:value-type="float" office:value="3795.44">
                <text:p>3795.44</text:p>
              </table:table-cell>
              <table:table-cell office:value-type="float" office:value="81.56">
                <text:p>81.5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877">
                <text:p>3877</text:p>
              </table:table-cell>
              <table:table-cell office:value-type="float" office:value="3817.32">
                <text:p>3817.32</text:p>
              </table:table-cell>
              <table:table-cell office:value-type="float" office:value="59.6799999999998">
                <text:p>59.67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877">
                <text:p>3877</text:p>
              </table:table-cell>
              <table:table-cell office:value-type="float" office:value="3816.16">
                <text:p>3816.16</text:p>
              </table:table-cell>
              <table:table-cell office:value-type="float" office:value="60.8400000000002">
                <text:p>60.84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77">
                <text:p>3877</text:p>
              </table:table-cell>
              <table:table-cell office:value-type="float" office:value="3809.11">
                <text:p>3809.11</text:p>
              </table:table-cell>
              <table:table-cell office:value-type="float" office:value="67.8899999999999">
                <text:p>67.88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877">
                <text:p>3877</text:p>
              </table:table-cell>
              <table:table-cell office:value-type="float" office:value="3814.62">
                <text:p>3814.62</text:p>
              </table:table-cell>
              <table:table-cell office:value-type="float" office:value="62.3800000000001">
                <text:p>62.38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877">
                <text:p>3877</text:p>
              </table:table-cell>
              <table:table-cell office:value-type="float" office:value="3823.38">
                <text:p>3823.38</text:p>
              </table:table-cell>
              <table:table-cell office:value-type="float" office:value="53.6199999999999">
                <text:p>53.61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877">
                <text:p>3877</text:p>
              </table:table-cell>
              <table:table-cell office:value-type="float" office:value="3814.33">
                <text:p>3814.33</text:p>
              </table:table-cell>
              <table:table-cell office:value-type="float" office:value="62.6700000000001">
                <text:p>62.67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877">
                <text:p>3877</text:p>
              </table:table-cell>
              <table:table-cell office:value-type="float" office:value="3795.93">
                <text:p>3795.93</text:p>
              </table:table-cell>
              <table:table-cell office:value-type="float" office:value="81.0700000000002">
                <text:p>81.07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877">
                <text:p>3877</text:p>
              </table:table-cell>
              <table:table-cell office:value-type="float" office:value="3818.79">
                <text:p>3818.79</text:p>
              </table:table-cell>
              <table:table-cell office:value-type="float" office:value="58.21">
                <text:p>58.2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877">
                <text:p>3877</text:p>
              </table:table-cell>
              <table:table-cell office:value-type="float" office:value="3823.78">
                <text:p>3823.78</text:p>
              </table:table-cell>
              <table:table-cell office:value-type="float" office:value="53.2199999999998">
                <text:p>53.21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832.22">
                <text:p>3832.22</text:p>
              </table:table-cell>
              <table:table-cell office:value-type="float" office:value="44.7800000000002">
                <text:p>44.78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820.1">
                <text:p>3820.1</text:p>
              </table:table-cell>
              <table:table-cell office:value-type="float" office:value="56.9000000000001">
                <text:p>56.90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797.4">
                <text:p>3797.4</text:p>
              </table:table-cell>
              <table:table-cell office:value-type="float" office:value="79.5999999999999">
                <text:p>79.59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814.75">
                <text:p>3814.75</text:p>
              </table:table-cell>
              <table:table-cell office:value-type="float" office:value="62.25">
                <text:p>62.2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821.23">
                <text:p>3821.23</text:p>
              </table:table-cell>
              <table:table-cell office:value-type="float" office:value="55.77">
                <text:p>55.7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830.04">
                <text:p>3830.04</text:p>
              </table:table-cell>
              <table:table-cell office:value-type="float" office:value="46.96">
                <text:p>46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825.85">
                <text:p>3825.85</text:p>
              </table:table-cell>
              <table:table-cell office:value-type="float" office:value="51.1500000000001">
                <text:p>51.15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826.79">
                <text:p>3826.79</text:p>
              </table:table-cell>
              <table:table-cell office:value-type="float" office:value="50.21">
                <text:p>50.2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814.57">
                <text:p>3814.57</text:p>
              </table:table-cell>
              <table:table-cell office:value-type="float" office:value="62.4299999999998">
                <text:p>62.42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811.32">
                <text:p>3811.32</text:p>
              </table:table-cell>
              <table:table-cell office:value-type="float" office:value="65.6799999999998">
                <text:p>65.67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815.2">
                <text:p>3815.2</text:p>
              </table:table-cell>
              <table:table-cell office:value-type="float" office:value="61.8000000000002">
                <text:p>61.80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821.38">
                <text:p>3821.38</text:p>
              </table:table-cell>
              <table:table-cell office:value-type="float" office:value="55.6199999999999">
                <text:p>55.61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824.6">
                <text:p>3824.6</text:p>
              </table:table-cell>
              <table:table-cell office:value-type="float" office:value="52.4000000000001">
                <text:p>52.40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823.79">
                <text:p>3823.79</text:p>
              </table:table-cell>
              <table:table-cell office:value-type="float" office:value="53.21">
                <text:p>53.2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825.59">
                <text:p>3825.59</text:p>
              </table:table-cell>
              <table:table-cell office:value-type="float" office:value="51.4099999999999">
                <text:p>51.40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829.1">
                <text:p>3829.1</text:p>
              </table:table-cell>
              <table:table-cell office:value-type="float" office:value="47.9000000000001">
                <text:p>47.90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836.2">
                <text:p>3836.2</text:p>
              </table:table-cell>
              <table:table-cell office:value-type="float" office:value="40.8000000000002">
                <text:p>40.80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817.46">
                <text:p>3817.46</text:p>
              </table:table-cell>
              <table:table-cell office:value-type="float" office:value="59.54">
                <text:p>59.5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806.41">
                <text:p>3806.41</text:p>
              </table:table-cell>
              <table:table-cell office:value-type="float" office:value="70.5900000000001">
                <text:p>70.59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826.39">
                <text:p>3826.39</text:p>
              </table:table-cell>
              <table:table-cell office:value-type="float" office:value="50.6100000000001">
                <text:p>50.61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877">
                <text:p>3877</text:p>
              </table:table-cell>
              <table:table-cell office:value-type="float" office:value="3819.15">
                <text:p>3819.15</text:p>
              </table:table-cell>
              <table:table-cell office:value-type="float" office:value="57.8499999999999">
                <text:p>57.84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877">
                <text:p>3877</text:p>
              </table:table-cell>
              <table:table-cell office:value-type="float" office:value="3826.73">
                <text:p>3826.73</text:p>
              </table:table-cell>
              <table:table-cell office:value-type="float" office:value="50.27">
                <text:p>50.2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877">
                <text:p>3877</text:p>
              </table:table-cell>
              <table:table-cell office:value-type="float" office:value="3827.53">
                <text:p>3827.53</text:p>
              </table:table-cell>
              <table:table-cell office:value-type="float" office:value="49.4699999999998">
                <text:p>49.46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877">
                <text:p>3877</text:p>
              </table:table-cell>
              <table:table-cell office:value-type="float" office:value="3822.87">
                <text:p>3822.87</text:p>
              </table:table-cell>
              <table:table-cell office:value-type="float" office:value="54.1300000000001">
                <text:p>54.13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877">
                <text:p>3877</text:p>
              </table:table-cell>
              <table:table-cell office:value-type="float" office:value="3819.1">
                <text:p>3819.1</text:p>
              </table:table-cell>
              <table:table-cell office:value-type="float" office:value="57.9000000000001">
                <text:p>57.90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877">
                <text:p>3877</text:p>
              </table:table-cell>
              <table:table-cell office:value-type="float" office:value="3799.02">
                <text:p>3799.02</text:p>
              </table:table-cell>
              <table:table-cell office:value-type="float" office:value="77.98">
                <text:p>77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877">
                <text:p>3877</text:p>
              </table:table-cell>
              <table:table-cell office:value-type="float" office:value="3818.01">
                <text:p>3818.01</text:p>
              </table:table-cell>
              <table:table-cell office:value-type="float" office:value="58.9899999999998">
                <text:p>58.98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877">
                <text:p>3877</text:p>
              </table:table-cell>
              <table:table-cell office:value-type="float" office:value="3817.16">
                <text:p>3817.16</text:p>
              </table:table-cell>
              <table:table-cell office:value-type="float" office:value="59.8400000000001">
                <text:p>59.84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877">
                <text:p>3877</text:p>
              </table:table-cell>
              <table:table-cell office:value-type="float" office:value="3828.59">
                <text:p>3828.59</text:p>
              </table:table-cell>
              <table:table-cell office:value-type="float" office:value="48.4099999999999">
                <text:p>48.40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877">
                <text:p>3877</text:p>
              </table:table-cell>
              <table:table-cell office:value-type="float" office:value="3822.11">
                <text:p>3822.11</text:p>
              </table:table-cell>
              <table:table-cell office:value-type="float" office:value="54.8899999999999">
                <text:p>54.88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877">
                <text:p>3877</text:p>
              </table:table-cell>
              <table:table-cell office:value-type="float" office:value="3818.83">
                <text:p>3818.83</text:p>
              </table:table-cell>
              <table:table-cell office:value-type="float" office:value="58.1700000000001">
                <text:p>58.17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877">
                <text:p>3877</text:p>
              </table:table-cell>
              <table:table-cell office:value-type="float" office:value="3823.45">
                <text:p>3823.45</text:p>
              </table:table-cell>
              <table:table-cell office:value-type="float" office:value="53.5500000000002">
                <text:p>53.55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877">
                <text:p>3877</text:p>
              </table:table-cell>
              <table:table-cell office:value-type="float" office:value="3816.19">
                <text:p>3816.19</text:p>
              </table:table-cell>
              <table:table-cell office:value-type="float" office:value="60.8099999999999">
                <text:p>60.80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877">
                <text:p>3877</text:p>
              </table:table-cell>
              <table:table-cell office:value-type="float" office:value="3819.02">
                <text:p>3819.02</text:p>
              </table:table-cell>
              <table:table-cell office:value-type="float" office:value="57.98">
                <text:p>57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877">
                <text:p>3877</text:p>
              </table:table-cell>
              <table:table-cell office:value-type="float" office:value="3817.99">
                <text:p>3817.99</text:p>
              </table:table-cell>
              <table:table-cell office:value-type="float" office:value="59.0100000000002">
                <text:p>59.01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877">
                <text:p>3877</text:p>
              </table:table-cell>
              <table:table-cell office:value-type="float" office:value="3825.68">
                <text:p>3825.68</text:p>
              </table:table-cell>
              <table:table-cell office:value-type="float" office:value="51.3200000000002">
                <text:p>51.32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877">
                <text:p>3877</text:p>
              </table:table-cell>
              <table:table-cell office:value-type="float" office:value="3814.33">
                <text:p>3814.33</text:p>
              </table:table-cell>
              <table:table-cell office:value-type="float" office:value="62.6700000000001">
                <text:p>62.67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877">
                <text:p>3877</text:p>
              </table:table-cell>
              <table:table-cell office:value-type="float" office:value="3825.55">
                <text:p>3825.55</text:p>
              </table:table-cell>
              <table:table-cell office:value-type="float" office:value="51.4499999999998">
                <text:p>51.44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877">
                <text:p>3877</text:p>
              </table:table-cell>
              <table:table-cell office:value-type="float" office:value="3824.28">
                <text:p>3824.28</text:p>
              </table:table-cell>
              <table:table-cell office:value-type="float" office:value="52.7199999999998">
                <text:p>52.71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3877">
                <text:p>3877</text:p>
              </table:table-cell>
              <table:table-cell office:value-type="float" office:value="3823.79">
                <text:p>3823.79</text:p>
              </table:table-cell>
              <table:table-cell office:value-type="float" office:value="53.21">
                <text:p>53.2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877">
                <text:p>3877</text:p>
              </table:table-cell>
              <table:table-cell office:value-type="float" office:value="3815.88">
                <text:p>3815.88</text:p>
              </table:table-cell>
              <table:table-cell office:value-type="float" office:value="61.1199999999999">
                <text:p>61.11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877">
                <text:p>3877</text:p>
              </table:table-cell>
              <table:table-cell office:value-type="float" office:value="3816.61">
                <text:p>3816.61</text:p>
              </table:table-cell>
              <table:table-cell office:value-type="float" office:value="60.3899999999999">
                <text:p>60.38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877">
                <text:p>3877</text:p>
              </table:table-cell>
              <table:table-cell office:value-type="float" office:value="3837">
                <text:p>3837</text:p>
              </table:table-cell>
              <table:table-cell office:value-type="float" office:value="40">
                <text:p>4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877">
                <text:p>3877</text:p>
              </table:table-cell>
              <table:table-cell office:value-type="float" office:value="3821.33">
                <text:p>3821.33</text:p>
              </table:table-cell>
              <table:table-cell office:value-type="float" office:value="55.6700000000001">
                <text:p>55.67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877">
                <text:p>3877</text:p>
              </table:table-cell>
              <table:table-cell office:value-type="float" office:value="3823.27">
                <text:p>3823.27</text:p>
              </table:table-cell>
              <table:table-cell office:value-type="float" office:value="53.73">
                <text:p>53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877">
                <text:p>3877</text:p>
              </table:table-cell>
              <table:table-cell office:value-type="float" office:value="3814.36">
                <text:p>3814.36</text:p>
              </table:table-cell>
              <table:table-cell office:value-type="float" office:value="62.6399999999999">
                <text:p>62.63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877">
                <text:p>3877</text:p>
              </table:table-cell>
              <table:table-cell office:value-type="float" office:value="3812.21">
                <text:p>3812.21</text:p>
              </table:table-cell>
              <table:table-cell office:value-type="float" office:value="64.79">
                <text:p>64.7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877">
                <text:p>3877</text:p>
              </table:table-cell>
              <table:table-cell office:value-type="float" office:value="3800.85">
                <text:p>3800.85</text:p>
              </table:table-cell>
              <table:table-cell office:value-type="float" office:value="76.1500000000001">
                <text:p>76.15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877">
                <text:p>3877</text:p>
              </table:table-cell>
              <table:table-cell office:value-type="float" office:value="3805.03">
                <text:p>3805.03</text:p>
              </table:table-cell>
              <table:table-cell office:value-type="float" office:value="71.9699999999998">
                <text:p>71.96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877">
                <text:p>3877</text:p>
              </table:table-cell>
              <table:table-cell office:value-type="float" office:value="3824.85">
                <text:p>3824.85</text:p>
              </table:table-cell>
              <table:table-cell office:value-type="float" office:value="52.1500000000001">
                <text:p>52.15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877">
                <text:p>3877</text:p>
              </table:table-cell>
              <table:table-cell office:value-type="float" office:value="3817.43">
                <text:p>3817.43</text:p>
              </table:table-cell>
              <table:table-cell office:value-type="float" office:value="59.5700000000002">
                <text:p>59.57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877">
                <text:p>3877</text:p>
              </table:table-cell>
              <table:table-cell office:value-type="float" office:value="3816.97">
                <text:p>3816.97</text:p>
              </table:table-cell>
              <table:table-cell office:value-type="float" office:value="60.0300000000002">
                <text:p>60.03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877">
                <text:p>3877</text:p>
              </table:table-cell>
              <table:table-cell office:value-type="float" office:value="3820.79">
                <text:p>3820.79</text:p>
              </table:table-cell>
              <table:table-cell office:value-type="float" office:value="56.21">
                <text:p>56.2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877">
                <text:p>3877</text:p>
              </table:table-cell>
              <table:table-cell office:value-type="float" office:value="3803.42">
                <text:p>3803.42</text:p>
              </table:table-cell>
              <table:table-cell office:value-type="float" office:value="73.5799999999999">
                <text:p>73.57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877">
                <text:p>3877</text:p>
              </table:table-cell>
              <table:table-cell office:value-type="float" office:value="3816.72">
                <text:p>3816.72</text:p>
              </table:table-cell>
              <table:table-cell office:value-type="float" office:value="60.2800000000002">
                <text:p>60.28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77">
                <text:p>3877</text:p>
              </table:table-cell>
              <table:table-cell office:value-type="float" office:value="3828.03">
                <text:p>3828.03</text:p>
              </table:table-cell>
              <table:table-cell office:value-type="float" office:value="48.9699999999998">
                <text:p>48.96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877">
                <text:p>3877</text:p>
              </table:table-cell>
              <table:table-cell office:value-type="float" office:value="3820.47">
                <text:p>3820.47</text:p>
              </table:table-cell>
              <table:table-cell office:value-type="float" office:value="56.5300000000002">
                <text:p>56.53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877">
                <text:p>3877</text:p>
              </table:table-cell>
              <table:table-cell office:value-type="float" office:value="3823.55">
                <text:p>3823.55</text:p>
              </table:table-cell>
              <table:table-cell office:value-type="float" office:value="53.4499999999998">
                <text:p>53.44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877">
                <text:p>3877</text:p>
              </table:table-cell>
              <table:table-cell office:value-type="float" office:value="3828.3">
                <text:p>3828.3</text:p>
              </table:table-cell>
              <table:table-cell office:value-type="float" office:value="48.6999999999998">
                <text:p>48.69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877">
                <text:p>3877</text:p>
              </table:table-cell>
              <table:table-cell office:value-type="float" office:value="3829.14">
                <text:p>3829.14</text:p>
              </table:table-cell>
              <table:table-cell office:value-type="float" office:value="47.8600000000001">
                <text:p>47.86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877">
                <text:p>3877</text:p>
              </table:table-cell>
              <table:table-cell office:value-type="float" office:value="3812.81">
                <text:p>3812.81</text:p>
              </table:table-cell>
              <table:table-cell office:value-type="float" office:value="64.1900000000001">
                <text:p>64.19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877">
                <text:p>3877</text:p>
              </table:table-cell>
              <table:table-cell office:value-type="float" office:value="3821.25">
                <text:p>3821.25</text:p>
              </table:table-cell>
              <table:table-cell office:value-type="float" office:value="55.75">
                <text:p>55.7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877">
                <text:p>3877</text:p>
              </table:table-cell>
              <table:table-cell office:value-type="float" office:value="3827.7">
                <text:p>3827.7</text:p>
              </table:table-cell>
              <table:table-cell office:value-type="float" office:value="49.3000000000002">
                <text:p>49.30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3877">
                <text:p>3877</text:p>
              </table:table-cell>
              <table:table-cell office:value-type="float" office:value="3821.19">
                <text:p>3821.19</text:p>
              </table:table-cell>
              <table:table-cell office:value-type="float" office:value="55.8099999999999">
                <text:p>55.80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877">
                <text:p>3877</text:p>
              </table:table-cell>
              <table:table-cell office:value-type="float" office:value="3820.64">
                <text:p>3820.64</text:p>
              </table:table-cell>
              <table:table-cell office:value-type="float" office:value="56.3600000000001">
                <text:p>56.36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877">
                <text:p>3877</text:p>
              </table:table-cell>
              <table:table-cell office:value-type="float" office:value="3826.99">
                <text:p>3826.99</text:p>
              </table:table-cell>
              <table:table-cell office:value-type="float" office:value="50.0100000000002">
                <text:p>50.01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877">
                <text:p>3877</text:p>
              </table:table-cell>
              <table:table-cell office:value-type="float" office:value="3820.1">
                <text:p>3820.1</text:p>
              </table:table-cell>
              <table:table-cell office:value-type="float" office:value="56.9000000000001">
                <text:p>56.90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877">
                <text:p>3877</text:p>
              </table:table-cell>
              <table:table-cell office:value-type="float" office:value="3811.71">
                <text:p>3811.71</text:p>
              </table:table-cell>
              <table:table-cell office:value-type="float" office:value="65.29">
                <text:p>65.2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877">
                <text:p>3877</text:p>
              </table:table-cell>
              <table:table-cell office:value-type="float" office:value="3812.73">
                <text:p>3812.73</text:p>
              </table:table-cell>
              <table:table-cell office:value-type="float" office:value="64.27">
                <text:p>64.2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877">
                <text:p>3877</text:p>
              </table:table-cell>
              <table:table-cell office:value-type="float" office:value="3818.7">
                <text:p>3818.7</text:p>
              </table:table-cell>
              <table:table-cell office:value-type="float" office:value="58.3000000000002">
                <text:p>58.30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877">
                <text:p>3877</text:p>
              </table:table-cell>
              <table:table-cell office:value-type="float" office:value="3828.9">
                <text:p>3828.9</text:p>
              </table:table-cell>
              <table:table-cell office:value-type="float" office:value="48.0999999999999">
                <text:p>48.09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877">
                <text:p>3877</text:p>
              </table:table-cell>
              <table:table-cell office:value-type="float" office:value="3798.34">
                <text:p>3798.34</text:p>
              </table:table-cell>
              <table:table-cell office:value-type="float" office:value="78.6599999999999">
                <text:p>78.65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877">
                <text:p>3877</text:p>
              </table:table-cell>
              <table:table-cell office:value-type="float" office:value="3819.13">
                <text:p>3819.13</text:p>
              </table:table-cell>
              <table:table-cell office:value-type="float" office:value="57.8699999999999">
                <text:p>57.86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877">
                <text:p>3877</text:p>
              </table:table-cell>
              <table:table-cell office:value-type="float" office:value="3830.22">
                <text:p>3830.22</text:p>
              </table:table-cell>
              <table:table-cell office:value-type="float" office:value="46.7800000000002">
                <text:p>46.78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3877">
                <text:p>3877</text:p>
              </table:table-cell>
              <table:table-cell office:value-type="float" office:value="3826.09">
                <text:p>3826.09</text:p>
              </table:table-cell>
              <table:table-cell office:value-type="float" office:value="50.9099999999999">
                <text:p>50.90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877">
                <text:p>3877</text:p>
              </table:table-cell>
              <table:table-cell office:value-type="float" office:value="3819.46">
                <text:p>3819.46</text:p>
              </table:table-cell>
              <table:table-cell office:value-type="float" office:value="57.54">
                <text:p>57.5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877">
                <text:p>3877</text:p>
              </table:table-cell>
              <table:table-cell office:value-type="float" office:value="3822.17">
                <text:p>3822.17</text:p>
              </table:table-cell>
              <table:table-cell office:value-type="float" office:value="54.8299999999999">
                <text:p>54.82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3877">
                <text:p>3877</text:p>
              </table:table-cell>
              <table:table-cell office:value-type="float" office:value="3775.56">
                <text:p>3775.56</text:p>
              </table:table-cell>
              <table:table-cell office:value-type="float" office:value="101.44">
                <text:p>101.4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3877">
                <text:p>3877</text:p>
              </table:table-cell>
              <table:table-cell office:value-type="float" office:value="3822.51">
                <text:p>3822.51</text:p>
              </table:table-cell>
              <table:table-cell office:value-type="float" office:value="54.4899999999998">
                <text:p>54.48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877">
                <text:p>3877</text:p>
              </table:table-cell>
              <table:table-cell office:value-type="float" office:value="3814.49">
                <text:p>3814.49</text:p>
              </table:table-cell>
              <table:table-cell office:value-type="float" office:value="62.5100000000002">
                <text:p>62.51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877">
                <text:p>3877</text:p>
              </table:table-cell>
              <table:table-cell office:value-type="float" office:value="3824.72">
                <text:p>3824.72</text:p>
              </table:table-cell>
              <table:table-cell office:value-type="float" office:value="52.2800000000002">
                <text:p>52.28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3877">
                <text:p>3877</text:p>
              </table:table-cell>
              <table:table-cell office:value-type="float" office:value="3817.25">
                <text:p>3817.25</text:p>
              </table:table-cell>
              <table:table-cell office:value-type="float" office:value="59.75">
                <text:p>59.7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877">
                <text:p>3877</text:p>
              </table:table-cell>
              <table:table-cell office:value-type="float" office:value="3828.96">
                <text:p>3828.96</text:p>
              </table:table-cell>
              <table:table-cell office:value-type="float" office:value="48.04">
                <text:p>48.0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877">
                <text:p>3877</text:p>
              </table:table-cell>
              <table:table-cell office:value-type="float" office:value="3818.41">
                <text:p>3818.41</text:p>
              </table:table-cell>
              <table:table-cell office:value-type="float" office:value="58.5900000000001">
                <text:p>58.59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877">
                <text:p>3877</text:p>
              </table:table-cell>
              <table:table-cell office:value-type="float" office:value="3811.65">
                <text:p>3811.65</text:p>
              </table:table-cell>
              <table:table-cell office:value-type="float" office:value="65.3499999999999">
                <text:p>65.34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877">
                <text:p>3877</text:p>
              </table:table-cell>
              <table:table-cell office:value-type="float" office:value="3818.93">
                <text:p>3818.93</text:p>
              </table:table-cell>
              <table:table-cell office:value-type="float" office:value="58.0700000000002">
                <text:p>58.07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877">
                <text:p>3877</text:p>
              </table:table-cell>
              <table:table-cell office:value-type="float" office:value="3814.06">
                <text:p>3814.06</text:p>
              </table:table-cell>
              <table:table-cell office:value-type="float" office:value="62.9400000000001">
                <text:p>62.94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3877">
                <text:p>3877</text:p>
              </table:table-cell>
              <table:table-cell office:value-type="float" office:value="3803.46">
                <text:p>3803.46</text:p>
              </table:table-cell>
              <table:table-cell office:value-type="float" office:value="73.54">
                <text:p>73.5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877">
                <text:p>3877</text:p>
              </table:table-cell>
              <table:table-cell office:value-type="float" office:value="3832.25">
                <text:p>3832.25</text:p>
              </table:table-cell>
              <table:table-cell office:value-type="float" office:value="44.75">
                <text:p>44.7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877">
                <text:p>3877</text:p>
              </table:table-cell>
              <table:table-cell office:value-type="float" office:value="3801.95">
                <text:p>3801.95</text:p>
              </table:table-cell>
              <table:table-cell office:value-type="float" office:value="75.0500000000002">
                <text:p>75.05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877">
                <text:p>3877</text:p>
              </table:table-cell>
              <table:table-cell office:value-type="float" office:value="3820.87">
                <text:p>3820.87</text:p>
              </table:table-cell>
              <table:table-cell office:value-type="float" office:value="56.1300000000001">
                <text:p>56.13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877">
                <text:p>3877</text:p>
              </table:table-cell>
              <table:table-cell office:value-type="float" office:value="3829.12">
                <text:p>3829.12</text:p>
              </table:table-cell>
              <table:table-cell office:value-type="float" office:value="47.8800000000001">
                <text:p>47.88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3877">
                <text:p>3877</text:p>
              </table:table-cell>
              <table:table-cell office:value-type="float" office:value="3789.05">
                <text:p>3789.05</text:p>
              </table:table-cell>
              <table:table-cell office:value-type="float" office:value="87.9499999999998">
                <text:p>87.94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3877">
                <text:p>3877</text:p>
              </table:table-cell>
              <table:table-cell office:value-type="float" office:value="3831.79">
                <text:p>3831.79</text:p>
              </table:table-cell>
              <table:table-cell office:value-type="float" office:value="45.21">
                <text:p>45.2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877">
                <text:p>3877</text:p>
              </table:table-cell>
              <table:table-cell office:value-type="float" office:value="3821.95">
                <text:p>3821.95</text:p>
              </table:table-cell>
              <table:table-cell office:value-type="float" office:value="55.0500000000002">
                <text:p>55.05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877">
                <text:p>3877</text:p>
              </table:table-cell>
              <table:table-cell office:value-type="float" office:value="3823.74">
                <text:p>3823.74</text:p>
              </table:table-cell>
              <table:table-cell office:value-type="float" office:value="53.2600000000002">
                <text:p>53.26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3877">
                <text:p>3877</text:p>
              </table:table-cell>
              <table:table-cell office:value-type="float" office:value="3794.8">
                <text:p>3794.8</text:p>
              </table:table-cell>
              <table:table-cell office:value-type="float" office:value="82.1999999999998">
                <text:p>82.19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877">
                <text:p>3877</text:p>
              </table:table-cell>
              <table:table-cell office:value-type="float" office:value="3826.28">
                <text:p>3826.28</text:p>
              </table:table-cell>
              <table:table-cell office:value-type="float" office:value="50.7199999999998">
                <text:p>50.71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877">
                <text:p>3877</text:p>
              </table:table-cell>
              <table:table-cell office:value-type="float" office:value="3827.11">
                <text:p>3827.11</text:p>
              </table:table-cell>
              <table:table-cell office:value-type="float" office:value="49.8899999999999">
                <text:p>49.88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3877">
                <text:p>3877</text:p>
              </table:table-cell>
              <table:table-cell office:value-type="float" office:value="3815.88">
                <text:p>3815.88</text:p>
              </table:table-cell>
              <table:table-cell office:value-type="float" office:value="61.1199999999999">
                <text:p>61.11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877">
                <text:p>3877</text:p>
              </table:table-cell>
              <table:table-cell office:value-type="float" office:value="3828.84">
                <text:p>3828.84</text:p>
              </table:table-cell>
              <table:table-cell office:value-type="float" office:value="48.1599999999999">
                <text:p>48.15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877">
                <text:p>3877</text:p>
              </table:table-cell>
              <table:table-cell office:value-type="float" office:value="3822.97">
                <text:p>3822.97</text:p>
              </table:table-cell>
              <table:table-cell office:value-type="float" office:value="54.0300000000002">
                <text:p>54.03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877">
                <text:p>3877</text:p>
              </table:table-cell>
              <table:table-cell office:value-type="float" office:value="3816.49">
                <text:p>3816.49</text:p>
              </table:table-cell>
              <table:table-cell office:value-type="float" office:value="60.5100000000002">
                <text:p>60.51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877">
                <text:p>3877</text:p>
              </table:table-cell>
              <table:table-cell office:value-type="float" office:value="3815.18">
                <text:p>3815.18</text:p>
              </table:table-cell>
              <table:table-cell office:value-type="float" office:value="61.8200000000002">
                <text:p>61.82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3877">
                <text:p>3877</text:p>
              </table:table-cell>
              <table:table-cell office:value-type="float" office:value="3815.57">
                <text:p>3815.57</text:p>
              </table:table-cell>
              <table:table-cell office:value-type="float" office:value="61.4299999999998">
                <text:p>61.42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877">
                <text:p>3877</text:p>
              </table:table-cell>
              <table:table-cell office:value-type="float" office:value="3819.73">
                <text:p>3819.73</text:p>
              </table:table-cell>
              <table:table-cell office:value-type="float" office:value="57.27">
                <text:p>57.2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877">
                <text:p>3877</text:p>
              </table:table-cell>
              <table:table-cell office:value-type="float" office:value="3799.44">
                <text:p>3799.44</text:p>
              </table:table-cell>
              <table:table-cell office:value-type="float" office:value="77.56">
                <text:p>77.5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877">
                <text:p>3877</text:p>
              </table:table-cell>
              <table:table-cell office:value-type="float" office:value="3815.12">
                <text:p>3815.12</text:p>
              </table:table-cell>
              <table:table-cell office:value-type="float" office:value="61.8800000000001">
                <text:p>61.88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3877">
                <text:p>3877</text:p>
              </table:table-cell>
              <table:table-cell office:value-type="float" office:value="3836.65">
                <text:p>3836.65</text:p>
              </table:table-cell>
              <table:table-cell office:value-type="float" office:value="40.3499999999999">
                <text:p>40.34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877">
                <text:p>3877</text:p>
              </table:table-cell>
              <table:table-cell office:value-type="float" office:value="3803.22">
                <text:p>3803.22</text:p>
              </table:table-cell>
              <table:table-cell office:value-type="float" office:value="73.7800000000002">
                <text:p>73.78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3877">
                <text:p>3877</text:p>
              </table:table-cell>
              <table:table-cell office:value-type="float" office:value="3829.38">
                <text:p>3829.38</text:p>
              </table:table-cell>
              <table:table-cell office:value-type="float" office:value="47.6199999999999">
                <text:p>47.61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877">
                <text:p>3877</text:p>
              </table:table-cell>
              <table:table-cell office:value-type="float" office:value="3774.89">
                <text:p>3774.89</text:p>
              </table:table-cell>
              <table:table-cell office:value-type="float" office:value="102.11">
                <text:p>102.1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877">
                <text:p>3877</text:p>
              </table:table-cell>
              <table:table-cell office:value-type="float" office:value="3804.29">
                <text:p>3804.29</text:p>
              </table:table-cell>
              <table:table-cell office:value-type="float" office:value="72.71">
                <text:p>72.7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3877">
                <text:p>3877</text:p>
              </table:table-cell>
              <table:table-cell office:value-type="float" office:value="3823.34">
                <text:p>3823.34</text:p>
              </table:table-cell>
              <table:table-cell office:value-type="float" office:value="53.6599999999999">
                <text:p>53.65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3877">
                <text:p>3877</text:p>
              </table:table-cell>
              <table:table-cell office:value-type="float" office:value="3821.01">
                <text:p>3821.01</text:p>
              </table:table-cell>
              <table:table-cell office:value-type="float" office:value="55.9899999999998">
                <text:p>55.98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877">
                <text:p>3877</text:p>
              </table:table-cell>
              <table:table-cell office:value-type="float" office:value="3802.42">
                <text:p>3802.42</text:p>
              </table:table-cell>
              <table:table-cell office:value-type="float" office:value="74.5799999999999">
                <text:p>74.57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877">
                <text:p>3877</text:p>
              </table:table-cell>
              <table:table-cell office:value-type="float" office:value="3823.75">
                <text:p>3823.75</text:p>
              </table:table-cell>
              <table:table-cell office:value-type="float" office:value="53.25">
                <text:p>53.2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877">
                <text:p>3877</text:p>
              </table:table-cell>
              <table:table-cell office:value-type="float" office:value="3820.24">
                <text:p>3820.24</text:p>
              </table:table-cell>
              <table:table-cell office:value-type="float" office:value="56.7600000000002">
                <text:p>56.76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877">
                <text:p>3877</text:p>
              </table:table-cell>
              <table:table-cell office:value-type="float" office:value="3821.71">
                <text:p>3821.71</text:p>
              </table:table-cell>
              <table:table-cell office:value-type="float" office:value="55.29">
                <text:p>55.2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3877">
                <text:p>3877</text:p>
              </table:table-cell>
              <table:table-cell office:value-type="float" office:value="3820.16">
                <text:p>3820.16</text:p>
              </table:table-cell>
              <table:table-cell office:value-type="float" office:value="56.8400000000001">
                <text:p>56.84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3877">
                <text:p>3877</text:p>
              </table:table-cell>
              <table:table-cell office:value-type="float" office:value="3796.88">
                <text:p>3796.88</text:p>
              </table:table-cell>
              <table:table-cell office:value-type="float" office:value="80.1199999999999">
                <text:p>80.11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877">
                <text:p>3877</text:p>
              </table:table-cell>
              <table:table-cell office:value-type="float" office:value="3824.92">
                <text:p>3824.92</text:p>
              </table:table-cell>
              <table:table-cell office:value-type="float" office:value="52.0799999999999">
                <text:p>52.07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3877">
                <text:p>3877</text:p>
              </table:table-cell>
              <table:table-cell office:value-type="float" office:value="3812.66">
                <text:p>3812.66</text:p>
              </table:table-cell>
              <table:table-cell office:value-type="float" office:value="64.3400000000001">
                <text:p>64.34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877">
                <text:p>3877</text:p>
              </table:table-cell>
              <table:table-cell office:value-type="float" office:value="3819.5">
                <text:p>3819.5</text:p>
              </table:table-cell>
              <table:table-cell office:value-type="float" office:value="57.5">
                <text:p>57.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877">
                <text:p>3877</text:p>
              </table:table-cell>
              <table:table-cell office:value-type="float" office:value="3822.89">
                <text:p>3822.89</text:p>
              </table:table-cell>
              <table:table-cell office:value-type="float" office:value="54.1100000000001">
                <text:p>54.11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877">
                <text:p>3877</text:p>
              </table:table-cell>
              <table:table-cell office:value-type="float" office:value="3825.37">
                <text:p>3825.37</text:p>
              </table:table-cell>
              <table:table-cell office:value-type="float" office:value="51.6300000000001">
                <text:p>51.63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3877">
                <text:p>3877</text:p>
              </table:table-cell>
              <table:table-cell office:value-type="float" office:value="3826.87">
                <text:p>3826.87</text:p>
              </table:table-cell>
              <table:table-cell office:value-type="float" office:value="50.1300000000001">
                <text:p>50.13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877">
                <text:p>3877</text:p>
              </table:table-cell>
              <table:table-cell office:value-type="float" office:value="3801.16">
                <text:p>3801.16</text:p>
              </table:table-cell>
              <table:table-cell office:value-type="float" office:value="75.8400000000002">
                <text:p>75.84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3877">
                <text:p>3877</text:p>
              </table:table-cell>
              <table:table-cell office:value-type="float" office:value="3823.36">
                <text:p>3823.36</text:p>
              </table:table-cell>
              <table:table-cell office:value-type="float" office:value="53.6399999999999">
                <text:p>53.63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877">
                <text:p>3877</text:p>
              </table:table-cell>
              <table:table-cell office:value-type="float" office:value="3796.41">
                <text:p>3796.41</text:p>
              </table:table-cell>
              <table:table-cell office:value-type="float" office:value="80.5900000000002">
                <text:p>80.59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877">
                <text:p>3877</text:p>
              </table:table-cell>
              <table:table-cell office:value-type="float" office:value="3821.01">
                <text:p>3821.01</text:p>
              </table:table-cell>
              <table:table-cell office:value-type="float" office:value="55.9899999999998">
                <text:p>55.98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3877">
                <text:p>3877</text:p>
              </table:table-cell>
              <table:table-cell office:value-type="float" office:value="3794.28">
                <text:p>3794.28</text:p>
              </table:table-cell>
              <table:table-cell office:value-type="float" office:value="82.7199999999998">
                <text:p>82.71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877">
                <text:p>3877</text:p>
              </table:table-cell>
              <table:table-cell office:value-type="float" office:value="3815.87">
                <text:p>3815.87</text:p>
              </table:table-cell>
              <table:table-cell office:value-type="float" office:value="61.1300000000001">
                <text:p>61.13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877">
                <text:p>3877</text:p>
              </table:table-cell>
              <table:table-cell office:value-type="float" office:value="3780.93">
                <text:p>3780.93</text:p>
              </table:table-cell>
              <table:table-cell office:value-type="float" office:value="96.0700000000002">
                <text:p>96.07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877">
                <text:p>3877</text:p>
              </table:table-cell>
              <table:table-cell office:value-type="float" office:value="3816.75">
                <text:p>3816.75</text:p>
              </table:table-cell>
              <table:table-cell office:value-type="float" office:value="60.25">
                <text:p>60.2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877">
                <text:p>3877</text:p>
              </table:table-cell>
              <table:table-cell office:value-type="float" office:value="3809.59">
                <text:p>3809.59</text:p>
              </table:table-cell>
              <table:table-cell office:value-type="float" office:value="67.4099999999999">
                <text:p>67.40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877">
                <text:p>3877</text:p>
              </table:table-cell>
              <table:table-cell office:value-type="float" office:value="3811.07">
                <text:p>3811.07</text:p>
              </table:table-cell>
              <table:table-cell office:value-type="float" office:value="65.9299999999998">
                <text:p>65.92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3877">
                <text:p>3877</text:p>
              </table:table-cell>
              <table:table-cell office:value-type="float" office:value="3816.54">
                <text:p>3816.54</text:p>
              </table:table-cell>
              <table:table-cell office:value-type="float" office:value="60.46">
                <text:p>60.4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877">
                <text:p>3877</text:p>
              </table:table-cell>
              <table:table-cell office:value-type="float" office:value="3821.63">
                <text:p>3821.63</text:p>
              </table:table-cell>
              <table:table-cell office:value-type="float" office:value="55.3699999999999">
                <text:p>55.36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877">
                <text:p>3877</text:p>
              </table:table-cell>
              <table:table-cell office:value-type="float" office:value="3820.7">
                <text:p>3820.7</text:p>
              </table:table-cell>
              <table:table-cell office:value-type="float" office:value="56.3000000000002">
                <text:p>56.30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877">
                <text:p>3877</text:p>
              </table:table-cell>
              <table:table-cell office:value-type="float" office:value="3825.45">
                <text:p>3825.45</text:p>
              </table:table-cell>
              <table:table-cell office:value-type="float" office:value="51.5500000000002">
                <text:p>51.55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3877">
                <text:p>3877</text:p>
              </table:table-cell>
              <table:table-cell office:value-type="float" office:value="3792.58">
                <text:p>3792.58</text:p>
              </table:table-cell>
              <table:table-cell office:value-type="float" office:value="84.4200000000001">
                <text:p>84.42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877">
                <text:p>3877</text:p>
              </table:table-cell>
              <table:table-cell office:value-type="float" office:value="3800.57">
                <text:p>3800.57</text:p>
              </table:table-cell>
              <table:table-cell office:value-type="float" office:value="76.4299999999998">
                <text:p>76.42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3877">
                <text:p>3877</text:p>
              </table:table-cell>
              <table:table-cell office:value-type="float" office:value="3827.07">
                <text:p>3827.07</text:p>
              </table:table-cell>
              <table:table-cell office:value-type="float" office:value="49.9299999999998">
                <text:p>49.92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877">
                <text:p>3877</text:p>
              </table:table-cell>
              <table:table-cell office:value-type="float" office:value="3814.58">
                <text:p>3814.58</text:p>
              </table:table-cell>
              <table:table-cell office:value-type="float" office:value="62.4200000000001">
                <text:p>62.42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877">
                <text:p>3877</text:p>
              </table:table-cell>
              <table:table-cell office:value-type="float" office:value="3827.66">
                <text:p>3827.66</text:p>
              </table:table-cell>
              <table:table-cell office:value-type="float" office:value="49.3400000000001">
                <text:p>49.34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877">
                <text:p>3877</text:p>
              </table:table-cell>
              <table:table-cell office:value-type="float" office:value="3819.39">
                <text:p>3819.39</text:p>
              </table:table-cell>
              <table:table-cell office:value-type="float" office:value="57.6100000000001">
                <text:p>57.61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877">
                <text:p>3877</text:p>
              </table:table-cell>
              <table:table-cell office:value-type="float" office:value="3810.49">
                <text:p>3810.49</text:p>
              </table:table-cell>
              <table:table-cell office:value-type="float" office:value="66.5100000000002">
                <text:p>66.51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877">
                <text:p>3877</text:p>
              </table:table-cell>
              <table:table-cell office:value-type="float" office:value="3812.15">
                <text:p>3812.15</text:p>
              </table:table-cell>
              <table:table-cell office:value-type="float" office:value="64.8499999999999">
                <text:p>64.84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3877">
                <text:p>3877</text:p>
              </table:table-cell>
              <table:table-cell office:value-type="float" office:value="3815.45">
                <text:p>3815.45</text:p>
              </table:table-cell>
              <table:table-cell office:value-type="float" office:value="61.5500000000002">
                <text:p>61.55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877">
                <text:p>3877</text:p>
              </table:table-cell>
              <table:table-cell office:value-type="float" office:value="3827.02">
                <text:p>3827.02</text:p>
              </table:table-cell>
              <table:table-cell office:value-type="float" office:value="49.98">
                <text:p>49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877">
                <text:p>3877</text:p>
              </table:table-cell>
              <table:table-cell office:value-type="float" office:value="3819.74">
                <text:p>3819.74</text:p>
              </table:table-cell>
              <table:table-cell office:value-type="float" office:value="57.2600000000002">
                <text:p>57.26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877">
                <text:p>3877</text:p>
              </table:table-cell>
              <table:table-cell office:value-type="float" office:value="3826.91">
                <text:p>3826.91</text:p>
              </table:table-cell>
              <table:table-cell office:value-type="float" office:value="50.0900000000001">
                <text:p>50.09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877">
                <text:p>3877</text:p>
              </table:table-cell>
              <table:table-cell office:value-type="float" office:value="3835.24">
                <text:p>3835.24</text:p>
              </table:table-cell>
              <table:table-cell office:value-type="float" office:value="41.7600000000002">
                <text:p>41.76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877">
                <text:p>3877</text:p>
              </table:table-cell>
              <table:table-cell office:value-type="float" office:value="3820.78">
                <text:p>3820.78</text:p>
              </table:table-cell>
              <table:table-cell office:value-type="float" office:value="56.2199999999998">
                <text:p>56.21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877">
                <text:p>3877</text:p>
              </table:table-cell>
              <table:table-cell office:value-type="float" office:value="3822.62">
                <text:p>3822.62</text:p>
              </table:table-cell>
              <table:table-cell office:value-type="float" office:value="54.3800000000001">
                <text:p>54.38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877">
                <text:p>3877</text:p>
              </table:table-cell>
              <table:table-cell office:value-type="float" office:value="3827.48">
                <text:p>3827.48</text:p>
              </table:table-cell>
              <table:table-cell office:value-type="float" office:value="49.52">
                <text:p>49.5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877">
                <text:p>3877</text:p>
              </table:table-cell>
              <table:table-cell office:value-type="float" office:value="3819.65">
                <text:p>3819.65</text:p>
              </table:table-cell>
              <table:table-cell office:value-type="float" office:value="57.3499999999999">
                <text:p>57.34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877">
                <text:p>3877</text:p>
              </table:table-cell>
              <table:table-cell office:value-type="float" office:value="3824.49">
                <text:p>3824.49</text:p>
              </table:table-cell>
              <table:table-cell office:value-type="float" office:value="52.5100000000002">
                <text:p>52.51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877">
                <text:p>3877</text:p>
              </table:table-cell>
              <table:table-cell office:value-type="float" office:value="3821.57">
                <text:p>3821.57</text:p>
              </table:table-cell>
              <table:table-cell office:value-type="float" office:value="55.4299999999998">
                <text:p>55.42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877">
                <text:p>3877</text:p>
              </table:table-cell>
              <table:table-cell office:value-type="float" office:value="3828.12">
                <text:p>3828.12</text:p>
              </table:table-cell>
              <table:table-cell office:value-type="float" office:value="48.8800000000001">
                <text:p>48.88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877">
                <text:p>3877</text:p>
              </table:table-cell>
              <table:table-cell office:value-type="float" office:value="3819.09">
                <text:p>3819.09</text:p>
              </table:table-cell>
              <table:table-cell office:value-type="float" office:value="57.9099999999999">
                <text:p>57.90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3877">
                <text:p>3877</text:p>
              </table:table-cell>
              <table:table-cell office:value-type="float" office:value="3822.3">
                <text:p>3822.3</text:p>
              </table:table-cell>
              <table:table-cell office:value-type="float" office:value="54.6999999999998">
                <text:p>54.69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877">
                <text:p>3877</text:p>
              </table:table-cell>
              <table:table-cell office:value-type="float" office:value="3810.94">
                <text:p>3810.94</text:p>
              </table:table-cell>
              <table:table-cell office:value-type="float" office:value="66.0599999999999">
                <text:p>66.05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877">
                <text:p>3877</text:p>
              </table:table-cell>
              <table:table-cell office:value-type="float" office:value="3816.87">
                <text:p>3816.87</text:p>
              </table:table-cell>
              <table:table-cell office:value-type="float" office:value="60.1300000000001">
                <text:p>60.13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877">
                <text:p>3877</text:p>
              </table:table-cell>
              <table:table-cell office:value-type="float" office:value="3823.05">
                <text:p>3823.05</text:p>
              </table:table-cell>
              <table:table-cell office:value-type="float" office:value="53.9499999999998">
                <text:p>53.94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877">
                <text:p>3877</text:p>
              </table:table-cell>
              <table:table-cell office:value-type="float" office:value="3819.01">
                <text:p>3819.01</text:p>
              </table:table-cell>
              <table:table-cell office:value-type="float" office:value="57.9899999999998">
                <text:p>57.98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877">
                <text:p>3877</text:p>
              </table:table-cell>
              <table:table-cell office:value-type="float" office:value="3824.87">
                <text:p>3824.87</text:p>
              </table:table-cell>
              <table:table-cell office:value-type="float" office:value="52.1300000000001">
                <text:p>52.13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877">
                <text:p>3877</text:p>
              </table:table-cell>
              <table:table-cell office:value-type="float" office:value="3819.55">
                <text:p>3819.55</text:p>
              </table:table-cell>
              <table:table-cell office:value-type="float" office:value="57.4499999999998">
                <text:p>57.44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877">
                <text:p>3877</text:p>
              </table:table-cell>
              <table:table-cell office:value-type="float" office:value="3805.9">
                <text:p>3805.9</text:p>
              </table:table-cell>
              <table:table-cell office:value-type="float" office:value="71.0999999999999">
                <text:p>71.09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3877">
                <text:p>3877</text:p>
              </table:table-cell>
              <table:table-cell office:value-type="float" office:value="3825.84">
                <text:p>3825.84</text:p>
              </table:table-cell>
              <table:table-cell office:value-type="float" office:value="51.1599999999999">
                <text:p>51.15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3877">
                <text:p>3877</text:p>
              </table:table-cell>
              <table:table-cell office:value-type="float" office:value="3818.66">
                <text:p>3818.66</text:p>
              </table:table-cell>
              <table:table-cell office:value-type="float" office:value="58.3400000000002">
                <text:p>58.34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877">
                <text:p>3877</text:p>
              </table:table-cell>
              <table:table-cell office:value-type="float" office:value="3817.45">
                <text:p>3817.45</text:p>
              </table:table-cell>
              <table:table-cell office:value-type="float" office:value="59.5500000000002">
                <text:p>59.55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877">
                <text:p>3877</text:p>
              </table:table-cell>
              <table:table-cell office:value-type="float" office:value="3824.42">
                <text:p>3824.42</text:p>
              </table:table-cell>
              <table:table-cell office:value-type="float" office:value="52.5799999999999">
                <text:p>52.57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3877">
                <text:p>3877</text:p>
              </table:table-cell>
              <table:table-cell office:value-type="float" office:value="3818.25">
                <text:p>3818.25</text:p>
              </table:table-cell>
              <table:table-cell office:value-type="float" office:value="58.75">
                <text:p>58.7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877">
                <text:p>3877</text:p>
              </table:table-cell>
              <table:table-cell office:value-type="float" office:value="3828.04">
                <text:p>3828.04</text:p>
              </table:table-cell>
              <table:table-cell office:value-type="float" office:value="48.96">
                <text:p>48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3877">
                <text:p>3877</text:p>
              </table:table-cell>
              <table:table-cell office:value-type="float" office:value="3826.71">
                <text:p>3826.71</text:p>
              </table:table-cell>
              <table:table-cell office:value-type="float" office:value="50.29">
                <text:p>50.2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877">
                <text:p>3877</text:p>
              </table:table-cell>
              <table:table-cell office:value-type="float" office:value="3819.64">
                <text:p>3819.64</text:p>
              </table:table-cell>
              <table:table-cell office:value-type="float" office:value="57.3600000000001">
                <text:p>57.36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877">
                <text:p>3877</text:p>
              </table:table-cell>
              <table:table-cell office:value-type="float" office:value="3790.13">
                <text:p>3790.13</text:p>
              </table:table-cell>
              <table:table-cell office:value-type="float" office:value="86.8699999999999">
                <text:p>86.86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3877">
                <text:p>3877</text:p>
              </table:table-cell>
              <table:table-cell office:value-type="float" office:value="3818.73">
                <text:p>3818.73</text:p>
              </table:table-cell>
              <table:table-cell office:value-type="float" office:value="58.27">
                <text:p>58.2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877">
                <text:p>3877</text:p>
              </table:table-cell>
              <table:table-cell office:value-type="float" office:value="3810.08">
                <text:p>3810.08</text:p>
              </table:table-cell>
              <table:table-cell office:value-type="float" office:value="66.9200000000001">
                <text:p>66.92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877">
                <text:p>3877</text:p>
              </table:table-cell>
              <table:table-cell office:value-type="float" office:value="3823.49">
                <text:p>3823.49</text:p>
              </table:table-cell>
              <table:table-cell office:value-type="float" office:value="53.5100000000002">
                <text:p>53.51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877">
                <text:p>3877</text:p>
              </table:table-cell>
              <table:table-cell office:value-type="float" office:value="3822.27">
                <text:p>3822.27</text:p>
              </table:table-cell>
              <table:table-cell office:value-type="float" office:value="54.73">
                <text:p>54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877">
                <text:p>3877</text:p>
              </table:table-cell>
              <table:table-cell office:value-type="float" office:value="3832.58">
                <text:p>3832.58</text:p>
              </table:table-cell>
              <table:table-cell office:value-type="float" office:value="44.4200000000001">
                <text:p>44.42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877">
                <text:p>3877</text:p>
              </table:table-cell>
              <table:table-cell office:value-type="float" office:value="3825.97">
                <text:p>3825.97</text:p>
              </table:table-cell>
              <table:table-cell office:value-type="float" office:value="51.0300000000002">
                <text:p>51.03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877">
                <text:p>3877</text:p>
              </table:table-cell>
              <table:table-cell office:value-type="float" office:value="3825.62">
                <text:p>3825.62</text:p>
              </table:table-cell>
              <table:table-cell office:value-type="float" office:value="51.3800000000001">
                <text:p>51.38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3877">
                <text:p>3877</text:p>
              </table:table-cell>
              <table:table-cell office:value-type="float" office:value="3823.02">
                <text:p>3823.02</text:p>
              </table:table-cell>
              <table:table-cell office:value-type="float" office:value="53.98">
                <text:p>53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877">
                <text:p>3877</text:p>
              </table:table-cell>
              <table:table-cell office:value-type="float" office:value="3831.62">
                <text:p>3831.62</text:p>
              </table:table-cell>
              <table:table-cell office:value-type="float" office:value="45.3800000000001">
                <text:p>45.38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3877">
                <text:p>3877</text:p>
              </table:table-cell>
              <table:table-cell office:value-type="float" office:value="3826.32">
                <text:p>3826.32</text:p>
              </table:table-cell>
              <table:table-cell office:value-type="float" office:value="50.6799999999998">
                <text:p>50.67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877">
                <text:p>3877</text:p>
              </table:table-cell>
              <table:table-cell office:value-type="float" office:value="3800.71">
                <text:p>3800.71</text:p>
              </table:table-cell>
              <table:table-cell office:value-type="float" office:value="76.29">
                <text:p>76.2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877">
                <text:p>3877</text:p>
              </table:table-cell>
              <table:table-cell office:value-type="float" office:value="3826.38">
                <text:p>3826.38</text:p>
              </table:table-cell>
              <table:table-cell office:value-type="float" office:value="50.6199999999999">
                <text:p>50.61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3877">
                <text:p>3877</text:p>
              </table:table-cell>
              <table:table-cell office:value-type="float" office:value="3817.54">
                <text:p>3817.54</text:p>
              </table:table-cell>
              <table:table-cell office:value-type="float" office:value="59.46">
                <text:p>59.4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3877">
                <text:p>3877</text:p>
              </table:table-cell>
              <table:table-cell office:value-type="float" office:value="3820.43">
                <text:p>3820.43</text:p>
              </table:table-cell>
              <table:table-cell office:value-type="float" office:value="56.5700000000002">
                <text:p>56.57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877">
                <text:p>3877</text:p>
              </table:table-cell>
              <table:table-cell office:value-type="float" office:value="3828.35">
                <text:p>3828.35</text:p>
              </table:table-cell>
              <table:table-cell office:value-type="float" office:value="48.6500000000001">
                <text:p>48.65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3877">
                <text:p>3877</text:p>
              </table:table-cell>
              <table:table-cell office:value-type="float" office:value="3822.19">
                <text:p>3822.19</text:p>
              </table:table-cell>
              <table:table-cell office:value-type="float" office:value="54.8099999999999">
                <text:p>54.80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877">
                <text:p>3877</text:p>
              </table:table-cell>
              <table:table-cell office:value-type="float" office:value="3832.38">
                <text:p>3832.38</text:p>
              </table:table-cell>
              <table:table-cell office:value-type="float" office:value="44.6199999999999">
                <text:p>44.61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877">
                <text:p>3877</text:p>
              </table:table-cell>
              <table:table-cell office:value-type="float" office:value="3818.9">
                <text:p>3818.9</text:p>
              </table:table-cell>
              <table:table-cell office:value-type="float" office:value="58.0999999999999">
                <text:p>58.09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877">
                <text:p>3877</text:p>
              </table:table-cell>
              <table:table-cell office:value-type="float" office:value="3823.95">
                <text:p>3823.95</text:p>
              </table:table-cell>
              <table:table-cell office:value-type="float" office:value="53.0500000000002">
                <text:p>53.05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3877">
                <text:p>3877</text:p>
              </table:table-cell>
              <table:table-cell office:value-type="float" office:value="3825.95">
                <text:p>3825.95</text:p>
              </table:table-cell>
              <table:table-cell office:value-type="float" office:value="51.0500000000002">
                <text:p>51.05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877">
                <text:p>3877</text:p>
              </table:table-cell>
              <table:table-cell office:value-type="float" office:value="3816.25">
                <text:p>3816.25</text:p>
              </table:table-cell>
              <table:table-cell office:value-type="float" office:value="60.75">
                <text:p>60.7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3877">
                <text:p>3877</text:p>
              </table:table-cell>
              <table:table-cell office:value-type="float" office:value="3814.98">
                <text:p>3814.98</text:p>
              </table:table-cell>
              <table:table-cell office:value-type="float" office:value="62.02">
                <text:p>62.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877">
                <text:p>3877</text:p>
              </table:table-cell>
              <table:table-cell office:value-type="float" office:value="3835.99">
                <text:p>3835.99</text:p>
              </table:table-cell>
              <table:table-cell office:value-type="float" office:value="41.0100000000002">
                <text:p>41.01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877">
                <text:p>3877</text:p>
              </table:table-cell>
              <table:table-cell office:value-type="float" office:value="3825.77">
                <text:p>3825.77</text:p>
              </table:table-cell>
              <table:table-cell office:value-type="float" office:value="51.23">
                <text:p>51.2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877">
                <text:p>3877</text:p>
              </table:table-cell>
              <table:table-cell office:value-type="float" office:value="3810.59">
                <text:p>3810.59</text:p>
              </table:table-cell>
              <table:table-cell office:value-type="float" office:value="66.4099999999999">
                <text:p>66.40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877">
                <text:p>3877</text:p>
              </table:table-cell>
              <table:table-cell office:value-type="float" office:value="3781.1">
                <text:p>3781.1</text:p>
              </table:table-cell>
              <table:table-cell office:value-type="float" office:value="95.9000000000001">
                <text:p>95.90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877">
                <text:p>3877</text:p>
              </table:table-cell>
              <table:table-cell office:value-type="float" office:value="3828.26">
                <text:p>3828.26</text:p>
              </table:table-cell>
              <table:table-cell office:value-type="float" office:value="48.7399999999998">
                <text:p>48.73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877">
                <text:p>3877</text:p>
              </table:table-cell>
              <table:table-cell office:value-type="float" office:value="3822.57">
                <text:p>3822.57</text:p>
              </table:table-cell>
              <table:table-cell office:value-type="float" office:value="54.4299999999998">
                <text:p>54.42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877">
                <text:p>3877</text:p>
              </table:table-cell>
              <table:table-cell office:value-type="float" office:value="3823.43">
                <text:p>3823.43</text:p>
              </table:table-cell>
              <table:table-cell office:value-type="float" office:value="53.5700000000002">
                <text:p>53.57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877">
                <text:p>3877</text:p>
              </table:table-cell>
              <table:table-cell office:value-type="float" office:value="3829.3">
                <text:p>3829.3</text:p>
              </table:table-cell>
              <table:table-cell office:value-type="float" office:value="47.6999999999998">
                <text:p>47.69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877">
                <text:p>3877</text:p>
              </table:table-cell>
              <table:table-cell office:value-type="float" office:value="3794.88">
                <text:p>3794.88</text:p>
              </table:table-cell>
              <table:table-cell office:value-type="float" office:value="82.1199999999999">
                <text:p>82.11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877">
                <text:p>3877</text:p>
              </table:table-cell>
              <table:table-cell office:value-type="float" office:value="3819.3">
                <text:p>3819.3</text:p>
              </table:table-cell>
              <table:table-cell office:value-type="float" office:value="57.6999999999998">
                <text:p>57.69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877">
                <text:p>3877</text:p>
              </table:table-cell>
              <table:table-cell office:value-type="float" office:value="3820.21">
                <text:p>3820.21</text:p>
              </table:table-cell>
              <table:table-cell office:value-type="float" office:value="56.79">
                <text:p>56.7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877">
                <text:p>3877</text:p>
              </table:table-cell>
              <table:table-cell office:value-type="float" office:value="3826.13">
                <text:p>3826.13</text:p>
              </table:table-cell>
              <table:table-cell office:value-type="float" office:value="50.8699999999999">
                <text:p>50.86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877">
                <text:p>3877</text:p>
              </table:table-cell>
              <table:table-cell office:value-type="float" office:value="3816.68">
                <text:p>3816.68</text:p>
              </table:table-cell>
              <table:table-cell office:value-type="float" office:value="60.3200000000002">
                <text:p>60.32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877">
                <text:p>3877</text:p>
              </table:table-cell>
              <table:table-cell office:value-type="float" office:value="3807.66">
                <text:p>3807.66</text:p>
              </table:table-cell>
              <table:table-cell office:value-type="float" office:value="69.3400000000001">
                <text:p>69.34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877">
                <text:p>3877</text:p>
              </table:table-cell>
              <table:table-cell office:value-type="float" office:value="3805.24">
                <text:p>3805.24</text:p>
              </table:table-cell>
              <table:table-cell office:value-type="float" office:value="71.7600000000002">
                <text:p>71.76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3877">
                <text:p>3877</text:p>
              </table:table-cell>
              <table:table-cell office:value-type="float" office:value="3805.36">
                <text:p>3805.36</text:p>
              </table:table-cell>
              <table:table-cell office:value-type="float" office:value="71.6399999999999">
                <text:p>71.63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877">
                <text:p>3877</text:p>
              </table:table-cell>
              <table:table-cell office:value-type="float" office:value="3829.29">
                <text:p>3829.29</text:p>
              </table:table-cell>
              <table:table-cell office:value-type="float" office:value="47.71">
                <text:p>47.7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3877">
                <text:p>3877</text:p>
              </table:table-cell>
              <table:table-cell office:value-type="float" office:value="3817.21">
                <text:p>3817.21</text:p>
              </table:table-cell>
              <table:table-cell office:value-type="float" office:value="59.79">
                <text:p>59.7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3877">
                <text:p>3877</text:p>
              </table:table-cell>
              <table:table-cell office:value-type="float" office:value="3795.19">
                <text:p>3795.19</text:p>
              </table:table-cell>
              <table:table-cell office:value-type="float" office:value="81.8099999999999">
                <text:p>81.80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877">
                <text:p>3877</text:p>
              </table:table-cell>
              <table:table-cell office:value-type="float" office:value="3818.3">
                <text:p>3818.3</text:p>
              </table:table-cell>
              <table:table-cell office:value-type="float" office:value="58.6999999999998">
                <text:p>58.69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877">
                <text:p>3877</text:p>
              </table:table-cell>
              <table:table-cell office:value-type="float" office:value="3817.48">
                <text:p>3817.48</text:p>
              </table:table-cell>
              <table:table-cell office:value-type="float" office:value="59.52">
                <text:p>59.5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3877">
                <text:p>3877</text:p>
              </table:table-cell>
              <table:table-cell office:value-type="float" office:value="3799.28">
                <text:p>3799.28</text:p>
              </table:table-cell>
              <table:table-cell office:value-type="float" office:value="77.7199999999998">
                <text:p>77.71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877">
                <text:p>3877</text:p>
              </table:table-cell>
              <table:table-cell office:value-type="float" office:value="3808.48">
                <text:p>3808.48</text:p>
              </table:table-cell>
              <table:table-cell office:value-type="float" office:value="68.52">
                <text:p>68.5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3877">
                <text:p>3877</text:p>
              </table:table-cell>
              <table:table-cell office:value-type="float" office:value="3817.56">
                <text:p>3817.56</text:p>
              </table:table-cell>
              <table:table-cell office:value-type="float" office:value="59.4400000000001">
                <text:p>59.44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877">
                <text:p>3877</text:p>
              </table:table-cell>
              <table:table-cell office:value-type="float" office:value="3823.78">
                <text:p>3823.78</text:p>
              </table:table-cell>
              <table:table-cell office:value-type="float" office:value="53.2199999999998">
                <text:p>53.21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877">
                <text:p>3877</text:p>
              </table:table-cell>
              <table:table-cell office:value-type="float" office:value="3816.97">
                <text:p>3816.97</text:p>
              </table:table-cell>
              <table:table-cell office:value-type="float" office:value="60.0300000000002">
                <text:p>60.03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3877">
                <text:p>3877</text:p>
              </table:table-cell>
              <table:table-cell office:value-type="float" office:value="3818.01">
                <text:p>3818.01</text:p>
              </table:table-cell>
              <table:table-cell office:value-type="float" office:value="58.9899999999998">
                <text:p>58.98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877">
                <text:p>3877</text:p>
              </table:table-cell>
              <table:table-cell office:value-type="float" office:value="3824.94">
                <text:p>3824.94</text:p>
              </table:table-cell>
              <table:table-cell office:value-type="float" office:value="52.0599999999999">
                <text:p>52.05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877">
                <text:p>3877</text:p>
              </table:table-cell>
              <table:table-cell office:value-type="float" office:value="3808.52">
                <text:p>3808.52</text:p>
              </table:table-cell>
              <table:table-cell office:value-type="float" office:value="68.48">
                <text:p>68.4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877">
                <text:p>3877</text:p>
              </table:table-cell>
              <table:table-cell office:value-type="float" office:value="3822.27">
                <text:p>3822.27</text:p>
              </table:table-cell>
              <table:table-cell office:value-type="float" office:value="54.73">
                <text:p>54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877">
                <text:p>3877</text:p>
              </table:table-cell>
              <table:table-cell office:value-type="float" office:value="3806.05">
                <text:p>3806.05</text:p>
              </table:table-cell>
              <table:table-cell office:value-type="float" office:value="70.9499999999998">
                <text:p>70.94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3877">
                <text:p>3877</text:p>
              </table:table-cell>
              <table:table-cell office:value-type="float" office:value="3830.18">
                <text:p>3830.18</text:p>
              </table:table-cell>
              <table:table-cell office:value-type="float" office:value="46.8200000000002">
                <text:p>46.82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3877">
                <text:p>3877</text:p>
              </table:table-cell>
              <table:table-cell office:value-type="float" office:value="3816.86">
                <text:p>3816.86</text:p>
              </table:table-cell>
              <table:table-cell office:value-type="float" office:value="60.1399999999999">
                <text:p>60.13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3877">
                <text:p>3877</text:p>
              </table:table-cell>
              <table:table-cell office:value-type="float" office:value="3793.11">
                <text:p>3793.11</text:p>
              </table:table-cell>
              <table:table-cell office:value-type="float" office:value="83.8899999999999">
                <text:p>83.88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877">
                <text:p>3877</text:p>
              </table:table-cell>
              <table:table-cell office:value-type="float" office:value="3820.03">
                <text:p>3820.03</text:p>
              </table:table-cell>
              <table:table-cell office:value-type="float" office:value="56.9699999999998">
                <text:p>56.96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3877">
                <text:p>3877</text:p>
              </table:table-cell>
              <table:table-cell office:value-type="float" office:value="3815.04">
                <text:p>3815.04</text:p>
              </table:table-cell>
              <table:table-cell office:value-type="float" office:value="61.96">
                <text:p>61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3877">
                <text:p>3877</text:p>
              </table:table-cell>
              <table:table-cell office:value-type="float" office:value="3827.38">
                <text:p>3827.38</text:p>
              </table:table-cell>
              <table:table-cell office:value-type="float" office:value="49.6199999999999">
                <text:p>49.61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877">
                <text:p>3877</text:p>
              </table:table-cell>
              <table:table-cell office:value-type="float" office:value="3826.86">
                <text:p>3826.86</text:p>
              </table:table-cell>
              <table:table-cell office:value-type="float" office:value="50.1399999999999">
                <text:p>50.13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3877">
                <text:p>3877</text:p>
              </table:table-cell>
              <table:table-cell office:value-type="float" office:value="3819.97">
                <text:p>3819.97</text:p>
              </table:table-cell>
              <table:table-cell office:value-type="float" office:value="57.0300000000002">
                <text:p>57.03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3877">
                <text:p>3877</text:p>
              </table:table-cell>
              <table:table-cell office:value-type="float" office:value="3821.49">
                <text:p>3821.49</text:p>
              </table:table-cell>
              <table:table-cell office:value-type="float" office:value="55.5100000000002">
                <text:p>55.51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3877">
                <text:p>3877</text:p>
              </table:table-cell>
              <table:table-cell office:value-type="float" office:value="3827.97">
                <text:p>3827.97</text:p>
              </table:table-cell>
              <table:table-cell office:value-type="float" office:value="49.0300000000002">
                <text:p>49.03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3877">
                <text:p>3877</text:p>
              </table:table-cell>
              <table:table-cell office:value-type="float" office:value="3820.25">
                <text:p>3820.25</text:p>
              </table:table-cell>
              <table:table-cell office:value-type="float" office:value="56.75">
                <text:p>56.7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3877">
                <text:p>3877</text:p>
              </table:table-cell>
              <table:table-cell office:value-type="float" office:value="3816.69">
                <text:p>3816.69</text:p>
              </table:table-cell>
              <table:table-cell office:value-type="float" office:value="60.3099999999999">
                <text:p>60.30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3877">
                <text:p>3877</text:p>
              </table:table-cell>
              <table:table-cell office:value-type="float" office:value="3814.63">
                <text:p>3814.63</text:p>
              </table:table-cell>
              <table:table-cell office:value-type="float" office:value="62.3699999999999">
                <text:p>62.36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877">
                <text:p>3877</text:p>
              </table:table-cell>
              <table:table-cell office:value-type="float" office:value="3826.79">
                <text:p>3826.79</text:p>
              </table:table-cell>
              <table:table-cell office:value-type="float" office:value="50.21">
                <text:p>50.2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3877">
                <text:p>3877</text:p>
              </table:table-cell>
              <table:table-cell office:value-type="float" office:value="3807.2">
                <text:p>3807.2</text:p>
              </table:table-cell>
              <table:table-cell office:value-type="float" office:value="69.8000000000002">
                <text:p>69.80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3877">
                <text:p>3877</text:p>
              </table:table-cell>
              <table:table-cell office:value-type="float" office:value="3831.07">
                <text:p>3831.07</text:p>
              </table:table-cell>
              <table:table-cell office:value-type="float" office:value="45.9299999999998">
                <text:p>45.92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3877">
                <text:p>3877</text:p>
              </table:table-cell>
              <table:table-cell office:value-type="float" office:value="3825.9">
                <text:p>3825.9</text:p>
              </table:table-cell>
              <table:table-cell office:value-type="float" office:value="51.0999999999999">
                <text:p>51.09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3877">
                <text:p>3877</text:p>
              </table:table-cell>
              <table:table-cell office:value-type="float" office:value="3816.9">
                <text:p>3816.9</text:p>
              </table:table-cell>
              <table:table-cell office:value-type="float" office:value="60.0999999999999">
                <text:p>60.09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3877">
                <text:p>3877</text:p>
              </table:table-cell>
              <table:table-cell office:value-type="float" office:value="3823.33">
                <text:p>3823.33</text:p>
              </table:table-cell>
              <table:table-cell office:value-type="float" office:value="53.6700000000001">
                <text:p>53.67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3877">
                <text:p>3877</text:p>
              </table:table-cell>
              <table:table-cell office:value-type="float" office:value="3827.8">
                <text:p>3827.8</text:p>
              </table:table-cell>
              <table:table-cell office:value-type="float" office:value="49.1999999999998">
                <text:p>49.19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3877">
                <text:p>3877</text:p>
              </table:table-cell>
              <table:table-cell office:value-type="float" office:value="3806.84">
                <text:p>3806.84</text:p>
              </table:table-cell>
              <table:table-cell office:value-type="float" office:value="70.1599999999999">
                <text:p>70.15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3877">
                <text:p>3877</text:p>
              </table:table-cell>
              <table:table-cell office:value-type="float" office:value="3828.46">
                <text:p>3828.46</text:p>
              </table:table-cell>
              <table:table-cell office:value-type="float" office:value="48.54">
                <text:p>48.5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3877">
                <text:p>3877</text:p>
              </table:table-cell>
              <table:table-cell office:value-type="float" office:value="3822.41">
                <text:p>3822.41</text:p>
              </table:table-cell>
              <table:table-cell office:value-type="float" office:value="54.5900000000002">
                <text:p>54.5900000000002</text:p>
              </table:table-cell>
              <table:table-cell office:value-type="float" office:value="3884">
                <text:p>38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336cm" svg:height="11.77cm" xlink:href=".." xlink:type="simple" chart:class="chart:line" chart:style-name="ch1">
        <chart:title svg:x="9.508cm" svg:y="0.371cm" chart:style-name="ch2">
          <text:p>Rank, s regeneráciou</text:p>
        </chart:title>
        <chart:legend chart:legend-position="end" svg:x="19.293cm" svg:y="4.787cm" style:legend-expansion="high" chart:style-name="ch3"/>
        <chart:plot-area chart:style-name="ch4" table:cell-range-address="Sheet1.S7:Sheet1.W307" chart:data-source-has-labels="both" svg:x="1.504cm" svg:y="1.855cm" svg:width="16.857cm" svg:height="8.672cm">
          <chartooo:coordinate-region svg:x="2.496cm" svg:y="2.068cm" svg:width="15.865cm" svg:height="7.516cm"/>
          <chart:axis chart:dimension="x" chart:name="primary-x" chart:style-name="ch5" chartooo:axis-type="auto">
            <chartooo:date-scale/>
            <chart:title svg:x="9.346cm" svg:y="10.763cm" chart:style-name="ch6">
              <text:p>Iterácia</text:p>
            </chart:title>
            <chart:categories table:cell-range-address="Sheet1.S8:Sheet1.S307"/>
          </chart:axis>
          <chart:axis chart:dimension="y" chart:name="primary-y" chart:style-name="ch7">
            <chart:title svg:x="0.451cm" svg:y="6.963cm" chart:style-name="ch8">
              <text:p>Cena vecí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T8:Sheet1.T307" chart:label-cell-address="Sheet1.T7:Sheet1.T7" chart:class="chart:line">
            <chart:data-point chart:repeated="300"/>
          </chart:series>
          <chart:series chart:attached-axis="primary-y" chart:style-name="ch12" chart:values-cell-range-address="Sheet1.U8:Sheet1.U307" chart:label-cell-address="Sheet1.U7:Sheet1.U7" chart:class="chart:line">
            <chart:data-point chart:repeated="300"/>
          </chart:series>
          <chart:series chart:attached-axis="primary-y" chart:style-name="ch13" chart:values-cell-range-address="Sheet1.V8:Sheet1.V307" chart:label-cell-address="Sheet1.V7:Sheet1.V7" chart:class="chart:line">
            <chart:data-point chart:repeated="300"/>
          </chart:series>
          <chart:series chart:attached-axis="primary-y" chart:style-name="ch14" chart:values-cell-range-address="Sheet1.W8:Sheet1.W307" chart:label-cell-address="Sheet1.W7:Sheet1.W7" chart:class="chart:line">
            <chart:data-point chart:repeated="3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Max</text:p>
                <draw:g>
                  <svg:desc>Sheet1.T7:Sheet1.T7</svg:desc>
                </draw:g>
              </table:table-cell>
              <table:table-cell office:value-type="string">
                <text:p>FitnessAvg</text:p>
                <draw:g>
                  <svg:desc>Sheet1.U7:Sheet1.U7</svg:desc>
                </draw:g>
              </table:table-cell>
              <table:table-cell office:value-type="string">
                <text:p>Diverzita</text:p>
                <draw:g>
                  <svg:desc>Sheet1.V7:Sheet1.V7</svg:desc>
                </draw:g>
              </table:table-cell>
              <table:table-cell office:value-type="string">
                <text:p>Najlepšie riešenie</text:p>
                <draw:g>
                  <svg:desc>Sheet1.W7:Sheet1.W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S8:Sheet1.S307</svg:desc>
                </draw:g>
              </table:table-cell>
              <table:table-cell office:value-type="float" office:value="2762">
                <text:p>2762</text:p>
                <draw:g>
                  <svg:desc>Sheet1.T8:Sheet1.T307</svg:desc>
                </draw:g>
              </table:table-cell>
              <table:table-cell office:value-type="float" office:value="2196.47">
                <text:p>2196.47</text:p>
                <draw:g>
                  <svg:desc>Sheet1.U8:Sheet1.U307</svg:desc>
                </draw:g>
              </table:table-cell>
              <table:table-cell office:value-type="float" office:value="565.53">
                <text:p>565.53</text:p>
                <draw:g>
                  <svg:desc>Sheet1.V8:Sheet1.V307</svg:desc>
                </draw:g>
              </table:table-cell>
              <table:table-cell office:value-type="float" office:value="3884">
                <text:p>3884</text:p>
                <draw:g>
                  <svg:desc>Sheet1.W8:Sheet1.W30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762">
                <text:p>2762</text:p>
              </table:table-cell>
              <table:table-cell office:value-type="float" office:value="2249.37">
                <text:p>2249.37</text:p>
              </table:table-cell>
              <table:table-cell office:value-type="float" office:value="512.63">
                <text:p>512.6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762">
                <text:p>2762</text:p>
              </table:table-cell>
              <table:table-cell office:value-type="float" office:value="2404.69">
                <text:p>2404.69</text:p>
              </table:table-cell>
              <table:table-cell office:value-type="float" office:value="357.31">
                <text:p>357.3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39">
                <text:p>2839</text:p>
              </table:table-cell>
              <table:table-cell office:value-type="float" office:value="2460.97">
                <text:p>2460.97</text:p>
              </table:table-cell>
              <table:table-cell office:value-type="float" office:value="378.03">
                <text:p>378.0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16">
                <text:p>3016</text:p>
              </table:table-cell>
              <table:table-cell office:value-type="float" office:value="2561.8">
                <text:p>2561.8</text:p>
              </table:table-cell>
              <table:table-cell office:value-type="float" office:value="454.2">
                <text:p>454.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066">
                <text:p>3066</text:p>
              </table:table-cell>
              <table:table-cell office:value-type="float" office:value="2609.34">
                <text:p>2609.34</text:p>
              </table:table-cell>
              <table:table-cell office:value-type="float" office:value="456.66">
                <text:p>456.6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185">
                <text:p>3185</text:p>
              </table:table-cell>
              <table:table-cell office:value-type="float" office:value="2683.88">
                <text:p>2683.88</text:p>
              </table:table-cell>
              <table:table-cell office:value-type="float" office:value="501.12">
                <text:p>501.1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247">
                <text:p>3247</text:p>
              </table:table-cell>
              <table:table-cell office:value-type="float" office:value="2750.01">
                <text:p>2750.01</text:p>
              </table:table-cell>
              <table:table-cell office:value-type="float" office:value="496.99">
                <text:p>496.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185">
                <text:p>3185</text:p>
              </table:table-cell>
              <table:table-cell office:value-type="float" office:value="2810.68">
                <text:p>2810.68</text:p>
              </table:table-cell>
              <table:table-cell office:value-type="float" office:value="374.32">
                <text:p>374.3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185">
                <text:p>3185</text:p>
              </table:table-cell>
              <table:table-cell office:value-type="float" office:value="2846.24">
                <text:p>2846.24</text:p>
              </table:table-cell>
              <table:table-cell office:value-type="float" office:value="338.76">
                <text:p>338.7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254">
                <text:p>3254</text:p>
              </table:table-cell>
              <table:table-cell office:value-type="float" office:value="2950.86">
                <text:p>2950.86</text:p>
              </table:table-cell>
              <table:table-cell office:value-type="float" office:value="303.14">
                <text:p>303.1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248">
                <text:p>3248</text:p>
              </table:table-cell>
              <table:table-cell office:value-type="float" office:value="2936.53">
                <text:p>2936.53</text:p>
              </table:table-cell>
              <table:table-cell office:value-type="float" office:value="311.47">
                <text:p>311.4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311">
                <text:p>3311</text:p>
              </table:table-cell>
              <table:table-cell office:value-type="float" office:value="2941.87">
                <text:p>2941.87</text:p>
              </table:table-cell>
              <table:table-cell office:value-type="float" office:value="369.13">
                <text:p>369.1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356">
                <text:p>3356</text:p>
              </table:table-cell>
              <table:table-cell office:value-type="float" office:value="3049.39">
                <text:p>3049.39</text:p>
              </table:table-cell>
              <table:table-cell office:value-type="float" office:value="306.61">
                <text:p>306.6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381">
                <text:p>3381</text:p>
              </table:table-cell>
              <table:table-cell office:value-type="float" office:value="3061.08">
                <text:p>3061.08</text:p>
              </table:table-cell>
              <table:table-cell office:value-type="float" office:value="319.92">
                <text:p>319.9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381">
                <text:p>3381</text:p>
              </table:table-cell>
              <table:table-cell office:value-type="float" office:value="3072.63">
                <text:p>3072.63</text:p>
              </table:table-cell>
              <table:table-cell office:value-type="float" office:value="308.37">
                <text:p>308.3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46">
                <text:p>3346</text:p>
              </table:table-cell>
              <table:table-cell office:value-type="float" office:value="3069.78">
                <text:p>3069.78</text:p>
              </table:table-cell>
              <table:table-cell office:value-type="float" office:value="276.22">
                <text:p>276.2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427">
                <text:p>3427</text:p>
              </table:table-cell>
              <table:table-cell office:value-type="float" office:value="3161.11">
                <text:p>3161.11</text:p>
              </table:table-cell>
              <table:table-cell office:value-type="float" office:value="265.89">
                <text:p>265.8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427">
                <text:p>3427</text:p>
              </table:table-cell>
              <table:table-cell office:value-type="float" office:value="3189.45">
                <text:p>3189.45</text:p>
              </table:table-cell>
              <table:table-cell office:value-type="float" office:value="237.55">
                <text:p>237.5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27">
                <text:p>3427</text:p>
              </table:table-cell>
              <table:table-cell office:value-type="float" office:value="3219.37">
                <text:p>3219.37</text:p>
              </table:table-cell>
              <table:table-cell office:value-type="float" office:value="207.63">
                <text:p>207.6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48">
                <text:p>3448</text:p>
              </table:table-cell>
              <table:table-cell office:value-type="float" office:value="3259.09">
                <text:p>3259.09</text:p>
              </table:table-cell>
              <table:table-cell office:value-type="float" office:value="188.91">
                <text:p>188.9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460">
                <text:p>3460</text:p>
              </table:table-cell>
              <table:table-cell office:value-type="float" office:value="3269.46">
                <text:p>3269.46</text:p>
              </table:table-cell>
              <table:table-cell office:value-type="float" office:value="190.54">
                <text:p>190.5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496">
                <text:p>3496</text:p>
              </table:table-cell>
              <table:table-cell office:value-type="float" office:value="3251.89">
                <text:p>3251.89</text:p>
              </table:table-cell>
              <table:table-cell office:value-type="float" office:value="244.11">
                <text:p>244.1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521">
                <text:p>3521</text:p>
              </table:table-cell>
              <table:table-cell office:value-type="float" office:value="3223.93">
                <text:p>3223.93</text:p>
              </table:table-cell>
              <table:table-cell office:value-type="float" office:value="297.07">
                <text:p>297.0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542">
                <text:p>3542</text:p>
              </table:table-cell>
              <table:table-cell office:value-type="float" office:value="3172.41">
                <text:p>3172.41</text:p>
              </table:table-cell>
              <table:table-cell office:value-type="float" office:value="369.59">
                <text:p>369.5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577">
                <text:p>3577</text:p>
              </table:table-cell>
              <table:table-cell office:value-type="float" office:value="3295.13">
                <text:p>3295.13</text:p>
              </table:table-cell>
              <table:table-cell office:value-type="float" office:value="281.87">
                <text:p>281.8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542">
                <text:p>3542</text:p>
              </table:table-cell>
              <table:table-cell office:value-type="float" office:value="3237.97">
                <text:p>3237.97</text:p>
              </table:table-cell>
              <table:table-cell office:value-type="float" office:value="304.03">
                <text:p>304.0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559">
                <text:p>3559</text:p>
              </table:table-cell>
              <table:table-cell office:value-type="float" office:value="3275.05">
                <text:p>3275.05</text:p>
              </table:table-cell>
              <table:table-cell office:value-type="float" office:value="283.95">
                <text:p>283.9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545">
                <text:p>3545</text:p>
              </table:table-cell>
              <table:table-cell office:value-type="float" office:value="3290.9">
                <text:p>3290.9</text:p>
              </table:table-cell>
              <table:table-cell office:value-type="float" office:value="254.1">
                <text:p>254.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592">
                <text:p>3592</text:p>
              </table:table-cell>
              <table:table-cell office:value-type="float" office:value="3314.39">
                <text:p>3314.39</text:p>
              </table:table-cell>
              <table:table-cell office:value-type="float" office:value="277.61">
                <text:p>277.6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604">
                <text:p>3604</text:p>
              </table:table-cell>
              <table:table-cell office:value-type="float" office:value="3381.51">
                <text:p>3381.51</text:p>
              </table:table-cell>
              <table:table-cell office:value-type="float" office:value="222.49">
                <text:p>222.4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604">
                <text:p>3604</text:p>
              </table:table-cell>
              <table:table-cell office:value-type="float" office:value="3400.98">
                <text:p>3400.98</text:p>
              </table:table-cell>
              <table:table-cell office:value-type="float" office:value="203.02">
                <text:p>203.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684">
                <text:p>3684</text:p>
              </table:table-cell>
              <table:table-cell office:value-type="float" office:value="3326.02">
                <text:p>3326.02</text:p>
              </table:table-cell>
              <table:table-cell office:value-type="float" office:value="357.98">
                <text:p>357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684">
                <text:p>3684</text:p>
              </table:table-cell>
              <table:table-cell office:value-type="float" office:value="3416.99">
                <text:p>3416.99</text:p>
              </table:table-cell>
              <table:table-cell office:value-type="float" office:value="267.01">
                <text:p>267.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756">
                <text:p>3756</text:p>
              </table:table-cell>
              <table:table-cell office:value-type="float" office:value="3448.33">
                <text:p>3448.33</text:p>
              </table:table-cell>
              <table:table-cell office:value-type="float" office:value="307.67">
                <text:p>307.6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685">
                <text:p>3685</text:p>
              </table:table-cell>
              <table:table-cell office:value-type="float" office:value="3406.1">
                <text:p>3406.1</text:p>
              </table:table-cell>
              <table:table-cell office:value-type="float" office:value="278.9">
                <text:p>278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807">
                <text:p>3807</text:p>
              </table:table-cell>
              <table:table-cell office:value-type="float" office:value="3337.12">
                <text:p>3337.12</text:p>
              </table:table-cell>
              <table:table-cell office:value-type="float" office:value="469.88">
                <text:p>469.8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25">
                <text:p>3725</text:p>
              </table:table-cell>
              <table:table-cell office:value-type="float" office:value="3441.2">
                <text:p>3441.2</text:p>
              </table:table-cell>
              <table:table-cell office:value-type="float" office:value="283.8">
                <text:p>283.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725">
                <text:p>3725</text:p>
              </table:table-cell>
              <table:table-cell office:value-type="float" office:value="3427.63">
                <text:p>3427.63</text:p>
              </table:table-cell>
              <table:table-cell office:value-type="float" office:value="297.37">
                <text:p>297.3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725">
                <text:p>3725</text:p>
              </table:table-cell>
              <table:table-cell office:value-type="float" office:value="3420.17">
                <text:p>3420.17</text:p>
              </table:table-cell>
              <table:table-cell office:value-type="float" office:value="304.83">
                <text:p>304.8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744">
                <text:p>3744</text:p>
              </table:table-cell>
              <table:table-cell office:value-type="float" office:value="3475.06">
                <text:p>3475.06</text:p>
              </table:table-cell>
              <table:table-cell office:value-type="float" office:value="268.94">
                <text:p>268.9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807">
                <text:p>3807</text:p>
              </table:table-cell>
              <table:table-cell office:value-type="float" office:value="3533.36">
                <text:p>3533.36</text:p>
              </table:table-cell>
              <table:table-cell office:value-type="float" office:value="273.64">
                <text:p>273.6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807">
                <text:p>3807</text:p>
              </table:table-cell>
              <table:table-cell office:value-type="float" office:value="3585">
                <text:p>3585</text:p>
              </table:table-cell>
              <table:table-cell office:value-type="float" office:value="222">
                <text:p>22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807">
                <text:p>3807</text:p>
              </table:table-cell>
              <table:table-cell office:value-type="float" office:value="3573.09">
                <text:p>3573.09</text:p>
              </table:table-cell>
              <table:table-cell office:value-type="float" office:value="233.91">
                <text:p>233.9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820">
                <text:p>3820</text:p>
              </table:table-cell>
              <table:table-cell office:value-type="float" office:value="3633.01">
                <text:p>3633.01</text:p>
              </table:table-cell>
              <table:table-cell office:value-type="float" office:value="186.99">
                <text:p>186.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822">
                <text:p>3822</text:p>
              </table:table-cell>
              <table:table-cell office:value-type="float" office:value="3644.01">
                <text:p>3644.01</text:p>
              </table:table-cell>
              <table:table-cell office:value-type="float" office:value="177.99">
                <text:p>177.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881">
                <text:p>3881</text:p>
              </table:table-cell>
              <table:table-cell office:value-type="float" office:value="3632.73">
                <text:p>3632.73</text:p>
              </table:table-cell>
              <table:table-cell office:value-type="float" office:value="248.27">
                <text:p>248.2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820">
                <text:p>3820</text:p>
              </table:table-cell>
              <table:table-cell office:value-type="float" office:value="3660.5">
                <text:p>3660.5</text:p>
              </table:table-cell>
              <table:table-cell office:value-type="float" office:value="159.5">
                <text:p>159.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870">
                <text:p>3870</text:p>
              </table:table-cell>
              <table:table-cell office:value-type="float" office:value="3587.56">
                <text:p>3587.56</text:p>
              </table:table-cell>
              <table:table-cell office:value-type="float" office:value="282.44">
                <text:p>282.4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870">
                <text:p>3870</text:p>
              </table:table-cell>
              <table:table-cell office:value-type="float" office:value="3591.52">
                <text:p>3591.52</text:p>
              </table:table-cell>
              <table:table-cell office:value-type="float" office:value="278.48">
                <text:p>278.4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881">
                <text:p>3881</text:p>
              </table:table-cell>
              <table:table-cell office:value-type="float" office:value="3605.9">
                <text:p>3605.9</text:p>
              </table:table-cell>
              <table:table-cell office:value-type="float" office:value="275.1">
                <text:p>275.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870">
                <text:p>3870</text:p>
              </table:table-cell>
              <table:table-cell office:value-type="float" office:value="3638.55">
                <text:p>3638.55</text:p>
              </table:table-cell>
              <table:table-cell office:value-type="float" office:value="231.45">
                <text:p>231.4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842">
                <text:p>3842</text:p>
              </table:table-cell>
              <table:table-cell office:value-type="float" office:value="3651.78">
                <text:p>3651.78</text:p>
              </table:table-cell>
              <table:table-cell office:value-type="float" office:value="190.22">
                <text:p>190.2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842">
                <text:p>3842</text:p>
              </table:table-cell>
              <table:table-cell office:value-type="float" office:value="3666.15">
                <text:p>3666.15</text:p>
              </table:table-cell>
              <table:table-cell office:value-type="float" office:value="175.85">
                <text:p>175.8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874">
                <text:p>3874</text:p>
              </table:table-cell>
              <table:table-cell office:value-type="float" office:value="3655.66">
                <text:p>3655.66</text:p>
              </table:table-cell>
              <table:table-cell office:value-type="float" office:value="218.34">
                <text:p>218.3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874">
                <text:p>3874</text:p>
              </table:table-cell>
              <table:table-cell office:value-type="float" office:value="3720.65">
                <text:p>3720.65</text:p>
              </table:table-cell>
              <table:table-cell office:value-type="float" office:value="153.35">
                <text:p>153.3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874">
                <text:p>3874</text:p>
              </table:table-cell>
              <table:table-cell office:value-type="float" office:value="3718.63">
                <text:p>3718.63</text:p>
              </table:table-cell>
              <table:table-cell office:value-type="float" office:value="155.37">
                <text:p>155.3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874">
                <text:p>3874</text:p>
              </table:table-cell>
              <table:table-cell office:value-type="float" office:value="3702.02">
                <text:p>3702.02</text:p>
              </table:table-cell>
              <table:table-cell office:value-type="float" office:value="171.98">
                <text:p>171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874">
                <text:p>3874</text:p>
              </table:table-cell>
              <table:table-cell office:value-type="float" office:value="3588.42">
                <text:p>3588.42</text:p>
              </table:table-cell>
              <table:table-cell office:value-type="float" office:value="285.58">
                <text:p>285.5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874">
                <text:p>3874</text:p>
              </table:table-cell>
              <table:table-cell office:value-type="float" office:value="3678.51">
                <text:p>3678.51</text:p>
              </table:table-cell>
              <table:table-cell office:value-type="float" office:value="195.49">
                <text:p>195.4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874">
                <text:p>3874</text:p>
              </table:table-cell>
              <table:table-cell office:value-type="float" office:value="3754.38">
                <text:p>3754.38</text:p>
              </table:table-cell>
              <table:table-cell office:value-type="float" office:value="119.62">
                <text:p>119.6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882">
                <text:p>3882</text:p>
              </table:table-cell>
              <table:table-cell office:value-type="float" office:value="3752.09">
                <text:p>3752.09</text:p>
              </table:table-cell>
              <table:table-cell office:value-type="float" office:value="129.91">
                <text:p>129.9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882">
                <text:p>3882</text:p>
              </table:table-cell>
              <table:table-cell office:value-type="float" office:value="3683.62">
                <text:p>3683.62</text:p>
              </table:table-cell>
              <table:table-cell office:value-type="float" office:value="198.38">
                <text:p>198.3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882">
                <text:p>3882</text:p>
              </table:table-cell>
              <table:table-cell office:value-type="float" office:value="3709.23">
                <text:p>3709.23</text:p>
              </table:table-cell>
              <table:table-cell office:value-type="float" office:value="172.77">
                <text:p>172.7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874">
                <text:p>3874</text:p>
              </table:table-cell>
              <table:table-cell office:value-type="float" office:value="3752.57">
                <text:p>3752.57</text:p>
              </table:table-cell>
              <table:table-cell office:value-type="float" office:value="121.43">
                <text:p>121.4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874">
                <text:p>3874</text:p>
              </table:table-cell>
              <table:table-cell office:value-type="float" office:value="3774.53">
                <text:p>3774.53</text:p>
              </table:table-cell>
              <table:table-cell office:value-type="float" office:value="99.4699999999998">
                <text:p>99.46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874">
                <text:p>3874</text:p>
              </table:table-cell>
              <table:table-cell office:value-type="float" office:value="2195.86">
                <text:p>2195.86</text:p>
              </table:table-cell>
              <table:table-cell office:value-type="float" office:value="1678.14">
                <text:p>1678.1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874">
                <text:p>3874</text:p>
              </table:table-cell>
              <table:table-cell office:value-type="float" office:value="2264.79">
                <text:p>2264.79</text:p>
              </table:table-cell>
              <table:table-cell office:value-type="float" office:value="1609.21">
                <text:p>1609.2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874">
                <text:p>3874</text:p>
              </table:table-cell>
              <table:table-cell office:value-type="float" office:value="2417.91">
                <text:p>2417.91</text:p>
              </table:table-cell>
              <table:table-cell office:value-type="float" office:value="1456.09">
                <text:p>1456.0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683">
                <text:p>3683</text:p>
              </table:table-cell>
              <table:table-cell office:value-type="float" office:value="2530.06">
                <text:p>2530.06</text:p>
              </table:table-cell>
              <table:table-cell office:value-type="float" office:value="1152.94">
                <text:p>1152.9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683">
                <text:p>3683</text:p>
              </table:table-cell>
              <table:table-cell office:value-type="float" office:value="2657.1">
                <text:p>2657.1</text:p>
              </table:table-cell>
              <table:table-cell office:value-type="float" office:value="1025.9">
                <text:p>1025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547">
                <text:p>3547</text:p>
              </table:table-cell>
              <table:table-cell office:value-type="float" office:value="2714.91">
                <text:p>2714.91</text:p>
              </table:table-cell>
              <table:table-cell office:value-type="float" office:value="832.09">
                <text:p>832.0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547">
                <text:p>3547</text:p>
              </table:table-cell>
              <table:table-cell office:value-type="float" office:value="2834.77">
                <text:p>2834.77</text:p>
              </table:table-cell>
              <table:table-cell office:value-type="float" office:value="712.23">
                <text:p>712.2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547">
                <text:p>3547</text:p>
              </table:table-cell>
              <table:table-cell office:value-type="float" office:value="2898.14">
                <text:p>2898.14</text:p>
              </table:table-cell>
              <table:table-cell office:value-type="float" office:value="648.86">
                <text:p>648.8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556">
                <text:p>3556</text:p>
              </table:table-cell>
              <table:table-cell office:value-type="float" office:value="2973.27">
                <text:p>2973.27</text:p>
              </table:table-cell>
              <table:table-cell office:value-type="float" office:value="582.73">
                <text:p>582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556">
                <text:p>3556</text:p>
              </table:table-cell>
              <table:table-cell office:value-type="float" office:value="3102.88">
                <text:p>3102.88</text:p>
              </table:table-cell>
              <table:table-cell office:value-type="float" office:value="453.12">
                <text:p>453.1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683">
                <text:p>3683</text:p>
              </table:table-cell>
              <table:table-cell office:value-type="float" office:value="3161.24">
                <text:p>3161.24</text:p>
              </table:table-cell>
              <table:table-cell office:value-type="float" office:value="521.76">
                <text:p>521.7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683">
                <text:p>3683</text:p>
              </table:table-cell>
              <table:table-cell office:value-type="float" office:value="3164.64">
                <text:p>3164.64</text:p>
              </table:table-cell>
              <table:table-cell office:value-type="float" office:value="518.36">
                <text:p>518.3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683">
                <text:p>3683</text:p>
              </table:table-cell>
              <table:table-cell office:value-type="float" office:value="3186.44">
                <text:p>3186.44</text:p>
              </table:table-cell>
              <table:table-cell office:value-type="float" office:value="496.56">
                <text:p>496.5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683">
                <text:p>3683</text:p>
              </table:table-cell>
              <table:table-cell office:value-type="float" office:value="3279.97">
                <text:p>3279.97</text:p>
              </table:table-cell>
              <table:table-cell office:value-type="float" office:value="403.03">
                <text:p>403.0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705">
                <text:p>3705</text:p>
              </table:table-cell>
              <table:table-cell office:value-type="float" office:value="3311.53">
                <text:p>3311.53</text:p>
              </table:table-cell>
              <table:table-cell office:value-type="float" office:value="393.47">
                <text:p>393.4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705">
                <text:p>3705</text:p>
              </table:table-cell>
              <table:table-cell office:value-type="float" office:value="3385.45">
                <text:p>3385.45</text:p>
              </table:table-cell>
              <table:table-cell office:value-type="float" office:value="319.55">
                <text:p>319.5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874">
                <text:p>3874</text:p>
              </table:table-cell>
              <table:table-cell office:value-type="float" office:value="3445.24">
                <text:p>3445.24</text:p>
              </table:table-cell>
              <table:table-cell office:value-type="float" office:value="428.76">
                <text:p>428.7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740">
                <text:p>3740</text:p>
              </table:table-cell>
              <table:table-cell office:value-type="float" office:value="3507.06">
                <text:p>3507.06</text:p>
              </table:table-cell>
              <table:table-cell office:value-type="float" office:value="232.94">
                <text:p>232.9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3874">
                <text:p>3874</text:p>
              </table:table-cell>
              <table:table-cell office:value-type="float" office:value="3544.68">
                <text:p>3544.68</text:p>
              </table:table-cell>
              <table:table-cell office:value-type="float" office:value="329.32">
                <text:p>329.3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874">
                <text:p>3874</text:p>
              </table:table-cell>
              <table:table-cell office:value-type="float" office:value="3504.97">
                <text:p>3504.97</text:p>
              </table:table-cell>
              <table:table-cell office:value-type="float" office:value="369.03">
                <text:p>369.0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874">
                <text:p>3874</text:p>
              </table:table-cell>
              <table:table-cell office:value-type="float" office:value="3530.38">
                <text:p>3530.38</text:p>
              </table:table-cell>
              <table:table-cell office:value-type="float" office:value="343.62">
                <text:p>343.6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874">
                <text:p>3874</text:p>
              </table:table-cell>
              <table:table-cell office:value-type="float" office:value="3618.28">
                <text:p>3618.28</text:p>
              </table:table-cell>
              <table:table-cell office:value-type="float" office:value="255.72">
                <text:p>255.7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874">
                <text:p>3874</text:p>
              </table:table-cell>
              <table:table-cell office:value-type="float" office:value="3656.87">
                <text:p>3656.87</text:p>
              </table:table-cell>
              <table:table-cell office:value-type="float" office:value="217.13">
                <text:p>217.1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874">
                <text:p>3874</text:p>
              </table:table-cell>
              <table:table-cell office:value-type="float" office:value="3607.58">
                <text:p>3607.58</text:p>
              </table:table-cell>
              <table:table-cell office:value-type="float" office:value="266.42">
                <text:p>266.4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874">
                <text:p>3874</text:p>
              </table:table-cell>
              <table:table-cell office:value-type="float" office:value="3670.85">
                <text:p>3670.85</text:p>
              </table:table-cell>
              <table:table-cell office:value-type="float" office:value="203.15">
                <text:p>203.1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874">
                <text:p>3874</text:p>
              </table:table-cell>
              <table:table-cell office:value-type="float" office:value="3675.94">
                <text:p>3675.94</text:p>
              </table:table-cell>
              <table:table-cell office:value-type="float" office:value="198.06">
                <text:p>198.0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874">
                <text:p>3874</text:p>
              </table:table-cell>
              <table:table-cell office:value-type="float" office:value="3728.69">
                <text:p>3728.69</text:p>
              </table:table-cell>
              <table:table-cell office:value-type="float" office:value="145.31">
                <text:p>145.3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874">
                <text:p>3874</text:p>
              </table:table-cell>
              <table:table-cell office:value-type="float" office:value="3748.71">
                <text:p>3748.71</text:p>
              </table:table-cell>
              <table:table-cell office:value-type="float" office:value="125.29">
                <text:p>125.2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874">
                <text:p>3874</text:p>
              </table:table-cell>
              <table:table-cell office:value-type="float" office:value="3718.34">
                <text:p>3718.34</text:p>
              </table:table-cell>
              <table:table-cell office:value-type="float" office:value="155.66">
                <text:p>155.6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874">
                <text:p>3874</text:p>
              </table:table-cell>
              <table:table-cell office:value-type="float" office:value="3712.81">
                <text:p>3712.81</text:p>
              </table:table-cell>
              <table:table-cell office:value-type="float" office:value="161.19">
                <text:p>161.1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874">
                <text:p>3874</text:p>
              </table:table-cell>
              <table:table-cell office:value-type="float" office:value="3696">
                <text:p>3696</text:p>
              </table:table-cell>
              <table:table-cell office:value-type="float" office:value="178">
                <text:p>17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874">
                <text:p>3874</text:p>
              </table:table-cell>
              <table:table-cell office:value-type="float" office:value="3764.35">
                <text:p>3764.35</text:p>
              </table:table-cell>
              <table:table-cell office:value-type="float" office:value="109.65">
                <text:p>109.6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874">
                <text:p>3874</text:p>
              </table:table-cell>
              <table:table-cell office:value-type="float" office:value="2229.27">
                <text:p>2229.27</text:p>
              </table:table-cell>
              <table:table-cell office:value-type="float" office:value="1644.73">
                <text:p>1644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066">
                <text:p>3066</text:p>
              </table:table-cell>
              <table:table-cell office:value-type="float" office:value="2373.55">
                <text:p>2373.55</text:p>
              </table:table-cell>
              <table:table-cell office:value-type="float" office:value="692.45">
                <text:p>692.4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66">
                <text:p>3066</text:p>
              </table:table-cell>
              <table:table-cell office:value-type="float" office:value="2520.94">
                <text:p>2520.94</text:p>
              </table:table-cell>
              <table:table-cell office:value-type="float" office:value="545.06">
                <text:p>545.0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166">
                <text:p>3166</text:p>
              </table:table-cell>
              <table:table-cell office:value-type="float" office:value="2670.75">
                <text:p>2670.75</text:p>
              </table:table-cell>
              <table:table-cell office:value-type="float" office:value="495.25">
                <text:p>495.2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166">
                <text:p>3166</text:p>
              </table:table-cell>
              <table:table-cell office:value-type="float" office:value="2818.25">
                <text:p>2818.25</text:p>
              </table:table-cell>
              <table:table-cell office:value-type="float" office:value="347.75">
                <text:p>347.7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166">
                <text:p>3166</text:p>
              </table:table-cell>
              <table:table-cell office:value-type="float" office:value="2835.83">
                <text:p>2835.83</text:p>
              </table:table-cell>
              <table:table-cell office:value-type="float" office:value="330.17">
                <text:p>330.1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225">
                <text:p>3225</text:p>
              </table:table-cell>
              <table:table-cell office:value-type="float" office:value="2952.51">
                <text:p>2952.51</text:p>
              </table:table-cell>
              <table:table-cell office:value-type="float" office:value="272.49">
                <text:p>272.4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271">
                <text:p>3271</text:p>
              </table:table-cell>
              <table:table-cell office:value-type="float" office:value="3001.96">
                <text:p>3001.96</text:p>
              </table:table-cell>
              <table:table-cell office:value-type="float" office:value="269.04">
                <text:p>269.0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450">
                <text:p>3450</text:p>
              </table:table-cell>
              <table:table-cell office:value-type="float" office:value="3014.07">
                <text:p>3014.07</text:p>
              </table:table-cell>
              <table:table-cell office:value-type="float" office:value="435.93">
                <text:p>435.9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450">
                <text:p>3450</text:p>
              </table:table-cell>
              <table:table-cell office:value-type="float" office:value="3056.59">
                <text:p>3056.59</text:p>
              </table:table-cell>
              <table:table-cell office:value-type="float" office:value="393.41">
                <text:p>393.4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3450">
                <text:p>3450</text:p>
              </table:table-cell>
              <table:table-cell office:value-type="float" office:value="3029.84">
                <text:p>3029.84</text:p>
              </table:table-cell>
              <table:table-cell office:value-type="float" office:value="420.16">
                <text:p>420.1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450">
                <text:p>3450</text:p>
              </table:table-cell>
              <table:table-cell office:value-type="float" office:value="3084.6">
                <text:p>3084.6</text:p>
              </table:table-cell>
              <table:table-cell office:value-type="float" office:value="365.4">
                <text:p>365.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488">
                <text:p>3488</text:p>
              </table:table-cell>
              <table:table-cell office:value-type="float" office:value="3100.49">
                <text:p>3100.49</text:p>
              </table:table-cell>
              <table:table-cell office:value-type="float" office:value="387.51">
                <text:p>387.5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488">
                <text:p>3488</text:p>
              </table:table-cell>
              <table:table-cell office:value-type="float" office:value="3118.13">
                <text:p>3118.13</text:p>
              </table:table-cell>
              <table:table-cell office:value-type="float" office:value="369.87">
                <text:p>369.8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488">
                <text:p>3488</text:p>
              </table:table-cell>
              <table:table-cell office:value-type="float" office:value="3229.89">
                <text:p>3229.89</text:p>
              </table:table-cell>
              <table:table-cell office:value-type="float" office:value="258.11">
                <text:p>258.1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500">
                <text:p>3500</text:p>
              </table:table-cell>
              <table:table-cell office:value-type="float" office:value="3194.87">
                <text:p>3194.87</text:p>
              </table:table-cell>
              <table:table-cell office:value-type="float" office:value="305.13">
                <text:p>305.1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596">
                <text:p>3596</text:p>
              </table:table-cell>
              <table:table-cell office:value-type="float" office:value="3275.99">
                <text:p>3275.99</text:p>
              </table:table-cell>
              <table:table-cell office:value-type="float" office:value="320.01">
                <text:p>320.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596">
                <text:p>3596</text:p>
              </table:table-cell>
              <table:table-cell office:value-type="float" office:value="3283.79">
                <text:p>3283.79</text:p>
              </table:table-cell>
              <table:table-cell office:value-type="float" office:value="312.21">
                <text:p>312.2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596">
                <text:p>3596</text:p>
              </table:table-cell>
              <table:table-cell office:value-type="float" office:value="3274.18">
                <text:p>3274.18</text:p>
              </table:table-cell>
              <table:table-cell office:value-type="float" office:value="321.82">
                <text:p>321.8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559">
                <text:p>3559</text:p>
              </table:table-cell>
              <table:table-cell office:value-type="float" office:value="3216.36">
                <text:p>3216.36</text:p>
              </table:table-cell>
              <table:table-cell office:value-type="float" office:value="342.64">
                <text:p>342.6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582">
                <text:p>3582</text:p>
              </table:table-cell>
              <table:table-cell office:value-type="float" office:value="3256.63">
                <text:p>3256.63</text:p>
              </table:table-cell>
              <table:table-cell office:value-type="float" office:value="325.37">
                <text:p>325.3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3766">
                <text:p>3766</text:p>
              </table:table-cell>
              <table:table-cell office:value-type="float" office:value="3378.94">
                <text:p>3378.94</text:p>
              </table:table-cell>
              <table:table-cell office:value-type="float" office:value="387.06">
                <text:p>387.0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766">
                <text:p>3766</text:p>
              </table:table-cell>
              <table:table-cell office:value-type="float" office:value="3401.84">
                <text:p>3401.84</text:p>
              </table:table-cell>
              <table:table-cell office:value-type="float" office:value="364.16">
                <text:p>364.1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670">
                <text:p>3670</text:p>
              </table:table-cell>
              <table:table-cell office:value-type="float" office:value="3300.07">
                <text:p>3300.07</text:p>
              </table:table-cell>
              <table:table-cell office:value-type="float" office:value="369.93">
                <text:p>369.9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3733">
                <text:p>3733</text:p>
              </table:table-cell>
              <table:table-cell office:value-type="float" office:value="3289.09">
                <text:p>3289.09</text:p>
              </table:table-cell>
              <table:table-cell office:value-type="float" office:value="443.91">
                <text:p>443.9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3733">
                <text:p>3733</text:p>
              </table:table-cell>
              <table:table-cell office:value-type="float" office:value="3207.66">
                <text:p>3207.66</text:p>
              </table:table-cell>
              <table:table-cell office:value-type="float" office:value="525.34">
                <text:p>525.3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733">
                <text:p>3733</text:p>
              </table:table-cell>
              <table:table-cell office:value-type="float" office:value="3355.14">
                <text:p>3355.14</text:p>
              </table:table-cell>
              <table:table-cell office:value-type="float" office:value="377.86">
                <text:p>377.8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733">
                <text:p>3733</text:p>
              </table:table-cell>
              <table:table-cell office:value-type="float" office:value="3433.61">
                <text:p>3433.61</text:p>
              </table:table-cell>
              <table:table-cell office:value-type="float" office:value="299.39">
                <text:p>299.3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3746">
                <text:p>3746</text:p>
              </table:table-cell>
              <table:table-cell office:value-type="float" office:value="3479.66">
                <text:p>3479.66</text:p>
              </table:table-cell>
              <table:table-cell office:value-type="float" office:value="266.34">
                <text:p>266.3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746">
                <text:p>3746</text:p>
              </table:table-cell>
              <table:table-cell office:value-type="float" office:value="3480.87">
                <text:p>3480.87</text:p>
              </table:table-cell>
              <table:table-cell office:value-type="float" office:value="265.13">
                <text:p>265.1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805">
                <text:p>3805</text:p>
              </table:table-cell>
              <table:table-cell office:value-type="float" office:value="3480.22">
                <text:p>3480.22</text:p>
              </table:table-cell>
              <table:table-cell office:value-type="float" office:value="324.78">
                <text:p>324.7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805">
                <text:p>3805</text:p>
              </table:table-cell>
              <table:table-cell office:value-type="float" office:value="3511.16">
                <text:p>3511.16</text:p>
              </table:table-cell>
              <table:table-cell office:value-type="float" office:value="293.84">
                <text:p>293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792">
                <text:p>3792</text:p>
              </table:table-cell>
              <table:table-cell office:value-type="float" office:value="3535.73">
                <text:p>3535.73</text:p>
              </table:table-cell>
              <table:table-cell office:value-type="float" office:value="256.27">
                <text:p>256.2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792">
                <text:p>3792</text:p>
              </table:table-cell>
              <table:table-cell office:value-type="float" office:value="3591.52">
                <text:p>3591.52</text:p>
              </table:table-cell>
              <table:table-cell office:value-type="float" office:value="200.48">
                <text:p>200.4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3792">
                <text:p>3792</text:p>
              </table:table-cell>
              <table:table-cell office:value-type="float" office:value="3597.99">
                <text:p>3597.99</text:p>
              </table:table-cell>
              <table:table-cell office:value-type="float" office:value="194.01">
                <text:p>194.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805">
                <text:p>3805</text:p>
              </table:table-cell>
              <table:table-cell office:value-type="float" office:value="3548.1">
                <text:p>3548.1</text:p>
              </table:table-cell>
              <table:table-cell office:value-type="float" office:value="256.9">
                <text:p>256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805">
                <text:p>3805</text:p>
              </table:table-cell>
              <table:table-cell office:value-type="float" office:value="3614.17">
                <text:p>3614.17</text:p>
              </table:table-cell>
              <table:table-cell office:value-type="float" office:value="190.83">
                <text:p>190.8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805">
                <text:p>3805</text:p>
              </table:table-cell>
              <table:table-cell office:value-type="float" office:value="3623.4">
                <text:p>3623.4</text:p>
              </table:table-cell>
              <table:table-cell office:value-type="float" office:value="181.6">
                <text:p>181.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805">
                <text:p>3805</text:p>
              </table:table-cell>
              <table:table-cell office:value-type="float" office:value="3667.34">
                <text:p>3667.34</text:p>
              </table:table-cell>
              <table:table-cell office:value-type="float" office:value="137.66">
                <text:p>137.6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3805">
                <text:p>3805</text:p>
              </table:table-cell>
              <table:table-cell office:value-type="float" office:value="3646.85">
                <text:p>3646.85</text:p>
              </table:table-cell>
              <table:table-cell office:value-type="float" office:value="158.15">
                <text:p>158.1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3805">
                <text:p>3805</text:p>
              </table:table-cell>
              <table:table-cell office:value-type="float" office:value="3685.71">
                <text:p>3685.71</text:p>
              </table:table-cell>
              <table:table-cell office:value-type="float" office:value="119.29">
                <text:p>119.2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855">
                <text:p>3855</text:p>
              </table:table-cell>
              <table:table-cell office:value-type="float" office:value="3651.67">
                <text:p>3651.67</text:p>
              </table:table-cell>
              <table:table-cell office:value-type="float" office:value="203.33">
                <text:p>203.3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805">
                <text:p>3805</text:p>
              </table:table-cell>
              <table:table-cell office:value-type="float" office:value="3672.95">
                <text:p>3672.95</text:p>
              </table:table-cell>
              <table:table-cell office:value-type="float" office:value="132.05">
                <text:p>132.0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3805">
                <text:p>3805</text:p>
              </table:table-cell>
              <table:table-cell office:value-type="float" office:value="3701.65">
                <text:p>3701.65</text:p>
              </table:table-cell>
              <table:table-cell office:value-type="float" office:value="103.35">
                <text:p>103.3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852">
                <text:p>2852</text:p>
              </table:table-cell>
              <table:table-cell office:value-type="float" office:value="2305.55">
                <text:p>2305.55</text:p>
              </table:table-cell>
              <table:table-cell office:value-type="float" office:value="546.45">
                <text:p>546.4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969">
                <text:p>2969</text:p>
              </table:table-cell>
              <table:table-cell office:value-type="float" office:value="2470.77">
                <text:p>2470.77</text:p>
              </table:table-cell>
              <table:table-cell office:value-type="float" office:value="498.23">
                <text:p>498.2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975">
                <text:p>2975</text:p>
              </table:table-cell>
              <table:table-cell office:value-type="float" office:value="2560.02">
                <text:p>2560.02</text:p>
              </table:table-cell>
              <table:table-cell office:value-type="float" office:value="414.98">
                <text:p>414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989">
                <text:p>2989</text:p>
              </table:table-cell>
              <table:table-cell office:value-type="float" office:value="2610.9">
                <text:p>2610.9</text:p>
              </table:table-cell>
              <table:table-cell office:value-type="float" office:value="378.1">
                <text:p>378.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115">
                <text:p>3115</text:p>
              </table:table-cell>
              <table:table-cell office:value-type="float" office:value="2668.93">
                <text:p>2668.93</text:p>
              </table:table-cell>
              <table:table-cell office:value-type="float" office:value="446.07">
                <text:p>446.0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115">
                <text:p>3115</text:p>
              </table:table-cell>
              <table:table-cell office:value-type="float" office:value="2753.42">
                <text:p>2753.42</text:p>
              </table:table-cell>
              <table:table-cell office:value-type="float" office:value="361.58">
                <text:p>361.5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115">
                <text:p>3115</text:p>
              </table:table-cell>
              <table:table-cell office:value-type="float" office:value="2795.17">
                <text:p>2795.17</text:p>
              </table:table-cell>
              <table:table-cell office:value-type="float" office:value="319.83">
                <text:p>319.8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3149">
                <text:p>3149</text:p>
              </table:table-cell>
              <table:table-cell office:value-type="float" office:value="2827.18">
                <text:p>2827.18</text:p>
              </table:table-cell>
              <table:table-cell office:value-type="float" office:value="321.82">
                <text:p>321.8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177">
                <text:p>3177</text:p>
              </table:table-cell>
              <table:table-cell office:value-type="float" office:value="2896.07">
                <text:p>2896.07</text:p>
              </table:table-cell>
              <table:table-cell office:value-type="float" office:value="280.93">
                <text:p>280.9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220">
                <text:p>3220</text:p>
              </table:table-cell>
              <table:table-cell office:value-type="float" office:value="2953.99">
                <text:p>2953.99</text:p>
              </table:table-cell>
              <table:table-cell office:value-type="float" office:value="266.01">
                <text:p>266.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338">
                <text:p>3338</text:p>
              </table:table-cell>
              <table:table-cell office:value-type="float" office:value="3008.66">
                <text:p>3008.66</text:p>
              </table:table-cell>
              <table:table-cell office:value-type="float" office:value="329.34">
                <text:p>329.3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3464">
                <text:p>3464</text:p>
              </table:table-cell>
              <table:table-cell office:value-type="float" office:value="2993.83">
                <text:p>2993.83</text:p>
              </table:table-cell>
              <table:table-cell office:value-type="float" office:value="470.17">
                <text:p>470.1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464">
                <text:p>3464</text:p>
              </table:table-cell>
              <table:table-cell office:value-type="float" office:value="3095.08">
                <text:p>3095.08</text:p>
              </table:table-cell>
              <table:table-cell office:value-type="float" office:value="368.92">
                <text:p>368.9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3472">
                <text:p>3472</text:p>
              </table:table-cell>
              <table:table-cell office:value-type="float" office:value="3122.92">
                <text:p>3122.92</text:p>
              </table:table-cell>
              <table:table-cell office:value-type="float" office:value="349.08">
                <text:p>349.0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464">
                <text:p>3464</text:p>
              </table:table-cell>
              <table:table-cell office:value-type="float" office:value="3161.72">
                <text:p>3161.72</text:p>
              </table:table-cell>
              <table:table-cell office:value-type="float" office:value="302.28">
                <text:p>302.2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493">
                <text:p>3493</text:p>
              </table:table-cell>
              <table:table-cell office:value-type="float" office:value="3161.8">
                <text:p>3161.8</text:p>
              </table:table-cell>
              <table:table-cell office:value-type="float" office:value="331.2">
                <text:p>331.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3493">
                <text:p>3493</text:p>
              </table:table-cell>
              <table:table-cell office:value-type="float" office:value="3195.57">
                <text:p>3195.57</text:p>
              </table:table-cell>
              <table:table-cell office:value-type="float" office:value="297.43">
                <text:p>297.4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3662">
                <text:p>3662</text:p>
              </table:table-cell>
              <table:table-cell office:value-type="float" office:value="3261.88">
                <text:p>3261.88</text:p>
              </table:table-cell>
              <table:table-cell office:value-type="float" office:value="400.12">
                <text:p>400.1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556">
                <text:p>3556</text:p>
              </table:table-cell>
              <table:table-cell office:value-type="float" office:value="3254.24">
                <text:p>3254.24</text:p>
              </table:table-cell>
              <table:table-cell office:value-type="float" office:value="301.76">
                <text:p>301.7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609">
                <text:p>3609</text:p>
              </table:table-cell>
              <table:table-cell office:value-type="float" office:value="3300.18">
                <text:p>3300.18</text:p>
              </table:table-cell>
              <table:table-cell office:value-type="float" office:value="308.82">
                <text:p>308.8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609">
                <text:p>3609</text:p>
              </table:table-cell>
              <table:table-cell office:value-type="float" office:value="3338.31">
                <text:p>3338.31</text:p>
              </table:table-cell>
              <table:table-cell office:value-type="float" office:value="270.69">
                <text:p>270.6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609">
                <text:p>3609</text:p>
              </table:table-cell>
              <table:table-cell office:value-type="float" office:value="3359.92">
                <text:p>3359.92</text:p>
              </table:table-cell>
              <table:table-cell office:value-type="float" office:value="249.08">
                <text:p>249.0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3713">
                <text:p>3713</text:p>
              </table:table-cell>
              <table:table-cell office:value-type="float" office:value="3372.17">
                <text:p>3372.17</text:p>
              </table:table-cell>
              <table:table-cell office:value-type="float" office:value="340.83">
                <text:p>340.8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3713">
                <text:p>3713</text:p>
              </table:table-cell>
              <table:table-cell office:value-type="float" office:value="3386.31">
                <text:p>3386.31</text:p>
              </table:table-cell>
              <table:table-cell office:value-type="float" office:value="326.69">
                <text:p>326.6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713">
                <text:p>3713</text:p>
              </table:table-cell>
              <table:table-cell office:value-type="float" office:value="3426.19">
                <text:p>3426.19</text:p>
              </table:table-cell>
              <table:table-cell office:value-type="float" office:value="286.81">
                <text:p>286.8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3822">
                <text:p>3822</text:p>
              </table:table-cell>
              <table:table-cell office:value-type="float" office:value="3425.8">
                <text:p>3425.8</text:p>
              </table:table-cell>
              <table:table-cell office:value-type="float" office:value="396.2">
                <text:p>396.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713">
                <text:p>3713</text:p>
              </table:table-cell>
              <table:table-cell office:value-type="float" office:value="3393.31">
                <text:p>3393.31</text:p>
              </table:table-cell>
              <table:table-cell office:value-type="float" office:value="319.69">
                <text:p>319.6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717">
                <text:p>3717</text:p>
              </table:table-cell>
              <table:table-cell office:value-type="float" office:value="3463.46">
                <text:p>3463.46</text:p>
              </table:table-cell>
              <table:table-cell office:value-type="float" office:value="253.54">
                <text:p>253.5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729">
                <text:p>3729</text:p>
              </table:table-cell>
              <table:table-cell office:value-type="float" office:value="3466.16">
                <text:p>3466.16</text:p>
              </table:table-cell>
              <table:table-cell office:value-type="float" office:value="262.84">
                <text:p>262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3763">
                <text:p>3763</text:p>
              </table:table-cell>
              <table:table-cell office:value-type="float" office:value="3525.81">
                <text:p>3525.81</text:p>
              </table:table-cell>
              <table:table-cell office:value-type="float" office:value="237.19">
                <text:p>237.1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763">
                <text:p>3763</text:p>
              </table:table-cell>
              <table:table-cell office:value-type="float" office:value="3501.34">
                <text:p>3501.34</text:p>
              </table:table-cell>
              <table:table-cell office:value-type="float" office:value="261.66">
                <text:p>261.6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3729">
                <text:p>3729</text:p>
              </table:table-cell>
              <table:table-cell office:value-type="float" office:value="3468.03">
                <text:p>3468.03</text:p>
              </table:table-cell>
              <table:table-cell office:value-type="float" office:value="260.97">
                <text:p>260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837">
                <text:p>3837</text:p>
              </table:table-cell>
              <table:table-cell office:value-type="float" office:value="3492.07">
                <text:p>3492.07</text:p>
              </table:table-cell>
              <table:table-cell office:value-type="float" office:value="344.93">
                <text:p>344.9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826">
                <text:p>3826</text:p>
              </table:table-cell>
              <table:table-cell office:value-type="float" office:value="3550.87">
                <text:p>3550.87</text:p>
              </table:table-cell>
              <table:table-cell office:value-type="float" office:value="275.13">
                <text:p>275.1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3837">
                <text:p>3837</text:p>
              </table:table-cell>
              <table:table-cell office:value-type="float" office:value="3574.34">
                <text:p>3574.34</text:p>
              </table:table-cell>
              <table:table-cell office:value-type="float" office:value="262.66">
                <text:p>262.6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837">
                <text:p>3837</text:p>
              </table:table-cell>
              <table:table-cell office:value-type="float" office:value="3635.36">
                <text:p>3635.36</text:p>
              </table:table-cell>
              <table:table-cell office:value-type="float" office:value="201.64">
                <text:p>201.6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837">
                <text:p>3837</text:p>
              </table:table-cell>
              <table:table-cell office:value-type="float" office:value="3632.28">
                <text:p>3632.28</text:p>
              </table:table-cell>
              <table:table-cell office:value-type="float" office:value="204.72">
                <text:p>204.7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826">
                <text:p>3826</text:p>
              </table:table-cell>
              <table:table-cell office:value-type="float" office:value="3609.45">
                <text:p>3609.45</text:p>
              </table:table-cell>
              <table:table-cell office:value-type="float" office:value="216.55">
                <text:p>216.5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826">
                <text:p>3826</text:p>
              </table:table-cell>
              <table:table-cell office:value-type="float" office:value="3588.29">
                <text:p>3588.29</text:p>
              </table:table-cell>
              <table:table-cell office:value-type="float" office:value="237.71">
                <text:p>237.7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835">
                <text:p>3835</text:p>
              </table:table-cell>
              <table:table-cell office:value-type="float" office:value="3646.52">
                <text:p>3646.52</text:p>
              </table:table-cell>
              <table:table-cell office:value-type="float" office:value="188.48">
                <text:p>188.4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3835">
                <text:p>3835</text:p>
              </table:table-cell>
              <table:table-cell office:value-type="float" office:value="3611.13">
                <text:p>3611.13</text:p>
              </table:table-cell>
              <table:table-cell office:value-type="float" office:value="223.87">
                <text:p>223.8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835">
                <text:p>3835</text:p>
              </table:table-cell>
              <table:table-cell office:value-type="float" office:value="3671.68">
                <text:p>3671.68</text:p>
              </table:table-cell>
              <table:table-cell office:value-type="float" office:value="163.32">
                <text:p>163.3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835">
                <text:p>3835</text:p>
              </table:table-cell>
              <table:table-cell office:value-type="float" office:value="3666.91">
                <text:p>3666.91</text:p>
              </table:table-cell>
              <table:table-cell office:value-type="float" office:value="168.09">
                <text:p>168.0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837">
                <text:p>3837</text:p>
              </table:table-cell>
              <table:table-cell office:value-type="float" office:value="3684.13">
                <text:p>3684.13</text:p>
              </table:table-cell>
              <table:table-cell office:value-type="float" office:value="152.87">
                <text:p>152.8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3837">
                <text:p>3837</text:p>
              </table:table-cell>
              <table:table-cell office:value-type="float" office:value="3693.25">
                <text:p>3693.25</text:p>
              </table:table-cell>
              <table:table-cell office:value-type="float" office:value="143.75">
                <text:p>143.7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858">
                <text:p>3858</text:p>
              </table:table-cell>
              <table:table-cell office:value-type="float" office:value="3627.1">
                <text:p>3627.1</text:p>
              </table:table-cell>
              <table:table-cell office:value-type="float" office:value="230.9">
                <text:p>230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3858">
                <text:p>3858</text:p>
              </table:table-cell>
              <table:table-cell office:value-type="float" office:value="3655.5">
                <text:p>3655.5</text:p>
              </table:table-cell>
              <table:table-cell office:value-type="float" office:value="202.5">
                <text:p>202.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858">
                <text:p>3858</text:p>
              </table:table-cell>
              <table:table-cell office:value-type="float" office:value="3609.43">
                <text:p>3609.43</text:p>
              </table:table-cell>
              <table:table-cell office:value-type="float" office:value="248.57">
                <text:p>248.5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858">
                <text:p>3858</text:p>
              </table:table-cell>
              <table:table-cell office:value-type="float" office:value="3635.58">
                <text:p>3635.58</text:p>
              </table:table-cell>
              <table:table-cell office:value-type="float" office:value="222.42">
                <text:p>222.4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858">
                <text:p>3858</text:p>
              </table:table-cell>
              <table:table-cell office:value-type="float" office:value="3653.47">
                <text:p>3653.47</text:p>
              </table:table-cell>
              <table:table-cell office:value-type="float" office:value="204.53">
                <text:p>204.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822">
                <text:p>3822</text:p>
              </table:table-cell>
              <table:table-cell office:value-type="float" office:value="3602.16">
                <text:p>3602.16</text:p>
              </table:table-cell>
              <table:table-cell office:value-type="float" office:value="219.84">
                <text:p>219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822">
                <text:p>3822</text:p>
              </table:table-cell>
              <table:table-cell office:value-type="float" office:value="3658.81">
                <text:p>3658.81</text:p>
              </table:table-cell>
              <table:table-cell office:value-type="float" office:value="163.19">
                <text:p>163.1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3858">
                <text:p>3858</text:p>
              </table:table-cell>
              <table:table-cell office:value-type="float" office:value="3656.52">
                <text:p>3656.52</text:p>
              </table:table-cell>
              <table:table-cell office:value-type="float" office:value="201.48">
                <text:p>201.4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858">
                <text:p>3858</text:p>
              </table:table-cell>
              <table:table-cell office:value-type="float" office:value="3654.73">
                <text:p>3654.73</text:p>
              </table:table-cell>
              <table:table-cell office:value-type="float" office:value="203.27">
                <text:p>203.2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858">
                <text:p>3858</text:p>
              </table:table-cell>
              <table:table-cell office:value-type="float" office:value="3582.08">
                <text:p>3582.08</text:p>
              </table:table-cell>
              <table:table-cell office:value-type="float" office:value="275.92">
                <text:p>275.9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867">
                <text:p>3867</text:p>
              </table:table-cell>
              <table:table-cell office:value-type="float" office:value="3568.84">
                <text:p>3568.84</text:p>
              </table:table-cell>
              <table:table-cell office:value-type="float" office:value="298.16">
                <text:p>298.1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867">
                <text:p>3867</text:p>
              </table:table-cell>
              <table:table-cell office:value-type="float" office:value="3641.47">
                <text:p>3641.47</text:p>
              </table:table-cell>
              <table:table-cell office:value-type="float" office:value="225.53">
                <text:p>225.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859">
                <text:p>3859</text:p>
              </table:table-cell>
              <table:table-cell office:value-type="float" office:value="3628.44">
                <text:p>3628.44</text:p>
              </table:table-cell>
              <table:table-cell office:value-type="float" office:value="230.56">
                <text:p>230.5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867">
                <text:p>3867</text:p>
              </table:table-cell>
              <table:table-cell office:value-type="float" office:value="3677.89">
                <text:p>3677.89</text:p>
              </table:table-cell>
              <table:table-cell office:value-type="float" office:value="189.11">
                <text:p>189.1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869">
                <text:p>3869</text:p>
              </table:table-cell>
              <table:table-cell office:value-type="float" office:value="3680">
                <text:p>3680</text:p>
              </table:table-cell>
              <table:table-cell office:value-type="float" office:value="189">
                <text:p>18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869">
                <text:p>3869</text:p>
              </table:table-cell>
              <table:table-cell office:value-type="float" office:value="3712.61">
                <text:p>3712.61</text:p>
              </table:table-cell>
              <table:table-cell office:value-type="float" office:value="156.39">
                <text:p>156.3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869">
                <text:p>3869</text:p>
              </table:table-cell>
              <table:table-cell office:value-type="float" office:value="3705.45">
                <text:p>3705.45</text:p>
              </table:table-cell>
              <table:table-cell office:value-type="float" office:value="163.55">
                <text:p>163.5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882">
                <text:p>3882</text:p>
              </table:table-cell>
              <table:table-cell office:value-type="float" office:value="3734.01">
                <text:p>3734.01</text:p>
              </table:table-cell>
              <table:table-cell office:value-type="float" office:value="147.99">
                <text:p>147.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882">
                <text:p>3882</text:p>
              </table:table-cell>
              <table:table-cell office:value-type="float" office:value="3687.47">
                <text:p>3687.47</text:p>
              </table:table-cell>
              <table:table-cell office:value-type="float" office:value="194.53">
                <text:p>194.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882">
                <text:p>3882</text:p>
              </table:table-cell>
              <table:table-cell office:value-type="float" office:value="3726.96">
                <text:p>3726.96</text:p>
              </table:table-cell>
              <table:table-cell office:value-type="float" office:value="155.04">
                <text:p>155.0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3882">
                <text:p>3882</text:p>
              </table:table-cell>
              <table:table-cell office:value-type="float" office:value="3755.44">
                <text:p>3755.44</text:p>
              </table:table-cell>
              <table:table-cell office:value-type="float" office:value="126.56">
                <text:p>126.5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882">
                <text:p>3882</text:p>
              </table:table-cell>
              <table:table-cell office:value-type="float" office:value="3680.02">
                <text:p>3680.02</text:p>
              </table:table-cell>
              <table:table-cell office:value-type="float" office:value="201.98">
                <text:p>201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882">
                <text:p>3882</text:p>
              </table:table-cell>
              <table:table-cell office:value-type="float" office:value="3717.16">
                <text:p>3717.16</text:p>
              </table:table-cell>
              <table:table-cell office:value-type="float" office:value="164.84">
                <text:p>164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882">
                <text:p>3882</text:p>
              </table:table-cell>
              <table:table-cell office:value-type="float" office:value="3746.1">
                <text:p>3746.1</text:p>
              </table:table-cell>
              <table:table-cell office:value-type="float" office:value="135.9">
                <text:p>135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882">
                <text:p>3882</text:p>
              </table:table-cell>
              <table:table-cell office:value-type="float" office:value="3708.2">
                <text:p>3708.2</text:p>
              </table:table-cell>
              <table:table-cell office:value-type="float" office:value="173.8">
                <text:p>173.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882">
                <text:p>3882</text:p>
              </table:table-cell>
              <table:table-cell office:value-type="float" office:value="3704.03">
                <text:p>3704.03</text:p>
              </table:table-cell>
              <table:table-cell office:value-type="float" office:value="177.97">
                <text:p>177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882">
                <text:p>3882</text:p>
              </table:table-cell>
              <table:table-cell office:value-type="float" office:value="3721.91">
                <text:p>3721.91</text:p>
              </table:table-cell>
              <table:table-cell office:value-type="float" office:value="160.09">
                <text:p>160.0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882">
                <text:p>3882</text:p>
              </table:table-cell>
              <table:table-cell office:value-type="float" office:value="3697.4">
                <text:p>3697.4</text:p>
              </table:table-cell>
              <table:table-cell office:value-type="float" office:value="184.6">
                <text:p>184.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704.34">
                <text:p>3704.34</text:p>
              </table:table-cell>
              <table:table-cell office:value-type="float" office:value="177.66">
                <text:p>177.6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594.44">
                <text:p>3594.44</text:p>
              </table:table-cell>
              <table:table-cell office:value-type="float" office:value="287.56">
                <text:p>287.5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656.91">
                <text:p>3656.91</text:p>
              </table:table-cell>
              <table:table-cell office:value-type="float" office:value="225.09">
                <text:p>225.0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514.25">
                <text:p>3514.25</text:p>
              </table:table-cell>
              <table:table-cell office:value-type="float" office:value="367.75">
                <text:p>367.7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708.37">
                <text:p>3708.37</text:p>
              </table:table-cell>
              <table:table-cell office:value-type="float" office:value="173.63">
                <text:p>173.6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751.07">
                <text:p>3751.07</text:p>
              </table:table-cell>
              <table:table-cell office:value-type="float" office:value="130.93">
                <text:p>130.9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729">
                <text:p>3729</text:p>
              </table:table-cell>
              <table:table-cell office:value-type="float" office:value="153">
                <text:p>1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776.23">
                <text:p>3776.23</text:p>
              </table:table-cell>
              <table:table-cell office:value-type="float" office:value="105.77">
                <text:p>105.7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2181.41">
                <text:p>2181.41</text:p>
              </table:table-cell>
              <table:table-cell office:value-type="float" office:value="1700.59">
                <text:p>1700.5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2400.97">
                <text:p>2400.97</text:p>
              </table:table-cell>
              <table:table-cell office:value-type="float" office:value="1481.03">
                <text:p>1481.0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2519.6">
                <text:p>2519.6</text:p>
              </table:table-cell>
              <table:table-cell office:value-type="float" office:value="1362.4">
                <text:p>1362.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2707.52">
                <text:p>2707.52</text:p>
              </table:table-cell>
              <table:table-cell office:value-type="float" office:value="1174.48">
                <text:p>1174.4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2956.2">
                <text:p>2956.2</text:p>
              </table:table-cell>
              <table:table-cell office:value-type="float" office:value="925.8">
                <text:p>925.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088.28">
                <text:p>3088.28</text:p>
              </table:table-cell>
              <table:table-cell office:value-type="float" office:value="793.72">
                <text:p>793.7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152.03">
                <text:p>3152.03</text:p>
              </table:table-cell>
              <table:table-cell office:value-type="float" office:value="729.97">
                <text:p>729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395.83">
                <text:p>3395.83</text:p>
              </table:table-cell>
              <table:table-cell office:value-type="float" office:value="486.17">
                <text:p>486.1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567.83">
                <text:p>3567.83</text:p>
              </table:table-cell>
              <table:table-cell office:value-type="float" office:value="314.17">
                <text:p>314.1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624.26">
                <text:p>3624.26</text:p>
              </table:table-cell>
              <table:table-cell office:value-type="float" office:value="257.74">
                <text:p>257.7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705.03">
                <text:p>3705.03</text:p>
              </table:table-cell>
              <table:table-cell office:value-type="float" office:value="176.97">
                <text:p>176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715.85">
                <text:p>3715.85</text:p>
              </table:table-cell>
              <table:table-cell office:value-type="float" office:value="166.15">
                <text:p>166.1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625.17">
                <text:p>3625.17</text:p>
              </table:table-cell>
              <table:table-cell office:value-type="float" office:value="256.83">
                <text:p>256.8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682.83">
                <text:p>3682.83</text:p>
              </table:table-cell>
              <table:table-cell office:value-type="float" office:value="199.17">
                <text:p>199.1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673.59">
                <text:p>3673.59</text:p>
              </table:table-cell>
              <table:table-cell office:value-type="float" office:value="208.41">
                <text:p>208.4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702.96">
                <text:p>3702.96</text:p>
              </table:table-cell>
              <table:table-cell office:value-type="float" office:value="179.04">
                <text:p>179.0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782.24">
                <text:p>3782.24</text:p>
              </table:table-cell>
              <table:table-cell office:value-type="float" office:value="99.7600000000002">
                <text:p>99.76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034">
                <text:p>3034</text:p>
              </table:table-cell>
              <table:table-cell office:value-type="float" office:value="2189.42">
                <text:p>2189.42</text:p>
              </table:table-cell>
              <table:table-cell office:value-type="float" office:value="844.58">
                <text:p>844.5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820">
                <text:p>2820</text:p>
              </table:table-cell>
              <table:table-cell office:value-type="float" office:value="2351.13">
                <text:p>2351.13</text:p>
              </table:table-cell>
              <table:table-cell office:value-type="float" office:value="468.87">
                <text:p>468.8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872">
                <text:p>2872</text:p>
              </table:table-cell>
              <table:table-cell office:value-type="float" office:value="2478.31">
                <text:p>2478.31</text:p>
              </table:table-cell>
              <table:table-cell office:value-type="float" office:value="393.69">
                <text:p>393.6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885">
                <text:p>2885</text:p>
              </table:table-cell>
              <table:table-cell office:value-type="float" office:value="2574.72">
                <text:p>2574.72</text:p>
              </table:table-cell>
              <table:table-cell office:value-type="float" office:value="310.28">
                <text:p>310.2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026">
                <text:p>3026</text:p>
              </table:table-cell>
              <table:table-cell office:value-type="float" office:value="2652.84">
                <text:p>2652.84</text:p>
              </table:table-cell>
              <table:table-cell office:value-type="float" office:value="373.16">
                <text:p>373.1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3072">
                <text:p>3072</text:p>
              </table:table-cell>
              <table:table-cell office:value-type="float" office:value="2730.19">
                <text:p>2730.19</text:p>
              </table:table-cell>
              <table:table-cell office:value-type="float" office:value="341.81">
                <text:p>341.8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183">
                <text:p>3183</text:p>
              </table:table-cell>
              <table:table-cell office:value-type="float" office:value="2775.01">
                <text:p>2775.01</text:p>
              </table:table-cell>
              <table:table-cell office:value-type="float" office:value="407.99">
                <text:p>407.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212">
                <text:p>3212</text:p>
              </table:table-cell>
              <table:table-cell office:value-type="float" office:value="2870.22">
                <text:p>2870.22</text:p>
              </table:table-cell>
              <table:table-cell office:value-type="float" office:value="341.78">
                <text:p>341.7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196">
                <text:p>3196</text:p>
              </table:table-cell>
              <table:table-cell office:value-type="float" office:value="2888.69">
                <text:p>2888.69</text:p>
              </table:table-cell>
              <table:table-cell office:value-type="float" office:value="307.31">
                <text:p>307.3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296">
                <text:p>3296</text:p>
              </table:table-cell>
              <table:table-cell office:value-type="float" office:value="2893.41">
                <text:p>2893.41</text:p>
              </table:table-cell>
              <table:table-cell office:value-type="float" office:value="402.59">
                <text:p>402.5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296">
                <text:p>3296</text:p>
              </table:table-cell>
              <table:table-cell office:value-type="float" office:value="2981.91">
                <text:p>2981.91</text:p>
              </table:table-cell>
              <table:table-cell office:value-type="float" office:value="314.09">
                <text:p>314.0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296">
                <text:p>3296</text:p>
              </table:table-cell>
              <table:table-cell office:value-type="float" office:value="2990.85">
                <text:p>2990.85</text:p>
              </table:table-cell>
              <table:table-cell office:value-type="float" office:value="305.15">
                <text:p>305.1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343">
                <text:p>3343</text:p>
              </table:table-cell>
              <table:table-cell office:value-type="float" office:value="3101.07">
                <text:p>3101.07</text:p>
              </table:table-cell>
              <table:table-cell office:value-type="float" office:value="241.93">
                <text:p>241.9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458">
                <text:p>3458</text:p>
              </table:table-cell>
              <table:table-cell office:value-type="float" office:value="3149.91">
                <text:p>3149.91</text:p>
              </table:table-cell>
              <table:table-cell office:value-type="float" office:value="308.09">
                <text:p>308.0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458">
                <text:p>3458</text:p>
              </table:table-cell>
              <table:table-cell office:value-type="float" office:value="3068.32">
                <text:p>3068.32</text:p>
              </table:table-cell>
              <table:table-cell office:value-type="float" office:value="389.68">
                <text:p>389.6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473">
                <text:p>3473</text:p>
              </table:table-cell>
              <table:table-cell office:value-type="float" office:value="3172.77">
                <text:p>3172.77</text:p>
              </table:table-cell>
              <table:table-cell office:value-type="float" office:value="300.23">
                <text:p>300.2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458">
                <text:p>3458</text:p>
              </table:table-cell>
              <table:table-cell office:value-type="float" office:value="3204.04">
                <text:p>3204.04</text:p>
              </table:table-cell>
              <table:table-cell office:value-type="float" office:value="253.96">
                <text:p>253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467">
                <text:p>3467</text:p>
              </table:table-cell>
              <table:table-cell office:value-type="float" office:value="3202.47">
                <text:p>3202.47</text:p>
              </table:table-cell>
              <table:table-cell office:value-type="float" office:value="264.53">
                <text:p>264.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584">
                <text:p>3584</text:p>
              </table:table-cell>
              <table:table-cell office:value-type="float" office:value="3219.36">
                <text:p>3219.36</text:p>
              </table:table-cell>
              <table:table-cell office:value-type="float" office:value="364.64">
                <text:p>364.6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584">
                <text:p>3584</text:p>
              </table:table-cell>
              <table:table-cell office:value-type="float" office:value="3246.02">
                <text:p>3246.02</text:p>
              </table:table-cell>
              <table:table-cell office:value-type="float" office:value="337.98">
                <text:p>337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584">
                <text:p>3584</text:p>
              </table:table-cell>
              <table:table-cell office:value-type="float" office:value="3264.95">
                <text:p>3264.95</text:p>
              </table:table-cell>
              <table:table-cell office:value-type="float" office:value="319.05">
                <text:p>319.0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3599">
                <text:p>3599</text:p>
              </table:table-cell>
              <table:table-cell office:value-type="float" office:value="3236.29">
                <text:p>3236.29</text:p>
              </table:table-cell>
              <table:table-cell office:value-type="float" office:value="362.71">
                <text:p>362.7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599">
                <text:p>3599</text:p>
              </table:table-cell>
              <table:table-cell office:value-type="float" office:value="3316.8">
                <text:p>3316.8</text:p>
              </table:table-cell>
              <table:table-cell office:value-type="float" office:value="282.2">
                <text:p>282.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3611">
                <text:p>3611</text:p>
              </table:table-cell>
              <table:table-cell office:value-type="float" office:value="3280.33">
                <text:p>3280.33</text:p>
              </table:table-cell>
              <table:table-cell office:value-type="float" office:value="330.67">
                <text:p>330.6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3611">
                <text:p>3611</text:p>
              </table:table-cell>
              <table:table-cell office:value-type="float" office:value="3357.31">
                <text:p>3357.31</text:p>
              </table:table-cell>
              <table:table-cell office:value-type="float" office:value="253.69">
                <text:p>253.6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646">
                <text:p>3646</text:p>
              </table:table-cell>
              <table:table-cell office:value-type="float" office:value="3363.98">
                <text:p>3363.98</text:p>
              </table:table-cell>
              <table:table-cell office:value-type="float" office:value="282.02">
                <text:p>282.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679">
                <text:p>3679</text:p>
              </table:table-cell>
              <table:table-cell office:value-type="float" office:value="3396.14">
                <text:p>3396.14</text:p>
              </table:table-cell>
              <table:table-cell office:value-type="float" office:value="282.86">
                <text:p>282.8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3611">
                <text:p>3611</text:p>
              </table:table-cell>
              <table:table-cell office:value-type="float" office:value="3387.61">
                <text:p>3387.61</text:p>
              </table:table-cell>
              <table:table-cell office:value-type="float" office:value="223.39">
                <text:p>223.3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755">
                <text:p>3755</text:p>
              </table:table-cell>
              <table:table-cell office:value-type="float" office:value="3408.42">
                <text:p>3408.42</text:p>
              </table:table-cell>
              <table:table-cell office:value-type="float" office:value="346.58">
                <text:p>346.5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3755">
                <text:p>3755</text:p>
              </table:table-cell>
              <table:table-cell office:value-type="float" office:value="3463.86">
                <text:p>3463.86</text:p>
              </table:table-cell>
              <table:table-cell office:value-type="float" office:value="291.14">
                <text:p>291.1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755">
                <text:p>3755</text:p>
              </table:table-cell>
              <table:table-cell office:value-type="float" office:value="3477.21">
                <text:p>3477.21</text:p>
              </table:table-cell>
              <table:table-cell office:value-type="float" office:value="277.79">
                <text:p>277.7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755">
                <text:p>3755</text:p>
              </table:table-cell>
              <table:table-cell office:value-type="float" office:value="3520.73">
                <text:p>3520.73</text:p>
              </table:table-cell>
              <table:table-cell office:value-type="float" office:value="234.27">
                <text:p>234.2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3755">
                <text:p>3755</text:p>
              </table:table-cell>
              <table:table-cell office:value-type="float" office:value="3489.52">
                <text:p>3489.52</text:p>
              </table:table-cell>
              <table:table-cell office:value-type="float" office:value="265.48">
                <text:p>265.4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755">
                <text:p>3755</text:p>
              </table:table-cell>
              <table:table-cell office:value-type="float" office:value="3472.54">
                <text:p>3472.54</text:p>
              </table:table-cell>
              <table:table-cell office:value-type="float" office:value="282.46">
                <text:p>282.4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768">
                <text:p>3768</text:p>
              </table:table-cell>
              <table:table-cell office:value-type="float" office:value="3495.38">
                <text:p>3495.38</text:p>
              </table:table-cell>
              <table:table-cell office:value-type="float" office:value="272.62">
                <text:p>272.6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767">
                <text:p>3767</text:p>
              </table:table-cell>
              <table:table-cell office:value-type="float" office:value="3565.15">
                <text:p>3565.15</text:p>
              </table:table-cell>
              <table:table-cell office:value-type="float" office:value="201.85">
                <text:p>201.8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818">
                <text:p>3818</text:p>
              </table:table-cell>
              <table:table-cell office:value-type="float" office:value="3598.87">
                <text:p>3598.87</text:p>
              </table:table-cell>
              <table:table-cell office:value-type="float" office:value="219.13">
                <text:p>219.1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3818">
                <text:p>3818</text:p>
              </table:table-cell>
              <table:table-cell office:value-type="float" office:value="3620.77">
                <text:p>3620.77</text:p>
              </table:table-cell>
              <table:table-cell office:value-type="float" office:value="197.23">
                <text:p>197.2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3818">
                <text:p>3818</text:p>
              </table:table-cell>
              <table:table-cell office:value-type="float" office:value="3640.4">
                <text:p>3640.4</text:p>
              </table:table-cell>
              <table:table-cell office:value-type="float" office:value="177.6">
                <text:p>177.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3818">
                <text:p>3818</text:p>
              </table:table-cell>
              <table:table-cell office:value-type="float" office:value="3570.94">
                <text:p>3570.94</text:p>
              </table:table-cell>
              <table:table-cell office:value-type="float" office:value="247.06">
                <text:p>247.0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820">
                <text:p>3820</text:p>
              </table:table-cell>
              <table:table-cell office:value-type="float" office:value="3630.2">
                <text:p>3630.2</text:p>
              </table:table-cell>
              <table:table-cell office:value-type="float" office:value="189.8">
                <text:p>189.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3820">
                <text:p>3820</text:p>
              </table:table-cell>
              <table:table-cell office:value-type="float" office:value="3612.7">
                <text:p>3612.7</text:p>
              </table:table-cell>
              <table:table-cell office:value-type="float" office:value="207.3">
                <text:p>207.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3818">
                <text:p>3818</text:p>
              </table:table-cell>
              <table:table-cell office:value-type="float" office:value="3538.54">
                <text:p>3538.54</text:p>
              </table:table-cell>
              <table:table-cell office:value-type="float" office:value="279.46">
                <text:p>279.4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818">
                <text:p>3818</text:p>
              </table:table-cell>
              <table:table-cell office:value-type="float" office:value="3596.63">
                <text:p>3596.63</text:p>
              </table:table-cell>
              <table:table-cell office:value-type="float" office:value="221.37">
                <text:p>221.3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3818">
                <text:p>3818</text:p>
              </table:table-cell>
              <table:table-cell office:value-type="float" office:value="3488.55">
                <text:p>3488.55</text:p>
              </table:table-cell>
              <table:table-cell office:value-type="float" office:value="329.45">
                <text:p>329.4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3829">
                <text:p>3829</text:p>
              </table:table-cell>
              <table:table-cell office:value-type="float" office:value="3563.85">
                <text:p>3563.85</text:p>
              </table:table-cell>
              <table:table-cell office:value-type="float" office:value="265.15">
                <text:p>265.1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3829">
                <text:p>3829</text:p>
              </table:table-cell>
              <table:table-cell office:value-type="float" office:value="3648.81">
                <text:p>3648.81</text:p>
              </table:table-cell>
              <table:table-cell office:value-type="float" office:value="180.19">
                <text:p>180.1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3829">
                <text:p>3829</text:p>
              </table:table-cell>
              <table:table-cell office:value-type="float" office:value="3568.91">
                <text:p>3568.91</text:p>
              </table:table-cell>
              <table:table-cell office:value-type="float" office:value="260.09">
                <text:p>260.0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3829">
                <text:p>3829</text:p>
              </table:table-cell>
              <table:table-cell office:value-type="float" office:value="3629.93">
                <text:p>3629.93</text:p>
              </table:table-cell>
              <table:table-cell office:value-type="float" office:value="199.07">
                <text:p>199.0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3829">
                <text:p>3829</text:p>
              </table:table-cell>
              <table:table-cell office:value-type="float" office:value="3627.23">
                <text:p>3627.23</text:p>
              </table:table-cell>
              <table:table-cell office:value-type="float" office:value="201.77">
                <text:p>201.7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845">
                <text:p>3845</text:p>
              </table:table-cell>
              <table:table-cell office:value-type="float" office:value="3674.27">
                <text:p>3674.27</text:p>
              </table:table-cell>
              <table:table-cell office:value-type="float" office:value="170.73">
                <text:p>170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3845">
                <text:p>3845</text:p>
              </table:table-cell>
              <table:table-cell office:value-type="float" office:value="3717.88">
                <text:p>3717.88</text:p>
              </table:table-cell>
              <table:table-cell office:value-type="float" office:value="127.12">
                <text:p>127.1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3838">
                <text:p>3838</text:p>
              </table:table-cell>
              <table:table-cell office:value-type="float" office:value="3548.2">
                <text:p>3548.2</text:p>
              </table:table-cell>
              <table:table-cell office:value-type="float" office:value="289.8">
                <text:p>289.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3838">
                <text:p>3838</text:p>
              </table:table-cell>
              <table:table-cell office:value-type="float" office:value="3602.5">
                <text:p>3602.5</text:p>
              </table:table-cell>
              <table:table-cell office:value-type="float" office:value="235.5">
                <text:p>235.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3856">
                <text:p>3856</text:p>
              </table:table-cell>
              <table:table-cell office:value-type="float" office:value="3686.64">
                <text:p>3686.64</text:p>
              </table:table-cell>
              <table:table-cell office:value-type="float" office:value="169.36">
                <text:p>169.3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3838">
                <text:p>3838</text:p>
              </table:table-cell>
              <table:table-cell office:value-type="float" office:value="3693.1">
                <text:p>3693.1</text:p>
              </table:table-cell>
              <table:table-cell office:value-type="float" office:value="144.9">
                <text:p>144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3867">
                <text:p>3867</text:p>
              </table:table-cell>
              <table:table-cell office:value-type="float" office:value="3690.68">
                <text:p>3690.68</text:p>
              </table:table-cell>
              <table:table-cell office:value-type="float" office:value="176.32">
                <text:p>176.3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3867">
                <text:p>3867</text:p>
              </table:table-cell>
              <table:table-cell office:value-type="float" office:value="3700.58">
                <text:p>3700.58</text:p>
              </table:table-cell>
              <table:table-cell office:value-type="float" office:value="166.42">
                <text:p>166.4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3867">
                <text:p>3867</text:p>
              </table:table-cell>
              <table:table-cell office:value-type="float" office:value="3597.52">
                <text:p>3597.52</text:p>
              </table:table-cell>
              <table:table-cell office:value-type="float" office:value="269.48">
                <text:p>269.4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3867">
                <text:p>3867</text:p>
              </table:table-cell>
              <table:table-cell office:value-type="float" office:value="3567.62">
                <text:p>3567.62</text:p>
              </table:table-cell>
              <table:table-cell office:value-type="float" office:value="299.38">
                <text:p>299.38</text:p>
              </table:table-cell>
              <table:table-cell office:value-type="float" office:value="3884">
                <text:p>38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-dash="Fine_20_Dotted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28cm" svg:height="11.77cm" xlink:href=".." xlink:type="simple" chart:class="chart:line" chart:style-name="ch1">
        <chart:title svg:x="9.499cm" svg:y="0.371cm" chart:style-name="ch2">
          <text:p>Elite s regeneráciou</text:p>
        </chart:title>
        <chart:legend chart:legend-position="end" svg:x="18.985cm" svg:y="4.787cm" style:legend-expansion="high" chart:style-name="ch3"/>
        <chart:plot-area chart:style-name="ch4" table:cell-range-address="Sheet1.AE7:Sheet1.AI307" chart:data-source-has-labels="both" svg:x="1.498cm" svg:y="1.855cm" svg:width="16.567cm" svg:height="8.672cm">
          <chartooo:coordinate-region svg:x="2.49cm" svg:y="2.068cm" svg:width="15.575cm" svg:height="7.516cm"/>
          <chart:axis chart:dimension="x" chart:name="primary-x" chart:style-name="ch5" chartooo:axis-type="auto">
            <chartooo:date-scale/>
            <chart:title svg:x="9.195cm" svg:y="10.763cm" chart:style-name="ch6">
              <text:p>Iterácia</text:p>
            </chart:title>
            <chart:categories table:cell-range-address="Sheet1.AE8:Sheet1.AE307"/>
          </chart:axis>
          <chart:axis chart:dimension="y" chart:name="primary-y" chart:style-name="ch7">
            <chart:title svg:x="0.451cm" svg:y="6.963cm" chart:style-name="ch8">
              <text:p>Cena vecí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AF8:Sheet1.AF307" chart:label-cell-address="Sheet1.AF7:Sheet1.AF7" chart:class="chart:line">
            <chart:data-point chart:repeated="300"/>
          </chart:series>
          <chart:series chart:attached-axis="primary-y" chart:style-name="ch12" chart:values-cell-range-address="Sheet1.AG8:Sheet1.AG307" chart:label-cell-address="Sheet1.AG7:Sheet1.AG7" chart:class="chart:line">
            <chart:data-point chart:repeated="300"/>
          </chart:series>
          <chart:series chart:attached-axis="primary-y" chart:style-name="ch13" chart:values-cell-range-address="Sheet1.AH8:Sheet1.AH307" chart:label-cell-address="Sheet1.AH7:Sheet1.AH7" chart:class="chart:line">
            <chart:data-point chart:repeated="300"/>
          </chart:series>
          <chart:series chart:attached-axis="primary-y" chart:style-name="ch14" chart:values-cell-range-address="Sheet1.AI8:Sheet1.AI307" chart:label-cell-address="Sheet1.AI7:Sheet1.AI7" chart:class="chart:line">
            <chart:data-point chart:repeated="3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Max</text:p>
                <draw:g>
                  <svg:desc>Sheet1.AF7:Sheet1.AF7</svg:desc>
                </draw:g>
              </table:table-cell>
              <table:table-cell office:value-type="string">
                <text:p>FitnessAvg</text:p>
                <draw:g>
                  <svg:desc>Sheet1.AG7:Sheet1.AG7</svg:desc>
                </draw:g>
              </table:table-cell>
              <table:table-cell office:value-type="string">
                <text:p>Diverzita</text:p>
                <draw:g>
                  <svg:desc>Sheet1.AH7:Sheet1.AH7</svg:desc>
                </draw:g>
              </table:table-cell>
              <table:table-cell office:value-type="string">
                <text:p>Najlepšie riešenie</text:p>
                <draw:g>
                  <svg:desc>Sheet1.AI7:Sheet1.AI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E8:Sheet1.AE307</svg:desc>
                </draw:g>
              </table:table-cell>
              <table:table-cell office:value-type="float" office:value="2970">
                <text:p>2970</text:p>
                <draw:g>
                  <svg:desc>Sheet1.AF8:Sheet1.AF307</svg:desc>
                </draw:g>
              </table:table-cell>
              <table:table-cell office:value-type="float" office:value="2324.3">
                <text:p>2324.3</text:p>
                <draw:g>
                  <svg:desc>Sheet1.AG8:Sheet1.AG307</svg:desc>
                </draw:g>
              </table:table-cell>
              <table:table-cell office:value-type="float" office:value="645.7">
                <text:p>645.7</text:p>
                <draw:g>
                  <svg:desc>Sheet1.AH8:Sheet1.AH307</svg:desc>
                </draw:g>
              </table:table-cell>
              <table:table-cell office:value-type="float" office:value="3884">
                <text:p>3884</text:p>
                <draw:g>
                  <svg:desc>Sheet1.AI8:Sheet1.AI30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043">
                <text:p>3043</text:p>
              </table:table-cell>
              <table:table-cell office:value-type="float" office:value="2486.46">
                <text:p>2486.46</text:p>
              </table:table-cell>
              <table:table-cell office:value-type="float" office:value="556.54">
                <text:p>556.5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043">
                <text:p>3043</text:p>
              </table:table-cell>
              <table:table-cell office:value-type="float" office:value="2592.36">
                <text:p>2592.36</text:p>
              </table:table-cell>
              <table:table-cell office:value-type="float" office:value="450.64">
                <text:p>450.6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110">
                <text:p>3110</text:p>
              </table:table-cell>
              <table:table-cell office:value-type="float" office:value="2716.77">
                <text:p>2716.77</text:p>
              </table:table-cell>
              <table:table-cell office:value-type="float" office:value="393.23">
                <text:p>393.2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110">
                <text:p>3110</text:p>
              </table:table-cell>
              <table:table-cell office:value-type="float" office:value="2805.91">
                <text:p>2805.91</text:p>
              </table:table-cell>
              <table:table-cell office:value-type="float" office:value="304.09">
                <text:p>304.0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118">
                <text:p>3118</text:p>
              </table:table-cell>
              <table:table-cell office:value-type="float" office:value="2858.93">
                <text:p>2858.93</text:p>
              </table:table-cell>
              <table:table-cell office:value-type="float" office:value="259.07">
                <text:p>259.0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152">
                <text:p>3152</text:p>
              </table:table-cell>
              <table:table-cell office:value-type="float" office:value="2940.18">
                <text:p>2940.18</text:p>
              </table:table-cell>
              <table:table-cell office:value-type="float" office:value="211.82">
                <text:p>211.8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189">
                <text:p>3189</text:p>
              </table:table-cell>
              <table:table-cell office:value-type="float" office:value="3011.56">
                <text:p>3011.56</text:p>
              </table:table-cell>
              <table:table-cell office:value-type="float" office:value="177.44">
                <text:p>177.4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312">
                <text:p>3312</text:p>
              </table:table-cell>
              <table:table-cell office:value-type="float" office:value="3033.59">
                <text:p>3033.59</text:p>
              </table:table-cell>
              <table:table-cell office:value-type="float" office:value="278.41">
                <text:p>278.4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365">
                <text:p>3365</text:p>
              </table:table-cell>
              <table:table-cell office:value-type="float" office:value="3086.95">
                <text:p>3086.95</text:p>
              </table:table-cell>
              <table:table-cell office:value-type="float" office:value="278.05">
                <text:p>278.0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65">
                <text:p>3365</text:p>
              </table:table-cell>
              <table:table-cell office:value-type="float" office:value="3111.11">
                <text:p>3111.11</text:p>
              </table:table-cell>
              <table:table-cell office:value-type="float" office:value="253.89">
                <text:p>253.8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65">
                <text:p>3365</text:p>
              </table:table-cell>
              <table:table-cell office:value-type="float" office:value="3160.7">
                <text:p>3160.7</text:p>
              </table:table-cell>
              <table:table-cell office:value-type="float" office:value="204.3">
                <text:p>204.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421">
                <text:p>3421</text:p>
              </table:table-cell>
              <table:table-cell office:value-type="float" office:value="3211.04">
                <text:p>3211.04</text:p>
              </table:table-cell>
              <table:table-cell office:value-type="float" office:value="209.96">
                <text:p>209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421">
                <text:p>3421</text:p>
              </table:table-cell>
              <table:table-cell office:value-type="float" office:value="3240.4">
                <text:p>3240.4</text:p>
              </table:table-cell>
              <table:table-cell office:value-type="float" office:value="180.6">
                <text:p>180.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494">
                <text:p>3494</text:p>
              </table:table-cell>
              <table:table-cell office:value-type="float" office:value="3267.65">
                <text:p>3267.65</text:p>
              </table:table-cell>
              <table:table-cell office:value-type="float" office:value="226.35">
                <text:p>226.3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544">
                <text:p>3544</text:p>
              </table:table-cell>
              <table:table-cell office:value-type="float" office:value="3298.39">
                <text:p>3298.39</text:p>
              </table:table-cell>
              <table:table-cell office:value-type="float" office:value="245.61">
                <text:p>245.6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557">
                <text:p>3557</text:p>
              </table:table-cell>
              <table:table-cell office:value-type="float" office:value="3334.34">
                <text:p>3334.34</text:p>
              </table:table-cell>
              <table:table-cell office:value-type="float" office:value="222.66">
                <text:p>222.6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557">
                <text:p>3557</text:p>
              </table:table-cell>
              <table:table-cell office:value-type="float" office:value="3344.94">
                <text:p>3344.94</text:p>
              </table:table-cell>
              <table:table-cell office:value-type="float" office:value="212.06">
                <text:p>212.0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611">
                <text:p>3611</text:p>
              </table:table-cell>
              <table:table-cell office:value-type="float" office:value="3367.42">
                <text:p>3367.42</text:p>
              </table:table-cell>
              <table:table-cell office:value-type="float" office:value="243.58">
                <text:p>243.5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611">
                <text:p>3611</text:p>
              </table:table-cell>
              <table:table-cell office:value-type="float" office:value="3402.24">
                <text:p>3402.24</text:p>
              </table:table-cell>
              <table:table-cell office:value-type="float" office:value="208.76">
                <text:p>208.7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611">
                <text:p>3611</text:p>
              </table:table-cell>
              <table:table-cell office:value-type="float" office:value="3428.32">
                <text:p>3428.32</text:p>
              </table:table-cell>
              <table:table-cell office:value-type="float" office:value="182.68">
                <text:p>182.6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624">
                <text:p>3624</text:p>
              </table:table-cell>
              <table:table-cell office:value-type="float" office:value="3449.1">
                <text:p>3449.1</text:p>
              </table:table-cell>
              <table:table-cell office:value-type="float" office:value="174.9">
                <text:p>174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649">
                <text:p>3649</text:p>
              </table:table-cell>
              <table:table-cell office:value-type="float" office:value="3461.42">
                <text:p>3461.42</text:p>
              </table:table-cell>
              <table:table-cell office:value-type="float" office:value="187.58">
                <text:p>187.5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724">
                <text:p>3724</text:p>
              </table:table-cell>
              <table:table-cell office:value-type="float" office:value="3483.74">
                <text:p>3483.74</text:p>
              </table:table-cell>
              <table:table-cell office:value-type="float" office:value="240.26">
                <text:p>240.2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743">
                <text:p>3743</text:p>
              </table:table-cell>
              <table:table-cell office:value-type="float" office:value="3497.52">
                <text:p>3497.52</text:p>
              </table:table-cell>
              <table:table-cell office:value-type="float" office:value="245.48">
                <text:p>245.4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758">
                <text:p>3758</text:p>
              </table:table-cell>
              <table:table-cell office:value-type="float" office:value="3526.75">
                <text:p>3526.75</text:p>
              </table:table-cell>
              <table:table-cell office:value-type="float" office:value="231.25">
                <text:p>231.2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783">
                <text:p>3783</text:p>
              </table:table-cell>
              <table:table-cell office:value-type="float" office:value="3574.15">
                <text:p>3574.15</text:p>
              </table:table-cell>
              <table:table-cell office:value-type="float" office:value="208.85">
                <text:p>208.8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806">
                <text:p>3806</text:p>
              </table:table-cell>
              <table:table-cell office:value-type="float" office:value="3592.15">
                <text:p>3592.15</text:p>
              </table:table-cell>
              <table:table-cell office:value-type="float" office:value="213.85">
                <text:p>213.8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853">
                <text:p>3853</text:p>
              </table:table-cell>
              <table:table-cell office:value-type="float" office:value="3620.71">
                <text:p>3620.71</text:p>
              </table:table-cell>
              <table:table-cell office:value-type="float" office:value="232.29">
                <text:p>232.2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853">
                <text:p>3853</text:p>
              </table:table-cell>
              <table:table-cell office:value-type="float" office:value="3644.68">
                <text:p>3644.68</text:p>
              </table:table-cell>
              <table:table-cell office:value-type="float" office:value="208.32">
                <text:p>208.3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853">
                <text:p>3853</text:p>
              </table:table-cell>
              <table:table-cell office:value-type="float" office:value="3663.41">
                <text:p>3663.41</text:p>
              </table:table-cell>
              <table:table-cell office:value-type="float" office:value="189.59">
                <text:p>189.5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853">
                <text:p>3853</text:p>
              </table:table-cell>
              <table:table-cell office:value-type="float" office:value="3671.06">
                <text:p>3671.06</text:p>
              </table:table-cell>
              <table:table-cell office:value-type="float" office:value="181.94">
                <text:p>181.9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853">
                <text:p>3853</text:p>
              </table:table-cell>
              <table:table-cell office:value-type="float" office:value="3695.1">
                <text:p>3695.1</text:p>
              </table:table-cell>
              <table:table-cell office:value-type="float" office:value="157.9">
                <text:p>157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864">
                <text:p>3864</text:p>
              </table:table-cell>
              <table:table-cell office:value-type="float" office:value="3710.93">
                <text:p>3710.93</text:p>
              </table:table-cell>
              <table:table-cell office:value-type="float" office:value="153.07">
                <text:p>153.0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871">
                <text:p>3871</text:p>
              </table:table-cell>
              <table:table-cell office:value-type="float" office:value="3704.09">
                <text:p>3704.09</text:p>
              </table:table-cell>
              <table:table-cell office:value-type="float" office:value="166.91">
                <text:p>166.9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871">
                <text:p>3871</text:p>
              </table:table-cell>
              <table:table-cell office:value-type="float" office:value="3726.63">
                <text:p>3726.63</text:p>
              </table:table-cell>
              <table:table-cell office:value-type="float" office:value="144.37">
                <text:p>144.3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871">
                <text:p>3871</text:p>
              </table:table-cell>
              <table:table-cell office:value-type="float" office:value="3746.13">
                <text:p>3746.13</text:p>
              </table:table-cell>
              <table:table-cell office:value-type="float" office:value="124.87">
                <text:p>124.8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877">
                <text:p>3877</text:p>
              </table:table-cell>
              <table:table-cell office:value-type="float" office:value="3764.38">
                <text:p>3764.38</text:p>
              </table:table-cell>
              <table:table-cell office:value-type="float" office:value="112.62">
                <text:p>112.6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77">
                <text:p>3877</text:p>
              </table:table-cell>
              <table:table-cell office:value-type="float" office:value="2384.74">
                <text:p>2384.74</text:p>
              </table:table-cell>
              <table:table-cell office:value-type="float" office:value="1492.26">
                <text:p>1492.2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877">
                <text:p>3877</text:p>
              </table:table-cell>
              <table:table-cell office:value-type="float" office:value="2576.56">
                <text:p>2576.56</text:p>
              </table:table-cell>
              <table:table-cell office:value-type="float" office:value="1300.44">
                <text:p>1300.4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877">
                <text:p>3877</text:p>
              </table:table-cell>
              <table:table-cell office:value-type="float" office:value="2705.05">
                <text:p>2705.05</text:p>
              </table:table-cell>
              <table:table-cell office:value-type="float" office:value="1171.95">
                <text:p>1171.9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877">
                <text:p>3877</text:p>
              </table:table-cell>
              <table:table-cell office:value-type="float" office:value="2803.64">
                <text:p>2803.64</text:p>
              </table:table-cell>
              <table:table-cell office:value-type="float" office:value="1073.36">
                <text:p>1073.3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877">
                <text:p>3877</text:p>
              </table:table-cell>
              <table:table-cell office:value-type="float" office:value="2906">
                <text:p>2906</text:p>
              </table:table-cell>
              <table:table-cell office:value-type="float" office:value="971">
                <text:p>97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877">
                <text:p>3877</text:p>
              </table:table-cell>
              <table:table-cell office:value-type="float" office:value="3045.61">
                <text:p>3045.61</text:p>
              </table:table-cell>
              <table:table-cell office:value-type="float" office:value="831.39">
                <text:p>831.3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877">
                <text:p>3877</text:p>
              </table:table-cell>
              <table:table-cell office:value-type="float" office:value="3192.31">
                <text:p>3192.31</text:p>
              </table:table-cell>
              <table:table-cell office:value-type="float" office:value="684.69">
                <text:p>684.6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376.32">
                <text:p>3376.32</text:p>
              </table:table-cell>
              <table:table-cell office:value-type="float" office:value="500.68">
                <text:p>500.6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541.89">
                <text:p>3541.89</text:p>
              </table:table-cell>
              <table:table-cell office:value-type="float" office:value="335.11">
                <text:p>335.1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618.48">
                <text:p>3618.48</text:p>
              </table:table-cell>
              <table:table-cell office:value-type="float" office:value="258.52">
                <text:p>258.5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660.05">
                <text:p>3660.05</text:p>
              </table:table-cell>
              <table:table-cell office:value-type="float" office:value="216.95">
                <text:p>216.9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710.25">
                <text:p>3710.25</text:p>
              </table:table-cell>
              <table:table-cell office:value-type="float" office:value="166.75">
                <text:p>166.7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722.54">
                <text:p>3722.54</text:p>
              </table:table-cell>
              <table:table-cell office:value-type="float" office:value="154.46">
                <text:p>154.4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725.95">
                <text:p>3725.95</text:p>
              </table:table-cell>
              <table:table-cell office:value-type="float" office:value="151.05">
                <text:p>151.0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756.07">
                <text:p>3756.07</text:p>
              </table:table-cell>
              <table:table-cell office:value-type="float" office:value="120.93">
                <text:p>120.9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774.77">
                <text:p>3774.77</text:p>
              </table:table-cell>
              <table:table-cell office:value-type="float" office:value="102.23">
                <text:p>102.2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2325.51">
                <text:p>2325.51</text:p>
              </table:table-cell>
              <table:table-cell office:value-type="float" office:value="1551.49">
                <text:p>1551.4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2468.98">
                <text:p>2468.98</text:p>
              </table:table-cell>
              <table:table-cell office:value-type="float" office:value="1408.02">
                <text:p>1408.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2644.51">
                <text:p>2644.51</text:p>
              </table:table-cell>
              <table:table-cell office:value-type="float" office:value="1232.49">
                <text:p>1232.4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2769.1">
                <text:p>2769.1</text:p>
              </table:table-cell>
              <table:table-cell office:value-type="float" office:value="1107.9">
                <text:p>1107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2913.69">
                <text:p>2913.69</text:p>
              </table:table-cell>
              <table:table-cell office:value-type="float" office:value="963.31">
                <text:p>963.3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069.62">
                <text:p>3069.62</text:p>
              </table:table-cell>
              <table:table-cell office:value-type="float" office:value="807.38">
                <text:p>807.3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166.04">
                <text:p>3166.04</text:p>
              </table:table-cell>
              <table:table-cell office:value-type="float" office:value="710.96">
                <text:p>710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366.56">
                <text:p>3366.56</text:p>
              </table:table-cell>
              <table:table-cell office:value-type="float" office:value="510.44">
                <text:p>510.4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494.03">
                <text:p>3494.03</text:p>
              </table:table-cell>
              <table:table-cell office:value-type="float" office:value="382.97">
                <text:p>382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581.83">
                <text:p>3581.83</text:p>
              </table:table-cell>
              <table:table-cell office:value-type="float" office:value="295.17">
                <text:p>295.1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647.7">
                <text:p>3647.7</text:p>
              </table:table-cell>
              <table:table-cell office:value-type="float" office:value="229.3">
                <text:p>229.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882">
                <text:p>3882</text:p>
              </table:table-cell>
              <table:table-cell office:value-type="float" office:value="3676.1">
                <text:p>3676.1</text:p>
              </table:table-cell>
              <table:table-cell office:value-type="float" office:value="205.9">
                <text:p>205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882">
                <text:p>3882</text:p>
              </table:table-cell>
              <table:table-cell office:value-type="float" office:value="3703.15">
                <text:p>3703.15</text:p>
              </table:table-cell>
              <table:table-cell office:value-type="float" office:value="178.85">
                <text:p>178.8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882">
                <text:p>3882</text:p>
              </table:table-cell>
              <table:table-cell office:value-type="float" office:value="3731.86">
                <text:p>3731.86</text:p>
              </table:table-cell>
              <table:table-cell office:value-type="float" office:value="150.14">
                <text:p>150.1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882">
                <text:p>3882</text:p>
              </table:table-cell>
              <table:table-cell office:value-type="float" office:value="3732.88">
                <text:p>3732.88</text:p>
              </table:table-cell>
              <table:table-cell office:value-type="float" office:value="149.12">
                <text:p>149.1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882">
                <text:p>3882</text:p>
              </table:table-cell>
              <table:table-cell office:value-type="float" office:value="3779.25">
                <text:p>3779.25</text:p>
              </table:table-cell>
              <table:table-cell office:value-type="float" office:value="102.75">
                <text:p>102.7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882">
                <text:p>3882</text:p>
              </table:table-cell>
              <table:table-cell office:value-type="float" office:value="2374.31">
                <text:p>2374.31</text:p>
              </table:table-cell>
              <table:table-cell office:value-type="float" office:value="1507.69">
                <text:p>1507.6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882">
                <text:p>3882</text:p>
              </table:table-cell>
              <table:table-cell office:value-type="float" office:value="2527.02">
                <text:p>2527.02</text:p>
              </table:table-cell>
              <table:table-cell office:value-type="float" office:value="1354.98">
                <text:p>1354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882">
                <text:p>3882</text:p>
              </table:table-cell>
              <table:table-cell office:value-type="float" office:value="2671.04">
                <text:p>2671.04</text:p>
              </table:table-cell>
              <table:table-cell office:value-type="float" office:value="1210.96">
                <text:p>1210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882">
                <text:p>3882</text:p>
              </table:table-cell>
              <table:table-cell office:value-type="float" office:value="2813.36">
                <text:p>2813.36</text:p>
              </table:table-cell>
              <table:table-cell office:value-type="float" office:value="1068.64">
                <text:p>1068.6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882">
                <text:p>3882</text:p>
              </table:table-cell>
              <table:table-cell office:value-type="float" office:value="2923.17">
                <text:p>2923.17</text:p>
              </table:table-cell>
              <table:table-cell office:value-type="float" office:value="958.83">
                <text:p>958.8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882">
                <text:p>3882</text:p>
              </table:table-cell>
              <table:table-cell office:value-type="float" office:value="3032.38">
                <text:p>3032.38</text:p>
              </table:table-cell>
              <table:table-cell office:value-type="float" office:value="849.62">
                <text:p>849.6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882">
                <text:p>3882</text:p>
              </table:table-cell>
              <table:table-cell office:value-type="float" office:value="3123.07">
                <text:p>3123.07</text:p>
              </table:table-cell>
              <table:table-cell office:value-type="float" office:value="758.93">
                <text:p>758.9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882">
                <text:p>3882</text:p>
              </table:table-cell>
              <table:table-cell office:value-type="float" office:value="3244.12">
                <text:p>3244.12</text:p>
              </table:table-cell>
              <table:table-cell office:value-type="float" office:value="637.88">
                <text:p>637.8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882">
                <text:p>3882</text:p>
              </table:table-cell>
              <table:table-cell office:value-type="float" office:value="3370.73">
                <text:p>3370.73</text:p>
              </table:table-cell>
              <table:table-cell office:value-type="float" office:value="511.27">
                <text:p>511.2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882">
                <text:p>3882</text:p>
              </table:table-cell>
              <table:table-cell office:value-type="float" office:value="3478.37">
                <text:p>3478.37</text:p>
              </table:table-cell>
              <table:table-cell office:value-type="float" office:value="403.63">
                <text:p>403.6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882">
                <text:p>3882</text:p>
              </table:table-cell>
              <table:table-cell office:value-type="float" office:value="3541.51">
                <text:p>3541.51</text:p>
              </table:table-cell>
              <table:table-cell office:value-type="float" office:value="340.49">
                <text:p>340.4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882">
                <text:p>3882</text:p>
              </table:table-cell>
              <table:table-cell office:value-type="float" office:value="3588.18">
                <text:p>3588.18</text:p>
              </table:table-cell>
              <table:table-cell office:value-type="float" office:value="293.82">
                <text:p>293.8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882">
                <text:p>3882</text:p>
              </table:table-cell>
              <table:table-cell office:value-type="float" office:value="3659.88">
                <text:p>3659.88</text:p>
              </table:table-cell>
              <table:table-cell office:value-type="float" office:value="222.12">
                <text:p>222.1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882">
                <text:p>3882</text:p>
              </table:table-cell>
              <table:table-cell office:value-type="float" office:value="3695.92">
                <text:p>3695.92</text:p>
              </table:table-cell>
              <table:table-cell office:value-type="float" office:value="186.08">
                <text:p>186.0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3882">
                <text:p>3882</text:p>
              </table:table-cell>
              <table:table-cell office:value-type="float" office:value="3717.24">
                <text:p>3717.24</text:p>
              </table:table-cell>
              <table:table-cell office:value-type="float" office:value="164.76">
                <text:p>164.7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882">
                <text:p>3882</text:p>
              </table:table-cell>
              <table:table-cell office:value-type="float" office:value="3732.56">
                <text:p>3732.56</text:p>
              </table:table-cell>
              <table:table-cell office:value-type="float" office:value="149.44">
                <text:p>149.4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882">
                <text:p>3882</text:p>
              </table:table-cell>
              <table:table-cell office:value-type="float" office:value="3772.15">
                <text:p>3772.15</text:p>
              </table:table-cell>
              <table:table-cell office:value-type="float" office:value="109.85">
                <text:p>109.8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882">
                <text:p>3882</text:p>
              </table:table-cell>
              <table:table-cell office:value-type="float" office:value="2374.16">
                <text:p>2374.16</text:p>
              </table:table-cell>
              <table:table-cell office:value-type="float" office:value="1507.84">
                <text:p>1507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882">
                <text:p>3882</text:p>
              </table:table-cell>
              <table:table-cell office:value-type="float" office:value="2532.04">
                <text:p>2532.04</text:p>
              </table:table-cell>
              <table:table-cell office:value-type="float" office:value="1349.96">
                <text:p>1349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882">
                <text:p>3882</text:p>
              </table:table-cell>
              <table:table-cell office:value-type="float" office:value="2662.41">
                <text:p>2662.41</text:p>
              </table:table-cell>
              <table:table-cell office:value-type="float" office:value="1219.59">
                <text:p>1219.5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882">
                <text:p>3882</text:p>
              </table:table-cell>
              <table:table-cell office:value-type="float" office:value="2794.66">
                <text:p>2794.66</text:p>
              </table:table-cell>
              <table:table-cell office:value-type="float" office:value="1087.34">
                <text:p>1087.3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882">
                <text:p>3882</text:p>
              </table:table-cell>
              <table:table-cell office:value-type="float" office:value="2904.07">
                <text:p>2904.07</text:p>
              </table:table-cell>
              <table:table-cell office:value-type="float" office:value="977.93">
                <text:p>977.9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882">
                <text:p>3882</text:p>
              </table:table-cell>
              <table:table-cell office:value-type="float" office:value="3058.51">
                <text:p>3058.51</text:p>
              </table:table-cell>
              <table:table-cell office:value-type="float" office:value="823.49">
                <text:p>823.4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882">
                <text:p>3882</text:p>
              </table:table-cell>
              <table:table-cell office:value-type="float" office:value="3188.48">
                <text:p>3188.48</text:p>
              </table:table-cell>
              <table:table-cell office:value-type="float" office:value="693.52">
                <text:p>693.5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882">
                <text:p>3882</text:p>
              </table:table-cell>
              <table:table-cell office:value-type="float" office:value="3334.4">
                <text:p>3334.4</text:p>
              </table:table-cell>
              <table:table-cell office:value-type="float" office:value="547.6">
                <text:p>547.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882">
                <text:p>3882</text:p>
              </table:table-cell>
              <table:table-cell office:value-type="float" office:value="3469.38">
                <text:p>3469.38</text:p>
              </table:table-cell>
              <table:table-cell office:value-type="float" office:value="412.62">
                <text:p>412.6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882">
                <text:p>3882</text:p>
              </table:table-cell>
              <table:table-cell office:value-type="float" office:value="3575.39">
                <text:p>3575.39</text:p>
              </table:table-cell>
              <table:table-cell office:value-type="float" office:value="306.61">
                <text:p>306.6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882">
                <text:p>3882</text:p>
              </table:table-cell>
              <table:table-cell office:value-type="float" office:value="3628.3">
                <text:p>3628.3</text:p>
              </table:table-cell>
              <table:table-cell office:value-type="float" office:value="253.7">
                <text:p>253.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882">
                <text:p>3882</text:p>
              </table:table-cell>
              <table:table-cell office:value-type="float" office:value="3684.45">
                <text:p>3684.45</text:p>
              </table:table-cell>
              <table:table-cell office:value-type="float" office:value="197.55">
                <text:p>197.5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882">
                <text:p>3882</text:p>
              </table:table-cell>
              <table:table-cell office:value-type="float" office:value="3710.63">
                <text:p>3710.63</text:p>
              </table:table-cell>
              <table:table-cell office:value-type="float" office:value="171.37">
                <text:p>171.3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82">
                <text:p>3882</text:p>
              </table:table-cell>
              <table:table-cell office:value-type="float" office:value="3763.54">
                <text:p>3763.54</text:p>
              </table:table-cell>
              <table:table-cell office:value-type="float" office:value="118.46">
                <text:p>118.4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882">
                <text:p>3882</text:p>
              </table:table-cell>
              <table:table-cell office:value-type="float" office:value="3787.6">
                <text:p>3787.6</text:p>
              </table:table-cell>
              <table:table-cell office:value-type="float" office:value="94.4000000000001">
                <text:p>94.40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882">
                <text:p>3882</text:p>
              </table:table-cell>
              <table:table-cell office:value-type="float" office:value="2426.07">
                <text:p>2426.07</text:p>
              </table:table-cell>
              <table:table-cell office:value-type="float" office:value="1455.93">
                <text:p>1455.9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882">
                <text:p>3882</text:p>
              </table:table-cell>
              <table:table-cell office:value-type="float" office:value="2579.85">
                <text:p>2579.85</text:p>
              </table:table-cell>
              <table:table-cell office:value-type="float" office:value="1302.15">
                <text:p>1302.1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882">
                <text:p>3882</text:p>
              </table:table-cell>
              <table:table-cell office:value-type="float" office:value="2768.09">
                <text:p>2768.09</text:p>
              </table:table-cell>
              <table:table-cell office:value-type="float" office:value="1113.91">
                <text:p>1113.9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882">
                <text:p>3882</text:p>
              </table:table-cell>
              <table:table-cell office:value-type="float" office:value="2954.52">
                <text:p>2954.52</text:p>
              </table:table-cell>
              <table:table-cell office:value-type="float" office:value="927.48">
                <text:p>927.4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882">
                <text:p>3882</text:p>
              </table:table-cell>
              <table:table-cell office:value-type="float" office:value="3165.27">
                <text:p>3165.27</text:p>
              </table:table-cell>
              <table:table-cell office:value-type="float" office:value="716.73">
                <text:p>716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882">
                <text:p>3882</text:p>
              </table:table-cell>
              <table:table-cell office:value-type="float" office:value="3326.61">
                <text:p>3326.61</text:p>
              </table:table-cell>
              <table:table-cell office:value-type="float" office:value="555.39">
                <text:p>555.3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3882">
                <text:p>3882</text:p>
              </table:table-cell>
              <table:table-cell office:value-type="float" office:value="3407.47">
                <text:p>3407.47</text:p>
              </table:table-cell>
              <table:table-cell office:value-type="float" office:value="474.53">
                <text:p>474.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882">
                <text:p>3882</text:p>
              </table:table-cell>
              <table:table-cell office:value-type="float" office:value="3478.87">
                <text:p>3478.87</text:p>
              </table:table-cell>
              <table:table-cell office:value-type="float" office:value="403.13">
                <text:p>403.1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882">
                <text:p>3882</text:p>
              </table:table-cell>
              <table:table-cell office:value-type="float" office:value="3550.73">
                <text:p>3550.73</text:p>
              </table:table-cell>
              <table:table-cell office:value-type="float" office:value="331.27">
                <text:p>331.2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882">
                <text:p>3882</text:p>
              </table:table-cell>
              <table:table-cell office:value-type="float" office:value="3610.55">
                <text:p>3610.55</text:p>
              </table:table-cell>
              <table:table-cell office:value-type="float" office:value="271.45">
                <text:p>271.4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882">
                <text:p>3882</text:p>
              </table:table-cell>
              <table:table-cell office:value-type="float" office:value="3649.88">
                <text:p>3649.88</text:p>
              </table:table-cell>
              <table:table-cell office:value-type="float" office:value="232.12">
                <text:p>232.1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882">
                <text:p>3882</text:p>
              </table:table-cell>
              <table:table-cell office:value-type="float" office:value="3711.32">
                <text:p>3711.32</text:p>
              </table:table-cell>
              <table:table-cell office:value-type="float" office:value="170.68">
                <text:p>170.6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882">
                <text:p>3882</text:p>
              </table:table-cell>
              <table:table-cell office:value-type="float" office:value="3745.04">
                <text:p>3745.04</text:p>
              </table:table-cell>
              <table:table-cell office:value-type="float" office:value="136.96">
                <text:p>136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882">
                <text:p>3882</text:p>
              </table:table-cell>
              <table:table-cell office:value-type="float" office:value="3768.01">
                <text:p>3768.01</text:p>
              </table:table-cell>
              <table:table-cell office:value-type="float" office:value="113.99">
                <text:p>113.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882">
                <text:p>3882</text:p>
              </table:table-cell>
              <table:table-cell office:value-type="float" office:value="2379.71">
                <text:p>2379.71</text:p>
              </table:table-cell>
              <table:table-cell office:value-type="float" office:value="1502.29">
                <text:p>1502.2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882">
                <text:p>3882</text:p>
              </table:table-cell>
              <table:table-cell office:value-type="float" office:value="2571.27">
                <text:p>2571.27</text:p>
              </table:table-cell>
              <table:table-cell office:value-type="float" office:value="1310.73">
                <text:p>1310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882">
                <text:p>3882</text:p>
              </table:table-cell>
              <table:table-cell office:value-type="float" office:value="2723.74">
                <text:p>2723.74</text:p>
              </table:table-cell>
              <table:table-cell office:value-type="float" office:value="1158.26">
                <text:p>1158.2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3882">
                <text:p>3882</text:p>
              </table:table-cell>
              <table:table-cell office:value-type="float" office:value="2873.11">
                <text:p>2873.11</text:p>
              </table:table-cell>
              <table:table-cell office:value-type="float" office:value="1008.89">
                <text:p>1008.8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882">
                <text:p>3882</text:p>
              </table:table-cell>
              <table:table-cell office:value-type="float" office:value="2992.44">
                <text:p>2992.44</text:p>
              </table:table-cell>
              <table:table-cell office:value-type="float" office:value="889.56">
                <text:p>889.5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882">
                <text:p>3882</text:p>
              </table:table-cell>
              <table:table-cell office:value-type="float" office:value="3050.65">
                <text:p>3050.65</text:p>
              </table:table-cell>
              <table:table-cell office:value-type="float" office:value="831.35">
                <text:p>831.3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3882">
                <text:p>3882</text:p>
              </table:table-cell>
              <table:table-cell office:value-type="float" office:value="3224.05">
                <text:p>3224.05</text:p>
              </table:table-cell>
              <table:table-cell office:value-type="float" office:value="657.95">
                <text:p>657.9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3882">
                <text:p>3882</text:p>
              </table:table-cell>
              <table:table-cell office:value-type="float" office:value="3363.94">
                <text:p>3363.94</text:p>
              </table:table-cell>
              <table:table-cell office:value-type="float" office:value="518.06">
                <text:p>518.0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882">
                <text:p>3882</text:p>
              </table:table-cell>
              <table:table-cell office:value-type="float" office:value="3471.05">
                <text:p>3471.05</text:p>
              </table:table-cell>
              <table:table-cell office:value-type="float" office:value="410.95">
                <text:p>410.9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882">
                <text:p>3882</text:p>
              </table:table-cell>
              <table:table-cell office:value-type="float" office:value="3577.59">
                <text:p>3577.59</text:p>
              </table:table-cell>
              <table:table-cell office:value-type="float" office:value="304.41">
                <text:p>304.4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3882">
                <text:p>3882</text:p>
              </table:table-cell>
              <table:table-cell office:value-type="float" office:value="3631.53">
                <text:p>3631.53</text:p>
              </table:table-cell>
              <table:table-cell office:value-type="float" office:value="250.47">
                <text:p>250.4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882">
                <text:p>3882</text:p>
              </table:table-cell>
              <table:table-cell office:value-type="float" office:value="3700.78">
                <text:p>3700.78</text:p>
              </table:table-cell>
              <table:table-cell office:value-type="float" office:value="181.22">
                <text:p>181.2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882">
                <text:p>3882</text:p>
              </table:table-cell>
              <table:table-cell office:value-type="float" office:value="3726.26">
                <text:p>3726.26</text:p>
              </table:table-cell>
              <table:table-cell office:value-type="float" office:value="155.74">
                <text:p>155.7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882">
                <text:p>3882</text:p>
              </table:table-cell>
              <table:table-cell office:value-type="float" office:value="3734.27">
                <text:p>3734.27</text:p>
              </table:table-cell>
              <table:table-cell office:value-type="float" office:value="147.73">
                <text:p>147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882">
                <text:p>3882</text:p>
              </table:table-cell>
              <table:table-cell office:value-type="float" office:value="3761.58">
                <text:p>3761.58</text:p>
              </table:table-cell>
              <table:table-cell office:value-type="float" office:value="120.42">
                <text:p>120.4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882">
                <text:p>3882</text:p>
              </table:table-cell>
              <table:table-cell office:value-type="float" office:value="3779.8">
                <text:p>3779.8</text:p>
              </table:table-cell>
              <table:table-cell office:value-type="float" office:value="102.2">
                <text:p>102.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3882">
                <text:p>3882</text:p>
              </table:table-cell>
              <table:table-cell office:value-type="float" office:value="2419.75">
                <text:p>2419.75</text:p>
              </table:table-cell>
              <table:table-cell office:value-type="float" office:value="1462.25">
                <text:p>1462.2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882">
                <text:p>3882</text:p>
              </table:table-cell>
              <table:table-cell office:value-type="float" office:value="2636.08">
                <text:p>2636.08</text:p>
              </table:table-cell>
              <table:table-cell office:value-type="float" office:value="1245.92">
                <text:p>1245.9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882">
                <text:p>3882</text:p>
              </table:table-cell>
              <table:table-cell office:value-type="float" office:value="2786.45">
                <text:p>2786.45</text:p>
              </table:table-cell>
              <table:table-cell office:value-type="float" office:value="1095.55">
                <text:p>1095.5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882">
                <text:p>3882</text:p>
              </table:table-cell>
              <table:table-cell office:value-type="float" office:value="2910.51">
                <text:p>2910.51</text:p>
              </table:table-cell>
              <table:table-cell office:value-type="float" office:value="971.49">
                <text:p>971.4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882">
                <text:p>3882</text:p>
              </table:table-cell>
              <table:table-cell office:value-type="float" office:value="3028.03">
                <text:p>3028.03</text:p>
              </table:table-cell>
              <table:table-cell office:value-type="float" office:value="853.97">
                <text:p>853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3882">
                <text:p>3882</text:p>
              </table:table-cell>
              <table:table-cell office:value-type="float" office:value="3209.2">
                <text:p>3209.2</text:p>
              </table:table-cell>
              <table:table-cell office:value-type="float" office:value="672.8">
                <text:p>672.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3882">
                <text:p>3882</text:p>
              </table:table-cell>
              <table:table-cell office:value-type="float" office:value="3452.74">
                <text:p>3452.74</text:p>
              </table:table-cell>
              <table:table-cell office:value-type="float" office:value="429.26">
                <text:p>429.2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882">
                <text:p>3882</text:p>
              </table:table-cell>
              <table:table-cell office:value-type="float" office:value="3646.63">
                <text:p>3646.63</text:p>
              </table:table-cell>
              <table:table-cell office:value-type="float" office:value="235.37">
                <text:p>235.3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882">
                <text:p>3882</text:p>
              </table:table-cell>
              <table:table-cell office:value-type="float" office:value="3722.05">
                <text:p>3722.05</text:p>
              </table:table-cell>
              <table:table-cell office:value-type="float" office:value="159.95">
                <text:p>159.9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3882">
                <text:p>3882</text:p>
              </table:table-cell>
              <table:table-cell office:value-type="float" office:value="3757.92">
                <text:p>3757.92</text:p>
              </table:table-cell>
              <table:table-cell office:value-type="float" office:value="124.08">
                <text:p>124.0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882">
                <text:p>3882</text:p>
              </table:table-cell>
              <table:table-cell office:value-type="float" office:value="3768.43">
                <text:p>3768.43</text:p>
              </table:table-cell>
              <table:table-cell office:value-type="float" office:value="113.57">
                <text:p>113.5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882">
                <text:p>3882</text:p>
              </table:table-cell>
              <table:table-cell office:value-type="float" office:value="2501.7">
                <text:p>2501.7</text:p>
              </table:table-cell>
              <table:table-cell office:value-type="float" office:value="1380.3">
                <text:p>1380.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3882">
                <text:p>3882</text:p>
              </table:table-cell>
              <table:table-cell office:value-type="float" office:value="2686.2">
                <text:p>2686.2</text:p>
              </table:table-cell>
              <table:table-cell office:value-type="float" office:value="1195.8">
                <text:p>1195.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882">
                <text:p>3882</text:p>
              </table:table-cell>
              <table:table-cell office:value-type="float" office:value="2820.47">
                <text:p>2820.47</text:p>
              </table:table-cell>
              <table:table-cell office:value-type="float" office:value="1061.53">
                <text:p>1061.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882">
                <text:p>3882</text:p>
              </table:table-cell>
              <table:table-cell office:value-type="float" office:value="2942.46">
                <text:p>2942.46</text:p>
              </table:table-cell>
              <table:table-cell office:value-type="float" office:value="939.54">
                <text:p>939.5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882">
                <text:p>3882</text:p>
              </table:table-cell>
              <table:table-cell office:value-type="float" office:value="3084.45">
                <text:p>3084.45</text:p>
              </table:table-cell>
              <table:table-cell office:value-type="float" office:value="797.55">
                <text:p>797.5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882">
                <text:p>3882</text:p>
              </table:table-cell>
              <table:table-cell office:value-type="float" office:value="3226.52">
                <text:p>3226.52</text:p>
              </table:table-cell>
              <table:table-cell office:value-type="float" office:value="655.48">
                <text:p>655.4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3882">
                <text:p>3882</text:p>
              </table:table-cell>
              <table:table-cell office:value-type="float" office:value="3400.74">
                <text:p>3400.74</text:p>
              </table:table-cell>
              <table:table-cell office:value-type="float" office:value="481.26">
                <text:p>481.2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882">
                <text:p>3882</text:p>
              </table:table-cell>
              <table:table-cell office:value-type="float" office:value="3574.76">
                <text:p>3574.76</text:p>
              </table:table-cell>
              <table:table-cell office:value-type="float" office:value="307.24">
                <text:p>307.2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882">
                <text:p>3882</text:p>
              </table:table-cell>
              <table:table-cell office:value-type="float" office:value="3645.58">
                <text:p>3645.58</text:p>
              </table:table-cell>
              <table:table-cell office:value-type="float" office:value="236.42">
                <text:p>236.4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882">
                <text:p>3882</text:p>
              </table:table-cell>
              <table:table-cell office:value-type="float" office:value="3700.57">
                <text:p>3700.57</text:p>
              </table:table-cell>
              <table:table-cell office:value-type="float" office:value="181.43">
                <text:p>181.4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3882">
                <text:p>3882</text:p>
              </table:table-cell>
              <table:table-cell office:value-type="float" office:value="3730.08">
                <text:p>3730.08</text:p>
              </table:table-cell>
              <table:table-cell office:value-type="float" office:value="151.92">
                <text:p>151.9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882">
                <text:p>3882</text:p>
              </table:table-cell>
              <table:table-cell office:value-type="float" office:value="3747.35">
                <text:p>3747.35</text:p>
              </table:table-cell>
              <table:table-cell office:value-type="float" office:value="134.65">
                <text:p>134.6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3882">
                <text:p>3882</text:p>
              </table:table-cell>
              <table:table-cell office:value-type="float" office:value="3772.01">
                <text:p>3772.01</text:p>
              </table:table-cell>
              <table:table-cell office:value-type="float" office:value="109.99">
                <text:p>109.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882">
                <text:p>3882</text:p>
              </table:table-cell>
              <table:table-cell office:value-type="float" office:value="2299.15">
                <text:p>2299.15</text:p>
              </table:table-cell>
              <table:table-cell office:value-type="float" office:value="1582.85">
                <text:p>1582.8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882">
                <text:p>3882</text:p>
              </table:table-cell>
              <table:table-cell office:value-type="float" office:value="2487.21">
                <text:p>2487.21</text:p>
              </table:table-cell>
              <table:table-cell office:value-type="float" office:value="1394.79">
                <text:p>1394.7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3882">
                <text:p>3882</text:p>
              </table:table-cell>
              <table:table-cell office:value-type="float" office:value="2598.96">
                <text:p>2598.96</text:p>
              </table:table-cell>
              <table:table-cell office:value-type="float" office:value="1283.04">
                <text:p>1283.0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3882">
                <text:p>3882</text:p>
              </table:table-cell>
              <table:table-cell office:value-type="float" office:value="2750.85">
                <text:p>2750.85</text:p>
              </table:table-cell>
              <table:table-cell office:value-type="float" office:value="1131.15">
                <text:p>1131.1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882">
                <text:p>3882</text:p>
              </table:table-cell>
              <table:table-cell office:value-type="float" office:value="2869.6">
                <text:p>2869.6</text:p>
              </table:table-cell>
              <table:table-cell office:value-type="float" office:value="1012.4">
                <text:p>1012.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882">
                <text:p>3882</text:p>
              </table:table-cell>
              <table:table-cell office:value-type="float" office:value="2915.38">
                <text:p>2915.38</text:p>
              </table:table-cell>
              <table:table-cell office:value-type="float" office:value="966.62">
                <text:p>966.6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882">
                <text:p>3882</text:p>
              </table:table-cell>
              <table:table-cell office:value-type="float" office:value="2989.96">
                <text:p>2989.96</text:p>
              </table:table-cell>
              <table:table-cell office:value-type="float" office:value="892.04">
                <text:p>892.0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882">
                <text:p>3882</text:p>
              </table:table-cell>
              <table:table-cell office:value-type="float" office:value="3091.22">
                <text:p>3091.22</text:p>
              </table:table-cell>
              <table:table-cell office:value-type="float" office:value="790.78">
                <text:p>790.7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3882">
                <text:p>3882</text:p>
              </table:table-cell>
              <table:table-cell office:value-type="float" office:value="3170.81">
                <text:p>3170.81</text:p>
              </table:table-cell>
              <table:table-cell office:value-type="float" office:value="711.19">
                <text:p>711.1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3882">
                <text:p>3882</text:p>
              </table:table-cell>
              <table:table-cell office:value-type="float" office:value="3251.16">
                <text:p>3251.16</text:p>
              </table:table-cell>
              <table:table-cell office:value-type="float" office:value="630.84">
                <text:p>630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882">
                <text:p>3882</text:p>
              </table:table-cell>
              <table:table-cell office:value-type="float" office:value="3345.95">
                <text:p>3345.95</text:p>
              </table:table-cell>
              <table:table-cell office:value-type="float" office:value="536.05">
                <text:p>536.0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3882">
                <text:p>3882</text:p>
              </table:table-cell>
              <table:table-cell office:value-type="float" office:value="3446.03">
                <text:p>3446.03</text:p>
              </table:table-cell>
              <table:table-cell office:value-type="float" office:value="435.97">
                <text:p>435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882">
                <text:p>3882</text:p>
              </table:table-cell>
              <table:table-cell office:value-type="float" office:value="3523.35">
                <text:p>3523.35</text:p>
              </table:table-cell>
              <table:table-cell office:value-type="float" office:value="358.65">
                <text:p>358.6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882">
                <text:p>3882</text:p>
              </table:table-cell>
              <table:table-cell office:value-type="float" office:value="3562.4">
                <text:p>3562.4</text:p>
              </table:table-cell>
              <table:table-cell office:value-type="float" office:value="319.6">
                <text:p>319.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882">
                <text:p>3882</text:p>
              </table:table-cell>
              <table:table-cell office:value-type="float" office:value="3630.27">
                <text:p>3630.27</text:p>
              </table:table-cell>
              <table:table-cell office:value-type="float" office:value="251.73">
                <text:p>251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3882">
                <text:p>3882</text:p>
              </table:table-cell>
              <table:table-cell office:value-type="float" office:value="3658.59">
                <text:p>3658.59</text:p>
              </table:table-cell>
              <table:table-cell office:value-type="float" office:value="223.41">
                <text:p>223.4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882">
                <text:p>3882</text:p>
              </table:table-cell>
              <table:table-cell office:value-type="float" office:value="3660.76">
                <text:p>3660.76</text:p>
              </table:table-cell>
              <table:table-cell office:value-type="float" office:value="221.24">
                <text:p>221.2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3882">
                <text:p>3882</text:p>
              </table:table-cell>
              <table:table-cell office:value-type="float" office:value="3711.8">
                <text:p>3711.8</text:p>
              </table:table-cell>
              <table:table-cell office:value-type="float" office:value="170.2">
                <text:p>170.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882">
                <text:p>3882</text:p>
              </table:table-cell>
              <table:table-cell office:value-type="float" office:value="3747.07">
                <text:p>3747.07</text:p>
              </table:table-cell>
              <table:table-cell office:value-type="float" office:value="134.93">
                <text:p>134.9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882">
                <text:p>3882</text:p>
              </table:table-cell>
              <table:table-cell office:value-type="float" office:value="3768.99">
                <text:p>3768.99</text:p>
              </table:table-cell>
              <table:table-cell office:value-type="float" office:value="113.01">
                <text:p>113.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3882">
                <text:p>3882</text:p>
              </table:table-cell>
              <table:table-cell office:value-type="float" office:value="2353.03">
                <text:p>2353.03</text:p>
              </table:table-cell>
              <table:table-cell office:value-type="float" office:value="1528.97">
                <text:p>1528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882">
                <text:p>3882</text:p>
              </table:table-cell>
              <table:table-cell office:value-type="float" office:value="2528.42">
                <text:p>2528.42</text:p>
              </table:table-cell>
              <table:table-cell office:value-type="float" office:value="1353.58">
                <text:p>1353.5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882">
                <text:p>3882</text:p>
              </table:table-cell>
              <table:table-cell office:value-type="float" office:value="2705.45">
                <text:p>2705.45</text:p>
              </table:table-cell>
              <table:table-cell office:value-type="float" office:value="1176.55">
                <text:p>1176.5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882">
                <text:p>3882</text:p>
              </table:table-cell>
              <table:table-cell office:value-type="float" office:value="2862.03">
                <text:p>2862.03</text:p>
              </table:table-cell>
              <table:table-cell office:value-type="float" office:value="1019.97">
                <text:p>1019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882">
                <text:p>3882</text:p>
              </table:table-cell>
              <table:table-cell office:value-type="float" office:value="3047.27">
                <text:p>3047.27</text:p>
              </table:table-cell>
              <table:table-cell office:value-type="float" office:value="834.73">
                <text:p>834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882">
                <text:p>3882</text:p>
              </table:table-cell>
              <table:table-cell office:value-type="float" office:value="3233.89">
                <text:p>3233.89</text:p>
              </table:table-cell>
              <table:table-cell office:value-type="float" office:value="648.11">
                <text:p>648.1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3882">
                <text:p>3882</text:p>
              </table:table-cell>
              <table:table-cell office:value-type="float" office:value="3442.16">
                <text:p>3442.16</text:p>
              </table:table-cell>
              <table:table-cell office:value-type="float" office:value="439.84">
                <text:p>439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882">
                <text:p>3882</text:p>
              </table:table-cell>
              <table:table-cell office:value-type="float" office:value="3570.16">
                <text:p>3570.16</text:p>
              </table:table-cell>
              <table:table-cell office:value-type="float" office:value="311.84">
                <text:p>311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882">
                <text:p>3882</text:p>
              </table:table-cell>
              <table:table-cell office:value-type="float" office:value="3618.34">
                <text:p>3618.34</text:p>
              </table:table-cell>
              <table:table-cell office:value-type="float" office:value="263.66">
                <text:p>263.6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882">
                <text:p>3882</text:p>
              </table:table-cell>
              <table:table-cell office:value-type="float" office:value="3653.56">
                <text:p>3653.56</text:p>
              </table:table-cell>
              <table:table-cell office:value-type="float" office:value="228.44">
                <text:p>228.4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3882">
                <text:p>3882</text:p>
              </table:table-cell>
              <table:table-cell office:value-type="float" office:value="3706.11">
                <text:p>3706.11</text:p>
              </table:table-cell>
              <table:table-cell office:value-type="float" office:value="175.89">
                <text:p>175.8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882">
                <text:p>3882</text:p>
              </table:table-cell>
              <table:table-cell office:value-type="float" office:value="3715.5">
                <text:p>3715.5</text:p>
              </table:table-cell>
              <table:table-cell office:value-type="float" office:value="166.5">
                <text:p>166.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3882">
                <text:p>3882</text:p>
              </table:table-cell>
              <table:table-cell office:value-type="float" office:value="3759.22">
                <text:p>3759.22</text:p>
              </table:table-cell>
              <table:table-cell office:value-type="float" office:value="122.78">
                <text:p>122.7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882">
                <text:p>3882</text:p>
              </table:table-cell>
              <table:table-cell office:value-type="float" office:value="3750.8">
                <text:p>3750.8</text:p>
              </table:table-cell>
              <table:table-cell office:value-type="float" office:value="131.2">
                <text:p>131.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882">
                <text:p>3882</text:p>
              </table:table-cell>
              <table:table-cell office:value-type="float" office:value="3784.12">
                <text:p>3784.12</text:p>
              </table:table-cell>
              <table:table-cell office:value-type="float" office:value="97.8800000000001">
                <text:p>97.88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882">
                <text:p>3882</text:p>
              </table:table-cell>
              <table:table-cell office:value-type="float" office:value="2396.53">
                <text:p>2396.53</text:p>
              </table:table-cell>
              <table:table-cell office:value-type="float" office:value="1485.47">
                <text:p>1485.4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882">
                <text:p>3882</text:p>
              </table:table-cell>
              <table:table-cell office:value-type="float" office:value="2644.87">
                <text:p>2644.87</text:p>
              </table:table-cell>
              <table:table-cell office:value-type="float" office:value="1237.13">
                <text:p>1237.1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882">
                <text:p>3882</text:p>
              </table:table-cell>
              <table:table-cell office:value-type="float" office:value="2819.66">
                <text:p>2819.66</text:p>
              </table:table-cell>
              <table:table-cell office:value-type="float" office:value="1062.34">
                <text:p>1062.3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3882">
                <text:p>3882</text:p>
              </table:table-cell>
              <table:table-cell office:value-type="float" office:value="2946.63">
                <text:p>2946.63</text:p>
              </table:table-cell>
              <table:table-cell office:value-type="float" office:value="935.37">
                <text:p>935.3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882">
                <text:p>3882</text:p>
              </table:table-cell>
              <table:table-cell office:value-type="float" office:value="3099.25">
                <text:p>3099.25</text:p>
              </table:table-cell>
              <table:table-cell office:value-type="float" office:value="782.75">
                <text:p>782.7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882">
                <text:p>3882</text:p>
              </table:table-cell>
              <table:table-cell office:value-type="float" office:value="3241.47">
                <text:p>3241.47</text:p>
              </table:table-cell>
              <table:table-cell office:value-type="float" office:value="640.53">
                <text:p>640.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882">
                <text:p>3882</text:p>
              </table:table-cell>
              <table:table-cell office:value-type="float" office:value="3447.57">
                <text:p>3447.57</text:p>
              </table:table-cell>
              <table:table-cell office:value-type="float" office:value="434.43">
                <text:p>434.4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882">
                <text:p>3882</text:p>
              </table:table-cell>
              <table:table-cell office:value-type="float" office:value="3622.61">
                <text:p>3622.61</text:p>
              </table:table-cell>
              <table:table-cell office:value-type="float" office:value="259.39">
                <text:p>259.3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882">
                <text:p>3882</text:p>
              </table:table-cell>
              <table:table-cell office:value-type="float" office:value="3676.35">
                <text:p>3676.35</text:p>
              </table:table-cell>
              <table:table-cell office:value-type="float" office:value="205.65">
                <text:p>205.6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882">
                <text:p>3882</text:p>
              </table:table-cell>
              <table:table-cell office:value-type="float" office:value="3672.61">
                <text:p>3672.61</text:p>
              </table:table-cell>
              <table:table-cell office:value-type="float" office:value="209.39">
                <text:p>209.3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882">
                <text:p>3882</text:p>
              </table:table-cell>
              <table:table-cell office:value-type="float" office:value="3711.76">
                <text:p>3711.76</text:p>
              </table:table-cell>
              <table:table-cell office:value-type="float" office:value="170.24">
                <text:p>170.2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882">
                <text:p>3882</text:p>
              </table:table-cell>
              <table:table-cell office:value-type="float" office:value="3763.24">
                <text:p>3763.24</text:p>
              </table:table-cell>
              <table:table-cell office:value-type="float" office:value="118.76">
                <text:p>118.7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882">
                <text:p>3882</text:p>
              </table:table-cell>
              <table:table-cell office:value-type="float" office:value="3773.32">
                <text:p>3773.32</text:p>
              </table:table-cell>
              <table:table-cell office:value-type="float" office:value="108.68">
                <text:p>108.6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882">
                <text:p>3882</text:p>
              </table:table-cell>
              <table:table-cell office:value-type="float" office:value="2419.37">
                <text:p>2419.37</text:p>
              </table:table-cell>
              <table:table-cell office:value-type="float" office:value="1462.63">
                <text:p>1462.6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882">
                <text:p>3882</text:p>
              </table:table-cell>
              <table:table-cell office:value-type="float" office:value="2629.01">
                <text:p>2629.01</text:p>
              </table:table-cell>
              <table:table-cell office:value-type="float" office:value="1252.99">
                <text:p>1252.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882">
                <text:p>3882</text:p>
              </table:table-cell>
              <table:table-cell office:value-type="float" office:value="2804.21">
                <text:p>2804.21</text:p>
              </table:table-cell>
              <table:table-cell office:value-type="float" office:value="1077.79">
                <text:p>1077.7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3882">
                <text:p>3882</text:p>
              </table:table-cell>
              <table:table-cell office:value-type="float" office:value="2988.67">
                <text:p>2988.67</text:p>
              </table:table-cell>
              <table:table-cell office:value-type="float" office:value="893.33">
                <text:p>893.3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882">
                <text:p>3882</text:p>
              </table:table-cell>
              <table:table-cell office:value-type="float" office:value="3106.13">
                <text:p>3106.13</text:p>
              </table:table-cell>
              <table:table-cell office:value-type="float" office:value="775.87">
                <text:p>775.8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882">
                <text:p>3882</text:p>
              </table:table-cell>
              <table:table-cell office:value-type="float" office:value="3216.99">
                <text:p>3216.99</text:p>
              </table:table-cell>
              <table:table-cell office:value-type="float" office:value="665.01">
                <text:p>665.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882">
                <text:p>3882</text:p>
              </table:table-cell>
              <table:table-cell office:value-type="float" office:value="3296.18">
                <text:p>3296.18</text:p>
              </table:table-cell>
              <table:table-cell office:value-type="float" office:value="585.82">
                <text:p>585.8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882">
                <text:p>3882</text:p>
              </table:table-cell>
              <table:table-cell office:value-type="float" office:value="3411.25">
                <text:p>3411.25</text:p>
              </table:table-cell>
              <table:table-cell office:value-type="float" office:value="470.75">
                <text:p>470.7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882">
                <text:p>3882</text:p>
              </table:table-cell>
              <table:table-cell office:value-type="float" office:value="3502.84">
                <text:p>3502.84</text:p>
              </table:table-cell>
              <table:table-cell office:value-type="float" office:value="379.16">
                <text:p>379.1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882">
                <text:p>3882</text:p>
              </table:table-cell>
              <table:table-cell office:value-type="float" office:value="3539.68">
                <text:p>3539.68</text:p>
              </table:table-cell>
              <table:table-cell office:value-type="float" office:value="342.32">
                <text:p>342.3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882">
                <text:p>3882</text:p>
              </table:table-cell>
              <table:table-cell office:value-type="float" office:value="3572.85">
                <text:p>3572.85</text:p>
              </table:table-cell>
              <table:table-cell office:value-type="float" office:value="309.15">
                <text:p>309.1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626.58">
                <text:p>3626.58</text:p>
              </table:table-cell>
              <table:table-cell office:value-type="float" office:value="255.42">
                <text:p>255.4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643.68">
                <text:p>3643.68</text:p>
              </table:table-cell>
              <table:table-cell office:value-type="float" office:value="238.32">
                <text:p>238.3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681">
                <text:p>3681</text:p>
              </table:table-cell>
              <table:table-cell office:value-type="float" office:value="201">
                <text:p>2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706.88">
                <text:p>3706.88</text:p>
              </table:table-cell>
              <table:table-cell office:value-type="float" office:value="175.12">
                <text:p>175.1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734.12">
                <text:p>3734.12</text:p>
              </table:table-cell>
              <table:table-cell office:value-type="float" office:value="147.88">
                <text:p>147.8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752.48">
                <text:p>3752.48</text:p>
              </table:table-cell>
              <table:table-cell office:value-type="float" office:value="129.52">
                <text:p>129.5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780.01">
                <text:p>3780.01</text:p>
              </table:table-cell>
              <table:table-cell office:value-type="float" office:value="101.99">
                <text:p>101.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2320.02">
                <text:p>2320.02</text:p>
              </table:table-cell>
              <table:table-cell office:value-type="float" office:value="1561.98">
                <text:p>1561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2447.88">
                <text:p>2447.88</text:p>
              </table:table-cell>
              <table:table-cell office:value-type="float" office:value="1434.12">
                <text:p>1434.1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2566.47">
                <text:p>2566.47</text:p>
              </table:table-cell>
              <table:table-cell office:value-type="float" office:value="1315.53">
                <text:p>1315.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2688.15">
                <text:p>2688.15</text:p>
              </table:table-cell>
              <table:table-cell office:value-type="float" office:value="1193.85">
                <text:p>1193.8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2806.54">
                <text:p>2806.54</text:p>
              </table:table-cell>
              <table:table-cell office:value-type="float" office:value="1075.46">
                <text:p>1075.4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2909.44">
                <text:p>2909.44</text:p>
              </table:table-cell>
              <table:table-cell office:value-type="float" office:value="972.56">
                <text:p>972.5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012.63">
                <text:p>3012.63</text:p>
              </table:table-cell>
              <table:table-cell office:value-type="float" office:value="869.37">
                <text:p>869.3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089.9">
                <text:p>3089.9</text:p>
              </table:table-cell>
              <table:table-cell office:value-type="float" office:value="792.1">
                <text:p>792.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214.19">
                <text:p>3214.19</text:p>
              </table:table-cell>
              <table:table-cell office:value-type="float" office:value="667.81">
                <text:p>667.8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309.88">
                <text:p>3309.88</text:p>
              </table:table-cell>
              <table:table-cell office:value-type="float" office:value="572.12">
                <text:p>572.1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380.47">
                <text:p>3380.47</text:p>
              </table:table-cell>
              <table:table-cell office:value-type="float" office:value="501.53">
                <text:p>501.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444.95">
                <text:p>3444.95</text:p>
              </table:table-cell>
              <table:table-cell office:value-type="float" office:value="437.05">
                <text:p>437.0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538.16">
                <text:p>3538.16</text:p>
              </table:table-cell>
              <table:table-cell office:value-type="float" office:value="343.84">
                <text:p>343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613.42">
                <text:p>3613.42</text:p>
              </table:table-cell>
              <table:table-cell office:value-type="float" office:value="268.58">
                <text:p>268.5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655.22">
                <text:p>3655.22</text:p>
              </table:table-cell>
              <table:table-cell office:value-type="float" office:value="226.78">
                <text:p>226.7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703.59">
                <text:p>3703.59</text:p>
              </table:table-cell>
              <table:table-cell office:value-type="float" office:value="178.41">
                <text:p>178.4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729.35">
                <text:p>3729.35</text:p>
              </table:table-cell>
              <table:table-cell office:value-type="float" office:value="152.65">
                <text:p>152.6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750.87">
                <text:p>3750.87</text:p>
              </table:table-cell>
              <table:table-cell office:value-type="float" office:value="131.13">
                <text:p>131.1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750.44">
                <text:p>3750.44</text:p>
              </table:table-cell>
              <table:table-cell office:value-type="float" office:value="131.56">
                <text:p>131.5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787.91">
                <text:p>3787.91</text:p>
              </table:table-cell>
              <table:table-cell office:value-type="float" office:value="94.0900000000002">
                <text:p>94.09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2316.27">
                <text:p>2316.27</text:p>
              </table:table-cell>
              <table:table-cell office:value-type="float" office:value="1565.73">
                <text:p>1565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2448.61">
                <text:p>2448.61</text:p>
              </table:table-cell>
              <table:table-cell office:value-type="float" office:value="1433.39">
                <text:p>1433.3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2589.55">
                <text:p>2589.55</text:p>
              </table:table-cell>
              <table:table-cell office:value-type="float" office:value="1292.45">
                <text:p>1292.4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3882">
                <text:p>3882</text:p>
              </table:table-cell>
              <table:table-cell office:value-type="float" office:value="2685.37">
                <text:p>2685.37</text:p>
              </table:table-cell>
              <table:table-cell office:value-type="float" office:value="1196.63">
                <text:p>1196.6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882">
                <text:p>3882</text:p>
              </table:table-cell>
              <table:table-cell office:value-type="float" office:value="2805.89">
                <text:p>2805.89</text:p>
              </table:table-cell>
              <table:table-cell office:value-type="float" office:value="1076.11">
                <text:p>1076.1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882">
                <text:p>3882</text:p>
              </table:table-cell>
              <table:table-cell office:value-type="float" office:value="2901.06">
                <text:p>2901.06</text:p>
              </table:table-cell>
              <table:table-cell office:value-type="float" office:value="980.94">
                <text:p>980.9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882">
                <text:p>3882</text:p>
              </table:table-cell>
              <table:table-cell office:value-type="float" office:value="3004.38">
                <text:p>3004.38</text:p>
              </table:table-cell>
              <table:table-cell office:value-type="float" office:value="877.62">
                <text:p>877.6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882">
                <text:p>3882</text:p>
              </table:table-cell>
              <table:table-cell office:value-type="float" office:value="3172.59">
                <text:p>3172.59</text:p>
              </table:table-cell>
              <table:table-cell office:value-type="float" office:value="709.41">
                <text:p>709.4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882">
                <text:p>3882</text:p>
              </table:table-cell>
              <table:table-cell office:value-type="float" office:value="3360.76">
                <text:p>3360.76</text:p>
              </table:table-cell>
              <table:table-cell office:value-type="float" office:value="521.24">
                <text:p>521.2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882">
                <text:p>3882</text:p>
              </table:table-cell>
              <table:table-cell office:value-type="float" office:value="3472.86">
                <text:p>3472.86</text:p>
              </table:table-cell>
              <table:table-cell office:value-type="float" office:value="409.14">
                <text:p>409.1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882">
                <text:p>3882</text:p>
              </table:table-cell>
              <table:table-cell office:value-type="float" office:value="3547.53">
                <text:p>3547.53</text:p>
              </table:table-cell>
              <table:table-cell office:value-type="float" office:value="334.47">
                <text:p>334.4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882">
                <text:p>3882</text:p>
              </table:table-cell>
              <table:table-cell office:value-type="float" office:value="3569.35">
                <text:p>3569.35</text:p>
              </table:table-cell>
              <table:table-cell office:value-type="float" office:value="312.65">
                <text:p>312.6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882">
                <text:p>3882</text:p>
              </table:table-cell>
              <table:table-cell office:value-type="float" office:value="3642.57">
                <text:p>3642.57</text:p>
              </table:table-cell>
              <table:table-cell office:value-type="float" office:value="239.43">
                <text:p>239.4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882">
                <text:p>3882</text:p>
              </table:table-cell>
              <table:table-cell office:value-type="float" office:value="3700.27">
                <text:p>3700.27</text:p>
              </table:table-cell>
              <table:table-cell office:value-type="float" office:value="181.73">
                <text:p>181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882">
                <text:p>3882</text:p>
              </table:table-cell>
              <table:table-cell office:value-type="float" office:value="3737.48">
                <text:p>3737.48</text:p>
              </table:table-cell>
              <table:table-cell office:value-type="float" office:value="144.52">
                <text:p>144.5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882">
                <text:p>3882</text:p>
              </table:table-cell>
              <table:table-cell office:value-type="float" office:value="3773.35">
                <text:p>3773.35</text:p>
              </table:table-cell>
              <table:table-cell office:value-type="float" office:value="108.65">
                <text:p>108.6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882">
                <text:p>3882</text:p>
              </table:table-cell>
              <table:table-cell office:value-type="float" office:value="2443.04">
                <text:p>2443.04</text:p>
              </table:table-cell>
              <table:table-cell office:value-type="float" office:value="1438.96">
                <text:p>1438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882">
                <text:p>3882</text:p>
              </table:table-cell>
              <table:table-cell office:value-type="float" office:value="2647.57">
                <text:p>2647.57</text:p>
              </table:table-cell>
              <table:table-cell office:value-type="float" office:value="1234.43">
                <text:p>1234.4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882">
                <text:p>3882</text:p>
              </table:table-cell>
              <table:table-cell office:value-type="float" office:value="2815.83">
                <text:p>2815.83</text:p>
              </table:table-cell>
              <table:table-cell office:value-type="float" office:value="1066.17">
                <text:p>1066.1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3882">
                <text:p>3882</text:p>
              </table:table-cell>
              <table:table-cell office:value-type="float" office:value="2922.81">
                <text:p>2922.81</text:p>
              </table:table-cell>
              <table:table-cell office:value-type="float" office:value="959.19">
                <text:p>959.1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882">
                <text:p>3882</text:p>
              </table:table-cell>
              <table:table-cell office:value-type="float" office:value="3081.84">
                <text:p>3081.84</text:p>
              </table:table-cell>
              <table:table-cell office:value-type="float" office:value="800.16">
                <text:p>800.1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3882">
                <text:p>3882</text:p>
              </table:table-cell>
              <table:table-cell office:value-type="float" office:value="3218.97">
                <text:p>3218.97</text:p>
              </table:table-cell>
              <table:table-cell office:value-type="float" office:value="663.03">
                <text:p>663.0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3882">
                <text:p>3882</text:p>
              </table:table-cell>
              <table:table-cell office:value-type="float" office:value="3396.71">
                <text:p>3396.71</text:p>
              </table:table-cell>
              <table:table-cell office:value-type="float" office:value="485.29">
                <text:p>485.2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882">
                <text:p>3882</text:p>
              </table:table-cell>
              <table:table-cell office:value-type="float" office:value="3553.07">
                <text:p>3553.07</text:p>
              </table:table-cell>
              <table:table-cell office:value-type="float" office:value="328.93">
                <text:p>328.9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882">
                <text:p>3882</text:p>
              </table:table-cell>
              <table:table-cell office:value-type="float" office:value="3639.28">
                <text:p>3639.28</text:p>
              </table:table-cell>
              <table:table-cell office:value-type="float" office:value="242.72">
                <text:p>242.7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3882">
                <text:p>3882</text:p>
              </table:table-cell>
              <table:table-cell office:value-type="float" office:value="3680.77">
                <text:p>3680.77</text:p>
              </table:table-cell>
              <table:table-cell office:value-type="float" office:value="201.23">
                <text:p>201.2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882">
                <text:p>3882</text:p>
              </table:table-cell>
              <table:table-cell office:value-type="float" office:value="3713.82">
                <text:p>3713.82</text:p>
              </table:table-cell>
              <table:table-cell office:value-type="float" office:value="168.18">
                <text:p>168.1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3882">
                <text:p>3882</text:p>
              </table:table-cell>
              <table:table-cell office:value-type="float" office:value="3740.14">
                <text:p>3740.14</text:p>
              </table:table-cell>
              <table:table-cell office:value-type="float" office:value="141.86">
                <text:p>141.8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882">
                <text:p>3882</text:p>
              </table:table-cell>
              <table:table-cell office:value-type="float" office:value="3769.45">
                <text:p>3769.45</text:p>
              </table:table-cell>
              <table:table-cell office:value-type="float" office:value="112.55">
                <text:p>112.5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882">
                <text:p>3882</text:p>
              </table:table-cell>
              <table:table-cell office:value-type="float" office:value="2389.61">
                <text:p>2389.61</text:p>
              </table:table-cell>
              <table:table-cell office:value-type="float" office:value="1492.39">
                <text:p>1492.3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3882">
                <text:p>3882</text:p>
              </table:table-cell>
              <table:table-cell office:value-type="float" office:value="2537.11">
                <text:p>2537.11</text:p>
              </table:table-cell>
              <table:table-cell office:value-type="float" office:value="1344.89">
                <text:p>1344.8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882">
                <text:p>3882</text:p>
              </table:table-cell>
              <table:table-cell office:value-type="float" office:value="2627.23">
                <text:p>2627.23</text:p>
              </table:table-cell>
              <table:table-cell office:value-type="float" office:value="1254.77">
                <text:p>1254.7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882">
                <text:p>3882</text:p>
              </table:table-cell>
              <table:table-cell office:value-type="float" office:value="2749.5">
                <text:p>2749.5</text:p>
              </table:table-cell>
              <table:table-cell office:value-type="float" office:value="1132.5">
                <text:p>1132.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882">
                <text:p>3882</text:p>
              </table:table-cell>
              <table:table-cell office:value-type="float" office:value="2841.81">
                <text:p>2841.81</text:p>
              </table:table-cell>
              <table:table-cell office:value-type="float" office:value="1040.19">
                <text:p>1040.1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882">
                <text:p>3882</text:p>
              </table:table-cell>
              <table:table-cell office:value-type="float" office:value="2927">
                <text:p>2927</text:p>
              </table:table-cell>
              <table:table-cell office:value-type="float" office:value="955">
                <text:p>95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3882">
                <text:p>3882</text:p>
              </table:table-cell>
              <table:table-cell office:value-type="float" office:value="3050.16">
                <text:p>3050.16</text:p>
              </table:table-cell>
              <table:table-cell office:value-type="float" office:value="831.84">
                <text:p>831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3882">
                <text:p>3882</text:p>
              </table:table-cell>
              <table:table-cell office:value-type="float" office:value="3190.68">
                <text:p>3190.68</text:p>
              </table:table-cell>
              <table:table-cell office:value-type="float" office:value="691.32">
                <text:p>691.3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3882">
                <text:p>3882</text:p>
              </table:table-cell>
              <table:table-cell office:value-type="float" office:value="3339.04">
                <text:p>3339.04</text:p>
              </table:table-cell>
              <table:table-cell office:value-type="float" office:value="542.96">
                <text:p>542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882">
                <text:p>3882</text:p>
              </table:table-cell>
              <table:table-cell office:value-type="float" office:value="3483.06">
                <text:p>3483.06</text:p>
              </table:table-cell>
              <table:table-cell office:value-type="float" office:value="398.94">
                <text:p>398.9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3882">
                <text:p>3882</text:p>
              </table:table-cell>
              <table:table-cell office:value-type="float" office:value="3552.22">
                <text:p>3552.22</text:p>
              </table:table-cell>
              <table:table-cell office:value-type="float" office:value="329.78">
                <text:p>329.7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3882">
                <text:p>3882</text:p>
              </table:table-cell>
              <table:table-cell office:value-type="float" office:value="3613.32">
                <text:p>3613.32</text:p>
              </table:table-cell>
              <table:table-cell office:value-type="float" office:value="268.68">
                <text:p>268.6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882">
                <text:p>3882</text:p>
              </table:table-cell>
              <table:table-cell office:value-type="float" office:value="3640.75">
                <text:p>3640.75</text:p>
              </table:table-cell>
              <table:table-cell office:value-type="float" office:value="241.25">
                <text:p>241.2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3882">
                <text:p>3882</text:p>
              </table:table-cell>
              <table:table-cell office:value-type="float" office:value="3682.55">
                <text:p>3682.55</text:p>
              </table:table-cell>
              <table:table-cell office:value-type="float" office:value="199.45">
                <text:p>199.4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3882">
                <text:p>3882</text:p>
              </table:table-cell>
              <table:table-cell office:value-type="float" office:value="3730.83">
                <text:p>3730.83</text:p>
              </table:table-cell>
              <table:table-cell office:value-type="float" office:value="151.17">
                <text:p>151.1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3882">
                <text:p>3882</text:p>
              </table:table-cell>
              <table:table-cell office:value-type="float" office:value="3718.14">
                <text:p>3718.14</text:p>
              </table:table-cell>
              <table:table-cell office:value-type="float" office:value="163.86">
                <text:p>163.8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3882">
                <text:p>3882</text:p>
              </table:table-cell>
              <table:table-cell office:value-type="float" office:value="3770.75">
                <text:p>3770.75</text:p>
              </table:table-cell>
              <table:table-cell office:value-type="float" office:value="111.25">
                <text:p>111.2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3882">
                <text:p>3882</text:p>
              </table:table-cell>
              <table:table-cell office:value-type="float" office:value="2347.37">
                <text:p>2347.37</text:p>
              </table:table-cell>
              <table:table-cell office:value-type="float" office:value="1534.63">
                <text:p>1534.6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3882">
                <text:p>3882</text:p>
              </table:table-cell>
              <table:table-cell office:value-type="float" office:value="2546.49">
                <text:p>2546.49</text:p>
              </table:table-cell>
              <table:table-cell office:value-type="float" office:value="1335.51">
                <text:p>1335.5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882">
                <text:p>3882</text:p>
              </table:table-cell>
              <table:table-cell office:value-type="float" office:value="2711.21">
                <text:p>2711.21</text:p>
              </table:table-cell>
              <table:table-cell office:value-type="float" office:value="1170.79">
                <text:p>1170.7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3882">
                <text:p>3882</text:p>
              </table:table-cell>
              <table:table-cell office:value-type="float" office:value="2864.63">
                <text:p>2864.63</text:p>
              </table:table-cell>
              <table:table-cell office:value-type="float" office:value="1017.37">
                <text:p>1017.3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3882">
                <text:p>3882</text:p>
              </table:table-cell>
              <table:table-cell office:value-type="float" office:value="3029.73">
                <text:p>3029.73</text:p>
              </table:table-cell>
              <table:table-cell office:value-type="float" office:value="852.27">
                <text:p>852.2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3882">
                <text:p>3882</text:p>
              </table:table-cell>
              <table:table-cell office:value-type="float" office:value="3179.39">
                <text:p>3179.39</text:p>
              </table:table-cell>
              <table:table-cell office:value-type="float" office:value="702.61">
                <text:p>702.6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3882">
                <text:p>3882</text:p>
              </table:table-cell>
              <table:table-cell office:value-type="float" office:value="3400.57">
                <text:p>3400.57</text:p>
              </table:table-cell>
              <table:table-cell office:value-type="float" office:value="481.43">
                <text:p>481.4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3882">
                <text:p>3882</text:p>
              </table:table-cell>
              <table:table-cell office:value-type="float" office:value="3530">
                <text:p>3530</text:p>
              </table:table-cell>
              <table:table-cell office:value-type="float" office:value="352">
                <text:p>35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3882">
                <text:p>3882</text:p>
              </table:table-cell>
              <table:table-cell office:value-type="float" office:value="3611.6">
                <text:p>3611.6</text:p>
              </table:table-cell>
              <table:table-cell office:value-type="float" office:value="270.4">
                <text:p>270.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3882">
                <text:p>3882</text:p>
              </table:table-cell>
              <table:table-cell office:value-type="float" office:value="3666.33">
                <text:p>3666.33</text:p>
              </table:table-cell>
              <table:table-cell office:value-type="float" office:value="215.67">
                <text:p>215.6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3882">
                <text:p>3882</text:p>
              </table:table-cell>
              <table:table-cell office:value-type="float" office:value="3701.58">
                <text:p>3701.58</text:p>
              </table:table-cell>
              <table:table-cell office:value-type="float" office:value="180.42">
                <text:p>180.4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3882">
                <text:p>3882</text:p>
              </table:table-cell>
              <table:table-cell office:value-type="float" office:value="3725.17">
                <text:p>3725.17</text:p>
              </table:table-cell>
              <table:table-cell office:value-type="float" office:value="156.83">
                <text:p>156.83</text:p>
              </table:table-cell>
              <table:table-cell office:value-type="float" office:value="3884">
                <text:p>38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-dash="Fine_20_Dotted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167cm" svg:height="11.77cm" xlink:href=".." xlink:type="simple" chart:class="chart:line" chart:style-name="ch1">
        <chart:title svg:x="9.304cm" svg:y="0.371cm" chart:style-name="ch2">
          <text:p>Rank, bez regenerácie</text:p>
        </chart:title>
        <chart:legend chart:legend-position="end" svg:x="19.124cm" svg:y="4.787cm" style:legend-expansion="high" chart:style-name="ch3"/>
        <chart:plot-area chart:style-name="ch4" table:cell-range-address="Sheet1.M7:Sheet1.Q307" chart:data-source-has-labels="both" svg:x="1.501cm" svg:y="1.855cm" svg:width="16.697cm" svg:height="8.672cm">
          <chartooo:coordinate-region svg:x="2.493cm" svg:y="2.068cm" svg:width="15.705cm" svg:height="7.516cm"/>
          <chart:axis chart:dimension="x" chart:name="primary-x" chart:style-name="ch5" chartooo:axis-type="auto">
            <chartooo:date-scale/>
            <chart:title svg:x="9.263cm" svg:y="10.763cm" chart:style-name="ch6">
              <text:p>Iterácia</text:p>
            </chart:title>
            <chart:categories table:cell-range-address="Sheet1.M8:Sheet1.M307"/>
          </chart:axis>
          <chart:axis chart:dimension="y" chart:name="primary-y" chart:style-name="ch7">
            <chart:title svg:x="0.451cm" svg:y="6.963cm" chart:style-name="ch8">
              <text:p>Cena vecí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N8:Sheet1.N307" chart:label-cell-address="Sheet1.N7:Sheet1.N7" chart:class="chart:line">
            <chart:data-point chart:repeated="300"/>
          </chart:series>
          <chart:series chart:attached-axis="primary-y" chart:style-name="ch12" chart:values-cell-range-address="Sheet1.O8:Sheet1.O307" chart:label-cell-address="Sheet1.O7:Sheet1.O7" chart:class="chart:line">
            <chart:data-point chart:repeated="300"/>
          </chart:series>
          <chart:series chart:attached-axis="primary-y" chart:style-name="ch13" chart:values-cell-range-address="Sheet1.P8:Sheet1.P307" chart:label-cell-address="Sheet1.P7:Sheet1.P7" chart:class="chart:line">
            <chart:data-point chart:repeated="300"/>
          </chart:series>
          <chart:series chart:attached-axis="primary-y" chart:style-name="ch14" chart:values-cell-range-address="Sheet1.Q8:Sheet1.Q307" chart:label-cell-address="Sheet1.Q7:Sheet1.Q7" chart:class="chart:line">
            <chart:data-point chart:repeated="3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Max</text:p>
                <draw:g>
                  <svg:desc>Sheet1.N7:Sheet1.N7</svg:desc>
                </draw:g>
              </table:table-cell>
              <table:table-cell office:value-type="string">
                <text:p>FitnessAvg</text:p>
                <draw:g>
                  <svg:desc>Sheet1.O7:Sheet1.O7</svg:desc>
                </draw:g>
              </table:table-cell>
              <table:table-cell office:value-type="string">
                <text:p>Diverzita</text:p>
                <draw:g>
                  <svg:desc>Sheet1.P7:Sheet1.P7</svg:desc>
                </draw:g>
              </table:table-cell>
              <table:table-cell office:value-type="string">
                <text:p>Najlepšie riešenie</text:p>
                <draw:g>
                  <svg:desc>Sheet1.Q7:Sheet1.Q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M8:Sheet1.M307</svg:desc>
                </draw:g>
              </table:table-cell>
              <table:table-cell office:value-type="float" office:value="3293">
                <text:p>3293</text:p>
                <draw:g>
                  <svg:desc>Sheet1.N8:Sheet1.N307</svg:desc>
                </draw:g>
              </table:table-cell>
              <table:table-cell office:value-type="float" office:value="2163.9">
                <text:p>2163.9</text:p>
                <draw:g>
                  <svg:desc>Sheet1.O8:Sheet1.O307</svg:desc>
                </draw:g>
              </table:table-cell>
              <table:table-cell office:value-type="float" office:value="1129.1">
                <text:p>1129.1</text:p>
                <draw:g>
                  <svg:desc>Sheet1.P8:Sheet1.P307</svg:desc>
                </draw:g>
              </table:table-cell>
              <table:table-cell office:value-type="float" office:value="3884">
                <text:p>3884</text:p>
                <draw:g>
                  <svg:desc>Sheet1.Q8:Sheet1.Q30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293">
                <text:p>3293</text:p>
              </table:table-cell>
              <table:table-cell office:value-type="float" office:value="2380.91">
                <text:p>2380.91</text:p>
              </table:table-cell>
              <table:table-cell office:value-type="float" office:value="912.09">
                <text:p>912.0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93">
                <text:p>3293</text:p>
              </table:table-cell>
              <table:table-cell office:value-type="float" office:value="2601.1">
                <text:p>2601.1</text:p>
              </table:table-cell>
              <table:table-cell office:value-type="float" office:value="691.9">
                <text:p>691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491">
                <text:p>3491</text:p>
              </table:table-cell>
              <table:table-cell office:value-type="float" office:value="2776.94">
                <text:p>2776.94</text:p>
              </table:table-cell>
              <table:table-cell office:value-type="float" office:value="714.06">
                <text:p>714.0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92">
                <text:p>3492</text:p>
              </table:table-cell>
              <table:table-cell office:value-type="float" office:value="2920.65">
                <text:p>2920.65</text:p>
              </table:table-cell>
              <table:table-cell office:value-type="float" office:value="571.35">
                <text:p>571.3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492">
                <text:p>3492</text:p>
              </table:table-cell>
              <table:table-cell office:value-type="float" office:value="3018.09">
                <text:p>3018.09</text:p>
              </table:table-cell>
              <table:table-cell office:value-type="float" office:value="473.91">
                <text:p>473.9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568">
                <text:p>3568</text:p>
              </table:table-cell>
              <table:table-cell office:value-type="float" office:value="3122.45">
                <text:p>3122.45</text:p>
              </table:table-cell>
              <table:table-cell office:value-type="float" office:value="445.55">
                <text:p>445.5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568">
                <text:p>3568</text:p>
              </table:table-cell>
              <table:table-cell office:value-type="float" office:value="3242.69">
                <text:p>3242.69</text:p>
              </table:table-cell>
              <table:table-cell office:value-type="float" office:value="325.31">
                <text:p>325.3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627">
                <text:p>3627</text:p>
              </table:table-cell>
              <table:table-cell office:value-type="float" office:value="3291.37">
                <text:p>3291.37</text:p>
              </table:table-cell>
              <table:table-cell office:value-type="float" office:value="335.63">
                <text:p>335.6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577">
                <text:p>3577</text:p>
              </table:table-cell>
              <table:table-cell office:value-type="float" office:value="3297.92">
                <text:p>3297.92</text:p>
              </table:table-cell>
              <table:table-cell office:value-type="float" office:value="279.08">
                <text:p>279.0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618">
                <text:p>3618</text:p>
              </table:table-cell>
              <table:table-cell office:value-type="float" office:value="3376.46">
                <text:p>3376.46</text:p>
              </table:table-cell>
              <table:table-cell office:value-type="float" office:value="241.54">
                <text:p>241.5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672">
                <text:p>3672</text:p>
              </table:table-cell>
              <table:table-cell office:value-type="float" office:value="3421.93">
                <text:p>3421.93</text:p>
              </table:table-cell>
              <table:table-cell office:value-type="float" office:value="250.07">
                <text:p>250.0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724">
                <text:p>3724</text:p>
              </table:table-cell>
              <table:table-cell office:value-type="float" office:value="3417.92">
                <text:p>3417.92</text:p>
              </table:table-cell>
              <table:table-cell office:value-type="float" office:value="306.08">
                <text:p>306.0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774">
                <text:p>3774</text:p>
              </table:table-cell>
              <table:table-cell office:value-type="float" office:value="3415.06">
                <text:p>3415.06</text:p>
              </table:table-cell>
              <table:table-cell office:value-type="float" office:value="358.94">
                <text:p>358.9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774">
                <text:p>3774</text:p>
              </table:table-cell>
              <table:table-cell office:value-type="float" office:value="3414.22">
                <text:p>3414.22</text:p>
              </table:table-cell>
              <table:table-cell office:value-type="float" office:value="359.78">
                <text:p>359.7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774">
                <text:p>3774</text:p>
              </table:table-cell>
              <table:table-cell office:value-type="float" office:value="3494.28">
                <text:p>3494.28</text:p>
              </table:table-cell>
              <table:table-cell office:value-type="float" office:value="279.72">
                <text:p>279.7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791">
                <text:p>3791</text:p>
              </table:table-cell>
              <table:table-cell office:value-type="float" office:value="3559.09">
                <text:p>3559.09</text:p>
              </table:table-cell>
              <table:table-cell office:value-type="float" office:value="231.91">
                <text:p>231.9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91">
                <text:p>3791</text:p>
              </table:table-cell>
              <table:table-cell office:value-type="float" office:value="3585.23">
                <text:p>3585.23</text:p>
              </table:table-cell>
              <table:table-cell office:value-type="float" office:value="205.77">
                <text:p>205.7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795">
                <text:p>3795</text:p>
              </table:table-cell>
              <table:table-cell office:value-type="float" office:value="3514.9">
                <text:p>3514.9</text:p>
              </table:table-cell>
              <table:table-cell office:value-type="float" office:value="280.1">
                <text:p>280.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805">
                <text:p>3805</text:p>
              </table:table-cell>
              <table:table-cell office:value-type="float" office:value="3570.1">
                <text:p>3570.1</text:p>
              </table:table-cell>
              <table:table-cell office:value-type="float" office:value="234.9">
                <text:p>234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05">
                <text:p>3805</text:p>
              </table:table-cell>
              <table:table-cell office:value-type="float" office:value="3604.02">
                <text:p>3604.02</text:p>
              </table:table-cell>
              <table:table-cell office:value-type="float" office:value="200.98">
                <text:p>200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805">
                <text:p>3805</text:p>
              </table:table-cell>
              <table:table-cell office:value-type="float" office:value="3579.18">
                <text:p>3579.18</text:p>
              </table:table-cell>
              <table:table-cell office:value-type="float" office:value="225.82">
                <text:p>225.8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805">
                <text:p>3805</text:p>
              </table:table-cell>
              <table:table-cell office:value-type="float" office:value="3623.91">
                <text:p>3623.91</text:p>
              </table:table-cell>
              <table:table-cell office:value-type="float" office:value="181.09">
                <text:p>181.0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844">
                <text:p>3844</text:p>
              </table:table-cell>
              <table:table-cell office:value-type="float" office:value="3608.84">
                <text:p>3608.84</text:p>
              </table:table-cell>
              <table:table-cell office:value-type="float" office:value="235.16">
                <text:p>235.1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844">
                <text:p>3844</text:p>
              </table:table-cell>
              <table:table-cell office:value-type="float" office:value="3676.77">
                <text:p>3676.77</text:p>
              </table:table-cell>
              <table:table-cell office:value-type="float" office:value="167.23">
                <text:p>167.2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844">
                <text:p>3844</text:p>
              </table:table-cell>
              <table:table-cell office:value-type="float" office:value="3566.67">
                <text:p>3566.67</text:p>
              </table:table-cell>
              <table:table-cell office:value-type="float" office:value="277.33">
                <text:p>277.3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826">
                <text:p>3826</text:p>
              </table:table-cell>
              <table:table-cell office:value-type="float" office:value="3658.03">
                <text:p>3658.03</text:p>
              </table:table-cell>
              <table:table-cell office:value-type="float" office:value="167.97">
                <text:p>167.9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826">
                <text:p>3826</text:p>
              </table:table-cell>
              <table:table-cell office:value-type="float" office:value="3673.48">
                <text:p>3673.48</text:p>
              </table:table-cell>
              <table:table-cell office:value-type="float" office:value="152.52">
                <text:p>152.5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800">
                <text:p>3800</text:p>
              </table:table-cell>
              <table:table-cell office:value-type="float" office:value="3664.71">
                <text:p>3664.71</text:p>
              </table:table-cell>
              <table:table-cell office:value-type="float" office:value="135.29">
                <text:p>135.2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831">
                <text:p>3831</text:p>
              </table:table-cell>
              <table:table-cell office:value-type="float" office:value="3648.26">
                <text:p>3648.26</text:p>
              </table:table-cell>
              <table:table-cell office:value-type="float" office:value="182.74">
                <text:p>182.7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849">
                <text:p>3849</text:p>
              </table:table-cell>
              <table:table-cell office:value-type="float" office:value="3629.17">
                <text:p>3629.17</text:p>
              </table:table-cell>
              <table:table-cell office:value-type="float" office:value="219.83">
                <text:p>219.8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855">
                <text:p>3855</text:p>
              </table:table-cell>
              <table:table-cell office:value-type="float" office:value="3687.13">
                <text:p>3687.13</text:p>
              </table:table-cell>
              <table:table-cell office:value-type="float" office:value="167.87">
                <text:p>167.8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855">
                <text:p>3855</text:p>
              </table:table-cell>
              <table:table-cell office:value-type="float" office:value="3670.16">
                <text:p>3670.16</text:p>
              </table:table-cell>
              <table:table-cell office:value-type="float" office:value="184.84">
                <text:p>184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855">
                <text:p>3855</text:p>
              </table:table-cell>
              <table:table-cell office:value-type="float" office:value="3668.97">
                <text:p>3668.97</text:p>
              </table:table-cell>
              <table:table-cell office:value-type="float" office:value="186.03">
                <text:p>186.0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855">
                <text:p>3855</text:p>
              </table:table-cell>
              <table:table-cell office:value-type="float" office:value="3683.06">
                <text:p>3683.06</text:p>
              </table:table-cell>
              <table:table-cell office:value-type="float" office:value="171.94">
                <text:p>171.9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855">
                <text:p>3855</text:p>
              </table:table-cell>
              <table:table-cell office:value-type="float" office:value="3677.58">
                <text:p>3677.58</text:p>
              </table:table-cell>
              <table:table-cell office:value-type="float" office:value="177.42">
                <text:p>177.4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873">
                <text:p>3873</text:p>
              </table:table-cell>
              <table:table-cell office:value-type="float" office:value="3700.19">
                <text:p>3700.19</text:p>
              </table:table-cell>
              <table:table-cell office:value-type="float" office:value="172.81">
                <text:p>172.8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873">
                <text:p>3873</text:p>
              </table:table-cell>
              <table:table-cell office:value-type="float" office:value="3661.04">
                <text:p>3661.04</text:p>
              </table:table-cell>
              <table:table-cell office:value-type="float" office:value="211.96">
                <text:p>211.9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73">
                <text:p>3873</text:p>
              </table:table-cell>
              <table:table-cell office:value-type="float" office:value="3706.81">
                <text:p>3706.81</text:p>
              </table:table-cell>
              <table:table-cell office:value-type="float" office:value="166.19">
                <text:p>166.1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882">
                <text:p>3882</text:p>
              </table:table-cell>
              <table:table-cell office:value-type="float" office:value="3700.16">
                <text:p>3700.16</text:p>
              </table:table-cell>
              <table:table-cell office:value-type="float" office:value="181.84">
                <text:p>181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882">
                <text:p>3882</text:p>
              </table:table-cell>
              <table:table-cell office:value-type="float" office:value="3710.95">
                <text:p>3710.95</text:p>
              </table:table-cell>
              <table:table-cell office:value-type="float" office:value="171.05">
                <text:p>171.0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882">
                <text:p>3882</text:p>
              </table:table-cell>
              <table:table-cell office:value-type="float" office:value="3735.28">
                <text:p>3735.28</text:p>
              </table:table-cell>
              <table:table-cell office:value-type="float" office:value="146.72">
                <text:p>146.7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882">
                <text:p>3882</text:p>
              </table:table-cell>
              <table:table-cell office:value-type="float" office:value="3727.62">
                <text:p>3727.62</text:p>
              </table:table-cell>
              <table:table-cell office:value-type="float" office:value="154.38">
                <text:p>154.3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877">
                <text:p>3877</text:p>
              </table:table-cell>
              <table:table-cell office:value-type="float" office:value="3669.35">
                <text:p>3669.35</text:p>
              </table:table-cell>
              <table:table-cell office:value-type="float" office:value="207.65">
                <text:p>207.6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877">
                <text:p>3877</text:p>
              </table:table-cell>
              <table:table-cell office:value-type="float" office:value="3711.54">
                <text:p>3711.54</text:p>
              </table:table-cell>
              <table:table-cell office:value-type="float" office:value="165.46">
                <text:p>165.4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702.9">
                <text:p>3702.9</text:p>
              </table:table-cell>
              <table:table-cell office:value-type="float" office:value="174.1">
                <text:p>174.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663.31">
                <text:p>3663.31</text:p>
              </table:table-cell>
              <table:table-cell office:value-type="float" office:value="213.69">
                <text:p>213.6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623.61">
                <text:p>3623.61</text:p>
              </table:table-cell>
              <table:table-cell office:value-type="float" office:value="253.39">
                <text:p>253.3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644.77">
                <text:p>3644.77</text:p>
              </table:table-cell>
              <table:table-cell office:value-type="float" office:value="232.23">
                <text:p>232.2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621.8">
                <text:p>3621.8</text:p>
              </table:table-cell>
              <table:table-cell office:value-type="float" office:value="255.2">
                <text:p>255.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882">
                <text:p>3882</text:p>
              </table:table-cell>
              <table:table-cell office:value-type="float" office:value="3778.41">
                <text:p>3778.41</text:p>
              </table:table-cell>
              <table:table-cell office:value-type="float" office:value="103.59">
                <text:p>103.5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712.84">
                <text:p>3712.84</text:p>
              </table:table-cell>
              <table:table-cell office:value-type="float" office:value="164.16">
                <text:p>164.1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782.54">
                <text:p>3782.54</text:p>
              </table:table-cell>
              <table:table-cell office:value-type="float" office:value="94.46">
                <text:p>94.4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735.49">
                <text:p>3735.49</text:p>
              </table:table-cell>
              <table:table-cell office:value-type="float" office:value="141.51">
                <text:p>141.5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877">
                <text:p>3877</text:p>
              </table:table-cell>
              <table:table-cell office:value-type="float" office:value="3718.75">
                <text:p>3718.75</text:p>
              </table:table-cell>
              <table:table-cell office:value-type="float" office:value="158.25">
                <text:p>158.2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619.49">
                <text:p>3619.49</text:p>
              </table:table-cell>
              <table:table-cell office:value-type="float" office:value="257.51">
                <text:p>257.5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737.45">
                <text:p>3737.45</text:p>
              </table:table-cell>
              <table:table-cell office:value-type="float" office:value="139.55">
                <text:p>139.5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779.72">
                <text:p>3779.72</text:p>
              </table:table-cell>
              <table:table-cell office:value-type="float" office:value="97.2800000000002">
                <text:p>97.28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769.27">
                <text:p>3769.27</text:p>
              </table:table-cell>
              <table:table-cell office:value-type="float" office:value="107.73">
                <text:p>107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775.31">
                <text:p>3775.31</text:p>
              </table:table-cell>
              <table:table-cell office:value-type="float" office:value="101.69">
                <text:p>101.6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733.1">
                <text:p>3733.1</text:p>
              </table:table-cell>
              <table:table-cell office:value-type="float" office:value="143.9">
                <text:p>143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762.72">
                <text:p>3762.72</text:p>
              </table:table-cell>
              <table:table-cell office:value-type="float" office:value="114.28">
                <text:p>114.2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701.67">
                <text:p>3701.67</text:p>
              </table:table-cell>
              <table:table-cell office:value-type="float" office:value="175.33">
                <text:p>175.3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877">
                <text:p>3877</text:p>
              </table:table-cell>
              <table:table-cell office:value-type="float" office:value="3701.96">
                <text:p>3701.96</text:p>
              </table:table-cell>
              <table:table-cell office:value-type="float" office:value="175.04">
                <text:p>175.0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873">
                <text:p>3873</text:p>
              </table:table-cell>
              <table:table-cell office:value-type="float" office:value="3751.76">
                <text:p>3751.76</text:p>
              </table:table-cell>
              <table:table-cell office:value-type="float" office:value="121.24">
                <text:p>121.2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877">
                <text:p>3877</text:p>
              </table:table-cell>
              <table:table-cell office:value-type="float" office:value="3757.75">
                <text:p>3757.75</text:p>
              </table:table-cell>
              <table:table-cell office:value-type="float" office:value="119.25">
                <text:p>119.2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877">
                <text:p>3877</text:p>
              </table:table-cell>
              <table:table-cell office:value-type="float" office:value="3775.3">
                <text:p>3775.3</text:p>
              </table:table-cell>
              <table:table-cell office:value-type="float" office:value="101.7">
                <text:p>101.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877">
                <text:p>3877</text:p>
              </table:table-cell>
              <table:table-cell office:value-type="float" office:value="3705.39">
                <text:p>3705.39</text:p>
              </table:table-cell>
              <table:table-cell office:value-type="float" office:value="171.61">
                <text:p>171.6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877">
                <text:p>3877</text:p>
              </table:table-cell>
              <table:table-cell office:value-type="float" office:value="3735.18">
                <text:p>3735.18</text:p>
              </table:table-cell>
              <table:table-cell office:value-type="float" office:value="141.82">
                <text:p>141.8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877">
                <text:p>3877</text:p>
              </table:table-cell>
              <table:table-cell office:value-type="float" office:value="3766.6">
                <text:p>3766.6</text:p>
              </table:table-cell>
              <table:table-cell office:value-type="float" office:value="110.4">
                <text:p>110.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877">
                <text:p>3877</text:p>
              </table:table-cell>
              <table:table-cell office:value-type="float" office:value="3761">
                <text:p>3761</text:p>
              </table:table-cell>
              <table:table-cell office:value-type="float" office:value="116">
                <text:p>11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877">
                <text:p>3877</text:p>
              </table:table-cell>
              <table:table-cell office:value-type="float" office:value="3712.3">
                <text:p>3712.3</text:p>
              </table:table-cell>
              <table:table-cell office:value-type="float" office:value="164.7">
                <text:p>164.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877">
                <text:p>3877</text:p>
              </table:table-cell>
              <table:table-cell office:value-type="float" office:value="3720.77">
                <text:p>3720.77</text:p>
              </table:table-cell>
              <table:table-cell office:value-type="float" office:value="156.23">
                <text:p>156.2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877">
                <text:p>3877</text:p>
              </table:table-cell>
              <table:table-cell office:value-type="float" office:value="3753.48">
                <text:p>3753.48</text:p>
              </table:table-cell>
              <table:table-cell office:value-type="float" office:value="123.52">
                <text:p>123.5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877">
                <text:p>3877</text:p>
              </table:table-cell>
              <table:table-cell office:value-type="float" office:value="3678.48">
                <text:p>3678.48</text:p>
              </table:table-cell>
              <table:table-cell office:value-type="float" office:value="198.52">
                <text:p>198.5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882">
                <text:p>3882</text:p>
              </table:table-cell>
              <table:table-cell office:value-type="float" office:value="3755.97">
                <text:p>3755.97</text:p>
              </table:table-cell>
              <table:table-cell office:value-type="float" office:value="126.03">
                <text:p>126.0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877">
                <text:p>3877</text:p>
              </table:table-cell>
              <table:table-cell office:value-type="float" office:value="3737.41">
                <text:p>3737.41</text:p>
              </table:table-cell>
              <table:table-cell office:value-type="float" office:value="139.59">
                <text:p>139.5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877">
                <text:p>3877</text:p>
              </table:table-cell>
              <table:table-cell office:value-type="float" office:value="3736.57">
                <text:p>3736.57</text:p>
              </table:table-cell>
              <table:table-cell office:value-type="float" office:value="140.43">
                <text:p>140.4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877">
                <text:p>3877</text:p>
              </table:table-cell>
              <table:table-cell office:value-type="float" office:value="3703.73">
                <text:p>3703.73</text:p>
              </table:table-cell>
              <table:table-cell office:value-type="float" office:value="173.27">
                <text:p>173.2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877">
                <text:p>3877</text:p>
              </table:table-cell>
              <table:table-cell office:value-type="float" office:value="3748.01">
                <text:p>3748.01</text:p>
              </table:table-cell>
              <table:table-cell office:value-type="float" office:value="128.99">
                <text:p>128.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877">
                <text:p>3877</text:p>
              </table:table-cell>
              <table:table-cell office:value-type="float" office:value="3774.53">
                <text:p>3774.53</text:p>
              </table:table-cell>
              <table:table-cell office:value-type="float" office:value="102.47">
                <text:p>102.4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877">
                <text:p>3877</text:p>
              </table:table-cell>
              <table:table-cell office:value-type="float" office:value="3771.17">
                <text:p>3771.17</text:p>
              </table:table-cell>
              <table:table-cell office:value-type="float" office:value="105.83">
                <text:p>105.8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877">
                <text:p>3877</text:p>
              </table:table-cell>
              <table:table-cell office:value-type="float" office:value="3747.54">
                <text:p>3747.54</text:p>
              </table:table-cell>
              <table:table-cell office:value-type="float" office:value="129.46">
                <text:p>129.4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877">
                <text:p>3877</text:p>
              </table:table-cell>
              <table:table-cell office:value-type="float" office:value="3737.75">
                <text:p>3737.75</text:p>
              </table:table-cell>
              <table:table-cell office:value-type="float" office:value="139.25">
                <text:p>139.2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3877">
                <text:p>3877</text:p>
              </table:table-cell>
              <table:table-cell office:value-type="float" office:value="3709.52">
                <text:p>3709.52</text:p>
              </table:table-cell>
              <table:table-cell office:value-type="float" office:value="167.48">
                <text:p>167.4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877">
                <text:p>3877</text:p>
              </table:table-cell>
              <table:table-cell office:value-type="float" office:value="3750.94">
                <text:p>3750.94</text:p>
              </table:table-cell>
              <table:table-cell office:value-type="float" office:value="126.06">
                <text:p>126.0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877">
                <text:p>3877</text:p>
              </table:table-cell>
              <table:table-cell office:value-type="float" office:value="3709.72">
                <text:p>3709.72</text:p>
              </table:table-cell>
              <table:table-cell office:value-type="float" office:value="167.28">
                <text:p>167.2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877">
                <text:p>3877</text:p>
              </table:table-cell>
              <table:table-cell office:value-type="float" office:value="3692.6">
                <text:p>3692.6</text:p>
              </table:table-cell>
              <table:table-cell office:value-type="float" office:value="184.4">
                <text:p>184.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877">
                <text:p>3877</text:p>
              </table:table-cell>
              <table:table-cell office:value-type="float" office:value="3694.16">
                <text:p>3694.16</text:p>
              </table:table-cell>
              <table:table-cell office:value-type="float" office:value="182.84">
                <text:p>182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877">
                <text:p>3877</text:p>
              </table:table-cell>
              <table:table-cell office:value-type="float" office:value="3715.97">
                <text:p>3715.97</text:p>
              </table:table-cell>
              <table:table-cell office:value-type="float" office:value="161.03">
                <text:p>161.0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877">
                <text:p>3877</text:p>
              </table:table-cell>
              <table:table-cell office:value-type="float" office:value="3724.12">
                <text:p>3724.12</text:p>
              </table:table-cell>
              <table:table-cell office:value-type="float" office:value="152.88">
                <text:p>152.8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877">
                <text:p>3877</text:p>
              </table:table-cell>
              <table:table-cell office:value-type="float" office:value="3567.61">
                <text:p>3567.61</text:p>
              </table:table-cell>
              <table:table-cell office:value-type="float" office:value="309.39">
                <text:p>309.3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877">
                <text:p>3877</text:p>
              </table:table-cell>
              <table:table-cell office:value-type="float" office:value="3685.78">
                <text:p>3685.78</text:p>
              </table:table-cell>
              <table:table-cell office:value-type="float" office:value="191.22">
                <text:p>191.2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877">
                <text:p>3877</text:p>
              </table:table-cell>
              <table:table-cell office:value-type="float" office:value="3712.92">
                <text:p>3712.92</text:p>
              </table:table-cell>
              <table:table-cell office:value-type="float" office:value="164.08">
                <text:p>164.0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882">
                <text:p>3882</text:p>
              </table:table-cell>
              <table:table-cell office:value-type="float" office:value="3590.28">
                <text:p>3590.28</text:p>
              </table:table-cell>
              <table:table-cell office:value-type="float" office:value="291.72">
                <text:p>291.7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882">
                <text:p>3882</text:p>
              </table:table-cell>
              <table:table-cell office:value-type="float" office:value="3706.29">
                <text:p>3706.29</text:p>
              </table:table-cell>
              <table:table-cell office:value-type="float" office:value="175.71">
                <text:p>175.7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877">
                <text:p>3877</text:p>
              </table:table-cell>
              <table:table-cell office:value-type="float" office:value="3729.79">
                <text:p>3729.79</text:p>
              </table:table-cell>
              <table:table-cell office:value-type="float" office:value="147.21">
                <text:p>147.2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877">
                <text:p>3877</text:p>
              </table:table-cell>
              <table:table-cell office:value-type="float" office:value="3766.54">
                <text:p>3766.54</text:p>
              </table:table-cell>
              <table:table-cell office:value-type="float" office:value="110.46">
                <text:p>110.4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877">
                <text:p>3877</text:p>
              </table:table-cell>
              <table:table-cell office:value-type="float" office:value="3769.83">
                <text:p>3769.83</text:p>
              </table:table-cell>
              <table:table-cell office:value-type="float" office:value="107.17">
                <text:p>107.1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877">
                <text:p>3877</text:p>
              </table:table-cell>
              <table:table-cell office:value-type="float" office:value="3731.14">
                <text:p>3731.14</text:p>
              </table:table-cell>
              <table:table-cell office:value-type="float" office:value="145.86">
                <text:p>145.8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77">
                <text:p>3877</text:p>
              </table:table-cell>
              <table:table-cell office:value-type="float" office:value="3736.54">
                <text:p>3736.54</text:p>
              </table:table-cell>
              <table:table-cell office:value-type="float" office:value="140.46">
                <text:p>140.4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877">
                <text:p>3877</text:p>
              </table:table-cell>
              <table:table-cell office:value-type="float" office:value="3743.55">
                <text:p>3743.55</text:p>
              </table:table-cell>
              <table:table-cell office:value-type="float" office:value="133.45">
                <text:p>133.4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877">
                <text:p>3877</text:p>
              </table:table-cell>
              <table:table-cell office:value-type="float" office:value="3765.47">
                <text:p>3765.47</text:p>
              </table:table-cell>
              <table:table-cell office:value-type="float" office:value="111.53">
                <text:p>111.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877">
                <text:p>3877</text:p>
              </table:table-cell>
              <table:table-cell office:value-type="float" office:value="3795">
                <text:p>3795</text:p>
              </table:table-cell>
              <table:table-cell office:value-type="float" office:value="82">
                <text:p>8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877">
                <text:p>3877</text:p>
              </table:table-cell>
              <table:table-cell office:value-type="float" office:value="3713.68">
                <text:p>3713.68</text:p>
              </table:table-cell>
              <table:table-cell office:value-type="float" office:value="163.32">
                <text:p>163.3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877">
                <text:p>3877</text:p>
              </table:table-cell>
              <table:table-cell office:value-type="float" office:value="3794.4">
                <text:p>3794.4</text:p>
              </table:table-cell>
              <table:table-cell office:value-type="float" office:value="82.5999999999999">
                <text:p>82.59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877">
                <text:p>3877</text:p>
              </table:table-cell>
              <table:table-cell office:value-type="float" office:value="3710.67">
                <text:p>3710.67</text:p>
              </table:table-cell>
              <table:table-cell office:value-type="float" office:value="166.33">
                <text:p>166.3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877">
                <text:p>3877</text:p>
              </table:table-cell>
              <table:table-cell office:value-type="float" office:value="3744.37">
                <text:p>3744.37</text:p>
              </table:table-cell>
              <table:table-cell office:value-type="float" office:value="132.63">
                <text:p>132.6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3877">
                <text:p>3877</text:p>
              </table:table-cell>
              <table:table-cell office:value-type="float" office:value="3713.21">
                <text:p>3713.21</text:p>
              </table:table-cell>
              <table:table-cell office:value-type="float" office:value="163.79">
                <text:p>163.7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877">
                <text:p>3877</text:p>
              </table:table-cell>
              <table:table-cell office:value-type="float" office:value="3708.02">
                <text:p>3708.02</text:p>
              </table:table-cell>
              <table:table-cell office:value-type="float" office:value="168.98">
                <text:p>168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877">
                <text:p>3877</text:p>
              </table:table-cell>
              <table:table-cell office:value-type="float" office:value="3788.05">
                <text:p>3788.05</text:p>
              </table:table-cell>
              <table:table-cell office:value-type="float" office:value="88.9499999999998">
                <text:p>88.94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877">
                <text:p>3877</text:p>
              </table:table-cell>
              <table:table-cell office:value-type="float" office:value="3697.07">
                <text:p>3697.07</text:p>
              </table:table-cell>
              <table:table-cell office:value-type="float" office:value="179.93">
                <text:p>179.9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877">
                <text:p>3877</text:p>
              </table:table-cell>
              <table:table-cell office:value-type="float" office:value="3780.91">
                <text:p>3780.91</text:p>
              </table:table-cell>
              <table:table-cell office:value-type="float" office:value="96.0900000000001">
                <text:p>96.09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877">
                <text:p>3877</text:p>
              </table:table-cell>
              <table:table-cell office:value-type="float" office:value="3753.56">
                <text:p>3753.56</text:p>
              </table:table-cell>
              <table:table-cell office:value-type="float" office:value="123.44">
                <text:p>123.4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877">
                <text:p>3877</text:p>
              </table:table-cell>
              <table:table-cell office:value-type="float" office:value="3771.49">
                <text:p>3771.49</text:p>
              </table:table-cell>
              <table:table-cell office:value-type="float" office:value="105.51">
                <text:p>105.5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877">
                <text:p>3877</text:p>
              </table:table-cell>
              <table:table-cell office:value-type="float" office:value="3776.84">
                <text:p>3776.84</text:p>
              </table:table-cell>
              <table:table-cell office:value-type="float" office:value="100.16">
                <text:p>100.1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877">
                <text:p>3877</text:p>
              </table:table-cell>
              <table:table-cell office:value-type="float" office:value="3805.47">
                <text:p>3805.47</text:p>
              </table:table-cell>
              <table:table-cell office:value-type="float" office:value="71.5300000000002">
                <text:p>71.53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877">
                <text:p>3877</text:p>
              </table:table-cell>
              <table:table-cell office:value-type="float" office:value="3786.01">
                <text:p>3786.01</text:p>
              </table:table-cell>
              <table:table-cell office:value-type="float" office:value="90.9899999999998">
                <text:p>90.98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877">
                <text:p>3877</text:p>
              </table:table-cell>
              <table:table-cell office:value-type="float" office:value="3678.16">
                <text:p>3678.16</text:p>
              </table:table-cell>
              <table:table-cell office:value-type="float" office:value="198.84">
                <text:p>198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3877">
                <text:p>3877</text:p>
              </table:table-cell>
              <table:table-cell office:value-type="float" office:value="3734.61">
                <text:p>3734.61</text:p>
              </table:table-cell>
              <table:table-cell office:value-type="float" office:value="142.39">
                <text:p>142.3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877">
                <text:p>3877</text:p>
              </table:table-cell>
              <table:table-cell office:value-type="float" office:value="3719.46">
                <text:p>3719.46</text:p>
              </table:table-cell>
              <table:table-cell office:value-type="float" office:value="157.54">
                <text:p>157.5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877">
                <text:p>3877</text:p>
              </table:table-cell>
              <table:table-cell office:value-type="float" office:value="3767.33">
                <text:p>3767.33</text:p>
              </table:table-cell>
              <table:table-cell office:value-type="float" office:value="109.67">
                <text:p>109.6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3882">
                <text:p>3882</text:p>
              </table:table-cell>
              <table:table-cell office:value-type="float" office:value="3653.82">
                <text:p>3653.82</text:p>
              </table:table-cell>
              <table:table-cell office:value-type="float" office:value="228.18">
                <text:p>228.1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3882">
                <text:p>3882</text:p>
              </table:table-cell>
              <table:table-cell office:value-type="float" office:value="3572.97">
                <text:p>3572.97</text:p>
              </table:table-cell>
              <table:table-cell office:value-type="float" office:value="309.03">
                <text:p>309.0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882">
                <text:p>3882</text:p>
              </table:table-cell>
              <table:table-cell office:value-type="float" office:value="3745.51">
                <text:p>3745.51</text:p>
              </table:table-cell>
              <table:table-cell office:value-type="float" office:value="136.49">
                <text:p>136.4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882">
                <text:p>3882</text:p>
              </table:table-cell>
              <table:table-cell office:value-type="float" office:value="3785.9">
                <text:p>3785.9</text:p>
              </table:table-cell>
              <table:table-cell office:value-type="float" office:value="96.0999999999999">
                <text:p>96.09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3882">
                <text:p>3882</text:p>
              </table:table-cell>
              <table:table-cell office:value-type="float" office:value="3748.09">
                <text:p>3748.09</text:p>
              </table:table-cell>
              <table:table-cell office:value-type="float" office:value="133.91">
                <text:p>133.9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882">
                <text:p>3882</text:p>
              </table:table-cell>
              <table:table-cell office:value-type="float" office:value="3798.22">
                <text:p>3798.22</text:p>
              </table:table-cell>
              <table:table-cell office:value-type="float" office:value="83.7800000000002">
                <text:p>83.78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882">
                <text:p>3882</text:p>
              </table:table-cell>
              <table:table-cell office:value-type="float" office:value="3782.94">
                <text:p>3782.94</text:p>
              </table:table-cell>
              <table:table-cell office:value-type="float" office:value="99.06">
                <text:p>99.0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877">
                <text:p>3877</text:p>
              </table:table-cell>
              <table:table-cell office:value-type="float" office:value="3775.47">
                <text:p>3775.47</text:p>
              </table:table-cell>
              <table:table-cell office:value-type="float" office:value="101.53">
                <text:p>101.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877">
                <text:p>3877</text:p>
              </table:table-cell>
              <table:table-cell office:value-type="float" office:value="3776.47">
                <text:p>3776.47</text:p>
              </table:table-cell>
              <table:table-cell office:value-type="float" office:value="100.53">
                <text:p>100.5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877">
                <text:p>3877</text:p>
              </table:table-cell>
              <table:table-cell office:value-type="float" office:value="3722.74">
                <text:p>3722.74</text:p>
              </table:table-cell>
              <table:table-cell office:value-type="float" office:value="154.26">
                <text:p>154.2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3877">
                <text:p>3877</text:p>
              </table:table-cell>
              <table:table-cell office:value-type="float" office:value="3635.07">
                <text:p>3635.07</text:p>
              </table:table-cell>
              <table:table-cell office:value-type="float" office:value="241.93">
                <text:p>241.9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877">
                <text:p>3877</text:p>
              </table:table-cell>
              <table:table-cell office:value-type="float" office:value="3677.87">
                <text:p>3677.87</text:p>
              </table:table-cell>
              <table:table-cell office:value-type="float" office:value="199.13">
                <text:p>199.1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877">
                <text:p>3877</text:p>
              </table:table-cell>
              <table:table-cell office:value-type="float" office:value="3718.85">
                <text:p>3718.85</text:p>
              </table:table-cell>
              <table:table-cell office:value-type="float" office:value="158.15">
                <text:p>158.1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877">
                <text:p>3877</text:p>
              </table:table-cell>
              <table:table-cell office:value-type="float" office:value="3661.91">
                <text:p>3661.91</text:p>
              </table:table-cell>
              <table:table-cell office:value-type="float" office:value="215.09">
                <text:p>215.0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877">
                <text:p>3877</text:p>
              </table:table-cell>
              <table:table-cell office:value-type="float" office:value="3707.06">
                <text:p>3707.06</text:p>
              </table:table-cell>
              <table:table-cell office:value-type="float" office:value="169.94">
                <text:p>169.9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3877">
                <text:p>3877</text:p>
              </table:table-cell>
              <table:table-cell office:value-type="float" office:value="3739.78">
                <text:p>3739.78</text:p>
              </table:table-cell>
              <table:table-cell office:value-type="float" office:value="137.22">
                <text:p>137.2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3877">
                <text:p>3877</text:p>
              </table:table-cell>
              <table:table-cell office:value-type="float" office:value="3645.28">
                <text:p>3645.28</text:p>
              </table:table-cell>
              <table:table-cell office:value-type="float" office:value="231.72">
                <text:p>231.7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877">
                <text:p>3877</text:p>
              </table:table-cell>
              <table:table-cell office:value-type="float" office:value="3750.69">
                <text:p>3750.69</text:p>
              </table:table-cell>
              <table:table-cell office:value-type="float" office:value="126.31">
                <text:p>126.3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877">
                <text:p>3877</text:p>
              </table:table-cell>
              <table:table-cell office:value-type="float" office:value="3779.56">
                <text:p>3779.56</text:p>
              </table:table-cell>
              <table:table-cell office:value-type="float" office:value="97.4400000000001">
                <text:p>97.44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3877">
                <text:p>3877</text:p>
              </table:table-cell>
              <table:table-cell office:value-type="float" office:value="3735.35">
                <text:p>3735.35</text:p>
              </table:table-cell>
              <table:table-cell office:value-type="float" office:value="141.65">
                <text:p>141.6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877">
                <text:p>3877</text:p>
              </table:table-cell>
              <table:table-cell office:value-type="float" office:value="3702.7">
                <text:p>3702.7</text:p>
              </table:table-cell>
              <table:table-cell office:value-type="float" office:value="174.3">
                <text:p>174.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877">
                <text:p>3877</text:p>
              </table:table-cell>
              <table:table-cell office:value-type="float" office:value="3732.66">
                <text:p>3732.66</text:p>
              </table:table-cell>
              <table:table-cell office:value-type="float" office:value="144.34">
                <text:p>144.3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3877">
                <text:p>3877</text:p>
              </table:table-cell>
              <table:table-cell office:value-type="float" office:value="3763.55">
                <text:p>3763.55</text:p>
              </table:table-cell>
              <table:table-cell office:value-type="float" office:value="113.45">
                <text:p>113.4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877">
                <text:p>3877</text:p>
              </table:table-cell>
              <table:table-cell office:value-type="float" office:value="3769.79">
                <text:p>3769.79</text:p>
              </table:table-cell>
              <table:table-cell office:value-type="float" office:value="107.21">
                <text:p>107.2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877">
                <text:p>3877</text:p>
              </table:table-cell>
              <table:table-cell office:value-type="float" office:value="3744.28">
                <text:p>3744.28</text:p>
              </table:table-cell>
              <table:table-cell office:value-type="float" office:value="132.72">
                <text:p>132.7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877">
                <text:p>3877</text:p>
              </table:table-cell>
              <table:table-cell office:value-type="float" office:value="3729.09">
                <text:p>3729.09</text:p>
              </table:table-cell>
              <table:table-cell office:value-type="float" office:value="147.91">
                <text:p>147.9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877">
                <text:p>3877</text:p>
              </table:table-cell>
              <table:table-cell office:value-type="float" office:value="3710.09">
                <text:p>3710.09</text:p>
              </table:table-cell>
              <table:table-cell office:value-type="float" office:value="166.91">
                <text:p>166.9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3877">
                <text:p>3877</text:p>
              </table:table-cell>
              <table:table-cell office:value-type="float" office:value="3734.27">
                <text:p>3734.27</text:p>
              </table:table-cell>
              <table:table-cell office:value-type="float" office:value="142.73">
                <text:p>142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877">
                <text:p>3877</text:p>
              </table:table-cell>
              <table:table-cell office:value-type="float" office:value="3701.33">
                <text:p>3701.33</text:p>
              </table:table-cell>
              <table:table-cell office:value-type="float" office:value="175.67">
                <text:p>175.6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877">
                <text:p>3877</text:p>
              </table:table-cell>
              <table:table-cell office:value-type="float" office:value="3743.1">
                <text:p>3743.1</text:p>
              </table:table-cell>
              <table:table-cell office:value-type="float" office:value="133.9">
                <text:p>133.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877">
                <text:p>3877</text:p>
              </table:table-cell>
              <table:table-cell office:value-type="float" office:value="3673.97">
                <text:p>3673.97</text:p>
              </table:table-cell>
              <table:table-cell office:value-type="float" office:value="203.03">
                <text:p>203.0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3877">
                <text:p>3877</text:p>
              </table:table-cell>
              <table:table-cell office:value-type="float" office:value="3775">
                <text:p>3775</text:p>
              </table:table-cell>
              <table:table-cell office:value-type="float" office:value="102">
                <text:p>1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877">
                <text:p>3877</text:p>
              </table:table-cell>
              <table:table-cell office:value-type="float" office:value="3742.5">
                <text:p>3742.5</text:p>
              </table:table-cell>
              <table:table-cell office:value-type="float" office:value="134.5">
                <text:p>134.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3877">
                <text:p>3877</text:p>
              </table:table-cell>
              <table:table-cell office:value-type="float" office:value="3665.39">
                <text:p>3665.39</text:p>
              </table:table-cell>
              <table:table-cell office:value-type="float" office:value="211.61">
                <text:p>211.6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877">
                <text:p>3877</text:p>
              </table:table-cell>
              <table:table-cell office:value-type="float" office:value="3703.26">
                <text:p>3703.26</text:p>
              </table:table-cell>
              <table:table-cell office:value-type="float" office:value="173.74">
                <text:p>173.7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877">
                <text:p>3877</text:p>
              </table:table-cell>
              <table:table-cell office:value-type="float" office:value="3753.09">
                <text:p>3753.09</text:p>
              </table:table-cell>
              <table:table-cell office:value-type="float" office:value="123.91">
                <text:p>123.9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3877">
                <text:p>3877</text:p>
              </table:table-cell>
              <table:table-cell office:value-type="float" office:value="3764.49">
                <text:p>3764.49</text:p>
              </table:table-cell>
              <table:table-cell office:value-type="float" office:value="112.51">
                <text:p>112.5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3877">
                <text:p>3877</text:p>
              </table:table-cell>
              <table:table-cell office:value-type="float" office:value="3689.67">
                <text:p>3689.67</text:p>
              </table:table-cell>
              <table:table-cell office:value-type="float" office:value="187.33">
                <text:p>187.3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877">
                <text:p>3877</text:p>
              </table:table-cell>
              <table:table-cell office:value-type="float" office:value="3682.15">
                <text:p>3682.15</text:p>
              </table:table-cell>
              <table:table-cell office:value-type="float" office:value="194.85">
                <text:p>194.8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877">
                <text:p>3877</text:p>
              </table:table-cell>
              <table:table-cell office:value-type="float" office:value="3730.64">
                <text:p>3730.64</text:p>
              </table:table-cell>
              <table:table-cell office:value-type="float" office:value="146.36">
                <text:p>146.3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877">
                <text:p>3877</text:p>
              </table:table-cell>
              <table:table-cell office:value-type="float" office:value="3748.4">
                <text:p>3748.4</text:p>
              </table:table-cell>
              <table:table-cell office:value-type="float" office:value="128.6">
                <text:p>128.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877">
                <text:p>3877</text:p>
              </table:table-cell>
              <table:table-cell office:value-type="float" office:value="3759.11">
                <text:p>3759.11</text:p>
              </table:table-cell>
              <table:table-cell office:value-type="float" office:value="117.89">
                <text:p>117.8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3877">
                <text:p>3877</text:p>
              </table:table-cell>
              <table:table-cell office:value-type="float" office:value="3651.62">
                <text:p>3651.62</text:p>
              </table:table-cell>
              <table:table-cell office:value-type="float" office:value="225.38">
                <text:p>225.3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3877">
                <text:p>3877</text:p>
              </table:table-cell>
              <table:table-cell office:value-type="float" office:value="3766.46">
                <text:p>3766.46</text:p>
              </table:table-cell>
              <table:table-cell office:value-type="float" office:value="110.54">
                <text:p>110.5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877">
                <text:p>3877</text:p>
              </table:table-cell>
              <table:table-cell office:value-type="float" office:value="3791.28">
                <text:p>3791.28</text:p>
              </table:table-cell>
              <table:table-cell office:value-type="float" office:value="85.7199999999998">
                <text:p>85.71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3877">
                <text:p>3877</text:p>
              </table:table-cell>
              <table:table-cell office:value-type="float" office:value="3745.43">
                <text:p>3745.43</text:p>
              </table:table-cell>
              <table:table-cell office:value-type="float" office:value="131.57">
                <text:p>131.5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877">
                <text:p>3877</text:p>
              </table:table-cell>
              <table:table-cell office:value-type="float" office:value="3673.54">
                <text:p>3673.54</text:p>
              </table:table-cell>
              <table:table-cell office:value-type="float" office:value="203.46">
                <text:p>203.4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877">
                <text:p>3877</text:p>
              </table:table-cell>
              <table:table-cell office:value-type="float" office:value="3564.51">
                <text:p>3564.51</text:p>
              </table:table-cell>
              <table:table-cell office:value-type="float" office:value="312.49">
                <text:p>312.4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877">
                <text:p>3877</text:p>
              </table:table-cell>
              <table:table-cell office:value-type="float" office:value="3674.24">
                <text:p>3674.24</text:p>
              </table:table-cell>
              <table:table-cell office:value-type="float" office:value="202.76">
                <text:p>202.7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3877">
                <text:p>3877</text:p>
              </table:table-cell>
              <table:table-cell office:value-type="float" office:value="3801.89">
                <text:p>3801.89</text:p>
              </table:table-cell>
              <table:table-cell office:value-type="float" office:value="75.1100000000001">
                <text:p>75.11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877">
                <text:p>3877</text:p>
              </table:table-cell>
              <table:table-cell office:value-type="float" office:value="3675.18">
                <text:p>3675.18</text:p>
              </table:table-cell>
              <table:table-cell office:value-type="float" office:value="201.82">
                <text:p>201.8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3877">
                <text:p>3877</text:p>
              </table:table-cell>
              <table:table-cell office:value-type="float" office:value="3703.77">
                <text:p>3703.77</text:p>
              </table:table-cell>
              <table:table-cell office:value-type="float" office:value="173.23">
                <text:p>173.2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877">
                <text:p>3877</text:p>
              </table:table-cell>
              <table:table-cell office:value-type="float" office:value="3751.33">
                <text:p>3751.33</text:p>
              </table:table-cell>
              <table:table-cell office:value-type="float" office:value="125.67">
                <text:p>125.6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877">
                <text:p>3877</text:p>
              </table:table-cell>
              <table:table-cell office:value-type="float" office:value="3763.97">
                <text:p>3763.97</text:p>
              </table:table-cell>
              <table:table-cell office:value-type="float" office:value="113.03">
                <text:p>113.0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3877">
                <text:p>3877</text:p>
              </table:table-cell>
              <table:table-cell office:value-type="float" office:value="3800.75">
                <text:p>3800.75</text:p>
              </table:table-cell>
              <table:table-cell office:value-type="float" office:value="76.25">
                <text:p>76.2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877">
                <text:p>3877</text:p>
              </table:table-cell>
              <table:table-cell office:value-type="float" office:value="3710.48">
                <text:p>3710.48</text:p>
              </table:table-cell>
              <table:table-cell office:value-type="float" office:value="166.52">
                <text:p>166.5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877">
                <text:p>3877</text:p>
              </table:table-cell>
              <table:table-cell office:value-type="float" office:value="3755.62">
                <text:p>3755.62</text:p>
              </table:table-cell>
              <table:table-cell office:value-type="float" office:value="121.38">
                <text:p>121.3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877">
                <text:p>3877</text:p>
              </table:table-cell>
              <table:table-cell office:value-type="float" office:value="3759.82">
                <text:p>3759.82</text:p>
              </table:table-cell>
              <table:table-cell office:value-type="float" office:value="117.18">
                <text:p>117.1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877">
                <text:p>3877</text:p>
              </table:table-cell>
              <table:table-cell office:value-type="float" office:value="3755.57">
                <text:p>3755.57</text:p>
              </table:table-cell>
              <table:table-cell office:value-type="float" office:value="121.43">
                <text:p>121.4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877">
                <text:p>3877</text:p>
              </table:table-cell>
              <table:table-cell office:value-type="float" office:value="3727.31">
                <text:p>3727.31</text:p>
              </table:table-cell>
              <table:table-cell office:value-type="float" office:value="149.69">
                <text:p>149.6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3877">
                <text:p>3877</text:p>
              </table:table-cell>
              <table:table-cell office:value-type="float" office:value="3796.08">
                <text:p>3796.08</text:p>
              </table:table-cell>
              <table:table-cell office:value-type="float" office:value="80.9200000000001">
                <text:p>80.92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877">
                <text:p>3877</text:p>
              </table:table-cell>
              <table:table-cell office:value-type="float" office:value="3752.38">
                <text:p>3752.38</text:p>
              </table:table-cell>
              <table:table-cell office:value-type="float" office:value="124.62">
                <text:p>124.6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877">
                <text:p>3877</text:p>
              </table:table-cell>
              <table:table-cell office:value-type="float" office:value="3725.97">
                <text:p>3725.97</text:p>
              </table:table-cell>
              <table:table-cell office:value-type="float" office:value="151.03">
                <text:p>151.0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877">
                <text:p>3877</text:p>
              </table:table-cell>
              <table:table-cell office:value-type="float" office:value="3799.61">
                <text:p>3799.61</text:p>
              </table:table-cell>
              <table:table-cell office:value-type="float" office:value="77.3899999999999">
                <text:p>77.38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3877">
                <text:p>3877</text:p>
              </table:table-cell>
              <table:table-cell office:value-type="float" office:value="3772.38">
                <text:p>3772.38</text:p>
              </table:table-cell>
              <table:table-cell office:value-type="float" office:value="104.62">
                <text:p>104.6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877">
                <text:p>3877</text:p>
              </table:table-cell>
              <table:table-cell office:value-type="float" office:value="3786.46">
                <text:p>3786.46</text:p>
              </table:table-cell>
              <table:table-cell office:value-type="float" office:value="90.54">
                <text:p>90.5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3877">
                <text:p>3877</text:p>
              </table:table-cell>
              <table:table-cell office:value-type="float" office:value="3769.3">
                <text:p>3769.3</text:p>
              </table:table-cell>
              <table:table-cell office:value-type="float" office:value="107.7">
                <text:p>107.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877">
                <text:p>3877</text:p>
              </table:table-cell>
              <table:table-cell office:value-type="float" office:value="3782.55">
                <text:p>3782.55</text:p>
              </table:table-cell>
              <table:table-cell office:value-type="float" office:value="94.4499999999998">
                <text:p>94.44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877">
                <text:p>3877</text:p>
              </table:table-cell>
              <table:table-cell office:value-type="float" office:value="3717.84">
                <text:p>3717.84</text:p>
              </table:table-cell>
              <table:table-cell office:value-type="float" office:value="159.16">
                <text:p>159.1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877">
                <text:p>3877</text:p>
              </table:table-cell>
              <table:table-cell office:value-type="float" office:value="3754.8">
                <text:p>3754.8</text:p>
              </table:table-cell>
              <table:table-cell office:value-type="float" office:value="122.2">
                <text:p>122.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877">
                <text:p>3877</text:p>
              </table:table-cell>
              <table:table-cell office:value-type="float" office:value="3749.32">
                <text:p>3749.32</text:p>
              </table:table-cell>
              <table:table-cell office:value-type="float" office:value="127.68">
                <text:p>127.6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877">
                <text:p>3877</text:p>
              </table:table-cell>
              <table:table-cell office:value-type="float" office:value="3702.43">
                <text:p>3702.43</text:p>
              </table:table-cell>
              <table:table-cell office:value-type="float" office:value="174.57">
                <text:p>174.5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3877">
                <text:p>3877</text:p>
              </table:table-cell>
              <table:table-cell office:value-type="float" office:value="3714.8">
                <text:p>3714.8</text:p>
              </table:table-cell>
              <table:table-cell office:value-type="float" office:value="162.2">
                <text:p>162.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877">
                <text:p>3877</text:p>
              </table:table-cell>
              <table:table-cell office:value-type="float" office:value="3653.98">
                <text:p>3653.98</text:p>
              </table:table-cell>
              <table:table-cell office:value-type="float" office:value="223.02">
                <text:p>223.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877">
                <text:p>3877</text:p>
              </table:table-cell>
              <table:table-cell office:value-type="float" office:value="3783.5">
                <text:p>3783.5</text:p>
              </table:table-cell>
              <table:table-cell office:value-type="float" office:value="93.5">
                <text:p>93.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877">
                <text:p>3877</text:p>
              </table:table-cell>
              <table:table-cell office:value-type="float" office:value="3780.6">
                <text:p>3780.6</text:p>
              </table:table-cell>
              <table:table-cell office:value-type="float" office:value="96.4000000000001">
                <text:p>96.40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877">
                <text:p>3877</text:p>
              </table:table-cell>
              <table:table-cell office:value-type="float" office:value="3755.99">
                <text:p>3755.99</text:p>
              </table:table-cell>
              <table:table-cell office:value-type="float" office:value="121.01">
                <text:p>121.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877">
                <text:p>3877</text:p>
              </table:table-cell>
              <table:table-cell office:value-type="float" office:value="3725.21">
                <text:p>3725.21</text:p>
              </table:table-cell>
              <table:table-cell office:value-type="float" office:value="151.79">
                <text:p>151.7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877">
                <text:p>3877</text:p>
              </table:table-cell>
              <table:table-cell office:value-type="float" office:value="3720.43">
                <text:p>3720.43</text:p>
              </table:table-cell>
              <table:table-cell office:value-type="float" office:value="156.57">
                <text:p>156.5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877">
                <text:p>3877</text:p>
              </table:table-cell>
              <table:table-cell office:value-type="float" office:value="3706.82">
                <text:p>3706.82</text:p>
              </table:table-cell>
              <table:table-cell office:value-type="float" office:value="170.18">
                <text:p>170.1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877">
                <text:p>3877</text:p>
              </table:table-cell>
              <table:table-cell office:value-type="float" office:value="3739.94">
                <text:p>3739.94</text:p>
              </table:table-cell>
              <table:table-cell office:value-type="float" office:value="137.06">
                <text:p>137.0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877">
                <text:p>3877</text:p>
              </table:table-cell>
              <table:table-cell office:value-type="float" office:value="3707.12">
                <text:p>3707.12</text:p>
              </table:table-cell>
              <table:table-cell office:value-type="float" office:value="169.88">
                <text:p>169.8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877">
                <text:p>3877</text:p>
              </table:table-cell>
              <table:table-cell office:value-type="float" office:value="3726.16">
                <text:p>3726.16</text:p>
              </table:table-cell>
              <table:table-cell office:value-type="float" office:value="150.84">
                <text:p>150.8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877">
                <text:p>3877</text:p>
              </table:table-cell>
              <table:table-cell office:value-type="float" office:value="3794.34">
                <text:p>3794.34</text:p>
              </table:table-cell>
              <table:table-cell office:value-type="float" office:value="82.6599999999999">
                <text:p>82.65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877">
                <text:p>3877</text:p>
              </table:table-cell>
              <table:table-cell office:value-type="float" office:value="3761.54">
                <text:p>3761.54</text:p>
              </table:table-cell>
              <table:table-cell office:value-type="float" office:value="115.46">
                <text:p>115.4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3877">
                <text:p>3877</text:p>
              </table:table-cell>
              <table:table-cell office:value-type="float" office:value="3767.01">
                <text:p>3767.01</text:p>
              </table:table-cell>
              <table:table-cell office:value-type="float" office:value="109.99">
                <text:p>109.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877">
                <text:p>3877</text:p>
              </table:table-cell>
              <table:table-cell office:value-type="float" office:value="3725.27">
                <text:p>3725.27</text:p>
              </table:table-cell>
              <table:table-cell office:value-type="float" office:value="151.73">
                <text:p>151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877">
                <text:p>3877</text:p>
              </table:table-cell>
              <table:table-cell office:value-type="float" office:value="3758.51">
                <text:p>3758.51</text:p>
              </table:table-cell>
              <table:table-cell office:value-type="float" office:value="118.49">
                <text:p>118.4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877">
                <text:p>3877</text:p>
              </table:table-cell>
              <table:table-cell office:value-type="float" office:value="3784.93">
                <text:p>3784.93</text:p>
              </table:table-cell>
              <table:table-cell office:value-type="float" office:value="92.0700000000002">
                <text:p>92.07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877">
                <text:p>3877</text:p>
              </table:table-cell>
              <table:table-cell office:value-type="float" office:value="3772.69">
                <text:p>3772.69</text:p>
              </table:table-cell>
              <table:table-cell office:value-type="float" office:value="104.31">
                <text:p>104.3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877">
                <text:p>3877</text:p>
              </table:table-cell>
              <table:table-cell office:value-type="float" office:value="3717.57">
                <text:p>3717.57</text:p>
              </table:table-cell>
              <table:table-cell office:value-type="float" office:value="159.43">
                <text:p>159.4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877">
                <text:p>3877</text:p>
              </table:table-cell>
              <table:table-cell office:value-type="float" office:value="3745.33">
                <text:p>3745.33</text:p>
              </table:table-cell>
              <table:table-cell office:value-type="float" office:value="131.67">
                <text:p>131.6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877">
                <text:p>3877</text:p>
              </table:table-cell>
              <table:table-cell office:value-type="float" office:value="3791.11">
                <text:p>3791.11</text:p>
              </table:table-cell>
              <table:table-cell office:value-type="float" office:value="85.8899999999999">
                <text:p>85.88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3877">
                <text:p>3877</text:p>
              </table:table-cell>
              <table:table-cell office:value-type="float" office:value="3730.52">
                <text:p>3730.52</text:p>
              </table:table-cell>
              <table:table-cell office:value-type="float" office:value="146.48">
                <text:p>146.4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659.65">
                <text:p>3659.65</text:p>
              </table:table-cell>
              <table:table-cell office:value-type="float" office:value="222.35">
                <text:p>222.3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771.97">
                <text:p>3771.97</text:p>
              </table:table-cell>
              <table:table-cell office:value-type="float" office:value="110.03">
                <text:p>110.0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715.75">
                <text:p>3715.75</text:p>
              </table:table-cell>
              <table:table-cell office:value-type="float" office:value="166.25">
                <text:p>166.2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772.94">
                <text:p>3772.94</text:p>
              </table:table-cell>
              <table:table-cell office:value-type="float" office:value="109.06">
                <text:p>109.0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803.53">
                <text:p>3803.53</text:p>
              </table:table-cell>
              <table:table-cell office:value-type="float" office:value="78.4699999999998">
                <text:p>78.46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798.02">
                <text:p>3798.02</text:p>
              </table:table-cell>
              <table:table-cell office:value-type="float" office:value="83.98">
                <text:p>83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765.83">
                <text:p>3765.83</text:p>
              </table:table-cell>
              <table:table-cell office:value-type="float" office:value="116.17">
                <text:p>116.1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733.66">
                <text:p>3733.66</text:p>
              </table:table-cell>
              <table:table-cell office:value-type="float" office:value="148.34">
                <text:p>148.3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3882">
                <text:p>3882</text:p>
              </table:table-cell>
              <table:table-cell office:value-type="float" office:value="3799.39">
                <text:p>3799.39</text:p>
              </table:table-cell>
              <table:table-cell office:value-type="float" office:value="82.6100000000001">
                <text:p>82.61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755.77">
                <text:p>3755.77</text:p>
              </table:table-cell>
              <table:table-cell office:value-type="float" office:value="126.23">
                <text:p>126.2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765.76">
                <text:p>3765.76</text:p>
              </table:table-cell>
              <table:table-cell office:value-type="float" office:value="116.24">
                <text:p>116.2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694.44">
                <text:p>3694.44</text:p>
              </table:table-cell>
              <table:table-cell office:value-type="float" office:value="187.56">
                <text:p>187.5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772.27">
                <text:p>3772.27</text:p>
              </table:table-cell>
              <table:table-cell office:value-type="float" office:value="109.73">
                <text:p>109.7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786.71">
                <text:p>3786.71</text:p>
              </table:table-cell>
              <table:table-cell office:value-type="float" office:value="95.29">
                <text:p>95.2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777.23">
                <text:p>3777.23</text:p>
              </table:table-cell>
              <table:table-cell office:value-type="float" office:value="104.77">
                <text:p>104.7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718.92">
                <text:p>3718.92</text:p>
              </table:table-cell>
              <table:table-cell office:value-type="float" office:value="163.08">
                <text:p>163.0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688.93">
                <text:p>3688.93</text:p>
              </table:table-cell>
              <table:table-cell office:value-type="float" office:value="193.07">
                <text:p>193.0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715.44">
                <text:p>3715.44</text:p>
              </table:table-cell>
              <table:table-cell office:value-type="float" office:value="166.56">
                <text:p>166.5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882">
                <text:p>3882</text:p>
              </table:table-cell>
              <table:table-cell office:value-type="float" office:value="3659.48">
                <text:p>3659.48</text:p>
              </table:table-cell>
              <table:table-cell office:value-type="float" office:value="222.52">
                <text:p>222.5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720.01">
                <text:p>3720.01</text:p>
              </table:table-cell>
              <table:table-cell office:value-type="float" office:value="161.99">
                <text:p>161.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726.36">
                <text:p>3726.36</text:p>
              </table:table-cell>
              <table:table-cell office:value-type="float" office:value="155.64">
                <text:p>155.6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719.86">
                <text:p>3719.86</text:p>
              </table:table-cell>
              <table:table-cell office:value-type="float" office:value="162.14">
                <text:p>162.1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714.22">
                <text:p>3714.22</text:p>
              </table:table-cell>
              <table:table-cell office:value-type="float" office:value="167.78">
                <text:p>167.7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657.87">
                <text:p>3657.87</text:p>
              </table:table-cell>
              <table:table-cell office:value-type="float" office:value="224.13">
                <text:p>224.1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732.15">
                <text:p>3732.15</text:p>
              </table:table-cell>
              <table:table-cell office:value-type="float" office:value="149.85">
                <text:p>149.8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787.61">
                <text:p>3787.61</text:p>
              </table:table-cell>
              <table:table-cell office:value-type="float" office:value="94.3899999999999">
                <text:p>94.38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773.39">
                <text:p>3773.39</text:p>
              </table:table-cell>
              <table:table-cell office:value-type="float" office:value="108.61">
                <text:p>108.6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719.91">
                <text:p>3719.91</text:p>
              </table:table-cell>
              <table:table-cell office:value-type="float" office:value="162.09">
                <text:p>162.0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882">
                <text:p>3882</text:p>
              </table:table-cell>
              <table:table-cell office:value-type="float" office:value="3753.71">
                <text:p>3753.71</text:p>
              </table:table-cell>
              <table:table-cell office:value-type="float" office:value="128.29">
                <text:p>128.2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3882">
                <text:p>3882</text:p>
              </table:table-cell>
              <table:table-cell office:value-type="float" office:value="3746.11">
                <text:p>3746.11</text:p>
              </table:table-cell>
              <table:table-cell office:value-type="float" office:value="135.89">
                <text:p>135.8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882">
                <text:p>3882</text:p>
              </table:table-cell>
              <table:table-cell office:value-type="float" office:value="3783.49">
                <text:p>3783.49</text:p>
              </table:table-cell>
              <table:table-cell office:value-type="float" office:value="98.5100000000002">
                <text:p>98.51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882">
                <text:p>3882</text:p>
              </table:table-cell>
              <table:table-cell office:value-type="float" office:value="3799.3">
                <text:p>3799.3</text:p>
              </table:table-cell>
              <table:table-cell office:value-type="float" office:value="82.6999999999998">
                <text:p>82.69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882">
                <text:p>3882</text:p>
              </table:table-cell>
              <table:table-cell office:value-type="float" office:value="3732.07">
                <text:p>3732.07</text:p>
              </table:table-cell>
              <table:table-cell office:value-type="float" office:value="149.93">
                <text:p>149.9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882">
                <text:p>3882</text:p>
              </table:table-cell>
              <table:table-cell office:value-type="float" office:value="3790.03">
                <text:p>3790.03</text:p>
              </table:table-cell>
              <table:table-cell office:value-type="float" office:value="91.9699999999998">
                <text:p>91.96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882">
                <text:p>3882</text:p>
              </table:table-cell>
              <table:table-cell office:value-type="float" office:value="3810.51">
                <text:p>3810.51</text:p>
              </table:table-cell>
              <table:table-cell office:value-type="float" office:value="71.4899999999998">
                <text:p>71.48999999999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882">
                <text:p>3882</text:p>
              </table:table-cell>
              <table:table-cell office:value-type="float" office:value="3778.28">
                <text:p>3778.28</text:p>
              </table:table-cell>
              <table:table-cell office:value-type="float" office:value="103.72">
                <text:p>103.7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882">
                <text:p>3882</text:p>
              </table:table-cell>
              <table:table-cell office:value-type="float" office:value="3794.43">
                <text:p>3794.43</text:p>
              </table:table-cell>
              <table:table-cell office:value-type="float" office:value="87.5700000000002">
                <text:p>87.57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882">
                <text:p>3882</text:p>
              </table:table-cell>
              <table:table-cell office:value-type="float" office:value="3776.17">
                <text:p>3776.17</text:p>
              </table:table-cell>
              <table:table-cell office:value-type="float" office:value="105.83">
                <text:p>105.8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882">
                <text:p>3882</text:p>
              </table:table-cell>
              <table:table-cell office:value-type="float" office:value="3797.58">
                <text:p>3797.58</text:p>
              </table:table-cell>
              <table:table-cell office:value-type="float" office:value="84.4200000000001">
                <text:p>84.42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882">
                <text:p>3882</text:p>
              </table:table-cell>
              <table:table-cell office:value-type="float" office:value="3626.65">
                <text:p>3626.65</text:p>
              </table:table-cell>
              <table:table-cell office:value-type="float" office:value="255.35">
                <text:p>255.3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882">
                <text:p>3882</text:p>
              </table:table-cell>
              <table:table-cell office:value-type="float" office:value="3685.67">
                <text:p>3685.67</text:p>
              </table:table-cell>
              <table:table-cell office:value-type="float" office:value="196.33">
                <text:p>196.3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882">
                <text:p>3882</text:p>
              </table:table-cell>
              <table:table-cell office:value-type="float" office:value="3726.92">
                <text:p>3726.92</text:p>
              </table:table-cell>
              <table:table-cell office:value-type="float" office:value="155.08">
                <text:p>155.0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882">
                <text:p>3882</text:p>
              </table:table-cell>
              <table:table-cell office:value-type="float" office:value="3721.45">
                <text:p>3721.45</text:p>
              </table:table-cell>
              <table:table-cell office:value-type="float" office:value="160.55">
                <text:p>160.5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882">
                <text:p>3882</text:p>
              </table:table-cell>
              <table:table-cell office:value-type="float" office:value="3739.33">
                <text:p>3739.33</text:p>
              </table:table-cell>
              <table:table-cell office:value-type="float" office:value="142.67">
                <text:p>142.6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882">
                <text:p>3882</text:p>
              </table:table-cell>
              <table:table-cell office:value-type="float" office:value="3771.2">
                <text:p>3771.2</text:p>
              </table:table-cell>
              <table:table-cell office:value-type="float" office:value="110.8">
                <text:p>110.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3882">
                <text:p>3882</text:p>
              </table:table-cell>
              <table:table-cell office:value-type="float" office:value="3745.44">
                <text:p>3745.44</text:p>
              </table:table-cell>
              <table:table-cell office:value-type="float" office:value="136.56">
                <text:p>136.5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882">
                <text:p>3882</text:p>
              </table:table-cell>
              <table:table-cell office:value-type="float" office:value="3763.78">
                <text:p>3763.78</text:p>
              </table:table-cell>
              <table:table-cell office:value-type="float" office:value="118.22">
                <text:p>118.2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3882">
                <text:p>3882</text:p>
              </table:table-cell>
              <table:table-cell office:value-type="float" office:value="3682.02">
                <text:p>3682.02</text:p>
              </table:table-cell>
              <table:table-cell office:value-type="float" office:value="199.98">
                <text:p>199.9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3882">
                <text:p>3882</text:p>
              </table:table-cell>
              <table:table-cell office:value-type="float" office:value="3682.24">
                <text:p>3682.24</text:p>
              </table:table-cell>
              <table:table-cell office:value-type="float" office:value="199.76">
                <text:p>199.7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882">
                <text:p>3882</text:p>
              </table:table-cell>
              <table:table-cell office:value-type="float" office:value="3714.91">
                <text:p>3714.91</text:p>
              </table:table-cell>
              <table:table-cell office:value-type="float" office:value="167.09">
                <text:p>167.0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882">
                <text:p>3882</text:p>
              </table:table-cell>
              <table:table-cell office:value-type="float" office:value="3762.94">
                <text:p>3762.94</text:p>
              </table:table-cell>
              <table:table-cell office:value-type="float" office:value="119.06">
                <text:p>119.0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3882">
                <text:p>3882</text:p>
              </table:table-cell>
              <table:table-cell office:value-type="float" office:value="3789.44">
                <text:p>3789.44</text:p>
              </table:table-cell>
              <table:table-cell office:value-type="float" office:value="92.56">
                <text:p>92.5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882">
                <text:p>3882</text:p>
              </table:table-cell>
              <table:table-cell office:value-type="float" office:value="3797.96">
                <text:p>3797.96</text:p>
              </table:table-cell>
              <table:table-cell office:value-type="float" office:value="84.04">
                <text:p>84.0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3882">
                <text:p>3882</text:p>
              </table:table-cell>
              <table:table-cell office:value-type="float" office:value="3761.93">
                <text:p>3761.93</text:p>
              </table:table-cell>
              <table:table-cell office:value-type="float" office:value="120.07">
                <text:p>120.0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882">
                <text:p>3882</text:p>
              </table:table-cell>
              <table:table-cell office:value-type="float" office:value="3785.13">
                <text:p>3785.13</text:p>
              </table:table-cell>
              <table:table-cell office:value-type="float" office:value="96.8699999999999">
                <text:p>96.86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882">
                <text:p>3882</text:p>
              </table:table-cell>
              <table:table-cell office:value-type="float" office:value="3720.25">
                <text:p>3720.25</text:p>
              </table:table-cell>
              <table:table-cell office:value-type="float" office:value="161.75">
                <text:p>161.7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3882">
                <text:p>3882</text:p>
              </table:table-cell>
              <table:table-cell office:value-type="float" office:value="3746.67">
                <text:p>3746.67</text:p>
              </table:table-cell>
              <table:table-cell office:value-type="float" office:value="135.33">
                <text:p>135.3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882">
                <text:p>3882</text:p>
              </table:table-cell>
              <table:table-cell office:value-type="float" office:value="3772.67">
                <text:p>3772.67</text:p>
              </table:table-cell>
              <table:table-cell office:value-type="float" office:value="109.33">
                <text:p>109.3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882">
                <text:p>3882</text:p>
              </table:table-cell>
              <table:table-cell office:value-type="float" office:value="3785.96">
                <text:p>3785.96</text:p>
              </table:table-cell>
              <table:table-cell office:value-type="float" office:value="96.04">
                <text:p>96.0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882">
                <text:p>3882</text:p>
              </table:table-cell>
              <table:table-cell office:value-type="float" office:value="3664.79">
                <text:p>3664.79</text:p>
              </table:table-cell>
              <table:table-cell office:value-type="float" office:value="217.21">
                <text:p>217.2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882">
                <text:p>3882</text:p>
              </table:table-cell>
              <table:table-cell office:value-type="float" office:value="3793.08">
                <text:p>3793.08</text:p>
              </table:table-cell>
              <table:table-cell office:value-type="float" office:value="88.9200000000001">
                <text:p>88.920000000000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3882">
                <text:p>3882</text:p>
              </table:table-cell>
              <table:table-cell office:value-type="float" office:value="3774.74">
                <text:p>3774.74</text:p>
              </table:table-cell>
              <table:table-cell office:value-type="float" office:value="107.26">
                <text:p>107.2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3882">
                <text:p>3882</text:p>
              </table:table-cell>
              <table:table-cell office:value-type="float" office:value="3773.44">
                <text:p>3773.44</text:p>
              </table:table-cell>
              <table:table-cell office:value-type="float" office:value="108.56">
                <text:p>108.5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3882">
                <text:p>3882</text:p>
              </table:table-cell>
              <table:table-cell office:value-type="float" office:value="3777.96">
                <text:p>3777.96</text:p>
              </table:table-cell>
              <table:table-cell office:value-type="float" office:value="104.04">
                <text:p>104.0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882">
                <text:p>3882</text:p>
              </table:table-cell>
              <table:table-cell office:value-type="float" office:value="3749.33">
                <text:p>3749.33</text:p>
              </table:table-cell>
              <table:table-cell office:value-type="float" office:value="132.67">
                <text:p>132.6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3882">
                <text:p>3882</text:p>
              </table:table-cell>
              <table:table-cell office:value-type="float" office:value="3756.49">
                <text:p>3756.49</text:p>
              </table:table-cell>
              <table:table-cell office:value-type="float" office:value="125.51">
                <text:p>125.5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3882">
                <text:p>3882</text:p>
              </table:table-cell>
              <table:table-cell office:value-type="float" office:value="3735.2">
                <text:p>3735.2</text:p>
              </table:table-cell>
              <table:table-cell office:value-type="float" office:value="146.8">
                <text:p>146.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882">
                <text:p>3882</text:p>
              </table:table-cell>
              <table:table-cell office:value-type="float" office:value="3801.42">
                <text:p>3801.42</text:p>
              </table:table-cell>
              <table:table-cell office:value-type="float" office:value="80.5799999999999">
                <text:p>80.5799999999999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3882">
                <text:p>3882</text:p>
              </table:table-cell>
              <table:table-cell office:value-type="float" office:value="3798.2">
                <text:p>3798.2</text:p>
              </table:table-cell>
              <table:table-cell office:value-type="float" office:value="83.8000000000002">
                <text:p>83.8000000000002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3882">
                <text:p>3882</text:p>
              </table:table-cell>
              <table:table-cell office:value-type="float" office:value="3796.96">
                <text:p>3796.96</text:p>
              </table:table-cell>
              <table:table-cell office:value-type="float" office:value="85.04">
                <text:p>85.0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3882">
                <text:p>3882</text:p>
              </table:table-cell>
              <table:table-cell office:value-type="float" office:value="3780.97">
                <text:p>3780.97</text:p>
              </table:table-cell>
              <table:table-cell office:value-type="float" office:value="101.03">
                <text:p>101.0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3882">
                <text:p>3882</text:p>
              </table:table-cell>
              <table:table-cell office:value-type="float" office:value="3787.77">
                <text:p>3787.77</text:p>
              </table:table-cell>
              <table:table-cell office:value-type="float" office:value="94.23">
                <text:p>94.2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3882">
                <text:p>3882</text:p>
              </table:table-cell>
              <table:table-cell office:value-type="float" office:value="3763.75">
                <text:p>3763.75</text:p>
              </table:table-cell>
              <table:table-cell office:value-type="float" office:value="118.25">
                <text:p>118.2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3882">
                <text:p>3882</text:p>
              </table:table-cell>
              <table:table-cell office:value-type="float" office:value="3706.96">
                <text:p>3706.96</text:p>
              </table:table-cell>
              <table:table-cell office:value-type="float" office:value="175.04">
                <text:p>175.0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882">
                <text:p>3882</text:p>
              </table:table-cell>
              <table:table-cell office:value-type="float" office:value="3761.45">
                <text:p>3761.45</text:p>
              </table:table-cell>
              <table:table-cell office:value-type="float" office:value="120.55">
                <text:p>120.5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3882">
                <text:p>3882</text:p>
              </table:table-cell>
              <table:table-cell office:value-type="float" office:value="3766.9">
                <text:p>3766.9</text:p>
              </table:table-cell>
              <table:table-cell office:value-type="float" office:value="115.1">
                <text:p>115.1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3882">
                <text:p>3882</text:p>
              </table:table-cell>
              <table:table-cell office:value-type="float" office:value="3751.94">
                <text:p>3751.94</text:p>
              </table:table-cell>
              <table:table-cell office:value-type="float" office:value="130.06">
                <text:p>130.0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3882">
                <text:p>3882</text:p>
              </table:table-cell>
              <table:table-cell office:value-type="float" office:value="3733.87">
                <text:p>3733.87</text:p>
              </table:table-cell>
              <table:table-cell office:value-type="float" office:value="148.13">
                <text:p>148.13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3882">
                <text:p>3882</text:p>
              </table:table-cell>
              <table:table-cell office:value-type="float" office:value="3731.86">
                <text:p>3731.86</text:p>
              </table:table-cell>
              <table:table-cell office:value-type="float" office:value="150.14">
                <text:p>150.1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3882">
                <text:p>3882</text:p>
              </table:table-cell>
              <table:table-cell office:value-type="float" office:value="3732.95">
                <text:p>3732.95</text:p>
              </table:table-cell>
              <table:table-cell office:value-type="float" office:value="149.05">
                <text:p>149.0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3882">
                <text:p>3882</text:p>
              </table:table-cell>
              <table:table-cell office:value-type="float" office:value="3747.96">
                <text:p>3747.96</text:p>
              </table:table-cell>
              <table:table-cell office:value-type="float" office:value="134.04">
                <text:p>134.0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3882">
                <text:p>3882</text:p>
              </table:table-cell>
              <table:table-cell office:value-type="float" office:value="3709.05">
                <text:p>3709.05</text:p>
              </table:table-cell>
              <table:table-cell office:value-type="float" office:value="172.95">
                <text:p>172.95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3882">
                <text:p>3882</text:p>
              </table:table-cell>
              <table:table-cell office:value-type="float" office:value="3692.74">
                <text:p>3692.74</text:p>
              </table:table-cell>
              <table:table-cell office:value-type="float" office:value="189.26">
                <text:p>189.26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3882">
                <text:p>3882</text:p>
              </table:table-cell>
              <table:table-cell office:value-type="float" office:value="3737.04">
                <text:p>3737.04</text:p>
              </table:table-cell>
              <table:table-cell office:value-type="float" office:value="144.96">
                <text:p>144.96</text:p>
              </table:table-cell>
              <table:table-cell office:value-type="float" office:value="3884">
                <text:p>38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